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174594" calcext:value-type="float">
            <text:p>0.0111745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01741665" calcext:value-type="float">
            <text:p>0.02017416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84903673" calcext:value-type="float">
            <text:p>0.02849036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4659699" calcext:value-type="float">
            <text:p>0.03646596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42352223" calcext:value-type="float">
            <text:p>0.04423522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518646896" calcext:value-type="float">
            <text:p>0.05186468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593922728" calcext:value-type="float">
            <text:p>0.05939227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66841638" calcext:value-type="float">
            <text:p>0.06684163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742285789" calcext:value-type="float">
            <text:p>0.07422857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81564189" calcext:value-type="float">
            <text:p>0.08156418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888565811" calcext:value-type="float">
            <text:p>0.08885658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961118904" calcext:value-type="float">
            <text:p>0.09611189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033348915" calcext:value-type="float">
            <text:p>0.10333489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105293942" calcext:value-type="float">
            <text:p>0.11052939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176985038" calcext:value-type="float">
            <text:p>0.11769850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248448034" calcext:value-type="float">
            <text:p>0.124844803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319704823" calcext:value-type="float">
            <text:p>0.131970482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390774232" calcext:value-type="float">
            <text:p>0.13907742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461672728" calcext:value-type="float">
            <text:p>0.14616727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532414887" calcext:value-type="float">
            <text:p>0.15324148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603013792" calcext:value-type="float">
            <text:p>0.16030137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6734813" calcext:value-type="float">
            <text:p>0.1673481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743828281" calcext:value-type="float">
            <text:p>0.174382828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81406478" calcext:value-type="float">
            <text:p>0.1814064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88420015" calcext:value-type="float">
            <text:p>0.18842001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1954243158" calcext:value-type="float">
            <text:p>0.19542431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024202052" calcext:value-type="float">
            <text:p>0.20242020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094084662" calcext:value-type="float">
            <text:p>0.209408466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163898421" calcext:value-type="float">
            <text:p>0.21638984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233650408" calcext:value-type="float">
            <text:p>0.223365040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303347379" calcext:value-type="float">
            <text:p>0.230334737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372995811" calcext:value-type="float">
            <text:p>0.237299581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44260188" calcext:value-type="float">
            <text:p>0.24426018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512171515" calcext:value-type="float">
            <text:p>0.251217151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581710387" calcext:value-type="float">
            <text:p>0.258171038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65122391" calcext:value-type="float">
            <text:p>0.26512239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720717272" calcext:value-type="float">
            <text:p>0.272071727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790195414" calcext:value-type="float">
            <text:p>0.279019541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85966304" calcext:value-type="float">
            <text:p>0.2859663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929124619" calcext:value-type="float">
            <text:p>0.292912461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2998584393" calcext:value-type="float">
            <text:p>0.29985843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068046369" calcext:value-type="float">
            <text:p>0.306804636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3137514318" calcext:value-type="float">
            <text:p>0.313751431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3206991783" calcext:value-type="float">
            <text:p>0.320699178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276482062" calcext:value-type="float">
            <text:p>0.327648206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3345988249" calcext:value-type="float">
            <text:p>0.334598824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415513179" calcext:value-type="float">
            <text:p>0.341551317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3485059484" calcext:value-type="float">
            <text:p>0.348505948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355462957" calcext:value-type="float">
            <text:p>0.35546295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24225607" calcext:value-type="float">
            <text:p>0.362422560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369384957" calcext:value-type="float">
            <text:p>0.36938495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3763503212" calcext:value-type="float">
            <text:p>0.376350321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3833188077" calcext:value-type="float">
            <text:p>0.383318807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3902905521" calcext:value-type="float">
            <text:p>0.390290552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3972656702" calcext:value-type="float">
            <text:p>0.397265670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4042442589" calcext:value-type="float">
            <text:p>0.40424425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4112263974" calcext:value-type="float">
            <text:p>0.411226397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4182121482" calcext:value-type="float">
            <text:p>0.418212148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4252015596" calcext:value-type="float">
            <text:p>0.425201559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4321946617" calcext:value-type="float">
            <text:p>0.432194661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4391914726" calcext:value-type="float">
            <text:p>0.4391914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4461919979" calcext:value-type="float">
            <text:p>0.446191997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531962299" calcext:value-type="float">
            <text:p>0.453196229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4602041504" calcext:value-type="float">
            <text:p>0.460204150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4672157315" calcext:value-type="float">
            <text:p>0.467215731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4742309377" calcext:value-type="float">
            <text:p>0.474230937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481249724" calcext:value-type="float">
            <text:p>0.48124972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4882720397" calcext:value-type="float">
            <text:p>0.488272039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4952978292" calcext:value-type="float">
            <text:p>0.495297829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023270311" calcext:value-type="float">
            <text:p>0.50232703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5093595822" calcext:value-type="float">
            <text:p>0.509359582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5163954168" calcext:value-type="float">
            <text:p>0.516395416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5234344662" calcext:value-type="float">
            <text:p>0.523434466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5304766617" calcext:value-type="float">
            <text:p>0.53047666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5375219366" calcext:value-type="float">
            <text:p>0.537521936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5445702234" calcext:value-type="float">
            <text:p>0.544570223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5516214576" calcext:value-type="float">
            <text:p>0.55162145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5586755768" calcext:value-type="float">
            <text:p>0.558675576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565732522" calcext:value-type="float">
            <text:p>0.56573252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727922374" calcext:value-type="float">
            <text:p>0.572792237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5798546724" calcext:value-type="float">
            <text:p>0.579854672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5869197809" calcext:value-type="float">
            <text:p>0.586919780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5939875209" calcext:value-type="float">
            <text:p>0.593987520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6010578571" calcext:value-type="float">
            <text:p>0.601057857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6081307594" calcext:value-type="float">
            <text:p>0.608130759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6152062019" calcext:value-type="float">
            <text:p>0.615206201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6222841665" calcext:value-type="float">
            <text:p>0.62228416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293646391" calcext:value-type="float">
            <text:p>0.629364639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6364476122" calcext:value-type="float">
            <text:p>0.636447612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6435330838" calcext:value-type="float">
            <text:p>0.643533083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6506210559" calcext:value-type="float">
            <text:p>0.650621055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6577115371" calcext:value-type="float">
            <text:p>0.657711537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6648045403" calcext:value-type="float">
            <text:p>0.664804540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6719000827" calcext:value-type="float">
            <text:p>0.671900082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6789981858" calcext:value-type="float">
            <text:p>0.678998185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6860988733" calcext:value-type="float">
            <text:p>0.68609887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693202174" calcext:value-type="float">
            <text:p>0.69320217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7003081171" calcext:value-type="float">
            <text:p>0.700308117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7074167347" calcext:value-type="float">
            <text:p>0.707416734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145280602" calcext:value-type="float">
            <text:p>0.714528060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7216421289" calcext:value-type="float">
            <text:p>0.721642128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7287589753" calcext:value-type="float">
            <text:p>0.728758975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7358786337" calcext:value-type="float">
            <text:p>0.735878633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7430011386" calcext:value-type="float">
            <text:p>0.743001138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7501265209" calcext:value-type="float">
            <text:p>0.750126520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757254812" calcext:value-type="float">
            <text:p>0.75725481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7643860408" calcext:value-type="float">
            <text:p>0.764386040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771520232" calcext:value-type="float">
            <text:p>0.77152023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7786574071" calcext:value-type="float">
            <text:p>0.778657407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7857975854" calcext:value-type="float">
            <text:p>0.785797585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7929407798" calcext:value-type="float">
            <text:p>0.792940779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8000870021" calcext:value-type="float">
            <text:p>0.800087002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8072362556" calcext:value-type="float">
            <text:p>0.807236255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8143885424" calcext:value-type="float">
            <text:p>0.814388542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8215438571" calcext:value-type="float">
            <text:p>0.821543857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828702189" calcext:value-type="float">
            <text:p>0.82870218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8358635242" calcext:value-type="float">
            <text:p>0.835863524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843027841" calcext:value-type="float">
            <text:p>0.8430278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8501951139" calcext:value-type="float">
            <text:p>0.850195113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8573653126" calcext:value-type="float">
            <text:p>0.857365312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8645384006" calcext:value-type="float">
            <text:p>0.864538400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8717143373" calcext:value-type="float">
            <text:p>0.871714337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8788930773" calcext:value-type="float">
            <text:p>0.878893077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8860745704" calcext:value-type="float">
            <text:p>0.886074570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8932587626" calcext:value-type="float">
            <text:p>0.893258762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9004455972" calcext:value-type="float">
            <text:p>0.900445597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907635014" calcext:value-type="float">
            <text:p>0.9076350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9148269484" calcext:value-type="float">
            <text:p>0.914826948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9220213351" calcext:value-type="float">
            <text:p>0.922021335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9292181063" calcext:value-type="float">
            <text:p>0.929218106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9364171933" calcext:value-type="float">
            <text:p>0.936417193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9436185252" calcext:value-type="float">
            <text:p>0.943618525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9508220333" calcext:value-type="float">
            <text:p>0.95082203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9580276466" calcext:value-type="float">
            <text:p>0.958027646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9652352965" calcext:value-type="float">
            <text:p>0.965235296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9724449141" calcext:value-type="float">
            <text:p>0.972444914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979656435" calcext:value-type="float">
            <text:p>0.97965643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9868697948" calcext:value-type="float">
            <text:p>0.986869794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9940849323" calcext:value-type="float">
            <text:p>0.994084932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.0013017905" calcext:value-type="float">
            <text:p>1.001301790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.0085203158" calcext:value-type="float">
            <text:p>1.0085203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.0157404586" calcext:value-type="float">
            <text:p>1.015740458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.0229621751" calcext:value-type="float">
            <text:p>1.022962175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.0301854243" calcext:value-type="float">
            <text:p>1.03018542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.0374101719" calcext:value-type="float">
            <text:p>1.037410171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.0446363888" calcext:value-type="float">
            <text:p>1.044636388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.0518640526" calcext:value-type="float">
            <text:p>1.051864052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0590931461" calcext:value-type="float">
            <text:p>1.059093146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.0663236574" calcext:value-type="float">
            <text:p>1.066323657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0735555822" calcext:value-type="float">
            <text:p>1.073555582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.0807889216" calcext:value-type="float">
            <text:p>1.080788921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.0880236842" calcext:value-type="float">
            <text:p>1.088023684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.0952598829" calcext:value-type="float">
            <text:p>1.095259882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.1024975381" calcext:value-type="float">
            <text:p>1.102497538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.1097366745" calcext:value-type="float">
            <text:p>1.109736674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.1169773244" calcext:value-type="float">
            <text:p>1.116977324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.1242195242" calcext:value-type="float">
            <text:p>1.124219524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.1314633158" calcext:value-type="float">
            <text:p>1.1314633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.1387087454" calcext:value-type="float">
            <text:p>1.13870874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.1459558647" calcext:value-type="float">
            <text:p>1.145955864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.1532047293" calcext:value-type="float">
            <text:p>1.153204729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.1604553974" calcext:value-type="float">
            <text:p>1.160455397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.1677079302" calcext:value-type="float">
            <text:p>1.167707930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.174962391" calcext:value-type="float">
            <text:p>1.17496239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.1822188475" calcext:value-type="float">
            <text:p>1.18221884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.1894773663" calcext:value-type="float">
            <text:p>1.189477366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.196738015" calcext:value-type="float">
            <text:p>1.19673801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.2040008625" calcext:value-type="float">
            <text:p>1.204000862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.2112659774" calcext:value-type="float">
            <text:p>1.21126597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.2185334275" calcext:value-type="float">
            <text:p>1.21853342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.2258032771" calcext:value-type="float">
            <text:p>1.22580327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.2330755908" calcext:value-type="float">
            <text:p>1.233075590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.2403504296" calcext:value-type="float">
            <text:p>1.240350429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.2476278507" calcext:value-type="float">
            <text:p>1.247627850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.2549079087" calcext:value-type="float">
            <text:p>1.254907908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.2621906531" calcext:value-type="float">
            <text:p>1.262190653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.2694761289" calcext:value-type="float">
            <text:p>1.269476128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.2767643759" calcext:value-type="float">
            <text:p>1.276764375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2840554286" calcext:value-type="float">
            <text:p>1.284055428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.2913493158" calcext:value-type="float">
            <text:p>1.291349315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.298646058" calcext:value-type="float">
            <text:p>1.29864605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.3059456713" calcext:value-type="float">
            <text:p>1.305945671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.3132481643" calcext:value-type="float">
            <text:p>1.313248164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.3205535371" calcext:value-type="float">
            <text:p>1.320553537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.3278617841" calcext:value-type="float">
            <text:p>1.327861784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.3351728915" calcext:value-type="float">
            <text:p>1.335172891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.3424868389" calcext:value-type="float">
            <text:p>1.342486838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.3498035983" calcext:value-type="float">
            <text:p>1.349803598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.3571231332" calcext:value-type="float">
            <text:p>1.357123133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.3644453996" calcext:value-type="float">
            <text:p>1.364445399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.371770348" calcext:value-type="float">
            <text:p>1.37177034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.3790979205" calcext:value-type="float">
            <text:p>1.379097920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.3864280526" calcext:value-type="float">
            <text:p>1.386428052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3937606735" calcext:value-type="float">
            <text:p>1.393760673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.4010957057" calcext:value-type="float">
            <text:p>1.40109570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.4084330666" calcext:value-type="float">
            <text:p>1.408433066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.415772667" calcext:value-type="float">
            <text:p>1.4157726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.4231144135" calcext:value-type="float">
            <text:p>1.423114413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.4304582062" calcext:value-type="float">
            <text:p>1.430458206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.4378039441" calcext:value-type="float">
            <text:p>1.437803944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.4451515199" calcext:value-type="float">
            <text:p>1.445151519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.4525008249" calcext:value-type="float">
            <text:p>1.452500824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.4598517465" calcext:value-type="float">
            <text:p>1.459851746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.4672041697" calcext:value-type="float">
            <text:p>1.467204169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.4745579796" calcext:value-type="float">
            <text:p>1.474557979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.4819130602" calcext:value-type="float">
            <text:p>1.481913060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.4892692932" calcext:value-type="float">
            <text:p>1.489269293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.4966265628" calcext:value-type="float">
            <text:p>1.496626562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.503984753" calcext:value-type="float">
            <text:p>1.50398475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.5113437487" calcext:value-type="float">
            <text:p>1.511343748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.5187034372" calcext:value-type="float">
            <text:p>1.518703437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.5260637089" calcext:value-type="float">
            <text:p>1.526063708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.5334244554" calcext:value-type="float">
            <text:p>1.533424455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.5407855736" calcext:value-type="float">
            <text:p>1.540785573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.5481469624" calcext:value-type="float">
            <text:p>1.548146962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.5555085263" calcext:value-type="float">
            <text:p>1.555508526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.5628701729" calcext:value-type="float">
            <text:p>1.562870172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.5702318163" calcext:value-type="float">
            <text:p>1.570231816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.5775933749" calcext:value-type="float">
            <text:p>1.577593374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.5849547734" calcext:value-type="float">
            <text:p>1.584954773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.5923159409" calcext:value-type="float">
            <text:p>1.592315940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.5996768131" calcext:value-type="float">
            <text:p>1.599676813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.6070373319" calcext:value-type="float">
            <text:p>1.6070373319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.6143974458" calcext:value-type="float">
            <text:p>1.614397445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.6217571085" calcext:value-type="float">
            <text:p>1.621757108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.6291162803" calcext:value-type="float">
            <text:p>1.629116280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.636474927" calcext:value-type="float">
            <text:p>1.6364749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.6438330204" calcext:value-type="float">
            <text:p>1.643833020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.6511905392" calcext:value-type="float">
            <text:p>1.651190539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.6585474662" calcext:value-type="float">
            <text:p>1.658547466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.6659037905" calcext:value-type="float">
            <text:p>1.665903790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.6732595059" calcext:value-type="float">
            <text:p>1.673259505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.6806146112" calcext:value-type="float">
            <text:p>1.680614611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.6879691096" calcext:value-type="float">
            <text:p>1.687969109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.6953230086" calcext:value-type="float">
            <text:p>1.695323008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.702676319" calcext:value-type="float">
            <text:p>1.70267631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.7100290548" calcext:value-type="float">
            <text:p>1.710029054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.717381232" calcext:value-type="float">
            <text:p>1.71738123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.7247328711" calcext:value-type="float">
            <text:p>1.724732871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.7320839914" calcext:value-type="float">
            <text:p>1.732083991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.7394346155" calcext:value-type="float">
            <text:p>1.739434615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.7467847669" calcext:value-type="float">
            <text:p>1.7467847669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.7541344683" calcext:value-type="float">
            <text:p>1.754134468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.7614837422" calcext:value-type="float">
            <text:p>1.7614837422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.7688326101" calcext:value-type="float">
            <text:p>1.768832610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.7761810924" calcext:value-type="float">
            <text:p>1.776181092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.7835292084" calcext:value-type="float">
            <text:p>1.783529208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.7908769753" calcext:value-type="float">
            <text:p>1.790876975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.798224406" calcext:value-type="float">
            <text:p>1.79822440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.8055715113" calcext:value-type="float">
            <text:p>1.805571511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.8129182975" calcext:value-type="float">
            <text:p>1.81291829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.820264768" calcext:value-type="float">
            <text:p>1.82026476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.8276109216" calcext:value-type="float">
            <text:p>1.827610921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.8349567519" calcext:value-type="float">
            <text:p>1.834956751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.842302247" calcext:value-type="float">
            <text:p>1.84230224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.8496473921" calcext:value-type="float">
            <text:p>1.849647392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.8569921654" calcext:value-type="float">
            <text:p>1.856992165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.8643365392" calcext:value-type="float">
            <text:p>1.864336539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.8716804812" calcext:value-type="float">
            <text:p>1.871680481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.8790239527" calcext:value-type="float">
            <text:p>1.879023952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.8863669098" calcext:value-type="float">
            <text:p>1.886366909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.8937093029" calcext:value-type="float">
            <text:p>1.893709302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.9010510763" calcext:value-type="float">
            <text:p>1.90105107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.9083921686" calcext:value-type="float">
            <text:p>1.908392168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.9157325134" calcext:value-type="float">
            <text:p>1.915732513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.9230720387" calcext:value-type="float">
            <text:p>1.923072038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.9304106692" calcext:value-type="float">
            <text:p>1.9304106692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.9377483233" calcext:value-type="float">
            <text:p>1.937748323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.9450849151" calcext:value-type="float">
            <text:p>1.945084915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.9524203555" calcext:value-type="float">
            <text:p>1.952420355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.9597545521" calcext:value-type="float">
            <text:p>1.959754552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.9670874082" calcext:value-type="float">
            <text:p>1.967087408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.9744188249" calcext:value-type="float">
            <text:p>1.974418824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.9817487014" calcext:value-type="float">
            <text:p>1.98174870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.9890769356" calcext:value-type="float">
            <text:p>1.989076935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.9964034232" calcext:value-type="float">
            <text:p>1.996403423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.0037280602" calcext:value-type="float">
            <text:p>2.003728060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.0110507411" calcext:value-type="float">
            <text:p>2.011050741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.018371362" calcext:value-type="float">
            <text:p>2.01837136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.0256898206" calcext:value-type="float">
            <text:p>2.025689820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.033006015" calcext:value-type="float">
            <text:p>2.03300601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.0403198453" calcext:value-type="float">
            <text:p>2.040319845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.0476312159" calcext:value-type="float">
            <text:p>2.0476312159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.0549400322" calcext:value-type="float">
            <text:p>2.054940032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.0622462052" calcext:value-type="float">
            <text:p>2.062246205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.0695496498" calcext:value-type="float">
            <text:p>2.069549649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.0768502846" calcext:value-type="float">
            <text:p>2.076850284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.0841480354" calcext:value-type="float">
            <text:p>2.084148035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.0914428314" calcext:value-type="float">
            <text:p>2.091442831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.098734609" calcext:value-type="float">
            <text:p>2.09873460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.1060233115" calcext:value-type="float">
            <text:p>2.106023311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.1133088883" calcext:value-type="float">
            <text:p>2.113308888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.1205912965" calcext:value-type="float">
            <text:p>2.120591296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.1278704995" calcext:value-type="float">
            <text:p>2.127870499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.1351464683" calcext:value-type="float">
            <text:p>2.135146468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.1424191826" calcext:value-type="float">
            <text:p>2.142419182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.1496886284" calcext:value-type="float">
            <text:p>2.149688628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.1569548002" calcext:value-type="float">
            <text:p>2.156954800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.1642177014" calcext:value-type="float">
            <text:p>2.164217701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.1714773416" calcext:value-type="float">
            <text:p>2.171477341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.178733739" calcext:value-type="float">
            <text:p>2.17873373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.1859869184" calcext:value-type="float">
            <text:p>2.185986918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.193236913" calcext:value-type="float">
            <text:p>2.19323691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.2004837626" calcext:value-type="float">
            <text:p>2.200483762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.2077275145" calcext:value-type="float">
            <text:p>2.207727514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.2149682223" calcext:value-type="float">
            <text:p>2.214968222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.2222059441" calcext:value-type="float">
            <text:p>2.222205944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.2294407465" calcext:value-type="float">
            <text:p>2.229440746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.2366726992" calcext:value-type="float">
            <text:p>2.236672699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.2439018786" calcext:value-type="float">
            <text:p>2.243901878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.2511283631" calcext:value-type="float">
            <text:p>2.251128363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.2583522363" calcext:value-type="float">
            <text:p>2.258352236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.2655735843" calcext:value-type="float">
            <text:p>2.265573584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.2727924962" calcext:value-type="float">
            <text:p>2.272792496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.2800090623" calcext:value-type="float">
            <text:p>2.280009062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.2872233749" calcext:value-type="float">
            <text:p>2.287223374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.2944355274" calcext:value-type="float">
            <text:p>2.294435527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.3016456112" calcext:value-type="float">
            <text:p>2.301645611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.3088537186" calcext:value-type="float">
            <text:p>2.308853718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.3160599398" calcext:value-type="float">
            <text:p>2.316059939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.3232643631" calcext:value-type="float">
            <text:p>2.323264363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.330467073" calcext:value-type="float">
            <text:p>2.33046707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.3376681536" calcext:value-type="float">
            <text:p>2.337668153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.3448676821" calcext:value-type="float">
            <text:p>2.344867682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.3520657315" calcext:value-type="float">
            <text:p>2.352065731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.3592623716" calcext:value-type="float">
            <text:p>2.359262371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.3664576649" calcext:value-type="float">
            <text:p>2.366457664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.3736516681" calcext:value-type="float">
            <text:p>2.373651668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.3808444307" calcext:value-type="float">
            <text:p>2.380844430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.3880359957" calcext:value-type="float">
            <text:p>2.388035995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.3952263996" calcext:value-type="float">
            <text:p>2.395226399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.4024156692" calcext:value-type="float">
            <text:p>2.402415669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.4096038238" calcext:value-type="float">
            <text:p>2.409603823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.4167908743" calcext:value-type="float">
            <text:p>2.416790874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.4239768228" calcext:value-type="float">
            <text:p>2.423976822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.4311616627" calcext:value-type="float">
            <text:p>2.431161662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.4383453802" calcext:value-type="float">
            <text:p>2.438345380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.4455279495" calcext:value-type="float">
            <text:p>2.445527949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.4527093383" calcext:value-type="float">
            <text:p>2.452709338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.4598895038" calcext:value-type="float">
            <text:p>2.459889503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.4670683953" calcext:value-type="float">
            <text:p>2.467068395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.4742459538" calcext:value-type="float">
            <text:p>2.474245953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.4814221106" calcext:value-type="float">
            <text:p>2.481422110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.4885967895" calcext:value-type="float">
            <text:p>2.488596789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.4957699066" calcext:value-type="float">
            <text:p>2.495769906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.5029413706" calcext:value-type="float">
            <text:p>2.502941370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.5101110827" calcext:value-type="float">
            <text:p>2.510111082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.5172789377" calcext:value-type="float">
            <text:p>2.517278937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.5244448238" calcext:value-type="float">
            <text:p>2.524444823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.531608623" calcext:value-type="float">
            <text:p>2.53160862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.5387702137" calcext:value-type="float">
            <text:p>2.538770213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.5459294694" calcext:value-type="float">
            <text:p>2.545929469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.5530862578" calcext:value-type="float">
            <text:p>2.5530862578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.5602404458" calcext:value-type="float">
            <text:p>2.560240445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.5673918958" calcext:value-type="float">
            <text:p>2.567391895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.5745404694" calcext:value-type="float">
            <text:p>2.574540469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.5816860269" calcext:value-type="float">
            <text:p>2.581686026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.5888284275" calcext:value-type="float">
            <text:p>2.58882842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.5959675306" calcext:value-type="float">
            <text:p>2.595967530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.6031031976" calcext:value-type="float">
            <text:p>2.603103197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.61023529" calcext:value-type="float">
            <text:p>2.6102352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.6173636735" calcext:value-type="float">
            <text:p>2.617363673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.6244882148" calcext:value-type="float">
            <text:p>2.624488214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.6316087863" calcext:value-type="float">
            <text:p>2.631608786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.6387252632" calcext:value-type="float">
            <text:p>2.638725263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.6458375274" calcext:value-type="float">
            <text:p>2.645837527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.6529454662" calcext:value-type="float">
            <text:p>2.652945466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.6600489731" calcext:value-type="float">
            <text:p>2.660048973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.6671479495" calcext:value-type="float">
            <text:p>2.667147949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.6742423029" calcext:value-type="float">
            <text:p>2.674242302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.6813319506" calcext:value-type="float">
            <text:p>2.681331950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.6884168174" calcext:value-type="float">
            <text:p>2.688416817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.6954968378" calcext:value-type="float">
            <text:p>2.695496837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.702571957" calcext:value-type="float">
            <text:p>2.70257195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.7096421278" calcext:value-type="float">
            <text:p>2.70964212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.7167073158" calcext:value-type="float">
            <text:p>2.716707315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.7237674952" calcext:value-type="float">
            <text:p>2.723767495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2.7308226531" calcext:value-type="float">
            <text:p>2.730822653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.7378727852" calcext:value-type="float">
            <text:p>2.737872785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.744917899" calcext:value-type="float">
            <text:p>2.74491789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.751958014" calcext:value-type="float">
            <text:p>2.75195801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.7589931611" calcext:value-type="float">
            <text:p>2.758993161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.7660233802" calcext:value-type="float">
            <text:p>2.766023380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.773048724" calcext:value-type="float">
            <text:p>2.77304872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.7800692556" calcext:value-type="float">
            <text:p>2.780069255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.7870850483" calcext:value-type="float">
            <text:p>2.787085048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.7940961858" calcext:value-type="float">
            <text:p>2.794096185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2.8011027615" calcext:value-type="float">
            <text:p>2.801102761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.8081048786" calcext:value-type="float">
            <text:p>2.808104878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.8151026488" calcext:value-type="float">
            <text:p>2.815102648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.8220961933" calcext:value-type="float">
            <text:p>2.82209619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.8290856412" calcext:value-type="float">
            <text:p>2.829085641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.8360711278" calcext:value-type="float">
            <text:p>2.836071127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.843052797" calcext:value-type="float">
            <text:p>2.84305279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.850030797" calcext:value-type="float">
            <text:p>2.85003079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.8570052825" calcext:value-type="float">
            <text:p>2.85700528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.8639764135" calcext:value-type="float">
            <text:p>2.863976413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.8709443523" calcext:value-type="float">
            <text:p>2.870944352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.8779092653" calcext:value-type="float">
            <text:p>2.877909265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.8848713212" calcext:value-type="float">
            <text:p>2.884871321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.8918306907" calcext:value-type="float">
            <text:p>2.891830690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.8987875435" calcext:value-type="float">
            <text:p>2.898787543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2.9057420516" calcext:value-type="float">
            <text:p>2.905742051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.9126943856" calcext:value-type="float">
            <text:p>2.912694385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.9196447132" calcext:value-type="float">
            <text:p>2.919644713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.9265932009" calcext:value-type="float">
            <text:p>2.926593200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.9335400107" calcext:value-type="float">
            <text:p>2.93354001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.9404853029" calcext:value-type="float">
            <text:p>2.940485302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.947429232" calcext:value-type="float">
            <text:p>2.94742923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.9543719474" calcext:value-type="float">
            <text:p>2.954371947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.9613135918" calcext:value-type="float">
            <text:p>2.961313591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.968254304" calcext:value-type="float">
            <text:p>2.96825430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.9751942137" calcext:value-type="float">
            <text:p>2.975194213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.9821334447" calcext:value-type="float">
            <text:p>2.982133444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.9890721117" calcext:value-type="float">
            <text:p>2.989072111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.9960103233" calcext:value-type="float">
            <text:p>2.996010323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3.0029481783" calcext:value-type="float">
            <text:p>3.002948178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3.009885768" calcext:value-type="float">
            <text:p>3.00988576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.016823174" calcext:value-type="float">
            <text:p>3.01682317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.0237604705" calcext:value-type="float">
            <text:p>3.023760470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.0306977218" calcext:value-type="float">
            <text:p>3.030697721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.037634986" calcext:value-type="float">
            <text:p>3.03763498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.0445723104" calcext:value-type="float">
            <text:p>3.044572310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.0515097358" calcext:value-type="float">
            <text:p>3.051509735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.0584472954" calcext:value-type="float">
            <text:p>3.058447295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.065385015" calcext:value-type="float">
            <text:p>3.06538501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3.072322913" calcext:value-type="float">
            <text:p>3.07232291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.0792610021" calcext:value-type="float">
            <text:p>3.079261002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.08619929" calcext:value-type="float">
            <text:p>3.0861992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.0931377798" calcext:value-type="float">
            <text:p>3.093137779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.1000764694" calcext:value-type="float">
            <text:p>3.100076469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.1070153555" calcext:value-type="float">
            <text:p>3.107015355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3.1139544307" calcext:value-type="float">
            <text:p>3.113954430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.1208936885" calcext:value-type="float">
            <text:p>3.120893688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.1278331224" calcext:value-type="float">
            <text:p>3.127833122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3.1347727261" calcext:value-type="float">
            <text:p>3.134772726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.1417124973" calcext:value-type="float">
            <text:p>3.141712497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3.1486524382" calcext:value-type="float">
            <text:p>3.148652438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.1555925553" calcext:value-type="float">
            <text:p>3.155592555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3.1625328636" calcext:value-type="float">
            <text:p>3.162532863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3.1694733867" calcext:value-type="float">
            <text:p>3.169473386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.1764141611" calcext:value-type="float">
            <text:p>3.176414161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.1833552352" calcext:value-type="float">
            <text:p>3.183355235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3.1902966756" calcext:value-type="float">
            <text:p>3.190296675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3.1972385682" calcext:value-type="float">
            <text:p>3.197238568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.2041810215" calcext:value-type="float">
            <text:p>3.204181021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.2111241719" calcext:value-type="float">
            <text:p>3.211124171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3.218068189" calcext:value-type="float">
            <text:p>3.21806818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.2250132814" calcext:value-type="float">
            <text:p>3.225013281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.2319597078" calcext:value-type="float">
            <text:p>3.231959707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3.2389077863" calcext:value-type="float">
            <text:p>3.238907786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.2458579087" calcext:value-type="float">
            <text:p>3.245857908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.252810565" calcext:value-type="float">
            <text:p>3.25281056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3.2597663716" calcext:value-type="float">
            <text:p>3.259766371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.2667261149" calcext:value-type="float">
            <text:p>3.266726114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.2736908185" calcext:value-type="float">
            <text:p>3.273690818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3.2806618475" calcext:value-type="float">
            <text:p>3.280661847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.2876410806" calcext:value-type="float">
            <text:p>3.287641080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.2946312105" calcext:value-type="float">
            <text:p>3.29463121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.3016363104" calcext:value-type="float">
            <text:p>3.301636310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3.3086630054" calcext:value-type="float">
            <text:p>3.308663005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.3157232213" calcext:value-type="float">
            <text:p>3.315723221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.3228420602" calcext:value-type="float">
            <text:p>3.322842060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3.3300889774" calcext:value-type="float">
            <text:p>3.330088977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.3378358206" calcext:value-type="float">
            <text:p>3.337835820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.3428058518" calcext:value-type="float">
            <text:p>3.342805851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3.3492646037" calcext:value-type="float">
            <text:p>3.349264603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3.3559173265" calcext:value-type="float">
            <text:p>3.355917326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.3626472653" calcext:value-type="float">
            <text:p>3.362647265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3.3694191482" calcext:value-type="float">
            <text:p>3.369419148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.376217739" calcext:value-type="float">
            <text:p>3.37621773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.3830351267" calcext:value-type="float">
            <text:p>3.383035126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3.3898667164" calcext:value-type="float">
            <text:p>3.389866716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3.3967096273" calcext:value-type="float">
            <text:p>3.396709627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.403561957" calcext:value-type="float">
            <text:p>3.40356195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3.4104223996" calcext:value-type="float">
            <text:p>3.410422399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.4172900311" calcext:value-type="float">
            <text:p>3.417290031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.4241641826" calcext:value-type="float">
            <text:p>3.424164182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.4310443631" calcext:value-type="float">
            <text:p>3.431044363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.4379302041" calcext:value-type="float">
            <text:p>3.437930204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.4448214264" calcext:value-type="float">
            <text:p>3.444821426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3.4517178153" calcext:value-type="float">
            <text:p>3.451717815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.458619203" calcext:value-type="float">
            <text:p>3.45861920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3.4655254533" calcext:value-type="float">
            <text:p>3.465525453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3.4724364544" calcext:value-type="float">
            <text:p>3.472436454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.4793521096" calcext:value-type="float">
            <text:p>3.479352109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3.4862723351" calcext:value-type="float">
            <text:p>3.486272335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3.4931970505" calcext:value-type="float">
            <text:p>3.493197050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.5001261783" calcext:value-type="float">
            <text:p>3.500126178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.5070596402" calcext:value-type="float">
            <text:p>3.507059640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.5139973566" calcext:value-type="float">
            <text:p>3.51399735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.5209392427" calcext:value-type="float">
            <text:p>3.520939242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3.5278852084" calcext:value-type="float">
            <text:p>3.527885208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3.5348351568" calcext:value-type="float">
            <text:p>3.534835156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.5417889839" calcext:value-type="float">
            <text:p>3.5417889839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.5487465789" calcext:value-type="float">
            <text:p>3.5487465789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3.5557078228" calcext:value-type="float">
            <text:p>3.555707822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.5626725886" calcext:value-type="float">
            <text:p>3.562672588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.5696407422" calcext:value-type="float">
            <text:p>3.569640742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5766121418" calcext:value-type="float">
            <text:p>3.576612141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.5835866391" calcext:value-type="float">
            <text:p>3.583586639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.5905640795" calcext:value-type="float">
            <text:p>3.590564079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.5975443029" calcext:value-type="float">
            <text:p>3.597544302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.6045271429" calcext:value-type="float">
            <text:p>3.604527142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.6115124307" calcext:value-type="float">
            <text:p>3.611512430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3.6184999936" calcext:value-type="float">
            <text:p>3.618499993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.6254896552" calcext:value-type="float">
            <text:p>3.625489655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.6324812395" calcext:value-type="float">
            <text:p>3.632481239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.6394745693" calcext:value-type="float">
            <text:p>3.639474569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3.6464694683" calcext:value-type="float">
            <text:p>3.646469468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3.6534657615" calcext:value-type="float">
            <text:p>3.653465761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.660463276" calcext:value-type="float">
            <text:p>3.66046327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.6674618432" calcext:value-type="float">
            <text:p>3.667461843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3.6744612986" calcext:value-type="float">
            <text:p>3.674461298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.6814614834" calcext:value-type="float">
            <text:p>3.681461483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3.6884622449" calcext:value-type="float">
            <text:p>3.688462244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3.6954634393" calcext:value-type="float">
            <text:p>3.695463439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.7024649291" calcext:value-type="float">
            <text:p>3.7024649291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3.7094665875" calcext:value-type="float">
            <text:p>3.70946658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.7164682965" calcext:value-type="float">
            <text:p>3.716468296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.7234699484" calcext:value-type="float">
            <text:p>3.723469948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.7304714468" calcext:value-type="float">
            <text:p>3.730471446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.7374727068" calcext:value-type="float">
            <text:p>3.737472706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3.7444736552" calcext:value-type="float">
            <text:p>3.744473655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.7514742331" calcext:value-type="float">
            <text:p>3.751474233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.758474391" calcext:value-type="float">
            <text:p>3.75847439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3.7654740956" calcext:value-type="float">
            <text:p>3.765474095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3.7724733244" calcext:value-type="float">
            <text:p>3.772473324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.7794720687" calcext:value-type="float">
            <text:p>3.779472068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3.786470333" calcext:value-type="float">
            <text:p>3.78647033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.7934681343" calcext:value-type="float">
            <text:p>3.793468134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.8004655027" calcext:value-type="float">
            <text:p>3.800465502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.8074624801" calcext:value-type="float">
            <text:p>3.8074624801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3.8144591214" calcext:value-type="float">
            <text:p>3.814459121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.821455493" calcext:value-type="float">
            <text:p>3.82145549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3.8284516724" calcext:value-type="float">
            <text:p>3.828451672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.8354477465" calcext:value-type="float">
            <text:p>3.835447746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.8424438142" calcext:value-type="float">
            <text:p>3.8424438142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.8494399828" calcext:value-type="float">
            <text:p>3.849439982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3.8564363673" calcext:value-type="float">
            <text:p>3.856436367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3.8634330924" calcext:value-type="float">
            <text:p>3.863433092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.8704302889" calcext:value-type="float">
            <text:p>3.8704302889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.8774280945" calcext:value-type="float">
            <text:p>3.877428094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.884426652" calcext:value-type="float">
            <text:p>3.88442665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3.8914261096" calcext:value-type="float">
            <text:p>3.891426109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3.8984266176" calcext:value-type="float">
            <text:p>3.898426617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3.9054283319" calcext:value-type="float">
            <text:p>3.905428331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.9124314082" calcext:value-type="float">
            <text:p>3.912431408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.9194360054" calcext:value-type="float">
            <text:p>3.919436005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3.9264422814" calcext:value-type="float">
            <text:p>3.9264422814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.9334503953" calcext:value-type="float">
            <text:p>3.933450395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3.9404605048" calcext:value-type="float">
            <text:p>3.940460504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.9474727648" calcext:value-type="float">
            <text:p>3.947472764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3.9544873287" calcext:value-type="float">
            <text:p>3.954487328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3.9615043469" calcext:value-type="float">
            <text:p>3.961504346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3.9685239656" calcext:value-type="float">
            <text:p>3.968523965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3.9755463265" calcext:value-type="float">
            <text:p>3.975546326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3.9825715671" calcext:value-type="float">
            <text:p>3.982571567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3.9895998195" calcext:value-type="float">
            <text:p>3.989599819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3.9966312105" calcext:value-type="float">
            <text:p>3.996631210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4.0036658593" calcext:value-type="float">
            <text:p>4.003665859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.0107038808" calcext:value-type="float">
            <text:p>4.010703880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4.0177453802" calcext:value-type="float">
            <text:p>4.017745380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4.0247904586" calcext:value-type="float">
            <text:p>4.024790458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4.0318392084" calcext:value-type="float">
            <text:p>4.031839208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4.0388917143" calcext:value-type="float">
            <text:p>4.038891714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4.0459480548" calcext:value-type="float">
            <text:p>4.045948054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4.0530083008" calcext:value-type="float">
            <text:p>4.053008300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.0600725145" calcext:value-type="float">
            <text:p>4.060072514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4.0671407519" calcext:value-type="float">
            <text:p>4.067140751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4.0742130612" calcext:value-type="float">
            <text:p>4.074213061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4.0812894834" calcext:value-type="float">
            <text:p>4.081289483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4.0883700526" calcext:value-type="float">
            <text:p>4.088370052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4.0954547948" calcext:value-type="float">
            <text:p>4.095454794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4.1025437304" calcext:value-type="float">
            <text:p>4.102543730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4.1096368733" calcext:value-type="float">
            <text:p>4.1096368733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4.1167342299" calcext:value-type="float">
            <text:p>4.116734229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4.1238358013" calcext:value-type="float">
            <text:p>4.123835801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4.1309415832" calcext:value-type="float">
            <text:p>4.130941583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.138051565" calcext:value-type="float">
            <text:p>4.13805156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4.1451657315" calcext:value-type="float">
            <text:p>4.145165731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.1522840623" calcext:value-type="float">
            <text:p>4.152284062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.1594065328" calcext:value-type="float">
            <text:p>4.159406532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4.1665331128" calcext:value-type="float">
            <text:p>4.166533112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4.1736637691" calcext:value-type="float">
            <text:p>4.173663769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4.1807984651" calcext:value-type="float">
            <text:p>4.180798465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4.18793716" calcext:value-type="float">
            <text:p>4.1879371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4.195079811" calcext:value-type="float">
            <text:p>4.19507981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4.2022263716" calcext:value-type="float">
            <text:p>4.202226371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4.2093767938" calcext:value-type="float">
            <text:p>4.209376793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4.2165310269" calcext:value-type="float">
            <text:p>4.216531026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.2236890172" calcext:value-type="float">
            <text:p>4.223689017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4.2308507111" calcext:value-type="float">
            <text:p>4.230850711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4.2380160526" calcext:value-type="float">
            <text:p>4.238016052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4.245184986" calcext:value-type="float">
            <text:p>4.24518498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.2523574522" calcext:value-type="float">
            <text:p>4.2523574522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4.2595333942" calcext:value-type="float">
            <text:p>4.259533394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4.266712753" calcext:value-type="float">
            <text:p>4.26671275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4.2738954694" calcext:value-type="float">
            <text:p>4.273895469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.2810814844" calcext:value-type="float">
            <text:p>4.281081484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.2882707401" calcext:value-type="float">
            <text:p>4.288270740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4.2954631772" calcext:value-type="float">
            <text:p>4.295463177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4.302658739" calcext:value-type="float">
            <text:p>4.30265873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4.3098573673" calcext:value-type="float">
            <text:p>4.309857367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4.3170590054" calcext:value-type="float">
            <text:p>4.317059005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4.3242635983" calcext:value-type="float">
            <text:p>4.324263598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4.3314710913" calcext:value-type="float">
            <text:p>4.331471091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.3386814307" calcext:value-type="float">
            <text:p>4.338681430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4.345894565" calcext:value-type="float">
            <text:p>4.34589456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.3531104425" calcext:value-type="float">
            <text:p>4.353110442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4.3603290129" calcext:value-type="float">
            <text:p>4.360329012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4.3675502288" calcext:value-type="float">
            <text:p>4.367550228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4.374774044" calcext:value-type="float">
            <text:p>4.37477404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4.3820004125" calcext:value-type="float">
            <text:p>4.38200041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4.3892292911" calcext:value-type="float">
            <text:p>4.3892292911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4.3964606369" calcext:value-type="float">
            <text:p>4.3964606369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4.4036944103" calcext:value-type="float">
            <text:p>4.403694410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.4109305714" calcext:value-type="float">
            <text:p>4.4109305714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4.4181690838" calcext:value-type="float">
            <text:p>4.418169083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4.4254099108" calcext:value-type="float">
            <text:p>4.425409910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4.4326530183" calcext:value-type="float">
            <text:p>4.432653018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4.4398983727" calcext:value-type="float">
            <text:p>4.439898372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4.4471459431" calcext:value-type="float">
            <text:p>4.447145943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4.4543957003" calcext:value-type="float">
            <text:p>4.454395700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4.4616476155" calcext:value-type="float">
            <text:p>4.461647615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4.4689016606" calcext:value-type="float">
            <text:p>4.4689016606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.4761578099" calcext:value-type="float">
            <text:p>4.4761578099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4.4834160387" calcext:value-type="float">
            <text:p>4.483416038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4.4906763233" calcext:value-type="float">
            <text:p>4.49067632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4.4979386412" calcext:value-type="float">
            <text:p>4.497938641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4.5052029699" calcext:value-type="float">
            <text:p>4.505202969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4.5124692889" calcext:value-type="float">
            <text:p>4.5124692889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4.5197375779" calcext:value-type="float">
            <text:p>4.519737577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4.5270078163" calcext:value-type="float">
            <text:p>4.527007816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4.534279986" calcext:value-type="float">
            <text:p>4.534279986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4.5415540677" calcext:value-type="float">
            <text:p>4.5415540677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4.548830043" calcext:value-type="float">
            <text:p>4.54883004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4.5561078947" calcext:value-type="float">
            <text:p>4.556107894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4.5633876037" calcext:value-type="float">
            <text:p>4.563387603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4.5706691525" calcext:value-type="float">
            <text:p>4.57066915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4.577952522" calcext:value-type="float">
            <text:p>4.57795252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4.585237695" calcext:value-type="float">
            <text:p>4.58523769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4.5925246509" calcext:value-type="float">
            <text:p>4.5925246509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4.5998133716" calcext:value-type="float">
            <text:p>4.599813371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4.6071038378" calcext:value-type="float">
            <text:p>4.607103837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4.6143960279" calcext:value-type="float">
            <text:p>4.614396027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4.6216899216" calcext:value-type="float">
            <text:p>4.621689921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4.6289854973" calcext:value-type="float">
            <text:p>4.628985497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4.6362827325" calcext:value-type="float">
            <text:p>4.63628273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4.6435816026" calcext:value-type="float">
            <text:p>4.6435816026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4.6508820838" calcext:value-type="float">
            <text:p>4.650882083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4.6581841504" calcext:value-type="float">
            <text:p>4.6581841504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4.6654877755" calcext:value-type="float">
            <text:p>4.665487775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.6727929323" calcext:value-type="float">
            <text:p>4.672792932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4.6800995908" calcext:value-type="float">
            <text:p>4.680099590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4.6874077218" calcext:value-type="float">
            <text:p>4.6874077218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4.6947172954" calcext:value-type="float">
            <text:p>4.6947172954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4.7020282782" calcext:value-type="float">
            <text:p>4.7020282782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4.709340638" calcext:value-type="float">
            <text:p>4.70934063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4.7166543416" calcext:value-type="float">
            <text:p>4.716654341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4.7239693534" calcext:value-type="float">
            <text:p>4.7239693534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4.7312856369" calcext:value-type="float">
            <text:p>4.731285636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4.7386031568" calcext:value-type="float">
            <text:p>4.738603156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4.7459218765" calcext:value-type="float">
            <text:p>4.745921876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4.7532417573" calcext:value-type="float">
            <text:p>4.753241757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4.7605627605" calcext:value-type="float">
            <text:p>4.760562760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4.7678848475" calcext:value-type="float">
            <text:p>4.767884847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4.7752079796" calcext:value-type="float">
            <text:p>4.775207979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4.7825321182" calcext:value-type="float">
            <text:p>4.782532118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4.7898572234" calcext:value-type="float">
            <text:p>4.7898572234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4.7971832556" calcext:value-type="float">
            <text:p>4.797183255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4.8045101762" calcext:value-type="float">
            <text:p>4.804510176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4.8118379452" calcext:value-type="float">
            <text:p>4.8118379452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4.8191665252" calcext:value-type="float">
            <text:p>4.819166525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4.8264958786" calcext:value-type="float">
            <text:p>4.8264958786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4.8338259678" calcext:value-type="float">
            <text:p>4.833825967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4.8411567573" calcext:value-type="float">
            <text:p>4.841156757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4.8484882105" calcext:value-type="float">
            <text:p>4.848488210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4.8558202932" calcext:value-type="float">
            <text:p>4.855820293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4.8631529721" calcext:value-type="float">
            <text:p>4.863152972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4.8704862137" calcext:value-type="float">
            <text:p>4.870486213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4.8778199882" calcext:value-type="float">
            <text:p>4.877819988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4.8851542653" calcext:value-type="float">
            <text:p>4.885154265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4.8924890172" calcext:value-type="float">
            <text:p>4.892489017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4.8998242159" calcext:value-type="float">
            <text:p>4.899824215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4.9071598357" calcext:value-type="float">
            <text:p>4.907159835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4.9144958518" calcext:value-type="float">
            <text:p>4.914495851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4.9218322417" calcext:value-type="float">
            <text:p>4.921832241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4.9291689839" calcext:value-type="float">
            <text:p>4.9291689839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4.9365060569" calcext:value-type="float">
            <text:p>4.936506056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4.9438434425" calcext:value-type="float">
            <text:p>4.94384344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4.9511811224" calcext:value-type="float">
            <text:p>4.951181122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4.9585190795" calcext:value-type="float">
            <text:p>4.958519079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4.9658572965" calcext:value-type="float">
            <text:p>4.965857296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4.9731957594" calcext:value-type="float">
            <text:p>4.973195759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4.9805344533" calcext:value-type="float">
            <text:p>4.980534453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4.9878733641" calcext:value-type="float">
            <text:p>4.987873364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4.9952124791" calcext:value-type="float">
            <text:p>4.9952124791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.0025517841" calcext:value-type="float">
            <text:p>5.002551784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5.0098912653" calcext:value-type="float">
            <text:p>5.009891265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5.0172309098" calcext:value-type="float">
            <text:p>5.017230909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5.0245707035" calcext:value-type="float">
            <text:p>5.024570703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.0319106327" calcext:value-type="float">
            <text:p>5.031910632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5.0392506821" calcext:value-type="float">
            <text:p>5.039250682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5.0465908357" calcext:value-type="float">
            <text:p>5.046590835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5.0539310773" calcext:value-type="float">
            <text:p>5.053931077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.0612713878" calcext:value-type="float">
            <text:p>5.0612713878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5.0686117476" calcext:value-type="float">
            <text:p>5.0686117476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5.0759521364" calcext:value-type="float">
            <text:p>5.075952136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5.0832925306" calcext:value-type="float">
            <text:p>5.0832925306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5.0906329044" calcext:value-type="float">
            <text:p>5.090632904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5.097973232" calcext:value-type="float">
            <text:p>5.097973232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5.1053134834" calcext:value-type="float">
            <text:p>5.105313483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5.1126536273" calcext:value-type="float">
            <text:p>5.112653627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5.1199936294" calcext:value-type="float">
            <text:p>5.119993629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5.1273334533" calcext:value-type="float">
            <text:p>5.12733345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5.1346730602" calcext:value-type="float">
            <text:p>5.134673060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5.1420124082" calcext:value-type="float">
            <text:p>5.142012408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5.1493514522" calcext:value-type="float">
            <text:p>5.149351452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5.1566901461" calcext:value-type="float">
            <text:p>5.156690146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.1640284404" calcext:value-type="float">
            <text:p>5.1640284404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5.1713662814" calcext:value-type="float">
            <text:p>5.1713662814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5.1787036155" calcext:value-type="float">
            <text:p>5.178703615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5.1860403856" calcext:value-type="float">
            <text:p>5.1860403856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5.1933765317" calcext:value-type="float">
            <text:p>5.193376531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5.2007119914" calcext:value-type="float">
            <text:p>5.2007119914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5.2080467014" calcext:value-type="float">
            <text:p>5.208046701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5.2153805961" calcext:value-type="float">
            <text:p>5.215380596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5.2227136069" calcext:value-type="float">
            <text:p>5.222713606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5.2300456649" calcext:value-type="float">
            <text:p>5.2300456649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5.2373766992" calcext:value-type="float">
            <text:p>5.237376699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5.2447066369" calcext:value-type="float">
            <text:p>5.2447066369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5.252035406" calcext:value-type="float">
            <text:p>5.252035406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5.2593629323" calcext:value-type="float">
            <text:p>5.259362932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5.2666891418" calcext:value-type="float">
            <text:p>5.266689141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5.2740139603" calcext:value-type="float">
            <text:p>5.274013960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5.2813373126" calcext:value-type="float">
            <text:p>5.281337312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5.2886591246" calcext:value-type="float">
            <text:p>5.288659124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5.2959793222" calcext:value-type="float">
            <text:p>5.295979322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5.3032978324" calcext:value-type="float">
            <text:p>5.303297832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5.3106145832" calcext:value-type="float">
            <text:p>5.310614583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5.3179295038" calcext:value-type="float">
            <text:p>5.317929503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5.3252425242" calcext:value-type="float">
            <text:p>5.325242524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5.3325535757" calcext:value-type="float">
            <text:p>5.332553575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5.339862594" calcext:value-type="float">
            <text:p>5.339862594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5.3471695145" calcext:value-type="float">
            <text:p>5.347169514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5.354474275" calcext:value-type="float">
            <text:p>5.3544742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5.3617768163" calcext:value-type="float">
            <text:p>5.361776816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5.3690770827" calcext:value-type="float">
            <text:p>5.369077082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5.3763750193" calcext:value-type="float">
            <text:p>5.376375019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5.3836705747" calcext:value-type="float">
            <text:p>5.383670574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5.3909637014" calcext:value-type="float">
            <text:p>5.3909637014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5.3982543545" calcext:value-type="float">
            <text:p>5.398254354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5.4055424919" calcext:value-type="float">
            <text:p>5.4055424919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5.4128280741" calcext:value-type="float">
            <text:p>5.4128280741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5.4201110655" calcext:value-type="float">
            <text:p>5.420111065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5.4273914339" calcext:value-type="float">
            <text:p>5.427391433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5.4346691493" calcext:value-type="float">
            <text:p>5.434669149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5.4419441858" calcext:value-type="float">
            <text:p>5.441944185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5.4492165199" calcext:value-type="float">
            <text:p>5.4492165199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5.456486131" calcext:value-type="float">
            <text:p>5.45648613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5.4637530011" calcext:value-type="float">
            <text:p>5.4637530011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5.471017116" calcext:value-type="float">
            <text:p>5.471017116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5.4782784629" calcext:value-type="float">
            <text:p>5.4782784629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5.4855370322" calcext:value-type="float">
            <text:p>5.4855370322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5.4927928163" calcext:value-type="float">
            <text:p>5.492792816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5.5000458099" calcext:value-type="float">
            <text:p>5.500045809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5.5072960097" calcext:value-type="float">
            <text:p>5.507296009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5.5145434135" calcext:value-type="float">
            <text:p>5.514543413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5.5217880204" calcext:value-type="float">
            <text:p>5.521788020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5.5290298324" calcext:value-type="float">
            <text:p>5.529029832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5.5362688507" calcext:value-type="float">
            <text:p>5.536268850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5.5435050784" calcext:value-type="float">
            <text:p>5.543505078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5.5507385199" calcext:value-type="float">
            <text:p>5.550738519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5.5579691783" calcext:value-type="float">
            <text:p>5.557969178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5.565197058" calcext:value-type="float">
            <text:p>5.565197058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5.5724221633" calcext:value-type="float">
            <text:p>5.572422163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5.5796444984" calcext:value-type="float">
            <text:p>5.5796444984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5.5868640666" calcext:value-type="float">
            <text:p>5.586864066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5.5940808711" calcext:value-type="float">
            <text:p>5.594080871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5.6012949141" calcext:value-type="float">
            <text:p>5.601294914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5.6085061976" calcext:value-type="float">
            <text:p>5.6085061976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5.6157147207" calcext:value-type="float">
            <text:p>5.615714720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5.6229204823" calcext:value-type="float">
            <text:p>5.622920482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5.6301234791" calcext:value-type="float">
            <text:p>5.630123479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5.6373237078" calcext:value-type="float">
            <text:p>5.6373237078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5.6445211622" calcext:value-type="float">
            <text:p>5.6445211622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5.6517158346" calcext:value-type="float">
            <text:p>5.651715834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5.6589077154" calcext:value-type="float">
            <text:p>5.6589077154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5.6660967938" calcext:value-type="float">
            <text:p>5.666096793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5.6732830569" calcext:value-type="float">
            <text:p>5.6732830569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5.6804664898" calcext:value-type="float">
            <text:p>5.6804664898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5.6876470752" calcext:value-type="float">
            <text:p>5.687647075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5.6948247938" calcext:value-type="float">
            <text:p>5.6948247938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5.7019996262" calcext:value-type="float">
            <text:p>5.701999626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5.7091715499" calcext:value-type="float">
            <text:p>5.7091715499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5.7163405403" calcext:value-type="float">
            <text:p>5.7163405403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5.7235065725" calcext:value-type="float">
            <text:p>5.723506572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5.7306696187" calcext:value-type="float">
            <text:p>5.730669618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.7378296509" calcext:value-type="float">
            <text:p>5.737829650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5.7449866402" calcext:value-type="float">
            <text:p>5.744986640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5.7521405564" calcext:value-type="float">
            <text:p>5.7521405564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5.7592913673" calcext:value-type="float">
            <text:p>5.759291367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5.7664390419" calcext:value-type="float">
            <text:p>5.766439041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5.7735835467" calcext:value-type="float">
            <text:p>5.77358354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5.7807248496" calcext:value-type="float">
            <text:p>5.780724849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.7878629194" calcext:value-type="float">
            <text:p>5.7878629194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5.7949977229" calcext:value-type="float">
            <text:p>5.7949977229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5.8021292277" calcext:value-type="float">
            <text:p>5.802129227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5.8092574039" calcext:value-type="float">
            <text:p>5.809257403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5.8163822202" calcext:value-type="float">
            <text:p>5.816382220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5.8235036488" calcext:value-type="float">
            <text:p>5.823503648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5.8306216627" calcext:value-type="float">
            <text:p>5.830621662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5.8377362363" calcext:value-type="float">
            <text:p>5.837736236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5.8448473459" calcext:value-type="float">
            <text:p>5.844847345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5.8519549699" calcext:value-type="float">
            <text:p>5.8519549699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5.8590590892" calcext:value-type="float">
            <text:p>5.8590590892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5.8661596885" calcext:value-type="float">
            <text:p>5.866159688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5.873256754" calcext:value-type="float">
            <text:p>5.873256754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5.880350276" calcext:value-type="float">
            <text:p>5.880350276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5.8874402481" calcext:value-type="float">
            <text:p>5.887440248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5.894526667" calcext:value-type="float">
            <text:p>5.89452666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5.9016095328" calcext:value-type="float">
            <text:p>5.901609532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5.9086888507" calcext:value-type="float">
            <text:p>5.908688850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5.9157646284" calcext:value-type="float">
            <text:p>5.915764628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5.9228368797" calcext:value-type="float">
            <text:p>5.922836879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5.9299056208" calcext:value-type="float">
            <text:p>5.929905620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5.9369708733" calcext:value-type="float">
            <text:p>5.936970873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5.9440326617" calcext:value-type="float">
            <text:p>5.9440326617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5.9510910172" calcext:value-type="float">
            <text:p>5.9510910172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5.9581459731" calcext:value-type="float">
            <text:p>5.9581459731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5.9651975693" calcext:value-type="float">
            <text:p>5.9651975693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5.9722458485" calcext:value-type="float">
            <text:p>5.972245848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5.9792908571" calcext:value-type="float">
            <text:p>5.979290857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5.9863326477" calcext:value-type="float">
            <text:p>5.986332647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5.993371276" calcext:value-type="float">
            <text:p>5.993371276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6.0004068013" calcext:value-type="float">
            <text:p>6.000406801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6.0074392857" calcext:value-type="float">
            <text:p>6.007439285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6.014468797" calcext:value-type="float">
            <text:p>6.01446879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6.0214954049" calcext:value-type="float">
            <text:p>6.0214954049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6.0285191826" calcext:value-type="float">
            <text:p>6.028519182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6.0355402062" calcext:value-type="float">
            <text:p>6.035540206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6.0425585532" calcext:value-type="float">
            <text:p>6.042558553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6.049574304" calcext:value-type="float">
            <text:p>6.04957430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6.0565875414" calcext:value-type="float">
            <text:p>6.056587541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6.063598348" calcext:value-type="float">
            <text:p>6.06359834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6.0706068088" calcext:value-type="float">
            <text:p>6.070606808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6.0776130097" calcext:value-type="float">
            <text:p>6.077613009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6.0846170354" calcext:value-type="float">
            <text:p>6.084617035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6.0916189721" calcext:value-type="float">
            <text:p>6.091618972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6.0986189033" calcext:value-type="float">
            <text:p>6.098618903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6.1056169141" calcext:value-type="float">
            <text:p>6.105616914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6.1126130859" calcext:value-type="float">
            <text:p>6.1126130859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6.1196074995" calcext:value-type="float">
            <text:p>6.119607499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6.1266002331" calcext:value-type="float">
            <text:p>6.126600233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6.1335913631" calcext:value-type="float">
            <text:p>6.133591363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6.1405809613" calcext:value-type="float">
            <text:p>6.140580961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6.1475690977" calcext:value-type="float">
            <text:p>6.147569097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6.1545558367" calcext:value-type="float">
            <text:p>6.154555836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6.1615412406" calcext:value-type="float">
            <text:p>6.161541240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6.1685253663" calcext:value-type="float">
            <text:p>6.1685253663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6.1755082653" calcext:value-type="float">
            <text:p>6.175508265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6.182489985" calcext:value-type="float">
            <text:p>6.18248998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6.1894705671" calcext:value-type="float">
            <text:p>6.189470567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6.1964500473" calcext:value-type="float">
            <text:p>6.196450047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6.2034284565" calcext:value-type="float">
            <text:p>6.203428456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6.2104058206" calcext:value-type="float">
            <text:p>6.210405820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6.2173821568" calcext:value-type="float">
            <text:p>6.2173821568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6.2243574791" calcext:value-type="float">
            <text:p>6.224357479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6.2313317938" calcext:value-type="float">
            <text:p>6.2313317938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6.238305102" calcext:value-type="float">
            <text:p>6.23830510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6.2452773985" calcext:value-type="float">
            <text:p>6.245277398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6.2522486713" calcext:value-type="float">
            <text:p>6.252248671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6.2592189033" calcext:value-type="float">
            <text:p>6.259218903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6.266188072" calcext:value-type="float">
            <text:p>6.26618807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6.2731561482" calcext:value-type="float">
            <text:p>6.273156148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6.2801230988" calcext:value-type="float">
            <text:p>6.2801230988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6.287088884" calcext:value-type="float">
            <text:p>6.287088884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6.2940534597" calcext:value-type="float">
            <text:p>6.294053459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6.3010167766" calcext:value-type="float">
            <text:p>6.301016776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6.307978782" calcext:value-type="float">
            <text:p>6.30797878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6.3149394178" calcext:value-type="float">
            <text:p>6.3149394178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6.321898623" calcext:value-type="float">
            <text:p>6.321898623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6.3288563319" calcext:value-type="float">
            <text:p>6.3288563319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6.3358124769" calcext:value-type="float">
            <text:p>6.3358124769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6.3427669871" calcext:value-type="float">
            <text:p>6.342766987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6.3497197884" calcext:value-type="float">
            <text:p>6.3497197884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6.3566708045" calcext:value-type="float">
            <text:p>6.356670804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6.363619957" calcext:value-type="float">
            <text:p>6.36361995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6.3705671643" calcext:value-type="float">
            <text:p>6.370567164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6.3775123448" calcext:value-type="float">
            <text:p>6.377512344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6.3844554146" calcext:value-type="float">
            <text:p>6.3844554146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6.3913962879" calcext:value-type="float">
            <text:p>6.3913962879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6.3983348765" calcext:value-type="float">
            <text:p>6.398334876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6.4052710924" calcext:value-type="float">
            <text:p>6.4052710924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6.4122048432" calcext:value-type="float">
            <text:p>6.4122048432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6.4191360365" calcext:value-type="float">
            <text:p>6.419136036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6.4260645768" calcext:value-type="float">
            <text:p>6.426064576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6.4329903663" calcext:value-type="float">
            <text:p>6.432990366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.4399133018" calcext:value-type="float">
            <text:p>6.4399133018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6.4468332771" calcext:value-type="float">
            <text:p>6.446833277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6.4537501794" calcext:value-type="float">
            <text:p>6.4537501794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6.4606638894" calcext:value-type="float">
            <text:p>6.4606638894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6.4675742803" calcext:value-type="float">
            <text:p>6.467574280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6.4744812148" calcext:value-type="float">
            <text:p>6.474481214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6.4813845435" calcext:value-type="float">
            <text:p>6.481384543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6.4882840999" calcext:value-type="float">
            <text:p>6.4882840999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6.4951797003" calcext:value-type="float">
            <text:p>6.495179700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6.5020711375" calcext:value-type="float">
            <text:p>6.502071137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6.5089581762" calcext:value-type="float">
            <text:p>6.508958176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6.5158405478" calcext:value-type="float">
            <text:p>6.515840547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6.5227179409" calcext:value-type="float">
            <text:p>6.5227179409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6.5295899903" calcext:value-type="float">
            <text:p>6.529589990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6.5364562685" calcext:value-type="float">
            <text:p>6.536456268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6.5433162642" calcext:value-type="float">
            <text:p>6.5433162642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6.5501693652" calcext:value-type="float">
            <text:p>6.5501693652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6.5570148281" calcext:value-type="float">
            <text:p>6.557014828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6.5638517401" calcext:value-type="float">
            <text:p>6.563851740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6.5706789646" calcext:value-type="float">
            <text:p>6.570678964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6.5774950698" calcext:value-type="float">
            <text:p>6.5774950698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6.584298217" calcext:value-type="float">
            <text:p>6.58429821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6.5910859989" calcext:value-type="float">
            <text:p>6.591085998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6.597855189" calcext:value-type="float">
            <text:p>6.597855189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6.6046013298" calcext:value-type="float">
            <text:p>6.6046013298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6.6113180344" calcext:value-type="float">
            <text:p>6.6113180344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6.6179957121" calcext:value-type="float">
            <text:p>6.6179957121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6.624619015" calcext:value-type="float">
            <text:p>6.62461901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6.6311611332" calcext:value-type="float">
            <text:p>6.631161133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6.6375686595" calcext:value-type="float">
            <text:p>6.637568659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6.6437090043" calcext:value-type="float">
            <text:p>6.6437090043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.403547" calcext:value-type="float">
            <text:p>10.403547</text:p>
          </table:table-cell>
          <table:table-cell office:value-type="float" office:value="6.6490561815" calcext:value-type="float">
            <text:p>6.6490561815</text:p>
          </table:table-cell>
          <table:table-cell table:formula="of:=POWER([.C932]-6.75;2)" office:value-type="float" office:value="0.010189654493361" calcext:value-type="float">
            <text:p>0.0101896545</text:p>
          </table:table-cell>
          <table:table-cell table:formula="of:=SQRT(SUM([.D932:.D1031])/100)" office:value-type="float" office:value="0.109239729674018" calcext:value-type="float">
            <text:p>0.109239729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.378602" calcext:value-type="float">
            <text:p>8.378602</text:p>
          </table:table-cell>
          <table:table-cell office:value-type="float" office:value="6.6432287648" calcext:value-type="float">
            <text:p>6.6432287648</text:p>
          </table:table-cell>
          <table:table-cell table:formula="of:=POWER([.C933]-6.75;2)" office:value-type="float" office:value="0.0114000966661337" calcext:value-type="float">
            <text:p>0.0114000967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42383" calcext:value-type="float">
            <text:p>7.742383</text:p>
          </table:table-cell>
          <table:table-cell office:value-type="float" office:value="6.6429359012" calcext:value-type="float">
            <text:p>6.6429359012</text:p>
          </table:table-cell>
          <table:table-cell table:formula="of:=POWER([.C934]-6.75;2)" office:value-type="float" office:value="0.0114627212518563" calcext:value-type="float">
            <text:p>0.0114627213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425286" calcext:value-type="float">
            <text:p>7.425286</text:p>
          </table:table-cell>
          <table:table-cell office:value-type="float" office:value="6.6424195338" calcext:value-type="float">
            <text:p>6.6424195338</text:p>
          </table:table-cell>
          <table:table-cell table:formula="of:=POWER([.C935]-6.75;2)" office:value-type="float" office:value="0.0115735567078093" calcext:value-type="float">
            <text:p>0.011573556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233174" calcext:value-type="float">
            <text:p>7.233174</text:p>
          </table:table-cell>
          <table:table-cell office:value-type="float" office:value="6.641955884" calcext:value-type="float">
            <text:p>6.641955884</text:p>
          </table:table-cell>
          <table:table-cell table:formula="of:=POWER([.C936]-6.75;2)" office:value-type="float" office:value="0.0116735310022215" calcext:value-type="float">
            <text:p>0.01167353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103034" calcext:value-type="float">
            <text:p>7.103034</text:p>
          </table:table-cell>
          <table:table-cell office:value-type="float" office:value="6.6415570301" calcext:value-type="float">
            <text:p>6.6415570301</text:p>
          </table:table-cell>
          <table:table-cell table:formula="of:=POWER([.C937]-6.75;2)" office:value-type="float" office:value="0.0117598777207324" calcext:value-type="float">
            <text:p>0.011759877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00818" calcext:value-type="float">
            <text:p>7.00818</text:p>
          </table:table-cell>
          <table:table-cell office:value-type="float" office:value="6.641213855" calcext:value-type="float">
            <text:p>6.641213855</text:p>
          </table:table-cell>
          <table:table-cell table:formula="of:=POWER([.C938]-6.75;2)" office:value-type="float" office:value="0.011834425343961" calcext:value-type="float">
            <text:p>0.011834425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935359" calcext:value-type="float">
            <text:p>6.935359</text:p>
          </table:table-cell>
          <table:table-cell office:value-type="float" office:value="6.6409169151" calcext:value-type="float">
            <text:p>6.6409169151</text:p>
          </table:table-cell>
          <table:table-cell table:formula="of:=POWER([.C939]-6.75;2)" office:value-type="float" office:value="0.0118991194113006" calcext:value-type="float">
            <text:p>0.0118991194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77242" calcext:value-type="float">
            <text:p>6.877242</text:p>
          </table:table-cell>
          <table:table-cell office:value-type="float" office:value="6.6406587207" calcext:value-type="float">
            <text:p>6.6406587207</text:p>
          </table:table-cell>
          <table:table-cell table:formula="of:=POWER([.C940]-6.75;2)" office:value-type="float" office:value="0.0119555153589605" calcext:value-type="float">
            <text:p>0.011955515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29453" calcext:value-type="float">
            <text:p>6.829453</text:p>
          </table:table-cell>
          <table:table-cell office:value-type="float" office:value="6.6404335553" calcext:value-type="float">
            <text:p>6.6404335553</text:p>
          </table:table-cell>
          <table:table-cell table:formula="of:=POWER([.C941]-6.75;2)" office:value-type="float" office:value="0.0120048058041983" calcext:value-type="float">
            <text:p>0.012004805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89217" calcext:value-type="float">
            <text:p>6.789217</text:p>
          </table:table-cell>
          <table:table-cell office:value-type="float" office:value="6.6402370311" calcext:value-type="float">
            <text:p>6.6402370311</text:p>
          </table:table-cell>
          <table:table-cell table:formula="of:=POWER([.C942]-6.75;2)" office:value-type="float" office:value="0.0120479093417424" calcext:value-type="float">
            <text:p>0.012047909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54693" calcext:value-type="float">
            <text:p>6.754693</text:p>
          </table:table-cell>
          <table:table-cell office:value-type="float" office:value="6.6400657229" calcext:value-type="float">
            <text:p>6.6400657229</text:p>
          </table:table-cell>
          <table:table-cell table:formula="of:=POWER([.C943]-6.75;2)" office:value-type="float" office:value="0.0120855452814995" calcext:value-type="float">
            <text:p>0.012085545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24614" calcext:value-type="float">
            <text:p>6.724614</text:p>
          </table:table-cell>
          <table:table-cell office:value-type="float" office:value="6.6399169001" calcext:value-type="float">
            <text:p>6.6399169001</text:p>
          </table:table-cell>
          <table:table-cell table:formula="of:=POWER([.C944]-6.75;2)" office:value-type="float" office:value="0.0121182888835933" calcext:value-type="float">
            <text:p>0.012118288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98082" calcext:value-type="float">
            <text:p>6.698082</text:p>
          </table:table-cell>
          <table:table-cell office:value-type="float" office:value="6.6397883405" calcext:value-type="float">
            <text:p>6.6397883405</text:p>
          </table:table-cell>
          <table:table-cell table:formula="of:=POWER([.C945]-6.75;2)" office:value-type="float" office:value="0.0121466098897439" calcext:value-type="float">
            <text:p>0.012146609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74441" calcext:value-type="float">
            <text:p>6.674441</text:p>
          </table:table-cell>
          <table:table-cell office:value-type="float" office:value="6.6396781944" calcext:value-type="float">
            <text:p>6.6396781944</text:p>
          </table:table-cell>
          <table:table-cell table:formula="of:=POWER([.C946]-6.75;2)" office:value-type="float" office:value="0.0121709007908442" calcext:value-type="float">
            <text:p>0.0121709008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53205" calcext:value-type="float">
            <text:p>6.653205</text:p>
          </table:table-cell>
          <table:table-cell office:value-type="float" office:value="6.6395848969" calcext:value-type="float">
            <text:p>6.6395848969</text:p>
          </table:table-cell>
          <table:table-cell table:formula="of:=POWER([.C947]-6.75;2)" office:value-type="float" office:value="0.0121914949925837" calcext:value-type="float">
            <text:p>0.01219149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34007" calcext:value-type="float">
            <text:p>6.634007</text:p>
          </table:table-cell>
          <table:table-cell office:value-type="float" office:value="6.6395070924" calcext:value-type="float">
            <text:p>6.6395070924</text:p>
          </table:table-cell>
          <table:table-cell table:formula="of:=POWER([.C948]-6.75;2)" office:value-type="float" office:value="0.0122086826299022" calcext:value-type="float">
            <text:p>0.012208682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16562" calcext:value-type="float">
            <text:p>6.616562</text:p>
          </table:table-cell>
          <table:table-cell office:value-type="float" office:value="6.6394435886" calcext:value-type="float">
            <text:p>6.6394435886</text:p>
          </table:table-cell>
          <table:table-cell table:formula="of:=POWER([.C949]-6.75;2)" office:value-type="float" office:value="0.0122227201016461" calcext:value-type="float">
            <text:p>0.012222720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0065" calcext:value-type="float">
            <text:p>6.60065</text:p>
          </table:table-cell>
          <table:table-cell office:value-type="float" office:value="6.6393933212" calcext:value-type="float">
            <text:p>6.6393933212</text:p>
          </table:table-cell>
          <table:table-cell table:formula="of:=POWER([.C950]-6.75;2)" office:value-type="float" office:value="0.0122338373951664" calcext:value-type="float">
            <text:p>0.012233837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86095" calcext:value-type="float">
            <text:p>6.586095</text:p>
          </table:table-cell>
          <table:table-cell office:value-type="float" office:value="6.6393553222" calcext:value-type="float">
            <text:p>6.6393553222</text:p>
          </table:table-cell>
          <table:table-cell table:formula="of:=POWER([.C951]-6.75;2)" office:value-type="float" office:value="0.0122422447254658" calcext:value-type="float">
            <text:p>0.0122422447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72758" calcext:value-type="float">
            <text:p>6.572758</text:p>
          </table:table-cell>
          <table:table-cell office:value-type="float" office:value="6.6393287035" calcext:value-type="float">
            <text:p>6.6393287035</text:p>
          </table:table-cell>
          <table:table-cell table:formula="of:=POWER([.C952]-6.75;2)" office:value-type="float" office:value="0.0122481358689908" calcext:value-type="float">
            <text:p>0.0122481359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60525" calcext:value-type="float">
            <text:p>6.560525</text:p>
          </table:table-cell>
          <table:table-cell office:value-type="float" office:value="6.639312638" calcext:value-type="float">
            <text:p>6.639312638</text:p>
          </table:table-cell>
          <table:table-cell table:formula="of:=POWER([.C953]-6.75;2)" office:value-type="float" office:value="0.0122516921065191" calcext:value-type="float">
            <text:p>0.012251692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49304" calcext:value-type="float">
            <text:p>6.549304</text:p>
          </table:table-cell>
          <table:table-cell office:value-type="float" office:value="6.6393063491" calcext:value-type="float">
            <text:p>6.6393063491</text:p>
          </table:table-cell>
          <table:table-cell table:formula="of:=POWER([.C954]-6.75;2)" office:value-type="float" office:value="0.0122530843495711" calcext:value-type="float">
            <text:p>0.012253084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39018" calcext:value-type="float">
            <text:p>6.539018</text:p>
          </table:table-cell>
          <table:table-cell office:value-type="float" office:value="6.639309102" calcext:value-type="float">
            <text:p>6.639309102</text:p>
          </table:table-cell>
          <table:table-cell table:formula="of:=POWER([.C955]-6.75;2)" office:value-type="float" office:value="0.0122524749000463" calcext:value-type="float">
            <text:p>0.0122524749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29603" calcext:value-type="float">
            <text:p>6.529603</text:p>
          </table:table-cell>
          <table:table-cell office:value-type="float" office:value="6.6393201966" calcext:value-type="float">
            <text:p>6.6393201966</text:p>
          </table:table-cell>
          <table:table-cell table:formula="of:=POWER([.C956]-6.75;2)" office:value-type="float" office:value="0.0122500188806627" calcext:value-type="float">
            <text:p>0.012250018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21004" calcext:value-type="float">
            <text:p>6.521004</text:p>
          </table:table-cell>
          <table:table-cell office:value-type="float" office:value="6.6393389603" calcext:value-type="float">
            <text:p>6.6393389603</text:p>
          </table:table-cell>
          <table:table-cell table:formula="of:=POWER([.C957]-6.75;2)" office:value-type="float" office:value="0.012245865707485" calcext:value-type="float">
            <text:p>0.012245865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13173" calcext:value-type="float">
            <text:p>6.513173</text:p>
          </table:table-cell>
          <table:table-cell office:value-type="float" office:value="6.6393647476" calcext:value-type="float">
            <text:p>6.6393647476</text:p>
          </table:table-cell>
          <table:table-cell table:formula="of:=POWER([.C958]-6.75;2)" office:value-type="float" office:value="0.0122401590736117" calcext:value-type="float">
            <text:p>0.012240159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506071" calcext:value-type="float">
            <text:p>6.506071</text:p>
          </table:table-cell>
          <table:table-cell office:value-type="float" office:value="6.6393969356" calcext:value-type="float">
            <text:p>6.6393969356</text:p>
          </table:table-cell>
          <table:table-cell table:formula="of:=POWER([.C959]-6.75;2)" office:value-type="float" office:value="0.0122330378546706" calcext:value-type="float">
            <text:p>0.012233037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499661" calcext:value-type="float">
            <text:p>6.499661</text:p>
          </table:table-cell>
          <table:table-cell office:value-type="float" office:value="6.6394349205" calcext:value-type="float">
            <text:p>6.6394349205</text:p>
          </table:table-cell>
          <table:table-cell table:formula="of:=POWER([.C960]-6.75;2)" office:value-type="float" office:value="0.0122246368048413" calcext:value-type="float">
            <text:p>0.012224636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49391" calcext:value-type="float">
            <text:p>6.49391</text:p>
          </table:table-cell>
          <table:table-cell office:value-type="float" office:value="6.6394781182" calcext:value-type="float">
            <text:p>6.6394781182</text:p>
          </table:table-cell>
          <table:table-cell table:formula="of:=POWER([.C961]-6.75;2)" office:value-type="float" office:value="0.0122150863566133" calcext:value-type="float">
            <text:p>0.0122150864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488788" calcext:value-type="float">
            <text:p>6.488788</text:p>
          </table:table-cell>
          <table:table-cell office:value-type="float" office:value="6.6395259624" calcext:value-type="float">
            <text:p>6.6395259624</text:p>
          </table:table-cell>
          <table:table-cell table:formula="of:=POWER([.C962]-6.75;2)" office:value-type="float" office:value="0.0122045129836461" calcext:value-type="float">
            <text:p>0.01220451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484269" calcext:value-type="float">
            <text:p>6.484269</text:p>
          </table:table-cell>
          <table:table-cell office:value-type="float" office:value="6.6395779066" calcext:value-type="float">
            <text:p>6.6395779066</text:p>
          </table:table-cell>
          <table:table-cell table:formula="of:=POWER([.C963]-6.75;2)" office:value-type="float" office:value="0.0121930387108384" calcext:value-type="float">
            <text:p>0.012193038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480325" calcext:value-type="float">
            <text:p>6.480325</text:p>
          </table:table-cell>
          <table:table-cell office:value-type="float" office:value="6.63963342" calcext:value-type="float">
            <text:p>6.63963342</text:p>
          </table:table-cell>
          <table:table-cell table:formula="of:=POWER([.C964]-6.75;2)" office:value-type="float" office:value="0.0121807819808964" calcext:value-type="float">
            <text:p>0.01218078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476933" calcext:value-type="float">
            <text:p>6.476933</text:p>
          </table:table-cell>
          <table:table-cell office:value-type="float" office:value="6.6396919903" calcext:value-type="float">
            <text:p>6.6396919903</text:p>
          </table:table-cell>
          <table:table-cell table:formula="of:=POWER([.C965]-6.75;2)" office:value-type="float" office:value="0.0121678570039752" calcext:value-type="float">
            <text:p>0.01216785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474069" calcext:value-type="float">
            <text:p>6.474069</text:p>
          </table:table-cell>
          <table:table-cell office:value-type="float" office:value="6.6397531246" calcext:value-type="float">
            <text:p>6.6397531246</text:p>
          </table:table-cell>
          <table:table-cell table:formula="of:=POWER([.C966]-6.75;2)" office:value-type="float" office:value="0.0121543735354631" calcext:value-type="float">
            <text:p>0.012154373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471709" calcext:value-type="float">
            <text:p>6.471709</text:p>
          </table:table-cell>
          <table:table-cell office:value-type="float" office:value="6.6398163469" calcext:value-type="float">
            <text:p>6.6398163469</text:p>
          </table:table-cell>
          <table:table-cell table:formula="of:=POWER([.C967]-6.75;2)" office:value-type="float" office:value="0.0121404374104611" calcext:value-type="float">
            <text:p>0.0121404374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469832" calcext:value-type="float">
            <text:p>6.469832</text:p>
          </table:table-cell>
          <table:table-cell office:value-type="float" office:value="6.6398812019" calcext:value-type="float">
            <text:p>6.6398812019</text:p>
          </table:table-cell>
          <table:table-cell table:formula="of:=POWER([.C968]-6.75;2)" office:value-type="float" office:value="0.0121261496949886" calcext:value-type="float">
            <text:p>0.0121261497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468415" calcext:value-type="float">
            <text:p>6.468415</text:p>
          </table:table-cell>
          <table:table-cell office:value-type="float" office:value="6.6399472535" calcext:value-type="float">
            <text:p>6.6399472535</text:p>
          </table:table-cell>
          <table:table-cell table:formula="of:=POWER([.C969]-6.75;2)" office:value-type="float" office:value="0.0121116070121933" calcext:value-type="float">
            <text:p>0.012111607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467436" calcext:value-type="float">
            <text:p>6.467436</text:p>
          </table:table-cell>
          <table:table-cell office:value-type="float" office:value="6.6400140859" calcext:value-type="float">
            <text:p>6.6400140859</text:p>
          </table:table-cell>
          <table:table-cell table:formula="of:=POWER([.C970]-6.75;2)" office:value-type="float" office:value="0.0120969013004126" calcext:value-type="float">
            <text:p>0.012096901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466873" calcext:value-type="float">
            <text:p>6.466873</text:p>
          </table:table-cell>
          <table:table-cell office:value-type="float" office:value="6.640081304" calcext:value-type="float">
            <text:p>6.640081304</text:p>
          </table:table-cell>
          <table:table-cell table:formula="of:=POWER([.C971]-6.75;2)" office:value-type="float" office:value="0.0120821197303405" calcext:value-type="float">
            <text:p>0.012082119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466705" calcext:value-type="float">
            <text:p>6.466705</text:p>
          </table:table-cell>
          <table:table-cell office:value-type="float" office:value="6.6401485371" calcext:value-type="float">
            <text:p>6.6401485371</text:p>
          </table:table-cell>
          <table:table-cell table:formula="of:=POWER([.C972]-6.75;2)" office:value-type="float" office:value="0.0120673439012701" calcext:value-type="float">
            <text:p>0.0120673439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46691" calcext:value-type="float">
            <text:p>6.46691</text:p>
          </table:table-cell>
          <table:table-cell office:value-type="float" office:value="6.6402154329" calcext:value-type="float">
            <text:p>6.6402154329</text:p>
          </table:table-cell>
          <table:table-cell table:formula="of:=POWER([.C973]-6.75;2)" office:value-type="float" office:value="0.0120526511733344" calcext:value-type="float">
            <text:p>0.0120526512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467466" calcext:value-type="float">
            <text:p>6.467466</text:p>
          </table:table-cell>
          <table:table-cell office:value-type="float" office:value="6.6402816638" calcext:value-type="float">
            <text:p>6.6402816638</text:p>
          </table:table-cell>
          <table:table-cell table:formula="of:=POWER([.C974]-6.75;2)" office:value-type="float" office:value="0.0120381132984963" calcext:value-type="float">
            <text:p>0.012038113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468352" calcext:value-type="float">
            <text:p>6.468352</text:p>
          </table:table-cell>
          <table:table-cell office:value-type="float" office:value="6.640346927" calcext:value-type="float">
            <text:p>6.640346927</text:p>
          </table:table-cell>
          <table:table-cell table:formula="of:=POWER([.C975]-6.75;2)" office:value-type="float" office:value="0.0120237964183432" calcext:value-type="float">
            <text:p>0.0120237964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469545" calcext:value-type="float">
            <text:p>6.469545</text:p>
          </table:table-cell>
          <table:table-cell office:value-type="float" office:value="6.6404109398" calcext:value-type="float">
            <text:p>6.6404109398</text:p>
          </table:table-cell>
          <table:table-cell table:formula="of:=POWER([.C976]-6.75;2)" office:value-type="float" office:value="0.0120097621155193" calcext:value-type="float">
            <text:p>0.012009762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471026" calcext:value-type="float">
            <text:p>6.471026</text:p>
          </table:table-cell>
          <table:table-cell office:value-type="float" office:value="6.6404734479" calcext:value-type="float">
            <text:p>6.6404734479</text:p>
          </table:table-cell>
          <table:table-cell table:formula="of:=POWER([.C977]-6.75;2)" office:value-type="float" office:value="0.0119960656149141" calcext:value-type="float">
            <text:p>0.011996065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472771" calcext:value-type="float">
            <text:p>6.472771</text:p>
          </table:table-cell>
          <table:table-cell office:value-type="float" office:value="6.640534217" calcext:value-type="float">
            <text:p>6.640534217</text:p>
          </table:table-cell>
          <table:table-cell table:formula="of:=POWER([.C978]-6.75;2)" office:value-type="float" office:value="0.0119827576478031" calcext:value-type="float">
            <text:p>0.0119827576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474761" calcext:value-type="float">
            <text:p>6.474761</text:p>
          </table:table-cell>
          <table:table-cell office:value-type="float" office:value="6.6405930397" calcext:value-type="float">
            <text:p>6.6405930397</text:p>
          </table:table-cell>
          <table:table-cell table:formula="of:=POWER([.C979]-6.75;2)" office:value-type="float" office:value="0.0119698829620858" calcext:value-type="float">
            <text:p>0.01196988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476975" calcext:value-type="float">
            <text:p>6.476975</text:p>
          </table:table-cell>
          <table:table-cell office:value-type="float" office:value="6.6406497315" calcext:value-type="float">
            <text:p>6.6406497315</text:p>
          </table:table-cell>
          <table:table-cell table:formula="of:=POWER([.C980]-6.75;2)" office:value-type="float" office:value="0.0119574812210221" calcext:value-type="float">
            <text:p>0.0119574812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479391" calcext:value-type="float">
            <text:p>6.479391</text:p>
          </table:table-cell>
          <table:table-cell office:value-type="float" office:value="6.6407041321" calcext:value-type="float">
            <text:p>6.6407041321</text:p>
          </table:table-cell>
          <table:table-cell table:formula="of:=POWER([.C981]-6.75;2)" office:value-type="float" office:value="0.0119455867400143" calcext:value-type="float">
            <text:p>0.011945586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481991" calcext:value-type="float">
            <text:p>6.481991</text:p>
          </table:table-cell>
          <table:table-cell office:value-type="float" office:value="6.6407561063" calcext:value-type="float">
            <text:p>6.6407561063</text:p>
          </table:table-cell>
          <table:table-cell table:formula="of:=POWER([.C982]-6.75;2)" office:value-type="float" office:value="0.011934228310737" calcext:value-type="float">
            <text:p>0.011934228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484754" calcext:value-type="float">
            <text:p>6.484754</text:p>
          </table:table-cell>
          <table:table-cell office:value-type="float" office:value="6.6408055403" calcext:value-type="float">
            <text:p>6.6408055403</text:p>
          </table:table-cell>
          <table:table-cell table:formula="of:=POWER([.C983]-6.75;2)" office:value-type="float" office:value="0.011923430029175" calcext:value-type="float">
            <text:p>0.0119234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487661" calcext:value-type="float">
            <text:p>6.487661</text:p>
          </table:table-cell>
          <table:table-cell office:value-type="float" office:value="6.6408523448" calcext:value-type="float">
            <text:p>6.6408523448</text:p>
          </table:table-cell>
          <table:table-cell table:formula="of:=POWER([.C984]-6.75;2)" office:value-type="float" office:value="0.0119132106356581" calcext:value-type="float">
            <text:p>0.011913210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490694" calcext:value-type="float">
            <text:p>6.490694</text:p>
          </table:table-cell>
          <table:table-cell office:value-type="float" office:value="6.6408964522" calcext:value-type="float">
            <text:p>6.6408964522</text:p>
          </table:table-cell>
          <table:table-cell table:formula="of:=POWER([.C985]-6.75;2)" office:value-type="float" office:value="0.0119035841425469" calcext:value-type="float">
            <text:p>0.011903584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493835" calcext:value-type="float">
            <text:p>6.493835</text:p>
          </table:table-cell>
          <table:table-cell office:value-type="float" office:value="6.6409378163" calcext:value-type="float">
            <text:p>6.6409378163</text:p>
          </table:table-cell>
          <table:table-cell table:formula="of:=POWER([.C986]-6.75;2)" office:value-type="float" office:value="0.0118945599134125" calcext:value-type="float">
            <text:p>0.0118945599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497066" calcext:value-type="float">
            <text:p>6.497066</text:p>
          </table:table-cell>
          <table:table-cell office:value-type="float" office:value="6.6409764135" calcext:value-type="float">
            <text:p>6.6409764135</text:p>
          </table:table-cell>
          <table:table-cell table:formula="of:=POWER([.C987]-6.75;2)" office:value-type="float" office:value="0.011886142413323" calcext:value-type="float">
            <text:p>0.011886142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00371" calcext:value-type="float">
            <text:p>6.500371</text:p>
          </table:table-cell>
          <table:table-cell office:value-type="float" office:value="6.6410122385" calcext:value-type="float">
            <text:p>6.6410122385</text:p>
          </table:table-cell>
          <table:table-cell table:formula="of:=POWER([.C988]-6.75;2)" office:value-type="float" office:value="0.0118783321567809" calcext:value-type="float">
            <text:p>0.011878332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503734" calcext:value-type="float">
            <text:p>6.503734</text:p>
          </table:table-cell>
          <table:table-cell office:value-type="float" office:value="6.6410453072" calcext:value-type="float">
            <text:p>6.6410453072</text:p>
          </table:table-cell>
          <table:table-cell table:formula="of:=POWER([.C989]-6.75;2)" office:value-type="float" office:value="0.0118711250831424" calcext:value-type="float">
            <text:p>0.011871125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07142" calcext:value-type="float">
            <text:p>6.507142</text:p>
          </table:table-cell>
          <table:table-cell office:value-type="float" office:value="6.6410756509" calcext:value-type="float">
            <text:p>6.6410756509</text:p>
          </table:table-cell>
          <table:table-cell table:formula="of:=POWER([.C990]-6.75;2)" office:value-type="float" office:value="0.0118645138268586" calcext:value-type="float">
            <text:p>0.011864513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510578" calcext:value-type="float">
            <text:p>6.510578</text:p>
          </table:table-cell>
          <table:table-cell office:value-type="float" office:value="6.641103319" calcext:value-type="float">
            <text:p>6.641103319</text:p>
          </table:table-cell>
          <table:table-cell table:formula="of:=POWER([.C991]-6.75;2)" office:value-type="float" office:value="0.0118584871328158" calcext:value-type="float">
            <text:p>0.011858487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514031" calcext:value-type="float">
            <text:p>6.514031</text:p>
          </table:table-cell>
          <table:table-cell office:value-type="float" office:value="6.6411283781" calcext:value-type="float">
            <text:p>6.6411283781</text:p>
          </table:table-cell>
          <table:table-cell table:formula="of:=POWER([.C992]-6.75;2)" office:value-type="float" office:value="0.0118530300551365" calcext:value-type="float">
            <text:p>0.011853030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517489" calcext:value-type="float">
            <text:p>6.517489</text:p>
          </table:table-cell>
          <table:table-cell office:value-type="float" office:value="6.6411509066" calcext:value-type="float">
            <text:p>6.6411509066</text:p>
          </table:table-cell>
          <table:table-cell table:formula="of:=POWER([.C993]-6.75;2)" office:value-type="float" office:value="0.0118481251340019" calcext:value-type="float">
            <text:p>0.011848125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2094" calcext:value-type="float">
            <text:p>6.52094</text:p>
          </table:table-cell>
          <table:table-cell office:value-type="float" office:value="6.6411709979" calcext:value-type="float">
            <text:p>6.6411709979</text:p>
          </table:table-cell>
          <table:table-cell table:formula="of:=POWER([.C994]-6.75;2)" office:value-type="float" office:value="0.0118437516980819" calcext:value-type="float">
            <text:p>0.011843751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24374" calcext:value-type="float">
            <text:p>6.524374</text:p>
          </table:table-cell>
          <table:table-cell office:value-type="float" office:value="6.6411887562" calcext:value-type="float">
            <text:p>6.6411887562</text:p>
          </table:table-cell>
          <table:table-cell table:formula="of:=POWER([.C995]-6.75;2)" office:value-type="float" office:value="0.011839886777303" calcext:value-type="float">
            <text:p>0.011839886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27782" calcext:value-type="float">
            <text:p>6.527782</text:p>
          </table:table-cell>
          <table:table-cell office:value-type="float" office:value="6.6412042965" calcext:value-type="float">
            <text:p>6.6412042965</text:p>
          </table:table-cell>
          <table:table-cell table:formula="of:=POWER([.C996]-6.75;2)" office:value-type="float" office:value="0.01183650510006" calcext:value-type="float">
            <text:p>0.011836505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31157" calcext:value-type="float">
            <text:p>6.531157</text:p>
          </table:table-cell>
          <table:table-cell office:value-type="float" office:value="6.6412177433" calcext:value-type="float">
            <text:p>6.6412177433</text:p>
          </table:table-cell>
          <table:table-cell table:formula="of:=POWER([.C997]-6.75;2)" office:value-type="float" office:value="0.0118335793727446" calcext:value-type="float">
            <text:p>0.011833579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3449" calcext:value-type="float">
            <text:p>6.53449</text:p>
          </table:table-cell>
          <table:table-cell office:value-type="float" office:value="6.6412292277" calcext:value-type="float">
            <text:p>6.6412292277</text:p>
          </table:table-cell>
          <table:table-cell table:formula="of:=POWER([.C998]-6.75;2)" office:value-type="float" office:value="0.0118310809067384" calcext:value-type="float">
            <text:p>0.011831080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37776" calcext:value-type="float">
            <text:p>6.537776</text:p>
          </table:table-cell>
          <table:table-cell office:value-type="float" office:value="6.6412388872" calcext:value-type="float">
            <text:p>6.6412388872</text:p>
          </table:table-cell>
          <table:table-cell table:formula="of:=POWER([.C999]-6.75;2)" office:value-type="float" office:value="0.0118289796574943" calcext:value-type="float">
            <text:p>0.011828979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54101" calcext:value-type="float">
            <text:p>6.54101</text:p>
          </table:table-cell>
          <table:table-cell office:value-type="float" office:value="6.6412468647" calcext:value-type="float">
            <text:p>6.6412468647</text:p>
          </table:table-cell>
          <table:table-cell table:formula="of:=POWER([.C1000]-6.75;2)" office:value-type="float" office:value="0.0118272444375801" calcext:value-type="float">
            <text:p>0.01182724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544187" calcext:value-type="float">
            <text:p>6.544187</text:p>
          </table:table-cell>
          <table:table-cell office:value-type="float" office:value="6.6412533061" calcext:value-type="float">
            <text:p>6.6412533061</text:p>
          </table:table-cell>
          <table:table-cell table:formula="of:=POWER([.C1001]-6.75;2)" office:value-type="float" office:value="0.0118258434341802" calcext:value-type="float">
            <text:p>0.0118258434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547305" calcext:value-type="float">
            <text:p>6.547305</text:p>
          </table:table-cell>
          <table:table-cell office:value-type="float" office:value="6.6412583588" calcext:value-type="float">
            <text:p>6.6412583588</text:p>
          </table:table-cell>
          <table:table-cell table:formula="of:=POWER([.C1002]-6.75;2)" office:value-type="float" office:value="0.0118247445308695" calcext:value-type="float">
            <text:p>0.0118247445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550362" calcext:value-type="float">
            <text:p>6.550362</text:p>
          </table:table-cell>
          <table:table-cell office:value-type="float" office:value="6.6412621697" calcext:value-type="float">
            <text:p>6.6412621697</text:p>
          </table:table-cell>
          <table:table-cell table:formula="of:=POWER([.C1003]-6.75;2)" office:value-type="float" office:value="0.0118239157383516" calcext:value-type="float">
            <text:p>0.011823915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553355" calcext:value-type="float">
            <text:p>6.553355</text:p>
          </table:table-cell>
          <table:table-cell office:value-type="float" office:value="6.6412648861" calcext:value-type="float">
            <text:p>6.6412648861</text:p>
          </table:table-cell>
          <table:table-cell table:formula="of:=POWER([.C1004]-6.75;2)" office:value-type="float" office:value="0.011823324994846" calcext:value-type="float">
            <text:p>0.011823325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556284" calcext:value-type="float">
            <text:p>6.556284</text:p>
          </table:table-cell>
          <table:table-cell office:value-type="float" office:value="6.6412666531" calcext:value-type="float">
            <text:p>6.6412666531</text:p>
          </table:table-cell>
          <table:table-cell table:formula="of:=POWER([.C1005]-6.75;2)" office:value-type="float" office:value="0.0118229407280758" calcext:value-type="float">
            <text:p>0.011822940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559151" calcext:value-type="float">
            <text:p>6.559151</text:p>
          </table:table-cell>
          <table:table-cell office:value-type="float" office:value="6.6412676133" calcext:value-type="float">
            <text:p>6.6412676133</text:p>
          </table:table-cell>
          <table:table-cell table:formula="of:=POWER([.C1006]-6.75;2)" office:value-type="float" office:value="0.0118227319174783" calcext:value-type="float">
            <text:p>0.0118227319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561955" calcext:value-type="float">
            <text:p>6.561955</text:p>
          </table:table-cell>
          <table:table-cell office:value-type="float" office:value="6.6412679023" calcext:value-type="float">
            <text:p>6.6412679023</text:p>
          </table:table-cell>
          <table:table-cell table:formula="of:=POWER([.C1007]-6.75;2)" office:value-type="float" office:value="0.0118226690702423" calcext:value-type="float">
            <text:p>0.011822669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564699" calcext:value-type="float">
            <text:p>6.564699</text:p>
          </table:table-cell>
          <table:table-cell office:value-type="float" office:value="6.6412676531" calcext:value-type="float">
            <text:p>6.6412676531</text:p>
          </table:table-cell>
          <table:table-cell table:formula="of:=POWER([.C1008]-6.75;2)" office:value-type="float" office:value="0.011822723262382" calcext:value-type="float">
            <text:p>0.0118227233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567385" calcext:value-type="float">
            <text:p>6.567385</text:p>
          </table:table-cell>
          <table:table-cell office:value-type="float" office:value="6.6412669893" calcext:value-type="float">
            <text:p>6.6412669893</text:p>
          </table:table-cell>
          <table:table-cell table:formula="of:=POWER([.C1009]-6.75;2)" office:value-type="float" office:value="0.0118228676158863" calcext:value-type="float">
            <text:p>0.0118228676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570016" calcext:value-type="float">
            <text:p>6.570016</text:p>
          </table:table-cell>
          <table:table-cell office:value-type="float" office:value="6.641266029" calcext:value-type="float">
            <text:p>6.641266029</text:p>
          </table:table-cell>
          <table:table-cell table:formula="of:=POWER([.C1010]-6.75;2)" office:value-type="float" office:value="0.0118230764494287" calcext:value-type="float">
            <text:p>0.011823076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572595" calcext:value-type="float">
            <text:p>6.572595</text:p>
          </table:table-cell>
          <table:table-cell office:value-type="float" office:value="6.6412648808" calcext:value-type="float">
            <text:p>6.6412648808</text:p>
          </table:table-cell>
          <table:table-cell table:formula="of:=POWER([.C1011]-6.75;2)" office:value-type="float" office:value="0.0118233261474383" calcext:value-type="float">
            <text:p>0.011823326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575127" calcext:value-type="float">
            <text:p>6.575127</text:p>
          </table:table-cell>
          <table:table-cell office:value-type="float" office:value="6.6412636445" calcext:value-type="float">
            <text:p>6.6412636445</text:p>
          </table:table-cell>
          <table:table-cell table:formula="of:=POWER([.C1012]-6.75;2)" office:value-type="float" office:value="0.0118235950074223" calcext:value-type="float">
            <text:p>0.011823595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577616" calcext:value-type="float">
            <text:p>6.577616</text:p>
          </table:table-cell>
          <table:table-cell office:value-type="float" office:value="6.6412624103" calcext:value-type="float">
            <text:p>6.6412624103</text:p>
          </table:table-cell>
          <table:table-cell table:formula="of:=POWER([.C1013]-6.75;2)" office:value-type="float" office:value="0.0118238634137657" calcext:value-type="float">
            <text:p>0.0118238634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580066" calcext:value-type="float">
            <text:p>6.580066</text:p>
          </table:table-cell>
          <table:table-cell office:value-type="float" office:value="6.6412612578" calcext:value-type="float">
            <text:p>6.6412612578</text:p>
          </table:table-cell>
          <table:table-cell table:formula="of:=POWER([.C1014]-6.75;2)" office:value-type="float" office:value="0.011824114055238" calcext:value-type="float">
            <text:p>0.0118241141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582483" calcext:value-type="float">
            <text:p>6.582483</text:p>
          </table:table-cell>
          <table:table-cell office:value-type="float" office:value="6.6412602567" calcext:value-type="float">
            <text:p>6.6412602567</text:p>
          </table:table-cell>
          <table:table-cell table:formula="of:=POWER([.C1015]-6.75;2)" office:value-type="float" office:value="0.0118243317729499" calcext:value-type="float">
            <text:p>0.011824331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584872" calcext:value-type="float">
            <text:p>6.584872</text:p>
          </table:table-cell>
          <table:table-cell office:value-type="float" office:value="6.6412594651" calcext:value-type="float">
            <text:p>6.6412594651</text:p>
          </table:table-cell>
          <table:table-cell table:formula="of:=POWER([.C1016]-6.75;2)" office:value-type="float" office:value="0.0118245039303381" calcext:value-type="float">
            <text:p>0.011824503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587237" calcext:value-type="float">
            <text:p>6.587237</text:p>
          </table:table-cell>
          <table:table-cell office:value-type="float" office:value="6.6412589291" calcext:value-type="float">
            <text:p>6.6412589291</text:p>
          </table:table-cell>
          <table:table-cell table:formula="of:=POWER([.C1017]-6.75;2)" office:value-type="float" office:value="0.0118246205004788" calcext:value-type="float">
            <text:p>0.011824620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589585" calcext:value-type="float">
            <text:p>6.589585</text:p>
          </table:table-cell>
          <table:table-cell office:value-type="float" office:value="6.6412586853" calcext:value-type="float">
            <text:p>6.6412586853</text:p>
          </table:table-cell>
          <table:table-cell table:formula="of:=POWER([.C1018]-6.75;2)" office:value-type="float" office:value="0.0118246735226843" calcext:value-type="float">
            <text:p>0.011824673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59192" calcext:value-type="float">
            <text:p>6.59192</text:p>
          </table:table-cell>
          <table:table-cell office:value-type="float" office:value="6.6412587573" calcext:value-type="float">
            <text:p>6.6412587573</text:p>
          </table:table-cell>
          <table:table-cell table:formula="of:=POWER([.C1019]-6.75;2)" office:value-type="float" office:value="0.0118246578639403" calcext:value-type="float">
            <text:p>0.0118246579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594248" calcext:value-type="float">
            <text:p>6.594248</text:p>
          </table:table-cell>
          <table:table-cell office:value-type="float" office:value="6.6412591579" calcext:value-type="float">
            <text:p>6.6412591579</text:p>
          </table:table-cell>
          <table:table-cell table:formula="of:=POWER([.C1020]-6.75;2)" office:value-type="float" office:value="0.011824570740617" calcext:value-type="float">
            <text:p>0.011824570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596574" calcext:value-type="float">
            <text:p>6.596574</text:p>
          </table:table-cell>
          <table:table-cell office:value-type="float" office:value="6.6412598894" calcext:value-type="float">
            <text:p>6.6412598894</text:p>
          </table:table-cell>
          <table:table-cell table:formula="of:=POWER([.C1021]-6.75;2)" office:value-type="float" office:value="0.0118244116533003" calcext:value-type="float">
            <text:p>0.0118244117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598902" calcext:value-type="float">
            <text:p>6.598902</text:p>
          </table:table-cell>
          <table:table-cell office:value-type="float" office:value="6.6412609431" calcext:value-type="float">
            <text:p>6.6412609431</text:p>
          </table:table-cell>
          <table:table-cell table:formula="of:=POWER([.C1022]-6.75;2)" office:value-type="float" office:value="0.0118241824955015" calcext:value-type="float">
            <text:p>0.0118241825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601238" calcext:value-type="float">
            <text:p>6.601238</text:p>
          </table:table-cell>
          <table:table-cell office:value-type="float" office:value="6.6412622997" calcext:value-type="float">
            <text:p>6.6412622997</text:p>
          </table:table-cell>
          <table:table-cell table:formula="of:=POWER([.C1023]-6.75;2)" office:value-type="float" office:value="0.0118238874665326" calcext:value-type="float">
            <text:p>0.0118238875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603586" calcext:value-type="float">
            <text:p>6.603586</text:p>
          </table:table-cell>
          <table:table-cell office:value-type="float" office:value="6.6412639302" calcext:value-type="float">
            <text:p>6.6412639302</text:p>
          </table:table-cell>
          <table:table-cell table:formula="of:=POWER([.C1024]-6.75;2)" office:value-type="float" office:value="0.0118235328755505" calcext:value-type="float">
            <text:p>0.011823532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60595" calcext:value-type="float">
            <text:p>6.60595</text:p>
          </table:table-cell>
          <table:table-cell office:value-type="float" office:value="6.6412657959" calcext:value-type="float">
            <text:p>6.6412657959</text:p>
          </table:table-cell>
          <table:table-cell table:formula="of:=POWER([.C1025]-6.75;2)" office:value-type="float" office:value="0.0118231271412605" calcext:value-type="float">
            <text:p>0.011823127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608334" calcext:value-type="float">
            <text:p>6.608334</text:p>
          </table:table-cell>
          <table:table-cell office:value-type="float" office:value="6.6412678496" calcext:value-type="float">
            <text:p>6.6412678496</text:p>
          </table:table-cell>
          <table:table-cell table:formula="of:=POWER([.C1026]-6.75;2)" office:value-type="float" office:value="0.0118226805306082" calcext:value-type="float">
            <text:p>0.0118226805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61074" calcext:value-type="float">
            <text:p>6.61074</text:p>
          </table:table-cell>
          <table:table-cell office:value-type="float" office:value="6.6412700365" calcext:value-type="float">
            <text:p>6.6412700365</text:p>
          </table:table-cell>
          <table:table-cell table:formula="of:=POWER([.C1027]-6.75;2)" office:value-type="float" office:value="0.0118222049627114" calcext:value-type="float">
            <text:p>0.011822205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613173" calcext:value-type="float">
            <text:p>6.613173</text:p>
          </table:table-cell>
          <table:table-cell office:value-type="float" office:value="6.6412722954" calcext:value-type="float">
            <text:p>6.6412722954</text:p>
          </table:table-cell>
          <table:table-cell table:formula="of:=POWER([.C1028]-6.75;2)" office:value-type="float" office:value="0.0118217137475848" calcext:value-type="float">
            <text:p>0.011821713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615633" calcext:value-type="float">
            <text:p>6.615633</text:p>
          </table:table-cell>
          <table:table-cell office:value-type="float" office:value="6.6412745553" calcext:value-type="float">
            <text:p>6.6412745553</text:p>
          </table:table-cell>
          <table:table-cell table:formula="of:=POWER([.C1029]-6.75;2)" office:value-type="float" office:value="0.0118212223252128" calcext:value-type="float">
            <text:p>0.0118212223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618123" calcext:value-type="float">
            <text:p>6.618123</text:p>
          </table:table-cell>
          <table:table-cell office:value-type="float" office:value="6.6412767444" calcext:value-type="float">
            <text:p>6.6412767444</text:p>
          </table:table-cell>
          <table:table-cell table:formula="of:=POWER([.C1030]-6.75;2)" office:value-type="float" office:value="0.011820746308263" calcext:value-type="float">
            <text:p>0.011820746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620644" calcext:value-type="float">
            <text:p>6.620644</text:p>
          </table:table-cell>
          <table:table-cell office:value-type="float" office:value="6.6412787841" calcext:value-type="float">
            <text:p>6.6412787841</text:p>
          </table:table-cell>
          <table:table-cell table:formula="of:=POWER([.C1031]-6.75;2)" office:value-type="float" office:value="0.0118203027867744" calcext:value-type="float">
            <text:p>0.011820302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623198" calcext:value-type="float">
            <text:p>6.623198</text:p>
          </table:table-cell>
          <table:table-cell office:value-type="float" office:value="6.6412805929" calcext:value-type="float">
            <text:p>6.6412805929</text:p>
          </table:table-cell>
          <table:table-cell table:formula="of:=POWER([.C1032]-6.75;2)" office:value-type="float" office:value="0.0118199094801755" calcext:value-type="float">
            <text:p>0.0118199095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625784" calcext:value-type="float">
            <text:p>6.625784</text:p>
          </table:table-cell>
          <table:table-cell office:value-type="float" office:value="6.6412820849" calcext:value-type="float">
            <text:p>6.6412820849</text:p>
          </table:table-cell>
          <table:table-cell table:formula="of:=POWER([.C1033]-6.75;2)" office:value-type="float" office:value="0.0118195850636908" calcext:value-type="float">
            <text:p>0.011819585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628402" calcext:value-type="float">
            <text:p>6.628402</text:p>
          </table:table-cell>
          <table:table-cell office:value-type="float" office:value="6.641283174" calcext:value-type="float">
            <text:p>6.641283174</text:p>
          </table:table-cell>
          <table:table-cell table:formula="of:=POWER([.C1034]-6.75;2)" office:value-type="float" office:value="0.0118193482555143" calcext:value-type="float">
            <text:p>0.011819348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631052" calcext:value-type="float">
            <text:p>6.631052</text:p>
          </table:table-cell>
          <table:table-cell office:value-type="float" office:value="6.6412837744" calcext:value-type="float">
            <text:p>6.6412837744</text:p>
          </table:table-cell>
          <table:table-cell table:formula="of:=POWER([.C1035]-6.75;2)" office:value-type="float" office:value="0.0118192177087102" calcext:value-type="float">
            <text:p>0.0118192177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633731" calcext:value-type="float">
            <text:p>6.633731</text:p>
          </table:table-cell>
          <table:table-cell office:value-type="float" office:value="6.6412838002" calcext:value-type="float">
            <text:p>6.6412838002</text:p>
          </table:table-cell>
          <table:table-cell table:formula="of:=POWER([.C1036]-6.75;2)" office:value-type="float" office:value="0.0118192120989535" calcext:value-type="float">
            <text:p>0.011819212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636439" calcext:value-type="float">
            <text:p>6.636439</text:p>
          </table:table-cell>
          <table:table-cell office:value-type="float" office:value="6.6412831676" calcext:value-type="float">
            <text:p>6.6412831676</text:p>
          </table:table-cell>
          <table:table-cell table:formula="of:=POWER([.C1037]-6.75;2)" office:value-type="float" office:value="0.0118193496470897" calcext:value-type="float">
            <text:p>0.011819349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639174" calcext:value-type="float">
            <text:p>6.639174</text:p>
          </table:table-cell>
          <table:table-cell office:value-type="float" office:value="6.6412817927" calcext:value-type="float">
            <text:p>6.6412817927</text:p>
          </table:table-cell>
          <table:table-cell table:formula="of:=POWER([.C1038]-6.75;2)" office:value-type="float" office:value="0.0118196485985258" calcext:value-type="float">
            <text:p>0.0118196486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641932" calcext:value-type="float">
            <text:p>6.641932</text:p>
          </table:table-cell>
          <table:table-cell office:value-type="float" office:value="6.6412795972" calcext:value-type="float">
            <text:p>6.6412795972</text:p>
          </table:table-cell>
          <table:table-cell table:formula="of:=POWER([.C1039]-6.75;2)" office:value-type="float" office:value="0.0118201259849941" calcext:value-type="float">
            <text:p>0.01182012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64471" calcext:value-type="float">
            <text:p>6.64471</text:p>
          </table:table-cell>
          <table:table-cell office:value-type="float" office:value="6.641276507" calcext:value-type="float">
            <text:p>6.641276507</text:p>
          </table:table-cell>
          <table:table-cell table:formula="of:=POWER([.C1040]-6.75;2)" office:value-type="float" office:value="0.0118207979301211" calcext:value-type="float">
            <text:p>0.0118207979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647506" calcext:value-type="float">
            <text:p>6.647506</text:p>
          </table:table-cell>
          <table:table-cell office:value-type="float" office:value="6.6412724522" calcext:value-type="float">
            <text:p>6.6412724522</text:p>
          </table:table-cell>
          <table:table-cell table:formula="of:=POWER([.C1041]-6.75;2)" office:value-type="float" office:value="0.0118216796506013" calcext:value-type="float">
            <text:p>0.0118216797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650314" calcext:value-type="float">
            <text:p>6.650314</text:p>
          </table:table-cell>
          <table:table-cell office:value-type="float" office:value="6.6412673684" calcext:value-type="float">
            <text:p>6.6412673684</text:p>
          </table:table-cell>
          <table:table-cell table:formula="of:=POWER([.C1042]-6.75;2)" office:value-type="float" office:value="0.0118227851746613" calcext:value-type="float">
            <text:p>0.0118227852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653133" calcext:value-type="float">
            <text:p>6.653133</text:p>
          </table:table-cell>
          <table:table-cell office:value-type="float" office:value="6.6412612009" calcext:value-type="float">
            <text:p>6.6412612009</text:p>
          </table:table-cell>
          <table:table-cell table:formula="of:=POWER([.C1043]-6.75;2)" office:value-type="float" office:value="0.0118241264297102" calcext:value-type="float">
            <text:p>0.0118241264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655955" calcext:value-type="float">
            <text:p>6.655955</text:p>
          </table:table-cell>
          <table:table-cell office:value-type="float" office:value="6.641253898" calcext:value-type="float">
            <text:p>6.641253898</text:p>
          </table:table-cell>
          <table:table-cell table:formula="of:=POWER([.C1044]-6.75;2)" office:value-type="float" office:value="0.0118257147001943" calcext:value-type="float">
            <text:p>0.0118257147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658779" calcext:value-type="float">
            <text:p>6.658779</text:p>
          </table:table-cell>
          <table:table-cell office:value-type="float" office:value="6.64124542" calcext:value-type="float">
            <text:p>6.64124542</text:p>
          </table:table-cell>
          <table:table-cell table:formula="of:=POWER([.C1045]-6.75;2)" office:value-type="float" office:value="0.0118275586709765" calcext:value-type="float">
            <text:p>0.0118275587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661598" calcext:value-type="float">
            <text:p>6.661598</text:p>
          </table:table-cell>
          <table:table-cell office:value-type="float" office:value="6.6412357325" calcext:value-type="float">
            <text:p>6.6412357325</text:p>
          </table:table-cell>
          <table:table-cell table:formula="of:=POWER([.C1046]-6.75;2)" office:value-type="float" office:value="0.0118296658848115" calcext:value-type="float">
            <text:p>0.0118296659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664407" calcext:value-type="float">
            <text:p>6.664407</text:p>
          </table:table-cell>
          <table:table-cell office:value-type="float" office:value="6.641224812" calcext:value-type="float">
            <text:p>6.641224812</text:p>
          </table:table-cell>
          <table:table-cell table:formula="of:=POWER([.C1047]-6.75;2)" office:value-type="float" office:value="0.0118320415244354" calcext:value-type="float">
            <text:p>0.0118320415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667203" calcext:value-type="float">
            <text:p>6.667203</text:p>
          </table:table-cell>
          <table:table-cell office:value-type="float" office:value="6.6412126445" calcext:value-type="float">
            <text:p>6.6412126445</text:p>
          </table:table-cell>
          <table:table-cell table:formula="of:=POWER([.C1048]-6.75;2)" office:value-type="float" office:value="0.0118346887166833" calcext:value-type="float">
            <text:p>0.0118346887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669979" calcext:value-type="float">
            <text:p>6.669979</text:p>
          </table:table-cell>
          <table:table-cell office:value-type="float" office:value="6.6411992234" calcext:value-type="float">
            <text:p>6.6411992234</text:p>
          </table:table-cell>
          <table:table-cell table:formula="of:=POWER([.C1049]-6.75;2)" office:value-type="float" office:value="0.0118376089887631" calcext:value-type="float">
            <text:p>0.01183760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672731" calcext:value-type="float">
            <text:p>6.672731</text:p>
          </table:table-cell>
          <table:table-cell office:value-type="float" office:value="6.6411845553" calcext:value-type="float">
            <text:p>6.6411845553</text:p>
          </table:table-cell>
          <table:table-cell table:formula="of:=POWER([.C1050]-6.75;2)" office:value-type="float" office:value="0.0118408010052588" calcext:value-type="float">
            <text:p>0.01184080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675455" calcext:value-type="float">
            <text:p>6.675455</text:p>
          </table:table-cell>
          <table:table-cell office:value-type="float" office:value="6.6411686541" calcext:value-type="float">
            <text:p>6.6411686541</text:p>
          </table:table-cell>
          <table:table-cell table:formula="of:=POWER([.C1051]-6.75;2)" office:value-type="float" office:value="0.0118442618504054" calcext:value-type="float">
            <text:p>0.0118442619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678145" calcext:value-type="float">
            <text:p>6.678145</text:p>
          </table:table-cell>
          <table:table-cell office:value-type="float" office:value="6.6411515446" calcext:value-type="float">
            <text:p>6.6411515446</text:p>
          </table:table-cell>
          <table:table-cell table:formula="of:=POWER([.C1052]-6.75;2)" office:value-type="float" office:value="0.0118479862429659" calcext:value-type="float">
            <text:p>0.011847986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680797" calcext:value-type="float">
            <text:p>6.680797</text:p>
          </table:table-cell>
          <table:table-cell office:value-type="float" office:value="6.6411332621" calcext:value-type="float">
            <text:p>6.6411332621</text:p>
          </table:table-cell>
          <table:table-cell table:formula="of:=POWER([.C1053]-6.75;2)" office:value-type="float" office:value="0.0118519666209872" calcext:value-type="float">
            <text:p>0.0118519666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683407" calcext:value-type="float">
            <text:p>6.683407</text:p>
          </table:table-cell>
          <table:table-cell office:value-type="float" office:value="6.6411138507" calcext:value-type="float">
            <text:p>6.6411138507</text:p>
          </table:table-cell>
          <table:table-cell table:formula="of:=POWER([.C1054]-6.75;2)" office:value-type="float" office:value="0.0118561935093819" calcext:value-type="float">
            <text:p>0.0118561935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68597" calcext:value-type="float">
            <text:p>6.68597</text:p>
          </table:table-cell>
          <table:table-cell office:value-type="float" office:value="6.6410933641" calcext:value-type="float">
            <text:p>6.6410933641</text:p>
          </table:table-cell>
          <table:table-cell table:formula="of:=POWER([.C1055]-6.75;2)" office:value-type="float" office:value="0.0118606553430553" calcext:value-type="float">
            <text:p>0.0118606553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688483" calcext:value-type="float">
            <text:p>6.688483</text:p>
          </table:table-cell>
          <table:table-cell office:value-type="float" office:value="6.6410718668" calcext:value-type="float">
            <text:p>6.6410718668</text:p>
          </table:table-cell>
          <table:table-cell table:formula="of:=POWER([.C1056]-6.75;2)" office:value-type="float" office:value="0.011865338202437" calcext:value-type="float">
            <text:p>0.0118653382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690943" calcext:value-type="float">
            <text:p>6.690943</text:p>
          </table:table-cell>
          <table:table-cell office:value-type="float" office:value="6.6410494318" calcext:value-type="float">
            <text:p>6.6410494318</text:p>
          </table:table-cell>
          <table:table-cell table:formula="of:=POWER([.C1057]-6.75;2)" office:value-type="float" office:value="0.0118702263111029" calcext:value-type="float">
            <text:p>0.0118702263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693347" calcext:value-type="float">
            <text:p>6.693347</text:p>
          </table:table-cell>
          <table:table-cell office:value-type="float" office:value="6.6410261386" calcext:value-type="float">
            <text:p>6.6410261386</text:p>
          </table:table-cell>
          <table:table-cell table:formula="of:=POWER([.C1058]-6.75;2)" office:value-type="float" office:value="0.0118753024684264" calcext:value-type="float">
            <text:p>0.0118753025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695691" calcext:value-type="float">
            <text:p>6.695691</text:p>
          </table:table-cell>
          <table:table-cell office:value-type="float" office:value="6.6410020763" calcext:value-type="float">
            <text:p>6.6410020763</text:p>
          </table:table-cell>
          <table:table-cell table:formula="of:=POWER([.C1059]-6.75;2)" office:value-type="float" office:value="0.0118805473709109" calcext:value-type="float">
            <text:p>0.0118805474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697974" calcext:value-type="float">
            <text:p>6.697974</text:p>
          </table:table-cell>
          <table:table-cell office:value-type="float" office:value="6.6409773416" calcext:value-type="float">
            <text:p>6.6409773416</text:p>
          </table:table-cell>
          <table:table-cell table:formula="of:=POWER([.C1060]-6.75;2)" office:value-type="float" office:value="0.011885940044603" calcext:value-type="float">
            <text:p>0.01188594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700194" calcext:value-type="float">
            <text:p>6.700194</text:p>
          </table:table-cell>
          <table:table-cell office:value-type="float" office:value="6.6409520365" calcext:value-type="float">
            <text:p>6.6409520365</text:p>
          </table:table-cell>
          <table:table-cell table:formula="of:=POWER([.C1061]-6.75;2)" office:value-type="float" office:value="0.0118914583434974" calcext:value-type="float">
            <text:p>0.0118914583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70235" calcext:value-type="float">
            <text:p>6.70235</text:p>
          </table:table-cell>
          <table:table-cell office:value-type="float" office:value="6.6409262707" calcext:value-type="float">
            <text:p>6.6409262707</text:p>
          </table:table-cell>
          <table:table-cell table:formula="of:=POWER([.C1062]-6.75;2)" office:value-type="float" office:value="0.0118970784234098" calcext:value-type="float">
            <text:p>0.0118970784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70444" calcext:value-type="float">
            <text:p>6.70444</text:p>
          </table:table-cell>
          <table:table-cell office:value-type="float" office:value="6.6409001568" calcext:value-type="float">
            <text:p>6.6409001568</text:p>
          </table:table-cell>
          <table:table-cell table:formula="of:=POWER([.C1063]-6.75;2)" office:value-type="float" office:value="0.0119027757862646" calcext:value-type="float">
            <text:p>0.0119027758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706466" calcext:value-type="float">
            <text:p>6.706466</text:p>
          </table:table-cell>
          <table:table-cell office:value-type="float" office:value="6.6408738153" calcext:value-type="float">
            <text:p>6.6408738153</text:p>
          </table:table-cell>
          <table:table-cell table:formula="of:=POWER([.C1064]-6.75;2)" office:value-type="float" office:value="0.0119085241871785" calcext:value-type="float">
            <text:p>0.0119085242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708426" calcext:value-type="float">
            <text:p>6.708426</text:p>
          </table:table-cell>
          <table:table-cell office:value-type="float" office:value="6.6408473663" calcext:value-type="float">
            <text:p>6.6408473663</text:p>
          </table:table-cell>
          <table:table-cell table:formula="of:=POWER([.C1065]-6.75;2)" office:value-type="float" office:value="0.0119142974436464" calcext:value-type="float">
            <text:p>0.0119142974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710322" calcext:value-type="float">
            <text:p>6.710322</text:p>
          </table:table-cell>
          <table:table-cell office:value-type="float" office:value="6.6408209356" calcext:value-type="float">
            <text:p>6.6408209356</text:p>
          </table:table-cell>
          <table:table-cell table:formula="of:=POWER([.C1066]-6.75;2)" office:value-type="float" office:value="0.0119200681032594" calcext:value-type="float">
            <text:p>0.0119200681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712154" calcext:value-type="float">
            <text:p>6.712154</text:p>
          </table:table-cell>
          <table:table-cell office:value-type="float" office:value="6.6407946498" calcext:value-type="float">
            <text:p>6.6407946498</text:p>
          </table:table-cell>
          <table:table-cell table:formula="of:=POWER([.C1067]-6.75;2)" office:value-type="float" office:value="0.0119258085123046" calcext:value-type="float">
            <text:p>0.0119258085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713926" calcext:value-type="float">
            <text:p>6.713926</text:p>
          </table:table-cell>
          <table:table-cell office:value-type="float" office:value="6.6407686369" calcext:value-type="float">
            <text:p>6.6407686369</text:p>
          </table:table-cell>
          <table:table-cell table:formula="of:=POWER([.C1068]-6.75;2)" office:value-type="float" office:value="0.0119314906846841" calcext:value-type="float">
            <text:p>0.011931490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715638" calcext:value-type="float">
            <text:p>6.715638</text:p>
          </table:table-cell>
          <table:table-cell office:value-type="float" office:value="6.6407430226" calcext:value-type="float">
            <text:p>6.6407430226</text:p>
          </table:table-cell>
          <table:table-cell table:formula="of:=POWER([.C1069]-6.75;2)" office:value-type="float" office:value="0.0119370871105842" calcext:value-type="float">
            <text:p>0.011937087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717293" calcext:value-type="float">
            <text:p>6.717293</text:p>
          </table:table-cell>
          <table:table-cell office:value-type="float" office:value="6.6407179345" calcext:value-type="float">
            <text:p>6.6407179345</text:p>
          </table:table-cell>
          <table:table-cell table:formula="of:=POWER([.C1070]-6.75;2)" office:value-type="float" office:value="0.0119425698399464" calcext:value-type="float">
            <text:p>0.0119425698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718895" calcext:value-type="float">
            <text:p>6.718895</text:p>
          </table:table-cell>
          <table:table-cell office:value-type="float" office:value="6.6406934984" calcext:value-type="float">
            <text:p>6.6406934984</text:p>
          </table:table-cell>
          <table:table-cell table:formula="of:=POWER([.C1071]-6.75;2)" office:value-type="float" office:value="0.0119479112920308" calcext:value-type="float">
            <text:p>0.0119479113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720447" calcext:value-type="float">
            <text:p>6.720447</text:p>
          </table:table-cell>
          <table:table-cell office:value-type="float" office:value="6.6406698367" calcext:value-type="float">
            <text:p>6.6406698367</text:p>
          </table:table-cell>
          <table:table-cell table:formula="of:=POWER([.C1072]-6.75;2)" office:value-type="float" office:value="0.0119530846072047" calcext:value-type="float">
            <text:p>0.011953084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721953" calcext:value-type="float">
            <text:p>6.721953</text:p>
          </table:table-cell>
          <table:table-cell office:value-type="float" office:value="6.6406470677" calcext:value-type="float">
            <text:p>6.6406470677</text:p>
          </table:table-cell>
          <table:table-cell table:formula="of:=POWER([.C1073]-6.75;2)" office:value-type="float" office:value="0.0119580638026084" calcext:value-type="float">
            <text:p>0.0119580638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723418" calcext:value-type="float">
            <text:p>6.723418</text:p>
          </table:table-cell>
          <table:table-cell office:value-type="float" office:value="6.6406253061" calcext:value-type="float">
            <text:p>6.6406253061</text:p>
          </table:table-cell>
          <table:table-cell table:formula="of:=POWER([.C1074]-6.75;2)" office:value-type="float" office:value="0.0119628236657186" calcext:value-type="float">
            <text:p>0.0119628237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724845" calcext:value-type="float">
            <text:p>6.724845</text:p>
          </table:table-cell>
          <table:table-cell office:value-type="float" office:value="6.6406046617" calcext:value-type="float">
            <text:p>6.6406046617</text:p>
          </table:table-cell>
          <table:table-cell table:formula="of:=POWER([.C1075]-6.75;2)" office:value-type="float" office:value="0.0119673400417714" calcext:value-type="float">
            <text:p>0.01196734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72624" calcext:value-type="float">
            <text:p>6.72624</text:p>
          </table:table-cell>
          <table:table-cell office:value-type="float" office:value="6.6405852385" calcext:value-type="float">
            <text:p>6.6405852385</text:p>
          </table:table-cell>
          <table:table-cell table:formula="of:=POWER([.C1076]-6.75;2)" office:value-type="float" office:value="0.0119715900341019" calcext:value-type="float">
            <text:p>0.0119715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727608" calcext:value-type="float">
            <text:p>6.727608</text:p>
          </table:table-cell>
          <table:table-cell office:value-type="float" office:value="6.6405671332" calcext:value-type="float">
            <text:p>6.6405671332</text:p>
          </table:table-cell>
          <table:table-cell table:formula="of:=POWER([.C1077]-6.75;2)" office:value-type="float" office:value="0.0119755523360665" calcext:value-type="float">
            <text:p>0.0119755523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728955" calcext:value-type="float">
            <text:p>6.728955</text:p>
          </table:table-cell>
          <table:table-cell office:value-type="float" office:value="6.6405504372" calcext:value-type="float">
            <text:p>6.6405504372</text:p>
          </table:table-cell>
          <table:table-cell table:formula="of:=POWER([.C1078]-6.75;2)" office:value-type="float" office:value="0.0119792067971112" calcext:value-type="float">
            <text:p>0.0119792068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730286" calcext:value-type="float">
            <text:p>6.730286</text:p>
          </table:table-cell>
          <table:table-cell office:value-type="float" office:value="6.6405352309" calcext:value-type="float">
            <text:p>6.6405352309</text:p>
          </table:table-cell>
          <table:table-cell table:formula="of:=POWER([.C1079]-6.75;2)" office:value-type="float" office:value="0.0119825356741162" calcext:value-type="float">
            <text:p>0.011982535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731606" calcext:value-type="float">
            <text:p>6.731606</text:p>
          </table:table-cell>
          <table:table-cell office:value-type="float" office:value="6.6405215886" calcext:value-type="float">
            <text:p>6.6405215886</text:p>
          </table:table-cell>
          <table:table-cell table:formula="of:=POWER([.C1080]-6.75;2)" office:value-type="float" office:value="0.0119855225626676" calcext:value-type="float">
            <text:p>0.0119855226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732922" calcext:value-type="float">
            <text:p>6.732922</text:p>
          </table:table-cell>
          <table:table-cell office:value-type="float" office:value="6.6405095768" calcext:value-type="float">
            <text:p>6.6405095768</text:p>
          </table:table-cell>
          <table:table-cell table:formula="of:=POWER([.C1081]-6.75;2)" office:value-type="float" office:value="0.0119881527725152" calcext:value-type="float">
            <text:p>0.011988152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734239" calcext:value-type="float">
            <text:p>6.734239</text:p>
          </table:table-cell>
          <table:table-cell office:value-type="float" office:value="6.6404992513" calcext:value-type="float">
            <text:p>6.6404992513</text:p>
          </table:table-cell>
          <table:table-cell table:formula="of:=POWER([.C1082]-6.75;2)" office:value-type="float" office:value="0.0119904139658606" calcext:value-type="float">
            <text:p>0.01199041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735564" calcext:value-type="float">
            <text:p>6.735564</text:p>
          </table:table-cell>
          <table:table-cell office:value-type="float" office:value="6.6404906584" calcext:value-type="float">
            <text:p>6.6404906584</text:p>
          </table:table-cell>
          <table:table-cell table:formula="of:=POWER([.C1083]-6.75;2)" office:value-type="float" office:value="0.0119922958976655" calcext:value-type="float">
            <text:p>0.0119922959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736901" calcext:value-type="float">
            <text:p>6.736901</text:p>
          </table:table-cell>
          <table:table-cell office:value-type="float" office:value="6.6404838335" calcext:value-type="float">
            <text:p>6.6404838335</text:p>
          </table:table-cell>
          <table:table-cell table:formula="of:=POWER([.C1084]-6.75;2)" office:value-type="float" office:value="0.0119937907248557" calcext:value-type="float">
            <text:p>0.011993790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738257" calcext:value-type="float">
            <text:p>6.738257</text:p>
          </table:table-cell>
          <table:table-cell office:value-type="float" office:value="6.6404788045" calcext:value-type="float">
            <text:p>6.6404788045</text:p>
          </table:table-cell>
          <table:table-cell table:formula="of:=POWER([.C1085]-6.75;2)" office:value-type="float" office:value="0.0119948922637493" calcext:value-type="float">
            <text:p>0.0119948923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739636" calcext:value-type="float">
            <text:p>6.739636</text:p>
          </table:table-cell>
          <table:table-cell office:value-type="float" office:value="6.6404755875" calcext:value-type="float">
            <text:p>6.6404755875</text:p>
          </table:table-cell>
          <table:table-cell table:formula="of:=POWER([.C1086]-6.75;2)" office:value-type="float" office:value="0.0119955969334701" calcext:value-type="float">
            <text:p>0.0119955969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41045" calcext:value-type="float">
            <text:p>6.741045</text:p>
          </table:table-cell>
          <table:table-cell office:value-type="float" office:value="6.6404741912" calcext:value-type="float">
            <text:p>6.6404741912</text:p>
          </table:table-cell>
          <table:table-cell table:formula="of:=POWER([.C1087]-6.75;2)" office:value-type="float" office:value="0.0119959027932941" calcext:value-type="float">
            <text:p>0.0119959028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742488" calcext:value-type="float">
            <text:p>6.742488</text:p>
          </table:table-cell>
          <table:table-cell office:value-type="float" office:value="6.6404746101" calcext:value-type="float">
            <text:p>6.6404746101</text:p>
          </table:table-cell>
          <table:table-cell table:formula="of:=POWER([.C1088]-6.75;2)" office:value-type="float" office:value="0.011995811032747" calcext:value-type="float">
            <text:p>0.01199581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74397" calcext:value-type="float">
            <text:p>6.74397</text:p>
          </table:table-cell>
          <table:table-cell office:value-type="float" office:value="6.6404768303" calcext:value-type="float">
            <text:p>6.6404768303</text:p>
          </table:table-cell>
          <table:table-cell table:formula="of:=POWER([.C1089]-6.75;2)" office:value-type="float" office:value="0.011995324701135" calcext:value-type="float">
            <text:p>0.011995324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745495" calcext:value-type="float">
            <text:p>6.745495</text:p>
          </table:table-cell>
          <table:table-cell office:value-type="float" office:value="6.6404808292" calcext:value-type="float">
            <text:p>6.6404808292</text:p>
          </table:table-cell>
          <table:table-cell table:formula="of:=POWER([.C1090]-6.75;2)" office:value-type="float" office:value="0.0119944487727195" calcext:value-type="float">
            <text:p>0.0119944488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747068" calcext:value-type="float">
            <text:p>6.747068</text:p>
          </table:table-cell>
          <table:table-cell office:value-type="float" office:value="6.6404865747" calcext:value-type="float">
            <text:p>6.6404865747</text:p>
          </table:table-cell>
          <table:table-cell table:formula="of:=POWER([.C1091]-6.75;2)" office:value-type="float" office:value="0.0119931903209387" calcext:value-type="float">
            <text:p>0.0119931903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748693" calcext:value-type="float">
            <text:p>6.748693</text:p>
          </table:table-cell>
          <table:table-cell office:value-type="float" office:value="6.6404940226" calcext:value-type="float">
            <text:p>6.6404940226</text:p>
          </table:table-cell>
          <table:table-cell table:formula="of:=POWER([.C1092]-6.75;2)" office:value-type="float" office:value="0.0119915590863292" calcext:value-type="float">
            <text:p>0.011991559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750372" calcext:value-type="float">
            <text:p>6.750372</text:p>
          </table:table-cell>
          <table:table-cell office:value-type="float" office:value="6.6405031214" calcext:value-type="float">
            <text:p>6.6405031214</text:p>
          </table:table-cell>
          <table:table-cell table:formula="of:=POWER([.C1093]-6.75;2)" office:value-type="float" office:value="0.0119895664231431" calcext:value-type="float">
            <text:p>0.0119895664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752108" calcext:value-type="float">
            <text:p>6.752108</text:p>
          </table:table-cell>
          <table:table-cell office:value-type="float" office:value="6.640513812" calcext:value-type="float">
            <text:p>6.640513812</text:p>
          </table:table-cell>
          <table:table-cell table:formula="of:=POWER([.C1094]-6.75;2)" office:value-type="float" office:value="0.0119872253627713" calcext:value-type="float">
            <text:p>0.011987225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753903" calcext:value-type="float">
            <text:p>6.753903</text:p>
          </table:table-cell>
          <table:table-cell office:value-type="float" office:value="6.6405260258" calcext:value-type="float">
            <text:p>6.6405260258</text:p>
          </table:table-cell>
          <table:table-cell table:formula="of:=POWER([.C1095]-6.75;2)" office:value-type="float" office:value="0.0119845510271423" calcext:value-type="float">
            <text:p>0.01198455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755761" calcext:value-type="float">
            <text:p>6.755761</text:p>
          </table:table-cell>
          <table:table-cell office:value-type="float" office:value="6.6405396885" calcext:value-type="float">
            <text:p>6.6405396885</text:p>
          </table:table-cell>
          <table:table-cell table:formula="of:=POWER([.C1096]-6.75;2)" office:value-type="float" office:value="0.0119815597936771" calcext:value-type="float">
            <text:p>0.0119815598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757681" calcext:value-type="float">
            <text:p>6.757681</text:p>
          </table:table-cell>
          <table:table-cell office:value-type="float" office:value="6.6405547154" calcext:value-type="float">
            <text:p>6.6405547154</text:p>
          </table:table-cell>
          <table:table-cell table:formula="of:=POWER([.C1097]-6.75;2)" office:value-type="float" office:value="0.0119782703211749" calcext:value-type="float">
            <text:p>0.0119782703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759664" calcext:value-type="float">
            <text:p>6.759664</text:p>
          </table:table-cell>
          <table:table-cell office:value-type="float" office:value="6.6405710183" calcext:value-type="float">
            <text:p>6.6405710183</text:p>
          </table:table-cell>
          <table:table-cell table:formula="of:=POWER([.C1098]-6.75;2)" office:value-type="float" office:value="0.0119747020358989" calcext:value-type="float">
            <text:p>0.011974702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761711" calcext:value-type="float">
            <text:p>6.761711</text:p>
          </table:table-cell>
          <table:table-cell office:value-type="float" office:value="6.6405885027" calcext:value-type="float">
            <text:p>6.6405885027</text:p>
          </table:table-cell>
          <table:table-cell table:formula="of:=POWER([.C1099]-6.75;2)" office:value-type="float" office:value="0.0119708757414279" calcext:value-type="float">
            <text:p>0.0119708757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763822" calcext:value-type="float">
            <text:p>6.763822</text:p>
          </table:table-cell>
          <table:table-cell office:value-type="float" office:value="6.6406070687" calcext:value-type="float">
            <text:p>6.6406070687</text:p>
          </table:table-cell>
          <table:table-cell table:formula="of:=POWER([.C1100]-6.75;2)" office:value-type="float" office:value="0.0119668134184066" calcext:value-type="float">
            <text:p>0.011966813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765996" calcext:value-type="float">
            <text:p>6.765996</text:p>
          </table:table-cell>
          <table:table-cell office:value-type="float" office:value="6.6406266112" calcext:value-type="float">
            <text:p>6.6406266112</text:p>
          </table:table-cell>
          <table:table-cell table:formula="of:=POWER([.C1101]-6.75;2)" office:value-type="float" office:value="0.0119625381775959" calcext:value-type="float">
            <text:p>0.011962538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76823" calcext:value-type="float">
            <text:p>6.76823</text:p>
          </table:table-cell>
          <table:table-cell office:value-type="float" office:value="6.6406470215" calcext:value-type="float">
            <text:p>6.6406470215</text:p>
          </table:table-cell>
          <table:table-cell table:formula="of:=POWER([.C1102]-6.75;2)" office:value-type="float" office:value="0.0119580739068216" calcext:value-type="float">
            <text:p>0.0119580739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770524" calcext:value-type="float">
            <text:p>6.770524</text:p>
          </table:table-cell>
          <table:table-cell office:value-type="float" office:value="6.6406681901" calcext:value-type="float">
            <text:p>6.6406681901</text:p>
          </table:table-cell>
          <table:table-cell table:formula="of:=POWER([.C1103]-6.75;2)" office:value-type="float" office:value="0.0119534446560098" calcext:value-type="float">
            <text:p>0.0119534447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772875" calcext:value-type="float">
            <text:p>6.772875</text:p>
          </table:table-cell>
          <table:table-cell office:value-type="float" office:value="6.6406900032" calcext:value-type="float">
            <text:p>6.6406900032</text:p>
          </table:table-cell>
          <table:table-cell table:formula="of:=POWER([.C1104]-6.75;2)" office:value-type="float" office:value="0.0119486754004161" calcext:value-type="float">
            <text:p>0.0119486754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775279" calcext:value-type="float">
            <text:p>6.775279</text:p>
          </table:table-cell>
          <table:table-cell office:value-type="float" office:value="6.6407123459" calcext:value-type="float">
            <text:p>6.6407123459</text:p>
          </table:table-cell>
          <table:table-cell table:formula="of:=POWER([.C1105]-6.75;2)" office:value-type="float" office:value="0.0119437913386813" calcext:value-type="float">
            <text:p>0.0119437913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777734" calcext:value-type="float">
            <text:p>6.777734</text:p>
          </table:table-cell>
          <table:table-cell office:value-type="float" office:value="6.6407351042" calcext:value-type="float">
            <text:p>6.6407351042</text:p>
          </table:table-cell>
          <table:table-cell table:formula="of:=POWER([.C1106]-6.75;2)" office:value-type="float" office:value="0.0119388174541849" calcext:value-type="float">
            <text:p>0.0119388175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780235" calcext:value-type="float">
            <text:p>6.780235</text:p>
          </table:table-cell>
          <table:table-cell office:value-type="float" office:value="6.6407581611" calcext:value-type="float">
            <text:p>6.6407581611</text:p>
          </table:table-cell>
          <table:table-cell table:formula="of:=POWER([.C1107]-6.75;2)" office:value-type="float" office:value="0.0119337793662536" calcext:value-type="float">
            <text:p>0.0119337794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782778" calcext:value-type="float">
            <text:p>6.782778</text:p>
          </table:table-cell>
          <table:table-cell office:value-type="float" office:value="6.6407814028" calcext:value-type="float">
            <text:p>6.6407814028</text:p>
          </table:table-cell>
          <table:table-cell table:formula="of:=POWER([.C1108]-6.75;2)" office:value-type="float" office:value="0.0119287019743358" calcext:value-type="float">
            <text:p>0.011928702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785358" calcext:value-type="float">
            <text:p>6.785358</text:p>
          </table:table-cell>
          <table:table-cell office:value-type="float" office:value="6.6408047164" calcext:value-type="float">
            <text:p>6.6408047164</text:p>
          </table:table-cell>
          <table:table-cell table:formula="of:=POWER([.C1109]-6.75;2)" office:value-type="float" office:value="0.0119236099604844" calcext:value-type="float">
            <text:p>0.01192361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78797" calcext:value-type="float">
            <text:p>6.78797</text:p>
          </table:table-cell>
          <table:table-cell office:value-type="float" office:value="6.6408279903" calcext:value-type="float">
            <text:p>6.6408279903</text:p>
          </table:table-cell>
          <table:table-cell table:formula="of:=POWER([.C1110]-6.75;2)" office:value-type="float" office:value="0.0119185277019369" calcext:value-type="float">
            <text:p>0.0119185277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790609" calcext:value-type="float">
            <text:p>6.790609</text:p>
          </table:table-cell>
          <table:table-cell office:value-type="float" office:value="6.640851116" calcext:value-type="float">
            <text:p>6.640851116</text:p>
          </table:table-cell>
          <table:table-cell table:formula="of:=POWER([.C1111]-6.75;2)" office:value-type="float" office:value="0.0119134788784454" calcext:value-type="float">
            <text:p>0.0119134789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793267" calcext:value-type="float">
            <text:p>6.793267</text:p>
          </table:table-cell>
          <table:table-cell office:value-type="float" office:value="6.6408739882" calcext:value-type="float">
            <text:p>6.6408739882</text:p>
          </table:table-cell>
          <table:table-cell table:formula="of:=POWER([.C1112]-6.75;2)" office:value-type="float" office:value="0.0119084864513737" calcext:value-type="float">
            <text:p>0.0119084865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79594" calcext:value-type="float">
            <text:p>6.79594</text:p>
          </table:table-cell>
          <table:table-cell office:value-type="float" office:value="6.640896507" calcext:value-type="float">
            <text:p>6.640896507</text:p>
          </table:table-cell>
          <table:table-cell table:formula="of:=POWER([.C1113]-6.75;2)" office:value-type="float" office:value="0.0119035721848011" calcext:value-type="float">
            <text:p>0.011903572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798621" calcext:value-type="float">
            <text:p>6.798621</text:p>
          </table:table-cell>
          <table:table-cell office:value-type="float" office:value="6.6409185757" calcext:value-type="float">
            <text:p>6.6409185757</text:p>
          </table:table-cell>
          <table:table-cell table:formula="of:=POWER([.C1114]-6.75;2)" office:value-type="float" office:value="0.0118987571273167" calcext:value-type="float">
            <text:p>0.0118987571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801302" calcext:value-type="float">
            <text:p>6.801302</text:p>
          </table:table-cell>
          <table:table-cell office:value-type="float" office:value="6.640940102" calcext:value-type="float">
            <text:p>6.640940102</text:p>
          </table:table-cell>
          <table:table-cell table:formula="of:=POWER([.C1115]-6.75;2)" office:value-type="float" office:value="0.0118940613517704" calcext:value-type="float">
            <text:p>0.0118940614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803978" calcext:value-type="float">
            <text:p>6.803978</text:p>
          </table:table-cell>
          <table:table-cell office:value-type="float" office:value="6.6409610011" calcext:value-type="float">
            <text:p>6.6409610011</text:p>
          </table:table-cell>
          <table:table-cell table:formula="of:=POWER([.C1116]-6.75;2)" office:value-type="float" office:value="0.0118895032811142" calcext:value-type="float">
            <text:p>0.0118895033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806641" calcext:value-type="float">
            <text:p>6.806641</text:p>
          </table:table-cell>
          <table:table-cell office:value-type="float" office:value="6.6409811923" calcext:value-type="float">
            <text:p>6.6409811923</text:p>
          </table:table-cell>
          <table:table-cell table:formula="of:=POWER([.C1117]-6.75;2)" office:value-type="float" office:value="0.0118851004323296" calcext:value-type="float">
            <text:p>0.011885100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809285" calcext:value-type="float">
            <text:p>6.809285</text:p>
          </table:table-cell>
          <table:table-cell office:value-type="float" office:value="6.6410006037" calcext:value-type="float">
            <text:p>6.6410006037</text:p>
          </table:table-cell>
          <table:table-cell table:formula="of:=POWER([.C1118]-6.75;2)" office:value-type="float" office:value="0.0118808683937644" calcext:value-type="float">
            <text:p>0.0118808684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811903" calcext:value-type="float">
            <text:p>6.811903</text:p>
          </table:table-cell>
          <table:table-cell office:value-type="float" office:value="6.6410191665" calcext:value-type="float">
            <text:p>6.6410191665</text:p>
          </table:table-cell>
          <table:table-cell table:formula="of:=POWER([.C1119]-6.75;2)" office:value-type="float" office:value="0.0118768220703548" calcext:value-type="float">
            <text:p>0.011876822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814487" calcext:value-type="float">
            <text:p>6.814487</text:p>
          </table:table-cell>
          <table:table-cell office:value-type="float" office:value="6.6410368206" calcext:value-type="float">
            <text:p>6.6410368206</text:p>
          </table:table-cell>
          <table:table-cell table:formula="of:=POWER([.C1120]-6.75;2)" office:value-type="float" office:value="0.0118729744649566" calcext:value-type="float">
            <text:p>0.011872974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81703" calcext:value-type="float">
            <text:p>6.81703</text:p>
          </table:table-cell>
          <table:table-cell office:value-type="float" office:value="6.6410535124" calcext:value-type="float">
            <text:p>6.6410535124</text:p>
          </table:table-cell>
          <table:table-cell table:formula="of:=POWER([.C1121]-6.75;2)" office:value-type="float" office:value="0.0118693371603769" calcext:value-type="float">
            <text:p>0.0118693372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819527" calcext:value-type="float">
            <text:p>6.819527</text:p>
          </table:table-cell>
          <table:table-cell office:value-type="float" office:value="6.6410691976" calcext:value-type="float">
            <text:p>6.6410691976</text:p>
          </table:table-cell>
          <table:table-cell table:formula="of:=POWER([.C1122]-6.75;2)" office:value-type="float" office:value="0.0118659197115078" calcext:value-type="float">
            <text:p>0.0118659197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82197" calcext:value-type="float">
            <text:p>6.82197</text:p>
          </table:table-cell>
          <table:table-cell office:value-type="float" office:value="6.6410838378" calcext:value-type="float">
            <text:p>6.6410838378</text:p>
          </table:table-cell>
          <table:table-cell table:formula="of:=POWER([.C1123]-6.75;2)" office:value-type="float" office:value="0.0118627303883767" calcext:value-type="float">
            <text:p>0.011862730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824353" calcext:value-type="float">
            <text:p>6.824353</text:p>
          </table:table-cell>
          <table:table-cell office:value-type="float" office:value="6.6410974006" calcext:value-type="float">
            <text:p>6.6410974006</text:p>
          </table:table-cell>
          <table:table-cell table:formula="of:=POWER([.C1124]-6.75;2)" office:value-type="float" office:value="0.011859776156077" calcext:value-type="float">
            <text:p>0.0118597762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82667" calcext:value-type="float">
            <text:p>6.82667</text:p>
          </table:table-cell>
          <table:table-cell office:value-type="float" office:value="6.6411098636" calcext:value-type="float">
            <text:p>6.6411098636</text:p>
          </table:table-cell>
          <table:table-cell table:formula="of:=POWER([.C1125]-6.75;2)" office:value-type="float" office:value="0.0118570618052107" calcext:value-type="float">
            <text:p>0.0118570618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828915" calcext:value-type="float">
            <text:p>6.828915</text:p>
          </table:table-cell>
          <table:table-cell office:value-type="float" office:value="6.6411212095" calcext:value-type="float">
            <text:p>6.6411212095</text:p>
          </table:table-cell>
          <table:table-cell table:formula="of:=POWER([.C1126]-6.75;2)" office:value-type="float" office:value="0.011854591020743" calcext:value-type="float">
            <text:p>0.01185459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831083" calcext:value-type="float">
            <text:p>6.831083</text:p>
          </table:table-cell>
          <table:table-cell office:value-type="float" office:value="6.6411314296" calcext:value-type="float">
            <text:p>6.6411314296</text:p>
          </table:table-cell>
          <table:table-cell table:formula="of:=POWER([.C1127]-6.75;2)" office:value-type="float" office:value="0.0118523656209398" calcext:value-type="float">
            <text:p>0.011852365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833168" calcext:value-type="float">
            <text:p>6.833168</text:p>
          </table:table-cell>
          <table:table-cell office:value-type="float" office:value="6.641140522" calcext:value-type="float">
            <text:p>6.641140522</text:p>
          </table:table-cell>
          <table:table-cell table:formula="of:=POWER([.C1128]-6.75;2)" office:value-type="float" office:value="0.0118503859504325" calcext:value-type="float">
            <text:p>0.01185038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835166" calcext:value-type="float">
            <text:p>6.835166</text:p>
          </table:table-cell>
          <table:table-cell office:value-type="float" office:value="6.641148493" calcext:value-type="float">
            <text:p>6.641148493</text:p>
          </table:table-cell>
          <table:table-cell table:formula="of:=POWER([.C1129]-6.75;2)" office:value-type="float" office:value="0.011848650576171" calcext:value-type="float">
            <text:p>0.011848650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837071" calcext:value-type="float">
            <text:p>6.837071</text:p>
          </table:table-cell>
          <table:table-cell office:value-type="float" office:value="6.6411553523" calcext:value-type="float">
            <text:p>6.6411553523</text:p>
          </table:table-cell>
          <table:table-cell table:formula="of:=POWER([.C1130]-6.75;2)" office:value-type="float" office:value="0.0118471573329371" calcext:value-type="float">
            <text:p>0.0118471573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838882" calcext:value-type="float">
            <text:p>6.838882</text:p>
          </table:table-cell>
          <table:table-cell office:value-type="float" office:value="6.6411611203" calcext:value-type="float">
            <text:p>6.6411611203</text:p>
          </table:table-cell>
          <table:table-cell table:formula="of:=POWER([.C1131]-6.75;2)" office:value-type="float" office:value="0.0118459017343512" calcext:value-type="float">
            <text:p>0.0118459017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840593" calcext:value-type="float">
            <text:p>6.840593</text:p>
          </table:table-cell>
          <table:table-cell office:value-type="float" office:value="6.6411658206" calcext:value-type="float">
            <text:p>6.6411658206</text:p>
          </table:table-cell>
          <table:table-cell table:formula="of:=POWER([.C1132]-6.75;2)" office:value-type="float" office:value="0.0118448786056713" calcext:value-type="float">
            <text:p>0.011844878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842203" calcext:value-type="float">
            <text:p>6.842203</text:p>
          </table:table-cell>
          <table:table-cell office:value-type="float" office:value="6.6411694834" calcext:value-type="float">
            <text:p>6.6411694834</text:p>
          </table:table-cell>
          <table:table-cell table:formula="of:=POWER([.C1133]-6.75;2)" office:value-type="float" office:value="0.0118440813434229" calcext:value-type="float">
            <text:p>0.011844081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843708" calcext:value-type="float">
            <text:p>6.843708</text:p>
          </table:table-cell>
          <table:table-cell office:value-type="float" office:value="6.6411721429" calcext:value-type="float">
            <text:p>6.6411721429</text:p>
          </table:table-cell>
          <table:table-cell table:formula="of:=POWER([.C1134]-6.75;2)" office:value-type="float" office:value="0.0118435024809779" calcext:value-type="float">
            <text:p>0.011843502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845106" calcext:value-type="float">
            <text:p>6.845106</text:p>
          </table:table-cell>
          <table:table-cell office:value-type="float" office:value="6.64117384" calcext:value-type="float">
            <text:p>6.64117384</text:p>
          </table:table-cell>
          <table:table-cell table:formula="of:=POWER([.C1135]-6.75;2)" office:value-type="float" office:value="0.0118431331003455" calcext:value-type="float">
            <text:p>0.0118431331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846397" calcext:value-type="float">
            <text:p>6.846397</text:p>
          </table:table-cell>
          <table:table-cell office:value-type="float" office:value="6.6411746208" calcext:value-type="float">
            <text:p>6.6411746208</text:p>
          </table:table-cell>
          <table:table-cell table:formula="of:=POWER([.C1136]-6.75;2)" office:value-type="float" office:value="0.0118429631580237" calcext:value-type="float">
            <text:p>0.011842963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84758" calcext:value-type="float">
            <text:p>6.84758</text:p>
          </table:table-cell>
          <table:table-cell office:value-type="float" office:value="6.6411745338" calcext:value-type="float">
            <text:p>6.6411745338</text:p>
          </table:table-cell>
          <table:table-cell table:formula="of:=POWER([.C1137]-6.75;2)" office:value-type="float" office:value="0.0118429820936473" calcext:value-type="float">
            <text:p>0.0118429821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848653" calcext:value-type="float">
            <text:p>6.848653</text:p>
          </table:table-cell>
          <table:table-cell office:value-type="float" office:value="6.6411736305" calcext:value-type="float">
            <text:p>6.6411736305</text:p>
          </table:table-cell>
          <table:table-cell table:formula="of:=POWER([.C1138]-6.75;2)" office:value-type="float" office:value="0.0118431786985505" calcext:value-type="float">
            <text:p>0.0118431787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849618" calcext:value-type="float">
            <text:p>6.849618</text:p>
          </table:table-cell>
          <table:table-cell office:value-type="float" office:value="6.6411719678" calcext:value-type="float">
            <text:p>6.6411719678</text:p>
          </table:table-cell>
          <table:table-cell table:formula="of:=POWER([.C1139]-6.75;2)" office:value-type="float" office:value="0.0118435405925242" calcext:value-type="float">
            <text:p>0.0118435406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850475" calcext:value-type="float">
            <text:p>6.850475</text:p>
          </table:table-cell>
          <table:table-cell office:value-type="float" office:value="6.6411696037" calcext:value-type="float">
            <text:p>6.6411696037</text:p>
          </table:table-cell>
          <table:table-cell table:formula="of:=POWER([.C1140]-6.75;2)" office:value-type="float" office:value="0.0118440551588151" calcext:value-type="float">
            <text:p>0.011844055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851225" calcext:value-type="float">
            <text:p>6.851225</text:p>
          </table:table-cell>
          <table:table-cell office:value-type="float" office:value="6.6411665972" calcext:value-type="float">
            <text:p>6.6411665972</text:p>
          </table:table-cell>
          <table:table-cell table:formula="of:=POWER([.C1141]-6.75;2)" office:value-type="float" office:value="0.0118447095650271" calcext:value-type="float">
            <text:p>0.0118447096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85187" calcext:value-type="float">
            <text:p>6.85187</text:p>
          </table:table-cell>
          <table:table-cell office:value-type="float" office:value="6.6411630118" calcext:value-type="float">
            <text:p>6.6411630118</text:p>
          </table:table-cell>
          <table:table-cell table:formula="of:=POWER([.C1142]-6.75;2)" office:value-type="float" office:value="0.011845490000447" calcext:value-type="float">
            <text:p>0.01184549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852413" calcext:value-type="float">
            <text:p>6.852413</text:p>
          </table:table-cell>
          <table:table-cell office:value-type="float" office:value="6.6411589087" calcext:value-type="float">
            <text:p>6.6411589087</text:p>
          </table:table-cell>
          <table:table-cell table:formula="of:=POWER([.C1143]-6.75;2)" office:value-type="float" office:value="0.011846383155375" calcext:value-type="float">
            <text:p>0.011846383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852855" calcext:value-type="float">
            <text:p>6.852855</text:p>
          </table:table-cell>
          <table:table-cell office:value-type="float" office:value="6.6411543512" calcext:value-type="float">
            <text:p>6.6411543512</text:p>
          </table:table-cell>
          <table:table-cell table:formula="of:=POWER([.C1144]-6.75;2)" office:value-type="float" office:value="0.0118473752626929" calcext:value-type="float">
            <text:p>0.0118473753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853201" calcext:value-type="float">
            <text:p>6.853201</text:p>
          </table:table-cell>
          <table:table-cell office:value-type="float" office:value="6.6411494039" calcext:value-type="float">
            <text:p>6.6411494039</text:p>
          </table:table-cell>
          <table:table-cell table:formula="of:=POWER([.C1145]-6.75;2)" office:value-type="float" office:value="0.0118484522713253" calcext:value-type="float">
            <text:p>0.011848452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853453" calcext:value-type="float">
            <text:p>6.853453</text:p>
          </table:table-cell>
          <table:table-cell office:value-type="float" office:value="6.6411441289" calcext:value-type="float">
            <text:p>6.6411441289</text:p>
          </table:table-cell>
          <table:table-cell table:formula="of:=POWER([.C1146]-6.75;2)" office:value-type="float" office:value="0.0118496006729399" calcext:value-type="float">
            <text:p>0.0118496007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853616" calcext:value-type="float">
            <text:p>6.853616</text:p>
          </table:table-cell>
          <table:table-cell office:value-type="float" office:value="6.6411385875" calcext:value-type="float">
            <text:p>6.6411385875</text:p>
          </table:table-cell>
          <table:table-cell table:formula="of:=POWER([.C1147]-6.75;2)" office:value-type="float" office:value="0.0118508071314951" calcext:value-type="float">
            <text:p>0.011850807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853693" calcext:value-type="float">
            <text:p>6.853693</text:p>
          </table:table-cell>
          <table:table-cell office:value-type="float" office:value="6.64113284" calcext:value-type="float">
            <text:p>6.64113284</text:p>
          </table:table-cell>
          <table:table-cell table:formula="of:=POWER([.C1148]-6.75;2)" office:value-type="float" office:value="0.0118520585264656" calcext:value-type="float">
            <text:p>0.0118520585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85369" calcext:value-type="float">
            <text:p>6.85369</text:p>
          </table:table-cell>
          <table:table-cell office:value-type="float" office:value="6.6411269452" calcext:value-type="float">
            <text:p>6.6411269452</text:p>
          </table:table-cell>
          <table:table-cell table:formula="of:=POWER([.C1149]-6.75;2)" office:value-type="float" office:value="0.0118533420614838" calcext:value-type="float">
            <text:p>0.011853342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853611" calcext:value-type="float">
            <text:p>6.853611</text:p>
          </table:table-cell>
          <table:table-cell office:value-type="float" office:value="6.6411209581" calcext:value-type="float">
            <text:p>6.6411209581</text:p>
          </table:table-cell>
          <table:table-cell table:formula="of:=POWER([.C1150]-6.75;2)" office:value-type="float" office:value="0.0118546457650619" calcext:value-type="float">
            <text:p>0.011854645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853462" calcext:value-type="float">
            <text:p>6.853462</text:p>
          </table:table-cell>
          <table:table-cell office:value-type="float" office:value="6.6411149334" calcext:value-type="float">
            <text:p>6.6411149334</text:p>
          </table:table-cell>
          <table:table-cell table:formula="of:=POWER([.C1151]-6.75;2)" office:value-type="float" office:value="0.0118559577284865" calcext:value-type="float">
            <text:p>0.0118559577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853247" calcext:value-type="float">
            <text:p>6.853247</text:p>
          </table:table-cell>
          <table:table-cell office:value-type="float" office:value="6.6411089205" calcext:value-type="float">
            <text:p>6.6411089205</text:p>
          </table:table-cell>
          <table:table-cell table:formula="of:=POWER([.C1152]-6.75;2)" office:value-type="float" office:value="0.0118572671946754" calcext:value-type="float">
            <text:p>0.0118572672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852972" calcext:value-type="float">
            <text:p>6.852972</text:p>
          </table:table-cell>
          <table:table-cell office:value-type="float" office:value="6.6411029656" calcext:value-type="float">
            <text:p>6.6411029656</text:p>
          </table:table-cell>
          <table:table-cell table:formula="of:=POWER([.C1153]-6.75;2)" office:value-type="float" office:value="0.0118585641011148" calcext:value-type="float">
            <text:p>0.0118585641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852643" calcext:value-type="float">
            <text:p>6.852643</text:p>
          </table:table-cell>
          <table:table-cell office:value-type="float" office:value="6.6410971139" calcext:value-type="float">
            <text:p>6.6410971139</text:p>
          </table:table-cell>
          <table:table-cell table:formula="of:=POWER([.C1154]-6.75;2)" office:value-type="float" office:value="0.0118598386009096" calcext:value-type="float">
            <text:p>0.0118598386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852266" calcext:value-type="float">
            <text:p>6.852266</text:p>
          </table:table-cell>
          <table:table-cell office:value-type="float" office:value="6.6410914028" calcext:value-type="float">
            <text:p>6.6410914028</text:p>
          </table:table-cell>
          <table:table-cell table:formula="of:=POWER([.C1155]-6.75;2)" office:value-type="float" office:value="0.0118610825440719" calcext:value-type="float">
            <text:p>0.0118610825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851846" calcext:value-type="float">
            <text:p>6.851846</text:p>
          </table:table-cell>
          <table:table-cell office:value-type="float" office:value="6.6410858668" calcext:value-type="float">
            <text:p>6.6410858668</text:p>
          </table:table-cell>
          <table:table-cell table:formula="of:=POWER([.C1156]-6.75;2)" office:value-type="float" office:value="0.0118622884107073" calcext:value-type="float">
            <text:p>0.0118622884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851389" calcext:value-type="float">
            <text:p>6.851389</text:p>
          </table:table-cell>
          <table:table-cell office:value-type="float" office:value="6.6410805371" calcext:value-type="float">
            <text:p>6.6410805371</text:p>
          </table:table-cell>
          <table:table-cell table:formula="of:=POWER([.C1157]-6.75;2)" office:value-type="float" office:value="0.0118634493984245" calcext:value-type="float">
            <text:p>0.011863449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8509" calcext:value-type="float">
            <text:p>6.8509</text:p>
          </table:table-cell>
          <table:table-cell office:value-type="float" office:value="6.6410754393" calcext:value-type="float">
            <text:p>6.6410754393</text:p>
          </table:table-cell>
          <table:table-cell table:formula="of:=POWER([.C1158]-6.75;2)" office:value-type="float" office:value="0.011864559923688" calcext:value-type="float">
            <text:p>0.011864559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850385" calcext:value-type="float">
            <text:p>6.850385</text:p>
          </table:table-cell>
          <table:table-cell office:value-type="float" office:value="6.6410705951" calcext:value-type="float">
            <text:p>6.6410705951</text:p>
          </table:table-cell>
          <table:table-cell table:formula="of:=POWER([.C1159]-6.75;2)" office:value-type="float" office:value="0.0118656152518681" calcext:value-type="float">
            <text:p>0.0118656153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84985" calcext:value-type="float">
            <text:p>6.84985</text:p>
          </table:table-cell>
          <table:table-cell office:value-type="float" office:value="6.6410660204" calcext:value-type="float">
            <text:p>6.6410660204</text:p>
          </table:table-cell>
          <table:table-cell table:formula="of:=POWER([.C1160]-6.75;2)" office:value-type="float" office:value="0.0118666119114932" calcext:value-type="float">
            <text:p>0.0118666119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849299" calcext:value-type="float">
            <text:p>6.849299</text:p>
          </table:table-cell>
          <table:table-cell office:value-type="float" office:value="6.6410617272" calcext:value-type="float">
            <text:p>6.6410617272</text:p>
          </table:table-cell>
          <table:table-cell table:formula="of:=POWER([.C1161]-6.75;2)" office:value-type="float" office:value="0.0118675472806472" calcext:value-type="float">
            <text:p>0.0118675473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848738" calcext:value-type="float">
            <text:p>6.848738</text:p>
          </table:table-cell>
          <table:table-cell office:value-type="float" office:value="6.641057724" calcext:value-type="float">
            <text:p>6.641057724</text:p>
          </table:table-cell>
          <table:table-cell table:formula="of:=POWER([.C1162]-6.75;2)" office:value-type="float" office:value="0.0118684195000601" calcext:value-type="float">
            <text:p>0.011868419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848171" calcext:value-type="float">
            <text:p>6.848171</text:p>
          </table:table-cell>
          <table:table-cell office:value-type="float" office:value="6.6410540118" calcext:value-type="float">
            <text:p>6.6410540118</text:p>
          </table:table-cell>
          <table:table-cell table:formula="of:=POWER([.C1163]-6.75;2)" office:value-type="float" office:value="0.0118692283448746" calcext:value-type="float">
            <text:p>0.011869228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847603" calcext:value-type="float">
            <text:p>6.847603</text:p>
          </table:table-cell>
          <table:table-cell office:value-type="float" office:value="6.6410505886" calcext:value-type="float">
            <text:p>6.6410505886</text:p>
          </table:table-cell>
          <table:table-cell table:formula="of:=POWER([.C1164]-6.75;2)" office:value-type="float" office:value="0.0118699742444065" calcext:value-type="float">
            <text:p>0.011869974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847038" calcext:value-type="float">
            <text:p>6.847038</text:p>
          </table:table-cell>
          <table:table-cell office:value-type="float" office:value="6.6410474479" calcext:value-type="float">
            <text:p>6.6410474479</text:p>
          </table:table-cell>
          <table:table-cell table:formula="of:=POWER([.C1165]-6.75;2)" office:value-type="float" office:value="0.0118706586091032" calcext:value-type="float">
            <text:p>0.0118706586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84648" calcext:value-type="float">
            <text:p>6.84648</text:p>
          </table:table-cell>
          <table:table-cell office:value-type="float" office:value="6.64104458" calcext:value-type="float">
            <text:p>6.64104458</text:p>
          </table:table-cell>
          <table:table-cell table:formula="of:=POWER([.C1166]-6.75;2)" office:value-type="float" office:value="0.0118712835473764" calcext:value-type="float">
            <text:p>0.0118712835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845932" calcext:value-type="float">
            <text:p>6.845932</text:p>
          </table:table-cell>
          <table:table-cell office:value-type="float" office:value="6.6410419689" calcext:value-type="float">
            <text:p>6.6410419689</text:p>
          </table:table-cell>
          <table:table-cell table:formula="of:=POWER([.C1167]-6.75;2)" office:value-type="float" office:value="0.0118718525411886" calcext:value-type="float">
            <text:p>0.0118718525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845397" calcext:value-type="float">
            <text:p>6.845397</text:p>
          </table:table-cell>
          <table:table-cell office:value-type="float" office:value="6.6410395951" calcext:value-type="float">
            <text:p>6.6410395951</text:p>
          </table:table-cell>
          <table:table-cell table:formula="of:=POWER([.C1168]-6.75;2)" office:value-type="float" office:value="0.011872369835972" calcext:value-type="float">
            <text:p>0.0118723698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844877" calcext:value-type="float">
            <text:p>6.844877</text:p>
          </table:table-cell>
          <table:table-cell office:value-type="float" office:value="6.6410374382" calcext:value-type="float">
            <text:p>6.6410374382</text:p>
          </table:table-cell>
          <table:table-cell table:formula="of:=POWER([.C1169]-6.75;2)" office:value-type="float" office:value="0.0118728398740189" calcext:value-type="float">
            <text:p>0.011872839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844376" calcext:value-type="float">
            <text:p>6.844376</text:p>
          </table:table-cell>
          <table:table-cell office:value-type="float" office:value="6.6410354726" calcext:value-type="float">
            <text:p>6.6410354726</text:p>
          </table:table-cell>
          <table:table-cell table:formula="of:=POWER([.C1170]-6.75;2)" office:value-type="float" office:value="0.0118732682315052" calcext:value-type="float">
            <text:p>0.0118732682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843893" calcext:value-type="float">
            <text:p>6.843893</text:p>
          </table:table-cell>
          <table:table-cell office:value-type="float" office:value="6.6410336681" calcext:value-type="float">
            <text:p>6.6410336681</text:p>
          </table:table-cell>
          <table:table-cell table:formula="of:=POWER([.C1171]-6.75;2)" office:value-type="float" office:value="0.0118736614877409" calcext:value-type="float">
            <text:p>0.0118736615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843431" calcext:value-type="float">
            <text:p>6.843431</text:p>
          </table:table-cell>
          <table:table-cell office:value-type="float" office:value="6.6410319968" calcext:value-type="float">
            <text:p>6.6410319968</text:p>
          </table:table-cell>
          <table:table-cell table:formula="of:=POWER([.C1172]-6.75;2)" office:value-type="float" office:value="0.0118740257213953" calcext:value-type="float">
            <text:p>0.0118740257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842991" calcext:value-type="float">
            <text:p>6.842991</text:p>
          </table:table-cell>
          <table:table-cell office:value-type="float" office:value="6.6410304243" calcext:value-type="float">
            <text:p>6.6410304243</text:p>
          </table:table-cell>
          <table:table-cell table:formula="of:=POWER([.C1173]-6.75;2)" office:value-type="float" office:value="0.011874368428238" calcext:value-type="float">
            <text:p>0.011874368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842572" calcext:value-type="float">
            <text:p>6.842572</text:p>
          </table:table-cell>
          <table:table-cell office:value-type="float" office:value="6.6410289151" calcext:value-type="float">
            <text:p>6.6410289151</text:p>
          </table:table-cell>
          <table:table-cell table:formula="of:=POWER([.C1174]-6.75;2)" office:value-type="float" office:value="0.0118746973442831" calcext:value-type="float">
            <text:p>0.0118746973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842174" calcext:value-type="float">
            <text:p>6.842174</text:p>
          </table:table-cell>
          <table:table-cell office:value-type="float" office:value="6.6410274339" calcext:value-type="float">
            <text:p>6.6410274339</text:p>
          </table:table-cell>
          <table:table-cell table:formula="of:=POWER([.C1175]-6.75;2)" office:value-type="float" office:value="0.0118750201624189" calcext:value-type="float">
            <text:p>0.011875020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841796" calcext:value-type="float">
            <text:p>6.841796</text:p>
          </table:table-cell>
          <table:table-cell office:value-type="float" office:value="6.6410259431" calcext:value-type="float">
            <text:p>6.6410259431</text:p>
          </table:table-cell>
          <table:table-cell table:formula="of:=POWER([.C1176]-6.75;2)" office:value-type="float" office:value="0.0118753450772445" calcext:value-type="float">
            <text:p>0.011875345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841437" calcext:value-type="float">
            <text:p>6.841437</text:p>
          </table:table-cell>
          <table:table-cell office:value-type="float" office:value="6.6410244071" calcext:value-type="float">
            <text:p>6.6410244071</text:p>
          </table:table-cell>
          <table:table-cell table:formula="of:=POWER([.C1177]-6.75;2)" office:value-type="float" office:value="0.0118756798479066" calcext:value-type="float">
            <text:p>0.0118756798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841096" calcext:value-type="float">
            <text:p>6.841096</text:p>
          </table:table-cell>
          <table:table-cell office:value-type="float" office:value="6.6410227873" calcext:value-type="float">
            <text:p>6.6410227873</text:p>
          </table:table-cell>
          <table:table-cell table:formula="of:=POWER([.C1178]-6.75;2)" office:value-type="float" office:value="0.0118760328878611" calcext:value-type="float">
            <text:p>0.011876032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840771" calcext:value-type="float">
            <text:p>6.840771</text:p>
          </table:table-cell>
          <table:table-cell office:value-type="float" office:value="6.6410210473" calcext:value-type="float">
            <text:p>6.6410210473</text:p>
          </table:table-cell>
          <table:table-cell table:formula="of:=POWER([.C1179]-6.75;2)" office:value-type="float" office:value="0.0118764121315889" calcext:value-type="float">
            <text:p>0.011876412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840458" calcext:value-type="float">
            <text:p>6.840458</text:p>
          </table:table-cell>
          <table:table-cell office:value-type="float" office:value="6.6410191493" calcext:value-type="float">
            <text:p>6.6410191493</text:p>
          </table:table-cell>
          <table:table-cell table:formula="of:=POWER([.C1180]-6.75;2)" office:value-type="float" office:value="0.0118768258192957" calcext:value-type="float">
            <text:p>0.0118768258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840155" calcext:value-type="float">
            <text:p>6.840155</text:p>
          </table:table-cell>
          <table:table-cell office:value-type="float" office:value="6.6410170591" calcext:value-type="float">
            <text:p>6.6410170591</text:p>
          </table:table-cell>
          <table:table-cell table:formula="of:=POWER([.C1181]-6.75;2)" office:value-type="float" office:value="0.0118772814072129" calcext:value-type="float">
            <text:p>0.0118772814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839858" calcext:value-type="float">
            <text:p>6.839858</text:p>
          </table:table-cell>
          <table:table-cell office:value-type="float" office:value="6.6410147433" calcext:value-type="float">
            <text:p>6.6410147433</text:p>
          </table:table-cell>
          <table:table-cell table:formula="of:=POWER([.C1182]-6.75;2)" office:value-type="float" office:value="0.0118777861779648" calcext:value-type="float">
            <text:p>0.0118777862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839564" calcext:value-type="float">
            <text:p>6.839564</text:p>
          </table:table-cell>
          <table:table-cell office:value-type="float" office:value="6.6410121719" calcext:value-type="float">
            <text:p>6.6410121719</text:p>
          </table:table-cell>
          <table:table-cell table:formula="of:=POWER([.C1183]-6.75;2)" office:value-type="float" office:value="0.0118783466739552" calcext:value-type="float">
            <text:p>0.0118783467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839269" calcext:value-type="float">
            <text:p>6.839269</text:p>
          </table:table-cell>
          <table:table-cell office:value-type="float" office:value="6.6410093158" calcext:value-type="float">
            <text:p>6.6410093158</text:p>
          </table:table-cell>
          <table:table-cell table:formula="of:=POWER([.C1184]-6.75;2)" office:value-type="float" office:value="0.0118789692423842" calcext:value-type="float">
            <text:p>0.0118789692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838968" calcext:value-type="float">
            <text:p>6.838968</text:p>
          </table:table-cell>
          <table:table-cell office:value-type="float" office:value="6.6410061482" calcext:value-type="float">
            <text:p>6.6410061482</text:p>
          </table:table-cell>
          <table:table-cell table:formula="of:=POWER([.C1185]-6.75;2)" office:value-type="float" office:value="0.0118796597302004" calcext:value-type="float">
            <text:p>0.011879659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838656" calcext:value-type="float">
            <text:p>6.838656</text:p>
          </table:table-cell>
          <table:table-cell office:value-type="float" office:value="6.6410026477" calcext:value-type="float">
            <text:p>6.6410026477</text:p>
          </table:table-cell>
          <table:table-cell table:formula="of:=POWER([.C1186]-6.75;2)" office:value-type="float" office:value="0.0118804228084104" calcext:value-type="float">
            <text:p>0.0118804228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83833" calcext:value-type="float">
            <text:p>6.83833</text:p>
          </table:table-cell>
          <table:table-cell office:value-type="float" office:value="6.6409987959" calcext:value-type="float">
            <text:p>6.6409987959</text:p>
          </table:table-cell>
          <table:table-cell table:formula="of:=POWER([.C1187]-6.75;2)" office:value-type="float" office:value="0.0118812624952499" calcext:value-type="float">
            <text:p>0.0118812625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837984" calcext:value-type="float">
            <text:p>6.837984</text:p>
          </table:table-cell>
          <table:table-cell office:value-type="float" office:value="6.6409945768" calcext:value-type="float">
            <text:p>6.6409945768</text:p>
          </table:table-cell>
          <table:table-cell table:formula="of:=POWER([.C1188]-6.75;2)" office:value-type="float" office:value="0.0118821822870111" calcext:value-type="float">
            <text:p>0.0118821823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837612" calcext:value-type="float">
            <text:p>6.837612</text:p>
          </table:table-cell>
          <table:table-cell office:value-type="float" office:value="6.6409899807" calcext:value-type="float">
            <text:p>6.6409899807</text:p>
          </table:table-cell>
          <table:table-cell table:formula="of:=POWER([.C1189]-6.75;2)" office:value-type="float" office:value="0.0118831843077864" calcext:value-type="float">
            <text:p>0.0118831843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83721" calcext:value-type="float">
            <text:p>6.83721</text:p>
          </table:table-cell>
          <table:table-cell office:value-type="float" office:value="6.640985" calcext:value-type="float">
            <text:p>6.640985</text:p>
          </table:table-cell>
          <table:table-cell table:formula="of:=POWER([.C1190]-6.75;2)" office:value-type="float" office:value="0.0118842702250001" calcext:value-type="float">
            <text:p>0.011884270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836772" calcext:value-type="float">
            <text:p>6.836772</text:p>
          </table:table-cell>
          <table:table-cell office:value-type="float" office:value="6.6409796337" calcext:value-type="float">
            <text:p>6.6409796337</text:p>
          </table:table-cell>
          <table:table-cell table:formula="of:=POWER([.C1191]-6.75;2)" office:value-type="float" office:value="0.0118854402681862" calcext:value-type="float">
            <text:p>0.0118854403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836293" calcext:value-type="float">
            <text:p>6.836293</text:p>
          </table:table-cell>
          <table:table-cell office:value-type="float" office:value="6.6409738851" calcext:value-type="float">
            <text:p>6.6409738851</text:p>
          </table:table-cell>
          <table:table-cell table:formula="of:=POWER([.C1192]-6.75;2)" office:value-type="float" office:value="0.011886693730188" calcext:value-type="float">
            <text:p>0.011886693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835768" calcext:value-type="float">
            <text:p>6.835768</text:p>
          </table:table-cell>
          <table:table-cell office:value-type="float" office:value="6.6409677615" calcext:value-type="float">
            <text:p>6.6409677615</text:p>
          </table:table-cell>
          <table:table-cell table:formula="of:=POWER([.C1193]-6.75;2)" office:value-type="float" office:value="0.0118880290323209" calcext:value-type="float">
            <text:p>0.011888029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835191" calcext:value-type="float">
            <text:p>6.835191</text:p>
          </table:table-cell>
          <table:table-cell office:value-type="float" office:value="6.640961276" calcext:value-type="float">
            <text:p>6.640961276</text:p>
          </table:table-cell>
          <table:table-cell table:formula="of:=POWER([.C1194]-6.75;2)" office:value-type="float" office:value="0.0118894433315481" calcext:value-type="float">
            <text:p>0.0118894433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834557" calcext:value-type="float">
            <text:p>6.834557</text:p>
          </table:table-cell>
          <table:table-cell office:value-type="float" office:value="6.6409544458" calcext:value-type="float">
            <text:p>6.6409544458</text:p>
          </table:table-cell>
          <table:table-cell table:formula="of:=POWER([.C1195]-6.75;2)" office:value-type="float" office:value="0.0118909328907851" calcext:value-type="float">
            <text:p>0.011890932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833861" calcext:value-type="float">
            <text:p>6.833861</text:p>
          </table:table-cell>
          <table:table-cell office:value-type="float" office:value="6.6409472954" calcext:value-type="float">
            <text:p>6.6409472954</text:p>
          </table:table-cell>
          <table:table-cell table:formula="of:=POWER([.C1196]-6.75;2)" office:value-type="float" office:value="0.0118924923805748" calcext:value-type="float">
            <text:p>0.0118924924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833098" calcext:value-type="float">
            <text:p>6.833098</text:p>
          </table:table-cell>
          <table:table-cell office:value-type="float" office:value="6.6409398518" calcext:value-type="float">
            <text:p>6.6409398518</text:p>
          </table:table-cell>
          <table:table-cell table:formula="of:=POWER([.C1197]-6.75;2)" office:value-type="float" office:value="0.011894115925406" calcext:value-type="float">
            <text:p>0.0118941159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832265" calcext:value-type="float">
            <text:p>6.832265</text:p>
          </table:table-cell>
          <table:table-cell office:value-type="float" office:value="6.6409321493" calcext:value-type="float">
            <text:p>6.6409321493</text:p>
          </table:table-cell>
          <table:table-cell table:formula="of:=POWER([.C1198]-6.75;2)" office:value-type="float" office:value="0.0118957960563174" calcext:value-type="float">
            <text:p>0.0118957961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831356" calcext:value-type="float">
            <text:p>6.831356</text:p>
          </table:table-cell>
          <table:table-cell office:value-type="float" office:value="6.6409242245" calcext:value-type="float">
            <text:p>6.6409242245</text:p>
          </table:table-cell>
          <table:table-cell table:formula="of:=POWER([.C1199]-6.75;2)" office:value-type="float" office:value="0.0118975248009264" calcext:value-type="float">
            <text:p>0.0118975248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830367" calcext:value-type="float">
            <text:p>6.830367</text:p>
          </table:table-cell>
          <table:table-cell office:value-type="float" office:value="6.6409161203" calcext:value-type="float">
            <text:p>6.6409161203</text:p>
          </table:table-cell>
          <table:table-cell table:formula="of:=POWER([.C1200]-6.75;2)" office:value-type="float" office:value="0.0118992928104041" calcext:value-type="float">
            <text:p>0.011899292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829295" calcext:value-type="float">
            <text:p>6.829295</text:p>
          </table:table-cell>
          <table:table-cell office:value-type="float" office:value="6.640907884" calcext:value-type="float">
            <text:p>6.640907884</text:p>
          </table:table-cell>
          <table:table-cell table:formula="of:=POWER([.C1201]-6.75;2)" office:value-type="float" office:value="0.0119010897733575" calcext:value-type="float">
            <text:p>0.0119010898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828137" calcext:value-type="float">
            <text:p>6.828137</text:p>
          </table:table-cell>
          <table:table-cell office:value-type="float" office:value="6.6408995661" calcext:value-type="float">
            <text:p>6.6408995661</text:p>
          </table:table-cell>
          <table:table-cell table:formula="of:=POWER([.C1202]-6.75;2)" office:value-type="float" office:value="0.0119029046771683" calcext:value-type="float">
            <text:p>0.0119029047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826889" calcext:value-type="float">
            <text:p>6.826889</text:p>
          </table:table-cell>
          <table:table-cell office:value-type="float" office:value="6.6408912223" calcext:value-type="float">
            <text:p>6.6408912223</text:p>
          </table:table-cell>
          <table:table-cell table:formula="of:=POWER([.C1203]-6.75;2)" office:value-type="float" office:value="0.0119047253711879" calcext:value-type="float">
            <text:p>0.0119047254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825549" calcext:value-type="float">
            <text:p>6.825549</text:p>
          </table:table-cell>
          <table:table-cell office:value-type="float" office:value="6.6408829108" calcext:value-type="float">
            <text:p>6.6408829108</text:p>
          </table:table-cell>
          <table:table-cell table:formula="of:=POWER([.C1204]-6.75;2)" office:value-type="float" office:value="0.0119065391554807" calcext:value-type="float">
            <text:p>0.011906539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824115" calcext:value-type="float">
            <text:p>6.824115</text:p>
          </table:table-cell>
          <table:table-cell office:value-type="float" office:value="6.640874695" calcext:value-type="float">
            <text:p>6.640874695</text:p>
          </table:table-cell>
          <table:table-cell table:formula="of:=POWER([.C1205]-6.75;2)" office:value-type="float" office:value="0.011908332191343" calcext:value-type="float">
            <text:p>0.0119083322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822586" calcext:value-type="float">
            <text:p>6.822586</text:p>
          </table:table-cell>
          <table:table-cell office:value-type="float" office:value="6.6408666391" calcext:value-type="float">
            <text:p>6.6408666391</text:p>
          </table:table-cell>
          <table:table-cell table:formula="of:=POWER([.C1206]-6.75;2)" office:value-type="float" office:value="0.0119100904613296" calcext:value-type="float">
            <text:p>0.0119100905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82096" calcext:value-type="float">
            <text:p>6.82096</text:p>
          </table:table-cell>
          <table:table-cell office:value-type="float" office:value="6.6408588099" calcext:value-type="float">
            <text:p>6.6408588099</text:p>
          </table:table-cell>
          <table:table-cell table:formula="of:=POWER([.C1207]-6.75;2)" office:value-type="float" office:value="0.0119117993764443" calcext:value-type="float">
            <text:p>0.011911799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819237" calcext:value-type="float">
            <text:p>6.819237</text:p>
          </table:table-cell>
          <table:table-cell office:value-type="float" office:value="6.6408512771" calcext:value-type="float">
            <text:p>6.6408512771</text:p>
          </table:table-cell>
          <table:table-cell table:formula="of:=POWER([.C1208]-6.75;2)" office:value-type="float" office:value="0.0119134437107009" calcext:value-type="float">
            <text:p>0.0119134437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817416" calcext:value-type="float">
            <text:p>6.817416</text:p>
          </table:table-cell>
          <table:table-cell office:value-type="float" office:value="6.6408441117" calcext:value-type="float">
            <text:p>6.6408441117</text:p>
          </table:table-cell>
          <table:table-cell table:formula="of:=POWER([.C1209]-6.75;2)" office:value-type="float" office:value="0.0119150079505621" calcext:value-type="float">
            <text:p>0.011915008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815498" calcext:value-type="float">
            <text:p>6.815498</text:p>
          </table:table-cell>
          <table:table-cell office:value-type="float" office:value="6.6408373867" calcext:value-type="float">
            <text:p>6.6408373867</text:p>
          </table:table-cell>
          <table:table-cell table:formula="of:=POWER([.C1210]-6.75;2)" office:value-type="float" office:value="0.0119164761424853" calcext:value-type="float">
            <text:p>0.011916476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813485" calcext:value-type="float">
            <text:p>6.813485</text:p>
          </table:table-cell>
          <table:table-cell office:value-type="float" office:value="6.640831174" calcext:value-type="float">
            <text:p>6.640831174</text:p>
          </table:table-cell>
          <table:table-cell table:formula="of:=POWER([.C1211]-6.75;2)" office:value-type="float" office:value="0.0119178325702183" calcext:value-type="float">
            <text:p>0.011917832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811377" calcext:value-type="float">
            <text:p>6.811377</text:p>
          </table:table-cell>
          <table:table-cell office:value-type="float" office:value="6.6408255456" calcext:value-type="float">
            <text:p>6.6408255456</text:p>
          </table:table-cell>
          <table:table-cell table:formula="of:=POWER([.C1212]-6.75;2)" office:value-type="float" office:value="0.0119190614935376" calcext:value-type="float">
            <text:p>0.0119190615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809176" calcext:value-type="float">
            <text:p>6.809176</text:p>
          </table:table-cell>
          <table:table-cell office:value-type="float" office:value="6.6408205736" calcext:value-type="float">
            <text:p>6.6408205736</text:p>
          </table:table-cell>
          <table:table-cell table:formula="of:=POWER([.C1213]-6.75;2)" office:value-type="float" office:value="0.011920147149033" calcext:value-type="float">
            <text:p>0.0119201471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806886" calcext:value-type="float">
            <text:p>6.806886</text:p>
          </table:table-cell>
          <table:table-cell office:value-type="float" office:value="6.6408163298" calcext:value-type="float">
            <text:p>6.6408163298</text:p>
          </table:table-cell>
          <table:table-cell table:formula="of:=POWER([.C1214]-6.75;2)" office:value-type="float" office:value="0.0119210738383424" calcext:value-type="float">
            <text:p>0.011921073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804508" calcext:value-type="float">
            <text:p>6.804508</text:p>
          </table:table-cell>
          <table:table-cell office:value-type="float" office:value="6.6408128818" calcext:value-type="float">
            <text:p>6.6408128818</text:p>
          </table:table-cell>
          <table:table-cell table:formula="of:=POWER([.C1215]-6.75;2)" office:value-type="float" office:value="0.0119218267808207" calcext:value-type="float">
            <text:p>0.0119218268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802047" calcext:value-type="float">
            <text:p>6.802047</text:p>
          </table:table-cell>
          <table:table-cell office:value-type="float" office:value="6.6408102975" calcext:value-type="float">
            <text:p>6.6408102975</text:p>
          </table:table-cell>
          <table:table-cell table:formula="of:=POWER([.C1216]-6.75;2)" office:value-type="float" office:value="0.0119223911320385" calcext:value-type="float">
            <text:p>0.0119223911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799507" calcext:value-type="float">
            <text:p>6.799507</text:p>
          </table:table-cell>
          <table:table-cell office:value-type="float" office:value="6.6408086412" calcext:value-type="float">
            <text:p>6.6408086412</text:p>
          </table:table-cell>
          <table:table-cell table:formula="of:=POWER([.C1217]-6.75;2)" office:value-type="float" office:value="0.0119227528365904" calcext:value-type="float">
            <text:p>0.011922752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796891" calcext:value-type="float">
            <text:p>6.796891</text:p>
          </table:table-cell>
          <table:table-cell office:value-type="float" office:value="6.6408079731" calcext:value-type="float">
            <text:p>6.6408079731</text:p>
          </table:table-cell>
          <table:table-cell table:formula="of:=POWER([.C1218]-6.75;2)" office:value-type="float" office:value="0.0119228987385303" calcext:value-type="float">
            <text:p>0.0119228987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794206" calcext:value-type="float">
            <text:p>6.794206</text:p>
          </table:table-cell>
          <table:table-cell office:value-type="float" office:value="6.6408083512" calcext:value-type="float">
            <text:p>6.6408083512</text:p>
          </table:table-cell>
          <table:table-cell table:formula="of:=POWER([.C1219]-6.75;2)" office:value-type="float" office:value="0.0119228161676624" calcext:value-type="float">
            <text:p>0.0119228162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791455" calcext:value-type="float">
            <text:p>6.791455</text:p>
          </table:table-cell>
          <table:table-cell office:value-type="float" office:value="6.640809826" calcext:value-type="float">
            <text:p>6.640809826</text:p>
          </table:table-cell>
          <table:table-cell table:formula="of:=POWER([.C1220]-6.75;2)" office:value-type="float" office:value="0.0119224940981503" calcext:value-type="float">
            <text:p>0.011922494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788645" calcext:value-type="float">
            <text:p>6.788645</text:p>
          </table:table-cell>
          <table:table-cell office:value-type="float" office:value="6.6408124458" calcext:value-type="float">
            <text:p>6.6408124458</text:p>
          </table:table-cell>
          <table:table-cell table:formula="of:=POWER([.C1221]-6.75;2)" office:value-type="float" office:value="0.0119219219921779" calcext:value-type="float">
            <text:p>0.011921922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785782" calcext:value-type="float">
            <text:p>6.785782</text:p>
          </table:table-cell>
          <table:table-cell office:value-type="float" office:value="6.6408162535" calcext:value-type="float">
            <text:p>6.6408162535</text:p>
          </table:table-cell>
          <table:table-cell table:formula="of:=POWER([.C1222]-6.75;2)" office:value-type="float" office:value="0.0119210904997763" calcext:value-type="float">
            <text:p>0.011921090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782872" calcext:value-type="float">
            <text:p>6.782872</text:p>
          </table:table-cell>
          <table:table-cell office:value-type="float" office:value="6.6408212846" calcext:value-type="float">
            <text:p>6.6408212846</text:p>
          </table:table-cell>
          <table:table-cell table:formula="of:=POWER([.C1223]-6.75;2)" office:value-type="float" office:value="0.0119199918963941" calcext:value-type="float">
            <text:p>0.0119199919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779922" calcext:value-type="float">
            <text:p>6.779922</text:p>
          </table:table-cell>
          <table:table-cell office:value-type="float" office:value="6.6408275682" calcext:value-type="float">
            <text:p>6.6408275682</text:p>
          </table:table-cell>
          <table:table-cell table:formula="of:=POWER([.C1224]-6.75;2)" office:value-type="float" office:value="0.0119186198651257" calcext:value-type="float">
            <text:p>0.0119186199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776938" calcext:value-type="float">
            <text:p>6.776938</text:p>
          </table:table-cell>
          <table:table-cell office:value-type="float" office:value="6.6408351278" calcext:value-type="float">
            <text:p>6.6408351278</text:p>
          </table:table-cell>
          <table:table-cell table:formula="of:=POWER([.C1225]-6.75;2)" office:value-type="float" office:value="0.0119169693224423" calcext:value-type="float">
            <text:p>0.011916969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773927" calcext:value-type="float">
            <text:p>6.773927</text:p>
          </table:table-cell>
          <table:table-cell office:value-type="float" office:value="6.6408439796" calcext:value-type="float">
            <text:p>6.6408439796</text:p>
          </table:table-cell>
          <table:table-cell table:formula="of:=POWER([.C1226]-6.75;2)" office:value-type="float" office:value="0.0119150367895653" calcext:value-type="float">
            <text:p>0.0119150368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770897" calcext:value-type="float">
            <text:p>6.770897</text:p>
          </table:table-cell>
          <table:table-cell office:value-type="float" office:value="6.6408541321" calcext:value-type="float">
            <text:p>6.6408541321</text:p>
          </table:table-cell>
          <table:table-cell table:formula="of:=POWER([.C1227]-6.75;2)" office:value-type="float" office:value="0.0119128204796442" calcext:value-type="float">
            <text:p>0.0119128205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767854" calcext:value-type="float">
            <text:p>6.767854</text:p>
          </table:table-cell>
          <table:table-cell office:value-type="float" office:value="6.6408655865" calcext:value-type="float">
            <text:p>6.6408655865</text:p>
          </table:table-cell>
          <table:table-cell table:formula="of:=POWER([.C1228]-6.75;2)" office:value-type="float" office:value="0.0119103202099889" calcext:value-type="float">
            <text:p>0.0119103202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764806" calcext:value-type="float">
            <text:p>6.764806</text:p>
          </table:table-cell>
          <table:table-cell office:value-type="float" office:value="6.6408783351" calcext:value-type="float">
            <text:p>6.6408783351</text:p>
          </table:table-cell>
          <table:table-cell table:formula="of:=POWER([.C1229]-6.75;2)" office:value-type="float" office:value="0.0119075377505479" calcext:value-type="float">
            <text:p>0.0119075378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761761" calcext:value-type="float">
            <text:p>6.761761</text:p>
          </table:table-cell>
          <table:table-cell office:value-type="float" office:value="6.6408923641" calcext:value-type="float">
            <text:p>6.6408923641</text:p>
          </table:table-cell>
          <table:table-cell table:formula="of:=POWER([.C1230]-6.75;2)" office:value-type="float" office:value="0.011904476211687" calcext:value-type="float">
            <text:p>0.0119044762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758725" calcext:value-type="float">
            <text:p>6.758725</text:p>
          </table:table-cell>
          <table:table-cell office:value-type="float" office:value="6.6409076498" calcext:value-type="float">
            <text:p>6.6409076498</text:p>
          </table:table-cell>
          <table:table-cell table:formula="of:=POWER([.C1231]-6.75;2)" office:value-type="float" office:value="0.0119011408721595" calcext:value-type="float">
            <text:p>0.0119011409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755706" calcext:value-type="float">
            <text:p>6.755706</text:p>
          </table:table-cell>
          <table:table-cell office:value-type="float" office:value="6.64092416" calcext:value-type="float">
            <text:p>6.64092416</text:p>
          </table:table-cell>
          <table:table-cell table:formula="of:=POWER([.C1232]-6.75;2)" office:value-type="float" office:value="0.0118975388717056" calcext:value-type="float">
            <text:p>0.0118975389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75271" calcext:value-type="float">
            <text:p>6.75271</text:p>
          </table:table-cell>
          <table:table-cell office:value-type="float" office:value="6.640941855" calcext:value-type="float">
            <text:p>6.640941855</text:p>
          </table:table-cell>
          <table:table-cell table:formula="of:=POWER([.C1233]-6.75;2)" office:value-type="float" office:value="0.011893678990841" calcext:value-type="float">
            <text:p>0.011893679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749745" calcext:value-type="float">
            <text:p>6.749745</text:p>
          </table:table-cell>
          <table:table-cell office:value-type="float" office:value="6.6409606885" calcext:value-type="float">
            <text:p>6.6409606885</text:p>
          </table:table-cell>
          <table:table-cell table:formula="of:=POWER([.C1234]-6.75;2)" office:value-type="float" office:value="0.0118895714523941" calcext:value-type="float">
            <text:p>0.011889571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746817" calcext:value-type="float">
            <text:p>6.746817</text:p>
          </table:table-cell>
          <table:table-cell office:value-type="float" office:value="6.6409806026" calcext:value-type="float">
            <text:p>6.6409806026</text:p>
          </table:table-cell>
          <table:table-cell table:formula="of:=POWER([.C1235]-6.75;2)" office:value-type="float" office:value="0.0118852290094591" calcext:value-type="float">
            <text:p>0.011885229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743933" calcext:value-type="float">
            <text:p>6.743933</text:p>
          </table:table-cell>
          <table:table-cell office:value-type="float" office:value="6.6410015328" calcext:value-type="float">
            <text:p>6.6410015328</text:p>
          </table:table-cell>
          <table:table-cell table:formula="of:=POWER([.C1236]-6.75;2)" office:value-type="float" office:value="0.0118806658519495" calcext:value-type="float">
            <text:p>0.0118806659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741099" calcext:value-type="float">
            <text:p>6.741099</text:p>
          </table:table-cell>
          <table:table-cell office:value-type="float" office:value="6.6410234082" calcext:value-type="float">
            <text:p>6.6410234082</text:p>
          </table:table-cell>
          <table:table-cell table:formula="of:=POWER([.C1237]-6.75;2)" office:value-type="float" office:value="0.0118758975603439" calcext:value-type="float">
            <text:p>0.011875897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738319" calcext:value-type="float">
            <text:p>6.738319</text:p>
          </table:table-cell>
          <table:table-cell office:value-type="float" office:value="6.6410461472" calcext:value-type="float">
            <text:p>6.6410461472</text:p>
          </table:table-cell>
          <table:table-cell table:formula="of:=POWER([.C1238]-6.75;2)" office:value-type="float" office:value="0.0118709420399641" calcext:value-type="float">
            <text:p>0.01187094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735601" calcext:value-type="float">
            <text:p>6.735601</text:p>
          </table:table-cell>
          <table:table-cell office:value-type="float" office:value="6.6410696649" calcext:value-type="float">
            <text:p>6.6410696649</text:p>
          </table:table-cell>
          <table:table-cell table:formula="of:=POWER([.C1239]-6.75;2)" office:value-type="float" office:value="0.0118658179049983" calcext:value-type="float">
            <text:p>0.0118658179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732948" calcext:value-type="float">
            <text:p>6.732948</text:p>
          </table:table-cell>
          <table:table-cell office:value-type="float" office:value="6.6410938657" calcext:value-type="float">
            <text:p>6.6410938657</text:p>
          </table:table-cell>
          <table:table-cell table:formula="of:=POWER([.C1240]-6.75;2)" office:value-type="float" office:value="0.0118605460881696" calcext:value-type="float">
            <text:p>0.011860546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730366" calcext:value-type="float">
            <text:p>6.730366</text:p>
          </table:table-cell>
          <table:table-cell office:value-type="float" office:value="6.6411186509" calcext:value-type="float">
            <text:p>6.6411186509</text:p>
          </table:table-cell>
          <table:table-cell table:formula="of:=POWER([.C1241]-6.75;2)" office:value-type="float" office:value="0.011855148181836" calcext:value-type="float">
            <text:p>0.011855148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727857" calcext:value-type="float">
            <text:p>6.727857</text:p>
          </table:table-cell>
          <table:table-cell office:value-type="float" office:value="6.6411439119" calcext:value-type="float">
            <text:p>6.6411439119</text:p>
          </table:table-cell>
          <table:table-cell table:formula="of:=POWER([.C1242]-6.75;2)" office:value-type="float" office:value="0.0118496479164349" calcext:value-type="float">
            <text:p>0.011849647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725426" calcext:value-type="float">
            <text:p>6.725426</text:p>
          </table:table-cell>
          <table:table-cell office:value-type="float" office:value="6.6411695392" calcext:value-type="float">
            <text:p>6.6411695392</text:p>
          </table:table-cell>
          <table:table-cell table:formula="of:=POWER([.C1243]-6.75;2)" office:value-type="float" office:value="0.0118440691979404" calcext:value-type="float">
            <text:p>0.0118440692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723075" calcext:value-type="float">
            <text:p>6.723075</text:p>
          </table:table-cell>
          <table:table-cell office:value-type="float" office:value="6.6411954146" calcext:value-type="float">
            <text:p>6.6411954146</text:p>
          </table:table-cell>
          <table:table-cell table:formula="of:=POWER([.C1244]-6.75;2)" office:value-type="float" office:value="0.0118384378040658" calcext:value-type="float">
            <text:p>0.0118384378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720807" calcext:value-type="float">
            <text:p>6.720807</text:p>
          </table:table-cell>
          <table:table-cell office:value-type="float" office:value="6.6412214178" calcext:value-type="float">
            <text:p>6.6412214178</text:p>
          </table:table-cell>
          <table:table-cell table:formula="of:=POWER([.C1245]-6.75;2)" office:value-type="float" office:value="0.0118327799454422" calcext:value-type="float">
            <text:p>0.0118327799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718623" calcext:value-type="float">
            <text:p>6.718623</text:p>
          </table:table-cell>
          <table:table-cell office:value-type="float" office:value="6.6412474232" calcext:value-type="float">
            <text:p>6.6412474232</text:p>
          </table:table-cell>
          <table:table-cell table:formula="of:=POWER([.C1246]-6.75;2)" office:value-type="float" office:value="0.0118271229606398" calcext:value-type="float">
            <text:p>0.011827123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716525" calcext:value-type="float">
            <text:p>6.716525</text:p>
          </table:table-cell>
          <table:table-cell office:value-type="float" office:value="6.6412733029" calcext:value-type="float">
            <text:p>6.6412733029</text:p>
          </table:table-cell>
          <table:table-cell table:formula="of:=POWER([.C1247]-6.75;2)" office:value-type="float" office:value="0.0118214946622751" calcext:value-type="float">
            <text:p>0.011821494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714514" calcext:value-type="float">
            <text:p>6.714514</text:p>
          </table:table-cell>
          <table:table-cell office:value-type="float" office:value="6.641298927" calcext:value-type="float">
            <text:p>6.641298927</text:p>
          </table:table-cell>
          <table:table-cell table:formula="of:=POWER([.C1248]-6.75;2)" office:value-type="float" office:value="0.0118159232713513" calcext:value-type="float">
            <text:p>0.0118159233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712588" calcext:value-type="float">
            <text:p>6.712588</text:p>
          </table:table-cell>
          <table:table-cell office:value-type="float" office:value="6.6413241633" calcext:value-type="float">
            <text:p>6.6413241633</text:p>
          </table:table-cell>
          <table:table-cell table:formula="of:=POWER([.C1249]-6.75;2)" office:value-type="float" office:value="0.011810437482445" calcext:value-type="float">
            <text:p>0.0118104375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710748" calcext:value-type="float">
            <text:p>6.710748</text:p>
          </table:table-cell>
          <table:table-cell office:value-type="float" office:value="6.6413488797" calcext:value-type="float">
            <text:p>6.6413488797</text:p>
          </table:table-cell>
          <table:table-cell table:formula="of:=POWER([.C1250]-6.75;2)" office:value-type="float" office:value="0.0118050659424451" calcext:value-type="float">
            <text:p>0.0118050659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08992" calcext:value-type="float">
            <text:p>6.708992</text:p>
          </table:table-cell>
          <table:table-cell office:value-type="float" office:value="6.641372942" calcext:value-type="float">
            <text:p>6.641372942</text:p>
          </table:table-cell>
          <table:table-cell table:formula="of:=POWER([.C1251]-6.75;2)" office:value-type="float" office:value="0.0117998377297353" calcext:value-type="float">
            <text:p>0.0117998377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707318" calcext:value-type="float">
            <text:p>6.707318</text:p>
          </table:table-cell>
          <table:table-cell office:value-type="float" office:value="6.6413962191" calcext:value-type="float">
            <text:p>6.6413962191</text:p>
          </table:table-cell>
          <table:table-cell table:formula="of:=POWER([.C1252]-6.75;2)" office:value-type="float" office:value="0.0117947812257753" calcext:value-type="float">
            <text:p>0.011794781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705723" calcext:value-type="float">
            <text:p>6.705723</text:p>
          </table:table-cell>
          <table:table-cell office:value-type="float" office:value="6.64141858" calcext:value-type="float">
            <text:p>6.64141858</text:p>
          </table:table-cell>
          <table:table-cell table:formula="of:=POWER([.C1253]-6.75;2)" office:value-type="float" office:value="0.0117899247692164" calcext:value-type="float">
            <text:p>0.0117899248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704206" calcext:value-type="float">
            <text:p>6.704206</text:p>
          </table:table-cell>
          <table:table-cell office:value-type="float" office:value="6.641439898" calcext:value-type="float">
            <text:p>6.641439898</text:p>
          </table:table-cell>
          <table:table-cell table:formula="of:=POWER([.C1254]-6.75;2)" office:value-type="float" office:value="0.0117852957462505" calcext:value-type="float">
            <text:p>0.0117852957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702761" calcext:value-type="float">
            <text:p>6.702761</text:p>
          </table:table-cell>
          <table:table-cell office:value-type="float" office:value="6.6414600451" calcext:value-type="float">
            <text:p>6.6414600451</text:p>
          </table:table-cell>
          <table:table-cell table:formula="of:=POWER([.C1255]-6.75;2)" office:value-type="float" office:value="0.0117809218096941" calcext:value-type="float">
            <text:p>0.0117809218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701384" calcext:value-type="float">
            <text:p>6.701384</text:p>
          </table:table-cell>
          <table:table-cell office:value-type="float" office:value="6.6414789012" calcext:value-type="float">
            <text:p>6.6414789012</text:p>
          </table:table-cell>
          <table:table-cell table:formula="of:=POWER([.C1256]-6.75;2)" office:value-type="float" office:value="0.0117768288847593" calcext:value-type="float">
            <text:p>0.011776828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700072" calcext:value-type="float">
            <text:p>6.700072</text:p>
          </table:table-cell>
          <table:table-cell office:value-type="float" office:value="6.6414963502" calcext:value-type="float">
            <text:p>6.6414963502</text:p>
          </table:table-cell>
          <table:table-cell table:formula="of:=POWER([.C1257]-6.75;2)" office:value-type="float" office:value="0.0117730420199211" calcext:value-type="float">
            <text:p>0.011773042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698818" calcext:value-type="float">
            <text:p>6.698818</text:p>
          </table:table-cell>
          <table:table-cell office:value-type="float" office:value="6.6415122793" calcext:value-type="float">
            <text:p>6.6415122793</text:p>
          </table:table-cell>
          <table:table-cell table:formula="of:=POWER([.C1258]-6.75;2)" office:value-type="float" office:value="0.0117695855426813" calcext:value-type="float">
            <text:p>0.0117695855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697617" calcext:value-type="float">
            <text:p>6.697617</text:p>
          </table:table-cell>
          <table:table-cell office:value-type="float" office:value="6.6415265832" calcext:value-type="float">
            <text:p>6.6415265832</text:p>
          </table:table-cell>
          <table:table-cell table:formula="of:=POWER([.C1259]-6.75;2)" office:value-type="float" office:value="0.0117664821522665" calcext:value-type="float">
            <text:p>0.0117664822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696462" calcext:value-type="float">
            <text:p>6.696462</text:p>
          </table:table-cell>
          <table:table-cell office:value-type="float" office:value="6.6415391622" calcext:value-type="float">
            <text:p>6.6415391622</text:p>
          </table:table-cell>
          <table:table-cell table:formula="of:=POWER([.C1260]-6.75;2)" office:value-type="float" office:value="0.0117637533362779" calcext:value-type="float">
            <text:p>0.0117637533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695347" calcext:value-type="float">
            <text:p>6.695347</text:p>
          </table:table-cell>
          <table:table-cell office:value-type="float" office:value="6.641549927" calcext:value-type="float">
            <text:p>6.641549927</text:p>
          </table:table-cell>
          <table:table-cell table:formula="of:=POWER([.C1261]-6.75;2)" office:value-type="float" office:value="0.0117614183337054" calcext:value-type="float">
            <text:p>0.011761418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694266" calcext:value-type="float">
            <text:p>6.694266</text:p>
          </table:table-cell>
          <table:table-cell office:value-type="float" office:value="6.6415587927" calcext:value-type="float">
            <text:p>6.6415587927</text:p>
          </table:table-cell>
          <table:table-cell table:formula="of:=POWER([.C1262]-6.75;2)" office:value-type="float" office:value="0.0117594954406816" calcext:value-type="float">
            <text:p>0.0117594954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69321" calcext:value-type="float">
            <text:p>6.69321</text:p>
          </table:table-cell>
          <table:table-cell office:value-type="float" office:value="6.6415656842" calcext:value-type="float">
            <text:p>6.6415656842</text:p>
          </table:table-cell>
          <table:table-cell table:formula="of:=POWER([.C1263]-6.75;2)" office:value-type="float" office:value="0.0117580008430142" calcext:value-type="float">
            <text:p>0.0117580008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692172" calcext:value-type="float">
            <text:p>6.692172</text:p>
          </table:table-cell>
          <table:table-cell office:value-type="float" office:value="6.6415705371" calcext:value-type="float">
            <text:p>6.6415705371</text:p>
          </table:table-cell>
          <table:table-cell table:formula="of:=POWER([.C1264]-6.75;2)" office:value-type="float" office:value="0.0117569484247825" calcext:value-type="float">
            <text:p>0.011756948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691144" calcext:value-type="float">
            <text:p>6.691144</text:p>
          </table:table-cell>
          <table:table-cell office:value-type="float" office:value="6.6415732954" calcext:value-type="float">
            <text:p>6.6415732954</text:p>
          </table:table-cell>
          <table:table-cell table:formula="of:=POWER([.C1265]-6.75;2)" office:value-type="float" office:value="0.0117563502704157" calcext:value-type="float">
            <text:p>0.011756350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690118" calcext:value-type="float">
            <text:p>6.690118</text:p>
          </table:table-cell>
          <table:table-cell office:value-type="float" office:value="6.641573913" calcext:value-type="float">
            <text:p>6.641573913</text:p>
          </table:table-cell>
          <table:table-cell table:formula="of:=POWER([.C1266]-6.75;2)" office:value-type="float" office:value="0.0117562163421315" calcext:value-type="float">
            <text:p>0.0117562163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689086" calcext:value-type="float">
            <text:p>6.689086</text:p>
          </table:table-cell>
          <table:table-cell office:value-type="float" office:value="6.6415723555" calcext:value-type="float">
            <text:p>6.6415723555</text:p>
          </table:table-cell>
          <table:table-cell table:formula="of:=POWER([.C1267]-6.75;2)" office:value-type="float" office:value="0.0117565540918184" calcext:value-type="float">
            <text:p>0.0117565541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688041" calcext:value-type="float">
            <text:p>6.688041</text:p>
          </table:table-cell>
          <table:table-cell office:value-type="float" office:value="6.6415685983" calcext:value-type="float">
            <text:p>6.6415685983</text:p>
          </table:table-cell>
          <table:table-cell table:formula="of:=POWER([.C1268]-6.75;2)" office:value-type="float" office:value="0.0117573688746267" calcext:value-type="float">
            <text:p>0.0117573689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86972" calcext:value-type="float">
            <text:p>6.686972</text:p>
          </table:table-cell>
          <table:table-cell office:value-type="float" office:value="6.6415626273" calcext:value-type="float">
            <text:p>6.6415626273</text:p>
          </table:table-cell>
          <table:table-cell table:formula="of:=POWER([.C1269]-6.75;2)" office:value-type="float" office:value="0.0117586637980787" calcext:value-type="float">
            <text:p>0.011758663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685873" calcext:value-type="float">
            <text:p>6.685873</text:p>
          </table:table-cell>
          <table:table-cell office:value-type="float" office:value="6.6415544415" calcext:value-type="float">
            <text:p>6.6415544415</text:p>
          </table:table-cell>
          <table:table-cell table:formula="of:=POWER([.C1270]-6.75;2)" office:value-type="float" office:value="0.0117604391583769" calcext:value-type="float">
            <text:p>0.0117604392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684734" calcext:value-type="float">
            <text:p>6.684734</text:p>
          </table:table-cell>
          <table:table-cell office:value-type="float" office:value="6.6415440494" calcext:value-type="float">
            <text:p>6.6415440494</text:p>
          </table:table-cell>
          <table:table-cell table:formula="of:=POWER([.C1271]-6.75;2)" office:value-type="float" office:value="0.0117626932205496" calcext:value-type="float">
            <text:p>0.0117626932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683548" calcext:value-type="float">
            <text:p>6.683548</text:p>
          </table:table-cell>
          <table:table-cell office:value-type="float" office:value="6.6415314726" calcext:value-type="float">
            <text:p>6.6415314726</text:p>
          </table:table-cell>
          <table:table-cell table:formula="of:=POWER([.C1272]-6.75;2)" office:value-type="float" office:value="0.0117654214363246" calcext:value-type="float">
            <text:p>0.011765421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682307" calcext:value-type="float">
            <text:p>6.682307</text:p>
          </table:table-cell>
          <table:table-cell office:value-type="float" office:value="6.6415167444" calcext:value-type="float">
            <text:p>6.6415167444</text:p>
          </table:table-cell>
          <table:table-cell table:formula="of:=POWER([.C1273]-6.75;2)" office:value-type="float" office:value="0.0117686167455748" calcext:value-type="float">
            <text:p>0.011768616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681002" calcext:value-type="float">
            <text:p>6.681002</text:p>
          </table:table-cell>
          <table:table-cell office:value-type="float" office:value="6.6414999076" calcext:value-type="float">
            <text:p>6.6414999076</text:p>
          </table:table-cell>
          <table:table-cell table:formula="of:=POWER([.C1274]-6.75;2)" office:value-type="float" office:value="0.0117722700508085" calcext:value-type="float">
            <text:p>0.0117722701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679626" calcext:value-type="float">
            <text:p>6.679626</text:p>
          </table:table-cell>
          <table:table-cell office:value-type="float" office:value="6.6414810193" calcext:value-type="float">
            <text:p>6.6414810193</text:p>
          </table:table-cell>
          <table:table-cell table:formula="of:=POWER([.C1275]-6.75;2)" office:value-type="float" office:value="0.0117763691721669" calcext:value-type="float">
            <text:p>0.011776369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678172" calcext:value-type="float">
            <text:p>6.678172</text:p>
          </table:table-cell>
          <table:table-cell office:value-type="float" office:value="6.6414601461" calcext:value-type="float">
            <text:p>6.6414601461</text:p>
          </table:table-cell>
          <table:table-cell table:formula="of:=POWER([.C1276]-6.75;2)" office:value-type="float" office:value="0.0117808998846333" calcext:value-type="float">
            <text:p>0.011780899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676633" calcext:value-type="float">
            <text:p>6.676633</text:p>
          </table:table-cell>
          <table:table-cell office:value-type="float" office:value="6.6414373663" calcext:value-type="float">
            <text:p>6.6414373663</text:p>
          </table:table-cell>
          <table:table-cell table:formula="of:=POWER([.C1277]-6.75;2)" office:value-type="float" office:value="0.0117858454358804" calcext:value-type="float">
            <text:p>0.0117858454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675002" calcext:value-type="float">
            <text:p>6.675002</text:p>
          </table:table-cell>
          <table:table-cell office:value-type="float" office:value="6.6414127669" calcext:value-type="float">
            <text:p>6.6414127669</text:p>
          </table:table-cell>
          <table:table-cell table:formula="of:=POWER([.C1278]-6.75;2)" office:value-type="float" office:value="0.0117911871923137" calcext:value-type="float">
            <text:p>0.011791187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673273" calcext:value-type="float">
            <text:p>6.673273</text:p>
          </table:table-cell>
          <table:table-cell office:value-type="float" office:value="6.641386449" calcext:value-type="float">
            <text:p>6.641386449</text:p>
          </table:table-cell>
          <table:table-cell table:formula="of:=POWER([.C1279]-6.75;2)" office:value-type="float" office:value="0.0117969034608295" calcext:value-type="float">
            <text:p>0.0117969035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67144" calcext:value-type="float">
            <text:p>6.67144</text:p>
          </table:table-cell>
          <table:table-cell office:value-type="float" office:value="6.6413585199" calcext:value-type="float">
            <text:p>6.6413585199</text:p>
          </table:table-cell>
          <table:table-cell table:formula="of:=POWER([.C1280]-6.75;2)" office:value-type="float" office:value="0.0118029711983187" calcext:value-type="float">
            <text:p>0.0118029712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669497" calcext:value-type="float">
            <text:p>6.669497</text:p>
          </table:table-cell>
          <table:table-cell office:value-type="float" office:value="6.6413290988" calcext:value-type="float">
            <text:p>6.6413290988</text:p>
          </table:table-cell>
          <table:table-cell table:formula="of:=POWER([.C1281]-6.75;2)" office:value-type="float" office:value="0.0118093647676202" calcext:value-type="float">
            <text:p>0.0118093648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667441" calcext:value-type="float">
            <text:p>6.667441</text:p>
          </table:table-cell>
          <table:table-cell office:value-type="float" office:value="6.6412983147" calcext:value-type="float">
            <text:p>6.6412983147</text:p>
          </table:table-cell>
          <table:table-cell table:formula="of:=POWER([.C1282]-6.75;2)" office:value-type="float" office:value="0.0118160563870602" calcext:value-type="float">
            <text:p>0.011816056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665267" calcext:value-type="float">
            <text:p>6.665267</text:p>
          </table:table-cell>
          <table:table-cell office:value-type="float" office:value="6.6412663018" calcext:value-type="float">
            <text:p>6.6412663018</text:p>
          </table:table-cell>
          <table:table-cell table:formula="of:=POWER([.C1283]-6.75;2)" office:value-type="float" office:value="0.0118230171242487" calcext:value-type="float">
            <text:p>0.011823017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66297" calcext:value-type="float">
            <text:p>6.66297</text:p>
          </table:table-cell>
          <table:table-cell office:value-type="float" office:value="6.641233203" calcext:value-type="float">
            <text:p>6.641233203</text:p>
          </table:table-cell>
          <table:table-cell table:formula="of:=POWER([.C1284]-6.75;2)" office:value-type="float" office:value="0.0118302161296391" calcext:value-type="float">
            <text:p>0.011830216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660549" calcext:value-type="float">
            <text:p>6.660549</text:p>
          </table:table-cell>
          <table:table-cell office:value-type="float" office:value="6.6411991708" calcext:value-type="float">
            <text:p>6.6411991708</text:p>
          </table:table-cell>
          <table:table-cell table:formula="of:=POWER([.C1285]-6.75;2)" office:value-type="float" office:value="0.0118376204346075" calcext:value-type="float">
            <text:p>0.0118376204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658" calcext:value-type="float">
            <text:p>6.658</text:p>
          </table:table-cell>
          <table:table-cell office:value-type="float" office:value="6.6411643609" calcext:value-type="float">
            <text:p>6.6411643609</text:p>
          </table:table-cell>
          <table:table-cell table:formula="of:=POWER([.C1286]-6.75;2)" office:value-type="float" office:value="0.0118451963383054" calcext:value-type="float">
            <text:p>0.0118451963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655322" calcext:value-type="float">
            <text:p>6.655322</text:p>
          </table:table-cell>
          <table:table-cell office:value-type="float" office:value="6.6411289356" calcext:value-type="float">
            <text:p>6.6411289356</text:p>
          </table:table-cell>
          <table:table-cell table:formula="of:=POWER([.C1287]-6.75;2)" office:value-type="float" office:value="0.0118529086635889" calcext:value-type="float">
            <text:p>0.011852908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652514" calcext:value-type="float">
            <text:p>6.652514</text:p>
          </table:table-cell>
          <table:table-cell office:value-type="float" office:value="6.6410930634" calcext:value-type="float">
            <text:p>6.6410930634</text:p>
          </table:table-cell>
          <table:table-cell table:formula="of:=POWER([.C1288]-6.75;2)" office:value-type="float" office:value="0.0118607208395965" calcext:value-type="float">
            <text:p>0.0118607208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649575" calcext:value-type="float">
            <text:p>6.649575</text:p>
          </table:table-cell>
          <table:table-cell office:value-type="float" office:value="6.6410569141" calcext:value-type="float">
            <text:p>6.6410569141</text:p>
          </table:table-cell>
          <table:table-cell table:formula="of:=POWER([.C1289]-6.75;2)" office:value-type="float" office:value="0.0118685959654148" calcext:value-type="float">
            <text:p>0.011868596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646505" calcext:value-type="float">
            <text:p>6.646505</text:p>
          </table:table-cell>
          <table:table-cell office:value-type="float" office:value="6.6410206627" calcext:value-type="float">
            <text:p>6.6410206627</text:p>
          </table:table-cell>
          <table:table-cell table:formula="of:=POWER([.C1290]-6.75;2)" office:value-type="float" office:value="0.0118764959583472" calcext:value-type="float">
            <text:p>0.01187649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643306" calcext:value-type="float">
            <text:p>6.643306</text:p>
          </table:table-cell>
          <table:table-cell office:value-type="float" office:value="6.6409844866" calcext:value-type="float">
            <text:p>6.6409844866</text:p>
          </table:table-cell>
          <table:table-cell table:formula="of:=POWER([.C1291]-6.75;2)" office:value-type="float" office:value="0.0118843821618656" calcext:value-type="float">
            <text:p>0.0118843822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639978" calcext:value-type="float">
            <text:p>6.639978</text:p>
          </table:table-cell>
          <table:table-cell office:value-type="float" office:value="6.6409485618" calcext:value-type="float">
            <text:p>6.6409485618</text:p>
          </table:table-cell>
          <table:table-cell table:formula="of:=POWER([.C1292]-6.75;2)" office:value-type="float" office:value="0.0118922161734884" calcext:value-type="float">
            <text:p>0.011892216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636525" calcext:value-type="float">
            <text:p>6.636525</text:p>
          </table:table-cell>
          <table:table-cell office:value-type="float" office:value="6.6409130687" calcext:value-type="float">
            <text:p>6.6409130687</text:p>
          </table:table-cell>
          <table:table-cell table:formula="of:=POWER([.C1293]-6.75;2)" office:value-type="float" office:value="0.011899958580451" calcext:value-type="float">
            <text:p>0.011899958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632948" calcext:value-type="float">
            <text:p>6.632948</text:p>
          </table:table-cell>
          <table:table-cell office:value-type="float" office:value="6.6408781837" calcext:value-type="float">
            <text:p>6.6408781837</text:p>
          </table:table-cell>
          <table:table-cell table:formula="of:=POWER([.C1294]-6.75;2)" office:value-type="float" office:value="0.011907570792611" calcext:value-type="float">
            <text:p>0.0119075708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629252" calcext:value-type="float">
            <text:p>6.629252</text:p>
          </table:table-cell>
          <table:table-cell office:value-type="float" office:value="6.6408440838" calcext:value-type="float">
            <text:p>6.6408440838</text:p>
          </table:table-cell>
          <table:table-cell table:formula="of:=POWER([.C1295]-6.75;2)" office:value-type="float" office:value="0.0119150140414614" calcext:value-type="float">
            <text:p>0.011915014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62544" calcext:value-type="float">
            <text:p>6.62544</text:p>
          </table:table-cell>
          <table:table-cell office:value-type="float" office:value="6.6408109441" calcext:value-type="float">
            <text:p>6.6408109441</text:p>
          </table:table-cell>
          <table:table-cell table:formula="of:=POWER([.C1296]-6.75;2)" office:value-type="float" office:value="0.0119222499283333" calcext:value-type="float">
            <text:p>0.0119222499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621518" calcext:value-type="float">
            <text:p>6.621518</text:p>
          </table:table-cell>
          <table:table-cell office:value-type="float" office:value="6.6407789356" calcext:value-type="float">
            <text:p>6.6407789356</text:p>
          </table:table-cell>
          <table:table-cell table:formula="of:=POWER([.C1297]-6.75;2)" office:value-type="float" office:value="0.0119292409086689" calcext:value-type="float">
            <text:p>0.0119292409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617491" calcext:value-type="float">
            <text:p>6.617491</text:p>
          </table:table-cell>
          <table:table-cell office:value-type="float" office:value="6.6407482245" calcext:value-type="float">
            <text:p>6.6407482245</text:p>
          </table:table-cell>
          <table:table-cell table:formula="of:=POWER([.C1298]-6.75;2)" office:value-type="float" office:value="0.0119359504499023" calcext:value-type="float">
            <text:p>0.0119359504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613365" calcext:value-type="float">
            <text:p>6.613365</text:p>
          </table:table-cell>
          <table:table-cell office:value-type="float" office:value="6.6407189742" calcext:value-type="float">
            <text:p>6.6407189742</text:p>
          </table:table-cell>
          <table:table-cell table:formula="of:=POWER([.C1299]-6.75;2)" office:value-type="float" office:value="0.0119423425999002" calcext:value-type="float">
            <text:p>0.011942342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609147" calcext:value-type="float">
            <text:p>6.609147</text:p>
          </table:table-cell>
          <table:table-cell office:value-type="float" office:value="6.6406913405" calcext:value-type="float">
            <text:p>6.6406913405</text:p>
          </table:table-cell>
          <table:table-cell table:formula="of:=POWER([.C1300]-6.75;2)" office:value-type="float" office:value="0.0119483830416869" calcext:value-type="float">
            <text:p>0.01194838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604843" calcext:value-type="float">
            <text:p>6.604843</text:p>
          </table:table-cell>
          <table:table-cell office:value-type="float" office:value="6.6406654726" calcext:value-type="float">
            <text:p>6.6406654726</text:p>
          </table:table-cell>
          <table:table-cell table:formula="of:=POWER([.C1301]-6.75;2)" office:value-type="float" office:value="0.0119540388817813" calcext:value-type="float">
            <text:p>0.0119540389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600462" calcext:value-type="float">
            <text:p>6.600462</text:p>
          </table:table-cell>
          <table:table-cell office:value-type="float" office:value="6.6406415145" calcext:value-type="float">
            <text:p>6.6406415145</text:p>
          </table:table-cell>
          <table:table-cell table:formula="of:=POWER([.C1302]-6.75;2)" office:value-type="float" office:value="0.0119592783508536" calcext:value-type="float">
            <text:p>0.011959278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596011" calcext:value-type="float">
            <text:p>6.596011</text:p>
          </table:table-cell>
          <table:table-cell office:value-type="float" office:value="6.6406195994" calcext:value-type="float">
            <text:p>6.6406195994</text:p>
          </table:table-cell>
          <table:table-cell table:formula="of:=POWER([.C1303]-6.75;2)" office:value-type="float" office:value="0.0119640720354165" calcext:value-type="float">
            <text:p>0.011964072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591499" calcext:value-type="float">
            <text:p>6.591499</text:p>
          </table:table-cell>
          <table:table-cell office:value-type="float" office:value="6.6405998539" calcext:value-type="float">
            <text:p>6.6405998539</text:p>
          </table:table-cell>
          <table:table-cell table:formula="of:=POWER([.C1304]-6.75;2)" office:value-type="float" office:value="0.0119683919667013" calcext:value-type="float">
            <text:p>0.011968392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586936" calcext:value-type="float">
            <text:p>6.586936</text:p>
          </table:table-cell>
          <table:table-cell office:value-type="float" office:value="6.6405823953" calcext:value-type="float">
            <text:p>6.6405823953</text:p>
          </table:table-cell>
          <table:table-cell table:formula="of:=POWER([.C1305]-6.75;2)" office:value-type="float" office:value="0.0119722122182855" calcext:value-type="float">
            <text:p>0.0119722122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582329" calcext:value-type="float">
            <text:p>6.582329</text:p>
          </table:table-cell>
          <table:table-cell office:value-type="float" office:value="6.6405673276" calcext:value-type="float">
            <text:p>6.6405673276</text:p>
          </table:table-cell>
          <table:table-cell table:formula="of:=POWER([.C1306]-6.75;2)" office:value-type="float" office:value="0.0119755097886056" calcext:value-type="float">
            <text:p>0.0119755098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57769" calcext:value-type="float">
            <text:p>6.57769</text:p>
          </table:table-cell>
          <table:table-cell office:value-type="float" office:value="6.6405547487" calcext:value-type="float">
            <text:p>6.6405547487</text:p>
          </table:table-cell>
          <table:table-cell table:formula="of:=POWER([.C1307]-6.75;2)" office:value-type="float" office:value="0.0119782630321202" calcext:value-type="float">
            <text:p>0.011978263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573027" calcext:value-type="float">
            <text:p>6.573027</text:p>
          </table:table-cell>
          <table:table-cell office:value-type="float" office:value="6.6405447411" calcext:value-type="float">
            <text:p>6.6405447411</text:p>
          </table:table-cell>
          <table:table-cell table:formula="of:=POWER([.C1308]-6.75;2)" office:value-type="float" office:value="0.011980453700866" calcext:value-type="float">
            <text:p>0.0119804537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568352" calcext:value-type="float">
            <text:p>6.568352</text:p>
          </table:table-cell>
          <table:table-cell office:value-type="float" office:value="6.6405373792" calcext:value-type="float">
            <text:p>6.6405373792</text:p>
          </table:table-cell>
          <table:table-cell table:formula="of:=POWER([.C1309]-6.75;2)" office:value-type="float" office:value="0.0119820653524047" calcext:value-type="float">
            <text:p>0.0119820654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563673" calcext:value-type="float">
            <text:p>6.563673</text:p>
          </table:table-cell>
          <table:table-cell office:value-type="float" office:value="6.6405327229" calcext:value-type="float">
            <text:p>6.6405327229</text:p>
          </table:table-cell>
          <table:table-cell table:formula="of:=POWER([.C1310]-6.75;2)" office:value-type="float" office:value="0.0119830847556882" calcext:value-type="float">
            <text:p>0.0119830848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559001" calcext:value-type="float">
            <text:p>6.559001</text:p>
          </table:table-cell>
          <table:table-cell office:value-type="float" office:value="6.6405308217" calcext:value-type="float">
            <text:p>6.6405308217</text:p>
          </table:table-cell>
          <table:table-cell table:formula="of:=POWER([.C1311]-6.75;2)" office:value-type="float" office:value="0.0119835009976773" calcext:value-type="float">
            <text:p>0.011983501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554347" calcext:value-type="float">
            <text:p>6.554347</text:p>
          </table:table-cell>
          <table:table-cell office:value-type="float" office:value="6.6405317132" calcext:value-type="float">
            <text:p>6.6405317132</text:p>
          </table:table-cell>
          <table:table-cell table:formula="of:=POWER([.C1312]-6.75;2)" office:value-type="float" office:value="0.0119833058149271" calcext:value-type="float">
            <text:p>0.0119833058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549722" calcext:value-type="float">
            <text:p>6.549722</text:p>
          </table:table-cell>
          <table:table-cell office:value-type="float" office:value="6.64053542" calcext:value-type="float">
            <text:p>6.64053542</text:p>
          </table:table-cell>
          <table:table-cell table:formula="of:=POWER([.C1313]-6.75;2)" office:value-type="float" office:value="0.0119824942745764" calcext:value-type="float">
            <text:p>0.0119824943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545134" calcext:value-type="float">
            <text:p>6.545134</text:p>
          </table:table-cell>
          <table:table-cell office:value-type="float" office:value="6.6405419527" calcext:value-type="float">
            <text:p>6.6405419527</text:p>
          </table:table-cell>
          <table:table-cell table:formula="of:=POWER([.C1314]-6.75;2)" office:value-type="float" office:value="0.0119810641187291" calcext:value-type="float">
            <text:p>0.0119810641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540595" calcext:value-type="float">
            <text:p>6.540595</text:p>
          </table:table-cell>
          <table:table-cell office:value-type="float" office:value="6.6405513104" calcext:value-type="float">
            <text:p>6.6405513104</text:p>
          </table:table-cell>
          <table:table-cell table:formula="of:=POWER([.C1315]-6.75;2)" office:value-type="float" office:value="0.0119790156551571" calcext:value-type="float">
            <text:p>0.011979015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536115" calcext:value-type="float">
            <text:p>6.536115</text:p>
          </table:table-cell>
          <table:table-cell office:value-type="float" office:value="6.640563478" calcext:value-type="float">
            <text:p>6.640563478</text:p>
          </table:table-cell>
          <table:table-cell table:formula="of:=POWER([.C1316]-6.75;2)" office:value-type="float" office:value="0.0119763523474565" calcext:value-type="float">
            <text:p>0.0119763523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531703" calcext:value-type="float">
            <text:p>6.531703</text:p>
          </table:table-cell>
          <table:table-cell office:value-type="float" office:value="6.6405784286" calcext:value-type="float">
            <text:p>6.6405784286</text:p>
          </table:table-cell>
          <table:table-cell table:formula="of:=POWER([.C1317]-6.75;2)" office:value-type="float" office:value="0.0119730802876454" calcext:value-type="float">
            <text:p>0.0119730803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527369" calcext:value-type="float">
            <text:p>6.527369</text:p>
          </table:table-cell>
          <table:table-cell office:value-type="float" office:value="6.6405961214" calcext:value-type="float">
            <text:p>6.6405961214</text:p>
          </table:table-cell>
          <table:table-cell table:formula="of:=POWER([.C1318]-6.75;2)" office:value-type="float" office:value="0.0119692086527236" calcext:value-type="float">
            <text:p>0.0119692087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523122" calcext:value-type="float">
            <text:p>6.523122</text:p>
          </table:table-cell>
          <table:table-cell office:value-type="float" office:value="6.6406165059" calcext:value-type="float">
            <text:p>6.6406165059</text:p>
          </table:table-cell>
          <table:table-cell table:formula="of:=POWER([.C1319]-6.75;2)" office:value-type="float" office:value="0.0119647487815248" calcext:value-type="float">
            <text:p>0.0119647488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518971" calcext:value-type="float">
            <text:p>6.518971</text:p>
          </table:table-cell>
          <table:table-cell office:value-type="float" office:value="6.6406395177" calcext:value-type="float">
            <text:p>6.6406395177</text:p>
          </table:table-cell>
          <table:table-cell table:formula="of:=POWER([.C1320]-6.75;2)" office:value-type="float" office:value="0.0119597150888885" calcext:value-type="float">
            <text:p>0.0119597151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514924" calcext:value-type="float">
            <text:p>6.514924</text:p>
          </table:table-cell>
          <table:table-cell office:value-type="float" office:value="6.6406650827" calcext:value-type="float">
            <text:p>6.6406650827</text:p>
          </table:table-cell>
          <table:table-cell table:formula="of:=POWER([.C1321]-6.75;2)" office:value-type="float" office:value="0.0119541241409978" calcext:value-type="float">
            <text:p>0.011954124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51099" calcext:value-type="float">
            <text:p>6.51099</text:p>
          </table:table-cell>
          <table:table-cell office:value-type="float" office:value="6.6406931149" calcext:value-type="float">
            <text:p>6.6406931149</text:p>
          </table:table-cell>
          <table:table-cell table:formula="of:=POWER([.C1322]-6.75;2)" office:value-type="float" office:value="0.0119479951302645" calcext:value-type="float">
            <text:p>0.0119479951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507176" calcext:value-type="float">
            <text:p>6.507176</text:p>
          </table:table-cell>
          <table:table-cell office:value-type="float" office:value="6.6407235166" calcext:value-type="float">
            <text:p>6.6407235166</text:p>
          </table:table-cell>
          <table:table-cell table:formula="of:=POWER([.C1323]-6.75;2)" office:value-type="float" office:value="0.0119413498242706" calcext:value-type="float">
            <text:p>0.0119413498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503488" calcext:value-type="float">
            <text:p>6.503488</text:p>
          </table:table-cell>
          <table:table-cell office:value-type="float" office:value="6.6407561805" calcext:value-type="float">
            <text:p>6.6407561805</text:p>
          </table:table-cell>
          <table:table-cell table:formula="of:=POWER([.C1324]-6.75;2)" office:value-type="float" office:value="0.0119342120989485" calcext:value-type="float">
            <text:p>0.0119342121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499934" calcext:value-type="float">
            <text:p>6.499934</text:p>
          </table:table-cell>
          <table:table-cell office:value-type="float" office:value="6.6407909925" calcext:value-type="float">
            <text:p>6.6407909925</text:p>
          </table:table-cell>
          <table:table-cell table:formula="of:=POWER([.C1325]-6.75;2)" office:value-type="float" office:value="0.011926607319135" calcext:value-type="float">
            <text:p>0.0119266073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496518" calcext:value-type="float">
            <text:p>6.496518</text:p>
          </table:table-cell>
          <table:table-cell office:value-type="float" office:value="6.6408278271" calcext:value-type="float">
            <text:p>6.6408278271</text:p>
          </table:table-cell>
          <table:table-cell table:formula="of:=POWER([.C1326]-6.75;2)" office:value-type="float" office:value="0.0119185633357075" calcext:value-type="float">
            <text:p>0.0119185633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493246" calcext:value-type="float">
            <text:p>6.493246</text:p>
          </table:table-cell>
          <table:table-cell office:value-type="float" office:value="6.6408665542" calcext:value-type="float">
            <text:p>6.6408665542</text:p>
          </table:table-cell>
          <table:table-cell table:formula="of:=POWER([.C1327]-6.75;2)" office:value-type="float" office:value="0.0119101089921814" calcext:value-type="float">
            <text:p>0.011910109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490123" calcext:value-type="float">
            <text:p>6.490123</text:p>
          </table:table-cell>
          <table:table-cell office:value-type="float" office:value="6.6409070333" calcext:value-type="float">
            <text:p>6.6409070333</text:p>
          </table:table-cell>
          <table:table-cell table:formula="of:=POWER([.C1328]-6.75;2)" office:value-type="float" office:value="0.0119012753834074" calcext:value-type="float">
            <text:p>0.0119012754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487151" calcext:value-type="float">
            <text:p>6.487151</text:p>
          </table:table-cell>
          <table:table-cell office:value-type="float" office:value="6.6409491203" calcext:value-type="float">
            <text:p>6.6409491203</text:p>
          </table:table-cell>
          <table:table-cell table:formula="of:=POWER([.C1329]-6.75;2)" office:value-type="float" office:value="0.0118920943633438" calcext:value-type="float">
            <text:p>0.0118920944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484334" calcext:value-type="float">
            <text:p>6.484334</text:p>
          </table:table-cell>
          <table:table-cell office:value-type="float" office:value="6.6409926649" calcext:value-type="float">
            <text:p>6.6409926649</text:p>
          </table:table-cell>
          <table:table-cell table:formula="of:=POWER([.C1330]-6.75;2)" office:value-type="float" office:value="0.0118825991056038" calcext:value-type="float">
            <text:p>0.0118825991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481674" calcext:value-type="float">
            <text:p>6.481674</text:p>
          </table:table-cell>
          <table:table-cell office:value-type="float" office:value="6.6410375124" calcext:value-type="float">
            <text:p>6.6410375124</text:p>
          </table:table-cell>
          <table:table-cell table:formula="of:=POWER([.C1331]-6.75;2)" office:value-type="float" office:value="0.01187282370398" calcext:value-type="float">
            <text:p>0.011872823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479173" calcext:value-type="float">
            <text:p>6.479173</text:p>
          </table:table-cell>
          <table:table-cell office:value-type="float" office:value="6.6410835059" calcext:value-type="float">
            <text:p>6.6410835059</text:p>
          </table:table-cell>
          <table:table-cell table:formula="of:=POWER([.C1332]-6.75;2)" office:value-type="float" office:value="0.0118628026870353" calcext:value-type="float">
            <text:p>0.011862802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7683" calcext:value-type="float">
            <text:p>6.47683</text:p>
          </table:table-cell>
          <table:table-cell office:value-type="float" office:value="6.6411304844" calcext:value-type="float">
            <text:p>6.6411304844</text:p>
          </table:table-cell>
          <table:table-cell table:formula="of:=POWER([.C1333]-6.75;2)" office:value-type="float" office:value="0.0118525714269787" calcext:value-type="float">
            <text:p>0.0118525714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474647" calcext:value-type="float">
            <text:p>6.474647</text:p>
          </table:table-cell>
          <table:table-cell office:value-type="float" office:value="6.6411782879" calcext:value-type="float">
            <text:p>6.6411782879</text:p>
          </table:table-cell>
          <table:table-cell table:formula="of:=POWER([.C1334]-6.75;2)" office:value-type="float" office:value="0.0118421650243753" calcext:value-type="float">
            <text:p>0.011842165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72623" calcext:value-type="float">
            <text:p>6.472623</text:p>
          </table:table-cell>
          <table:table-cell office:value-type="float" office:value="6.641226754" calcext:value-type="float">
            <text:p>6.641226754</text:p>
          </table:table-cell>
          <table:table-cell table:formula="of:=POWER([.C1335]-6.75;2)" office:value-type="float" office:value="0.0118316190453766" calcext:value-type="float">
            <text:p>0.011831619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70755" calcext:value-type="float">
            <text:p>6.470755</text:p>
          </table:table-cell>
          <table:table-cell office:value-type="float" office:value="6.6412757218" calcext:value-type="float">
            <text:p>6.6412757218</text:p>
          </table:table-cell>
          <table:table-cell table:formula="of:=POWER([.C1336]-6.75;2)" office:value-type="float" office:value="0.0118209686701111" calcext:value-type="float">
            <text:p>0.0118209687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469042" calcext:value-type="float">
            <text:p>6.469042</text:p>
          </table:table-cell>
          <table:table-cell office:value-type="float" office:value="6.6413250333" calcext:value-type="float">
            <text:p>6.6413250333</text:p>
          </table:table-cell>
          <table:table-cell table:formula="of:=POWER([.C1337]-6.75;2)" office:value-type="float" office:value="0.0118102483872461" calcext:value-type="float">
            <text:p>0.0118102484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46748" calcext:value-type="float">
            <text:p>6.46748</text:p>
          </table:table-cell>
          <table:table-cell office:value-type="float" office:value="6.6413745317" calcext:value-type="float">
            <text:p>6.6413745317</text:p>
          </table:table-cell>
          <table:table-cell table:formula="of:=POWER([.C1338]-6.75;2)" office:value-type="float" office:value="0.0117994923633942" calcext:value-type="float">
            <text:p>0.0117994924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466067" calcext:value-type="float">
            <text:p>6.466067</text:p>
          </table:table-cell>
          <table:table-cell office:value-type="float" office:value="6.6414240644" calcext:value-type="float">
            <text:p>6.6414240644</text:p>
          </table:table-cell>
          <table:table-cell table:formula="of:=POWER([.C1339]-6.75;2)" office:value-type="float" office:value="0.0117887337914154" calcext:value-type="float">
            <text:p>0.0117887338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64798" calcext:value-type="float">
            <text:p>6.464798</text:p>
          </table:table-cell>
          <table:table-cell office:value-type="float" office:value="6.6414734834" calcext:value-type="float">
            <text:p>6.6414734834</text:p>
          </table:table-cell>
          <table:table-cell table:formula="of:=POWER([.C1340]-6.75;2)" office:value-type="float" office:value="0.01177800480533" calcext:value-type="float">
            <text:p>0.0117780048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63668" calcext:value-type="float">
            <text:p>6.463668</text:p>
          </table:table-cell>
          <table:table-cell office:value-type="float" office:value="6.6415226466" calcext:value-type="float">
            <text:p>6.6415226466</text:p>
          </table:table-cell>
          <table:table-cell table:formula="of:=POWER([.C1341]-6.75;2)" office:value-type="float" office:value="0.0117673362006684" calcext:value-type="float">
            <text:p>0.0117673362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462671" calcext:value-type="float">
            <text:p>6.462671</text:p>
          </table:table-cell>
          <table:table-cell office:value-type="float" office:value="6.6415714178" calcext:value-type="float">
            <text:p>6.6415714178</text:p>
          </table:table-cell>
          <table:table-cell table:formula="of:=POWER([.C1342]-6.75;2)" office:value-type="float" office:value="0.0117567574379022" calcext:value-type="float">
            <text:p>0.0117567574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461803" calcext:value-type="float">
            <text:p>6.461803</text:p>
          </table:table-cell>
          <table:table-cell office:value-type="float" office:value="6.6416196692" calcext:value-type="float">
            <text:p>6.6416196692</text:p>
          </table:table-cell>
          <table:table-cell table:formula="of:=POWER([.C1343]-6.75;2)" office:value-type="float" office:value="0.0117462961043175" calcext:value-type="float">
            <text:p>0.011746296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61056" calcext:value-type="float">
            <text:p>6.461056</text:p>
          </table:table-cell>
          <table:table-cell office:value-type="float" office:value="6.6416672793" calcext:value-type="float">
            <text:p>6.6416672793</text:p>
          </table:table-cell>
          <table:table-cell table:formula="of:=POWER([.C1344]-6.75;2)" office:value-type="float" office:value="0.0117359783742642" calcext:value-type="float">
            <text:p>0.0117359784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460424" calcext:value-type="float">
            <text:p>6.460424</text:p>
          </table:table-cell>
          <table:table-cell office:value-type="float" office:value="6.6417141386" calcext:value-type="float">
            <text:p>6.6417141386</text:p>
          </table:table-cell>
          <table:table-cell table:formula="of:=POWER([.C1345]-6.75;2)" office:value-type="float" office:value="0.01172582777914" calcext:value-type="float">
            <text:p>0.011725827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459899" calcext:value-type="float">
            <text:p>6.459899</text:p>
          </table:table-cell>
          <table:table-cell office:value-type="float" office:value="6.6417601439" calcext:value-type="float">
            <text:p>6.6417601439</text:p>
          </table:table-cell>
          <table:table-cell table:formula="of:=POWER([.C1346]-6.75;2)" office:value-type="float" office:value="0.0117158664485487" calcext:value-type="float">
            <text:p>0.0117158664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459475" calcext:value-type="float">
            <text:p>6.459475</text:p>
          </table:table-cell>
          <table:table-cell office:value-type="float" office:value="6.6418052052" calcext:value-type="float">
            <text:p>6.6418052052</text:p>
          </table:table-cell>
          <table:table-cell table:formula="of:=POWER([.C1347]-6.75;2)" office:value-type="float" office:value="0.0117061136218141" calcext:value-type="float">
            <text:p>0.011706113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459143" calcext:value-type="float">
            <text:p>6.459143</text:p>
          </table:table-cell>
          <table:table-cell office:value-type="float" office:value="6.6418492417" calcext:value-type="float">
            <text:p>6.6418492417</text:p>
          </table:table-cell>
          <table:table-cell table:formula="of:=POWER([.C1348]-6.75;2)" office:value-type="float" office:value="0.011696586520865" calcext:value-type="float">
            <text:p>0.0116965865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458896" calcext:value-type="float">
            <text:p>6.458896</text:p>
          </table:table-cell>
          <table:table-cell office:value-type="float" office:value="6.6418921847" calcext:value-type="float">
            <text:p>6.6418921847</text:p>
          </table:table-cell>
          <table:table-cell table:formula="of:=POWER([.C1349]-6.75;2)" office:value-type="float" office:value="0.011687299728939" calcext:value-type="float">
            <text:p>0.0116872997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458725" calcext:value-type="float">
            <text:p>6.458725</text:p>
          </table:table-cell>
          <table:table-cell office:value-type="float" office:value="6.6419339764" calcext:value-type="float">
            <text:p>6.6419339764</text:p>
          </table:table-cell>
          <table:table-cell table:formula="of:=POWER([.C1350]-6.75;2)" office:value-type="float" office:value="0.0116782654567158" calcext:value-type="float">
            <text:p>0.0116782655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458623" calcext:value-type="float">
            <text:p>6.458623</text:p>
          </table:table-cell>
          <table:table-cell office:value-type="float" office:value="6.6419745725" calcext:value-type="float">
            <text:p>6.6419745725</text:p>
          </table:table-cell>
          <table:table-cell table:formula="of:=POWER([.C1351]-6.75;2)" office:value-type="float" office:value="0.0116694929865578" calcext:value-type="float">
            <text:p>0.011669493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458581" calcext:value-type="float">
            <text:p>6.458581</text:p>
          </table:table-cell>
          <table:table-cell office:value-type="float" office:value="6.6420139409" calcext:value-type="float">
            <text:p>6.6420139409</text:p>
          </table:table-cell>
          <table:table-cell table:formula="of:=POWER([.C1352]-6.75;2)" office:value-type="float" office:value="0.0116609889599487" calcext:value-type="float">
            <text:p>0.011660989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458593" calcext:value-type="float">
            <text:p>6.458593</text:p>
          </table:table-cell>
          <table:table-cell office:value-type="float" office:value="6.6420520634" calcext:value-type="float">
            <text:p>6.6420520634</text:p>
          </table:table-cell>
          <table:table-cell table:formula="of:=POWER([.C1353]-6.75;2)" office:value-type="float" office:value="0.0116527570161977" calcext:value-type="float">
            <text:p>0.011652757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458649" calcext:value-type="float">
            <text:p>6.458649</text:p>
          </table:table-cell>
          <table:table-cell office:value-type="float" office:value="6.6420889323" calcext:value-type="float">
            <text:p>6.6420889323</text:p>
          </table:table-cell>
          <table:table-cell table:formula="of:=POWER([.C1354]-6.75;2)" office:value-type="float" office:value="0.011644798532154" calcext:value-type="float">
            <text:p>0.0116447985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458743" calcext:value-type="float">
            <text:p>6.458743</text:p>
          </table:table-cell>
          <table:table-cell office:value-type="float" office:value="6.6421245542" calcext:value-type="float">
            <text:p>6.6421245542</text:p>
          </table:table-cell>
          <table:table-cell table:formula="of:=POWER([.C1355]-6.75;2)" office:value-type="float" office:value="0.0116371118065486" calcext:value-type="float">
            <text:p>0.0116371118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458868" calcext:value-type="float">
            <text:p>6.458868</text:p>
          </table:table-cell>
          <table:table-cell office:value-type="float" office:value="6.6421589495" calcext:value-type="float">
            <text:p>6.6421589495</text:p>
          </table:table-cell>
          <table:table-cell table:formula="of:=POWER([.C1356]-6.75;2)" office:value-type="float" office:value="0.0116296921729436" calcext:value-type="float">
            <text:p>0.0116296922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459017" calcext:value-type="float">
            <text:p>6.459017</text:p>
          </table:table-cell>
          <table:table-cell office:value-type="float" office:value="6.6421921493" calcext:value-type="float">
            <text:p>6.6421921493</text:p>
          </table:table-cell>
          <table:table-cell table:formula="of:=POWER([.C1357]-6.75;2)" office:value-type="float" office:value="0.0116225326725536" calcext:value-type="float">
            <text:p>0.0116225327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459183" calcext:value-type="float">
            <text:p>6.459183</text:p>
          </table:table-cell>
          <table:table-cell office:value-type="float" office:value="6.6422241976" calcext:value-type="float">
            <text:p>6.6422241976</text:p>
          </table:table-cell>
          <table:table-cell table:formula="of:=POWER([.C1358]-6.75;2)" office:value-type="float" office:value="0.0116156235829638" calcext:value-type="float">
            <text:p>0.0116156236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459361" calcext:value-type="float">
            <text:p>6.459361</text:p>
          </table:table-cell>
          <table:table-cell office:value-type="float" office:value="6.6422551536" calcext:value-type="float">
            <text:p>6.6422551536</text:p>
          </table:table-cell>
          <table:table-cell table:formula="of:=POWER([.C1359]-6.75;2)" office:value-type="float" office:value="0.0116089519257596" calcext:value-type="float">
            <text:p>0.0116089519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459546" calcext:value-type="float">
            <text:p>6.459546</text:p>
          </table:table-cell>
          <table:table-cell office:value-type="float" office:value="6.642285087" calcext:value-type="float">
            <text:p>6.642285087</text:p>
          </table:table-cell>
          <table:table-cell table:formula="of:=POWER([.C1360]-6.75;2)" office:value-type="float" office:value="0.0116025024825975" calcext:value-type="float">
            <text:p>0.0116025025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459734" calcext:value-type="float">
            <text:p>6.459734</text:p>
          </table:table-cell>
          <table:table-cell office:value-type="float" office:value="6.6423140773" calcext:value-type="float">
            <text:p>6.6423140773</text:p>
          </table:table-cell>
          <table:table-cell table:formula="of:=POWER([.C1361]-6.75;2)" office:value-type="float" office:value="0.0115962579477504" calcext:value-type="float">
            <text:p>0.0115962579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45992" calcext:value-type="float">
            <text:p>6.45992</text:p>
          </table:table-cell>
          <table:table-cell office:value-type="float" office:value="6.642342217" calcext:value-type="float">
            <text:p>6.642342217</text:p>
          </table:table-cell>
          <table:table-cell table:formula="of:=POWER([.C1362]-6.75;2)" office:value-type="float" office:value="0.011590198240475" calcext:value-type="float">
            <text:p>0.0115901982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460103" calcext:value-type="float">
            <text:p>6.460103</text:p>
          </table:table-cell>
          <table:table-cell office:value-type="float" office:value="6.6423696101" calcext:value-type="float">
            <text:p>6.6423696101</text:p>
          </table:table-cell>
          <table:table-cell table:formula="of:=POWER([.C1363]-6.75;2)" office:value-type="float" office:value="0.011584300830026" calcext:value-type="float">
            <text:p>0.0115843008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460279" calcext:value-type="float">
            <text:p>6.460279</text:p>
          </table:table-cell>
          <table:table-cell office:value-type="float" office:value="6.6423963684" calcext:value-type="float">
            <text:p>6.6423963684</text:p>
          </table:table-cell>
          <table:table-cell table:formula="of:=POWER([.C1364]-6.75;2)" office:value-type="float" office:value="0.0115785415335085" calcext:value-type="float">
            <text:p>0.0115785415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460449" calcext:value-type="float">
            <text:p>6.460449</text:p>
          </table:table-cell>
          <table:table-cell office:value-type="float" office:value="6.6424226155" calcext:value-type="float">
            <text:p>6.6424226155</text:p>
          </table:table-cell>
          <table:table-cell table:formula="of:=POWER([.C1365]-6.75;2)" office:value-type="float" office:value="0.0115728936558608" calcext:value-type="float">
            <text:p>0.0115728937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460613" calcext:value-type="float">
            <text:p>6.460613</text:p>
          </table:table-cell>
          <table:table-cell office:value-type="float" office:value="6.6424484812" calcext:value-type="float">
            <text:p>6.6424484812</text:p>
          </table:table-cell>
          <table:table-cell table:formula="of:=POWER([.C1366]-6.75;2)" office:value-type="float" office:value="0.0115673291961868" calcext:value-type="float">
            <text:p>0.0115673292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460771" calcext:value-type="float">
            <text:p>6.460771</text:p>
          </table:table-cell>
          <table:table-cell office:value-type="float" office:value="6.6424741042" calcext:value-type="float">
            <text:p>6.6424741042</text:p>
          </table:table-cell>
          <table:table-cell table:formula="of:=POWER([.C1367]-6.75;2)" office:value-type="float" office:value="0.0115618182675925" calcext:value-type="float">
            <text:p>0.0115618183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460927" calcext:value-type="float">
            <text:p>6.460927</text:p>
          </table:table-cell>
          <table:table-cell office:value-type="float" office:value="6.6424996316" calcext:value-type="float">
            <text:p>6.6424996316</text:p>
          </table:table-cell>
          <table:table-cell table:formula="of:=POWER([.C1368]-6.75;2)" office:value-type="float" office:value="0.0115563292061358" calcext:value-type="float">
            <text:p>0.0115563292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461085" calcext:value-type="float">
            <text:p>6.461085</text:p>
          </table:table-cell>
          <table:table-cell office:value-type="float" office:value="6.6425252159" calcext:value-type="float">
            <text:p>6.6425252159</text:p>
          </table:table-cell>
          <table:table-cell table:formula="of:=POWER([.C1369]-6.75;2)" office:value-type="float" office:value="0.0115508292173416" calcext:value-type="float">
            <text:p>0.0115508292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461249" calcext:value-type="float">
            <text:p>6.461249</text:p>
          </table:table-cell>
          <table:table-cell office:value-type="float" office:value="6.642551015" calcext:value-type="float">
            <text:p>6.642551015</text:p>
          </table:table-cell>
          <table:table-cell table:formula="of:=POWER([.C1370]-6.75;2)" office:value-type="float" office:value="0.0115452843775301" calcext:value-type="float">
            <text:p>0.011545284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461427" calcext:value-type="float">
            <text:p>6.461427</text:p>
          </table:table-cell>
          <table:table-cell office:value-type="float" office:value="6.6425771923" calcext:value-type="float">
            <text:p>6.6425771923</text:p>
          </table:table-cell>
          <table:table-cell table:formula="of:=POWER([.C1371]-6.75;2)" office:value-type="float" office:value="0.0115396596141512" calcext:value-type="float">
            <text:p>0.0115396596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461627" calcext:value-type="float">
            <text:p>6.461627</text:p>
          </table:table-cell>
          <table:table-cell office:value-type="float" office:value="6.6426039141" calcext:value-type="float">
            <text:p>6.6426039141</text:p>
          </table:table-cell>
          <table:table-cell table:formula="of:=POWER([.C1372]-6.75;2)" office:value-type="float" office:value="0.0115339192666401" calcext:value-type="float">
            <text:p>0.0115339193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461861" calcext:value-type="float">
            <text:p>6.461861</text:p>
          </table:table-cell>
          <table:table-cell office:value-type="float" office:value="6.6426313523" calcext:value-type="float">
            <text:p>6.6426313523</text:p>
          </table:table-cell>
          <table:table-cell table:formula="of:=POWER([.C1373]-6.75;2)" office:value-type="float" office:value="0.0115280265089266" calcext:value-type="float">
            <text:p>0.0115280265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46214" calcext:value-type="float">
            <text:p>6.46214</text:p>
          </table:table-cell>
          <table:table-cell office:value-type="float" office:value="6.6426596788" calcext:value-type="float">
            <text:p>6.6426596788</text:p>
          </table:table-cell>
          <table:table-cell table:formula="of:=POWER([.C1374]-6.75;2)" office:value-type="float" office:value="0.0115219445553191" calcext:value-type="float">
            <text:p>0.011521944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462481" calcext:value-type="float">
            <text:p>6.462481</text:p>
          </table:table-cell>
          <table:table-cell office:value-type="float" office:value="6.6426890698" calcext:value-type="float">
            <text:p>6.6426890698</text:p>
          </table:table-cell>
          <table:table-cell table:formula="of:=POWER([.C1375]-6.75;2)" office:value-type="float" office:value="0.0115156357403892" calcext:value-type="float">
            <text:p>0.011515635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462902" calcext:value-type="float">
            <text:p>6.462902</text:p>
          </table:table-cell>
          <table:table-cell office:value-type="float" office:value="6.6427197003" calcext:value-type="float">
            <text:p>6.6427197003</text:p>
          </table:table-cell>
          <table:table-cell table:formula="of:=POWER([.C1376]-6.75;2)" office:value-type="float" office:value="0.0115090627037219" calcext:value-type="float">
            <text:p>0.0115090627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463424" calcext:value-type="float">
            <text:p>6.463424</text:p>
          </table:table-cell>
          <table:table-cell office:value-type="float" office:value="6.6427517487" calcext:value-type="float">
            <text:p>6.6427517487</text:p>
          </table:table-cell>
          <table:table-cell table:formula="of:=POWER([.C1377]-6.75;2)" office:value-type="float" office:value="0.0115021874069079" calcext:value-type="float">
            <text:p>0.0115021874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464073" calcext:value-type="float">
            <text:p>6.464073</text:p>
          </table:table-cell>
          <table:table-cell office:value-type="float" office:value="6.6427853931" calcext:value-type="float">
            <text:p>6.6427853931</text:p>
          </table:table-cell>
          <table:table-cell table:formula="of:=POWER([.C1378]-6.75;2)" office:value-type="float" office:value="0.0114949719327214" calcext:value-type="float">
            <text:p>0.0114949719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46488" calcext:value-type="float">
            <text:p>6.46488</text:p>
          </table:table-cell>
          <table:table-cell office:value-type="float" office:value="6.6428208131" calcext:value-type="float">
            <text:p>6.6428208131</text:p>
          </table:table-cell>
          <table:table-cell table:formula="of:=POWER([.C1379]-6.75;2)" office:value-type="float" office:value="0.0114873781045451" calcext:value-type="float">
            <text:p>0.011487378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465881" calcext:value-type="float">
            <text:p>6.465881</text:p>
          </table:table-cell>
          <table:table-cell office:value-type="float" office:value="6.6428581869" calcext:value-type="float">
            <text:p>6.6428581869</text:p>
          </table:table-cell>
          <table:table-cell table:formula="of:=POWER([.C1380]-6.75;2)" office:value-type="float" office:value="0.0114793681143554" calcext:value-type="float">
            <text:p>0.0114793681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467123" calcext:value-type="float">
            <text:p>6.467123</text:p>
          </table:table-cell>
          <table:table-cell office:value-type="float" office:value="6.6428976971" calcext:value-type="float">
            <text:p>6.6428976971</text:p>
          </table:table-cell>
          <table:table-cell table:formula="of:=POWER([.C1381]-6.75;2)" office:value-type="float" office:value="0.0114709032864833" calcext:value-type="float">
            <text:p>0.0114709033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68661" calcext:value-type="float">
            <text:p>6.468661</text:p>
          </table:table-cell>
          <table:table-cell office:value-type="float" office:value="6.6429395252" calcext:value-type="float">
            <text:p>6.6429395252</text:p>
          </table:table-cell>
          <table:table-cell table:formula="of:=POWER([.C1382]-6.75;2)" office:value-type="float" office:value="0.0114619452644014" calcext:value-type="float">
            <text:p>0.011461945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470564" calcext:value-type="float">
            <text:p>6.470564</text:p>
          </table:table-cell>
          <table:table-cell office:value-type="float" office:value="6.6429838561" calcext:value-type="float">
            <text:p>6.6429838561</text:p>
          </table:table-cell>
          <table:table-cell table:formula="of:=POWER([.C1383]-6.75;2)" office:value-type="float" office:value="0.0114524550552255" calcext:value-type="float">
            <text:p>0.011452455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472923" calcext:value-type="float">
            <text:p>6.472923</text:p>
          </table:table-cell>
          <table:table-cell office:value-type="float" office:value="6.6430308818" calcext:value-type="float">
            <text:p>6.6430308818</text:p>
          </table:table-cell>
          <table:table-cell table:formula="of:=POWER([.C1384]-6.75;2)" office:value-type="float" office:value="0.0114423922484856" calcext:value-type="float">
            <text:p>0.0114423922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475856" calcext:value-type="float">
            <text:p>6.475856</text:p>
          </table:table-cell>
          <table:table-cell office:value-type="float" office:value="6.6430807991" calcext:value-type="float">
            <text:p>6.6430807991</text:p>
          </table:table-cell>
          <table:table-cell table:formula="of:=POWER([.C1385]-6.75;2)" office:value-type="float" office:value="0.0114317155210946" calcext:value-type="float">
            <text:p>0.0114317155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479521" calcext:value-type="float">
            <text:p>6.479521</text:p>
          </table:table-cell>
          <table:table-cell office:value-type="float" office:value="6.6431338142" calcext:value-type="float">
            <text:p>6.6431338142</text:p>
          </table:table-cell>
          <table:table-cell table:formula="of:=POWER([.C1386]-6.75;2)" office:value-type="float" office:value="0.01142038166744" calcext:value-type="float">
            <text:p>0.0114203817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484139" calcext:value-type="float">
            <text:p>6.484139</text:p>
          </table:table-cell>
          <table:table-cell office:value-type="float" office:value="6.6431901472" calcext:value-type="float">
            <text:p>6.6431901472</text:p>
          </table:table-cell>
          <table:table-cell table:formula="of:=POWER([.C1387]-6.75;2)" office:value-type="float" office:value="0.0114083446551576" calcext:value-type="float">
            <text:p>0.0114083447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490028" calcext:value-type="float">
            <text:p>6.490028</text:p>
          </table:table-cell>
          <table:table-cell office:value-type="float" office:value="6.6432500333" calcext:value-type="float">
            <text:p>6.6432500333</text:p>
          </table:table-cell>
          <table:table-cell table:formula="of:=POWER([.C1388]-6.75;2)" office:value-type="float" office:value="0.0113955553904511" calcext:value-type="float">
            <text:p>0.011395555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497666" calcext:value-type="float">
            <text:p>6.497666</text:p>
          </table:table-cell>
          <table:table-cell office:value-type="float" office:value="6.6433137293" calcext:value-type="float">
            <text:p>6.6433137293</text:p>
          </table:table-cell>
          <table:table-cell table:formula="of:=POWER([.C1389]-6.75;2)" office:value-type="float" office:value="0.0113819603558737" calcext:value-type="float">
            <text:p>0.0113819604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507811" calcext:value-type="float">
            <text:p>6.507811</text:p>
          </table:table-cell>
          <table:table-cell office:value-type="float" office:value="6.6433815059" calcext:value-type="float">
            <text:p>6.6433815059</text:p>
          </table:table-cell>
          <table:table-cell table:formula="of:=POWER([.C1390]-6.75;2)" office:value-type="float" office:value="0.0113675032841518" calcext:value-type="float">
            <text:p>0.0113675033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521748" calcext:value-type="float">
            <text:p>6.521748</text:p>
          </table:table-cell>
          <table:table-cell office:value-type="float" office:value="6.6434536337" calcext:value-type="float">
            <text:p>6.6434536337</text:p>
          </table:table-cell>
          <table:table-cell table:formula="of:=POWER([.C1391]-6.75;2)" office:value-type="float" office:value="0.0113521281717338" calcext:value-type="float">
            <text:p>0.0113521282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541853" calcext:value-type="float">
            <text:p>6.541853</text:p>
          </table:table-cell>
          <table:table-cell office:value-type="float" office:value="6.6435303158" calcext:value-type="float">
            <text:p>6.6435303158</text:p>
          </table:table-cell>
          <table:table-cell table:formula="of:=POWER([.C1392]-6.75;2)" office:value-type="float" office:value="0.0113357936536478" calcext:value-type="float">
            <text:p>0.011335793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573061" calcext:value-type="float">
            <text:p>6.573061</text:p>
          </table:table-cell>
          <table:table-cell office:value-type="float" office:value="6.6436114715" calcext:value-type="float">
            <text:p>6.6436114715</text:p>
          </table:table-cell>
          <table:table-cell table:formula="of:=POWER([.C1393]-6.75;2)" office:value-type="float" office:value="0.0113185189963953" calcext:value-type="float">
            <text:p>0.011318519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627639" calcext:value-type="float">
            <text:p>6.627639</text:p>
          </table:table-cell>
          <table:table-cell office:value-type="float" office:value="6.6436959925" calcext:value-type="float">
            <text:p>6.6436959925</text:p>
          </table:table-cell>
          <table:table-cell table:formula="of:=POWER([.C1394]-6.75;2)" office:value-type="float" office:value="0.0113005420105601" calcext:value-type="float">
            <text:p>0.01130054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74688" calcext:value-type="float">
            <text:p>6.74688</text:p>
          </table:table-cell>
          <table:table-cell office:value-type="float" office:value="6.6437787325" calcext:value-type="float">
            <text:p>6.6437787325</text:p>
          </table:table-cell>
          <table:table-cell table:formula="of:=POWER([.C1395]-6.75;2)" office:value-type="float" office:value="0.0112829576693065" calcext:value-type="float">
            <text:p>0.0112829577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7.212311" calcext:value-type="float">
            <text:p>7.212311</text:p>
          </table:table-cell>
          <table:table-cell office:value-type="float" office:value="6.6438338464" calcext:value-type="float">
            <text:p>6.6438338464</text:p>
          </table:table-cell>
          <table:table-cell table:formula="of:=POWER([.C1396]-6.75;2)" office:value-type="float" office:value="0.0112712521702188" calcext:value-type="float">
            <text:p>0.0112712522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.627099" calcext:value-type="float">
            <text:p>4.627099</text:p>
          </table:table-cell>
          <table:table-cell office:value-type="float" office:value="6.6436191171" calcext:value-type="float">
            <text:p>6.6436191171</text:p>
          </table:table-cell>
          <table:table-cell table:formula="of:=POWER([.C1397]-6.75;2)" office:value-type="float" office:value="0.0113168922465835" calcext:value-type="float">
            <text:p>0.0113168922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013098" calcext:value-type="float">
            <text:p>6.013098</text:p>
          </table:table-cell>
          <table:table-cell office:value-type="float" office:value="6.6472993523" calcext:value-type="float">
            <text:p>6.6472993523</text:p>
          </table:table-cell>
          <table:table-cell table:formula="of:=POWER([.C1398]-6.75;2)" office:value-type="float" office:value="0.0105474230379995" calcext:value-type="float">
            <text:p>0.010547423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193685" calcext:value-type="float">
            <text:p>6.193685</text:p>
          </table:table-cell>
          <table:table-cell office:value-type="float" office:value="6.6459304436" calcext:value-type="float">
            <text:p>6.6459304436</text:p>
          </table:table-cell>
          <table:table-cell table:formula="of:=POWER([.C1399]-6.75;2)" office:value-type="float" office:value="0.0108304725692927" calcext:value-type="float">
            <text:p>0.0108304726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265573" calcext:value-type="float">
            <text:p>6.265573</text:p>
          </table:table-cell>
          <table:table-cell office:value-type="float" office:value="6.6456494791" calcext:value-type="float">
            <text:p>6.6456494791</text:p>
          </table:table-cell>
          <table:table-cell table:formula="of:=POWER([.C1400]-6.75;2)" office:value-type="float" office:value="0.0108890312121013" calcext:value-type="float">
            <text:p>0.0108890312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304623" calcext:value-type="float">
            <text:p>6.304623</text:p>
          </table:table-cell>
          <table:table-cell office:value-type="float" office:value="6.6455335628" calcext:value-type="float">
            <text:p>6.6455335628</text:p>
          </table:table-cell>
          <table:table-cell table:formula="of:=POWER([.C1401]-6.75;2)" office:value-type="float" office:value="0.0109132365012616" calcext:value-type="float">
            <text:p>0.010913236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329488" calcext:value-type="float">
            <text:p>6.329488</text:p>
          </table:table-cell>
          <table:table-cell office:value-type="float" office:value="6.6454797905" calcext:value-type="float">
            <text:p>6.6454797905</text:p>
          </table:table-cell>
          <table:table-cell table:formula="of:=POWER([.C1402]-6.75;2)" office:value-type="float" office:value="0.010924474193924" calcext:value-type="float">
            <text:p>0.0109244742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346988" calcext:value-type="float">
            <text:p>6.346988</text:p>
          </table:table-cell>
          <table:table-cell office:value-type="float" office:value="6.6454579914" calcext:value-type="float">
            <text:p>6.6454579914</text:p>
          </table:table-cell>
          <table:table-cell table:formula="of:=POWER([.C1403]-6.75;2)" office:value-type="float" office:value="0.0109290315621225" calcext:value-type="float">
            <text:p>0.0109290316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36021" calcext:value-type="float">
            <text:p>6.36021</text:p>
          </table:table-cell>
          <table:table-cell office:value-type="float" office:value="6.6454555811" calcext:value-type="float">
            <text:p>6.6454555811</text:p>
          </table:table-cell>
          <table:table-cell table:formula="of:=POWER([.C1404]-6.75;2)" office:value-type="float" office:value="0.0109295355231386" calcext:value-type="float">
            <text:p>0.0109295355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37075" calcext:value-type="float">
            <text:p>6.37075</text:p>
          </table:table-cell>
          <table:table-cell office:value-type="float" office:value="6.6454661686" calcext:value-type="float">
            <text:p>6.6454661686</text:p>
          </table:table-cell>
          <table:table-cell table:formula="of:=POWER([.C1405]-6.75;2)" office:value-type="float" office:value="0.0109273219071635" calcext:value-type="float">
            <text:p>0.010927321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379519" calcext:value-type="float">
            <text:p>6.379519</text:p>
          </table:table-cell>
          <table:table-cell office:value-type="float" office:value="6.6454860612" calcext:value-type="float">
            <text:p>6.6454860612</text:p>
          </table:table-cell>
          <table:table-cell table:formula="of:=POWER([.C1406]-6.75;2)" office:value-type="float" office:value="0.0109231634034902" calcext:value-type="float">
            <text:p>0.0109231634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387072" calcext:value-type="float">
            <text:p>6.387072</text:p>
          </table:table-cell>
          <table:table-cell office:value-type="float" office:value="6.6455129173" calcext:value-type="float">
            <text:p>6.6455129173</text:p>
          </table:table-cell>
          <table:table-cell table:formula="of:=POWER([.C1407]-6.75;2)" office:value-type="float" office:value="0.0109175504511567" calcext:value-type="float">
            <text:p>0.0109175505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393765" calcext:value-type="float">
            <text:p>6.393765</text:p>
          </table:table-cell>
          <table:table-cell office:value-type="float" office:value="6.6455451386" calcext:value-type="float">
            <text:p>6.6455451386</text:p>
          </table:table-cell>
          <table:table-cell table:formula="of:=POWER([.C1408]-6.75;2)" office:value-type="float" office:value="0.0109108180700932" calcext:value-type="float">
            <text:p>0.0109108181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399835" calcext:value-type="float">
            <text:p>6.399835</text:p>
          </table:table-cell>
          <table:table-cell office:value-type="float" office:value="6.6455815725" calcext:value-type="float">
            <text:p>6.6455815725</text:p>
          </table:table-cell>
          <table:table-cell table:formula="of:=POWER([.C1409]-6.75;2)" office:value-type="float" office:value="0.0109032080015727" calcext:value-type="float">
            <text:p>0.010903208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405448" calcext:value-type="float">
            <text:p>6.405448</text:p>
          </table:table-cell>
          <table:table-cell office:value-type="float" office:value="6.6456213459" calcext:value-type="float">
            <text:p>6.6456213459</text:p>
          </table:table-cell>
          <table:table-cell table:formula="of:=POWER([.C1410]-6.75;2)" office:value-type="float" office:value="0.0108949034317274" calcext:value-type="float">
            <text:p>0.0108949034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410718" calcext:value-type="float">
            <text:p>6.410718</text:p>
          </table:table-cell>
          <table:table-cell office:value-type="float" office:value="6.6456637701" calcext:value-type="float">
            <text:p>6.6456637701</text:p>
          </table:table-cell>
          <table:table-cell table:formula="of:=POWER([.C1411]-6.75;2)" office:value-type="float" office:value="0.0108860488697457" calcext:value-type="float">
            <text:p>0.0108860489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415728" calcext:value-type="float">
            <text:p>6.415728</text:p>
          </table:table-cell>
          <table:table-cell office:value-type="float" office:value="6.6457082857" calcext:value-type="float">
            <text:p>6.6457082857</text:p>
          </table:table-cell>
          <table:table-cell table:formula="of:=POWER([.C1412]-6.75;2)" office:value-type="float" office:value="0.0108767616716329" calcext:value-type="float">
            <text:p>0.0108767617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420538" calcext:value-type="float">
            <text:p>6.420538</text:p>
          </table:table-cell>
          <table:table-cell office:value-type="float" office:value="6.6457544253" calcext:value-type="float">
            <text:p>6.6457544253</text:p>
          </table:table-cell>
          <table:table-cell table:formula="of:=POWER([.C1413]-6.75;2)" office:value-type="float" office:value="0.0108671398445333" calcext:value-type="float">
            <text:p>0.0108671398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425192" calcext:value-type="float">
            <text:p>6.425192</text:p>
          </table:table-cell>
          <table:table-cell office:value-type="float" office:value="6.6458017884" calcext:value-type="float">
            <text:p>6.6458017884</text:p>
          </table:table-cell>
          <table:table-cell table:formula="of:=POWER([.C1414]-6.75;2)" office:value-type="float" office:value="0.0108572673006384" calcext:value-type="float">
            <text:p>0.0108572673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429719" calcext:value-type="float">
            <text:p>6.429719</text:p>
          </table:table-cell>
          <table:table-cell office:value-type="float" office:value="6.6458500247" calcext:value-type="float">
            <text:p>6.6458500247</text:p>
          </table:table-cell>
          <table:table-cell table:formula="of:=POWER([.C1415]-6.75;2)" office:value-type="float" office:value="0.0108472173549907" calcext:value-type="float">
            <text:p>0.010847217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434142" calcext:value-type="float">
            <text:p>6.434142</text:p>
          </table:table-cell>
          <table:table-cell office:value-type="float" office:value="6.6458988281" calcext:value-type="float">
            <text:p>6.6458988281</text:p>
          </table:table-cell>
          <table:table-cell table:formula="of:=POWER([.C1416]-6.75;2)" office:value-type="float" office:value="0.0108370539909534" calcext:value-type="float">
            <text:p>0.01083705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438475" calcext:value-type="float">
            <text:p>6.438475</text:p>
          </table:table-cell>
          <table:table-cell office:value-type="float" office:value="6.6459479248" calcext:value-type="float">
            <text:p>6.6459479248</text:p>
          </table:table-cell>
          <table:table-cell table:formula="of:=POWER([.C1417]-6.75;2)" office:value-type="float" office:value="0.0108268343534265" calcext:value-type="float">
            <text:p>0.0108268344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44273" calcext:value-type="float">
            <text:p>6.44273</text:p>
          </table:table-cell>
          <table:table-cell office:value-type="float" office:value="6.6459970698" calcext:value-type="float">
            <text:p>6.6459970698</text:p>
          </table:table-cell>
          <table:table-cell table:formula="of:=POWER([.C1418]-6.75;2)" office:value-type="float" office:value="0.0108166094901861" calcext:value-type="float">
            <text:p>0.0108166095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44691" calcext:value-type="float">
            <text:p>6.44691</text:p>
          </table:table-cell>
          <table:table-cell office:value-type="float" office:value="6.6460460397" calcext:value-type="float">
            <text:p>6.6460460397</text:p>
          </table:table-cell>
          <table:table-cell table:formula="of:=POWER([.C1419]-6.75;2)" office:value-type="float" office:value="0.010806425862054" calcext:value-type="float">
            <text:p>0.010806425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451018" calcext:value-type="float">
            <text:p>6.451018</text:p>
          </table:table-cell>
          <table:table-cell office:value-type="float" office:value="6.6460946337" calcext:value-type="float">
            <text:p>6.6460946337</text:p>
          </table:table-cell>
          <table:table-cell table:formula="of:=POWER([.C1420]-6.75;2)" office:value-type="float" office:value="0.0107963251459372" calcext:value-type="float">
            <text:p>0.010796325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455053" calcext:value-type="float">
            <text:p>6.455053</text:p>
          </table:table-cell>
          <table:table-cell office:value-type="float" office:value="6.6461426702" calcext:value-type="float">
            <text:p>6.6461426702</text:p>
          </table:table-cell>
          <table:table-cell table:formula="of:=POWER([.C1421]-6.75;2)" office:value-type="float" office:value="0.010786344953186" calcext:value-type="float">
            <text:p>0.010786345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459014" calcext:value-type="float">
            <text:p>6.459014</text:p>
          </table:table-cell>
          <table:table-cell office:value-type="float" office:value="6.646189985" calcext:value-type="float">
            <text:p>6.646189985</text:p>
          </table:table-cell>
          <table:table-cell table:formula="of:=POWER([.C1422]-6.75;2)" office:value-type="float" office:value="0.0107765192143002" calcext:value-type="float">
            <text:p>0.0107765192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462896" calcext:value-type="float">
            <text:p>6.462896</text:p>
          </table:table-cell>
          <table:table-cell office:value-type="float" office:value="6.6462364286" calcext:value-type="float">
            <text:p>6.6462364286</text:p>
          </table:table-cell>
          <table:table-cell table:formula="of:=POWER([.C1423]-6.75;2)" office:value-type="float" office:value="0.0107668787496829" calcext:value-type="float">
            <text:p>0.0107668787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466694" calcext:value-type="float">
            <text:p>6.466694</text:p>
          </table:table-cell>
          <table:table-cell office:value-type="float" office:value="6.646281869" calcext:value-type="float">
            <text:p>6.646281869</text:p>
          </table:table-cell>
          <table:table-cell table:formula="of:=POWER([.C1424]-6.75;2)" office:value-type="float" office:value="0.0107574506981331" calcext:value-type="float">
            <text:p>0.0107574507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470402" calcext:value-type="float">
            <text:p>6.470402</text:p>
          </table:table-cell>
          <table:table-cell office:value-type="float" office:value="6.6463261869" calcext:value-type="float">
            <text:p>6.6463261869</text:p>
          </table:table-cell>
          <table:table-cell table:formula="of:=POWER([.C1425]-6.75;2)" office:value-type="float" office:value="0.0107482595226938" calcext:value-type="float">
            <text:p>0.0107482595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474013" calcext:value-type="float">
            <text:p>6.474013</text:p>
          </table:table-cell>
          <table:table-cell office:value-type="float" office:value="6.6463692782" calcext:value-type="float">
            <text:p>6.6463692782</text:p>
          </table:table-cell>
          <table:table-cell table:formula="of:=POWER([.C1426]-6.75;2)" office:value-type="float" office:value="0.010739326500789" calcext:value-type="float">
            <text:p>0.0107393265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477521" calcext:value-type="float">
            <text:p>6.477521</text:p>
          </table:table-cell>
          <table:table-cell office:value-type="float" office:value="6.6464110516" calcext:value-type="float">
            <text:p>6.6464110516</text:p>
          </table:table-cell>
          <table:table-cell table:formula="of:=POWER([.C1427]-6.75;2)" office:value-type="float" office:value="0.0107306702306178" calcext:value-type="float">
            <text:p>0.0107306702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480918" calcext:value-type="float">
            <text:p>6.480918</text:p>
          </table:table-cell>
          <table:table-cell office:value-type="float" office:value="6.6464514286" calcext:value-type="float">
            <text:p>6.6464514286</text:p>
          </table:table-cell>
          <table:table-cell table:formula="of:=POWER([.C1428]-6.75;2)" office:value-type="float" office:value="0.0107223066389809" calcext:value-type="float">
            <text:p>0.0107223066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484197" calcext:value-type="float">
            <text:p>6.484197</text:p>
          </table:table-cell>
          <table:table-cell office:value-type="float" office:value="6.6464903437" calcext:value-type="float">
            <text:p>6.6464903437</text:p>
          </table:table-cell>
          <table:table-cell table:formula="of:=POWER([.C1429]-6.75;2)" office:value-type="float" office:value="0.0107142489473441" calcext:value-type="float">
            <text:p>0.0107142489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487351" calcext:value-type="float">
            <text:p>6.487351</text:p>
          </table:table-cell>
          <table:table-cell office:value-type="float" office:value="6.6465277422" calcext:value-type="float">
            <text:p>6.6465277422</text:p>
          </table:table-cell>
          <table:table-cell table:formula="of:=POWER([.C1430]-6.75;2)" office:value-type="float" office:value="0.0107065081342297" calcext:value-type="float">
            <text:p>0.0107065081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490373" calcext:value-type="float">
            <text:p>6.490373</text:p>
          </table:table-cell>
          <table:table-cell office:value-type="float" office:value="6.6465635822" calcext:value-type="float">
            <text:p>6.6465635822</text:p>
          </table:table-cell>
          <table:table-cell table:formula="of:=POWER([.C1431]-6.75;2)" office:value-type="float" office:value="0.0106990925272962" calcext:value-type="float">
            <text:p>0.0106990925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493257" calcext:value-type="float">
            <text:p>6.493257</text:p>
          </table:table-cell>
          <table:table-cell office:value-type="float" office:value="6.6465978314" calcext:value-type="float">
            <text:p>6.6465978314</text:p>
          </table:table-cell>
          <table:table-cell table:formula="of:=POWER([.C1432]-6.75;2)" office:value-type="float" office:value="0.0106920084711828" calcext:value-type="float">
            <text:p>0.0106920085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495997" calcext:value-type="float">
            <text:p>6.495997</text:p>
          </table:table-cell>
          <table:table-cell office:value-type="float" office:value="6.6466304694" calcext:value-type="float">
            <text:p>6.6466304694</text:p>
          </table:table-cell>
          <table:table-cell table:formula="of:=POWER([.C1433]-6.75;2)" office:value-type="float" office:value="0.0106852598564644" calcext:value-type="float">
            <text:p>0.0106852599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498588" calcext:value-type="float">
            <text:p>6.498588</text:p>
          </table:table-cell>
          <table:table-cell office:value-type="float" office:value="6.6466614844" calcext:value-type="float">
            <text:p>6.6466614844</text:p>
          </table:table-cell>
          <table:table-cell table:formula="of:=POWER([.C1434]-6.75;2)" office:value-type="float" office:value="0.0106788488064114" calcext:value-type="float">
            <text:p>0.0106788488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501024" calcext:value-type="float">
            <text:p>6.501024</text:p>
          </table:table-cell>
          <table:table-cell office:value-type="float" office:value="6.6466908754" calcext:value-type="float">
            <text:p>6.6466908754</text:p>
          </table:table-cell>
          <table:table-cell table:formula="of:=POWER([.C1435]-6.75;2)" office:value-type="float" office:value="0.0106727752256183" calcext:value-type="float">
            <text:p>0.0106727752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503303" calcext:value-type="float">
            <text:p>6.503303</text:p>
          </table:table-cell>
          <table:table-cell office:value-type="float" office:value="6.646718652" calcext:value-type="float">
            <text:p>6.646718652</text:p>
          </table:table-cell>
          <table:table-cell table:formula="of:=POWER([.C1436]-6.75;2)" office:value-type="float" office:value="0.0106670368446972" calcext:value-type="float">
            <text:p>0.010667036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505421" calcext:value-type="float">
            <text:p>6.505421</text:p>
          </table:table-cell>
          <table:table-cell office:value-type="float" office:value="6.6467448281" calcext:value-type="float">
            <text:p>6.6467448281</text:p>
          </table:table-cell>
          <table:table-cell table:formula="of:=POWER([.C1437]-6.75;2)" office:value-type="float" office:value="0.0106616305240985" calcext:value-type="float">
            <text:p>0.010661630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507375" calcext:value-type="float">
            <text:p>6.507375</text:p>
          </table:table-cell>
          <table:table-cell office:value-type="float" office:value="6.6467694296" calcext:value-type="float">
            <text:p>6.6467694296</text:p>
          </table:table-cell>
          <table:table-cell table:formula="of:=POWER([.C1438]-6.75;2)" office:value-type="float" office:value="0.0106565506651094" calcext:value-type="float">
            <text:p>0.0106565507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509165" calcext:value-type="float">
            <text:p>6.509165</text:p>
          </table:table-cell>
          <table:table-cell office:value-type="float" office:value="6.6467924887" calcext:value-type="float">
            <text:p>6.6467924887</text:p>
          </table:table-cell>
          <table:table-cell table:formula="of:=POWER([.C1439]-6.75;2)" office:value-type="float" office:value="0.0106517903887396" calcext:value-type="float">
            <text:p>0.0106517904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51079" calcext:value-type="float">
            <text:p>6.51079</text:p>
          </table:table-cell>
          <table:table-cell office:value-type="float" office:value="6.646814043" calcext:value-type="float">
            <text:p>6.646814043</text:p>
          </table:table-cell>
          <table:table-cell table:formula="of:=POWER([.C1440]-6.75;2)" office:value-type="float" office:value="0.0106473417220058" calcext:value-type="float">
            <text:p>0.0106473417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512251" calcext:value-type="float">
            <text:p>6.512251</text:p>
          </table:table-cell>
          <table:table-cell office:value-type="float" office:value="6.6468341375" calcext:value-type="float">
            <text:p>6.6468341375</text:p>
          </table:table-cell>
          <table:table-cell table:formula="of:=POWER([.C1441]-6.75;2)" office:value-type="float" office:value="0.0106431951853689" calcext:value-type="float">
            <text:p>0.0106431952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513549" calcext:value-type="float">
            <text:p>6.513549</text:p>
          </table:table-cell>
          <table:table-cell office:value-type="float" office:value="6.6468528217" calcext:value-type="float">
            <text:p>6.6468528217</text:p>
          </table:table-cell>
          <table:table-cell table:formula="of:=POWER([.C1442]-6.75;2)" office:value-type="float" office:value="0.0106393403912521" calcext:value-type="float">
            <text:p>0.0106393404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514686" calcext:value-type="float">
            <text:p>6.514686</text:p>
          </table:table-cell>
          <table:table-cell office:value-type="float" office:value="6.6468701504" calcext:value-type="float">
            <text:p>6.6468701504</text:p>
          </table:table-cell>
          <table:table-cell table:formula="of:=POWER([.C1443]-6.75;2)" office:value-type="float" office:value="0.0106357658785187" calcext:value-type="float">
            <text:p>0.0106357659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515666" calcext:value-type="float">
            <text:p>6.515666</text:p>
          </table:table-cell>
          <table:table-cell office:value-type="float" office:value="6.6468861847" calcext:value-type="float">
            <text:p>6.6468861847</text:p>
          </table:table-cell>
          <table:table-cell table:formula="of:=POWER([.C1444]-6.75;2)" office:value-type="float" office:value="0.0106324589057226" calcext:value-type="float">
            <text:p>0.0106324589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516493" calcext:value-type="float">
            <text:p>6.516493</text:p>
          </table:table-cell>
          <table:table-cell office:value-type="float" office:value="6.646900986" calcext:value-type="float">
            <text:p>6.646900986</text:p>
          </table:table-cell>
          <table:table-cell table:formula="of:=POWER([.C1445]-6.75;2)" office:value-type="float" office:value="0.0106294066877721" calcext:value-type="float">
            <text:p>0.0106294067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517172" calcext:value-type="float">
            <text:p>6.517172</text:p>
          </table:table-cell>
          <table:table-cell office:value-type="float" office:value="6.6469146219" calcext:value-type="float">
            <text:p>6.6469146219</text:p>
          </table:table-cell>
          <table:table-cell table:formula="of:=POWER([.C1446]-6.75;2)" office:value-type="float" office:value="0.01062659517802" calcext:value-type="float">
            <text:p>0.0106265952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517709" calcext:value-type="float">
            <text:p>6.517709</text:p>
          </table:table-cell>
          <table:table-cell office:value-type="float" office:value="6.64692716" calcext:value-type="float">
            <text:p>6.64692716</text:p>
          </table:table-cell>
          <table:table-cell table:formula="of:=POWER([.C1447]-6.75;2)" office:value-type="float" office:value="0.0106240103456657" calcext:value-type="float">
            <text:p>0.0106240103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518112" calcext:value-type="float">
            <text:p>6.518112</text:p>
          </table:table-cell>
          <table:table-cell office:value-type="float" office:value="6.6469386713" calcext:value-type="float">
            <text:p>6.6469386713</text:p>
          </table:table-cell>
          <table:table-cell table:formula="of:=POWER([.C1448]-6.75;2)" office:value-type="float" office:value="0.0106216374734094" calcext:value-type="float">
            <text:p>0.010621637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518387" calcext:value-type="float">
            <text:p>6.518387</text:p>
          </table:table-cell>
          <table:table-cell office:value-type="float" office:value="6.6469492266" calcext:value-type="float">
            <text:p>6.6469492266</text:p>
          </table:table-cell>
          <table:table-cell table:formula="of:=POWER([.C1449]-6.75;2)" office:value-type="float" office:value="0.0106194618983381" calcext:value-type="float">
            <text:p>0.0106194619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518544" calcext:value-type="float">
            <text:p>6.518544</text:p>
          </table:table-cell>
          <table:table-cell office:value-type="float" office:value="6.646958899" calcext:value-type="float">
            <text:p>6.646958899</text:p>
          </table:table-cell>
          <table:table-cell table:formula="of:=POWER([.C1450]-6.75;2)" office:value-type="float" office:value="0.0106174684952921" calcext:value-type="float">
            <text:p>0.0106174685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518591" calcext:value-type="float">
            <text:p>6.518591</text:p>
          </table:table-cell>
          <table:table-cell office:value-type="float" office:value="6.6469677605" calcext:value-type="float">
            <text:p>6.6469677605</text:p>
          </table:table-cell>
          <table:table-cell table:formula="of:=POWER([.C1451]-6.75;2)" office:value-type="float" office:value="0.0106156423763854" calcext:value-type="float">
            <text:p>0.0106156424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518538" calcext:value-type="float">
            <text:p>6.518538</text:p>
          </table:table-cell>
          <table:table-cell office:value-type="float" office:value="6.646975884" calcext:value-type="float">
            <text:p>6.646975884</text:p>
          </table:table-cell>
          <table:table-cell table:formula="of:=POWER([.C1452]-6.75;2)" office:value-type="float" office:value="0.0106139684775815" calcext:value-type="float">
            <text:p>0.0106139685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518395" calcext:value-type="float">
            <text:p>6.518395</text:p>
          </table:table-cell>
          <table:table-cell office:value-type="float" office:value="6.6469833405" calcext:value-type="float">
            <text:p>6.6469833405</text:p>
          </table:table-cell>
          <table:table-cell table:formula="of:=POWER([.C1453]-6.75;2)" office:value-type="float" office:value="0.0106124321345389" calcext:value-type="float">
            <text:p>0.010612432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518173" calcext:value-type="float">
            <text:p>6.518173</text:p>
          </table:table-cell>
          <table:table-cell office:value-type="float" office:value="6.6469902009" calcext:value-type="float">
            <text:p>6.6469902009</text:p>
          </table:table-cell>
          <table:table-cell table:formula="of:=POWER([.C1454]-6.75;2)" office:value-type="float" office:value="0.0106110187106223" calcext:value-type="float">
            <text:p>0.0106110187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517883" calcext:value-type="float">
            <text:p>6.517883</text:p>
          </table:table-cell>
          <table:table-cell office:value-type="float" office:value="6.6469965338" calcext:value-type="float">
            <text:p>6.6469965338</text:p>
          </table:table-cell>
          <table:table-cell table:formula="of:=POWER([.C1455]-6.75;2)" office:value-type="float" office:value="0.0106097140492145" calcext:value-type="float">
            <text:p>0.010609714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517538" calcext:value-type="float">
            <text:p>6.517538</text:p>
          </table:table-cell>
          <table:table-cell office:value-type="float" office:value="6.647002406" calcext:value-type="float">
            <text:p>6.647002406</text:p>
          </table:table-cell>
          <table:table-cell table:formula="of:=POWER([.C1456]-6.75;2)" office:value-type="float" office:value="0.0106085043697888" calcext:value-type="float">
            <text:p>0.0106085044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517147" calcext:value-type="float">
            <text:p>6.517147</text:p>
          </table:table-cell>
          <table:table-cell office:value-type="float" office:value="6.6470078808" calcext:value-type="float">
            <text:p>6.6470078808</text:p>
          </table:table-cell>
          <table:table-cell table:formula="of:=POWER([.C1457]-6.75;2)" office:value-type="float" office:value="0.0106073766173069" calcext:value-type="float">
            <text:p>0.010607376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516725" calcext:value-type="float">
            <text:p>6.516725</text:p>
          </table:table-cell>
          <table:table-cell office:value-type="float" office:value="6.6470130204" calcext:value-type="float">
            <text:p>6.6470130204</text:p>
          </table:table-cell>
          <table:table-cell table:formula="of:=POWER([.C1458]-6.75;2)" office:value-type="float" office:value="0.0106063179671308" calcext:value-type="float">
            <text:p>0.010606318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516282" calcext:value-type="float">
            <text:p>6.516282</text:p>
          </table:table-cell>
          <table:table-cell office:value-type="float" office:value="6.6470178829" calcext:value-type="float">
            <text:p>6.6470178829</text:p>
          </table:table-cell>
          <table:table-cell table:formula="of:=POWER([.C1459]-6.75;2)" office:value-type="float" office:value="0.0106053164423981" calcext:value-type="float">
            <text:p>0.0106053164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515831" calcext:value-type="float">
            <text:p>6.515831</text:p>
          </table:table-cell>
          <table:table-cell office:value-type="float" office:value="6.6470225242" calcext:value-type="float">
            <text:p>6.6470225242</text:p>
          </table:table-cell>
          <table:table-cell table:formula="of:=POWER([.C1460]-6.75;2)" office:value-type="float" office:value="0.0106043605221395" calcext:value-type="float">
            <text:p>0.0106043605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515384" calcext:value-type="float">
            <text:p>6.515384</text:p>
          </table:table-cell>
          <table:table-cell office:value-type="float" office:value="6.6470269968" calcext:value-type="float">
            <text:p>6.6470269968</text:p>
          </table:table-cell>
          <table:table-cell table:formula="of:=POWER([.C1461]-6.75;2)" office:value-type="float" office:value="0.0106034393880272" calcext:value-type="float">
            <text:p>0.0106034394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514953" calcext:value-type="float">
            <text:p>6.514953</text:p>
          </table:table-cell>
          <table:table-cell office:value-type="float" office:value="6.6470313491" calcext:value-type="float">
            <text:p>6.6470313491</text:p>
          </table:table-cell>
          <table:table-cell table:formula="of:=POWER([.C1462]-6.75;2)" office:value-type="float" office:value="0.0106025430681661" calcext:value-type="float">
            <text:p>0.0106025431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51455" calcext:value-type="float">
            <text:p>6.51455</text:p>
          </table:table-cell>
          <table:table-cell office:value-type="float" office:value="6.6470356251" calcext:value-type="float">
            <text:p>6.6470356251</text:p>
          </table:table-cell>
          <table:table-cell table:formula="of:=POWER([.C1463]-6.75;2)" office:value-type="float" office:value="0.0106016624985477" calcext:value-type="float">
            <text:p>0.0106016625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514186" calcext:value-type="float">
            <text:p>6.514186</text:p>
          </table:table-cell>
          <table:table-cell office:value-type="float" office:value="6.6470398668" calcext:value-type="float">
            <text:p>6.6470398668</text:p>
          </table:table-cell>
          <table:table-cell table:formula="of:=POWER([.C1464]-6.75;2)" office:value-type="float" office:value="0.0106007890285617" calcext:value-type="float">
            <text:p>0.010600789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513873" calcext:value-type="float">
            <text:p>6.513873</text:p>
          </table:table-cell>
          <table:table-cell office:value-type="float" office:value="6.6470441117" calcext:value-type="float">
            <text:p>6.6470441117</text:p>
          </table:table-cell>
          <table:table-cell table:formula="of:=POWER([.C1465]-6.75;2)" office:value-type="float" office:value="0.0105999149356422" calcext:value-type="float">
            <text:p>0.0105999149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513622" calcext:value-type="float">
            <text:p>6.513622</text:p>
          </table:table-cell>
          <table:table-cell office:value-type="float" office:value="6.6470483921" calcext:value-type="float">
            <text:p>6.6470483921</text:p>
          </table:table-cell>
          <table:table-cell table:formula="of:=POWER([.C1466]-6.75;2)" office:value-type="float" office:value="0.0105990335691953" calcext:value-type="float">
            <text:p>0.0105990336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513443" calcext:value-type="float">
            <text:p>6.513443</text:p>
          </table:table-cell>
          <table:table-cell office:value-type="float" office:value="6.6470527379" calcext:value-type="float">
            <text:p>6.6470527379</text:p>
          </table:table-cell>
          <table:table-cell table:formula="of:=POWER([.C1467]-6.75;2)" office:value-type="float" office:value="0.0105981387738861" calcext:value-type="float">
            <text:p>0.0105981388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513345" calcext:value-type="float">
            <text:p>6.513345</text:p>
          </table:table-cell>
          <table:table-cell office:value-type="float" office:value="6.647057174" calcext:value-type="float">
            <text:p>6.647057174</text:p>
          </table:table-cell>
          <table:table-cell table:formula="of:=POWER([.C1468]-6.75;2)" office:value-type="float" office:value="0.0105972254248662" calcext:value-type="float">
            <text:p>0.0105972254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513339" calcext:value-type="float">
            <text:p>6.513339</text:p>
          </table:table-cell>
          <table:table-cell office:value-type="float" office:value="6.647061724" calcext:value-type="float">
            <text:p>6.647061724</text:p>
          </table:table-cell>
          <table:table-cell table:formula="of:=POWER([.C1469]-6.75;2)" office:value-type="float" office:value="0.0105962886658521" calcext:value-type="float">
            <text:p>0.0105962887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513433" calcext:value-type="float">
            <text:p>6.513433</text:p>
          </table:table-cell>
          <table:table-cell office:value-type="float" office:value="6.6470664039" calcext:value-type="float">
            <text:p>6.6470664039</text:p>
          </table:table-cell>
          <table:table-cell table:formula="of:=POWER([.C1470]-6.75;2)" office:value-type="float" office:value="0.0105953252060779" calcext:value-type="float">
            <text:p>0.0105953252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513634" calcext:value-type="float">
            <text:p>6.513634</text:p>
          </table:table-cell>
          <table:table-cell office:value-type="float" office:value="6.6470712288" calcext:value-type="float">
            <text:p>6.6470712288</text:p>
          </table:table-cell>
          <table:table-cell table:formula="of:=POWER([.C1471]-6.75;2)" office:value-type="float" office:value="0.010594331940742" calcext:value-type="float">
            <text:p>0.0105943319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513951" calcext:value-type="float">
            <text:p>6.513951</text:p>
          </table:table-cell>
          <table:table-cell office:value-type="float" office:value="6.6470762105" calcext:value-type="float">
            <text:p>6.6470762105</text:p>
          </table:table-cell>
          <table:table-cell table:formula="of:=POWER([.C1472]-6.75;2)" office:value-type="float" office:value="0.0105933064450403" calcext:value-type="float">
            <text:p>0.0105933064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51439" calcext:value-type="float">
            <text:p>6.51439</text:p>
          </table:table-cell>
          <table:table-cell office:value-type="float" office:value="6.6470813555" calcext:value-type="float">
            <text:p>6.6470813555</text:p>
          </table:table-cell>
          <table:table-cell table:formula="of:=POWER([.C1473]-6.75;2)" office:value-type="float" office:value="0.0105922473857174" calcext:value-type="float">
            <text:p>0.0105922474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514957" calcext:value-type="float">
            <text:p>6.514957</text:p>
          </table:table-cell>
          <table:table-cell office:value-type="float" office:value="6.647086667" calcext:value-type="float">
            <text:p>6.647086667</text:p>
          </table:table-cell>
          <table:table-cell table:formula="of:=POWER([.C1474]-6.75;2)" office:value-type="float" office:value="0.0105911541091689" calcext:value-type="float">
            <text:p>0.0105911541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515657" calcext:value-type="float">
            <text:p>6.515657</text:p>
          </table:table-cell>
          <table:table-cell office:value-type="float" office:value="6.6470921472" calcext:value-type="float">
            <text:p>6.6470921472</text:p>
          </table:table-cell>
          <table:table-cell table:formula="of:=POWER([.C1475]-6.75;2)" office:value-type="float" office:value="0.0105900261679064" calcext:value-type="float">
            <text:p>0.0105900262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516495" calcext:value-type="float">
            <text:p>6.516495</text:p>
          </table:table-cell>
          <table:table-cell office:value-type="float" office:value="6.6470977938" calcext:value-type="float">
            <text:p>6.6470977938</text:p>
          </table:table-cell>
          <table:table-cell table:formula="of:=POWER([.C1476]-6.75;2)" office:value-type="float" office:value="0.0105888640408272" calcext:value-type="float">
            <text:p>0.010588864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517473" calcext:value-type="float">
            <text:p>6.517473</text:p>
          </table:table-cell>
          <table:table-cell office:value-type="float" office:value="6.6471036015" calcext:value-type="float">
            <text:p>6.6471036015</text:p>
          </table:table-cell>
          <table:table-cell table:formula="of:=POWER([.C1477]-6.75;2)" office:value-type="float" office:value="0.0105876688242709" calcext:value-type="float">
            <text:p>0.0105876688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518596" calcext:value-type="float">
            <text:p>6.518596</text:p>
          </table:table-cell>
          <table:table-cell office:value-type="float" office:value="6.647109565" calcext:value-type="float">
            <text:p>6.647109565</text:p>
          </table:table-cell>
          <table:table-cell table:formula="of:=POWER([.C1478]-6.75;2)" office:value-type="float" office:value="0.0105864416144892" calcext:value-type="float">
            <text:p>0.0105864416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519864" calcext:value-type="float">
            <text:p>6.519864</text:p>
          </table:table-cell>
          <table:table-cell office:value-type="float" office:value="6.6471156724" calcext:value-type="float">
            <text:p>6.6471156724</text:p>
          </table:table-cell>
          <table:table-cell table:formula="of:=POWER([.C1479]-6.75;2)" office:value-type="float" office:value="0.0105851848657041" calcext:value-type="float">
            <text:p>0.0105851849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52128" calcext:value-type="float">
            <text:p>6.52128</text:p>
          </table:table-cell>
          <table:table-cell office:value-type="float" office:value="6.647121913" calcext:value-type="float">
            <text:p>6.647121913</text:p>
          </table:table-cell>
          <table:table-cell table:formula="of:=POWER([.C1480]-6.75;2)" office:value-type="float" office:value="0.0105839007847795" calcext:value-type="float">
            <text:p>0.0105839008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522843" calcext:value-type="float">
            <text:p>6.522843</text:p>
          </table:table-cell>
          <table:table-cell office:value-type="float" office:value="6.6471282728" calcext:value-type="float">
            <text:p>6.6471282728</text:p>
          </table:table-cell>
          <table:table-cell table:formula="of:=POWER([.C1481]-6.75;2)" office:value-type="float" office:value="0.0105825922571113" calcext:value-type="float">
            <text:p>0.0105825923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524554" calcext:value-type="float">
            <text:p>6.524554</text:p>
          </table:table-cell>
          <table:table-cell office:value-type="float" office:value="6.6471347358" calcext:value-type="float">
            <text:p>6.6471347358</text:p>
          </table:table-cell>
          <table:table-cell table:formula="of:=POWER([.C1482]-6.75;2)" office:value-type="float" office:value="0.0105812625789358" calcext:value-type="float">
            <text:p>0.0105812626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526412" calcext:value-type="float">
            <text:p>6.526412</text:p>
          </table:table-cell>
          <table:table-cell office:value-type="float" office:value="6.6471412846" calcext:value-type="float">
            <text:p>6.6471412846</text:p>
          </table:table-cell>
          <table:table-cell table:formula="of:=POWER([.C1483]-6.75;2)" office:value-type="float" office:value="0.0105799153337382" calcext:value-type="float">
            <text:p>0.0105799153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528414" calcext:value-type="float">
            <text:p>6.528414</text:p>
          </table:table-cell>
          <table:table-cell office:value-type="float" office:value="6.6471479001" calcext:value-type="float">
            <text:p>6.6471479001</text:p>
          </table:table-cell>
          <table:table-cell table:formula="of:=POWER([.C1484]-6.75;2)" office:value-type="float" office:value="0.0105785544538395" calcext:value-type="float">
            <text:p>0.010578554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530559" calcext:value-type="float">
            <text:p>6.530559</text:p>
          </table:table-cell>
          <table:table-cell office:value-type="float" office:value="6.6471545628" calcext:value-type="float">
            <text:p>6.6471545628</text:p>
          </table:table-cell>
          <table:table-cell table:formula="of:=POWER([.C1485]-6.75;2)" office:value-type="float" office:value="0.0105771839528592" calcext:value-type="float">
            <text:p>0.010577184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532844" calcext:value-type="float">
            <text:p>6.532844</text:p>
          </table:table-cell>
          <table:table-cell office:value-type="float" office:value="6.6471612513" calcext:value-type="float">
            <text:p>6.6471612513</text:p>
          </table:table-cell>
          <table:table-cell table:formula="of:=POWER([.C1486]-6.75;2)" office:value-type="float" office:value="0.0105758082341817" calcext:value-type="float">
            <text:p>0.0105758082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535265" calcext:value-type="float">
            <text:p>6.535265</text:p>
          </table:table-cell>
          <table:table-cell office:value-type="float" office:value="6.6471679431" calcext:value-type="float">
            <text:p>6.6471679431</text:p>
          </table:table-cell>
          <table:table-cell table:formula="of:=POWER([.C1487]-6.75;2)" office:value-type="float" office:value="0.0105744319262848" calcext:value-type="float">
            <text:p>0.0105744319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537818" calcext:value-type="float">
            <text:p>6.537818</text:p>
          </table:table-cell>
          <table:table-cell office:value-type="float" office:value="6.6471746155" calcext:value-type="float">
            <text:p>6.6471746155</text:p>
          </table:table-cell>
          <table:table-cell table:formula="of:=POWER([.C1488]-6.75;2)" office:value-type="float" office:value="0.0105730596975728" calcext:value-type="float">
            <text:p>0.0105730597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540499" calcext:value-type="float">
            <text:p>6.540499</text:p>
          </table:table-cell>
          <table:table-cell office:value-type="float" office:value="6.647181246" calcext:value-type="float">
            <text:p>6.647181246</text:p>
          </table:table-cell>
          <table:table-cell table:formula="of:=POWER([.C1489]-6.75;2)" office:value-type="float" office:value="0.0105716961741126" calcext:value-type="float">
            <text:p>0.0105716962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543303" calcext:value-type="float">
            <text:p>6.543303</text:p>
          </table:table-cell>
          <table:table-cell office:value-type="float" office:value="6.647187811" calcext:value-type="float">
            <text:p>6.647187811</text:p>
          </table:table-cell>
          <table:table-cell table:formula="of:=POWER([.C1490]-6.75;2)" office:value-type="float" office:value="0.0105703462069717" calcext:value-type="float">
            <text:p>0.0105703462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546225" calcext:value-type="float">
            <text:p>6.546225</text:p>
          </table:table-cell>
          <table:table-cell office:value-type="float" office:value="6.6471942868" calcext:value-type="float">
            <text:p>6.6471942868</text:p>
          </table:table-cell>
          <table:table-cell table:formula="of:=POWER([.C1491]-6.75;2)" office:value-type="float" office:value="0.0105690146665607" calcext:value-type="float">
            <text:p>0.0105690147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549258" calcext:value-type="float">
            <text:p>6.549258</text:p>
          </table:table-cell>
          <table:table-cell office:value-type="float" office:value="6.6472006477" calcext:value-type="float">
            <text:p>6.6472006477</text:p>
          </table:table-cell>
          <table:table-cell table:formula="of:=POWER([.C1492]-6.75;2)" office:value-type="float" office:value="0.0105677068332995" calcext:value-type="float">
            <text:p>0.0105677068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552398" calcext:value-type="float">
            <text:p>6.552398</text:p>
          </table:table-cell>
          <table:table-cell office:value-type="float" office:value="6.6472068711" calcext:value-type="float">
            <text:p>6.6472068711</text:p>
          </table:table-cell>
          <table:table-cell table:formula="of:=POWER([.C1493]-6.75;2)" office:value-type="float" office:value="0.010566427349052" calcext:value-type="float">
            <text:p>0.0105664273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555636" calcext:value-type="float">
            <text:p>6.555636</text:p>
          </table:table-cell>
          <table:table-cell office:value-type="float" office:value="6.6472129323" calcext:value-type="float">
            <text:p>6.6472129323</text:p>
          </table:table-cell>
          <table:table-cell table:formula="of:=POWER([.C1494]-6.75;2)" office:value-type="float" office:value="0.0105651812863643" calcext:value-type="float">
            <text:p>0.010565181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558968" calcext:value-type="float">
            <text:p>6.558968</text:p>
          </table:table-cell>
          <table:table-cell office:value-type="float" office:value="6.6472188099" calcext:value-type="float">
            <text:p>6.6472188099</text:p>
          </table:table-cell>
          <table:table-cell table:formula="of:=POWER([.C1495]-6.75;2)" office:value-type="float" office:value="0.0105639730383723" calcext:value-type="float">
            <text:p>0.010563973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562386" calcext:value-type="float">
            <text:p>6.562386</text:p>
          </table:table-cell>
          <table:table-cell office:value-type="float" office:value="6.6472244791" calcext:value-type="float">
            <text:p>6.6472244791</text:p>
          </table:table-cell>
          <table:table-cell table:formula="of:=POWER([.C1496]-6.75;2)" office:value-type="float" office:value="0.0105628076962663" calcext:value-type="float">
            <text:p>0.0105628077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565883" calcext:value-type="float">
            <text:p>6.565883</text:p>
          </table:table-cell>
          <table:table-cell office:value-type="float" office:value="6.6472299173" calcext:value-type="float">
            <text:p>6.6472299173</text:p>
          </table:table-cell>
          <table:table-cell table:formula="of:=POWER([.C1497]-6.75;2)" office:value-type="float" office:value="0.0105616898981649" calcext:value-type="float">
            <text:p>0.0105616899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569453" calcext:value-type="float">
            <text:p>6.569453</text:p>
          </table:table-cell>
          <table:table-cell office:value-type="float" office:value="6.6472351042" calcext:value-type="float">
            <text:p>6.6472351042</text:p>
          </table:table-cell>
          <table:table-cell table:formula="of:=POWER([.C1498]-6.75;2)" office:value-type="float" office:value="0.0105606238087849" calcext:value-type="float">
            <text:p>0.0105606238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573089" calcext:value-type="float">
            <text:p>6.573089</text:p>
          </table:table-cell>
          <table:table-cell office:value-type="float" office:value="6.6472400193" calcext:value-type="float">
            <text:p>6.6472400193</text:p>
          </table:table-cell>
          <table:table-cell table:formula="of:=POWER([.C1499]-6.75;2)" office:value-type="float" office:value="0.0105596136334644" calcext:value-type="float">
            <text:p>0.0105596136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576783" calcext:value-type="float">
            <text:p>6.576783</text:p>
          </table:table-cell>
          <table:table-cell office:value-type="float" office:value="6.6472446412" calcext:value-type="float">
            <text:p>6.6472446412</text:p>
          </table:table-cell>
          <table:table-cell table:formula="of:=POWER([.C1500]-6.75;2)" office:value-type="float" office:value="0.0105586637621167" calcext:value-type="float">
            <text:p>0.0105586638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580529" calcext:value-type="float">
            <text:p>6.580529</text:p>
          </table:table-cell>
          <table:table-cell office:value-type="float" office:value="6.6472489517" calcext:value-type="float">
            <text:p>6.6472489517</text:p>
          </table:table-cell>
          <table:table-cell table:formula="of:=POWER([.C1501]-6.75;2)" office:value-type="float" office:value="0.0105577779267489" calcext:value-type="float">
            <text:p>0.0105577779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58432" calcext:value-type="float">
            <text:p>6.58432</text:p>
          </table:table-cell>
          <table:table-cell office:value-type="float" office:value="6.6472529334" calcext:value-type="float">
            <text:p>6.6472529334</text:p>
          </table:table-cell>
          <table:table-cell table:formula="of:=POWER([.C1502]-6.75;2)" office:value-type="float" office:value="0.0105569596949049" calcext:value-type="float">
            <text:p>0.0105569597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588149" calcext:value-type="float">
            <text:p>6.588149</text:p>
          </table:table-cell>
          <table:table-cell office:value-type="float" office:value="6.6472565693" calcext:value-type="float">
            <text:p>6.6472565693</text:p>
          </table:table-cell>
          <table:table-cell table:formula="of:=POWER([.C1503]-6.75;2)" office:value-type="float" office:value="0.0105562125520058" calcext:value-type="float">
            <text:p>0.0105562126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59201" calcext:value-type="float">
            <text:p>6.59201</text:p>
          </table:table-cell>
          <table:table-cell office:value-type="float" office:value="6.6472598443" calcext:value-type="float">
            <text:p>6.6472598443</text:p>
          </table:table-cell>
          <table:table-cell table:formula="of:=POWER([.C1504]-6.75;2)" office:value-type="float" office:value="0.0105555395932603" calcext:value-type="float">
            <text:p>0.0105555396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595895" calcext:value-type="float">
            <text:p>6.595895</text:p>
          </table:table-cell>
          <table:table-cell office:value-type="float" office:value="6.6472627433" calcext:value-type="float">
            <text:p>6.6472627433</text:p>
          </table:table-cell>
          <table:table-cell table:formula="of:=POWER([.C1505]-6.75;2)" office:value-type="float" office:value="0.0105549439142417" calcext:value-type="float">
            <text:p>0.0105549439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599799" calcext:value-type="float">
            <text:p>6.599799</text:p>
          </table:table-cell>
          <table:table-cell office:value-type="float" office:value="6.6472652556" calcext:value-type="float">
            <text:p>6.6472652556</text:p>
          </table:table-cell>
          <table:table-cell table:formula="of:=POWER([.C1506]-6.75;2)" office:value-type="float" office:value="0.0105544277069334" calcext:value-type="float">
            <text:p>0.0105544277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603716" calcext:value-type="float">
            <text:p>6.603716</text:p>
          </table:table-cell>
          <table:table-cell office:value-type="float" office:value="6.6472673695" calcext:value-type="float">
            <text:p>6.6472673695</text:p>
          </table:table-cell>
          <table:table-cell table:formula="of:=POWER([.C1507]-6.75;2)" office:value-type="float" office:value="0.0105539933694496" calcext:value-type="float">
            <text:p>0.010553993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607639" calcext:value-type="float">
            <text:p>6.607639</text:p>
          </table:table-cell>
          <table:table-cell office:value-type="float" office:value="6.6472690752" calcext:value-type="float">
            <text:p>6.6472690752</text:p>
          </table:table-cell>
          <table:table-cell table:formula="of:=POWER([.C1508]-6.75;2)" office:value-type="float" office:value="0.0105536429102633" calcext:value-type="float">
            <text:p>0.0105536429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611563" calcext:value-type="float">
            <text:p>6.611563</text:p>
          </table:table-cell>
          <table:table-cell office:value-type="float" office:value="6.6472703652" calcext:value-type="float">
            <text:p>6.6472703652</text:p>
          </table:table-cell>
          <table:table-cell table:formula="of:=POWER([.C1509]-6.75;2)" office:value-type="float" office:value="0.0105533778661414" calcext:value-type="float">
            <text:p>0.0105533779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615483" calcext:value-type="float">
            <text:p>6.615483</text:p>
          </table:table-cell>
          <table:table-cell office:value-type="float" office:value="6.6472712331" calcext:value-type="float">
            <text:p>6.6472712331</text:p>
          </table:table-cell>
          <table:table-cell table:formula="of:=POWER([.C1510]-6.75;2)" office:value-type="float" office:value="0.0105531995487946" calcext:value-type="float">
            <text:p>0.0105531995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619393" calcext:value-type="float">
            <text:p>6.619393</text:p>
          </table:table-cell>
          <table:table-cell office:value-type="float" office:value="6.6472716745" calcext:value-type="float">
            <text:p>6.6472716745</text:p>
          </table:table-cell>
          <table:table-cell table:formula="of:=POWER([.C1511]-6.75;2)" office:value-type="float" office:value="0.010553108860034" calcext:value-type="float">
            <text:p>0.0105531089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623289" calcext:value-type="float">
            <text:p>6.623289</text:p>
          </table:table-cell>
          <table:table-cell office:value-type="float" office:value="6.6472716874" calcext:value-type="float">
            <text:p>6.6472716874</text:p>
          </table:table-cell>
          <table:table-cell table:formula="of:=POWER([.C1512]-6.75;2)" office:value-type="float" office:value="0.0105531062096433" calcext:value-type="float">
            <text:p>0.0105531062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627166" calcext:value-type="float">
            <text:p>6.627166</text:p>
          </table:table-cell>
          <table:table-cell office:value-type="float" office:value="6.6472712707" calcext:value-type="float">
            <text:p>6.6472712707</text:p>
          </table:table-cell>
          <table:table-cell table:formula="of:=POWER([.C1513]-6.75;2)" office:value-type="float" office:value="0.0105531918235927" calcext:value-type="float">
            <text:p>0.0105531918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63102" calcext:value-type="float">
            <text:p>6.63102</text:p>
          </table:table-cell>
          <table:table-cell office:value-type="float" office:value="6.6472704253" calcext:value-type="float">
            <text:p>6.6472704253</text:p>
          </table:table-cell>
          <table:table-cell table:formula="of:=POWER([.C1514]-6.75;2)" office:value-type="float" office:value="0.0105533655180428" calcext:value-type="float">
            <text:p>0.0105533655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634846" calcext:value-type="float">
            <text:p>6.634846</text:p>
          </table:table-cell>
          <table:table-cell office:value-type="float" office:value="6.6472691536" calcext:value-type="float">
            <text:p>6.6472691536</text:p>
          </table:table-cell>
          <table:table-cell table:formula="of:=POWER([.C1515]-6.75;2)" office:value-type="float" office:value="0.0105536268020604" calcext:value-type="float">
            <text:p>0.0105536268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638641" calcext:value-type="float">
            <text:p>6.638641</text:p>
          </table:table-cell>
          <table:table-cell office:value-type="float" office:value="6.6472674608" calcext:value-type="float">
            <text:p>6.6472674608</text:p>
          </table:table-cell>
          <table:table-cell table:formula="of:=POWER([.C1516]-6.75;2)" office:value-type="float" office:value="0.0105539746104795" calcext:value-type="float">
            <text:p>0.0105539746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642402" calcext:value-type="float">
            <text:p>6.642402</text:p>
          </table:table-cell>
          <table:table-cell office:value-type="float" office:value="6.6472653534" calcext:value-type="float">
            <text:p>6.6472653534</text:p>
          </table:table-cell>
          <table:table-cell table:formula="of:=POWER([.C1517]-6.75;2)" office:value-type="float" office:value="0.0105544076120269" calcext:value-type="float">
            <text:p>0.010554407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646125" calcext:value-type="float">
            <text:p>6.646125</text:p>
          </table:table-cell>
          <table:table-cell office:value-type="float" office:value="6.64726284" calcext:value-type="float">
            <text:p>6.64726284</text:p>
          </table:table-cell>
          <table:table-cell table:formula="of:=POWER([.C1518]-6.75;2)" office:value-type="float" office:value="0.0105549240448656" calcext:value-type="float">
            <text:p>0.010554924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649808" calcext:value-type="float">
            <text:p>6.649808</text:p>
          </table:table-cell>
          <table:table-cell office:value-type="float" office:value="6.6472599302" calcext:value-type="float">
            <text:p>6.6472599302</text:p>
          </table:table-cell>
          <table:table-cell table:formula="of:=POWER([.C1519]-6.75;2)" office:value-type="float" office:value="0.0105555219425089" calcext:value-type="float">
            <text:p>0.0105555219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653448" calcext:value-type="float">
            <text:p>6.653448</text:p>
          </table:table-cell>
          <table:table-cell office:value-type="float" office:value="6.6472566359" calcext:value-type="float">
            <text:p>6.6472566359</text:p>
          </table:table-cell>
          <table:table-cell table:formula="of:=POWER([.C1520]-6.75;2)" office:value-type="float" office:value="0.0105561988665852" calcext:value-type="float">
            <text:p>0.010556198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657043" calcext:value-type="float">
            <text:p>6.657043</text:p>
          </table:table-cell>
          <table:table-cell office:value-type="float" office:value="6.6472529699" calcext:value-type="float">
            <text:p>6.6472529699</text:p>
          </table:table-cell>
          <table:table-cell table:formula="of:=POWER([.C1521]-6.75;2)" office:value-type="float" office:value="0.0105569521943703" calcext:value-type="float">
            <text:p>0.0105569522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660591" calcext:value-type="float">
            <text:p>6.660591</text:p>
          </table:table-cell>
          <table:table-cell office:value-type="float" office:value="6.6472489484" calcext:value-type="float">
            <text:p>6.6472489484</text:p>
          </table:table-cell>
          <table:table-cell table:formula="of:=POWER([.C1522]-6.75;2)" office:value-type="float" office:value="0.0105577786049059" calcext:value-type="float">
            <text:p>0.0105577786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664089" calcext:value-type="float">
            <text:p>6.664089</text:p>
          </table:table-cell>
          <table:table-cell office:value-type="float" office:value="6.6472445875" calcext:value-type="float">
            <text:p>6.6472445875</text:p>
          </table:table-cell>
          <table:table-cell table:formula="of:=POWER([.C1523]-6.75;2)" office:value-type="float" office:value="0.0105586747980451" calcext:value-type="float">
            <text:p>0.0105586748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667537" calcext:value-type="float">
            <text:p>6.667537</text:p>
          </table:table-cell>
          <table:table-cell office:value-type="float" office:value="6.6472399066" calcext:value-type="float">
            <text:p>6.6472399066</text:p>
          </table:table-cell>
          <table:table-cell table:formula="of:=POWER([.C1524]-6.75;2)" office:value-type="float" office:value="0.0105596367955767" calcext:value-type="float">
            <text:p>0.0105596368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670933" calcext:value-type="float">
            <text:p>6.670933</text:p>
          </table:table-cell>
          <table:table-cell office:value-type="float" office:value="6.6472349259" calcext:value-type="float">
            <text:p>6.6472349259</text:p>
          </table:table-cell>
          <table:table-cell table:formula="of:=POWER([.C1525]-6.75;2)" office:value-type="float" office:value="0.0105606604547784" calcext:value-type="float">
            <text:p>0.0105606605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674277" calcext:value-type="float">
            <text:p>6.674277</text:p>
          </table:table-cell>
          <table:table-cell office:value-type="float" office:value="6.647229666" calcext:value-type="float">
            <text:p>6.647229666</text:p>
          </table:table-cell>
          <table:table-cell table:formula="of:=POWER([.C1526]-6.75;2)" office:value-type="float" office:value="0.0105617415504715" calcext:value-type="float">
            <text:p>0.010561741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677566" calcext:value-type="float">
            <text:p>6.677566</text:p>
          </table:table-cell>
          <table:table-cell office:value-type="float" office:value="6.6472241493" calcext:value-type="float">
            <text:p>6.6472241493</text:p>
          </table:table-cell>
          <table:table-cell table:formula="of:=POWER([.C1527]-6.75;2)" office:value-type="float" office:value="0.0105628754871086" calcext:value-type="float">
            <text:p>0.0105628755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680802" calcext:value-type="float">
            <text:p>6.680802</text:p>
          </table:table-cell>
          <table:table-cell office:value-type="float" office:value="6.6472184017" calcext:value-type="float">
            <text:p>6.6472184017</text:p>
          </table:table-cell>
          <table:table-cell table:formula="of:=POWER([.C1528]-6.75;2)" office:value-type="float" office:value="0.0105640569491026" calcext:value-type="float">
            <text:p>0.0105640569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683983" calcext:value-type="float">
            <text:p>6.683983</text:p>
          </table:table-cell>
          <table:table-cell office:value-type="float" office:value="6.6472124458" calcext:value-type="float">
            <text:p>6.6472124458</text:p>
          </table:table-cell>
          <table:table-cell table:formula="of:=POWER([.C1529]-6.75;2)" office:value-type="float" office:value="0.0105652812984179" calcext:value-type="float">
            <text:p>0.0105652813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687109" calcext:value-type="float">
            <text:p>6.687109</text:p>
          </table:table-cell>
          <table:table-cell office:value-type="float" office:value="6.6472063083" calcext:value-type="float">
            <text:p>6.6472063083</text:p>
          </table:table-cell>
          <table:table-cell table:formula="of:=POWER([.C1530]-6.75;2)" office:value-type="float" office:value="0.0105665430533146" calcext:value-type="float">
            <text:p>0.0105665431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69018" calcext:value-type="float">
            <text:p>6.69018</text:p>
          </table:table-cell>
          <table:table-cell office:value-type="float" office:value="6.6472000161" calcext:value-type="float">
            <text:p>6.6472000161</text:p>
          </table:table-cell>
          <table:table-cell table:formula="of:=POWER([.C1531]-6.75;2)" office:value-type="float" office:value="0.0105678366898402" calcext:value-type="float">
            <text:p>0.0105678367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693197" calcext:value-type="float">
            <text:p>6.693197</text:p>
          </table:table-cell>
          <table:table-cell office:value-type="float" office:value="6.6471935972" calcext:value-type="float">
            <text:p>6.6471935972</text:p>
          </table:table-cell>
          <table:table-cell table:formula="of:=POWER([.C1532]-6.75;2)" office:value-type="float" office:value="0.0105691564566758" calcext:value-type="float">
            <text:p>0.0105691565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696159" calcext:value-type="float">
            <text:p>6.696159</text:p>
          </table:table-cell>
          <table:table-cell office:value-type="float" office:value="6.6471870784" calcext:value-type="float">
            <text:p>6.6471870784</text:p>
          </table:table-cell>
          <table:table-cell table:formula="of:=POWER([.C1533]-6.75;2)" office:value-type="float" office:value="0.0105704968479277" calcext:value-type="float">
            <text:p>0.0105704968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699068" calcext:value-type="float">
            <text:p>6.699068</text:p>
          </table:table-cell>
          <table:table-cell office:value-type="float" office:value="6.6471804898" calcext:value-type="float">
            <text:p>6.6471804898</text:p>
          </table:table-cell>
          <table:table-cell table:formula="of:=POWER([.C1534]-6.75;2)" office:value-type="float" office:value="0.0105718516777679" calcext:value-type="float">
            <text:p>0.0105718517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701923" calcext:value-type="float">
            <text:p>6.701923</text:p>
          </table:table-cell>
          <table:table-cell office:value-type="float" office:value="6.6471738582" calcext:value-type="float">
            <text:p>6.6471738582</text:p>
          </table:table-cell>
          <table:table-cell table:formula="of:=POWER([.C1535]-6.75;2)" office:value-type="float" office:value="0.0105732154374736" calcext:value-type="float">
            <text:p>0.010573215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704725" calcext:value-type="float">
            <text:p>6.704725</text:p>
          </table:table-cell>
          <table:table-cell office:value-type="float" office:value="6.6471672137" calcext:value-type="float">
            <text:p>6.6471672137</text:p>
          </table:table-cell>
          <table:table-cell table:formula="of:=POWER([.C1536]-6.75;2)" office:value-type="float" office:value="0.0105745819382214" calcext:value-type="float">
            <text:p>0.0105745819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707476" calcext:value-type="float">
            <text:p>6.707476</text:p>
          </table:table-cell>
          <table:table-cell office:value-type="float" office:value="6.6471605854" calcext:value-type="float">
            <text:p>6.6471605854</text:p>
          </table:table-cell>
          <table:table-cell table:formula="of:=POWER([.C1537]-6.75;2)" office:value-type="float" office:value="0.0105759451952707" calcext:value-type="float">
            <text:p>0.0105759452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710176" calcext:value-type="float">
            <text:p>6.710176</text:p>
          </table:table-cell>
          <table:table-cell office:value-type="float" office:value="6.6471540011" calcext:value-type="float">
            <text:p>6.6471540011</text:p>
          </table:table-cell>
          <table:table-cell table:formula="of:=POWER([.C1538]-6.75;2)" office:value-type="float" office:value="0.0105772994897389" calcext:value-type="float">
            <text:p>0.0105772995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712826" calcext:value-type="float">
            <text:p>6.712826</text:p>
          </table:table-cell>
          <table:table-cell office:value-type="float" office:value="6.6471474887" calcext:value-type="float">
            <text:p>6.6471474887</text:p>
          </table:table-cell>
          <table:table-cell table:formula="of:=POWER([.C1539]-6.75;2)" office:value-type="float" office:value="0.0105786390807166" calcext:value-type="float">
            <text:p>0.0105786391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715428" calcext:value-type="float">
            <text:p>6.715428</text:p>
          </table:table-cell>
          <table:table-cell office:value-type="float" office:value="6.6471410773" calcext:value-type="float">
            <text:p>6.6471410773</text:p>
          </table:table-cell>
          <table:table-cell table:formula="of:=POWER([.C1540]-6.75;2)" office:value-type="float" office:value="0.0105799579790046" calcext:value-type="float">
            <text:p>0.010579958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717982" calcext:value-type="float">
            <text:p>6.717982</text:p>
          </table:table-cell>
          <table:table-cell office:value-type="float" office:value="6.6471347927" calcext:value-type="float">
            <text:p>6.6471347927</text:p>
          </table:table-cell>
          <table:table-cell table:formula="of:=POWER([.C1541]-6.75;2)" office:value-type="float" office:value="0.0105812508728719" calcext:value-type="float">
            <text:p>0.010581250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720489" calcext:value-type="float">
            <text:p>6.720489</text:p>
          </table:table-cell>
          <table:table-cell office:value-type="float" office:value="6.6471286617" calcext:value-type="float">
            <text:p>6.6471286617</text:p>
          </table:table-cell>
          <table:table-cell table:formula="of:=POWER([.C1542]-6.75;2)" office:value-type="float" office:value="0.010582512243633" calcext:value-type="float">
            <text:p>0.0105825122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722952" calcext:value-type="float">
            <text:p>6.722952</text:p>
          </table:table-cell>
          <table:table-cell office:value-type="float" office:value="6.64712271" calcext:value-type="float">
            <text:p>6.64712271</text:p>
          </table:table-cell>
          <table:table-cell table:formula="of:=POWER([.C1543]-6.75;2)" office:value-type="float" office:value="0.0105837367977442" calcext:value-type="float">
            <text:p>0.0105837368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725372" calcext:value-type="float">
            <text:p>6.725372</text:p>
          </table:table-cell>
          <table:table-cell office:value-type="float" office:value="6.6471169613" calcext:value-type="float">
            <text:p>6.6471169613</text:p>
          </table:table-cell>
          <table:table-cell table:formula="of:=POWER([.C1544]-6.75;2)" office:value-type="float" office:value="0.0105849196521457" calcext:value-type="float">
            <text:p>0.0105849197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727749" calcext:value-type="float">
            <text:p>6.727749</text:p>
          </table:table-cell>
          <table:table-cell office:value-type="float" office:value="6.6471114382" calcext:value-type="float">
            <text:p>6.6471114382</text:p>
          </table:table-cell>
          <table:table-cell table:formula="of:=POWER([.C1545]-6.75;2)" office:value-type="float" office:value="0.0105860561492725" calcext:value-type="float">
            <text:p>0.010586056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730086" calcext:value-type="float">
            <text:p>6.730086</text:p>
          </table:table-cell>
          <table:table-cell office:value-type="float" office:value="6.6471061633" calcext:value-type="float">
            <text:p>6.6471061633</text:p>
          </table:table-cell>
          <table:table-cell table:formula="of:=POWER([.C1546]-6.75;2)" office:value-type="float" office:value="0.0105871416308462" calcext:value-type="float">
            <text:p>0.010587141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732383" calcext:value-type="float">
            <text:p>6.732383</text:p>
          </table:table-cell>
          <table:table-cell office:value-type="float" office:value="6.6471011557" calcext:value-type="float">
            <text:p>6.6471011557</text:p>
          </table:table-cell>
          <table:table-cell table:formula="of:=POWER([.C1547]-6.75;2)" office:value-type="float" office:value="0.0105881721582757" calcext:value-type="float">
            <text:p>0.0105881722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734643" calcext:value-type="float">
            <text:p>6.734643</text:p>
          </table:table-cell>
          <table:table-cell office:value-type="float" office:value="6.647096435" calcext:value-type="float">
            <text:p>6.647096435</text:p>
          </table:table-cell>
          <table:table-cell table:formula="of:=POWER([.C1548]-6.75;2)" office:value-type="float" office:value="0.0105891436897092" calcext:value-type="float">
            <text:p>0.0105891437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736866" calcext:value-type="float">
            <text:p>6.736866</text:p>
          </table:table-cell>
          <table:table-cell office:value-type="float" office:value="6.6470920161" calcext:value-type="float">
            <text:p>6.6470920161</text:p>
          </table:table-cell>
          <table:table-cell table:formula="of:=POWER([.C1549]-6.75;2)" office:value-type="float" office:value="0.0105900531503626" calcext:value-type="float">
            <text:p>0.0105900532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739055" calcext:value-type="float">
            <text:p>6.739055</text:p>
          </table:table-cell>
          <table:table-cell office:value-type="float" office:value="6.6470879162" calcext:value-type="float">
            <text:p>6.6470879162</text:p>
          </table:table-cell>
          <table:table-cell table:formula="of:=POWER([.C1550]-6.75;2)" office:value-type="float" office:value="0.0105908969920582" calcext:value-type="float">
            <text:p>0.010590897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74121" calcext:value-type="float">
            <text:p>6.74121</text:p>
          </table:table-cell>
          <table:table-cell office:value-type="float" office:value="6.6470841472" calcext:value-type="float">
            <text:p>6.6470841472</text:p>
          </table:table-cell>
          <table:table-cell table:formula="of:=POWER([.C1551]-6.75;2)" office:value-type="float" office:value="0.0105916727575512" calcext:value-type="float">
            <text:p>0.0105916728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743333" calcext:value-type="float">
            <text:p>6.743333</text:p>
          </table:table-cell>
          <table:table-cell office:value-type="float" office:value="6.6470807197" calcext:value-type="float">
            <text:p>6.6470807197</text:p>
          </table:table-cell>
          <table:table-cell table:formula="of:=POWER([.C1552]-6.75;2)" office:value-type="float" office:value="0.01059237825747" calcext:value-type="float">
            <text:p>0.0105923783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745425" calcext:value-type="float">
            <text:p>6.745425</text:p>
          </table:table-cell>
          <table:table-cell office:value-type="float" office:value="6.6470776445" calcext:value-type="float">
            <text:p>6.6470776445</text:p>
          </table:table-cell>
          <table:table-cell table:formula="of:=POWER([.C1553]-6.75;2)" office:value-type="float" office:value="0.0105930112616683" calcext:value-type="float">
            <text:p>0.010593011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747488" calcext:value-type="float">
            <text:p>6.747488</text:p>
          </table:table-cell>
          <table:table-cell office:value-type="float" office:value="6.647074928" calcext:value-type="float">
            <text:p>6.647074928</text:p>
          </table:table-cell>
          <table:table-cell table:formula="of:=POWER([.C1554]-6.75;2)" office:value-type="float" office:value="0.0105935704462051" calcext:value-type="float">
            <text:p>0.0105935704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749524" calcext:value-type="float">
            <text:p>6.749524</text:p>
          </table:table-cell>
          <table:table-cell office:value-type="float" office:value="6.6470725747" calcext:value-type="float">
            <text:p>6.6470725747</text:p>
          </table:table-cell>
          <table:table-cell table:formula="of:=POWER([.C1555]-6.75;2)" office:value-type="float" office:value="0.0105940548788871" calcext:value-type="float">
            <text:p>0.0105940549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751533" calcext:value-type="float">
            <text:p>6.751533</text:p>
          </table:table-cell>
          <table:table-cell office:value-type="float" office:value="6.6470705875" calcext:value-type="float">
            <text:p>6.6470705875</text:p>
          </table:table-cell>
          <table:table-cell table:formula="of:=POWER([.C1556]-6.75;2)" office:value-type="float" office:value="0.0105944639575952" calcext:value-type="float">
            <text:p>0.010594464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753516" calcext:value-type="float">
            <text:p>6.753516</text:p>
          </table:table-cell>
          <table:table-cell office:value-type="float" office:value="6.6470689678" calcext:value-type="float">
            <text:p>6.6470689678</text:p>
          </table:table-cell>
          <table:table-cell table:formula="of:=POWER([.C1557]-6.75;2)" office:value-type="float" office:value="0.0105947973897574" calcext:value-type="float">
            <text:p>0.010594797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755475" calcext:value-type="float">
            <text:p>6.755475</text:p>
          </table:table-cell>
          <table:table-cell office:value-type="float" office:value="6.6470677132" calcext:value-type="float">
            <text:p>6.6470677132</text:p>
          </table:table-cell>
          <table:table-cell table:formula="of:=POWER([.C1558]-6.75;2)" office:value-type="float" office:value="0.0105950556658774" calcext:value-type="float">
            <text:p>0.0105950557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757411" calcext:value-type="float">
            <text:p>6.757411</text:p>
          </table:table-cell>
          <table:table-cell office:value-type="float" office:value="6.6470668217" calcext:value-type="float">
            <text:p>6.6470668217</text:p>
          </table:table-cell>
          <table:table-cell table:formula="of:=POWER([.C1559]-6.75;2)" office:value-type="float" office:value="0.0105952391949396" calcext:value-type="float">
            <text:p>0.0105952392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759325" calcext:value-type="float">
            <text:p>6.759325</text:p>
          </table:table-cell>
          <table:table-cell office:value-type="float" office:value="6.6470662868" calcext:value-type="float">
            <text:p>6.6470662868</text:p>
          </table:table-cell>
          <table:table-cell table:formula="of:=POWER([.C1560]-6.75;2)" office:value-type="float" office:value="0.0105953493131398" calcext:value-type="float">
            <text:p>0.010595349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761218" calcext:value-type="float">
            <text:p>6.761218</text:p>
          </table:table-cell>
          <table:table-cell office:value-type="float" office:value="6.647066101" calcext:value-type="float">
            <text:p>6.647066101</text:p>
          </table:table-cell>
          <table:table-cell table:formula="of:=POWER([.C1561]-6.75;2)" office:value-type="float" office:value="0.0105953875633422" calcext:value-type="float">
            <text:p>0.0105953876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76309" calcext:value-type="float">
            <text:p>6.76309</text:p>
          </table:table-cell>
          <table:table-cell office:value-type="float" office:value="6.6470662546" calcext:value-type="float">
            <text:p>6.6470662546</text:p>
          </table:table-cell>
          <table:table-cell table:formula="of:=POWER([.C1562]-6.75;2)" office:value-type="float" office:value="0.010595355942072" calcext:value-type="float">
            <text:p>0.0105953559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764943" calcext:value-type="float">
            <text:p>6.764943</text:p>
          </table:table-cell>
          <table:table-cell office:value-type="float" office:value="6.6470667368" calcext:value-type="float">
            <text:p>6.6470667368</text:p>
          </table:table-cell>
          <table:table-cell table:formula="of:=POWER([.C1563]-6.75;2)" office:value-type="float" office:value="0.0105952566730004" calcext:value-type="float">
            <text:p>0.0105952567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766777" calcext:value-type="float">
            <text:p>6.766777</text:p>
          </table:table-cell>
          <table:table-cell office:value-type="float" office:value="6.6470675338" calcext:value-type="float">
            <text:p>6.6470675338</text:p>
          </table:table-cell>
          <table:table-cell table:formula="of:=POWER([.C1564]-6.75;2)" office:value-type="float" office:value="0.0105950925980142" calcext:value-type="float">
            <text:p>0.010595092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768592" calcext:value-type="float">
            <text:p>6.768592</text:p>
          </table:table-cell>
          <table:table-cell office:value-type="float" office:value="6.6470686305" calcext:value-type="float">
            <text:p>6.6470686305</text:p>
          </table:table-cell>
          <table:table-cell table:formula="of:=POWER([.C1565]-6.75;2)" office:value-type="float" office:value="0.0105948668271456" calcext:value-type="float">
            <text:p>0.0105948668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77039" calcext:value-type="float">
            <text:p>6.77039</text:p>
          </table:table-cell>
          <table:table-cell office:value-type="float" office:value="6.6470700118" calcext:value-type="float">
            <text:p>6.6470700118</text:p>
          </table:table-cell>
          <table:table-cell table:formula="of:=POWER([.C1566]-6.75;2)" office:value-type="float" office:value="0.0105945824708521" calcext:value-type="float">
            <text:p>0.0105945825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77217" calcext:value-type="float">
            <text:p>6.77217</text:p>
          </table:table-cell>
          <table:table-cell office:value-type="float" office:value="6.6470716584" calcext:value-type="float">
            <text:p>6.6470716584</text:p>
          </table:table-cell>
          <table:table-cell table:formula="of:=POWER([.C1567]-6.75;2)" office:value-type="float" office:value="0.0105942435045263" calcext:value-type="float">
            <text:p>0.010594243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773933" calcext:value-type="float">
            <text:p>6.773933</text:p>
          </table:table-cell>
          <table:table-cell office:value-type="float" office:value="6.647073551" calcext:value-type="float">
            <text:p>6.647073551</text:p>
          </table:table-cell>
          <table:table-cell table:formula="of:=POWER([.C1568]-6.75;2)" office:value-type="float" office:value="0.0105938539037496" calcext:value-type="float">
            <text:p>0.0105938539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77568" calcext:value-type="float">
            <text:p>6.77568</text:p>
          </table:table-cell>
          <table:table-cell office:value-type="float" office:value="6.6470756692" calcext:value-type="float">
            <text:p>6.6470756692</text:p>
          </table:table-cell>
          <table:table-cell table:formula="of:=POWER([.C1569]-6.75;2)" office:value-type="float" office:value="0.0105934178706278" calcext:value-type="float">
            <text:p>0.0105934179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777409" calcext:value-type="float">
            <text:p>6.777409</text:p>
          </table:table-cell>
          <table:table-cell office:value-type="float" office:value="6.6470779893" calcext:value-type="float">
            <text:p>6.6470779893</text:p>
          </table:table-cell>
          <table:table-cell table:formula="of:=POWER([.C1570]-6.75;2)" office:value-type="float" office:value="0.010592940286531" calcext:value-type="float">
            <text:p>0.0105929403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779122" calcext:value-type="float">
            <text:p>6.779122</text:p>
          </table:table-cell>
          <table:table-cell office:value-type="float" office:value="6.6470804909" calcext:value-type="float">
            <text:p>6.6470804909</text:p>
          </table:table-cell>
          <table:table-cell table:formula="of:=POWER([.C1571]-6.75;2)" office:value-type="float" office:value="0.0105924253533851" calcext:value-type="float">
            <text:p>0.0105924254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780817" calcext:value-type="float">
            <text:p>6.780817</text:p>
          </table:table-cell>
          <table:table-cell office:value-type="float" office:value="6.6470831482" calcext:value-type="float">
            <text:p>6.6470831482</text:p>
          </table:table-cell>
          <table:table-cell table:formula="of:=POWER([.C1572]-6.75;2)" office:value-type="float" office:value="0.0105918783844231" calcext:value-type="float">
            <text:p>0.0105918784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782496" calcext:value-type="float">
            <text:p>6.782496</text:p>
          </table:table-cell>
          <table:table-cell office:value-type="float" office:value="6.6470859388" calcext:value-type="float">
            <text:p>6.6470859388</text:p>
          </table:table-cell>
          <table:table-cell table:formula="of:=POWER([.C1573]-6.75;2)" office:value-type="float" office:value="0.0105913039926773" calcext:value-type="float">
            <text:p>0.010591304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784156" calcext:value-type="float">
            <text:p>6.784156</text:p>
          </table:table-cell>
          <table:table-cell office:value-type="float" office:value="6.6470888357" calcext:value-type="float">
            <text:p>6.6470888357</text:p>
          </table:table-cell>
          <table:table-cell table:formula="of:=POWER([.C1574]-6.75;2)" office:value-type="float" office:value="0.0105907077375816" calcext:value-type="float">
            <text:p>0.0105907077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785799" calcext:value-type="float">
            <text:p>6.785799</text:p>
          </table:table-cell>
          <table:table-cell office:value-type="float" office:value="6.6470918153" calcext:value-type="float">
            <text:p>6.6470918153</text:p>
          </table:table-cell>
          <table:table-cell table:formula="of:=POWER([.C1575]-6.75;2)" office:value-type="float" office:value="0.0105900944782494" calcext:value-type="float">
            <text:p>0.0105900945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787424" calcext:value-type="float">
            <text:p>6.787424</text:p>
          </table:table-cell>
          <table:table-cell office:value-type="float" office:value="6.6470948518" calcext:value-type="float">
            <text:p>6.6470948518</text:p>
          </table:table-cell>
          <table:table-cell table:formula="of:=POWER([.C1576]-6.75;2)" office:value-type="float" office:value="0.0105894695260639" calcext:value-type="float">
            <text:p>0.0105894695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789029" calcext:value-type="float">
            <text:p>6.789029</text:p>
          </table:table-cell>
          <table:table-cell office:value-type="float" office:value="6.6470979194" calcext:value-type="float">
            <text:p>6.6470979194</text:p>
          </table:table-cell>
          <table:table-cell table:formula="of:=POWER([.C1577]-6.75;2)" office:value-type="float" office:value="0.0105888381918089" calcext:value-type="float">
            <text:p>0.0105888382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790615" calcext:value-type="float">
            <text:p>6.790615</text:p>
          </table:table-cell>
          <table:table-cell office:value-type="float" office:value="6.6471009936" calcext:value-type="float">
            <text:p>6.6471009936</text:p>
          </table:table-cell>
          <table:table-cell table:formula="of:=POWER([.C1578]-6.75;2)" office:value-type="float" office:value="0.0105882055181071" calcext:value-type="float">
            <text:p>0.0105882055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792181" calcext:value-type="float">
            <text:p>6.792181</text:p>
          </table:table-cell>
          <table:table-cell office:value-type="float" office:value="6.6471040483" calcext:value-type="float">
            <text:p>6.6471040483</text:p>
          </table:table-cell>
          <table:table-cell table:formula="of:=POWER([.C1579]-6.75;2)" office:value-type="float" office:value="0.0105875768762487" calcext:value-type="float">
            <text:p>0.0105875769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793726" calcext:value-type="float">
            <text:p>6.793726</text:p>
          </table:table-cell>
          <table:table-cell office:value-type="float" office:value="6.647107058" calcext:value-type="float">
            <text:p>6.647107058</text:p>
          </table:table-cell>
          <table:table-cell table:formula="of:=POWER([.C1580]-6.75;2)" office:value-type="float" office:value="0.0105869575134155" calcext:value-type="float">
            <text:p>0.0105869575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795248" calcext:value-type="float">
            <text:p>6.795248</text:p>
          </table:table-cell>
          <table:table-cell office:value-type="float" office:value="6.64711" calcext:value-type="float">
            <text:p>6.64711</text:p>
          </table:table-cell>
          <table:table-cell table:formula="of:=POWER([.C1581]-6.75;2)" office:value-type="float" office:value="0.0105863521000001" calcext:value-type="float">
            <text:p>0.0105863521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796748" calcext:value-type="float">
            <text:p>6.796748</text:p>
          </table:table-cell>
          <table:table-cell office:value-type="float" office:value="6.6471128507" calcext:value-type="float">
            <text:p>6.6471128507</text:p>
          </table:table-cell>
          <table:table-cell table:formula="of:=POWER([.C1582]-6.75;2)" office:value-type="float" office:value="0.0105857654910805" calcext:value-type="float">
            <text:p>0.0105857655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798224" calcext:value-type="float">
            <text:p>6.798224</text:p>
          </table:table-cell>
          <table:table-cell office:value-type="float" office:value="6.6471155875" calcext:value-type="float">
            <text:p>6.6471155875</text:p>
          </table:table-cell>
          <table:table-cell table:formula="of:=POWER([.C1583]-6.75;2)" office:value-type="float" office:value="0.0105852023354701" calcext:value-type="float">
            <text:p>0.0105852023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799675" calcext:value-type="float">
            <text:p>6.799675</text:p>
          </table:table-cell>
          <table:table-cell office:value-type="float" office:value="6.6471181901" calcext:value-type="float">
            <text:p>6.6471181901</text:p>
          </table:table-cell>
          <table:table-cell table:formula="of:=POWER([.C1584]-6.75;2)" office:value-type="float" office:value="0.0105846668082996" calcext:value-type="float">
            <text:p>0.0105846668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801101" calcext:value-type="float">
            <text:p>6.801101</text:p>
          </table:table-cell>
          <table:table-cell office:value-type="float" office:value="6.6471206369" calcext:value-type="float">
            <text:p>6.6471206369</text:p>
          </table:table-cell>
          <table:table-cell table:formula="of:=POWER([.C1585]-6.75;2)" office:value-type="float" office:value="0.0105841633518616" calcext:value-type="float">
            <text:p>0.0105841634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802499" calcext:value-type="float">
            <text:p>6.802499</text:p>
          </table:table-cell>
          <table:table-cell office:value-type="float" office:value="6.6471229098" calcext:value-type="float">
            <text:p>6.6471229098</text:p>
          </table:table-cell>
          <table:table-cell table:formula="of:=POWER([.C1586]-6.75;2)" office:value-type="float" office:value="0.0105836956880189" calcext:value-type="float">
            <text:p>0.0105836957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80387" calcext:value-type="float">
            <text:p>6.80387</text:p>
          </table:table-cell>
          <table:table-cell office:value-type="float" office:value="6.6471249914" calcext:value-type="float">
            <text:p>6.6471249914</text:p>
          </table:table-cell>
          <table:table-cell table:formula="of:=POWER([.C1587]-6.75;2)" office:value-type="float" office:value="0.01058326739445" calcext:value-type="float">
            <text:p>0.0105832674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805213" calcext:value-type="float">
            <text:p>6.805213</text:p>
          </table:table-cell>
          <table:table-cell office:value-type="float" office:value="6.6471268657" calcext:value-type="float">
            <text:p>6.6471268657</text:p>
          </table:table-cell>
          <table:table-cell table:formula="of:=POWER([.C1588]-6.75;2)" office:value-type="float" office:value="0.0105828817607059" calcext:value-type="float">
            <text:p>0.0105828818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806525" calcext:value-type="float">
            <text:p>6.806525</text:p>
          </table:table-cell>
          <table:table-cell office:value-type="float" office:value="6.6471285177" calcext:value-type="float">
            <text:p>6.6471285177</text:p>
          </table:table-cell>
          <table:table-cell table:formula="of:=POWER([.C1589]-6.75;2)" office:value-type="float" office:value="0.0105825418705993" calcext:value-type="float">
            <text:p>0.010582541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807807" calcext:value-type="float">
            <text:p>6.807807</text:p>
          </table:table-cell>
          <table:table-cell office:value-type="float" office:value="6.6471299366" calcext:value-type="float">
            <text:p>6.6471299366</text:p>
          </table:table-cell>
          <table:table-cell table:formula="of:=POWER([.C1590]-6.75;2)" office:value-type="float" office:value="0.0105822499439201" calcext:value-type="float">
            <text:p>0.010582249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809058" calcext:value-type="float">
            <text:p>6.809058</text:p>
          </table:table-cell>
          <table:table-cell office:value-type="float" office:value="6.6471311096" calcext:value-type="float">
            <text:p>6.6471311096</text:p>
          </table:table-cell>
          <table:table-cell table:formula="of:=POWER([.C1591]-6.75;2)" office:value-type="float" office:value="0.0105820086121272" calcext:value-type="float">
            <text:p>0.0105820086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810276" calcext:value-type="float">
            <text:p>6.810276</text:p>
          </table:table-cell>
          <table:table-cell office:value-type="float" office:value="6.6471320279" calcext:value-type="float">
            <text:p>6.6471320279</text:p>
          </table:table-cell>
          <table:table-cell table:formula="of:=POWER([.C1592]-6.75;2)" office:value-type="float" office:value="0.0105818196839664" calcext:value-type="float">
            <text:p>0.0105818197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81146" calcext:value-type="float">
            <text:p>6.81146</text:p>
          </table:table-cell>
          <table:table-cell office:value-type="float" office:value="6.6471326842" calcext:value-type="float">
            <text:p>6.6471326842</text:p>
          </table:table-cell>
          <table:table-cell table:formula="of:=POWER([.C1593]-6.75;2)" office:value-type="float" office:value="0.010581684659897" calcext:value-type="float">
            <text:p>0.0105816847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812611" calcext:value-type="float">
            <text:p>6.812611</text:p>
          </table:table-cell>
          <table:table-cell office:value-type="float" office:value="6.6471330741" calcext:value-type="float">
            <text:p>6.6471330741</text:p>
          </table:table-cell>
          <table:table-cell table:formula="of:=POWER([.C1594]-6.75;2)" office:value-type="float" office:value="0.0105816044441161" calcext:value-type="float">
            <text:p>0.0105816044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813728" calcext:value-type="float">
            <text:p>6.813728</text:p>
          </table:table-cell>
          <table:table-cell office:value-type="float" office:value="6.6471331933" calcext:value-type="float">
            <text:p>6.6471331933</text:p>
          </table:table-cell>
          <table:table-cell table:formula="of:=POWER([.C1595]-6.75;2)" office:value-type="float" office:value="0.0105815799206551" calcext:value-type="float">
            <text:p>0.0105815799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814809" calcext:value-type="float">
            <text:p>6.814809</text:p>
          </table:table-cell>
          <table:table-cell office:value-type="float" office:value="6.6471330397" calcext:value-type="float">
            <text:p>6.6471330397</text:p>
          </table:table-cell>
          <table:table-cell table:formula="of:=POWER([.C1596]-6.75;2)" office:value-type="float" office:value="0.0105816115213618" calcext:value-type="float">
            <text:p>0.010581611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815854" calcext:value-type="float">
            <text:p>6.815854</text:p>
          </table:table-cell>
          <table:table-cell office:value-type="float" office:value="6.6471326144" calcext:value-type="float">
            <text:p>6.6471326144</text:p>
          </table:table-cell>
          <table:table-cell table:formula="of:=POWER([.C1597]-6.75;2)" office:value-type="float" office:value="0.010581699020179" calcext:value-type="float">
            <text:p>0.010581699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816863" calcext:value-type="float">
            <text:p>6.816863</text:p>
          </table:table-cell>
          <table:table-cell office:value-type="float" office:value="6.6471319205" calcext:value-type="float">
            <text:p>6.6471319205</text:p>
          </table:table-cell>
          <table:table-cell table:formula="of:=POWER([.C1598]-6.75;2)" office:value-type="float" office:value="0.0105818417800184" calcext:value-type="float">
            <text:p>0.0105818418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817836" calcext:value-type="float">
            <text:p>6.817836</text:p>
          </table:table-cell>
          <table:table-cell office:value-type="float" office:value="6.6471309613" calcext:value-type="float">
            <text:p>6.6471309613</text:p>
          </table:table-cell>
          <table:table-cell table:formula="of:=POWER([.C1599]-6.75;2)" office:value-type="float" office:value="0.010582039123062" calcext:value-type="float">
            <text:p>0.010582039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818773" calcext:value-type="float">
            <text:p>6.818773</text:p>
          </table:table-cell>
          <table:table-cell office:value-type="float" office:value="6.6471297422" calcext:value-type="float">
            <text:p>6.6471297422</text:p>
          </table:table-cell>
          <table:table-cell table:formula="of:=POWER([.C1600]-6.75;2)" office:value-type="float" office:value="0.0105822899398385" calcext:value-type="float">
            <text:p>0.010582289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819673" calcext:value-type="float">
            <text:p>6.819673</text:p>
          </table:table-cell>
          <table:table-cell office:value-type="float" office:value="6.6471282707" calcext:value-type="float">
            <text:p>6.6471282707</text:p>
          </table:table-cell>
          <table:table-cell table:formula="of:=POWER([.C1601]-6.75;2)" office:value-type="float" office:value="0.0105825926891725" calcext:value-type="float">
            <text:p>0.0105825927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820536" calcext:value-type="float">
            <text:p>6.820536</text:p>
          </table:table-cell>
          <table:table-cell office:value-type="float" office:value="6.6471265564" calcext:value-type="float">
            <text:p>6.6471265564</text:p>
          </table:table-cell>
          <table:table-cell table:formula="of:=POWER([.C1602]-6.75;2)" office:value-type="float" office:value="0.0105829453981224" calcext:value-type="float">
            <text:p>0.010582945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821363" calcext:value-type="float">
            <text:p>6.821363</text:p>
          </table:table-cell>
          <table:table-cell office:value-type="float" office:value="6.6471246112" calcext:value-type="float">
            <text:p>6.6471246112</text:p>
          </table:table-cell>
          <table:table-cell table:formula="of:=POWER([.C1603]-6.75;2)" office:value-type="float" office:value="0.0105833456207512" calcext:value-type="float">
            <text:p>0.0105833456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822153" calcext:value-type="float">
            <text:p>6.822153</text:p>
          </table:table-cell>
          <table:table-cell office:value-type="float" office:value="6.6471224468" calcext:value-type="float">
            <text:p>6.6471224468</text:p>
          </table:table-cell>
          <table:table-cell table:formula="of:=POWER([.C1604]-6.75;2)" office:value-type="float" office:value="0.0105837909524188" calcext:value-type="float">
            <text:p>0.01058379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822908" calcext:value-type="float">
            <text:p>6.822908</text:p>
          </table:table-cell>
          <table:table-cell office:value-type="float" office:value="6.6471200773" calcext:value-type="float">
            <text:p>6.6471200773</text:p>
          </table:table-cell>
          <table:table-cell table:formula="of:=POWER([.C1605]-6.75;2)" office:value-type="float" office:value="0.0105842784947579" calcext:value-type="float">
            <text:p>0.0105842785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823628" calcext:value-type="float">
            <text:p>6.823628</text:p>
          </table:table-cell>
          <table:table-cell office:value-type="float" office:value="6.6471175166" calcext:value-type="float">
            <text:p>6.6471175166</text:p>
          </table:table-cell>
          <table:table-cell table:formula="of:=POWER([.C1606]-6.75;2)" office:value-type="float" office:value="0.0105848053905513" calcext:value-type="float">
            <text:p>0.0105848054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824313" calcext:value-type="float">
            <text:p>6.824313</text:p>
          </table:table-cell>
          <table:table-cell office:value-type="float" office:value="6.647114782" calcext:value-type="float">
            <text:p>6.647114782</text:p>
          </table:table-cell>
          <table:table-cell table:formula="of:=POWER([.C1607]-6.75;2)" office:value-type="float" office:value="0.0105853680829075" calcext:value-type="float">
            <text:p>0.0105853681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824965" calcext:value-type="float">
            <text:p>6.824965</text:p>
          </table:table-cell>
          <table:table-cell office:value-type="float" office:value="6.6471118894" calcext:value-type="float">
            <text:p>6.6471118894</text:p>
          </table:table-cell>
          <table:table-cell table:formula="of:=POWER([.C1608]-6.75;2)" office:value-type="float" office:value="0.0105859633028379" calcext:value-type="float">
            <text:p>0.0105859633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825583" calcext:value-type="float">
            <text:p>6.825583</text:p>
          </table:table-cell>
          <table:table-cell office:value-type="float" office:value="6.6471088571" calcext:value-type="float">
            <text:p>6.6471088571</text:p>
          </table:table-cell>
          <table:table-cell table:formula="of:=POWER([.C1609]-6.75;2)" office:value-type="float" office:value="0.0105865872872682" calcext:value-type="float">
            <text:p>0.0105865873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826169" calcext:value-type="float">
            <text:p>6.826169</text:p>
          </table:table-cell>
          <table:table-cell office:value-type="float" office:value="6.6471057046" calcext:value-type="float">
            <text:p>6.6471057046</text:p>
          </table:table-cell>
          <table:table-cell table:formula="of:=POWER([.C1610]-6.75;2)" office:value-type="float" office:value="0.0105872360258624" calcext:value-type="float">
            <text:p>0.01058723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826724" calcext:value-type="float">
            <text:p>6.826724</text:p>
          </table:table-cell>
          <table:table-cell office:value-type="float" office:value="6.6471024501" calcext:value-type="float">
            <text:p>6.6471024501</text:p>
          </table:table-cell>
          <table:table-cell table:formula="of:=POWER([.C1611]-6.75;2)" office:value-type="float" office:value="0.0105879057754229" calcext:value-type="float">
            <text:p>0.0105879058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827248" calcext:value-type="float">
            <text:p>6.827248</text:p>
          </table:table-cell>
          <table:table-cell office:value-type="float" office:value="6.6470991139" calcext:value-type="float">
            <text:p>6.6470991139</text:p>
          </table:table-cell>
          <table:table-cell table:formula="of:=POWER([.C1612]-6.75;2)" office:value-type="float" office:value="0.0105885923601651" calcext:value-type="float">
            <text:p>0.0105885924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827744" calcext:value-type="float">
            <text:p>6.827744</text:p>
          </table:table-cell>
          <table:table-cell office:value-type="float" office:value="6.6470957164" calcext:value-type="float">
            <text:p>6.6470957164</text:p>
          </table:table-cell>
          <table:table-cell table:formula="of:=POWER([.C1613]-6.75;2)" office:value-type="float" office:value="0.0105892915832292" calcext:value-type="float">
            <text:p>0.0105892916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828212" calcext:value-type="float">
            <text:p>6.828212</text:p>
          </table:table-cell>
          <table:table-cell office:value-type="float" office:value="6.6470922771" calcext:value-type="float">
            <text:p>6.6470922771</text:p>
          </table:table-cell>
          <table:table-cell table:formula="of:=POWER([.C1614]-6.75;2)" office:value-type="float" office:value="0.0105899994324631" calcext:value-type="float">
            <text:p>0.0105899994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828654" calcext:value-type="float">
            <text:p>6.828654</text:p>
          </table:table-cell>
          <table:table-cell office:value-type="float" office:value="6.6470888163" calcext:value-type="float">
            <text:p>6.6470888163</text:p>
          </table:table-cell>
          <table:table-cell table:formula="of:=POWER([.C1615]-6.75;2)" office:value-type="float" office:value="0.0105907117305351" calcext:value-type="float">
            <text:p>0.0105907117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82907" calcext:value-type="float">
            <text:p>6.82907</text:p>
          </table:table-cell>
          <table:table-cell office:value-type="float" office:value="6.6470853523" calcext:value-type="float">
            <text:p>6.6470853523</text:p>
          </table:table-cell>
          <table:table-cell table:formula="of:=POWER([.C1616]-6.75;2)" office:value-type="float" office:value="0.0105914247112152" calcext:value-type="float">
            <text:p>0.0105914247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829462" calcext:value-type="float">
            <text:p>6.829462</text:p>
          </table:table-cell>
          <table:table-cell office:value-type="float" office:value="6.6470819055" calcext:value-type="float">
            <text:p>6.6470819055</text:p>
          </table:table-cell>
          <table:table-cell table:formula="of:=POWER([.C1617]-6.75;2)" office:value-type="float" office:value="0.0105921341755109" calcext:value-type="float">
            <text:p>0.0105921342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829831" calcext:value-type="float">
            <text:p>6.829831</text:p>
          </table:table-cell>
          <table:table-cell office:value-type="float" office:value="6.6470784952" calcext:value-type="float">
            <text:p>6.6470784952</text:p>
          </table:table-cell>
          <table:table-cell table:formula="of:=POWER([.C1618]-6.75;2)" office:value-type="float" office:value="0.0105928361502965" calcext:value-type="float">
            <text:p>0.0105928362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830179" calcext:value-type="float">
            <text:p>6.830179</text:p>
          </table:table-cell>
          <table:table-cell office:value-type="float" office:value="6.6470751396" calcext:value-type="float">
            <text:p>6.6470751396</text:p>
          </table:table-cell>
          <table:table-cell table:formula="of:=POWER([.C1619]-6.75;2)" office:value-type="float" office:value="0.0105935268883595" calcext:value-type="float">
            <text:p>0.0105935269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830507" calcext:value-type="float">
            <text:p>6.830507</text:p>
          </table:table-cell>
          <table:table-cell office:value-type="float" office:value="6.6470718561" calcext:value-type="float">
            <text:p>6.6470718561</text:p>
          </table:table-cell>
          <table:table-cell table:formula="of:=POWER([.C1620]-6.75;2)" office:value-type="float" office:value="0.0105942028066991" calcext:value-type="float">
            <text:p>0.0105942028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830815" calcext:value-type="float">
            <text:p>6.830815</text:p>
          </table:table-cell>
          <table:table-cell office:value-type="float" office:value="6.6470686606" calcext:value-type="float">
            <text:p>6.6470686606</text:p>
          </table:table-cell>
          <table:table-cell table:formula="of:=POWER([.C1621]-6.75;2)" office:value-type="float" office:value="0.0105948606306779" calcext:value-type="float">
            <text:p>0.010594860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831106" calcext:value-type="float">
            <text:p>6.831106</text:p>
          </table:table-cell>
          <table:table-cell office:value-type="float" office:value="6.6470655704" calcext:value-type="float">
            <text:p>6.6470655704</text:p>
          </table:table-cell>
          <table:table-cell table:formula="of:=POWER([.C1622]-6.75;2)" office:value-type="float" office:value="0.0105954967970774" calcext:value-type="float">
            <text:p>0.0105954968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83138" calcext:value-type="float">
            <text:p>6.83138</text:p>
          </table:table-cell>
          <table:table-cell office:value-type="float" office:value="6.6470625983" calcext:value-type="float">
            <text:p>6.6470625983</text:p>
          </table:table-cell>
          <table:table-cell table:formula="of:=POWER([.C1623]-6.75;2)" office:value-type="float" office:value="0.0105961086687472" calcext:value-type="float">
            <text:p>0.0105961087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831638" calcext:value-type="float">
            <text:p>6.831638</text:p>
          </table:table-cell>
          <table:table-cell office:value-type="float" office:value="6.6470597573" calcext:value-type="float">
            <text:p>6.6470597573</text:p>
          </table:table-cell>
          <table:table-cell table:formula="of:=POWER([.C1624]-6.75;2)" office:value-type="float" office:value="0.0105966935671349" calcext:value-type="float">
            <text:p>0.0105966936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83188" calcext:value-type="float">
            <text:p>6.83188</text:p>
          </table:table-cell>
          <table:table-cell office:value-type="float" office:value="6.6470570602" calcext:value-type="float">
            <text:p>6.6470570602</text:p>
          </table:table-cell>
          <table:table-cell table:formula="of:=POWER([.C1625]-6.75;2)" office:value-type="float" office:value="0.0105972488546665" calcext:value-type="float">
            <text:p>0.0105972489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832109" calcext:value-type="float">
            <text:p>6.832109</text:p>
          </table:table-cell>
          <table:table-cell office:value-type="float" office:value="6.6470545177" calcext:value-type="float">
            <text:p>6.6470545177</text:p>
          </table:table-cell>
          <table:table-cell table:formula="of:=POWER([.C1626]-6.75;2)" office:value-type="float" office:value="0.0105977723259796" calcext:value-type="float">
            <text:p>0.0105977723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832324" calcext:value-type="float">
            <text:p>6.832324</text:p>
          </table:table-cell>
          <table:table-cell office:value-type="float" office:value="6.6470521386" calcext:value-type="float">
            <text:p>6.6470521386</text:p>
          </table:table-cell>
          <table:table-cell table:formula="of:=POWER([.C1627]-6.75;2)" office:value-type="float" office:value="0.0105982621668335" calcext:value-type="float">
            <text:p>0.0105982622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832526" calcext:value-type="float">
            <text:p>6.832526</text:p>
          </table:table-cell>
          <table:table-cell office:value-type="float" office:value="6.6470499291" calcext:value-type="float">
            <text:p>6.6470499291</text:p>
          </table:table-cell>
          <table:table-cell table:formula="of:=POWER([.C1628]-6.75;2)" office:value-type="float" office:value="0.0105987170983151" calcext:value-type="float">
            <text:p>0.0105987171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832716" calcext:value-type="float">
            <text:p>6.832716</text:p>
          </table:table-cell>
          <table:table-cell office:value-type="float" office:value="6.6470478969" calcext:value-type="float">
            <text:p>6.6470478969</text:p>
          </table:table-cell>
          <table:table-cell table:formula="of:=POWER([.C1629]-6.75;2)" office:value-type="float" office:value="0.010599135532713" calcext:value-type="float">
            <text:p>0.0105991355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832893" calcext:value-type="float">
            <text:p>6.832893</text:p>
          </table:table-cell>
          <table:table-cell office:value-type="float" office:value="6.6470460451" calcext:value-type="float">
            <text:p>6.6470460451</text:p>
          </table:table-cell>
          <table:table-cell table:formula="of:=POWER([.C1630]-6.75;2)" office:value-type="float" office:value="0.0105995168295513" calcext:value-type="float">
            <text:p>0.0105995168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833057" calcext:value-type="float">
            <text:p>6.833057</text:p>
          </table:table-cell>
          <table:table-cell office:value-type="float" office:value="6.647044377" calcext:value-type="float">
            <text:p>6.647044377</text:p>
          </table:table-cell>
          <table:table-cell table:formula="of:=POWER([.C1631]-6.75;2)" office:value-type="float" office:value="0.0105998603073181" calcext:value-type="float">
            <text:p>0.0105998603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833209" calcext:value-type="float">
            <text:p>6.833209</text:p>
          </table:table-cell>
          <table:table-cell office:value-type="float" office:value="6.6470428937" calcext:value-type="float">
            <text:p>6.6470428937</text:p>
          </table:table-cell>
          <table:table-cell table:formula="of:=POWER([.C1632]-6.75;2)" office:value-type="float" office:value="0.0106001657376695" calcext:value-type="float">
            <text:p>0.0106001657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833348" calcext:value-type="float">
            <text:p>6.833348</text:p>
          </table:table-cell>
          <table:table-cell office:value-type="float" office:value="6.6470415951" calcext:value-type="float">
            <text:p>6.6470415951</text:p>
          </table:table-cell>
          <table:table-cell table:formula="of:=POWER([.C1633]-6.75;2)" office:value-type="float" office:value="0.0106004331395523" calcext:value-type="float">
            <text:p>0.010600433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833474" calcext:value-type="float">
            <text:p>6.833474</text:p>
          </table:table-cell>
          <table:table-cell office:value-type="float" office:value="6.6470404801" calcext:value-type="float">
            <text:p>6.6470404801</text:p>
          </table:table-cell>
          <table:table-cell table:formula="of:=POWER([.C1634]-6.75;2)" office:value-type="float" office:value="0.0106006627380384" calcext:value-type="float">
            <text:p>0.0106006627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833586" calcext:value-type="float">
            <text:p>6.833586</text:p>
          </table:table-cell>
          <table:table-cell office:value-type="float" office:value="6.6470395446" calcext:value-type="float">
            <text:p>6.6470395446</text:p>
          </table:table-cell>
          <table:table-cell table:formula="of:=POWER([.C1635]-6.75;2)" office:value-type="float" office:value="0.0106008553761754" calcext:value-type="float">
            <text:p>0.010600855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833683" calcext:value-type="float">
            <text:p>6.833683</text:p>
          </table:table-cell>
          <table:table-cell office:value-type="float" office:value="6.6470387841" calcext:value-type="float">
            <text:p>6.6470387841</text:p>
          </table:table-cell>
          <table:table-cell table:formula="of:=POWER([.C1636]-6.75;2)" office:value-type="float" office:value="0.0106010119796064" calcext:value-type="float">
            <text:p>0.010601012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833765" calcext:value-type="float">
            <text:p>6.833765</text:p>
          </table:table-cell>
          <table:table-cell office:value-type="float" office:value="6.6470381923" calcext:value-type="float">
            <text:p>6.6470381923</text:p>
          </table:table-cell>
          <table:table-cell table:formula="of:=POWER([.C1637]-6.75;2)" office:value-type="float" office:value="0.0106011338448517" calcext:value-type="float">
            <text:p>0.010601133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833829" calcext:value-type="float">
            <text:p>6.833829</text:p>
          </table:table-cell>
          <table:table-cell office:value-type="float" office:value="6.6470377615" calcext:value-type="float">
            <text:p>6.6470377615</text:p>
          </table:table-cell>
          <table:table-cell table:formula="of:=POWER([.C1638]-6.75;2)" office:value-type="float" office:value="0.0106012225569309" calcext:value-type="float">
            <text:p>0.0106012226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833875" calcext:value-type="float">
            <text:p>6.833875</text:p>
          </table:table-cell>
          <table:table-cell office:value-type="float" office:value="6.6470374855" calcext:value-type="float">
            <text:p>6.6470374855</text:p>
          </table:table-cell>
          <table:table-cell table:formula="of:=POWER([.C1639]-6.75;2)" office:value-type="float" office:value="0.0106012793921627" calcext:value-type="float">
            <text:p>0.0106012794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833902" calcext:value-type="float">
            <text:p>6.833902</text:p>
          </table:table-cell>
          <table:table-cell office:value-type="float" office:value="6.6470373534" calcext:value-type="float">
            <text:p>6.6470373534</text:p>
          </table:table-cell>
          <table:table-cell table:formula="of:=POWER([.C1640]-6.75;2)" office:value-type="float" office:value="0.0106013065948765" calcext:value-type="float">
            <text:p>0.010601306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833907" calcext:value-type="float">
            <text:p>6.833907</text:p>
          </table:table-cell>
          <table:table-cell office:value-type="float" office:value="6.6470373545" calcext:value-type="float">
            <text:p>6.6470373545</text:p>
          </table:table-cell>
          <table:table-cell table:formula="of:=POWER([.C1641]-6.75;2)" office:value-type="float" office:value="0.0106013063683587" calcext:value-type="float">
            <text:p>0.0106013064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833888" calcext:value-type="float">
            <text:p>6.833888</text:p>
          </table:table-cell>
          <table:table-cell office:value-type="float" office:value="6.647037478" calcext:value-type="float">
            <text:p>6.647037478</text:p>
          </table:table-cell>
          <table:table-cell table:formula="of:=POWER([.C1642]-6.75;2)" office:value-type="float" office:value="0.0106012809366006" calcext:value-type="float">
            <text:p>0.0106012809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833845" calcext:value-type="float">
            <text:p>6.833845</text:p>
          </table:table-cell>
          <table:table-cell office:value-type="float" office:value="6.6470377121" calcext:value-type="float">
            <text:p>6.6470377121</text:p>
          </table:table-cell>
          <table:table-cell table:formula="of:=POWER([.C1643]-6.75;2)" office:value-type="float" office:value="0.0106012327296024" calcext:value-type="float">
            <text:p>0.0106012327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833774" calcext:value-type="float">
            <text:p>6.833774</text:p>
          </table:table-cell>
          <table:table-cell office:value-type="float" office:value="6.647038044" calcext:value-type="float">
            <text:p>6.647038044</text:p>
          </table:table-cell>
          <table:table-cell table:formula="of:=POWER([.C1644]-6.75;2)" office:value-type="float" office:value="0.0106011643833459" calcext:value-type="float">
            <text:p>0.0106011644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833674" calcext:value-type="float">
            <text:p>6.833674</text:p>
          </table:table-cell>
          <table:table-cell office:value-type="float" office:value="6.6470384608" calcext:value-type="float">
            <text:p>6.6470384608</text:p>
          </table:table-cell>
          <table:table-cell table:formula="of:=POWER([.C1645]-6.75;2)" office:value-type="float" office:value="0.0106010785544331" calcext:value-type="float">
            <text:p>0.0106010786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833542" calcext:value-type="float">
            <text:p>6.833542</text:p>
          </table:table-cell>
          <table:table-cell office:value-type="float" office:value="6.6470389495" calcext:value-type="float">
            <text:p>6.6470389495</text:p>
          </table:table-cell>
          <table:table-cell table:formula="of:=POWER([.C1646]-6.75;2)" office:value-type="float" office:value="0.0106009779200636" calcext:value-type="float">
            <text:p>0.0106009779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833376" calcext:value-type="float">
            <text:p>6.833376</text:p>
          </table:table-cell>
          <table:table-cell office:value-type="float" office:value="6.6470394973" calcext:value-type="float">
            <text:p>6.6470394973</text:p>
          </table:table-cell>
          <table:table-cell table:formula="of:=POWER([.C1647]-6.75;2)" office:value-type="float" office:value="0.0106008651162368" calcext:value-type="float">
            <text:p>0.010600865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833174" calcext:value-type="float">
            <text:p>6.833174</text:p>
          </table:table-cell>
          <table:table-cell office:value-type="float" office:value="6.6470400902" calcext:value-type="float">
            <text:p>6.6470400902</text:p>
          </table:table-cell>
          <table:table-cell table:formula="of:=POWER([.C1648]-6.75;2)" office:value-type="float" office:value="0.0106007430260241" calcext:value-type="float">
            <text:p>0.010600743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832933" calcext:value-type="float">
            <text:p>6.832933</text:p>
          </table:table-cell>
          <table:table-cell office:value-type="float" office:value="6.6470407143" calcext:value-type="float">
            <text:p>6.6470407143</text:p>
          </table:table-cell>
          <table:table-cell table:formula="of:=POWER([.C1649]-6.75;2)" office:value-type="float" office:value="0.0106006145118542" calcext:value-type="float">
            <text:p>0.0106006145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83265" calcext:value-type="float">
            <text:p>6.83265</text:p>
          </table:table-cell>
          <table:table-cell office:value-type="float" office:value="6.6470413577" calcext:value-type="float">
            <text:p>6.6470413577</text:p>
          </table:table-cell>
          <table:table-cell table:formula="of:=POWER([.C1650]-6.75;2)" office:value-type="float" office:value="0.0106004820242593" calcext:value-type="float">
            <text:p>0.010600482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832324" calcext:value-type="float">
            <text:p>6.832324</text:p>
          </table:table-cell>
          <table:table-cell office:value-type="float" office:value="6.6470420075" calcext:value-type="float">
            <text:p>6.6470420075</text:p>
          </table:table-cell>
          <table:table-cell table:formula="of:=POWER([.C1651]-6.75;2)" office:value-type="float" office:value="0.0106003482196301" calcext:value-type="float">
            <text:p>0.010600348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831952" calcext:value-type="float">
            <text:p>6.831952</text:p>
          </table:table-cell>
          <table:table-cell office:value-type="float" office:value="6.6470426509" calcext:value-type="float">
            <text:p>6.6470426509</text:p>
          </table:table-cell>
          <table:table-cell table:formula="of:=POWER([.C1652]-6.75;2)" office:value-type="float" office:value="0.0106002157336994" calcext:value-type="float">
            <text:p>0.0106002157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83153" calcext:value-type="float">
            <text:p>6.83153</text:p>
          </table:table-cell>
          <table:table-cell office:value-type="float" office:value="6.647043275" calcext:value-type="float">
            <text:p>6.647043275</text:p>
          </table:table-cell>
          <table:table-cell table:formula="of:=POWER([.C1653]-6.75;2)" office:value-type="float" office:value="0.0106000872227257" calcext:value-type="float">
            <text:p>0.0106000872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831058" calcext:value-type="float">
            <text:p>6.831058</text:p>
          </table:table-cell>
          <table:table-cell office:value-type="float" office:value="6.6470438711" calcext:value-type="float">
            <text:p>6.6470438711</text:p>
          </table:table-cell>
          <table:table-cell table:formula="of:=POWER([.C1654]-6.75;2)" office:value-type="float" office:value="0.0105999644780734" calcext:value-type="float">
            <text:p>0.0105999645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830533" calcext:value-type="float">
            <text:p>6.830533</text:p>
          </table:table-cell>
          <table:table-cell office:value-type="float" office:value="6.6470444286" calcext:value-type="float">
            <text:p>6.6470444286</text:p>
          </table:table-cell>
          <table:table-cell table:formula="of:=POWER([.C1655]-6.75;2)" office:value-type="float" office:value="0.0105998496823005" calcext:value-type="float">
            <text:p>0.0105998497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829952" calcext:value-type="float">
            <text:p>6.829952</text:p>
          </table:table-cell>
          <table:table-cell office:value-type="float" office:value="6.6470449377" calcext:value-type="float">
            <text:p>6.6470449377</text:p>
          </table:table-cell>
          <table:table-cell table:formula="of:=POWER([.C1656]-6.75;2)" office:value-type="float" office:value="0.0105997448531968" calcext:value-type="float">
            <text:p>0.0105997449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829313" calcext:value-type="float">
            <text:p>6.829313</text:p>
          </table:table-cell>
          <table:table-cell office:value-type="float" office:value="6.6470453899" calcext:value-type="float">
            <text:p>6.6470453899</text:p>
          </table:table-cell>
          <table:table-cell table:formula="of:=POWER([.C1657]-6.75;2)" office:value-type="float" office:value="0.0105996517408431" calcext:value-type="float">
            <text:p>0.0105996517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828615" calcext:value-type="float">
            <text:p>6.828615</text:p>
          </table:table-cell>
          <table:table-cell office:value-type="float" office:value="6.6470457787" calcext:value-type="float">
            <text:p>6.6470457787</text:p>
          </table:table-cell>
          <table:table-cell table:formula="of:=POWER([.C1658]-6.75;2)" office:value-type="float" office:value="0.0105995716834894" calcext:value-type="float">
            <text:p>0.0105995717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827856" calcext:value-type="float">
            <text:p>6.827856</text:p>
          </table:table-cell>
          <table:table-cell office:value-type="float" office:value="6.6470460977" calcext:value-type="float">
            <text:p>6.6470460977</text:p>
          </table:table-cell>
          <table:table-cell table:formula="of:=POWER([.C1659]-6.75;2)" office:value-type="float" office:value="0.010599505998798" calcext:value-type="float">
            <text:p>0.010599506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827033" calcext:value-type="float">
            <text:p>6.827033</text:p>
          </table:table-cell>
          <table:table-cell office:value-type="float" office:value="6.6470463416" calcext:value-type="float">
            <text:p>6.6470463416</text:p>
          </table:table-cell>
          <table:table-cell table:formula="of:=POWER([.C1660]-6.75;2)" office:value-type="float" office:value="0.0105994557779438" calcext:value-type="float">
            <text:p>0.010599455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826146" calcext:value-type="float">
            <text:p>6.826146</text:p>
          </table:table-cell>
          <table:table-cell office:value-type="float" office:value="6.6470465081" calcext:value-type="float">
            <text:p>6.6470465081</text:p>
          </table:table-cell>
          <table:table-cell table:formula="of:=POWER([.C1661]-6.75;2)" office:value-type="float" office:value="0.0105994214944034" calcext:value-type="float">
            <text:p>0.0105994215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825193" calcext:value-type="float">
            <text:p>6.825193</text:p>
          </table:table-cell>
          <table:table-cell office:value-type="float" office:value="6.6470465929" calcext:value-type="float">
            <text:p>6.6470465929</text:p>
          </table:table-cell>
          <table:table-cell table:formula="of:=POWER([.C1662]-6.75;2)" office:value-type="float" office:value="0.0105994040334984" calcext:value-type="float">
            <text:p>0.010599404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824172" calcext:value-type="float">
            <text:p>6.824172</text:p>
          </table:table-cell>
          <table:table-cell office:value-type="float" office:value="6.6470465961" calcext:value-type="float">
            <text:p>6.6470465961</text:p>
          </table:table-cell>
          <table:table-cell table:formula="of:=POWER([.C1663]-6.75;2)" office:value-type="float" office:value="0.0105994033745965" calcext:value-type="float">
            <text:p>0.0105994034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823084" calcext:value-type="float">
            <text:p>6.823084</text:p>
          </table:table-cell>
          <table:table-cell office:value-type="float" office:value="6.6470465177" calcext:value-type="float">
            <text:p>6.6470465177</text:p>
          </table:table-cell>
          <table:table-cell table:formula="of:=POWER([.C1664]-6.75;2)" office:value-type="float" office:value="0.0105994195176965" calcext:value-type="float">
            <text:p>0.0105994195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821927" calcext:value-type="float">
            <text:p>6.821927</text:p>
          </table:table-cell>
          <table:table-cell office:value-type="float" office:value="6.6470463577" calcext:value-type="float">
            <text:p>6.6470463577</text:p>
          </table:table-cell>
          <table:table-cell table:formula="of:=POWER([.C1665]-6.75;2)" office:value-type="float" office:value="0.0105994524628364" calcext:value-type="float">
            <text:p>0.010599452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820701" calcext:value-type="float">
            <text:p>6.820701</text:p>
          </table:table-cell>
          <table:table-cell office:value-type="float" office:value="6.6470461192" calcext:value-type="float">
            <text:p>6.6470461192</text:p>
          </table:table-cell>
          <table:table-cell table:formula="of:=POWER([.C1666]-6.75;2)" office:value-type="float" office:value="0.0105995015717807" calcext:value-type="float">
            <text:p>0.010599501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819406" calcext:value-type="float">
            <text:p>6.819406</text:p>
          </table:table-cell>
          <table:table-cell office:value-type="float" office:value="6.6470458067" calcext:value-type="float">
            <text:p>6.6470458067</text:p>
          </table:table-cell>
          <table:table-cell table:formula="of:=POWER([.C1667]-6.75;2)" office:value-type="float" office:value="0.0105995659180539" calcext:value-type="float">
            <text:p>0.0105995659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818041" calcext:value-type="float">
            <text:p>6.818041</text:p>
          </table:table-cell>
          <table:table-cell office:value-type="float" office:value="6.6470454232" calcext:value-type="float">
            <text:p>6.6470454232</text:p>
          </table:table-cell>
          <table:table-cell table:formula="of:=POWER([.C1668]-6.75;2)" office:value-type="float" office:value="0.0105996448840671" calcext:value-type="float">
            <text:p>0.0105996449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816607" calcext:value-type="float">
            <text:p>6.816607</text:p>
          </table:table-cell>
          <table:table-cell office:value-type="float" office:value="6.6470449742" calcext:value-type="float">
            <text:p>6.6470449742</text:p>
          </table:table-cell>
          <table:table-cell table:formula="of:=POWER([.C1669]-6.75;2)" office:value-type="float" office:value="0.0105997373374787" calcext:value-type="float">
            <text:p>0.0105997373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815104" calcext:value-type="float">
            <text:p>6.815104</text:p>
          </table:table-cell>
          <table:table-cell office:value-type="float" office:value="6.6470444672" calcext:value-type="float">
            <text:p>6.6470444672</text:p>
          </table:table-cell>
          <table:table-cell table:formula="of:=POWER([.C1670]-6.75;2)" office:value-type="float" office:value="0.0105998417341319" calcext:value-type="float">
            <text:p>0.010599841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813533" calcext:value-type="float">
            <text:p>6.813533</text:p>
          </table:table-cell>
          <table:table-cell office:value-type="float" office:value="6.6470439098" calcext:value-type="float">
            <text:p>6.6470439098</text:p>
          </table:table-cell>
          <table:table-cell table:formula="of:=POWER([.C1671]-6.75;2)" office:value-type="float" office:value="0.0105999565092706" calcext:value-type="float">
            <text:p>0.010599956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811895" calcext:value-type="float">
            <text:p>6.811895</text:p>
          </table:table-cell>
          <table:table-cell office:value-type="float" office:value="6.6470433104" calcext:value-type="float">
            <text:p>6.6470433104</text:p>
          </table:table-cell>
          <table:table-cell table:formula="of:=POWER([.C1672]-6.75;2)" office:value-type="float" office:value="0.0106000799333908" calcext:value-type="float">
            <text:p>0.0106000799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810191" calcext:value-type="float">
            <text:p>6.810191</text:p>
          </table:table-cell>
          <table:table-cell office:value-type="float" office:value="6.6470426767" calcext:value-type="float">
            <text:p>6.6470426767</text:p>
          </table:table-cell>
          <table:table-cell table:formula="of:=POWER([.C1673]-6.75;2)" office:value-type="float" office:value="0.0106002104211007" calcext:value-type="float">
            <text:p>0.0106002104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808422" calcext:value-type="float">
            <text:p>6.808422</text:p>
          </table:table-cell>
          <table:table-cell office:value-type="float" office:value="6.6470420193" calcext:value-type="float">
            <text:p>6.6470420193</text:p>
          </table:table-cell>
          <table:table-cell table:formula="of:=POWER([.C1674]-6.75;2)" office:value-type="float" office:value="0.0106003457898216" calcext:value-type="float">
            <text:p>0.0106003458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806589" calcext:value-type="float">
            <text:p>6.806589</text:p>
          </table:table-cell>
          <table:table-cell office:value-type="float" office:value="6.647041348" calcext:value-type="float">
            <text:p>6.647041348</text:p>
          </table:table-cell>
          <table:table-cell table:formula="of:=POWER([.C1675]-6.75;2)" office:value-type="float" office:value="0.0106004840216571" calcext:value-type="float">
            <text:p>0.010600484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804696" calcext:value-type="float">
            <text:p>6.804696</text:p>
          </table:table-cell>
          <table:table-cell office:value-type="float" office:value="6.6470406735" calcext:value-type="float">
            <text:p>6.6470406735</text:p>
          </table:table-cell>
          <table:table-cell table:formula="of:=POWER([.C1676]-6.75;2)" office:value-type="float" office:value="0.0106006229133335" calcext:value-type="float">
            <text:p>0.0106006229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802743" calcext:value-type="float">
            <text:p>6.802743</text:p>
          </table:table-cell>
          <table:table-cell office:value-type="float" office:value="6.6470400054" calcext:value-type="float">
            <text:p>6.6470400054</text:p>
          </table:table-cell>
          <table:table-cell table:formula="of:=POWER([.C1677]-6.75;2)" office:value-type="float" office:value="0.010600760488032" calcext:value-type="float">
            <text:p>0.0106007605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800732" calcext:value-type="float">
            <text:p>6.800732</text:p>
          </table:table-cell>
          <table:table-cell office:value-type="float" office:value="6.6470393555" calcext:value-type="float">
            <text:p>6.6470393555</text:p>
          </table:table-cell>
          <table:table-cell table:formula="of:=POWER([.C1678]-6.75;2)" office:value-type="float" office:value="0.0106008943158553" calcext:value-type="float">
            <text:p>0.0106008943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798666" calcext:value-type="float">
            <text:p>6.798666</text:p>
          </table:table-cell>
          <table:table-cell office:value-type="float" office:value="6.6470387347" calcext:value-type="float">
            <text:p>6.6470387347</text:p>
          </table:table-cell>
          <table:table-cell table:formula="of:=POWER([.C1679]-6.75;2)" office:value-type="float" office:value="0.010601022152177" calcext:value-type="float">
            <text:p>0.0106010222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796548" calcext:value-type="float">
            <text:p>6.796548</text:p>
          </table:table-cell>
          <table:table-cell office:value-type="float" office:value="6.6470381536" calcext:value-type="float">
            <text:p>6.6470381536</text:p>
          </table:table-cell>
          <table:table-cell table:formula="of:=POWER([.C1680]-6.75;2)" office:value-type="float" office:value="0.0106011418140971" calcext:value-type="float">
            <text:p>0.0106011418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794379" calcext:value-type="float">
            <text:p>6.794379</text:p>
          </table:table-cell>
          <table:table-cell office:value-type="float" office:value="6.6470376219" calcext:value-type="float">
            <text:p>6.6470376219</text:p>
          </table:table-cell>
          <table:table-cell table:formula="of:=POWER([.C1681]-6.75;2)" office:value-type="float" office:value="0.0106012513040074" calcext:value-type="float">
            <text:p>0.0106012513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792162" calcext:value-type="float">
            <text:p>6.792162</text:p>
          </table:table-cell>
          <table:table-cell office:value-type="float" office:value="6.6470371515" calcext:value-type="float">
            <text:p>6.6470371515</text:p>
          </table:table-cell>
          <table:table-cell table:formula="of:=POWER([.C1682]-6.75;2)" office:value-type="float" office:value="0.0106013481712339" calcext:value-type="float">
            <text:p>0.0106013482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789901" calcext:value-type="float">
            <text:p>6.789901</text:p>
          </table:table-cell>
          <table:table-cell office:value-type="float" office:value="6.6470367519" calcext:value-type="float">
            <text:p>6.6470367519</text:p>
          </table:table-cell>
          <table:table-cell table:formula="of:=POWER([.C1683]-6.75;2)" office:value-type="float" office:value="0.0106014304593022" calcext:value-type="float">
            <text:p>0.0106014305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787598" calcext:value-type="float">
            <text:p>6.787598</text:p>
          </table:table-cell>
          <table:table-cell office:value-type="float" office:value="6.6470364318" calcext:value-type="float">
            <text:p>6.6470364318</text:p>
          </table:table-cell>
          <table:table-cell table:formula="of:=POWER([.C1684]-6.75;2)" office:value-type="float" office:value="0.010601496376476" calcext:value-type="float">
            <text:p>0.0106014964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785256" calcext:value-type="float">
            <text:p>6.785256</text:p>
          </table:table-cell>
          <table:table-cell office:value-type="float" office:value="6.6470361987" calcext:value-type="float">
            <text:p>6.6470361987</text:p>
          </table:table-cell>
          <table:table-cell table:formula="of:=POWER([.C1685]-6.75;2)" office:value-type="float" office:value="0.0106015443781458" calcext:value-type="float">
            <text:p>0.010601544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782877" calcext:value-type="float">
            <text:p>6.782877</text:p>
          </table:table-cell>
          <table:table-cell office:value-type="float" office:value="6.6470360612" calcext:value-type="float">
            <text:p>6.6470360612</text:p>
          </table:table-cell>
          <table:table-cell table:formula="of:=POWER([.C1686]-6.75;2)" office:value-type="float" office:value="0.0106015726932102" calcext:value-type="float">
            <text:p>0.0106015727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780465" calcext:value-type="float">
            <text:p>6.780465</text:p>
          </table:table-cell>
          <table:table-cell office:value-type="float" office:value="6.6470360279" calcext:value-type="float">
            <text:p>6.6470360279</text:p>
          </table:table-cell>
          <table:table-cell table:formula="of:=POWER([.C1687]-6.75;2)" office:value-type="float" office:value="0.0106015795506095" calcext:value-type="float">
            <text:p>0.0106015796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778023" calcext:value-type="float">
            <text:p>6.778023</text:p>
          </table:table-cell>
          <table:table-cell office:value-type="float" office:value="6.6470361042" calcext:value-type="float">
            <text:p>6.6470361042</text:p>
          </table:table-cell>
          <table:table-cell table:formula="of:=POWER([.C1688]-6.75;2)" office:value-type="float" office:value="0.0106015638383133" calcext:value-type="float">
            <text:p>0.0106015638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775553" calcext:value-type="float">
            <text:p>6.775553</text:p>
          </table:table-cell>
          <table:table-cell office:value-type="float" office:value="6.6470362954" calcext:value-type="float">
            <text:p>6.6470362954</text:p>
          </table:table-cell>
          <table:table-cell table:formula="of:=POWER([.C1689]-6.75;2)" office:value-type="float" office:value="0.010601524464956" calcext:value-type="float">
            <text:p>0.010601524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773059" calcext:value-type="float">
            <text:p>6.773059</text:p>
          </table:table-cell>
          <table:table-cell office:value-type="float" office:value="6.6470366058" calcext:value-type="float">
            <text:p>6.6470366058</text:p>
          </table:table-cell>
          <table:table-cell table:formula="of:=POWER([.C1690]-6.75;2)" office:value-type="float" office:value="0.0106014605451845" calcext:value-type="float">
            <text:p>0.010601460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770543" calcext:value-type="float">
            <text:p>6.770543</text:p>
          </table:table-cell>
          <table:table-cell office:value-type="float" office:value="6.6470370387" calcext:value-type="float">
            <text:p>6.6470370387</text:p>
          </table:table-cell>
          <table:table-cell table:formula="of:=POWER([.C1691]-6.75;2)" office:value-type="float" office:value="0.0106013713996654" calcext:value-type="float">
            <text:p>0.0106013714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768008" calcext:value-type="float">
            <text:p>6.768008</text:p>
          </table:table-cell>
          <table:table-cell office:value-type="float" office:value="6.6470375961" calcext:value-type="float">
            <text:p>6.6470375961</text:p>
          </table:table-cell>
          <table:table-cell table:formula="of:=POWER([.C1692]-6.75;2)" office:value-type="float" office:value="0.0106012566168668" calcext:value-type="float">
            <text:p>0.0106012566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765456" calcext:value-type="float">
            <text:p>6.765456</text:p>
          </table:table-cell>
          <table:table-cell office:value-type="float" office:value="6.6470382803" calcext:value-type="float">
            <text:p>6.6470382803</text:p>
          </table:table-cell>
          <table:table-cell table:formula="of:=POWER([.C1693]-6.75;2)" office:value-type="float" office:value="0.0106011157235813" calcext:value-type="float">
            <text:p>0.0106011157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762891" calcext:value-type="float">
            <text:p>6.762891</text:p>
          </table:table-cell>
          <table:table-cell office:value-type="float" office:value="6.6470390924" calcext:value-type="float">
            <text:p>6.6470390924</text:p>
          </table:table-cell>
          <table:table-cell table:formula="of:=POWER([.C1694]-6.75;2)" office:value-type="float" office:value="0.0106009484938157" calcext:value-type="float">
            <text:p>0.0106009485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760314" calcext:value-type="float">
            <text:p>6.760314</text:p>
          </table:table-cell>
          <table:table-cell office:value-type="float" office:value="6.6470400301" calcext:value-type="float">
            <text:p>6.6470400301</text:p>
          </table:table-cell>
          <table:table-cell table:formula="of:=POWER([.C1695]-6.75;2)" office:value-type="float" office:value="0.0106007554018088" calcext:value-type="float">
            <text:p>0.0106007554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757728" calcext:value-type="float">
            <text:p>6.757728</text:p>
          </table:table-cell>
          <table:table-cell office:value-type="float" office:value="6.6470410934" calcext:value-type="float">
            <text:p>6.6470410934</text:p>
          </table:table-cell>
          <table:table-cell table:formula="of:=POWER([.C1696]-6.75;2)" office:value-type="float" office:value="0.0106005364482674" calcext:value-type="float">
            <text:p>0.0106005364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755135" calcext:value-type="float">
            <text:p>6.755135</text:p>
          </table:table-cell>
          <table:table-cell office:value-type="float" office:value="6.6470422793" calcext:value-type="float">
            <text:p>6.6470422793</text:p>
          </table:table-cell>
          <table:table-cell table:formula="of:=POWER([.C1697]-6.75;2)" office:value-type="float" office:value="0.0106002922517392" calcext:value-type="float">
            <text:p>0.010600292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752537" calcext:value-type="float">
            <text:p>6.752537</text:p>
          </table:table-cell>
          <table:table-cell office:value-type="float" office:value="6.6470435854" calcext:value-type="float">
            <text:p>6.6470435854</text:p>
          </table:table-cell>
          <table:table-cell table:formula="of:=POWER([.C1698]-6.75;2)" office:value-type="float" office:value="0.010600023307287" calcext:value-type="float">
            <text:p>0.0106000233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749936" calcext:value-type="float">
            <text:p>6.749936</text:p>
          </table:table-cell>
          <table:table-cell office:value-type="float" office:value="6.6470450064" calcext:value-type="float">
            <text:p>6.6470450064</text:p>
          </table:table-cell>
          <table:table-cell table:formula="of:=POWER([.C1699]-6.75;2)" office:value-type="float" office:value="0.0105997307071761" calcext:value-type="float">
            <text:p>0.0105997307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747333" calcext:value-type="float">
            <text:p>6.747333</text:p>
          </table:table-cell>
          <table:table-cell office:value-type="float" office:value="6.6470465381" calcext:value-type="float">
            <text:p>6.6470465381</text:p>
          </table:table-cell>
          <table:table-cell table:formula="of:=POWER([.C1700]-6.75;2)" office:value-type="float" office:value="0.0105994153171948" calcext:value-type="float">
            <text:p>0.0105994153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744729" calcext:value-type="float">
            <text:p>6.744729</text:p>
          </table:table-cell>
          <table:table-cell office:value-type="float" office:value="6.6470481751" calcext:value-type="float">
            <text:p>6.6470481751</text:p>
          </table:table-cell>
          <table:table-cell table:formula="of:=POWER([.C1701]-6.75;2)" office:value-type="float" office:value="0.0105990782502402" calcext:value-type="float">
            <text:p>0.0105990783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742127" calcext:value-type="float">
            <text:p>6.742127</text:p>
          </table:table-cell>
          <table:table-cell office:value-type="float" office:value="6.647049913" calcext:value-type="float">
            <text:p>6.647049913</text:p>
          </table:table-cell>
          <table:table-cell table:formula="of:=POWER([.C1702]-6.75;2)" office:value-type="float" office:value="0.0105987204133076" calcext:value-type="float">
            <text:p>0.0105987204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739526" calcext:value-type="float">
            <text:p>6.739526</text:p>
          </table:table-cell>
          <table:table-cell office:value-type="float" office:value="6.6470517444" calcext:value-type="float">
            <text:p>6.6470517444</text:p>
          </table:table-cell>
          <table:table-cell table:formula="of:=POWER([.C1703]-6.75;2)" office:value-type="float" office:value="0.010598343331083" calcext:value-type="float">
            <text:p>0.010598343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736928" calcext:value-type="float">
            <text:p>6.736928</text:p>
          </table:table-cell>
          <table:table-cell office:value-type="float" office:value="6.6470536638" calcext:value-type="float">
            <text:p>6.6470536638</text:p>
          </table:table-cell>
          <table:table-cell table:formula="of:=POWER([.C1704]-6.75;2)" office:value-type="float" office:value="0.0105979481370033" calcext:value-type="float">
            <text:p>0.0105979481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734334" calcext:value-type="float">
            <text:p>6.734334</text:p>
          </table:table-cell>
          <table:table-cell office:value-type="float" office:value="6.6470556638" calcext:value-type="float">
            <text:p>6.6470556638</text:p>
          </table:table-cell>
          <table:table-cell table:formula="of:=POWER([.C1705]-6.75;2)" office:value-type="float" office:value="0.0105975363556587" calcext:value-type="float">
            <text:p>0.0105975364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731743" calcext:value-type="float">
            <text:p>6.731743</text:p>
          </table:table-cell>
          <table:table-cell office:value-type="float" office:value="6.6470577379" calcext:value-type="float">
            <text:p>6.6470577379</text:p>
          </table:table-cell>
          <table:table-cell table:formula="of:=POWER([.C1706]-6.75;2)" office:value-type="float" office:value="0.0105971093262651" calcext:value-type="float">
            <text:p>0.0105971093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729156" calcext:value-type="float">
            <text:p>6.729156</text:p>
          </table:table-cell>
          <table:table-cell office:value-type="float" office:value="6.6470598797" calcext:value-type="float">
            <text:p>6.6470598797</text:p>
          </table:table-cell>
          <table:table-cell table:formula="of:=POWER([.C1707]-6.75;2)" office:value-type="float" office:value="0.0105966683673784" calcext:value-type="float">
            <text:p>0.0105966684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726573" calcext:value-type="float">
            <text:p>6.726573</text:p>
          </table:table-cell>
          <table:table-cell office:value-type="float" office:value="6.6470620838" calcext:value-type="float">
            <text:p>6.6470620838</text:p>
          </table:table-cell>
          <table:table-cell table:formula="of:=POWER([.C1708]-6.75;2)" office:value-type="float" office:value="0.0105962145915983" calcext:value-type="float">
            <text:p>0.0105962146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723994" calcext:value-type="float">
            <text:p>6.723994</text:p>
          </table:table-cell>
          <table:table-cell office:value-type="float" office:value="6.6470643437" calcext:value-type="float">
            <text:p>6.6470643437</text:p>
          </table:table-cell>
          <table:table-cell table:formula="of:=POWER([.C1709]-6.75;2)" office:value-type="float" office:value="0.0105957493379117" calcext:value-type="float">
            <text:p>0.0105957493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721418" calcext:value-type="float">
            <text:p>6.721418</text:p>
          </table:table-cell>
          <table:table-cell office:value-type="float" office:value="6.6470666541" calcext:value-type="float">
            <text:p>6.6470666541</text:p>
          </table:table-cell>
          <table:table-cell table:formula="of:=POWER([.C1710]-6.75;2)" office:value-type="float" office:value="0.0105952736981691" calcext:value-type="float">
            <text:p>0.0105952737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718845" calcext:value-type="float">
            <text:p>6.718845</text:p>
          </table:table-cell>
          <table:table-cell office:value-type="float" office:value="6.6470690107" calcext:value-type="float">
            <text:p>6.6470690107</text:p>
          </table:table-cell>
          <table:table-cell table:formula="of:=POWER([.C1711]-6.75;2)" office:value-type="float" office:value="0.0105947885582767" calcext:value-type="float">
            <text:p>0.0105947886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716274" calcext:value-type="float">
            <text:p>6.716274</text:p>
          </table:table-cell>
          <table:table-cell office:value-type="float" office:value="6.6470714092" calcext:value-type="float">
            <text:p>6.6470714092</text:p>
          </table:table-cell>
          <table:table-cell table:formula="of:=POWER([.C1712]-6.75;2)" office:value-type="float" office:value="0.0105942948040737" calcext:value-type="float">
            <text:p>0.0105942948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713705" calcext:value-type="float">
            <text:p>6.713705</text:p>
          </table:table-cell>
          <table:table-cell office:value-type="float" office:value="6.6470738475" calcext:value-type="float">
            <text:p>6.6470738475</text:p>
          </table:table-cell>
          <table:table-cell table:formula="of:=POWER([.C1713]-6.75;2)" office:value-type="float" office:value="0.0105937928684533" calcext:value-type="float">
            <text:p>0.0105937929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711135" calcext:value-type="float">
            <text:p>6.711135</text:p>
          </table:table-cell>
          <table:table-cell office:value-type="float" office:value="6.6470763212" calcext:value-type="float">
            <text:p>6.6470763212</text:p>
          </table:table-cell>
          <table:table-cell table:formula="of:=POWER([.C1714]-6.75;2)" office:value-type="float" office:value="0.0105932836577255" calcext:value-type="float">
            <text:p>0.0105932837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708564" calcext:value-type="float">
            <text:p>6.708564</text:p>
          </table:table-cell>
          <table:table-cell office:value-type="float" office:value="6.6470788314" calcext:value-type="float">
            <text:p>6.6470788314</text:p>
          </table:table-cell>
          <table:table-cell table:formula="of:=POWER([.C1715]-6.75;2)" office:value-type="float" office:value="0.0105927669459896" calcext:value-type="float">
            <text:p>0.0105927669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70599" calcext:value-type="float">
            <text:p>6.70599</text:p>
          </table:table-cell>
          <table:table-cell office:value-type="float" office:value="6.6470813792" calcext:value-type="float">
            <text:p>6.6470813792</text:p>
          </table:table-cell>
          <table:table-cell table:formula="of:=POWER([.C1716]-6.75;2)" office:value-type="float" office:value="0.0105922425073741" calcext:value-type="float">
            <text:p>0.0105922425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703413" calcext:value-type="float">
            <text:p>6.703413</text:p>
          </table:table-cell>
          <table:table-cell office:value-type="float" office:value="6.6470839656" calcext:value-type="float">
            <text:p>6.6470839656</text:p>
          </table:table-cell>
          <table:table-cell table:formula="of:=POWER([.C1717]-6.75;2)" office:value-type="float" office:value="0.0105917101366219" calcext:value-type="float">
            <text:p>0.010591710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70083" calcext:value-type="float">
            <text:p>6.70083</text:p>
          </table:table-cell>
          <table:table-cell office:value-type="float" office:value="6.6470865929" calcext:value-type="float">
            <text:p>6.6470865929</text:p>
          </table:table-cell>
          <table:table-cell table:formula="of:=POWER([.C1718]-6.75;2)" office:value-type="float" office:value="0.0105911693609303" calcext:value-type="float">
            <text:p>0.010591169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69824" calcext:value-type="float">
            <text:p>6.69824</text:p>
          </table:table-cell>
          <table:table-cell office:value-type="float" office:value="6.6470892664" calcext:value-type="float">
            <text:p>6.6470892664</text:p>
          </table:table-cell>
          <table:table-cell table:formula="of:=POWER([.C1719]-6.75;2)" office:value-type="float" office:value="0.0105906190900902" calcext:value-type="float">
            <text:p>0.010590619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695641" calcext:value-type="float">
            <text:p>6.695641</text:p>
          </table:table-cell>
          <table:table-cell office:value-type="float" office:value="6.6470919914" calcext:value-type="float">
            <text:p>6.6470919914</text:p>
          </table:table-cell>
          <table:table-cell table:formula="of:=POWER([.C1720]-6.75;2)" office:value-type="float" office:value="0.0105900582340177" calcext:value-type="float">
            <text:p>0.0105900582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693032" calcext:value-type="float">
            <text:p>6.693032</text:p>
          </table:table-cell>
          <table:table-cell office:value-type="float" office:value="6.6470947766" calcext:value-type="float">
            <text:p>6.6470947766</text:p>
          </table:table-cell>
          <table:table-cell table:formula="of:=POWER([.C1721]-6.75;2)" office:value-type="float" office:value="0.0105894850030038" calcext:value-type="float">
            <text:p>0.01058948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690411" calcext:value-type="float">
            <text:p>6.690411</text:p>
          </table:table-cell>
          <table:table-cell office:value-type="float" office:value="6.6470976294" calcext:value-type="float">
            <text:p>6.6470976294</text:p>
          </table:table-cell>
          <table:table-cell table:formula="of:=POWER([.C1722]-6.75;2)" office:value-type="float" office:value="0.0105888978750997" calcext:value-type="float">
            <text:p>0.0105888979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687776" calcext:value-type="float">
            <text:p>6.687776</text:p>
          </table:table-cell>
          <table:table-cell office:value-type="float" office:value="6.6471005607" calcext:value-type="float">
            <text:p>6.6471005607</text:p>
          </table:table-cell>
          <table:table-cell table:formula="of:=POWER([.C1723]-6.75;2)" office:value-type="float" office:value="0.0105882946082543" calcext:value-type="float">
            <text:p>0.0105882946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685125" calcext:value-type="float">
            <text:p>6.685125</text:p>
          </table:table-cell>
          <table:table-cell office:value-type="float" office:value="6.6471035832" calcext:value-type="float">
            <text:p>6.6471035832</text:p>
          </table:table-cell>
          <table:table-cell table:formula="of:=POWER([.C1724]-6.75;2)" office:value-type="float" office:value="0.0105876725902794" calcext:value-type="float">
            <text:p>0.0105876726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682456" calcext:value-type="float">
            <text:p>6.682456</text:p>
          </table:table-cell>
          <table:table-cell office:value-type="float" office:value="6.64710671" calcext:value-type="float">
            <text:p>6.64710671</text:p>
          </table:table-cell>
          <table:table-cell table:formula="of:=POWER([.C1725]-6.75;2)" office:value-type="float" office:value="0.0105870291270241" calcext:value-type="float">
            <text:p>0.0105870291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679769" calcext:value-type="float">
            <text:p>6.679769</text:p>
          </table:table-cell>
          <table:table-cell office:value-type="float" office:value="6.647109956" calcext:value-type="float">
            <text:p>6.647109956</text:p>
          </table:table-cell>
          <table:table-cell table:formula="of:=POWER([.C1726]-6.75;2)" office:value-type="float" office:value="0.010586361154322" calcext:value-type="float">
            <text:p>0.0105863612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677061" calcext:value-type="float">
            <text:p>6.677061</text:p>
          </table:table-cell>
          <table:table-cell office:value-type="float" office:value="6.6471133373" calcext:value-type="float">
            <text:p>6.6471133373</text:p>
          </table:table-cell>
          <table:table-cell table:formula="of:=POWER([.C1727]-6.75;2)" office:value-type="float" office:value="0.0105856653615435" calcext:value-type="float">
            <text:p>0.0105856654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67433" calcext:value-type="float">
            <text:p>6.67433</text:p>
          </table:table-cell>
          <table:table-cell office:value-type="float" office:value="6.6471168711" calcext:value-type="float">
            <text:p>6.6471168711</text:p>
          </table:table-cell>
          <table:table-cell table:formula="of:=POWER([.C1728]-6.75;2)" office:value-type="float" office:value="0.0105849382122541" calcext:value-type="float">
            <text:p>0.0105849382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671576" calcext:value-type="float">
            <text:p>6.671576</text:p>
          </table:table-cell>
          <table:table-cell office:value-type="float" office:value="6.6471205768" calcext:value-type="float">
            <text:p>6.6471205768</text:p>
          </table:table-cell>
          <table:table-cell table:formula="of:=POWER([.C1729]-6.75;2)" office:value-type="float" office:value="0.0105841757179647" calcext:value-type="float">
            <text:p>0.0105841757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668796" calcext:value-type="float">
            <text:p>6.668796</text:p>
          </table:table-cell>
          <table:table-cell office:value-type="float" office:value="6.6471244737" calcext:value-type="float">
            <text:p>6.6471244737</text:p>
          </table:table-cell>
          <table:table-cell table:formula="of:=POWER([.C1730]-6.75;2)" office:value-type="float" office:value="0.010583373911502" calcext:value-type="float">
            <text:p>0.0105833739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66599" calcext:value-type="float">
            <text:p>6.66599</text:p>
          </table:table-cell>
          <table:table-cell office:value-type="float" office:value="6.6471285832" calcext:value-type="float">
            <text:p>6.6471285832</text:p>
          </table:table-cell>
          <table:table-cell table:formula="of:=POWER([.C1731]-6.75;2)" office:value-type="float" office:value="0.0105825283944394" calcext:value-type="float">
            <text:p>0.0105825284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663157" calcext:value-type="float">
            <text:p>6.663157</text:p>
          </table:table-cell>
          <table:table-cell office:value-type="float" office:value="6.6471329259" calcext:value-type="float">
            <text:p>6.6471329259</text:p>
          </table:table-cell>
          <table:table-cell table:formula="of:=POWER([.C1732]-6.75;2)" office:value-type="float" office:value="0.0105816349338948" calcext:value-type="float">
            <text:p>0.0105816349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660296" calcext:value-type="float">
            <text:p>6.660296</text:p>
          </table:table-cell>
          <table:table-cell office:value-type="float" office:value="6.6471375242" calcext:value-type="float">
            <text:p>6.6471375242</text:p>
          </table:table-cell>
          <table:table-cell table:formula="of:=POWER([.C1733]-6.75;2)" office:value-type="float" office:value="0.0105806889277056" calcext:value-type="float">
            <text:p>0.010580688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657405" calcext:value-type="float">
            <text:p>6.657405</text:p>
          </table:table-cell>
          <table:table-cell office:value-type="float" office:value="6.6471423996" calcext:value-type="float">
            <text:p>6.6471423996</text:p>
          </table:table-cell>
          <table:table-cell table:formula="of:=POWER([.C1734]-6.75;2)" office:value-type="float" office:value="0.0105796859600461" calcext:value-type="float">
            <text:p>0.010579686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654485" calcext:value-type="float">
            <text:p>6.654485</text:p>
          </table:table-cell>
          <table:table-cell office:value-type="float" office:value="6.6471475768" calcext:value-type="float">
            <text:p>6.6471475768</text:p>
          </table:table-cell>
          <table:table-cell table:formula="of:=POWER([.C1735]-6.75;2)" office:value-type="float" office:value="0.0105786209581119" calcext:value-type="float">
            <text:p>0.010578621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651534" calcext:value-type="float">
            <text:p>6.651534</text:p>
          </table:table-cell>
          <table:table-cell office:value-type="float" office:value="6.6471530773" calcext:value-type="float">
            <text:p>6.6471530773</text:p>
          </table:table-cell>
          <table:table-cell table:formula="of:=POWER([.C1736]-6.75;2)" office:value-type="float" office:value="0.0105774895088597" calcext:value-type="float">
            <text:p>0.0105774895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648553" calcext:value-type="float">
            <text:p>6.648553</text:p>
          </table:table-cell>
          <table:table-cell office:value-type="float" office:value="6.6471589248" calcext:value-type="float">
            <text:p>6.6471589248</text:p>
          </table:table-cell>
          <table:table-cell table:formula="of:=POWER([.C1737]-6.75;2)" office:value-type="float" office:value="0.010576286748292" calcext:value-type="float">
            <text:p>0.0105762867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645543" calcext:value-type="float">
            <text:p>6.645543</text:p>
          </table:table-cell>
          <table:table-cell office:value-type="float" office:value="6.6471651429" calcext:value-type="float">
            <text:p>6.6471651429</text:p>
          </table:table-cell>
          <table:table-cell table:formula="of:=POWER([.C1738]-6.75;2)" office:value-type="float" office:value="0.0105750078347773" calcext:value-type="float">
            <text:p>0.0105750078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642502" calcext:value-type="float">
            <text:p>6.642502</text:p>
          </table:table-cell>
          <table:table-cell office:value-type="float" office:value="6.6471717508" calcext:value-type="float">
            <text:p>6.6471717508</text:p>
          </table:table-cell>
          <table:table-cell table:formula="of:=POWER([.C1739]-6.75;2)" office:value-type="float" office:value="0.0105736488335373" calcext:value-type="float">
            <text:p>0.0105736488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639431" calcext:value-type="float">
            <text:p>6.639431</text:p>
          </table:table-cell>
          <table:table-cell office:value-type="float" office:value="6.6471787723" calcext:value-type="float">
            <text:p>6.6471787723</text:p>
          </table:table-cell>
          <table:table-cell table:formula="of:=POWER([.C1740]-6.75;2)" office:value-type="float" office:value="0.0105722048657352" calcext:value-type="float">
            <text:p>0.0105722049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636332" calcext:value-type="float">
            <text:p>6.636332</text:p>
          </table:table-cell>
          <table:table-cell office:value-type="float" office:value="6.6471862277" calcext:value-type="float">
            <text:p>6.6471862277</text:p>
          </table:table-cell>
          <table:table-cell table:formula="of:=POWER([.C1741]-6.75;2)" office:value-type="float" office:value="0.0105706717745563" calcext:value-type="float">
            <text:p>0.0105706718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633204" calcext:value-type="float">
            <text:p>6.633204</text:p>
          </table:table-cell>
          <table:table-cell office:value-type="float" office:value="6.6471941364" calcext:value-type="float">
            <text:p>6.6471941364</text:p>
          </table:table-cell>
          <table:table-cell table:formula="of:=POWER([.C1742]-6.75;2)" office:value-type="float" office:value="0.0105690455905419" calcext:value-type="float">
            <text:p>0.0105690456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63005" calcext:value-type="float">
            <text:p>6.63005</text:p>
          </table:table-cell>
          <table:table-cell office:value-type="float" office:value="6.6472025166" calcext:value-type="float">
            <text:p>6.6472025166</text:p>
          </table:table-cell>
          <table:table-cell table:formula="of:=POWER([.C1743]-6.75;2)" office:value-type="float" office:value="0.0105673225933732" calcext:value-type="float">
            <text:p>0.010567322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626871" calcext:value-type="float">
            <text:p>6.626871</text:p>
          </table:table-cell>
          <table:table-cell office:value-type="float" office:value="6.6472113856" calcext:value-type="float">
            <text:p>6.6472113856</text:p>
          </table:table-cell>
          <table:table-cell table:formula="of:=POWER([.C1744]-6.75;2)" office:value-type="float" office:value="0.0105654992502718" calcext:value-type="float">
            <text:p>0.0105654993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623668" calcext:value-type="float">
            <text:p>6.623668</text:p>
          </table:table-cell>
          <table:table-cell office:value-type="float" office:value="6.6472207573" calcext:value-type="float">
            <text:p>6.6472207573</text:p>
          </table:table-cell>
          <table:table-cell table:formula="of:=POWER([.C1745]-6.75;2)" office:value-type="float" office:value="0.0105635727299854" calcext:value-type="float">
            <text:p>0.0105635727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620443" calcext:value-type="float">
            <text:p>6.620443</text:p>
          </table:table-cell>
          <table:table-cell office:value-type="float" office:value="6.6472306455" calcext:value-type="float">
            <text:p>6.6472306455</text:p>
          </table:table-cell>
          <table:table-cell table:formula="of:=POWER([.C1746]-6.75;2)" office:value-type="float" office:value="0.0105615402243467" calcext:value-type="float">
            <text:p>0.0105615402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617198" calcext:value-type="float">
            <text:p>6.617198</text:p>
          </table:table-cell>
          <table:table-cell office:value-type="float" office:value="6.6472410623" calcext:value-type="float">
            <text:p>6.6472410623</text:p>
          </table:table-cell>
          <table:table-cell table:formula="of:=POWER([.C1747]-6.75;2)" office:value-type="float" office:value="0.0105593992772325" calcext:value-type="float">
            <text:p>0.0105593993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613935" calcext:value-type="float">
            <text:p>6.613935</text:p>
          </table:table-cell>
          <table:table-cell office:value-type="float" office:value="6.6472520172" calcext:value-type="float">
            <text:p>6.6472520172</text:p>
          </table:table-cell>
          <table:table-cell table:formula="of:=POWER([.C1748]-6.75;2)" office:value-type="float" office:value="0.0105571479694692" calcext:value-type="float">
            <text:p>0.010557148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610658" calcext:value-type="float">
            <text:p>6.610658</text:p>
          </table:table-cell>
          <table:table-cell office:value-type="float" office:value="6.6472635166" calcext:value-type="float">
            <text:p>6.6472635166</text:p>
          </table:table-cell>
          <table:table-cell table:formula="of:=POWER([.C1749]-6.75;2)" office:value-type="float" office:value="0.0105547850213985" calcext:value-type="float">
            <text:p>0.010554785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607368" calcext:value-type="float">
            <text:p>6.607368</text:p>
          </table:table-cell>
          <table:table-cell office:value-type="float" office:value="6.647275565" calcext:value-type="float">
            <text:p>6.647275565</text:p>
          </table:table-cell>
          <table:table-cell table:formula="of:=POWER([.C1750]-6.75;2)" office:value-type="float" office:value="0.0105523095460692" calcext:value-type="float">
            <text:p>0.0105523095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604069" calcext:value-type="float">
            <text:p>6.604069</text:p>
          </table:table-cell>
          <table:table-cell office:value-type="float" office:value="6.6472881654" calcext:value-type="float">
            <text:p>6.6472881654</text:p>
          </table:table-cell>
          <table:table-cell table:formula="of:=POWER([.C1751]-6.75;2)" office:value-type="float" office:value="0.0105497209668978" calcext:value-type="float">
            <text:p>0.010549721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600764" calcext:value-type="float">
            <text:p>6.600764</text:p>
          </table:table-cell>
          <table:table-cell office:value-type="float" office:value="6.6473013169" calcext:value-type="float">
            <text:p>6.6473013169</text:p>
          </table:table-cell>
          <table:table-cell table:formula="of:=POWER([.C1752]-6.75;2)" office:value-type="float" office:value="0.0105470195104742" calcext:value-type="float">
            <text:p>0.0105470195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597456" calcext:value-type="float">
            <text:p>6.597456</text:p>
          </table:table-cell>
          <table:table-cell office:value-type="float" office:value="6.647315015" calcext:value-type="float">
            <text:p>6.647315015</text:p>
          </table:table-cell>
          <table:table-cell table:formula="of:=POWER([.C1753]-6.75;2)" office:value-type="float" office:value="0.0105442061444502" calcext:value-type="float">
            <text:p>0.0105442061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594148" calcext:value-type="float">
            <text:p>6.594148</text:p>
          </table:table-cell>
          <table:table-cell office:value-type="float" office:value="6.6473292556" calcext:value-type="float">
            <text:p>6.6473292556</text:p>
          </table:table-cell>
          <table:table-cell table:formula="of:=POWER([.C1754]-6.75;2)" office:value-type="float" office:value="0.0105412817556502" calcext:value-type="float">
            <text:p>0.0105412818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590845" calcext:value-type="float">
            <text:p>6.590845</text:p>
          </table:table-cell>
          <table:table-cell office:value-type="float" office:value="6.647344029" calcext:value-type="float">
            <text:p>6.647344029</text:p>
          </table:table-cell>
          <table:table-cell table:formula="of:=POWER([.C1755]-6.75;2)" office:value-type="float" office:value="0.0105382483819528" calcext:value-type="float">
            <text:p>0.0105382484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587549" calcext:value-type="float">
            <text:p>6.587549</text:p>
          </table:table-cell>
          <table:table-cell office:value-type="float" office:value="6.6473593233" calcext:value-type="float">
            <text:p>6.6473593233</text:p>
          </table:table-cell>
          <table:table-cell table:formula="of:=POWER([.C1756]-6.75;2)" office:value-type="float" office:value="0.0105351085134339" calcext:value-type="float">
            <text:p>0.0105351085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584266" calcext:value-type="float">
            <text:p>6.584266</text:p>
          </table:table-cell>
          <table:table-cell office:value-type="float" office:value="6.6473751257" calcext:value-type="float">
            <text:p>6.6473751257</text:p>
          </table:table-cell>
          <table:table-cell table:formula="of:=POWER([.C1757]-6.75;2)" office:value-type="float" office:value="0.0105318648250908" calcext:value-type="float">
            <text:p>0.0105318648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580998" calcext:value-type="float">
            <text:p>6.580998</text:p>
          </table:table-cell>
          <table:table-cell office:value-type="float" office:value="6.6473914168" calcext:value-type="float">
            <text:p>6.6473914168</text:p>
          </table:table-cell>
          <table:table-cell table:formula="of:=POWER([.C1758]-6.75;2)" office:value-type="float" office:value="0.0105285213463114" calcext:value-type="float">
            <text:p>0.0105285213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57775" calcext:value-type="float">
            <text:p>6.57775</text:p>
          </table:table-cell>
          <table:table-cell office:value-type="float" office:value="6.6474081783" calcext:value-type="float">
            <text:p>6.6474081783</text:p>
          </table:table-cell>
          <table:table-cell table:formula="of:=POWER([.C1759]-6.75;2)" office:value-type="float" office:value="0.0105250818797246" calcext:value-type="float">
            <text:p>0.0105250819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574525" calcext:value-type="float">
            <text:p>6.574525</text:p>
          </table:table-cell>
          <table:table-cell office:value-type="float" office:value="6.6474253867" calcext:value-type="float">
            <text:p>6.6474253867</text:p>
          </table:table-cell>
          <table:table-cell table:formula="of:=POWER([.C1760]-6.75;2)" office:value-type="float" office:value="0.0105215512936445" calcext:value-type="float">
            <text:p>0.0105215513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571329" calcext:value-type="float">
            <text:p>6.571329</text:p>
          </table:table-cell>
          <table:table-cell office:value-type="float" office:value="6.6474430172" calcext:value-type="float">
            <text:p>6.6474430172</text:p>
          </table:table-cell>
          <table:table-cell table:formula="of:=POWER([.C1761]-6.75;2)" office:value-type="float" office:value="0.0105179347210396" calcext:value-type="float">
            <text:p>0.0105179347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568164" calcext:value-type="float">
            <text:p>6.568164</text:p>
          </table:table-cell>
          <table:table-cell office:value-type="float" office:value="6.6474610408" calcext:value-type="float">
            <text:p>6.6474610408</text:p>
          </table:table-cell>
          <table:table-cell table:formula="of:=POWER([.C1762]-6.75;2)" office:value-type="float" office:value="0.0105142381538193" calcext:value-type="float">
            <text:p>0.010514238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565036" calcext:value-type="float">
            <text:p>6.565036</text:p>
          </table:table-cell>
          <table:table-cell office:value-type="float" office:value="6.6474794275" calcext:value-type="float">
            <text:p>6.6474794275</text:p>
          </table:table-cell>
          <table:table-cell table:formula="of:=POWER([.C1763]-6.75;2)" office:value-type="float" office:value="0.0105104677857277" calcext:value-type="float">
            <text:p>0.0105104678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561948" calcext:value-type="float">
            <text:p>6.561948</text:p>
          </table:table-cell>
          <table:table-cell office:value-type="float" office:value="6.6474981439" calcext:value-type="float">
            <text:p>6.6474981439</text:p>
          </table:table-cell>
          <table:table-cell table:formula="of:=POWER([.C1764]-6.75;2)" office:value-type="float" office:value="0.0105066305039451" calcext:value-type="float">
            <text:p>0.0105066305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558903" calcext:value-type="float">
            <text:p>6.558903</text:p>
          </table:table-cell>
          <table:table-cell office:value-type="float" office:value="6.6475171557" calcext:value-type="float">
            <text:p>6.6475171557</text:p>
          </table:table-cell>
          <table:table-cell table:formula="of:=POWER([.C1765]-6.75;2)" office:value-type="float" office:value="0.010502733375818" calcext:value-type="float">
            <text:p>0.0105027334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555907" calcext:value-type="float">
            <text:p>6.555907</text:p>
          </table:table-cell>
          <table:table-cell office:value-type="float" office:value="6.6475364253" calcext:value-type="float">
            <text:p>6.6475364253</text:p>
          </table:table-cell>
          <table:table-cell table:formula="of:=POWER([.C1766]-6.75;2)" office:value-type="float" office:value="0.0104987841403024" calcext:value-type="float">
            <text:p>0.0104987841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552963" calcext:value-type="float">
            <text:p>6.552963</text:p>
          </table:table-cell>
          <table:table-cell office:value-type="float" office:value="6.6475559141" calcext:value-type="float">
            <text:p>6.6475559141</text:p>
          </table:table-cell>
          <table:table-cell table:formula="of:=POWER([.C1767]-6.75;2)" office:value-type="float" office:value="0.0104947907358866" calcext:value-type="float">
            <text:p>0.0104947907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550074" calcext:value-type="float">
            <text:p>6.550074</text:p>
          </table:table-cell>
          <table:table-cell office:value-type="float" office:value="6.6475755789" calcext:value-type="float">
            <text:p>6.6475755789</text:p>
          </table:table-cell>
          <table:table-cell table:formula="of:=POWER([.C1768]-6.75;2)" office:value-type="float" office:value="0.0104907620376702" calcext:value-type="float">
            <text:p>0.010490762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547243" calcext:value-type="float">
            <text:p>6.547243</text:p>
          </table:table-cell>
          <table:table-cell office:value-type="float" office:value="6.6475953792" calcext:value-type="float">
            <text:p>6.6475953792</text:p>
          </table:table-cell>
          <table:table-cell table:formula="of:=POWER([.C1769]-6.75;2)" office:value-type="float" office:value="0.0104867063611918" calcext:value-type="float">
            <text:p>0.0104867064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544475" calcext:value-type="float">
            <text:p>6.544475</text:p>
          </table:table-cell>
          <table:table-cell office:value-type="float" office:value="6.6476152707" calcext:value-type="float">
            <text:p>6.6476152707</text:p>
          </table:table-cell>
          <table:table-cell table:formula="of:=POWER([.C1770]-6.75;2)" office:value-type="float" office:value="0.0104826327938342" calcext:value-type="float">
            <text:p>0.0104826328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541772" calcext:value-type="float">
            <text:p>6.541772</text:p>
          </table:table-cell>
          <table:table-cell office:value-type="float" office:value="6.6476352084" calcext:value-type="float">
            <text:p>6.6476352084</text:p>
          </table:table-cell>
          <table:table-cell table:formula="of:=POWER([.C1771]-6.75;2)" office:value-type="float" office:value="0.0104785505593115" calcext:value-type="float">
            <text:p>0.0104785506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539137" calcext:value-type="float">
            <text:p>6.539137</text:p>
          </table:table-cell>
          <table:table-cell office:value-type="float" office:value="6.647655145" calcext:value-type="float">
            <text:p>6.647655145</text:p>
          </table:table-cell>
          <table:table-cell table:formula="of:=POWER([.C1772]-6.75;2)" office:value-type="float" office:value="0.0104744693449711" calcext:value-type="float">
            <text:p>0.0104744693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536573" calcext:value-type="float">
            <text:p>6.536573</text:p>
          </table:table-cell>
          <table:table-cell office:value-type="float" office:value="6.6476750344" calcext:value-type="float">
            <text:p>6.6476750344</text:p>
          </table:table-cell>
          <table:table-cell table:formula="of:=POWER([.C1773]-6.75;2)" office:value-type="float" office:value="0.0104703985850412" calcext:value-type="float">
            <text:p>0.010470398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534081" calcext:value-type="float">
            <text:p>6.534081</text:p>
          </table:table-cell>
          <table:table-cell office:value-type="float" office:value="6.6476948281" calcext:value-type="float">
            <text:p>6.6476948281</text:p>
          </table:table-cell>
          <table:table-cell table:formula="of:=POWER([.C1774]-6.75;2)" office:value-type="float" office:value="0.0104663481974886" calcext:value-type="float">
            <text:p>0.0104663482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531664" calcext:value-type="float">
            <text:p>6.531664</text:p>
          </table:table-cell>
          <table:table-cell office:value-type="float" office:value="6.6477144791" calcext:value-type="float">
            <text:p>6.6477144791</text:p>
          </table:table-cell>
          <table:table-cell table:formula="of:=POWER([.C1775]-6.75;2)" office:value-type="float" office:value="0.0104623277857843" calcext:value-type="float">
            <text:p>0.0104623278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529324" calcext:value-type="float">
            <text:p>6.529324</text:p>
          </table:table-cell>
          <table:table-cell office:value-type="float" office:value="6.6477339388" calcext:value-type="float">
            <text:p>6.6477339388</text:p>
          </table:table-cell>
          <table:table-cell table:formula="of:=POWER([.C1776]-6.75;2)" office:value-type="float" office:value="0.0104583472733621" calcext:value-type="float">
            <text:p>0.0104583473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527061" calcext:value-type="float">
            <text:p>6.527061</text:p>
          </table:table-cell>
          <table:table-cell office:value-type="float" office:value="6.647753159" calcext:value-type="float">
            <text:p>6.647753159</text:p>
          </table:table-cell>
          <table:table-cell table:formula="of:=POWER([.C1777]-6.75;2)" office:value-type="float" office:value="0.0104544164944792" calcext:value-type="float">
            <text:p>0.0104544165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524877" calcext:value-type="float">
            <text:p>6.524877</text:p>
          </table:table-cell>
          <table:table-cell office:value-type="float" office:value="6.6477720924" calcext:value-type="float">
            <text:p>6.6477720924</text:p>
          </table:table-cell>
          <table:table-cell table:formula="of:=POWER([.C1778]-6.75;2)" office:value-type="float" office:value="0.0104505450922741" calcext:value-type="float">
            <text:p>0.010450545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522773" calcext:value-type="float">
            <text:p>6.522773</text:p>
          </table:table-cell>
          <table:table-cell office:value-type="float" office:value="6.6477906907" calcext:value-type="float">
            <text:p>6.6477906907</text:p>
          </table:table-cell>
          <table:table-cell table:formula="of:=POWER([.C1779]-6.75;2)" office:value-type="float" office:value="0.0104467429075831" calcext:value-type="float">
            <text:p>0.010446742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520748" calcext:value-type="float">
            <text:p>6.520748</text:p>
          </table:table-cell>
          <table:table-cell office:value-type="float" office:value="6.6478089076" calcext:value-type="float">
            <text:p>6.6478089076</text:p>
          </table:table-cell>
          <table:table-cell table:formula="of:=POWER([.C1780]-6.75;2)" office:value-type="float" office:value="0.0104430193659053" calcext:value-type="float">
            <text:p>0.0104430194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518803" calcext:value-type="float">
            <text:p>6.518803</text:p>
          </table:table-cell>
          <table:table-cell office:value-type="float" office:value="6.6478266971" calcext:value-type="float">
            <text:p>6.6478266971</text:p>
          </table:table-cell>
          <table:table-cell table:formula="of:=POWER([.C1781]-6.75;2)" office:value-type="float" office:value="0.0104393838254951" calcext:value-type="float">
            <text:p>0.0104393838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516936" calcext:value-type="float">
            <text:p>6.516936</text:p>
          </table:table-cell>
          <table:table-cell office:value-type="float" office:value="6.647844014" calcext:value-type="float">
            <text:p>6.647844014</text:p>
          </table:table-cell>
          <table:table-cell table:formula="of:=POWER([.C1782]-6.75;2)" office:value-type="float" office:value="0.0104358454756321" calcext:value-type="float">
            <text:p>0.0104358455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515148" calcext:value-type="float">
            <text:p>6.515148</text:p>
          </table:table-cell>
          <table:table-cell office:value-type="float" office:value="6.6478608153" calcext:value-type="float">
            <text:p>6.6478608153</text:p>
          </table:table-cell>
          <table:table-cell table:formula="of:=POWER([.C1783]-6.75;2)" office:value-type="float" office:value="0.0104324130511808" calcext:value-type="float">
            <text:p>0.0104324131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513436" calcext:value-type="float">
            <text:p>6.513436</text:p>
          </table:table-cell>
          <table:table-cell office:value-type="float" office:value="6.647877058" calcext:value-type="float">
            <text:p>6.647877058</text:p>
          </table:table-cell>
          <table:table-cell table:formula="of:=POWER([.C1784]-6.75;2)" office:value-type="float" office:value="0.0104290952827354" calcext:value-type="float">
            <text:p>0.0104290953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511799" calcext:value-type="float">
            <text:p>6.511799</text:p>
          </table:table-cell>
          <table:table-cell office:value-type="float" office:value="6.6478927025" calcext:value-type="float">
            <text:p>6.6478927025</text:p>
          </table:table-cell>
          <table:table-cell table:formula="of:=POWER([.C1785]-6.75;2)" office:value-type="float" office:value="0.0104259002027535" calcext:value-type="float">
            <text:p>0.0104259002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510235" calcext:value-type="float">
            <text:p>6.510235</text:p>
          </table:table-cell>
          <table:table-cell office:value-type="float" office:value="6.6479077089" calcext:value-type="float">
            <text:p>6.6479077089</text:p>
          </table:table-cell>
          <table:table-cell table:formula="of:=POWER([.C1786]-6.75;2)" office:value-type="float" office:value="0.0104228359020471" calcext:value-type="float">
            <text:p>0.0104228359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508742" calcext:value-type="float">
            <text:p>6.508742</text:p>
          </table:table-cell>
          <table:table-cell office:value-type="float" office:value="6.6479220408" calcext:value-type="float">
            <text:p>6.6479220408</text:p>
          </table:table-cell>
          <table:table-cell table:formula="of:=POWER([.C1787]-6.75;2)" office:value-type="float" office:value="0.0104199097544368" calcext:value-type="float">
            <text:p>0.0104199098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507316" calcext:value-type="float">
            <text:p>6.507316</text:p>
          </table:table-cell>
          <table:table-cell office:value-type="float" office:value="6.6479356617" calcext:value-type="float">
            <text:p>6.6479356617</text:p>
          </table:table-cell>
          <table:table-cell table:formula="of:=POWER([.C1788]-6.75;2)" office:value-type="float" office:value="0.0104171291526168" calcext:value-type="float">
            <text:p>0.0104171292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505955" calcext:value-type="float">
            <text:p>6.505955</text:p>
          </table:table-cell>
          <table:table-cell office:value-type="float" office:value="6.6479485392" calcext:value-type="float">
            <text:p>6.6479485392</text:p>
          </table:table-cell>
          <table:table-cell table:formula="of:=POWER([.C1789]-6.75;2)" office:value-type="float" office:value="0.010414500651414" calcext:value-type="float">
            <text:p>0.0104145007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504654" calcext:value-type="float">
            <text:p>6.504654</text:p>
          </table:table-cell>
          <table:table-cell office:value-type="float" office:value="6.6479606412" calcext:value-type="float">
            <text:p>6.6479606412</text:p>
          </table:table-cell>
          <table:table-cell table:formula="of:=POWER([.C1790]-6.75;2)" office:value-type="float" office:value="0.0104120307443151" calcext:value-type="float">
            <text:p>0.0104120307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503411" calcext:value-type="float">
            <text:p>6.503411</text:p>
          </table:table-cell>
          <table:table-cell office:value-type="float" office:value="6.6479719398" calcext:value-type="float">
            <text:p>6.6479719398</text:p>
          </table:table-cell>
          <table:table-cell table:formula="of:=POWER([.C1791]-6.75;2)" office:value-type="float" office:value="0.0104097250681749" calcext:value-type="float">
            <text:p>0.0104097251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502221" calcext:value-type="float">
            <text:p>6.502221</text:p>
          </table:table-cell>
          <table:table-cell office:value-type="float" office:value="6.6479824071" calcext:value-type="float">
            <text:p>6.6479824071</text:p>
          </table:table-cell>
          <table:table-cell table:formula="of:=POWER([.C1792]-6.75;2)" office:value-type="float" office:value="0.0104075892611102" calcext:value-type="float">
            <text:p>0.0104075893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501079" calcext:value-type="float">
            <text:p>6.501079</text:p>
          </table:table-cell>
          <table:table-cell office:value-type="float" office:value="6.6479920183" calcext:value-type="float">
            <text:p>6.6479920183</text:p>
          </table:table-cell>
          <table:table-cell table:formula="of:=POWER([.C1793]-6.75;2)" office:value-type="float" office:value="0.0104056283305075" calcext:value-type="float">
            <text:p>0.0104056283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499981" calcext:value-type="float">
            <text:p>6.499981</text:p>
          </table:table-cell>
          <table:table-cell office:value-type="float" office:value="6.6480007519" calcext:value-type="float">
            <text:p>6.6480007519</text:p>
          </table:table-cell>
          <table:table-cell table:formula="of:=POWER([.C1794]-6.75;2)" office:value-type="float" office:value="0.0104038466129654" calcext:value-type="float">
            <text:p>0.0104038466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498922" calcext:value-type="float">
            <text:p>6.498922</text:p>
          </table:table-cell>
          <table:table-cell office:value-type="float" office:value="6.6480085886" calcext:value-type="float">
            <text:p>6.6480085886</text:p>
          </table:table-cell>
          <table:table-cell table:formula="of:=POWER([.C1795]-6.75;2)" office:value-type="float" office:value="0.0104022479993641" calcext:value-type="float">
            <text:p>0.010402248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497896" calcext:value-type="float">
            <text:p>6.497896</text:p>
          </table:table-cell>
          <table:table-cell office:value-type="float" office:value="6.6480155113" calcext:value-type="float">
            <text:p>6.6480155113</text:p>
          </table:table-cell>
          <table:table-cell table:formula="of:=POWER([.C1796]-6.75;2)" office:value-type="float" office:value="0.0104008359354005" calcext:value-type="float">
            <text:p>0.010400835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496899" calcext:value-type="float">
            <text:p>6.496899</text:p>
          </table:table-cell>
          <table:table-cell office:value-type="float" office:value="6.6480215048" calcext:value-type="float">
            <text:p>6.6480215048</text:p>
          </table:table-cell>
          <table:table-cell table:formula="of:=POWER([.C1797]-6.75;2)" office:value-type="float" office:value="0.0103996134832564" calcext:value-type="float">
            <text:p>0.0103996135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495926" calcext:value-type="float">
            <text:p>6.495926</text:p>
          </table:table-cell>
          <table:table-cell office:value-type="float" office:value="6.6480265575" calcext:value-type="float">
            <text:p>6.6480265575</text:p>
          </table:table-cell>
          <table:table-cell table:formula="of:=POWER([.C1798]-6.75;2)" office:value-type="float" office:value="0.0103985829753009" calcext:value-type="float">
            <text:p>0.010398583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494969" calcext:value-type="float">
            <text:p>6.494969</text:p>
          </table:table-cell>
          <table:table-cell office:value-type="float" office:value="6.6480306563" calcext:value-type="float">
            <text:p>6.6480306563</text:p>
          </table:table-cell>
          <table:table-cell table:formula="of:=POWER([.C1799]-6.75;2)" office:value-type="float" office:value="0.0103977470546088" calcext:value-type="float">
            <text:p>0.010397747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494025" calcext:value-type="float">
            <text:p>6.494025</text:p>
          </table:table-cell>
          <table:table-cell office:value-type="float" office:value="6.6480337959" calcext:value-type="float">
            <text:p>6.6480337959</text:p>
          </table:table-cell>
          <table:table-cell table:formula="of:=POWER([.C1800]-6.75;2)" office:value-type="float" office:value="0.0103971067785629" calcext:value-type="float">
            <text:p>0.010397106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493087" calcext:value-type="float">
            <text:p>6.493087</text:p>
          </table:table-cell>
          <table:table-cell office:value-type="float" office:value="6.6480359699" calcext:value-type="float">
            <text:p>6.6480359699</text:p>
          </table:table-cell>
          <table:table-cell table:formula="of:=POWER([.C1801]-6.75;2)" office:value-type="float" office:value="0.0103966634342336" calcext:value-type="float">
            <text:p>0.0103966634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49215" calcext:value-type="float">
            <text:p>6.49215</text:p>
          </table:table-cell>
          <table:table-cell office:value-type="float" office:value="6.6480371751" calcext:value-type="float">
            <text:p>6.6480371751</text:p>
          </table:table-cell>
          <table:table-cell table:formula="of:=POWER([.C1802]-6.75;2)" office:value-type="float" office:value="0.0103964176615881" calcext:value-type="float">
            <text:p>0.0103964177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491208" calcext:value-type="float">
            <text:p>6.491208</text:p>
          </table:table-cell>
          <table:table-cell office:value-type="float" office:value="6.6480374082" calcext:value-type="float">
            <text:p>6.6480374082</text:p>
          </table:table-cell>
          <table:table-cell table:formula="of:=POWER([.C1803]-6.75;2)" office:value-type="float" office:value="0.0103963701265733" calcext:value-type="float">
            <text:p>0.0103963701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490255" calcext:value-type="float">
            <text:p>6.490255</text:p>
          </table:table-cell>
          <table:table-cell office:value-type="float" office:value="6.6480366713" calcext:value-type="float">
            <text:p>6.6480366713</text:p>
          </table:table-cell>
          <table:table-cell table:formula="of:=POWER([.C1804]-6.75;2)" office:value-type="float" office:value="0.0103965203995843" calcext:value-type="float">
            <text:p>0.0103965204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489286" calcext:value-type="float">
            <text:p>6.489286</text:p>
          </table:table-cell>
          <table:table-cell office:value-type="float" office:value="6.6480349656" calcext:value-type="float">
            <text:p>6.6480349656</text:p>
          </table:table-cell>
          <table:table-cell table:formula="of:=POWER([.C1805]-6.75;2)" office:value-type="float" office:value="0.0103968682401932" calcext:value-type="float">
            <text:p>0.0103968682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488296" calcext:value-type="float">
            <text:p>6.488296</text:p>
          </table:table-cell>
          <table:table-cell office:value-type="float" office:value="6.6480322965" calcext:value-type="float">
            <text:p>6.6480322965</text:p>
          </table:table-cell>
          <table:table-cell table:formula="of:=POWER([.C1806]-6.75;2)" office:value-type="float" office:value="0.0103974125570639" calcext:value-type="float">
            <text:p>0.0103974126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487279" calcext:value-type="float">
            <text:p>6.487279</text:p>
          </table:table-cell>
          <table:table-cell office:value-type="float" office:value="6.6480286681" calcext:value-type="float">
            <text:p>6.6480286681</text:p>
          </table:table-cell>
          <table:table-cell table:formula="of:=POWER([.C1807]-6.75;2)" office:value-type="float" office:value="0.0103981525294599" calcext:value-type="float">
            <text:p>0.0103981525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486231" calcext:value-type="float">
            <text:p>6.486231</text:p>
          </table:table-cell>
          <table:table-cell office:value-type="float" office:value="6.6480240892" calcext:value-type="float">
            <text:p>6.6480240892</text:p>
          </table:table-cell>
          <table:table-cell table:formula="of:=POWER([.C1808]-6.75;2)" office:value-type="float" office:value="0.0103990863834896" calcext:value-type="float">
            <text:p>0.0103990864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485146" calcext:value-type="float">
            <text:p>6.485146</text:p>
          </table:table-cell>
          <table:table-cell office:value-type="float" office:value="6.6480185671" calcext:value-type="float">
            <text:p>6.6480185671</text:p>
          </table:table-cell>
          <table:table-cell table:formula="of:=POWER([.C1809]-6.75;2)" office:value-type="float" office:value="0.0104002126563371" calcext:value-type="float">
            <text:p>0.0104002127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48402" calcext:value-type="float">
            <text:p>6.48402</text:p>
          </table:table-cell>
          <table:table-cell office:value-type="float" office:value="6.6480121117" calcext:value-type="float">
            <text:p>6.6480121117</text:p>
          </table:table-cell>
          <table:table-cell table:formula="of:=POWER([.C1810]-6.75;2)" office:value-type="float" office:value="0.0104015293598933" calcext:value-type="float">
            <text:p>0.0104015294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482848" calcext:value-type="float">
            <text:p>6.482848</text:p>
          </table:table-cell>
          <table:table-cell office:value-type="float" office:value="6.6480047336" calcext:value-type="float">
            <text:p>6.6480047336</text:p>
          </table:table-cell>
          <table:table-cell table:formula="of:=POWER([.C1811]-6.75;2)" office:value-type="float" office:value="0.010403034368007" calcext:value-type="float">
            <text:p>0.0104030344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481627" calcext:value-type="float">
            <text:p>6.481627</text:p>
          </table:table-cell>
          <table:table-cell office:value-type="float" office:value="6.6479964458" calcext:value-type="float">
            <text:p>6.6479964458</text:p>
          </table:table-cell>
          <table:table-cell table:formula="of:=POWER([.C1812]-6.75;2)" office:value-type="float" office:value="0.0104047250694322" calcext:value-type="float">
            <text:p>0.0104047251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480352" calcext:value-type="float">
            <text:p>6.480352</text:p>
          </table:table-cell>
          <table:table-cell office:value-type="float" office:value="6.6479872589" calcext:value-type="float">
            <text:p>6.6479872589</text:p>
          </table:table-cell>
          <table:table-cell table:formula="of:=POWER([.C1813]-6.75;2)" office:value-type="float" office:value="0.0104065993467357" calcext:value-type="float">
            <text:p>0.0104065993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47902" calcext:value-type="float">
            <text:p>6.47902</text:p>
          </table:table-cell>
          <table:table-cell office:value-type="float" office:value="6.6479771869" calcext:value-type="float">
            <text:p>6.6479771869</text:p>
          </table:table-cell>
          <table:table-cell table:formula="of:=POWER([.C1814]-6.75;2)" office:value-type="float" office:value="0.0104086543928375" calcext:value-type="float">
            <text:p>0.0104086544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477627" calcext:value-type="float">
            <text:p>6.477627</text:p>
          </table:table-cell>
          <table:table-cell office:value-type="float" office:value="6.6479662427" calcext:value-type="float">
            <text:p>6.6479662427</text:p>
          </table:table-cell>
          <table:table-cell table:formula="of:=POWER([.C1815]-6.75;2)" office:value-type="float" office:value="0.0104108876287553" calcext:value-type="float">
            <text:p>0.0104108876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476171" calcext:value-type="float">
            <text:p>6.476171</text:p>
          </table:table-cell>
          <table:table-cell office:value-type="float" office:value="6.6479544404" calcext:value-type="float">
            <text:p>6.6479544404</text:p>
          </table:table-cell>
          <table:table-cell table:formula="of:=POWER([.C1816]-6.75;2)" office:value-type="float" office:value="0.0104132962340771" calcext:value-type="float">
            <text:p>0.0104132962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474649" calcext:value-type="float">
            <text:p>6.474649</text:p>
          </table:table-cell>
          <table:table-cell office:value-type="float" office:value="6.6479417916" calcext:value-type="float">
            <text:p>6.6479417916</text:p>
          </table:table-cell>
          <table:table-cell table:formula="of:=POWER([.C1817]-6.75;2)" office:value-type="float" office:value="0.0104158779018178" calcext:value-type="float">
            <text:p>0.0104158779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473058" calcext:value-type="float">
            <text:p>6.473058</text:p>
          </table:table-cell>
          <table:table-cell office:value-type="float" office:value="6.6479283104" calcext:value-type="float">
            <text:p>6.6479283104</text:p>
          </table:table-cell>
          <table:table-cell table:formula="of:=POWER([.C1818]-6.75;2)" office:value-type="float" office:value="0.0104186298177987" calcext:value-type="float">
            <text:p>0.010418629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471396" calcext:value-type="float">
            <text:p>6.471396</text:p>
          </table:table-cell>
          <table:table-cell office:value-type="float" office:value="6.6479140086" calcext:value-type="float">
            <text:p>6.6479140086</text:p>
          </table:table-cell>
          <table:table-cell table:formula="of:=POWER([.C1819]-6.75;2)" office:value-type="float" office:value="0.0104215496401209" calcext:value-type="float">
            <text:p>0.0104215496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469661" calcext:value-type="float">
            <text:p>6.469661</text:p>
          </table:table-cell>
          <table:table-cell office:value-type="float" office:value="6.647898899" calcext:value-type="float">
            <text:p>6.647898899</text:p>
          </table:table-cell>
          <table:table-cell table:formula="of:=POWER([.C1820]-6.75;2)" office:value-type="float" office:value="0.0104246348254121" calcext:value-type="float">
            <text:p>0.0104246348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46785" calcext:value-type="float">
            <text:p>6.46785</text:p>
          </table:table-cell>
          <table:table-cell office:value-type="float" office:value="6.6478829914" calcext:value-type="float">
            <text:p>6.6478829914</text:p>
          </table:table-cell>
          <table:table-cell table:formula="of:=POWER([.C1821]-6.75;2)" office:value-type="float" office:value="0.0104278834454124" calcext:value-type="float">
            <text:p>0.0104278834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465963" calcext:value-type="float">
            <text:p>6.465963</text:p>
          </table:table-cell>
          <table:table-cell office:value-type="float" office:value="6.6478662975" calcext:value-type="float">
            <text:p>6.6478662975</text:p>
          </table:table-cell>
          <table:table-cell table:formula="of:=POWER([.C1822]-6.75;2)" office:value-type="float" office:value="0.0104312931863585" calcext:value-type="float">
            <text:p>0.0104312932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463998" calcext:value-type="float">
            <text:p>6.463998</text:p>
          </table:table-cell>
          <table:table-cell office:value-type="float" office:value="6.6478488249" calcext:value-type="float">
            <text:p>6.6478488249</text:p>
          </table:table-cell>
          <table:table-cell table:formula="of:=POWER([.C1823]-6.75;2)" office:value-type="float" office:value="0.0104348625743108" calcext:value-type="float">
            <text:p>0.0104348626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461953" calcext:value-type="float">
            <text:p>6.461953</text:p>
          </table:table-cell>
          <table:table-cell office:value-type="float" office:value="6.64783058" calcext:value-type="float">
            <text:p>6.64783058</text:p>
          </table:table-cell>
          <table:table-cell table:formula="of:=POWER([.C1824]-6.75;2)" office:value-type="float" office:value="0.0104385903831364" calcext:value-type="float">
            <text:p>0.0104385904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459826" calcext:value-type="float">
            <text:p>6.459826</text:p>
          </table:table-cell>
          <table:table-cell office:value-type="float" office:value="6.6478115682" calcext:value-type="float">
            <text:p>6.6478115682</text:p>
          </table:table-cell>
          <table:table-cell table:formula="of:=POWER([.C1825]-6.75;2)" office:value-type="float" office:value="0.0104424755937433" calcext:value-type="float">
            <text:p>0.0104424756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457617" calcext:value-type="float">
            <text:p>6.457617</text:p>
          </table:table-cell>
          <table:table-cell office:value-type="float" office:value="6.6477917927" calcext:value-type="float">
            <text:p>6.6477917927</text:p>
          </table:table-cell>
          <table:table-cell table:formula="of:=POWER([.C1826]-6.75;2)" office:value-type="float" office:value="0.0104465176394798" calcext:value-type="float">
            <text:p>0.0104465176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455322" calcext:value-type="float">
            <text:p>6.455322</text:p>
          </table:table-cell>
          <table:table-cell office:value-type="float" office:value="6.6477712535" calcext:value-type="float">
            <text:p>6.6477712535</text:p>
          </table:table-cell>
          <table:table-cell table:formula="of:=POWER([.C1827]-6.75;2)" office:value-type="float" office:value="0.0104507166109612" calcext:value-type="float">
            <text:p>0.0104507166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452941" calcext:value-type="float">
            <text:p>6.452941</text:p>
          </table:table-cell>
          <table:table-cell office:value-type="float" office:value="6.6477499495" calcext:value-type="float">
            <text:p>6.6477499495</text:p>
          </table:table-cell>
          <table:table-cell table:formula="of:=POWER([.C1828]-6.75;2)" office:value-type="float" office:value="0.0104550728272526" calcext:value-type="float">
            <text:p>0.0104550728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450471" calcext:value-type="float">
            <text:p>6.450471</text:p>
          </table:table-cell>
          <table:table-cell office:value-type="float" office:value="6.6477278754" calcext:value-type="float">
            <text:p>6.6477278754</text:p>
          </table:table-cell>
          <table:table-cell table:formula="of:=POWER([.C1829]-6.75;2)" office:value-type="float" office:value="0.0104595874701979" calcext:value-type="float">
            <text:p>0.0104595875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44791" calcext:value-type="float">
            <text:p>6.44791</text:p>
          </table:table-cell>
          <table:table-cell office:value-type="float" office:value="6.6477050226" calcext:value-type="float">
            <text:p>6.6477050226</text:p>
          </table:table-cell>
          <table:table-cell table:formula="of:=POWER([.C1830]-6.75;2)" office:value-type="float" office:value="0.0104642624012665" calcext:value-type="float">
            <text:p>0.0104642624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445253" calcext:value-type="float">
            <text:p>6.445253</text:p>
          </table:table-cell>
          <table:table-cell office:value-type="float" office:value="6.6476813792" calcext:value-type="float">
            <text:p>6.6476813792</text:p>
          </table:table-cell>
          <table:table-cell table:formula="of:=POWER([.C1831]-6.75;2)" office:value-type="float" office:value="0.0104691001624142" calcext:value-type="float">
            <text:p>0.0104691002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442497" calcext:value-type="float">
            <text:p>6.442497</text:p>
          </table:table-cell>
          <table:table-cell office:value-type="float" office:value="6.6476569302" calcext:value-type="float">
            <text:p>6.6476569302</text:p>
          </table:table-cell>
          <table:table-cell table:formula="of:=POWER([.C1832]-6.75;2)" office:value-type="float" office:value="0.0104741039360876" calcext:value-type="float">
            <text:p>0.0104741039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439636" calcext:value-type="float">
            <text:p>6.439636</text:p>
          </table:table-cell>
          <table:table-cell office:value-type="float" office:value="6.6476316552" calcext:value-type="float">
            <text:p>6.6476316552</text:p>
          </table:table-cell>
          <table:table-cell table:formula="of:=POWER([.C1833]-6.75;2)" office:value-type="float" office:value="0.0104792780170918" calcext:value-type="float">
            <text:p>0.010479278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436664" calcext:value-type="float">
            <text:p>6.436664</text:p>
          </table:table-cell>
          <table:table-cell office:value-type="float" office:value="6.6476055306" calcext:value-type="float">
            <text:p>6.6476055306</text:p>
          </table:table-cell>
          <table:table-cell table:formula="of:=POWER([.C1834]-6.75;2)" office:value-type="float" office:value="0.0104846273637076" calcext:value-type="float">
            <text:p>0.0104846274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433574" calcext:value-type="float">
            <text:p>6.433574</text:p>
          </table:table-cell>
          <table:table-cell office:value-type="float" office:value="6.6475785263" calcext:value-type="float">
            <text:p>6.6475785263</text:p>
          </table:table-cell>
          <table:table-cell table:formula="of:=POWER([.C1835]-6.75;2)" office:value-type="float" office:value="0.0104901582748797" calcext:value-type="float">
            <text:p>0.0104901583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430356" calcext:value-type="float">
            <text:p>6.430356</text:p>
          </table:table-cell>
          <table:table-cell office:value-type="float" office:value="6.6475506069" calcext:value-type="float">
            <text:p>6.6475506069</text:p>
          </table:table-cell>
          <table:table-cell table:formula="of:=POWER([.C1836]-6.75;2)" office:value-type="float" office:value="0.0104958781465583" calcext:value-type="float">
            <text:p>0.0104958781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426999" calcext:value-type="float">
            <text:p>6.426999</text:p>
          </table:table-cell>
          <table:table-cell office:value-type="float" office:value="6.6475217315" calcext:value-type="float">
            <text:p>6.6475217315</text:p>
          </table:table-cell>
          <table:table-cell table:formula="of:=POWER([.C1837]-6.75;2)" office:value-type="float" office:value="0.010501795514758" calcext:value-type="float">
            <text:p>0.0105017955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423487" calcext:value-type="float">
            <text:p>6.423487</text:p>
          </table:table-cell>
          <table:table-cell office:value-type="float" office:value="6.6474918507" calcext:value-type="float">
            <text:p>6.6474918507</text:p>
          </table:table-cell>
          <table:table-cell table:formula="of:=POWER([.C1838]-6.75;2)" office:value-type="float" office:value="0.0105079206729111" calcext:value-type="float">
            <text:p>0.010507920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419804" calcext:value-type="float">
            <text:p>6.419804</text:p>
          </table:table-cell>
          <table:table-cell office:value-type="float" office:value="6.6474609098" calcext:value-type="float">
            <text:p>6.6474609098</text:p>
          </table:table-cell>
          <table:table-cell table:formula="of:=POWER([.C1839]-6.75;2)" office:value-type="float" office:value="0.0105142650190437" calcext:value-type="float">
            <text:p>0.010514265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415928" calcext:value-type="float">
            <text:p>6.415928</text:p>
          </table:table-cell>
          <table:table-cell office:value-type="float" office:value="6.6474288453" calcext:value-type="float">
            <text:p>6.6474288453</text:p>
          </table:table-cell>
          <table:table-cell table:formula="of:=POWER([.C1840]-6.75;2)" office:value-type="float" office:value="0.0105208417764913" calcext:value-type="float">
            <text:p>0.0105208418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411833" calcext:value-type="float">
            <text:p>6.411833</text:p>
          </table:table-cell>
          <table:table-cell office:value-type="float" office:value="6.6473955832" calcext:value-type="float">
            <text:p>6.6473955832</text:p>
          </table:table-cell>
          <table:table-cell table:formula="of:=POWER([.C1841]-6.75;2)" office:value-type="float" office:value="0.0105276663468682" calcext:value-type="float">
            <text:p>0.0105276663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407488" calcext:value-type="float">
            <text:p>6.407488</text:p>
          </table:table-cell>
          <table:table-cell office:value-type="float" office:value="6.6473610408" calcext:value-type="float">
            <text:p>6.6473610408</text:p>
          </table:table-cell>
          <table:table-cell table:formula="of:=POWER([.C1842]-6.75;2)" office:value-type="float" office:value="0.0105347559456593" calcext:value-type="float">
            <text:p>0.0105347559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402853" calcext:value-type="float">
            <text:p>6.402853</text:p>
          </table:table-cell>
          <table:table-cell office:value-type="float" office:value="6.6473251214" calcext:value-type="float">
            <text:p>6.6473251214</text:p>
          </table:table-cell>
          <table:table-cell table:formula="of:=POWER([.C1843]-6.75;2)" office:value-type="float" office:value="0.0105421306955248" calcext:value-type="float">
            <text:p>0.0105421307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397878" calcext:value-type="float">
            <text:p>6.397878</text:p>
          </table:table-cell>
          <table:table-cell office:value-type="float" office:value="6.6472877164" calcext:value-type="float">
            <text:p>6.6472877164</text:p>
          </table:table-cell>
          <table:table-cell table:formula="of:=POWER([.C1844]-6.75;2)" office:value-type="float" office:value="0.0105498132023268" calcext:value-type="float">
            <text:p>0.0105498132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392505" calcext:value-type="float">
            <text:p>6.392505</text:p>
          </table:table-cell>
          <table:table-cell office:value-type="float" office:value="6.6472487014" calcext:value-type="float">
            <text:p>6.6472487014</text:p>
          </table:table-cell>
          <table:table-cell table:formula="of:=POWER([.C1845]-6.75;2)" office:value-type="float" office:value="0.0105578293639864" calcext:value-type="float">
            <text:p>0.0105578294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386656" calcext:value-type="float">
            <text:p>6.386656</text:p>
          </table:table-cell>
          <table:table-cell office:value-type="float" office:value="6.6472079334" calcext:value-type="float">
            <text:p>6.6472079334</text:p>
          </table:table-cell>
          <table:table-cell table:formula="of:=POWER([.C1846]-6.75;2)" office:value-type="float" office:value="0.0105662089558989" calcext:value-type="float">
            <text:p>0.010566209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380237" calcext:value-type="float">
            <text:p>6.380237</text:p>
          </table:table-cell>
          <table:table-cell office:value-type="float" office:value="6.6471652513" calcext:value-type="float">
            <text:p>6.6471652513</text:p>
          </table:table-cell>
          <table:table-cell table:formula="of:=POWER([.C1847]-6.75;2)" office:value-type="float" office:value="0.0105749855401922" calcext:value-type="float">
            <text:p>0.010574985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373126" calcext:value-type="float">
            <text:p>6.373126</text:p>
          </table:table-cell>
          <table:table-cell office:value-type="float" office:value="6.6471204662" calcext:value-type="float">
            <text:p>6.6471204662</text:p>
          </table:table-cell>
          <table:table-cell table:formula="of:=POWER([.C1848]-6.75;2)" office:value-type="float" office:value="0.0105841984749052" calcext:value-type="float">
            <text:p>0.0105841985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365165" calcext:value-type="float">
            <text:p>6.365165</text:p>
          </table:table-cell>
          <table:table-cell office:value-type="float" office:value="6.6470733609" calcext:value-type="float">
            <text:p>6.6470733609</text:p>
          </table:table-cell>
          <table:table-cell table:formula="of:=POWER([.C1849]-6.75;2)" office:value-type="float" office:value="0.0105938930364216" calcext:value-type="float">
            <text:p>0.010593893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356146" calcext:value-type="float">
            <text:p>6.356146</text:p>
          </table:table-cell>
          <table:table-cell office:value-type="float" office:value="6.6470236831" calcext:value-type="float">
            <text:p>6.6470236831</text:p>
          </table:table-cell>
          <table:table-cell table:formula="of:=POWER([.C1850]-6.75;2)" office:value-type="float" office:value="0.0106041218422891" calcext:value-type="float">
            <text:p>0.0106041218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345794" calcext:value-type="float">
            <text:p>6.345794</text:p>
          </table:table-cell>
          <table:table-cell office:value-type="float" office:value="6.6469711407" calcext:value-type="float">
            <text:p>6.6469711407</text:p>
          </table:table-cell>
          <table:table-cell table:formula="of:=POWER([.C1851]-6.75;2)" office:value-type="float" office:value="0.0106149458486592" calcext:value-type="float">
            <text:p>0.0106149458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33373" calcext:value-type="float">
            <text:p>6.33373</text:p>
          </table:table-cell>
          <table:table-cell office:value-type="float" office:value="6.6469153888" calcext:value-type="float">
            <text:p>6.6469153888</text:p>
          </table:table-cell>
          <table:table-cell table:formula="of:=POWER([.C1852]-6.75;2)" office:value-type="float" office:value="0.0106264370662551" calcext:value-type="float">
            <text:p>0.0106264371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319425" calcext:value-type="float">
            <text:p>6.319425</text:p>
          </table:table-cell>
          <table:table-cell office:value-type="float" office:value="6.6468560215" calcext:value-type="float">
            <text:p>6.6468560215</text:p>
          </table:table-cell>
          <table:table-cell table:formula="of:=POWER([.C1853]-6.75;2)" office:value-type="float" office:value="0.0106386803008085" calcext:value-type="float">
            <text:p>0.0106386803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302116" calcext:value-type="float">
            <text:p>6.302116</text:p>
          </table:table-cell>
          <table:table-cell office:value-type="float" office:value="6.6467925585" calcext:value-type="float">
            <text:p>6.6467925585</text:p>
          </table:table-cell>
          <table:table-cell table:formula="of:=POWER([.C1854]-6.75;2)" office:value-type="float" office:value="0.010651775980976" calcext:value-type="float">
            <text:p>0.010651776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280657" calcext:value-type="float">
            <text:p>6.280657</text:p>
          </table:table-cell>
          <table:table-cell office:value-type="float" office:value="6.646724435" calcext:value-type="float">
            <text:p>6.646724435</text:p>
          </table:table-cell>
          <table:table-cell table:formula="of:=POWER([.C1855]-6.75;2)" office:value-type="float" office:value="0.0106658423260692" calcext:value-type="float">
            <text:p>0.0106658423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253252" calcext:value-type="float">
            <text:p>6.253252</text:p>
          </table:table-cell>
          <table:table-cell office:value-type="float" office:value="6.6466509903" calcext:value-type="float">
            <text:p>6.6466509903</text:p>
          </table:table-cell>
          <table:table-cell table:formula="of:=POWER([.C1856]-6.75;2)" office:value-type="float" office:value="0.0106810178059706" calcext:value-type="float">
            <text:p>0.0106810178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216918" calcext:value-type="float">
            <text:p>6.216918</text:p>
          </table:table-cell>
          <table:table-cell office:value-type="float" office:value="6.6465714834" calcext:value-type="float">
            <text:p>6.6465714834</text:p>
          </table:table-cell>
          <table:table-cell table:formula="of:=POWER([.C1857]-6.75;2)" office:value-type="float" office:value="0.0106974580460765" calcext:value-type="float">
            <text:p>0.010697458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166295" calcext:value-type="float">
            <text:p>6.166295</text:p>
          </table:table-cell>
          <table:table-cell office:value-type="float" office:value="6.6464851665" calcext:value-type="float">
            <text:p>6.6464851665</text:p>
          </table:table-cell>
          <table:table-cell table:formula="of:=POWER([.C1858]-6.75;2)" office:value-type="float" office:value="0.0107153207545328" calcext:value-type="float">
            <text:p>0.0107153208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090712" calcext:value-type="float">
            <text:p>6.090712</text:p>
          </table:table-cell>
          <table:table-cell office:value-type="float" office:value="6.6463915886" calcext:value-type="float">
            <text:p>6.6463915886</text:p>
          </table:table-cell>
          <table:table-cell table:formula="of:=POWER([.C1859]-6.75;2)" office:value-type="float" office:value="0.0107347029128316" calcext:value-type="float">
            <text:p>0.0107347029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.965407" calcext:value-type="float">
            <text:p>5.965407</text:p>
          </table:table-cell>
          <table:table-cell office:value-type="float" office:value="6.6462916477" calcext:value-type="float">
            <text:p>6.6462916477</text:p>
          </table:table-cell>
          <table:table-cell table:formula="of:=POWER([.C1860]-6.75;2)" office:value-type="float" office:value="0.0107554223367809" calcext:value-type="float">
            <text:p>0.0107554223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.716661" calcext:value-type="float">
            <text:p>5.716661</text:p>
          </table:table-cell>
          <table:table-cell office:value-type="float" office:value="6.6461917787" calcext:value-type="float">
            <text:p>6.6461917787</text:p>
          </table:table-cell>
          <table:table-cell table:formula="of:=POWER([.C1861]-6.75;2)" office:value-type="float" office:value="0.0107761468094697" calcext:value-type="float">
            <text:p>0.0107761468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.978222" calcext:value-type="float">
            <text:p>4.978222</text:p>
          </table:table-cell>
          <table:table-cell office:value-type="float" office:value="6.6461251611" calcext:value-type="float">
            <text:p>6.6461251611</text:p>
          </table:table-cell>
          <table:table-cell table:formula="of:=POWER([.C1862]-6.75;2)" office:value-type="float" office:value="0.0107899821565008" calcext:value-type="float">
            <text:p>0.0107899822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.978222" calcext:value-type="float">
            <text:p>4.978222</text:p>
          </table:table-cell>
          <table:table-cell office:value-type="float" office:value="6.6463401966" calcext:value-type="float">
            <text:p>6.6463401966</text:p>
          </table:table-cell>
          <table:table-cell table:formula="of:=POWER([.C1863]-6.75;2)" office:value-type="float" office:value="0.0107453548409267" calcext:value-type="float">
            <text:p>0.0107453548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8.105946" calcext:value-type="float">
            <text:p>8.105946</text:p>
          </table:table-cell>
          <table:table-cell office:value-type="float" office:value="6.644406073" calcext:value-type="float">
            <text:p>6.644406073</text:p>
          </table:table-cell>
          <table:table-cell table:formula="of:=POWER([.C1864]-6.75;2)" office:value-type="float" office:value="0.0111500774192814" calcext:value-type="float">
            <text:p>0.0111500774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7.261645" calcext:value-type="float">
            <text:p>7.261645</text:p>
          </table:table-cell>
          <table:table-cell office:value-type="float" office:value="6.6543701858" calcext:value-type="float">
            <text:p>6.6543701858</text:p>
          </table:table-cell>
          <table:table-cell table:formula="of:=POWER([.C1865]-6.75;2)" office:value-type="float" office:value="0.00914506136392645" calcext:value-type="float">
            <text:p>0.0091450614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993628" calcext:value-type="float">
            <text:p>6.993628</text:p>
          </table:table-cell>
          <table:table-cell office:value-type="float" office:value="6.655372464" calcext:value-type="float">
            <text:p>6.655372464</text:p>
          </table:table-cell>
          <table:table-cell table:formula="of:=POWER([.C1866]-6.75;2)" office:value-type="float" office:value="0.00895437056943129" calcext:value-type="float">
            <text:p>0.0089543706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861841" calcext:value-type="float">
            <text:p>6.861841</text:p>
          </table:table-cell>
          <table:table-cell office:value-type="float" office:value="6.6558324125" calcext:value-type="float">
            <text:p>6.6558324125</text:p>
          </table:table-cell>
          <table:table-cell table:formula="of:=POWER([.C1867]-6.75;2)" office:value-type="float" office:value="0.00886753453557022" calcext:value-type="float">
            <text:p>0.0088675345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783538" calcext:value-type="float">
            <text:p>6.783538</text:p>
          </table:table-cell>
          <table:table-cell office:value-type="float" office:value="6.6561160677" calcext:value-type="float">
            <text:p>6.6561160677</text:p>
          </table:table-cell>
          <table:table-cell table:formula="of:=POWER([.C1868]-6.75;2)" office:value-type="float" office:value="0.00881419274411095" calcext:value-type="float">
            <text:p>0.0088141927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731729" calcext:value-type="float">
            <text:p>6.731729</text:p>
          </table:table-cell>
          <table:table-cell office:value-type="float" office:value="6.6563154372" calcext:value-type="float">
            <text:p>6.6563154372</text:p>
          </table:table-cell>
          <table:table-cell table:formula="of:=POWER([.C1869]-6.75;2)" office:value-type="float" office:value="0.00877679730702715" calcext:value-type="float">
            <text:p>0.0087767973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69498" calcext:value-type="float">
            <text:p>6.69498</text:p>
          </table:table-cell>
          <table:table-cell office:value-type="float" office:value="6.6564660977" calcext:value-type="float">
            <text:p>6.6564660977</text:p>
          </table:table-cell>
          <table:table-cell table:formula="of:=POWER([.C1870]-6.75;2)" office:value-type="float" office:value="0.00874859087946593" calcext:value-type="float">
            <text:p>0.0087485909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667613" calcext:value-type="float">
            <text:p>6.667613</text:p>
          </table:table-cell>
          <table:table-cell office:value-type="float" office:value="6.6565852062" calcext:value-type="float">
            <text:p>6.6565852062</text:p>
          </table:table-cell>
          <table:table-cell table:formula="of:=POWER([.C1871]-6.75;2)" office:value-type="float" office:value="0.00872632370069653" calcext:value-type="float">
            <text:p>0.0087263237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646489" calcext:value-type="float">
            <text:p>6.646489</text:p>
          </table:table-cell>
          <table:table-cell office:value-type="float" office:value="6.6566822546" calcext:value-type="float">
            <text:p>6.6566822546</text:p>
          </table:table-cell>
          <table:table-cell table:formula="of:=POWER([.C1872]-6.75;2)" office:value-type="float" office:value="0.00870820160653927" calcext:value-type="float">
            <text:p>0.0087082016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629729" calcext:value-type="float">
            <text:p>6.629729</text:p>
          </table:table-cell>
          <table:table-cell office:value-type="float" office:value="6.6567630086" calcext:value-type="float">
            <text:p>6.6567630086</text:p>
          </table:table-cell>
          <table:table-cell table:formula="of:=POWER([.C1873]-6.75;2)" office:value-type="float" office:value="0.00869313656532358" calcext:value-type="float">
            <text:p>0.0086931366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616139" calcext:value-type="float">
            <text:p>6.616139</text:p>
          </table:table-cell>
          <table:table-cell office:value-type="float" office:value="6.6568312245" calcext:value-type="float">
            <text:p>6.6568312245</text:p>
          </table:table-cell>
          <table:table-cell table:formula="of:=POWER([.C1874]-6.75;2)" office:value-type="float" office:value="0.00868042072816934" calcext:value-type="float">
            <text:p>0.0086804207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604925" calcext:value-type="float">
            <text:p>6.604925</text:p>
          </table:table-cell>
          <table:table-cell office:value-type="float" office:value="6.6568894801" calcext:value-type="float">
            <text:p>6.6568894801</text:p>
          </table:table-cell>
          <table:table-cell table:formula="of:=POWER([.C1875]-6.75;2)" office:value-type="float" office:value="0.00866956891604825" calcext:value-type="float">
            <text:p>0.0086695689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595536" calcext:value-type="float">
            <text:p>6.595536</text:p>
          </table:table-cell>
          <table:table-cell office:value-type="float" office:value="6.6569396208" calcext:value-type="float">
            <text:p>6.6569396208</text:p>
          </table:table-cell>
          <table:table-cell table:formula="of:=POWER([.C1876]-6.75;2)" office:value-type="float" office:value="0.00866023417684775" calcext:value-type="float">
            <text:p>0.0086602342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587581" calcext:value-type="float">
            <text:p>6.587581</text:p>
          </table:table-cell>
          <table:table-cell office:value-type="float" office:value="6.656983014" calcext:value-type="float">
            <text:p>6.656983014</text:p>
          </table:table-cell>
          <table:table-cell table:formula="of:=POWER([.C1877]-6.75;2)" office:value-type="float" office:value="0.00865215968452425" calcext:value-type="float">
            <text:p>0.0086521597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580769" calcext:value-type="float">
            <text:p>6.580769</text:p>
          </table:table-cell>
          <table:table-cell office:value-type="float" office:value="6.6570207025" calcext:value-type="float">
            <text:p>6.6570207025</text:p>
          </table:table-cell>
          <table:table-cell table:formula="of:=POWER([.C1878]-6.75;2)" office:value-type="float" office:value="0.00864514976359357" calcext:value-type="float">
            <text:p>0.0086451498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574885" calcext:value-type="float">
            <text:p>6.574885</text:p>
          </table:table-cell>
          <table:table-cell office:value-type="float" office:value="6.6570535016" calcext:value-type="float">
            <text:p>6.6570535016</text:p>
          </table:table-cell>
          <table:table-cell table:formula="of:=POWER([.C1879]-6.75;2)" office:value-type="float" office:value="0.00863905156482119" calcext:value-type="float">
            <text:p>0.0086390516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569763" calcext:value-type="float">
            <text:p>6.569763</text:p>
          </table:table-cell>
          <table:table-cell office:value-type="float" office:value="6.6570820644" calcext:value-type="float">
            <text:p>6.6570820644</text:p>
          </table:table-cell>
          <table:table-cell table:formula="of:=POWER([.C1880]-6.75;2)" office:value-type="float" office:value="0.00863374275616576" calcext:value-type="float">
            <text:p>0.0086337428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565273" calcext:value-type="float">
            <text:p>6.565273</text:p>
          </table:table-cell>
          <table:table-cell office:value-type="float" office:value="6.6571069205" calcext:value-type="float">
            <text:p>6.6571069205</text:p>
          </table:table-cell>
          <table:table-cell table:formula="of:=POWER([.C1881]-6.75;2)" office:value-type="float" office:value="0.00862912421899324" calcext:value-type="float">
            <text:p>0.0086291242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561313" calcext:value-type="float">
            <text:p>6.561313</text:p>
          </table:table-cell>
          <table:table-cell office:value-type="float" office:value="6.6571285124" calcext:value-type="float">
            <text:p>6.6571285124</text:p>
          </table:table-cell>
          <table:table-cell table:formula="of:=POWER([.C1882]-6.75;2)" office:value-type="float" office:value="0.00862511320903697" calcext:value-type="float">
            <text:p>0.0086251132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557801" calcext:value-type="float">
            <text:p>6.557801</text:p>
          </table:table-cell>
          <table:table-cell office:value-type="float" office:value="6.6571472105" calcext:value-type="float">
            <text:p>6.6571472105</text:p>
          </table:table-cell>
          <table:table-cell table:formula="of:=POWER([.C1883]-6.75;2)" office:value-type="float" office:value="0.00862164051793135" calcext:value-type="float">
            <text:p>0.0086216405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55467" calcext:value-type="float">
            <text:p>6.55467</text:p>
          </table:table-cell>
          <table:table-cell office:value-type="float" office:value="6.657163334" calcext:value-type="float">
            <text:p>6.657163334</text:p>
          </table:table-cell>
          <table:table-cell table:formula="of:=POWER([.C1884]-6.75;2)" office:value-type="float" office:value="0.00861864655399559" calcext:value-type="float">
            <text:p>0.0086186466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551867" calcext:value-type="float">
            <text:p>6.551867</text:p>
          </table:table-cell>
          <table:table-cell office:value-type="float" office:value="6.657177159" calcext:value-type="float">
            <text:p>6.657177159</text:p>
          </table:table-cell>
          <table:table-cell table:formula="of:=POWER([.C1885]-6.75;2)" office:value-type="float" office:value="0.00861607981131133" calcext:value-type="float">
            <text:p>0.0086160798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549347" calcext:value-type="float">
            <text:p>6.549347</text:p>
          </table:table-cell>
          <table:table-cell office:value-type="float" office:value="6.657188927" calcext:value-type="float">
            <text:p>6.657188927</text:p>
          </table:table-cell>
          <table:table-cell table:formula="of:=POWER([.C1886]-6.75;2)" office:value-type="float" office:value="0.00861389527141133" calcext:value-type="float">
            <text:p>0.0086138953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547072" calcext:value-type="float">
            <text:p>6.547072</text:p>
          </table:table-cell>
          <table:table-cell office:value-type="float" office:value="6.6571988539" calcext:value-type="float">
            <text:p>6.6571988539</text:p>
          </table:table-cell>
          <table:table-cell table:formula="of:=POWER([.C1887]-6.75;2)" office:value-type="float" office:value="0.00861205271747359" calcext:value-type="float">
            <text:p>0.008612052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545012" calcext:value-type="float">
            <text:p>6.545012</text:p>
          </table:table-cell>
          <table:table-cell office:value-type="float" office:value="6.6572071332" calcext:value-type="float">
            <text:p>6.6572071332</text:p>
          </table:table-cell>
          <table:table-cell table:formula="of:=POWER([.C1888]-6.75;2)" office:value-type="float" office:value="0.00861051612896254" calcext:value-type="float">
            <text:p>0.0086105161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54314" calcext:value-type="float">
            <text:p>6.54314</text:p>
          </table:table-cell>
          <table:table-cell office:value-type="float" office:value="6.6572139388" calcext:value-type="float">
            <text:p>6.6572139388</text:p>
          </table:table-cell>
          <table:table-cell table:formula="of:=POWER([.C1889]-6.75;2)" office:value-type="float" office:value="0.00860925315301014" calcext:value-type="float">
            <text:p>0.0086092532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541435" calcext:value-type="float">
            <text:p>6.541435</text:p>
          </table:table-cell>
          <table:table-cell office:value-type="float" office:value="6.6572194307" calcext:value-type="float">
            <text:p>6.6572194307</text:p>
          </table:table-cell>
          <table:table-cell table:formula="of:=POWER([.C1890]-6.75;2)" office:value-type="float" office:value="0.00860823403963217" calcext:value-type="float">
            <text:p>0.008608234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539878" calcext:value-type="float">
            <text:p>6.539878</text:p>
          </table:table-cell>
          <table:table-cell office:value-type="float" office:value="6.6572237562" calcext:value-type="float">
            <text:p>6.6572237562</text:p>
          </table:table-cell>
          <table:table-cell table:formula="of:=POWER([.C1891]-6.75;2)" office:value-type="float" office:value="0.00860743141363695" calcext:value-type="float">
            <text:p>0.0086074314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538453" calcext:value-type="float">
            <text:p>6.538453</text:p>
          </table:table-cell>
          <table:table-cell office:value-type="float" office:value="6.6572270505" calcext:value-type="float">
            <text:p>6.6572270505</text:p>
          </table:table-cell>
          <table:table-cell table:formula="of:=POWER([.C1892]-6.75;2)" office:value-type="float" office:value="0.00860682015892948" calcext:value-type="float">
            <text:p>0.0086068202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537148" calcext:value-type="float">
            <text:p>6.537148</text:p>
          </table:table-cell>
          <table:table-cell office:value-type="float" office:value="6.6572294415" calcext:value-type="float">
            <text:p>6.6572294415</text:p>
          </table:table-cell>
          <table:table-cell table:formula="of:=POWER([.C1893]-6.75;2)" office:value-type="float" office:value="0.00860637652440189" calcext:value-type="float">
            <text:p>0.0086063765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535952" calcext:value-type="float">
            <text:p>6.535952</text:p>
          </table:table-cell>
          <table:table-cell office:value-type="float" office:value="6.6572310473" calcext:value-type="float">
            <text:p>6.6572310473</text:p>
          </table:table-cell>
          <table:table-cell table:formula="of:=POWER([.C1894]-6.75;2)" office:value-type="float" office:value="0.00860607858505487" calcext:value-type="float">
            <text:p>0.0086060786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534854" calcext:value-type="float">
            <text:p>6.534854</text:p>
          </table:table-cell>
          <table:table-cell office:value-type="float" office:value="6.6572319774" calcext:value-type="float">
            <text:p>6.6572319774</text:p>
          </table:table-cell>
          <table:table-cell table:formula="of:=POWER([.C1895]-6.75;2)" office:value-type="float" office:value="0.00860590601711404" calcext:value-type="float">
            <text:p>0.008605906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533849" calcext:value-type="float">
            <text:p>6.533849</text:p>
          </table:table-cell>
          <table:table-cell office:value-type="float" office:value="6.6572323373" calcext:value-type="float">
            <text:p>6.6572323373</text:p>
          </table:table-cell>
          <table:table-cell table:formula="of:=POWER([.C1896]-6.75;2)" office:value-type="float" office:value="0.00860583924282098" calcext:value-type="float">
            <text:p>0.0086058392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532929" calcext:value-type="float">
            <text:p>6.532929</text:p>
          </table:table-cell>
          <table:table-cell office:value-type="float" office:value="6.6572322234" calcext:value-type="float">
            <text:p>6.6572322234</text:p>
          </table:table-cell>
          <table:table-cell table:formula="of:=POWER([.C1897]-6.75;2)" office:value-type="float" office:value="0.00860586037530745" calcext:value-type="float">
            <text:p>0.0086058604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532089" calcext:value-type="float">
            <text:p>6.532089</text:p>
          </table:table-cell>
          <table:table-cell office:value-type="float" office:value="6.6572317282" calcext:value-type="float">
            <text:p>6.6572317282</text:p>
          </table:table-cell>
          <table:table-cell table:formula="of:=POWER([.C1898]-6.75;2)" office:value-type="float" office:value="0.00860595225275864" calcext:value-type="float">
            <text:p>0.0086059523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531326" calcext:value-type="float">
            <text:p>6.531326</text:p>
          </table:table-cell>
          <table:table-cell office:value-type="float" office:value="6.6572309377" calcext:value-type="float">
            <text:p>6.6572309377</text:p>
          </table:table-cell>
          <table:table-cell table:formula="of:=POWER([.C1899]-6.75;2)" office:value-type="float" office:value="0.00860609892002135" calcext:value-type="float">
            <text:p>0.0086060989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530636" calcext:value-type="float">
            <text:p>6.530636</text:p>
          </table:table-cell>
          <table:table-cell office:value-type="float" office:value="6.6572299323" calcext:value-type="float">
            <text:p>6.6572299323</text:p>
          </table:table-cell>
          <table:table-cell table:formula="of:=POWER([.C1900]-6.75;2)" office:value-type="float" office:value="0.0086062854610626" calcext:value-type="float">
            <text:p>0.0086062855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530016" calcext:value-type="float">
            <text:p>6.530016</text:p>
          </table:table-cell>
          <table:table-cell office:value-type="float" office:value="6.6572287884" calcext:value-type="float">
            <text:p>6.6572287884</text:p>
          </table:table-cell>
          <table:table-cell table:formula="of:=POWER([.C1901]-6.75;2)" office:value-type="float" office:value="0.00860649770173191" calcext:value-type="float">
            <text:p>0.0086064977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529467" calcext:value-type="float">
            <text:p>6.529467</text:p>
          </table:table-cell>
          <table:table-cell office:value-type="float" office:value="6.6572275768" calcext:value-type="float">
            <text:p>6.6572275768</text:p>
          </table:table-cell>
          <table:table-cell table:formula="of:=POWER([.C1902]-6.75;2)" office:value-type="float" office:value="0.00860672250639982" calcext:value-type="float">
            <text:p>0.0086067225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528985" calcext:value-type="float">
            <text:p>6.528985</text:p>
          </table:table-cell>
          <table:table-cell office:value-type="float" office:value="6.657226362" calcext:value-type="float">
            <text:p>6.657226362</text:p>
          </table:table-cell>
          <table:table-cell table:formula="of:=POWER([.C1903]-6.75;2)" office:value-type="float" office:value="0.00860694790775499" calcext:value-type="float">
            <text:p>0.0086069479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528571" calcext:value-type="float">
            <text:p>6.528571</text:p>
          </table:table-cell>
          <table:table-cell office:value-type="float" office:value="6.6572252052" calcext:value-type="float">
            <text:p>6.6572252052</text:p>
          </table:table-cell>
          <table:table-cell table:formula="of:=POWER([.C1904]-6.75;2)" office:value-type="float" office:value="0.00860716255018218" calcext:value-type="float">
            <text:p>0.0086071626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528226" calcext:value-type="float">
            <text:p>6.528226</text:p>
          </table:table-cell>
          <table:table-cell office:value-type="float" office:value="6.6572241611" calcext:value-type="float">
            <text:p>6.6572241611</text:p>
          </table:table-cell>
          <table:table-cell table:formula="of:=POWER([.C1905]-6.75;2)" office:value-type="float" office:value="0.00860735628359871" calcext:value-type="float">
            <text:p>0.0086073563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527948" calcext:value-type="float">
            <text:p>6.527948</text:p>
          </table:table-cell>
          <table:table-cell office:value-type="float" office:value="6.6572232782" calcext:value-type="float">
            <text:p>6.6572232782</text:p>
          </table:table-cell>
          <table:table-cell table:formula="of:=POWER([.C1906]-6.75;2)" office:value-type="float" office:value="0.00860752010795459" calcext:value-type="float">
            <text:p>0.0086075201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52774" calcext:value-type="float">
            <text:p>6.52774</text:p>
          </table:table-cell>
          <table:table-cell office:value-type="float" office:value="6.6572226037" calcext:value-type="float">
            <text:p>6.6572226037</text:p>
          </table:table-cell>
          <table:table-cell table:formula="of:=POWER([.C1907]-6.75;2)" office:value-type="float" office:value="0.00860764526420722" calcext:value-type="float">
            <text:p>0.0086076453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527602" calcext:value-type="float">
            <text:p>6.527602</text:p>
          </table:table-cell>
          <table:table-cell office:value-type="float" office:value="6.6572221751" calcext:value-type="float">
            <text:p>6.6572221751</text:p>
          </table:table-cell>
          <table:table-cell table:formula="of:=POWER([.C1908]-6.75;2)" office:value-type="float" office:value="0.00860772479317502" calcext:value-type="float">
            <text:p>0.0086077248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527535" calcext:value-type="float">
            <text:p>6.527535</text:p>
          </table:table-cell>
          <table:table-cell office:value-type="float" office:value="6.6572220279" calcext:value-type="float">
            <text:p>6.6572220279</text:p>
          </table:table-cell>
          <table:table-cell table:formula="of:=POWER([.C1909]-6.75;2)" office:value-type="float" office:value="0.00860775210698845" calcext:value-type="float">
            <text:p>0.0086077521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527541" calcext:value-type="float">
            <text:p>6.527541</text:p>
          </table:table-cell>
          <table:table-cell office:value-type="float" office:value="6.6572221912" calcext:value-type="float">
            <text:p>6.6572221912</text:p>
          </table:table-cell>
          <table:table-cell table:formula="of:=POWER([.C1910]-6.75;2)" office:value-type="float" office:value="0.00860772180572939" calcext:value-type="float">
            <text:p>0.008607721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527622" calcext:value-type="float">
            <text:p>6.527622</text:p>
          </table:table-cell>
          <table:table-cell office:value-type="float" office:value="6.6572226874" calcext:value-type="float">
            <text:p>6.6572226874</text:p>
          </table:table-cell>
          <table:table-cell table:formula="of:=POWER([.C1911]-6.75;2)" office:value-type="float" office:value="0.00860762973327812" calcext:value-type="float">
            <text:p>0.0086076297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527779" calcext:value-type="float">
            <text:p>6.527779</text:p>
          </table:table-cell>
          <table:table-cell office:value-type="float" office:value="6.6572235349" calcext:value-type="float">
            <text:p>6.6572235349</text:p>
          </table:table-cell>
          <table:table-cell table:formula="of:=POWER([.C1912]-6.75;2)" office:value-type="float" office:value="0.00860747247645153" calcext:value-type="float">
            <text:p>0.0086074725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528014" calcext:value-type="float">
            <text:p>6.528014</text:p>
          </table:table-cell>
          <table:table-cell office:value-type="float" office:value="6.6572247465" calcext:value-type="float">
            <text:p>6.6572247465</text:p>
          </table:table-cell>
          <table:table-cell table:formula="of:=POWER([.C1913]-6.75;2)" office:value-type="float" office:value="0.00860724766198929" calcext:value-type="float">
            <text:p>0.0086072477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528329" calcext:value-type="float">
            <text:p>6.528329</text:p>
          </table:table-cell>
          <table:table-cell office:value-type="float" office:value="6.6572263298" calcext:value-type="float">
            <text:p>6.6572263298</text:p>
          </table:table-cell>
          <table:table-cell table:formula="of:=POWER([.C1914]-6.75;2)" office:value-type="float" office:value="0.00860695388237832" calcext:value-type="float">
            <text:p>0.0086069539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528725" calcext:value-type="float">
            <text:p>6.528725</text:p>
          </table:table-cell>
          <table:table-cell office:value-type="float" office:value="6.6572282857" calcext:value-type="float">
            <text:p>6.6572282857</text:p>
          </table:table-cell>
          <table:table-cell table:formula="of:=POWER([.C1915]-6.75;2)" office:value-type="float" office:value="0.00860659097416074" calcext:value-type="float">
            <text:p>0.008606591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529204" calcext:value-type="float">
            <text:p>6.529204</text:p>
          </table:table-cell>
          <table:table-cell office:value-type="float" office:value="6.6572306112" calcext:value-type="float">
            <text:p>6.6572306112</text:p>
          </table:table-cell>
          <table:table-cell table:formula="of:=POWER([.C1916]-6.75;2)" office:value-type="float" office:value="0.00860615949832554" calcext:value-type="float">
            <text:p>0.0086061595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529769" calcext:value-type="float">
            <text:p>6.529769</text:p>
          </table:table-cell>
          <table:table-cell office:value-type="float" office:value="6.6572332986" calcext:value-type="float">
            <text:p>6.6572332986</text:p>
          </table:table-cell>
          <table:table-cell table:formula="of:=POWER([.C1917]-6.75;2)" office:value-type="float" office:value="0.00860566088863684" calcext:value-type="float">
            <text:p>0.0086056609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530419" calcext:value-type="float">
            <text:p>6.530419</text:p>
          </table:table-cell>
          <table:table-cell office:value-type="float" office:value="6.657236333" calcext:value-type="float">
            <text:p>6.657236333</text:p>
          </table:table-cell>
          <table:table-cell table:formula="of:=POWER([.C1918]-6.75;2)" office:value-type="float" office:value="0.00860509791528686" calcext:value-type="float">
            <text:p>0.0086050979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531158" calcext:value-type="float">
            <text:p>6.531158</text:p>
          </table:table-cell>
          <table:table-cell office:value-type="float" office:value="6.6572396971" calcext:value-type="float">
            <text:p>6.6572396971</text:p>
          </table:table-cell>
          <table:table-cell table:formula="of:=POWER([.C1919]-6.75;2)" office:value-type="float" office:value="0.00860447379409982" calcext:value-type="float">
            <text:p>0.0086044738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531984" calcext:value-type="float">
            <text:p>6.531984</text:p>
          </table:table-cell>
          <table:table-cell office:value-type="float" office:value="6.6572433652" calcext:value-type="float">
            <text:p>6.6572433652</text:p>
          </table:table-cell>
          <table:table-cell table:formula="of:=POWER([.C1920]-6.75;2)" office:value-type="float" office:value="0.00860379329942052" calcext:value-type="float">
            <text:p>0.0086037933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532901" calcext:value-type="float">
            <text:p>6.532901</text:p>
          </table:table-cell>
          <table:table-cell office:value-type="float" office:value="6.6572473126" calcext:value-type="float">
            <text:p>6.6572473126</text:p>
          </table:table-cell>
          <table:table-cell table:formula="of:=POWER([.C1921]-6.75;2)" office:value-type="float" office:value="0.00860306101992211" calcext:value-type="float">
            <text:p>0.00860306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533908" calcext:value-type="float">
            <text:p>6.533908</text:p>
          </table:table-cell>
          <table:table-cell office:value-type="float" office:value="6.6572515038" calcext:value-type="float">
            <text:p>6.6572515038</text:p>
          </table:table-cell>
          <table:table-cell table:formula="of:=POWER([.C1922]-6.75;2)" office:value-type="float" office:value="0.0086022835473615" calcext:value-type="float">
            <text:p>0.0086022835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535005" calcext:value-type="float">
            <text:p>6.535005</text:p>
          </table:table-cell>
          <table:table-cell office:value-type="float" office:value="6.6572559044" calcext:value-type="float">
            <text:p>6.6572559044</text:p>
          </table:table-cell>
          <table:table-cell table:formula="of:=POWER([.C1923]-6.75;2)" office:value-type="float" office:value="0.00860146726866187" calcext:value-type="float">
            <text:p>0.0086014673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536194" calcext:value-type="float">
            <text:p>6.536194</text:p>
          </table:table-cell>
          <table:table-cell office:value-type="float" office:value="6.6572604748" calcext:value-type="float">
            <text:p>6.6572604748</text:p>
          </table:table-cell>
          <table:table-cell table:formula="of:=POWER([.C1924]-6.75;2)" office:value-type="float" office:value="0.00860061953432141" calcext:value-type="float">
            <text:p>0.0086006195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537473" calcext:value-type="float">
            <text:p>6.537473</text:p>
          </table:table-cell>
          <table:table-cell office:value-type="float" office:value="6.6572651697" calcext:value-type="float">
            <text:p>6.6572651697</text:p>
          </table:table-cell>
          <table:table-cell table:formula="of:=POWER([.C1925]-6.75;2)" office:value-type="float" office:value="0.00859974875076971" calcext:value-type="float">
            <text:p>0.0085997488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538842" calcext:value-type="float">
            <text:p>6.538842</text:p>
          </table:table-cell>
          <table:table-cell office:value-type="float" office:value="6.6572699431" calcext:value-type="float">
            <text:p>6.6572699431</text:p>
          </table:table-cell>
          <table:table-cell table:formula="of:=POWER([.C1926]-6.75;2)" office:value-type="float" office:value="0.0085988634526772" calcext:value-type="float">
            <text:p>0.0085988635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540301" calcext:value-type="float">
            <text:p>6.540301</text:p>
          </table:table-cell>
          <table:table-cell office:value-type="float" office:value="6.6572747465" calcext:value-type="float">
            <text:p>6.6572747465</text:p>
          </table:table-cell>
          <table:table-cell table:formula="of:=POWER([.C1927]-6.75;2)" office:value-type="float" office:value="0.00859797263663931" calcext:value-type="float">
            <text:p>0.0085979726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541849" calcext:value-type="float">
            <text:p>6.541849</text:p>
          </table:table-cell>
          <table:table-cell office:value-type="float" office:value="6.6572795274" calcext:value-type="float">
            <text:p>6.6572795274</text:p>
          </table:table-cell>
          <table:table-cell table:formula="of:=POWER([.C1928]-6.75;2)" office:value-type="float" office:value="0.00859708603916734" calcext:value-type="float">
            <text:p>0.008597086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543483" calcext:value-type="float">
            <text:p>6.543483</text:p>
          </table:table-cell>
          <table:table-cell office:value-type="float" office:value="6.657284232" calcext:value-type="float">
            <text:p>6.657284232</text:p>
          </table:table-cell>
          <table:table-cell table:formula="of:=POWER([.C1929]-6.75;2)" office:value-type="float" office:value="0.00859621363582977" calcext:value-type="float">
            <text:p>0.0085962136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545203" calcext:value-type="float">
            <text:p>6.545203</text:p>
          </table:table-cell>
          <table:table-cell office:value-type="float" office:value="6.6572888056" calcext:value-type="float">
            <text:p>6.6572888056</text:p>
          </table:table-cell>
          <table:table-cell table:formula="of:=POWER([.C1930]-6.75;2)" office:value-type="float" office:value="0.00859536556707453" calcext:value-type="float">
            <text:p>0.0085953656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547007" calcext:value-type="float">
            <text:p>6.547007</text:p>
          </table:table-cell>
          <table:table-cell office:value-type="float" office:value="6.6572931912" calcext:value-type="float">
            <text:p>6.6572931912</text:p>
          </table:table-cell>
          <table:table-cell table:formula="of:=POWER([.C1931]-6.75;2)" office:value-type="float" office:value="0.00859455239787977" calcext:value-type="float">
            <text:p>0.0085945524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548891" calcext:value-type="float">
            <text:p>6.548891</text:p>
          </table:table-cell>
          <table:table-cell office:value-type="float" office:value="6.6572973319" calcext:value-type="float">
            <text:p>6.6572973319</text:p>
          </table:table-cell>
          <table:table-cell table:formula="of:=POWER([.C1932]-6.75;2)" office:value-type="float" office:value="0.00859378467285881" calcext:value-type="float">
            <text:p>0.0085937847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550853" calcext:value-type="float">
            <text:p>6.550853</text:p>
          </table:table-cell>
          <table:table-cell office:value-type="float" office:value="6.6573011719" calcext:value-type="float">
            <text:p>6.6573011719</text:p>
          </table:table-cell>
          <table:table-cell table:formula="of:=POWER([.C1933]-6.75;2)" office:value-type="float" office:value="0.00859307273111328" calcext:value-type="float">
            <text:p>0.0085930727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552891" calcext:value-type="float">
            <text:p>6.552891</text:p>
          </table:table-cell>
          <table:table-cell office:value-type="float" office:value="6.6573046541" calcext:value-type="float">
            <text:p>6.6573046541</text:p>
          </table:table-cell>
          <table:table-cell table:formula="of:=POWER([.C1934]-6.75;2)" office:value-type="float" office:value="0.00859242715152068" calcext:value-type="float">
            <text:p>0.0085924272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555" calcext:value-type="float">
            <text:p>6.555</text:p>
          </table:table-cell>
          <table:table-cell office:value-type="float" office:value="6.6573077229" calcext:value-type="float">
            <text:p>6.6573077229</text:p>
          </table:table-cell>
          <table:table-cell table:formula="of:=POWER([.C1935]-6.75;2)" office:value-type="float" office:value="0.00859185823398324" calcext:value-type="float">
            <text:p>0.008591858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557178" calcext:value-type="float">
            <text:p>6.557178</text:p>
          </table:table-cell>
          <table:table-cell office:value-type="float" office:value="6.6573103244" calcext:value-type="float">
            <text:p>6.6573103244</text:p>
          </table:table-cell>
          <table:table-cell table:formula="of:=POWER([.C1936]-6.75;2)" office:value-type="float" office:value="0.00859137596283323" calcext:value-type="float">
            <text:p>0.008591376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55942" calcext:value-type="float">
            <text:p>6.55942</text:p>
          </table:table-cell>
          <table:table-cell office:value-type="float" office:value="6.6573124049" calcext:value-type="float">
            <text:p>6.6573124049</text:p>
          </table:table-cell>
          <table:table-cell table:formula="of:=POWER([.C1937]-6.75;2)" office:value-type="float" office:value="0.00859099028542157" calcext:value-type="float">
            <text:p>0.0085909903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561723" calcext:value-type="float">
            <text:p>6.561723</text:p>
          </table:table-cell>
          <table:table-cell office:value-type="float" office:value="6.6573139151" calcext:value-type="float">
            <text:p>6.6573139151</text:p>
          </table:table-cell>
          <table:table-cell table:formula="of:=POWER([.C1938]-6.75;2)" office:value-type="float" office:value="0.00859071033409008" calcext:value-type="float">
            <text:p>0.0085907103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564081" calcext:value-type="float">
            <text:p>6.564081</text:p>
          </table:table-cell>
          <table:table-cell office:value-type="float" office:value="6.6573148067" calcext:value-type="float">
            <text:p>6.6573148067</text:p>
          </table:table-cell>
          <table:table-cell table:formula="of:=POWER([.C1939]-6.75;2)" office:value-type="float" office:value="0.00859054505705843" calcext:value-type="float">
            <text:p>0.0085905451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566491" calcext:value-type="float">
            <text:p>6.566491</text:p>
          </table:table-cell>
          <table:table-cell office:value-type="float" office:value="6.6573150354" calcext:value-type="float">
            <text:p>6.6573150354</text:p>
          </table:table-cell>
          <table:table-cell table:formula="of:=POWER([.C1940]-6.75;2)" office:value-type="float" office:value="0.00859050266290327" calcext:value-type="float">
            <text:p>0.0085905027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568947" calcext:value-type="float">
            <text:p>6.568947</text:p>
          </table:table-cell>
          <table:table-cell office:value-type="float" office:value="6.6573145607" calcext:value-type="float">
            <text:p>6.6573145607</text:p>
          </table:table-cell>
          <table:table-cell table:formula="of:=POWER([.C1941]-6.75;2)" office:value-type="float" office:value="0.00859059065823404" calcext:value-type="float">
            <text:p>0.0085905907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571444" calcext:value-type="float">
            <text:p>6.571444</text:p>
          </table:table-cell>
          <table:table-cell office:value-type="float" office:value="6.6573133459" calcext:value-type="float">
            <text:p>6.6573133459</text:p>
          </table:table-cell>
          <table:table-cell table:formula="of:=POWER([.C1942]-6.75;2)" office:value-type="float" office:value="0.00859081584825296" calcext:value-type="float">
            <text:p>0.0085908158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573978" calcext:value-type="float">
            <text:p>6.573978</text:p>
          </table:table-cell>
          <table:table-cell office:value-type="float" office:value="6.6573113588" calcext:value-type="float">
            <text:p>6.6573113588</text:p>
          </table:table-cell>
          <table:table-cell table:formula="of:=POWER([.C1943]-6.75;2)" office:value-type="float" office:value="0.00859118420750227" calcext:value-type="float">
            <text:p>0.0085911842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576543" calcext:value-type="float">
            <text:p>6.576543</text:p>
          </table:table-cell>
          <table:table-cell office:value-type="float" office:value="6.6573085714" calcext:value-type="float">
            <text:p>6.6573085714</text:p>
          </table:table-cell>
          <table:table-cell table:formula="of:=POWER([.C1944]-6.75;2)" office:value-type="float" office:value="0.00859170093590894" calcext:value-type="float">
            <text:p>0.0085917009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579134" calcext:value-type="float">
            <text:p>6.579134</text:p>
          </table:table-cell>
          <table:table-cell office:value-type="float" office:value="6.6573049613" calcext:value-type="float">
            <text:p>6.6573049613</text:p>
          </table:table-cell>
          <table:table-cell table:formula="of:=POWER([.C1945]-6.75;2)" office:value-type="float" office:value="0.00859237019959443" calcext:value-type="float">
            <text:p>0.0085923702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581746" calcext:value-type="float">
            <text:p>6.581746</text:p>
          </table:table-cell>
          <table:table-cell office:value-type="float" office:value="6.6573005113" calcext:value-type="float">
            <text:p>6.6573005113</text:p>
          </table:table-cell>
          <table:table-cell table:formula="of:=POWER([.C1946]-6.75;2)" office:value-type="float" office:value="0.00859319520524145" calcext:value-type="float">
            <text:p>0.0085931952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584373" calcext:value-type="float">
            <text:p>6.584373</text:p>
          </table:table-cell>
          <table:table-cell office:value-type="float" office:value="6.6572952095" calcext:value-type="float">
            <text:p>6.6572952095</text:p>
          </table:table-cell>
          <table:table-cell table:formula="of:=POWER([.C1947]-6.75;2)" office:value-type="float" office:value="0.00859417818164889" calcext:value-type="float">
            <text:p>0.0085941782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58701" calcext:value-type="float">
            <text:p>6.58701</text:p>
          </table:table-cell>
          <table:table-cell office:value-type="float" office:value="6.6572890505" calcext:value-type="float">
            <text:p>6.6572890505</text:p>
          </table:table-cell>
          <table:table-cell table:formula="of:=POWER([.C1948]-6.75;2)" office:value-type="float" office:value="0.00859532015719151" calcext:value-type="float">
            <text:p>0.0085953202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589652" calcext:value-type="float">
            <text:p>6.589652</text:p>
          </table:table-cell>
          <table:table-cell office:value-type="float" office:value="6.6572820344" calcext:value-type="float">
            <text:p>6.6572820344</text:p>
          </table:table-cell>
          <table:table-cell table:formula="of:=POWER([.C1949]-6.75;2)" office:value-type="float" office:value="0.00859662114500285" calcext:value-type="float">
            <text:p>0.0085966211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592293" calcext:value-type="float">
            <text:p>6.592293</text:p>
          </table:table-cell>
          <table:table-cell office:value-type="float" office:value="6.6572741665" calcext:value-type="float">
            <text:p>6.6572741665</text:p>
          </table:table-cell>
          <table:table-cell table:formula="of:=POWER([.C1950]-6.75;2)" office:value-type="float" office:value="0.00859808019826978" calcext:value-type="float">
            <text:p>0.0085980802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594929" calcext:value-type="float">
            <text:p>6.594929</text:p>
          </table:table-cell>
          <table:table-cell office:value-type="float" office:value="6.6572654608" calcext:value-type="float">
            <text:p>6.6572654608</text:p>
          </table:table-cell>
          <table:table-cell table:formula="of:=POWER([.C1951]-6.75;2)" office:value-type="float" office:value="0.00859969476063639" calcext:value-type="float">
            <text:p>0.0085996948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597555" calcext:value-type="float">
            <text:p>6.597555</text:p>
          </table:table-cell>
          <table:table-cell office:value-type="float" office:value="6.6572559356" calcext:value-type="float">
            <text:p>6.6572559356</text:p>
          </table:table-cell>
          <table:table-cell table:formula="of:=POWER([.C1952]-6.75;2)" office:value-type="float" office:value="0.0086014614814313" calcext:value-type="float">
            <text:p>0.0086014615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600165" calcext:value-type="float">
            <text:p>6.600165</text:p>
          </table:table-cell>
          <table:table-cell office:value-type="float" office:value="6.6572456144" calcext:value-type="float">
            <text:p>6.6572456144</text:p>
          </table:table-cell>
          <table:table-cell table:formula="of:=POWER([.C1953]-6.75;2)" office:value-type="float" office:value="0.00860337604803352" calcext:value-type="float">
            <text:p>0.008603376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602756" calcext:value-type="float">
            <text:p>6.602756</text:p>
          </table:table-cell>
          <table:table-cell office:value-type="float" office:value="6.6572345295" calcext:value-type="float">
            <text:p>6.6572345295</text:p>
          </table:table-cell>
          <table:table-cell table:formula="of:=POWER([.C1954]-6.75;2)" office:value-type="float" office:value="0.00860543251708634" calcext:value-type="float">
            <text:p>0.0086054325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605323" calcext:value-type="float">
            <text:p>6.605323</text:p>
          </table:table-cell>
          <table:table-cell office:value-type="float" office:value="6.6572227175" calcext:value-type="float">
            <text:p>6.6572227175</text:p>
          </table:table-cell>
          <table:table-cell table:formula="of:=POWER([.C1955]-6.75;2)" office:value-type="float" office:value="0.00860762414808484" calcext:value-type="float">
            <text:p>0.0086076241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607862" calcext:value-type="float">
            <text:p>6.607862</text:p>
          </table:table-cell>
          <table:table-cell office:value-type="float" office:value="6.6572102202" calcext:value-type="float">
            <text:p>6.6572102202</text:p>
          </table:table-cell>
          <table:table-cell table:formula="of:=POWER([.C1956]-6.75;2)" office:value-type="float" office:value="0.00860994323533256" calcext:value-type="float">
            <text:p>0.0086099432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61037" calcext:value-type="float">
            <text:p>6.61037</text:p>
          </table:table-cell>
          <table:table-cell office:value-type="float" office:value="6.657197087" calcext:value-type="float">
            <text:p>6.657197087</text:p>
          </table:table-cell>
          <table:table-cell table:formula="of:=POWER([.C1957]-6.75;2)" office:value-type="float" office:value="0.00861238066128555" calcext:value-type="float">
            <text:p>0.008612380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612843" calcext:value-type="float">
            <text:p>6.612843</text:p>
          </table:table-cell>
          <table:table-cell office:value-type="float" office:value="6.6571833706" calcext:value-type="float">
            <text:p>6.6571833706</text:p>
          </table:table-cell>
          <table:table-cell table:formula="of:=POWER([.C1958]-6.75;2)" office:value-type="float" office:value="0.00861492669317689" calcext:value-type="float">
            <text:p>0.008614926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615277" calcext:value-type="float">
            <text:p>6.615277</text:p>
          </table:table-cell>
          <table:table-cell office:value-type="float" office:value="6.6571691289" calcext:value-type="float">
            <text:p>6.6571691289</text:p>
          </table:table-cell>
          <table:table-cell table:formula="of:=POWER([.C1959]-6.75;2)" office:value-type="float" office:value="0.00861757062918488" calcext:value-type="float">
            <text:p>0.0086175706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617671" calcext:value-type="float">
            <text:p>6.617671</text:p>
          </table:table-cell>
          <table:table-cell office:value-type="float" office:value="6.6571544275" calcext:value-type="float">
            <text:p>6.6571544275</text:p>
          </table:table-cell>
          <table:table-cell table:formula="of:=POWER([.C1960]-6.75;2)" office:value-type="float" office:value="0.00862030033285274" calcext:value-type="float">
            <text:p>0.0086203003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620022" calcext:value-type="float">
            <text:p>6.620022</text:p>
          </table:table-cell>
          <table:table-cell office:value-type="float" office:value="6.657139333" calcext:value-type="float">
            <text:p>6.657139333</text:p>
          </table:table-cell>
          <table:table-cell table:formula="of:=POWER([.C1961]-6.75;2)" office:value-type="float" office:value="0.0086231034756849" calcext:value-type="float">
            <text:p>0.0086231035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622328" calcext:value-type="float">
            <text:p>6.622328</text:p>
          </table:table-cell>
          <table:table-cell office:value-type="float" office:value="6.6571239162" calcext:value-type="float">
            <text:p>6.6571239162</text:p>
          </table:table-cell>
          <table:table-cell table:formula="of:=POWER([.C1962]-6.75;2)" office:value-type="float" office:value="0.00862596694202466" calcext:value-type="float">
            <text:p>0.0086259669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624587" calcext:value-type="float">
            <text:p>6.624587</text:p>
          </table:table-cell>
          <table:table-cell office:value-type="float" office:value="6.6571082535" calcext:value-type="float">
            <text:p>6.6571082535</text:p>
          </table:table-cell>
          <table:table-cell table:formula="of:=POWER([.C1963]-6.75;2)" office:value-type="float" office:value="0.00862887656782032" calcext:value-type="float">
            <text:p>0.0086288766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626798" calcext:value-type="float">
            <text:p>6.626798</text:p>
          </table:table-cell>
          <table:table-cell office:value-type="float" office:value="6.6570924221" calcext:value-type="float">
            <text:p>6.6570924221</text:p>
          </table:table-cell>
          <table:table-cell table:formula="of:=POWER([.C1964]-6.75;2)" office:value-type="float" office:value="0.0086318180312446" calcext:value-type="float">
            <text:p>0.008631818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628961" calcext:value-type="float">
            <text:p>6.628961</text:p>
          </table:table-cell>
          <table:table-cell office:value-type="float" office:value="6.6570765038" calcext:value-type="float">
            <text:p>6.6570765038</text:p>
          </table:table-cell>
          <table:table-cell table:formula="of:=POWER([.C1965]-6.75;2)" office:value-type="float" office:value="0.00863477614603143" calcext:value-type="float">
            <text:p>0.0086347761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631076" calcext:value-type="float">
            <text:p>6.631076</text:p>
          </table:table-cell>
          <table:table-cell office:value-type="float" office:value="6.65706058" calcext:value-type="float">
            <text:p>6.65706058</text:p>
          </table:table-cell>
          <table:table-cell table:formula="of:=POWER([.C1966]-6.75;2)" office:value-type="float" office:value="0.00863773578993648" calcext:value-type="float">
            <text:p>0.0086377358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633142" calcext:value-type="float">
            <text:p>6.633142</text:p>
          </table:table-cell>
          <table:table-cell office:value-type="float" office:value="6.6570447347" calcext:value-type="float">
            <text:p>6.6570447347</text:p>
          </table:table-cell>
          <table:table-cell table:formula="of:=POWER([.C1967]-6.75;2)" office:value-type="float" office:value="0.00864068134699332" calcext:value-type="float">
            <text:p>0.008640681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635159" calcext:value-type="float">
            <text:p>6.635159</text:p>
          </table:table-cell>
          <table:table-cell office:value-type="float" office:value="6.6570290516" calcext:value-type="float">
            <text:p>6.6570290516</text:p>
          </table:table-cell>
          <table:table-cell table:formula="of:=POWER([.C1968]-6.75;2)" office:value-type="float" office:value="0.0086435972463954" calcext:value-type="float">
            <text:p>0.0086435972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63713" calcext:value-type="float">
            <text:p>6.63713</text:p>
          </table:table-cell>
          <table:table-cell office:value-type="float" office:value="6.6570136176" calcext:value-type="float">
            <text:p>6.6570136176</text:p>
          </table:table-cell>
          <table:table-cell table:formula="of:=POWER([.C1969]-6.75;2)" office:value-type="float" office:value="0.00864646731183909" calcext:value-type="float">
            <text:p>0.008646467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639055" calcext:value-type="float">
            <text:p>6.639055</text:p>
          </table:table-cell>
          <table:table-cell office:value-type="float" office:value="6.6569985156" calcext:value-type="float">
            <text:p>6.6569985156</text:p>
          </table:table-cell>
          <table:table-cell table:formula="of:=POWER([.C1970]-6.75;2)" office:value-type="float" office:value="0.00864927610060349" calcext:value-type="float">
            <text:p>0.008649276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640935" calcext:value-type="float">
            <text:p>6.640935</text:p>
          </table:table-cell>
          <table:table-cell office:value-type="float" office:value="6.6569838292" calcext:value-type="float">
            <text:p>6.6569838292</text:p>
          </table:table-cell>
          <table:table-cell table:formula="of:=POWER([.C1971]-6.75;2)" office:value-type="float" office:value="0.00865200803029484" calcext:value-type="float">
            <text:p>0.008652008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642773" calcext:value-type="float">
            <text:p>6.642773</text:p>
          </table:table-cell>
          <table:table-cell office:value-type="float" office:value="6.6569696412" calcext:value-type="float">
            <text:p>6.6569696412</text:p>
          </table:table-cell>
          <table:table-cell table:formula="of:=POWER([.C1972]-6.75;2)" office:value-type="float" office:value="0.00865464765845676" calcext:value-type="float">
            <text:p>0.008654647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644572" calcext:value-type="float">
            <text:p>6.644572</text:p>
          </table:table-cell>
          <table:table-cell office:value-type="float" office:value="6.6569560322" calcext:value-type="float">
            <text:p>6.6569560322</text:p>
          </table:table-cell>
          <table:table-cell table:formula="of:=POWER([.C1973]-6.75;2)" office:value-type="float" office:value="0.00865717994396742" calcext:value-type="float">
            <text:p>0.0086571799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646334" calcext:value-type="float">
            <text:p>6.646334</text:p>
          </table:table-cell>
          <table:table-cell office:value-type="float" office:value="6.6569430773" calcext:value-type="float">
            <text:p>6.6569430773</text:p>
          </table:table-cell>
          <table:table-cell table:formula="of:=POWER([.C1974]-6.75;2)" office:value-type="float" office:value="0.00865959086239373" calcext:value-type="float">
            <text:p>0.0086595909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648062" calcext:value-type="float">
            <text:p>6.648062</text:p>
          </table:table-cell>
          <table:table-cell office:value-type="float" office:value="6.6569308518" calcext:value-type="float">
            <text:p>6.6569308518</text:p>
          </table:table-cell>
          <table:table-cell table:formula="of:=POWER([.C1975]-6.75;2)" office:value-type="float" office:value="0.0086618663466735" calcext:value-type="float">
            <text:p>0.0086618663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64976" calcext:value-type="float">
            <text:p>6.64976</text:p>
          </table:table-cell>
          <table:table-cell office:value-type="float" office:value="6.6569194264" calcext:value-type="float">
            <text:p>6.6569194264</text:p>
          </table:table-cell>
          <table:table-cell table:formula="of:=POWER([.C1976]-6.75;2)" office:value-type="float" office:value="0.00866399318170502" calcext:value-type="float">
            <text:p>0.008663993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651431" calcext:value-type="float">
            <text:p>6.651431</text:p>
          </table:table-cell>
          <table:table-cell office:value-type="float" office:value="6.6569088668" calcext:value-type="float">
            <text:p>6.6569088668</text:p>
          </table:table-cell>
          <table:table-cell table:formula="of:=POWER([.C1977]-6.75;2)" office:value-type="float" office:value="0.00866595908046009" calcext:value-type="float">
            <text:p>0.0086659591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653079" calcext:value-type="float">
            <text:p>6.653079</text:p>
          </table:table-cell>
          <table:table-cell office:value-type="float" office:value="6.6568992352" calcext:value-type="float">
            <text:p>6.6568992352</text:p>
          </table:table-cell>
          <table:table-cell table:formula="of:=POWER([.C1978]-6.75;2)" office:value-type="float" office:value="0.00866775240634491" calcext:value-type="float">
            <text:p>0.0086677524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654708" calcext:value-type="float">
            <text:p>6.654708</text:p>
          </table:table-cell>
          <table:table-cell office:value-type="float" office:value="6.6568905875" calcext:value-type="float">
            <text:p>6.6568905875</text:p>
          </table:table-cell>
          <table:table-cell table:formula="of:=POWER([.C1979]-6.75;2)" office:value-type="float" office:value="0.00866936269609508" calcext:value-type="float">
            <text:p>0.008669362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656323" calcext:value-type="float">
            <text:p>6.656323</text:p>
          </table:table-cell>
          <table:table-cell office:value-type="float" office:value="6.6568829753" calcext:value-type="float">
            <text:p>6.6568829753</text:p>
          </table:table-cell>
          <table:table-cell table:formula="of:=POWER([.C1980]-6.75;2)" office:value-type="float" office:value="0.00867078028898036" calcext:value-type="float">
            <text:p>0.008670780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657927" calcext:value-type="float">
            <text:p>6.657927</text:p>
          </table:table-cell>
          <table:table-cell office:value-type="float" office:value="6.6568764425" calcext:value-type="float">
            <text:p>6.6568764425</text:p>
          </table:table-cell>
          <table:table-cell table:formula="of:=POWER([.C1981]-6.75;2)" office:value-type="float" office:value="0.00867199696145585" calcext:value-type="float">
            <text:p>0.00867199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659526" calcext:value-type="float">
            <text:p>6.659526</text:p>
          </table:table-cell>
          <table:table-cell office:value-type="float" office:value="6.656871029" calcext:value-type="float">
            <text:p>6.656871029</text:p>
          </table:table-cell>
          <table:table-cell table:formula="of:=POWER([.C1982]-6.75;2)" office:value-type="float" office:value="0.00867300523951877" calcext:value-type="float">
            <text:p>0.008673005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661124" calcext:value-type="float">
            <text:p>6.661124</text:p>
          </table:table-cell>
          <table:table-cell office:value-type="float" office:value="6.6568667669" calcext:value-type="float">
            <text:p>6.6568667669</text:p>
          </table:table-cell>
          <table:table-cell table:formula="of:=POWER([.C1983]-6.75;2)" office:value-type="float" office:value="0.00867379910765887" calcext:value-type="float">
            <text:p>0.0086737991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662725" calcext:value-type="float">
            <text:p>6.662725</text:p>
          </table:table-cell>
          <table:table-cell office:value-type="float" office:value="6.656863681" calcext:value-type="float">
            <text:p>6.656863681</text:p>
          </table:table-cell>
          <table:table-cell table:formula="of:=POWER([.C1984]-6.75;2)" office:value-type="float" office:value="0.00867437391686978" calcext:value-type="float">
            <text:p>0.0086743739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664334" calcext:value-type="float">
            <text:p>6.664334</text:p>
          </table:table-cell>
          <table:table-cell office:value-type="float" office:value="6.6568617916" calcext:value-type="float">
            <text:p>6.6568617916</text:p>
          </table:table-cell>
          <table:table-cell table:formula="of:=POWER([.C1985]-6.75;2)" office:value-type="float" office:value="0.00867472586396185" calcext:value-type="float">
            <text:p>0.0086747259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665956" calcext:value-type="float">
            <text:p>6.665956</text:p>
          </table:table-cell>
          <table:table-cell office:value-type="float" office:value="6.6568611106" calcext:value-type="float">
            <text:p>6.6568611106</text:p>
          </table:table-cell>
          <table:table-cell table:formula="of:=POWER([.C1986]-6.75;2)" office:value-type="float" office:value="0.00867485271866536" calcext:value-type="float">
            <text:p>0.008674852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667596" calcext:value-type="float">
            <text:p>6.667596</text:p>
          </table:table-cell>
          <table:table-cell office:value-type="float" office:value="6.6568616423" calcext:value-type="float">
            <text:p>6.6568616423</text:p>
          </table:table-cell>
          <table:table-cell table:formula="of:=POWER([.C1987]-6.75;2)" office:value-type="float" office:value="0.00867475367505315" calcext:value-type="float">
            <text:p>0.0086747537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669257" calcext:value-type="float">
            <text:p>6.669257</text:p>
          </table:table-cell>
          <table:table-cell office:value-type="float" office:value="6.6568633845" calcext:value-type="float">
            <text:p>6.6568633845</text:p>
          </table:table-cell>
          <table:table-cell table:formula="of:=POWER([.C1988]-6.75;2)" office:value-type="float" office:value="0.00867442914679479" calcext:value-type="float">
            <text:p>0.008674429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670945" calcext:value-type="float">
            <text:p>6.670945</text:p>
          </table:table-cell>
          <table:table-cell office:value-type="float" office:value="6.6568663287" calcext:value-type="float">
            <text:p>6.6568663287</text:p>
          </table:table-cell>
          <table:table-cell table:formula="of:=POWER([.C1989]-6.75;2)" office:value-type="float" office:value="0.00867388072981652" calcext:value-type="float">
            <text:p>0.0086738807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672663" calcext:value-type="float">
            <text:p>6.672663</text:p>
          </table:table-cell>
          <table:table-cell office:value-type="float" office:value="6.6568704576" calcext:value-type="float">
            <text:p>6.6568704576</text:p>
          </table:table-cell>
          <table:table-cell table:formula="of:=POWER([.C1990]-6.75;2)" office:value-type="float" office:value="0.00867311166763336" calcext:value-type="float">
            <text:p>0.0086731117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674415" calcext:value-type="float">
            <text:p>6.674415</text:p>
          </table:table-cell>
          <table:table-cell office:value-type="float" office:value="6.6568757487" calcext:value-type="float">
            <text:p>6.6568757487</text:p>
          </table:table-cell>
          <table:table-cell table:formula="of:=POWER([.C1991]-6.75;2)" office:value-type="float" office:value="0.00867212618018553" calcext:value-type="float">
            <text:p>0.008672126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676206" calcext:value-type="float">
            <text:p>6.676206</text:p>
          </table:table-cell>
          <table:table-cell office:value-type="float" office:value="6.6568821719" calcext:value-type="float">
            <text:p>6.6568821719</text:p>
          </table:table-cell>
          <table:table-cell table:formula="of:=POWER([.C1992]-6.75;2)" office:value-type="float" office:value="0.00867092991006123" calcext:value-type="float">
            <text:p>0.0086709299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678038" calcext:value-type="float">
            <text:p>6.678038</text:p>
          </table:table-cell>
          <table:table-cell office:value-type="float" office:value="6.6568896907" calcext:value-type="float">
            <text:p>6.6568896907</text:p>
          </table:table-cell>
          <table:table-cell table:formula="of:=POWER([.C1993]-6.75;2)" office:value-type="float" office:value="0.00866952969794168" calcext:value-type="float">
            <text:p>0.008669529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679916" calcext:value-type="float">
            <text:p>6.679916</text:p>
          </table:table-cell>
          <table:table-cell office:value-type="float" office:value="6.6568982642" calcext:value-type="float">
            <text:p>6.6568982642</text:p>
          </table:table-cell>
          <table:table-cell table:formula="of:=POWER([.C1994]-6.75;2)" office:value-type="float" office:value="0.00866793320897307" calcext:value-type="float">
            <text:p>0.008667933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681842" calcext:value-type="float">
            <text:p>6.681842</text:p>
          </table:table-cell>
          <table:table-cell office:value-type="float" office:value="6.6569078421" calcext:value-type="float">
            <text:p>6.6569078421</text:p>
          </table:table-cell>
          <table:table-cell table:formula="of:=POWER([.C1995]-6.75;2)" office:value-type="float" office:value="0.00866614986247856" calcext:value-type="float">
            <text:p>0.0086661499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683819" calcext:value-type="float">
            <text:p>6.683819</text:p>
          </table:table-cell>
          <table:table-cell office:value-type="float" office:value="6.6569183716" calcext:value-type="float">
            <text:p>6.6569183716</text:p>
          </table:table-cell>
          <table:table-cell table:formula="of:=POWER([.C1996]-6.75;2)" office:value-type="float" office:value="0.00866418954559573" calcext:value-type="float">
            <text:p>0.008664189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68585" calcext:value-type="float">
            <text:p>6.68585</text:p>
          </table:table-cell>
          <table:table-cell office:value-type="float" office:value="6.6569297927" calcext:value-type="float">
            <text:p>6.6569297927</text:p>
          </table:table-cell>
          <table:table-cell table:formula="of:=POWER([.C1997]-6.75;2)" office:value-type="float" office:value="0.00866206348686502" calcext:value-type="float">
            <text:p>0.008662063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687936" calcext:value-type="float">
            <text:p>6.687936</text:p>
          </table:table-cell>
          <table:table-cell office:value-type="float" office:value="6.6569420408" calcext:value-type="float">
            <text:p>6.6569420408</text:p>
          </table:table-cell>
          <table:table-cell table:formula="of:=POWER([.C1998]-6.75;2)" office:value-type="float" office:value="0.00865978377046891" calcext:value-type="float">
            <text:p>0.0086597838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690079" calcext:value-type="float">
            <text:p>6.690079</text:p>
          </table:table-cell>
          <table:table-cell office:value-type="float" office:value="6.6569550483" calcext:value-type="float">
            <text:p>6.6569550483</text:p>
          </table:table-cell>
          <table:table-cell table:formula="of:=POWER([.C1999]-6.75;2)" office:value-type="float" office:value="0.00865736303685526" calcext:value-type="float">
            <text:p>0.00865736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692281" calcext:value-type="float">
            <text:p>6.692281</text:p>
          </table:table-cell>
          <table:table-cell office:value-type="float" office:value="6.6569687422" calcext:value-type="float">
            <text:p>6.6569687422</text:p>
          </table:table-cell>
          <table:table-cell table:formula="of:=POWER([.C2000]-6.75;2)" office:value-type="float" office:value="0.00865481492785004" calcext:value-type="float">
            <text:p>0.008654814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94543" calcext:value-type="float">
            <text:p>6.694543</text:p>
          </table:table-cell>
          <table:table-cell office:value-type="float" office:value="6.6569830473" calcext:value-type="float">
            <text:p>6.6569830473</text:p>
          </table:table-cell>
          <table:table-cell table:formula="of:=POWER([.C2001]-6.75;2)" office:value-type="float" office:value="0.00865215348959408" calcext:value-type="float">
            <text:p>0.0086521535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696866" calcext:value-type="float">
            <text:p>6.696866</text:p>
          </table:table-cell>
          <table:table-cell office:value-type="float" office:value="6.6569978851" calcext:value-type="float">
            <text:p>6.6569978851</text:p>
          </table:table-cell>
          <table:table-cell table:formula="of:=POWER([.C2002]-6.75;2)" office:value-type="float" office:value="0.0086493933758728" calcext:value-type="float">
            <text:p>0.0086493934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699249" calcext:value-type="float">
            <text:p>6.699249</text:p>
          </table:table-cell>
          <table:table-cell office:value-type="float" office:value="6.6570131729" calcext:value-type="float">
            <text:p>6.6570131729</text:p>
          </table:table-cell>
          <table:table-cell table:formula="of:=POWER([.C2003]-6.75;2)" office:value-type="float" office:value="0.00864655001412526" calcext:value-type="float">
            <text:p>0.00864655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701693" calcext:value-type="float">
            <text:p>6.701693</text:p>
          </table:table-cell>
          <table:table-cell office:value-type="float" office:value="6.6570288281" calcext:value-type="float">
            <text:p>6.6570288281</text:p>
          </table:table-cell>
          <table:table-cell table:formula="of:=POWER([.C2004]-6.75;2)" office:value-type="float" office:value="0.00864363880445942" calcext:value-type="float">
            <text:p>0.0086436388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704198" calcext:value-type="float">
            <text:p>6.704198</text:p>
          </table:table-cell>
          <table:table-cell office:value-type="float" office:value="6.6570447669" calcext:value-type="float">
            <text:p>6.6570447669</text:p>
          </table:table-cell>
          <table:table-cell table:formula="of:=POWER([.C2005]-6.75;2)" office:value-type="float" office:value="0.00864067536067527" calcext:value-type="float">
            <text:p>0.008640675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706762" calcext:value-type="float">
            <text:p>6.706762</text:p>
          </table:table-cell>
          <table:table-cell office:value-type="float" office:value="6.6570609023" calcext:value-type="float">
            <text:p>6.6570609023</text:p>
          </table:table-cell>
          <table:table-cell table:formula="of:=POWER([.C2006]-6.75;2)" office:value-type="float" office:value="0.00863767588129022" calcext:value-type="float">
            <text:p>0.0086376759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709384" calcext:value-type="float">
            <text:p>6.709384</text:p>
          </table:table-cell>
          <table:table-cell office:value-type="float" office:value="6.6570771493" calcext:value-type="float">
            <text:p>6.6570771493</text:p>
          </table:table-cell>
          <table:table-cell table:formula="of:=POWER([.C2007]-6.75;2)" office:value-type="float" office:value="0.00863465618221448" calcext:value-type="float">
            <text:p>0.008634656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712064" calcext:value-type="float">
            <text:p>6.712064</text:p>
          </table:table-cell>
          <table:table-cell office:value-type="float" office:value="6.6570934232" calcext:value-type="float">
            <text:p>6.6570934232</text:p>
          </table:table-cell>
          <table:table-cell table:formula="of:=POWER([.C2008]-6.75;2)" office:value-type="float" office:value="0.00863163201269428" calcext:value-type="float">
            <text:p>0.00863163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714798" calcext:value-type="float">
            <text:p>6.714798</text:p>
          </table:table-cell>
          <table:table-cell office:value-type="float" office:value="6.6571096369" calcext:value-type="float">
            <text:p>6.6571096369</text:p>
          </table:table-cell>
          <table:table-cell table:formula="of:=POWER([.C2009]-6.75;2)" office:value-type="float" office:value="0.00862861955684992" calcext:value-type="float">
            <text:p>0.0086286196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717585" calcext:value-type="float">
            <text:p>6.717585</text:p>
          </table:table-cell>
          <table:table-cell office:value-type="float" office:value="6.6571257089" calcext:value-type="float">
            <text:p>6.6571257089</text:p>
          </table:table-cell>
          <table:table-cell table:formula="of:=POWER([.C2010]-6.75;2)" office:value-type="float" office:value="0.00862563394732758" calcext:value-type="float">
            <text:p>0.008625633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720423" calcext:value-type="float">
            <text:p>6.720423</text:p>
          </table:table-cell>
          <table:table-cell office:value-type="float" office:value="6.6571415564" calcext:value-type="float">
            <text:p>6.6571415564</text:p>
          </table:table-cell>
          <table:table-cell table:formula="of:=POWER([.C2011]-6.75;2)" office:value-type="float" office:value="0.00862269054781437" calcext:value-type="float">
            <text:p>0.0086226905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723309" calcext:value-type="float">
            <text:p>6.723309</text:p>
          </table:table-cell>
          <table:table-cell office:value-type="float" office:value="6.6571570988" calcext:value-type="float">
            <text:p>6.6571570988</text:p>
          </table:table-cell>
          <table:table-cell table:formula="of:=POWER([.C2012]-6.75;2)" office:value-type="float" office:value="0.00861980430323297" calcext:value-type="float">
            <text:p>0.008619804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726239" calcext:value-type="float">
            <text:p>6.726239</text:p>
          </table:table-cell>
          <table:table-cell office:value-type="float" office:value="6.6571722589" calcext:value-type="float">
            <text:p>6.6571722589</text:p>
          </table:table-cell>
          <table:table-cell table:formula="of:=POWER([.C2013]-6.75;2)" office:value-type="float" office:value="0.00861698951772859" calcext:value-type="float">
            <text:p>0.008616989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72921" calcext:value-type="float">
            <text:p>6.72921</text:p>
          </table:table-cell>
          <table:table-cell office:value-type="float" office:value="6.6571869624" calcext:value-type="float">
            <text:p>6.6571869624</text:p>
          </table:table-cell>
          <table:table-cell table:formula="of:=POWER([.C2014]-6.75;2)" office:value-type="float" office:value="0.00861425994853902" calcext:value-type="float">
            <text:p>0.0086142599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732219" calcext:value-type="float">
            <text:p>6.732219</text:p>
          </table:table-cell>
          <table:table-cell office:value-type="float" office:value="6.6572011386" calcext:value-type="float">
            <text:p>6.6572011386</text:p>
          </table:table-cell>
          <table:table-cell table:formula="of:=POWER([.C2015]-6.75;2)" office:value-type="float" office:value="0.00861162867713648" calcext:value-type="float">
            <text:p>0.008611628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735262" calcext:value-type="float">
            <text:p>6.735262</text:p>
          </table:table-cell>
          <table:table-cell office:value-type="float" office:value="6.6572147197" calcext:value-type="float">
            <text:p>6.6572147197</text:p>
          </table:table-cell>
          <table:table-cell table:formula="of:=POWER([.C2016]-6.75;2)" office:value-type="float" office:value="0.00860910824034961" calcext:value-type="float">
            <text:p>0.008609108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738336" calcext:value-type="float">
            <text:p>6.738336</text:p>
          </table:table-cell>
          <table:table-cell office:value-type="float" office:value="6.6572276434" calcext:value-type="float">
            <text:p>6.6572276434</text:p>
          </table:table-cell>
          <table:table-cell table:formula="of:=POWER([.C2017]-6.75;2)" office:value-type="float" office:value="0.00860671014911761" calcext:value-type="float">
            <text:p>0.0086067101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741435" calcext:value-type="float">
            <text:p>6.741435</text:p>
          </table:table-cell>
          <table:table-cell office:value-type="float" office:value="6.6572398496" calcext:value-type="float">
            <text:p>6.6572398496</text:p>
          </table:table-cell>
          <table:table-cell table:formula="of:=POWER([.C2018]-6.75;2)" office:value-type="float" office:value="0.00860444550223066" calcext:value-type="float">
            <text:p>0.0086044455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744555" calcext:value-type="float">
            <text:p>6.744555</text:p>
          </table:table-cell>
          <table:table-cell office:value-type="float" office:value="6.6572512846" calcext:value-type="float">
            <text:p>6.6572512846</text:p>
          </table:table-cell>
          <table:table-cell table:formula="of:=POWER([.C2019]-6.75;2)" office:value-type="float" office:value="0.00860232420835019" calcext:value-type="float">
            <text:p>0.0086023242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747693" calcext:value-type="float">
            <text:p>6.747693</text:p>
          </table:table-cell>
          <table:table-cell office:value-type="float" office:value="6.6572619001" calcext:value-type="float">
            <text:p>6.6572619001</text:p>
          </table:table-cell>
          <table:table-cell table:formula="of:=POWER([.C2020]-6.75;2)" office:value-type="float" office:value="0.00860035517306239" calcext:value-type="float">
            <text:p>0.008600355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750844" calcext:value-type="float">
            <text:p>6.750844</text:p>
          </table:table-cell>
          <table:table-cell office:value-type="float" office:value="6.657271652" calcext:value-type="float">
            <text:p>6.657271652</text:p>
          </table:table-cell>
          <table:table-cell table:formula="of:=POWER([.C2021]-6.75;2)" office:value-type="float" office:value="0.00859854652280903" calcext:value-type="float">
            <text:p>0.0085985465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754002" calcext:value-type="float">
            <text:p>6.754002</text:p>
          </table:table-cell>
          <table:table-cell office:value-type="float" office:value="6.6572804995" calcext:value-type="float">
            <text:p>6.6572804995</text:p>
          </table:table-cell>
          <table:table-cell table:formula="of:=POWER([.C2022]-6.75;2)" office:value-type="float" office:value="0.00859690577296956" calcext:value-type="float">
            <text:p>0.0085969058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757164" calcext:value-type="float">
            <text:p>6.757164</text:p>
          </table:table-cell>
          <table:table-cell office:value-type="float" office:value="6.6572884114" calcext:value-type="float">
            <text:p>6.6572884114</text:p>
          </table:table-cell>
          <table:table-cell table:formula="of:=POWER([.C2023]-6.75;2)" office:value-type="float" office:value="0.0085954386607357" calcext:value-type="float">
            <text:p>0.0085954387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760325" calcext:value-type="float">
            <text:p>6.760325</text:p>
          </table:table-cell>
          <table:table-cell office:value-type="float" office:value="6.6572953577" calcext:value-type="float">
            <text:p>6.6572953577</text:p>
          </table:table-cell>
          <table:table-cell table:formula="of:=POWER([.C2024]-6.75;2)" office:value-type="float" office:value="0.00859415070397099" calcext:value-type="float">
            <text:p>0.0085941507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763479" calcext:value-type="float">
            <text:p>6.763479</text:p>
          </table:table-cell>
          <table:table-cell office:value-type="float" office:value="6.6573013169" calcext:value-type="float">
            <text:p>6.6573013169</text:p>
          </table:table-cell>
          <table:table-cell table:formula="of:=POWER([.C2025]-6.75;2)" office:value-type="float" office:value="0.00859304584847424" calcext:value-type="float">
            <text:p>0.0085930458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766623" calcext:value-type="float">
            <text:p>6.766623</text:p>
          </table:table-cell>
          <table:table-cell office:value-type="float" office:value="6.6573062718" calcext:value-type="float">
            <text:p>6.6573062718</text:p>
          </table:table-cell>
          <table:table-cell table:formula="of:=POWER([.C2026]-6.75;2)" office:value-type="float" office:value="0.00859212724761556" calcext:value-type="float">
            <text:p>0.008592127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769751" calcext:value-type="float">
            <text:p>6.769751</text:p>
          </table:table-cell>
          <table:table-cell office:value-type="float" office:value="6.6573102105" calcext:value-type="float">
            <text:p>6.6573102105</text:p>
          </table:table-cell>
          <table:table-cell table:formula="of:=POWER([.C2027]-6.75;2)" office:value-type="float" office:value="0.00859139707755424" calcext:value-type="float">
            <text:p>0.0085913971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772859" calcext:value-type="float">
            <text:p>6.772859</text:p>
          </table:table-cell>
          <table:table-cell office:value-type="float" office:value="6.6573131267" calcext:value-type="float">
            <text:p>6.6573131267</text:p>
          </table:table-cell>
          <table:table-cell table:formula="of:=POWER([.C2028]-6.75;2)" office:value-type="float" office:value="0.00859085648213024" calcext:value-type="float">
            <text:p>0.0085908565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775942" calcext:value-type="float">
            <text:p>6.775942</text:p>
          </table:table-cell>
          <table:table-cell office:value-type="float" office:value="6.6573150204" calcext:value-type="float">
            <text:p>6.6573150204</text:p>
          </table:table-cell>
          <table:table-cell table:formula="of:=POWER([.C2029]-6.75;2)" office:value-type="float" office:value="0.00859050544345233" calcext:value-type="float">
            <text:p>0.0085905054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778996" calcext:value-type="float">
            <text:p>6.778996</text:p>
          </table:table-cell>
          <table:table-cell office:value-type="float" office:value="6.6573158969" calcext:value-type="float">
            <text:p>6.6573158969</text:p>
          </table:table-cell>
          <table:table-cell table:formula="of:=POWER([.C2030]-6.75;2)" office:value-type="float" office:value="0.0085903429674514" calcext:value-type="float">
            <text:p>0.008590343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782016" calcext:value-type="float">
            <text:p>6.782016</text:p>
          </table:table-cell>
          <table:table-cell office:value-type="float" office:value="6.6573157648" calcext:value-type="float">
            <text:p>6.6573157648</text:p>
          </table:table-cell>
          <table:table-cell table:formula="of:=POWER([.C2031]-6.75;2)" office:value-type="float" office:value="0.00859036745460894" calcext:value-type="float">
            <text:p>0.0085903675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784998" calcext:value-type="float">
            <text:p>6.784998</text:p>
          </table:table-cell>
          <table:table-cell office:value-type="float" office:value="6.6573146402" calcext:value-type="float">
            <text:p>6.6573146402</text:p>
          </table:table-cell>
          <table:table-cell table:formula="of:=POWER([.C2032]-6.75;2)" office:value-type="float" office:value="0.00859057592125544" calcext:value-type="float">
            <text:p>0.0085905759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787938" calcext:value-type="float">
            <text:p>6.787938</text:p>
          </table:table-cell>
          <table:table-cell office:value-type="float" office:value="6.6573125424" calcext:value-type="float">
            <text:p>6.6573125424</text:p>
          </table:table-cell>
          <table:table-cell table:formula="of:=POWER([.C2033]-6.75;2)" office:value-type="float" office:value="0.00859096479635185" calcext:value-type="float">
            <text:p>0.0085909648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790832" calcext:value-type="float">
            <text:p>6.790832</text:p>
          </table:table-cell>
          <table:table-cell office:value-type="float" office:value="6.6573094962" calcext:value-type="float">
            <text:p>6.6573094962</text:p>
          </table:table-cell>
          <table:table-cell table:formula="of:=POWER([.C2034]-6.75;2)" office:value-type="float" office:value="0.00859152949469783" calcext:value-type="float">
            <text:p>0.0085915295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793676" calcext:value-type="float">
            <text:p>6.793676</text:p>
          </table:table-cell>
          <table:table-cell office:value-type="float" office:value="6.6573055295" calcext:value-type="float">
            <text:p>6.6573055295</text:p>
          </table:table-cell>
          <table:table-cell table:formula="of:=POWER([.C2035]-6.75;2)" office:value-type="float" office:value="0.00859226486127531" calcext:value-type="float">
            <text:p>0.0085922649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796467" calcext:value-type="float">
            <text:p>6.796467</text:p>
          </table:table-cell>
          <table:table-cell office:value-type="float" office:value="6.6573006756" calcext:value-type="float">
            <text:p>6.6573006756</text:p>
          </table:table-cell>
          <table:table-cell table:formula="of:=POWER([.C2036]-6.75;2)" office:value-type="float" office:value="0.00859316474421641" calcext:value-type="float">
            <text:p>0.0085931647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7992" calcext:value-type="float">
            <text:p>6.7992</text:p>
          </table:table-cell>
          <table:table-cell office:value-type="float" office:value="6.657294971" calcext:value-type="float">
            <text:p>6.657294971</text:p>
          </table:table-cell>
          <table:table-cell table:formula="of:=POWER([.C2037]-6.75;2)" office:value-type="float" office:value="0.00859422240189088" calcext:value-type="float">
            <text:p>0.0085942224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801873" calcext:value-type="float">
            <text:p>6.801873</text:p>
          </table:table-cell>
          <table:table-cell office:value-type="float" office:value="6.6572884565" calcext:value-type="float">
            <text:p>6.6572884565</text:p>
          </table:table-cell>
          <table:table-cell table:formula="of:=POWER([.C2038]-6.75;2)" office:value-type="float" office:value="0.00859543029815241" calcext:value-type="float">
            <text:p>0.0085954303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804483" calcext:value-type="float">
            <text:p>6.804483</text:p>
          </table:table-cell>
          <table:table-cell office:value-type="float" office:value="6.6572811751" calcext:value-type="float">
            <text:p>6.6572811751</text:p>
          </table:table-cell>
          <table:table-cell table:formula="of:=POWER([.C2039]-6.75;2)" office:value-type="float" office:value="0.00859678049083693" calcext:value-type="float">
            <text:p>0.0085967805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807026" calcext:value-type="float">
            <text:p>6.807026</text:p>
          </table:table-cell>
          <table:table-cell office:value-type="float" office:value="6.6572731729" calcext:value-type="float">
            <text:p>6.6572731729</text:p>
          </table:table-cell>
          <table:table-cell table:formula="of:=POWER([.C2040]-6.75;2)" office:value-type="float" office:value="0.00859826446403328" calcext:value-type="float">
            <text:p>0.0085982645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8095" calcext:value-type="float">
            <text:p>6.8095</text:p>
          </table:table-cell>
          <table:table-cell office:value-type="float" office:value="6.6572645005" calcext:value-type="float">
            <text:p>6.6572645005</text:p>
          </table:table-cell>
          <table:table-cell table:formula="of:=POWER([.C2041]-6.75;2)" office:value-type="float" office:value="0.00859987286751447" calcext:value-type="float">
            <text:p>0.0085998729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811903" calcext:value-type="float">
            <text:p>6.811903</text:p>
          </table:table-cell>
          <table:table-cell office:value-type="float" office:value="6.6572552095" calcext:value-type="float">
            <text:p>6.6572552095</text:p>
          </table:table-cell>
          <table:table-cell table:formula="of:=POWER([.C2042]-6.75;2)" office:value-type="float" office:value="0.00860159616488894" calcext:value-type="float">
            <text:p>0.0086015962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814232" calcext:value-type="float">
            <text:p>6.814232</text:p>
          </table:table-cell>
          <table:table-cell office:value-type="float" office:value="6.6572453523" calcext:value-type="float">
            <text:p>6.6572453523</text:p>
          </table:table-cell>
          <table:table-cell table:formula="of:=POWER([.C2043]-6.75;2)" office:value-type="float" office:value="0.00860342466995105" calcext:value-type="float">
            <text:p>0.0086034247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816486" calcext:value-type="float">
            <text:p>6.816486</text:p>
          </table:table-cell>
          <table:table-cell office:value-type="float" office:value="6.657234986" calcext:value-type="float">
            <text:p>6.657234986</text:p>
          </table:table-cell>
          <table:table-cell table:formula="of:=POWER([.C2044]-6.75;2)" office:value-type="float" office:value="0.00860534782242024" calcext:value-type="float">
            <text:p>0.0086053478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818662" calcext:value-type="float">
            <text:p>6.818662</text:p>
          </table:table-cell>
          <table:table-cell office:value-type="float" office:value="6.6572241654" calcext:value-type="float">
            <text:p>6.6572241654</text:p>
          </table:table-cell>
          <table:table-cell table:formula="of:=POWER([.C2045]-6.75;2)" office:value-type="float" office:value="0.00860735548572661" calcext:value-type="float">
            <text:p>0.0086073555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820759" calcext:value-type="float">
            <text:p>6.820759</text:p>
          </table:table-cell>
          <table:table-cell office:value-type="float" office:value="6.6572129495" calcext:value-type="float">
            <text:p>6.6572129495</text:p>
          </table:table-cell>
          <table:table-cell table:formula="of:=POWER([.C2046]-6.75;2)" office:value-type="float" office:value="0.00860943674048958" calcext:value-type="float">
            <text:p>0.0086094367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822776" calcext:value-type="float">
            <text:p>6.822776</text:p>
          </table:table-cell>
          <table:table-cell office:value-type="float" office:value="6.6572013974" calcext:value-type="float">
            <text:p>6.6572013974</text:p>
          </table:table-cell>
          <table:table-cell table:formula="of:=POWER([.C2047]-6.75;2)" office:value-type="float" office:value="0.00861158064451278" calcext:value-type="float">
            <text:p>0.0086115806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824713" calcext:value-type="float">
            <text:p>6.824713</text:p>
          </table:table-cell>
          <table:table-cell office:value-type="float" office:value="6.6571895671" calcext:value-type="float">
            <text:p>6.6571895671</text:p>
          </table:table-cell>
          <table:table-cell table:formula="of:=POWER([.C2048]-6.75;2)" office:value-type="float" office:value="0.00861377645508547" calcext:value-type="float">
            <text:p>0.008613776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826567" calcext:value-type="float">
            <text:p>6.826567</text:p>
          </table:table-cell>
          <table:table-cell office:value-type="float" office:value="6.6571775156" calcext:value-type="float">
            <text:p>6.6571775156</text:p>
          </table:table-cell>
          <table:table-cell table:formula="of:=POWER([.C2049]-6.75;2)" office:value-type="float" office:value="0.00861601361018826" calcext:value-type="float">
            <text:p>0.0086160136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828339" calcext:value-type="float">
            <text:p>6.828339</text:p>
          </table:table-cell>
          <table:table-cell office:value-type="float" office:value="6.657165304" calcext:value-type="float">
            <text:p>6.657165304</text:p>
          </table:table-cell>
          <table:table-cell table:formula="of:=POWER([.C2050]-6.75;2)" office:value-type="float" office:value="0.00861828078141236" calcext:value-type="float">
            <text:p>0.0086182808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830027" calcext:value-type="float">
            <text:p>6.830027</text:p>
          </table:table-cell>
          <table:table-cell office:value-type="float" office:value="6.6571529893" calcext:value-type="float">
            <text:p>6.6571529893</text:p>
          </table:table-cell>
          <table:table-cell table:formula="of:=POWER([.C2051]-6.75;2)" office:value-type="float" office:value="0.0086205673959259" calcext:value-type="float">
            <text:p>0.0086205674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831633" calcext:value-type="float">
            <text:p>6.831633</text:p>
          </table:table-cell>
          <table:table-cell office:value-type="float" office:value="6.6571406294" calcext:value-type="float">
            <text:p>6.6571406294</text:p>
          </table:table-cell>
          <table:table-cell table:formula="of:=POWER([.C2052]-6.75;2)" office:value-type="float" office:value="0.00862286270822819" calcext:value-type="float">
            <text:p>0.0086228627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833157" calcext:value-type="float">
            <text:p>6.833157</text:p>
          </table:table-cell>
          <table:table-cell office:value-type="float" office:value="6.6571282803" calcext:value-type="float">
            <text:p>6.6571282803</text:p>
          </table:table-cell>
          <table:table-cell table:formula="of:=POWER([.C2053]-6.75;2)" office:value-type="float" office:value="0.00862515632003532" calcext:value-type="float">
            <text:p>0.0086251563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834597" calcext:value-type="float">
            <text:p>6.834597</text:p>
          </table:table-cell>
          <table:table-cell office:value-type="float" office:value="6.6571159957" calcext:value-type="float">
            <text:p>6.6571159957</text:p>
          </table:table-cell>
          <table:table-cell table:formula="of:=POWER([.C2054]-6.75;2)" office:value-type="float" office:value="0.00862743825480244" calcext:value-type="float">
            <text:p>0.0086274383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.835956" calcext:value-type="float">
            <text:p>6.835956</text:p>
          </table:table-cell>
          <table:table-cell office:value-type="float" office:value="6.6571038292" calcext:value-type="float">
            <text:p>6.6571038292</text:p>
          </table:table-cell>
          <table:table-cell table:formula="of:=POWER([.C2055]-6.75;2)" office:value-type="float" office:value="0.00862969854930269" calcext:value-type="float">
            <text:p>0.0086296985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837233" calcext:value-type="float">
            <text:p>6.837233</text:p>
          </table:table-cell>
          <table:table-cell office:value-type="float" office:value="6.6570918324" calcext:value-type="float">
            <text:p>6.6570918324</text:p>
          </table:table-cell>
          <table:table-cell table:formula="of:=POWER([.C2056]-6.75;2)" office:value-type="float" office:value="0.00863192760678971" calcext:value-type="float">
            <text:p>0.0086319276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83843" calcext:value-type="float">
            <text:p>6.83843</text:p>
          </table:table-cell>
          <table:table-cell office:value-type="float" office:value="6.6570800548" calcext:value-type="float">
            <text:p>6.6570800548</text:p>
          </table:table-cell>
          <table:table-cell table:formula="of:=POWER([.C2057]-6.75;2)" office:value-type="float" office:value="0.00863411621597105" calcext:value-type="float">
            <text:p>0.0086341162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839548" calcext:value-type="float">
            <text:p>6.839548</text:p>
          </table:table-cell>
          <table:table-cell office:value-type="float" office:value="6.6570685424" calcext:value-type="float">
            <text:p>6.6570685424</text:p>
          </table:table-cell>
          <table:table-cell table:formula="of:=POWER([.C2058]-6.75;2)" office:value-type="float" office:value="0.00863625581166055" calcext:value-type="float">
            <text:p>0.0086362558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840589" calcext:value-type="float">
            <text:p>6.840589</text:p>
          </table:table-cell>
          <table:table-cell office:value-type="float" office:value="6.6570573394" calcext:value-type="float">
            <text:p>6.6570573394</text:p>
          </table:table-cell>
          <table:table-cell table:formula="of:=POWER([.C2059]-6.75;2)" office:value-type="float" office:value="0.00863833815940686" calcext:value-type="float">
            <text:p>0.0086383382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841552" calcext:value-type="float">
            <text:p>6.841552</text:p>
          </table:table-cell>
          <table:table-cell office:value-type="float" office:value="6.6570464866" calcext:value-type="float">
            <text:p>6.6570464866</text:p>
          </table:table-cell>
          <table:table-cell table:formula="of:=POWER([.C2060]-6.75;2)" office:value-type="float" office:value="0.00864035565340405" calcext:value-type="float">
            <text:p>0.0086403557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842441" calcext:value-type="float">
            <text:p>6.842441</text:p>
          </table:table-cell>
          <table:table-cell office:value-type="float" office:value="6.6570360247" calcext:value-type="float">
            <text:p>6.6570360247</text:p>
          </table:table-cell>
          <table:table-cell table:formula="of:=POWER([.C2061]-6.75;2)" office:value-type="float" office:value="0.00864230070357901" calcext:value-type="float">
            <text:p>0.0086423007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843258" calcext:value-type="float">
            <text:p>6.843258</text:p>
          </table:table-cell>
          <table:table-cell office:value-type="float" office:value="6.6570259893" calcext:value-type="float">
            <text:p>6.6570259893</text:p>
          </table:table-cell>
          <table:table-cell table:formula="of:=POWER([.C2062]-6.75;2)" office:value-type="float" office:value="0.00864416666564369" calcext:value-type="float">
            <text:p>0.0086441667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844003" calcext:value-type="float">
            <text:p>6.844003</text:p>
          </table:table-cell>
          <table:table-cell office:value-type="float" office:value="6.6570164125" calcext:value-type="float">
            <text:p>6.6570164125</text:p>
          </table:table-cell>
          <table:table-cell table:formula="of:=POWER([.C2063]-6.75;2)" office:value-type="float" office:value="0.00864594754437016" calcext:value-type="float">
            <text:p>0.0086459475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844679" calcext:value-type="float">
            <text:p>6.844679</text:p>
          </table:table-cell>
          <table:table-cell office:value-type="float" office:value="6.6570073244" calcext:value-type="float">
            <text:p>6.6570073244</text:p>
          </table:table-cell>
          <table:table-cell table:formula="of:=POWER([.C2064]-6.75;2)" office:value-type="float" office:value="0.00864763771524678" calcext:value-type="float">
            <text:p>0.0086476377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845288" calcext:value-type="float">
            <text:p>6.845288</text:p>
          </table:table-cell>
          <table:table-cell office:value-type="float" office:value="6.6569987519" calcext:value-type="float">
            <text:p>6.6569987519</text:p>
          </table:table-cell>
          <table:table-cell table:formula="of:=POWER([.C2065]-6.75;2)" office:value-type="float" office:value="0.00864923214815779" calcext:value-type="float">
            <text:p>0.0086492321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845833" calcext:value-type="float">
            <text:p>6.845833</text:p>
          </table:table-cell>
          <table:table-cell office:value-type="float" office:value="6.6569907175" calcext:value-type="float">
            <text:p>6.6569907175</text:p>
          </table:table-cell>
          <table:table-cell table:formula="of:=POWER([.C2066]-6.75;2)" office:value-type="float" office:value="0.00865072663116476" calcext:value-type="float">
            <text:p>0.0086507266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846316" calcext:value-type="float">
            <text:p>6.846316</text:p>
          </table:table-cell>
          <table:table-cell office:value-type="float" office:value="6.6569832417" calcext:value-type="float">
            <text:p>6.6569832417</text:p>
          </table:table-cell>
          <table:table-cell table:formula="of:=POWER([.C2067]-6.75;2)" office:value-type="float" office:value="0.00865211732464064" calcext:value-type="float">
            <text:p>0.0086521173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846739" calcext:value-type="float">
            <text:p>6.846739</text:p>
          </table:table-cell>
          <table:table-cell office:value-type="float" office:value="6.6569763416" calcext:value-type="float">
            <text:p>6.6569763416</text:p>
          </table:table-cell>
          <table:table-cell table:formula="of:=POWER([.C2068]-6.75;2)" office:value-type="float" office:value="0.00865340102211988" calcext:value-type="float">
            <text:p>0.008653401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847105" calcext:value-type="float">
            <text:p>6.847105</text:p>
          </table:table-cell>
          <table:table-cell office:value-type="float" office:value="6.6569700301" calcext:value-type="float">
            <text:p>6.6569700301</text:p>
          </table:table-cell>
          <table:table-cell table:formula="of:=POWER([.C2069]-6.75;2)" office:value-type="float" office:value="0.00865457529959489" calcext:value-type="float">
            <text:p>0.0086545753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847417" calcext:value-type="float">
            <text:p>6.847417</text:p>
          </table:table-cell>
          <table:table-cell office:value-type="float" office:value="6.6569643169" calcext:value-type="float">
            <text:p>6.6569643169</text:p>
          </table:table-cell>
          <table:table-cell table:formula="of:=POWER([.C2070]-6.75;2)" office:value-type="float" office:value="0.00865563832988365" calcext:value-type="float">
            <text:p>0.0086556383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847676" calcext:value-type="float">
            <text:p>6.847676</text:p>
          </table:table-cell>
          <table:table-cell office:value-type="float" office:value="6.656759529" calcext:value-type="float">
            <text:p>6.656759529</text:p>
          </table:table-cell>
          <table:table-cell table:formula="of:=POWER([.C2071]-6.75;2)" office:value-type="float" office:value="0.00869378543230178" calcext:value-type="float">
            <text:p>0.0086937854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847887" calcext:value-type="float">
            <text:p>6.847887</text:p>
          </table:table-cell>
          <table:table-cell office:value-type="float" office:value="6.6565540215" calcext:value-type="float">
            <text:p>6.6565540215</text:p>
          </table:table-cell>
          <table:table-cell table:formula="of:=POWER([.C2072]-6.75;2)" office:value-type="float" office:value="0.00873215089782249" calcext:value-type="float">
            <text:p>0.0087321509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84805" calcext:value-type="float">
            <text:p>6.84805</text:p>
          </table:table-cell>
          <table:table-cell office:value-type="float" office:value="6.6563478438" calcext:value-type="float">
            <text:p>6.6563478438</text:p>
          </table:table-cell>
          <table:table-cell table:formula="of:=POWER([.C2073]-6.75;2)" office:value-type="float" office:value="0.00877072636090922" calcext:value-type="float">
            <text:p>0.0087707264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84817" calcext:value-type="float">
            <text:p>6.84817</text:p>
          </table:table-cell>
          <table:table-cell office:value-type="float" office:value="6.6561410453" calcext:value-type="float">
            <text:p>6.6561410453</text:p>
          </table:table-cell>
          <table:table-cell table:formula="of:=POWER([.C2074]-6.75;2)" office:value-type="float" office:value="0.00880950337737664" calcext:value-type="float">
            <text:p>0.0088095034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848249" calcext:value-type="float">
            <text:p>6.848249</text:p>
          </table:table-cell>
          <table:table-cell office:value-type="float" office:value="6.6559336706" calcext:value-type="float">
            <text:p>6.6559336706</text:p>
          </table:table-cell>
          <table:table-cell table:formula="of:=POWER([.C2075]-6.75;2)" office:value-type="float" office:value="0.00884847432678937" calcext:value-type="float">
            <text:p>0.0088484743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84829" calcext:value-type="float">
            <text:p>6.84829</text:p>
          </table:table-cell>
          <table:table-cell office:value-type="float" office:value="6.6557257622" calcext:value-type="float">
            <text:p>6.6557257622</text:p>
          </table:table-cell>
          <table:table-cell table:formula="of:=POWER([.C2076]-6.75;2)" office:value-type="float" office:value="0.00888763191277089" calcext:value-type="float">
            <text:p>0.0088876319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848294" calcext:value-type="float">
            <text:p>6.848294</text:p>
          </table:table-cell>
          <table:table-cell office:value-type="float" office:value="6.6555173593" calcext:value-type="float">
            <text:p>6.6555173593</text:p>
          </table:table-cell>
          <table:table-cell table:formula="of:=POWER([.C2077]-6.75;2)" office:value-type="float" office:value="0.00892696939364528" calcext:value-type="float">
            <text:p>0.0089269694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848265" calcext:value-type="float">
            <text:p>6.848265</text:p>
          </table:table-cell>
          <table:table-cell office:value-type="float" office:value="6.6553085005" calcext:value-type="float">
            <text:p>6.6553085005</text:p>
          </table:table-cell>
          <table:table-cell table:formula="of:=POWER([.C2078]-6.75;2)" office:value-type="float" office:value="0.00896648007755844" calcext:value-type="float">
            <text:p>0.0089664801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848205" calcext:value-type="float">
            <text:p>6.848205</text:p>
          </table:table-cell>
          <table:table-cell office:value-type="float" office:value="6.6550992202" calcext:value-type="float">
            <text:p>6.6550992202</text:p>
          </table:table-cell>
          <table:table-cell table:formula="of:=POWER([.C2079]-6.75;2)" office:value-type="float" office:value="0.00900615800664802" calcext:value-type="float">
            <text:p>0.009006158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848116" calcext:value-type="float">
            <text:p>6.848116</text:p>
          </table:table-cell>
          <table:table-cell office:value-type="float" office:value="6.6548895505" calcext:value-type="float">
            <text:p>6.6548895505</text:p>
          </table:table-cell>
          <table:table-cell table:formula="of:=POWER([.C2080]-6.75;2)" office:value-type="float" office:value="0.00904599760409204" calcext:value-type="float">
            <text:p>0.0090459976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848002" calcext:value-type="float">
            <text:p>6.848002</text:p>
          </table:table-cell>
          <table:table-cell office:value-type="float" office:value="6.6546795217" calcext:value-type="float">
            <text:p>6.6546795217</text:p>
          </table:table-cell>
          <table:table-cell table:formula="of:=POWER([.C2081]-6.75;2)" office:value-type="float" office:value="0.00908599358334071" calcext:value-type="float">
            <text:p>0.0090859936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847864" calcext:value-type="float">
            <text:p>6.847864</text:p>
          </table:table-cell>
          <table:table-cell office:value-type="float" office:value="6.65446916" calcext:value-type="float">
            <text:p>6.65446916</text:p>
          </table:table-cell>
          <table:table-cell table:formula="of:=POWER([.C2082]-6.75;2)" office:value-type="float" office:value="0.00912614139110566" calcext:value-type="float">
            <text:p>0.0091261414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847703" calcext:value-type="float">
            <text:p>6.847703</text:p>
          </table:table-cell>
          <table:table-cell office:value-type="float" office:value="6.6542584902" calcext:value-type="float">
            <text:p>6.6542584902</text:p>
          </table:table-cell>
          <table:table-cell table:formula="of:=POWER([.C2083]-6.75;2)" office:value-type="float" office:value="0.00916643669878347" calcext:value-type="float">
            <text:p>0.0091664367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847524" calcext:value-type="float">
            <text:p>6.847524</text:p>
          </table:table-cell>
          <table:table-cell office:value-type="float" office:value="6.6540475365" calcext:value-type="float">
            <text:p>6.6540475365</text:p>
          </table:table-cell>
          <table:table-cell table:formula="of:=POWER([.C2084]-6.75;2)" office:value-type="float" office:value="0.00920687525171878" calcext:value-type="float">
            <text:p>0.0092068753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847326" calcext:value-type="float">
            <text:p>6.847326</text:p>
          </table:table-cell>
          <table:table-cell office:value-type="float" office:value="6.6538363177" calcext:value-type="float">
            <text:p>6.6538363177</text:p>
          </table:table-cell>
          <table:table-cell table:formula="of:=POWER([.C2085]-6.75;2)" office:value-type="float" office:value="0.00924745379349539" calcext:value-type="float">
            <text:p>0.0092474538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847112" calcext:value-type="float">
            <text:p>6.847112</text:p>
          </table:table-cell>
          <table:table-cell office:value-type="float" office:value="6.6536248536" calcext:value-type="float">
            <text:p>6.6536248536</text:p>
          </table:table-cell>
          <table:table-cell table:formula="of:=POWER([.C2086]-6.75;2)" office:value-type="float" office:value="0.00928816884362139" calcext:value-type="float">
            <text:p>0.0092881688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846884" calcext:value-type="float">
            <text:p>6.846884</text:p>
          </table:table-cell>
          <table:table-cell office:value-type="float" office:value="6.6534131608" calcext:value-type="float">
            <text:p>6.6534131608</text:p>
          </table:table-cell>
          <table:table-cell table:formula="of:=POWER([.C2087]-6.75;2)" office:value-type="float" office:value="0.00932901750664674" calcext:value-type="float">
            <text:p>0.0093290175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846643" calcext:value-type="float">
            <text:p>6.846643</text:p>
          </table:table-cell>
          <table:table-cell office:value-type="float" office:value="6.6532012541" calcext:value-type="float">
            <text:p>6.6532012541</text:p>
          </table:table-cell>
          <table:table-cell table:formula="of:=POWER([.C2088]-6.75;2)" office:value-type="float" office:value="0.0093699972078128" calcext:value-type="float">
            <text:p>0.0093699972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84639" calcext:value-type="float">
            <text:p>6.84639</text:p>
          </table:table-cell>
          <table:table-cell office:value-type="float" office:value="6.6529891469" calcext:value-type="float">
            <text:p>6.6529891469</text:p>
          </table:table-cell>
          <table:table-cell table:formula="of:=POWER([.C2089]-6.75;2)" office:value-type="float" office:value="0.00941110561918987" calcext:value-type="float">
            <text:p>0.0094111056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846126" calcext:value-type="float">
            <text:p>6.846126</text:p>
          </table:table-cell>
          <table:table-cell office:value-type="float" office:value="6.6527768518" calcext:value-type="float">
            <text:p>6.6527768518</text:p>
          </table:table-cell>
          <table:table-cell table:formula="of:=POWER([.C2090]-6.75;2)" office:value-type="float" office:value="0.00945234054591923" calcext:value-type="float">
            <text:p>0.0094523405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845853" calcext:value-type="float">
            <text:p>6.845853</text:p>
          </table:table-cell>
          <table:table-cell office:value-type="float" office:value="6.6525643802" calcext:value-type="float">
            <text:p>6.6525643802</text:p>
          </table:table-cell>
          <table:table-cell table:formula="of:=POWER([.C2091]-6.75;2)" office:value-type="float" office:value="0.00949370000581009" calcext:value-type="float">
            <text:p>0.0094937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845572" calcext:value-type="float">
            <text:p>6.845572</text:p>
          </table:table-cell>
          <table:table-cell office:value-type="float" office:value="6.6523517415" calcext:value-type="float">
            <text:p>6.6523517415</text:p>
          </table:table-cell>
          <table:table-cell table:formula="of:=POWER([.C2092]-6.75;2)" office:value-type="float" office:value="0.00953518238808274" calcext:value-type="float">
            <text:p>0.0095351824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845282" calcext:value-type="float">
            <text:p>6.845282</text:p>
          </table:table-cell>
          <table:table-cell office:value-type="float" office:value="6.6521389438" calcext:value-type="float">
            <text:p>6.6521389438</text:p>
          </table:table-cell>
          <table:table-cell table:formula="of:=POWER([.C2093]-6.75;2)" office:value-type="float" office:value="0.0095767863205796" calcext:value-type="float">
            <text:p>0.0095767863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844984" calcext:value-type="float">
            <text:p>6.844984</text:p>
          </table:table-cell>
          <table:table-cell office:value-type="float" office:value="6.6519259967" calcext:value-type="float">
            <text:p>6.6519259967</text:p>
          </table:table-cell>
          <table:table-cell table:formula="of:=POWER([.C2094]-6.75;2)" office:value-type="float" office:value="0.00961851012328838" calcext:value-type="float">
            <text:p>0.0096185101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844679" calcext:value-type="float">
            <text:p>6.844679</text:p>
          </table:table-cell>
          <table:table-cell office:value-type="float" office:value="6.6517129084" calcext:value-type="float">
            <text:p>6.6517129084</text:p>
          </table:table-cell>
          <table:table-cell table:formula="of:=POWER([.C2095]-6.75;2)" office:value-type="float" office:value="0.00966035237518671" calcext:value-type="float">
            <text:p>0.0096603524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844368" calcext:value-type="float">
            <text:p>6.844368</text:p>
          </table:table-cell>
          <table:table-cell office:value-type="float" office:value="6.6514996862" calcext:value-type="float">
            <text:p>6.6514996862</text:p>
          </table:table-cell>
          <table:table-cell table:formula="of:=POWER([.C2096]-6.75;2)" office:value-type="float" office:value="0.00970231181869843" calcext:value-type="float">
            <text:p>0.0097023118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844049" calcext:value-type="float">
            <text:p>6.844049</text:p>
          </table:table-cell>
          <table:table-cell office:value-type="float" office:value="6.6512863363" calcext:value-type="float">
            <text:p>6.6512863363</text:p>
          </table:table-cell>
          <table:table-cell table:formula="of:=POWER([.C2097]-6.75;2)" office:value-type="float" office:value="0.00974438740107668" calcext:value-type="float">
            <text:p>0.0097443874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843722" calcext:value-type="float">
            <text:p>6.843722</text:p>
          </table:table-cell>
          <table:table-cell office:value-type="float" office:value="6.6510728671" calcext:value-type="float">
            <text:p>6.6510728671</text:p>
          </table:table-cell>
          <table:table-cell table:formula="of:=POWER([.C2098]-6.75;2)" office:value-type="float" office:value="0.00978657762381428" calcext:value-type="float">
            <text:p>0.0097865776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843389" calcext:value-type="float">
            <text:p>6.843389</text:p>
          </table:table-cell>
          <table:table-cell office:value-type="float" office:value="6.6508592871" calcext:value-type="float">
            <text:p>6.6508592871</text:p>
          </table:table-cell>
          <table:table-cell table:formula="of:=POWER([.C2099]-6.75;2)" office:value-type="float" office:value="0.00982888095432017" calcext:value-type="float">
            <text:p>0.009828881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843047" calcext:value-type="float">
            <text:p>6.843047</text:p>
          </table:table-cell>
          <table:table-cell office:value-type="float" office:value="6.6506456027" calcext:value-type="float">
            <text:p>6.6506456027</text:p>
          </table:table-cell>
          <table:table-cell table:formula="of:=POWER([.C2100]-6.75;2)" office:value-type="float" office:value="0.00987129626284624" calcext:value-type="float">
            <text:p>0.0098712963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842696" calcext:value-type="float">
            <text:p>6.842696</text:p>
          </table:table-cell>
          <table:table-cell office:value-type="float" office:value="6.6504318233" calcext:value-type="float">
            <text:p>6.6504318233</text:p>
          </table:table-cell>
          <table:table-cell table:formula="of:=POWER([.C2101]-6.75;2)" office:value-type="float" office:value="0.00991382181136244" calcext:value-type="float">
            <text:p>0.0099138218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842337" calcext:value-type="float">
            <text:p>6.842337</text:p>
          </table:table-cell>
          <table:table-cell office:value-type="float" office:value="6.6502179588" calcext:value-type="float">
            <text:p>6.6502179588</text:p>
          </table:table-cell>
          <table:table-cell table:formula="of:=POWER([.C2102]-6.75;2)" office:value-type="float" office:value="0.00995645574603852" calcext:value-type="float">
            <text:p>0.0099564557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841967" calcext:value-type="float">
            <text:p>6.841967</text:p>
          </table:table-cell>
          <table:table-cell office:value-type="float" office:value="6.6500040178" calcext:value-type="float">
            <text:p>6.6500040178</text:p>
          </table:table-cell>
          <table:table-cell table:formula="of:=POWER([.C2103]-6.75;2)" office:value-type="float" office:value="0.00999919645614277" calcext:value-type="float">
            <text:p>0.0099991965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841586" calcext:value-type="float">
            <text:p>6.841586</text:p>
          </table:table-cell>
          <table:table-cell office:value-type="float" office:value="6.6497900123" calcext:value-type="float">
            <text:p>6.6497900123</text:p>
          </table:table-cell>
          <table:table-cell table:formula="of:=POWER([.C2104]-6.75;2)" office:value-type="float" office:value="0.0100420416348341" calcext:value-type="float">
            <text:p>0.0100420416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.841193" calcext:value-type="float">
            <text:p>6.841193</text:p>
          </table:table-cell>
          <table:table-cell office:value-type="float" office:value="6.6495759542" calcext:value-type="float">
            <text:p>6.6495759542</text:p>
          </table:table-cell>
          <table:table-cell table:formula="of:=POWER([.C2105]-6.75;2)" office:value-type="float" office:value="0.0100849889748404" calcext:value-type="float">
            <text:p>0.010084989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840786" calcext:value-type="float">
            <text:p>6.840786</text:p>
          </table:table-cell>
          <table:table-cell office:value-type="float" office:value="6.649361857" calcext:value-type="float">
            <text:p>6.649361857</text:p>
          </table:table-cell>
          <table:table-cell table:formula="of:=POWER([.C2106]-6.75;2)" office:value-type="float" office:value="0.0101280358264885" calcext:value-type="float">
            <text:p>0.0101280358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840366" calcext:value-type="float">
            <text:p>6.840366</text:p>
          </table:table-cell>
          <table:table-cell office:value-type="float" office:value="6.649147736" calcext:value-type="float">
            <text:p>6.649147736</text:p>
          </table:table-cell>
          <table:table-cell table:formula="of:=POWER([.C2107]-6.75;2)" office:value-type="float" office:value="0.0101711791539257" calcext:value-type="float">
            <text:p>0.0101711792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839929" calcext:value-type="float">
            <text:p>6.839929</text:p>
          </table:table-cell>
          <table:table-cell office:value-type="float" office:value="6.6489336058" calcext:value-type="float">
            <text:p>6.6489336058</text:p>
          </table:table-cell>
          <table:table-cell table:formula="of:=POWER([.C2108]-6.75;2)" office:value-type="float" office:value="0.0102144160365898" calcext:value-type="float">
            <text:p>0.010214416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839476" calcext:value-type="float">
            <text:p>6.839476</text:p>
          </table:table-cell>
          <table:table-cell office:value-type="float" office:value="6.6487194854" calcext:value-type="float">
            <text:p>6.6487194854</text:p>
          </table:table-cell>
          <table:table-cell table:formula="of:=POWER([.C2109]-6.75;2)" office:value-type="float" office:value="0.0102577426376408" calcext:value-type="float">
            <text:p>0.0102577426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839004" calcext:value-type="float">
            <text:p>6.839004</text:p>
          </table:table-cell>
          <table:table-cell office:value-type="float" office:value="6.6485053928" calcext:value-type="float">
            <text:p>6.6485053928</text:p>
          </table:table-cell>
          <table:table-cell table:formula="of:=POWER([.C2110]-6.75;2)" office:value-type="float" office:value="0.0103011552906823" calcext:value-type="float">
            <text:p>0.0103011553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838512" calcext:value-type="float">
            <text:p>6.838512</text:p>
          </table:table-cell>
          <table:table-cell office:value-type="float" office:value="6.6482913494" calcext:value-type="float">
            <text:p>6.6482913494</text:p>
          </table:table-cell>
          <table:table-cell table:formula="of:=POWER([.C2111]-6.75;2)" office:value-type="float" office:value="0.0103446496068729" calcext:value-type="float">
            <text:p>0.0103446496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837999" calcext:value-type="float">
            <text:p>6.837999</text:p>
          </table:table-cell>
          <table:table-cell office:value-type="float" office:value="6.648077378" calcext:value-type="float">
            <text:p>6.648077378</text:p>
          </table:table-cell>
          <table:table-cell table:formula="of:=POWER([.C2112]-6.75;2)" office:value-type="float" office:value="0.0103882208753549" calcext:value-type="float">
            <text:p>0.0103882209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837464" calcext:value-type="float">
            <text:p>6.837464</text:p>
          </table:table-cell>
          <table:table-cell office:value-type="float" office:value="6.6478635023" calcext:value-type="float">
            <text:p>6.6478635023</text:p>
          </table:table-cell>
          <table:table-cell table:formula="of:=POWER([.C2113]-6.75;2)" office:value-type="float" office:value="0.0104318641624221" calcext:value-type="float">
            <text:p>0.0104318642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836905" calcext:value-type="float">
            <text:p>6.836905</text:p>
          </table:table-cell>
          <table:table-cell office:value-type="float" office:value="6.6476497475" calcext:value-type="float">
            <text:p>6.6476497475</text:p>
          </table:table-cell>
          <table:table-cell table:formula="of:=POWER([.C2114]-6.75;2)" office:value-type="float" office:value="0.0104755741868137" calcext:value-type="float">
            <text:p>0.0104755742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83632" calcext:value-type="float">
            <text:p>6.83632</text:p>
          </table:table-cell>
          <table:table-cell office:value-type="float" office:value="6.6474361411" calcext:value-type="float">
            <text:p>6.6474361411</text:p>
          </table:table-cell>
          <table:table-cell table:formula="of:=POWER([.C2115]-6.75;2)" office:value-type="float" office:value="0.0105193451524591" calcext:value-type="float">
            <text:p>0.0105193452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835709" calcext:value-type="float">
            <text:p>6.835709</text:p>
          </table:table-cell>
          <table:table-cell office:value-type="float" office:value="6.647222713" calcext:value-type="float">
            <text:p>6.647222713</text:p>
          </table:table-cell>
          <table:table-cell table:formula="of:=POWER([.C2116]-6.75;2)" office:value-type="float" office:value="0.0105631707230804" calcext:value-type="float">
            <text:p>0.0105631707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83507" calcext:value-type="float">
            <text:p>6.83507</text:p>
          </table:table-cell>
          <table:table-cell office:value-type="float" office:value="6.6470094932" calcext:value-type="float">
            <text:p>6.6470094932</text:p>
          </table:table-cell>
          <table:table-cell table:formula="of:=POWER([.C2117]-6.75;2)" office:value-type="float" office:value="0.0106070444909209" calcext:value-type="float">
            <text:p>0.0106070445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834402" calcext:value-type="float">
            <text:p>6.834402</text:p>
          </table:table-cell>
          <table:table-cell office:value-type="float" office:value="6.6467965142" calcext:value-type="float">
            <text:p>6.6467965142</text:p>
          </table:table-cell>
          <table:table-cell table:formula="of:=POWER([.C2118]-6.75;2)" office:value-type="float" office:value="0.0106509594812708" calcext:value-type="float">
            <text:p>0.0106509595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833705" calcext:value-type="float">
            <text:p>6.833705</text:p>
          </table:table-cell>
          <table:table-cell office:value-type="float" office:value="6.6465838095" calcext:value-type="float">
            <text:p>6.6465838095</text:p>
          </table:table-cell>
          <table:table-cell table:formula="of:=POWER([.C2119]-6.75;2)" office:value-type="float" office:value="0.0106949084575323" calcext:value-type="float">
            <text:p>0.0106949085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832975" calcext:value-type="float">
            <text:p>6.832975</text:p>
          </table:table-cell>
          <table:table-cell office:value-type="float" office:value="6.6463714132" calcext:value-type="float">
            <text:p>6.6463714132</text:p>
          </table:table-cell>
          <table:table-cell table:formula="of:=POWER([.C2120]-6.75;2)" office:value-type="float" office:value="0.0107388840021652" calcext:value-type="float">
            <text:p>0.010738884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832214" calcext:value-type="float">
            <text:p>6.832214</text:p>
          </table:table-cell>
          <table:table-cell office:value-type="float" office:value="6.6461593636" calcext:value-type="float">
            <text:p>6.6461593636</text:p>
          </table:table-cell>
          <table:table-cell table:formula="of:=POWER([.C2121]-6.75;2)" office:value-type="float" office:value="0.010782877767957" calcext:value-type="float">
            <text:p>0.0107828778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83142" calcext:value-type="float">
            <text:p>6.83142</text:p>
          </table:table-cell>
          <table:table-cell office:value-type="float" office:value="6.6459476974" calcext:value-type="float">
            <text:p>6.6459476974</text:p>
          </table:table-cell>
          <table:table-cell table:formula="of:=POWER([.C2122]-6.75;2)" office:value-type="float" office:value="0.0108268816763619" calcext:value-type="float">
            <text:p>0.0108268817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830592" calcext:value-type="float">
            <text:p>6.830592</text:p>
          </table:table-cell>
          <table:table-cell office:value-type="float" office:value="6.6457364533" calcext:value-type="float">
            <text:p>6.6457364533</text:p>
          </table:table-cell>
          <table:table-cell table:formula="of:=POWER([.C2123]-6.75;2)" office:value-type="float" office:value="0.0108708871704632" calcext:value-type="float">
            <text:p>0.0108708872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82973" calcext:value-type="float">
            <text:p>6.82973</text:p>
          </table:table-cell>
          <table:table-cell office:value-type="float" office:value="6.6455256716" calcext:value-type="float">
            <text:p>6.6455256716</text:p>
          </table:table-cell>
          <table:table-cell table:formula="of:=POWER([.C2124]-6.75;2)" office:value-type="float" office:value="0.0109148852946311" calcext:value-type="float">
            <text:p>0.0109148853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828832" calcext:value-type="float">
            <text:p>6.828832</text:p>
          </table:table-cell>
          <table:table-cell office:value-type="float" office:value="6.6453153927" calcext:value-type="float">
            <text:p>6.6453153927</text:p>
          </table:table-cell>
          <table:table-cell table:formula="of:=POWER([.C2125]-6.75;2)" office:value-type="float" office:value="0.0109588670055553" calcext:value-type="float">
            <text:p>0.010958867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8279" calcext:value-type="float">
            <text:p>6.8279</text:p>
          </table:table-cell>
          <table:table-cell office:value-type="float" office:value="6.6451056594" calcext:value-type="float">
            <text:p>6.6451056594</text:p>
          </table:table-cell>
          <table:table-cell table:formula="of:=POWER([.C2126]-6.75;2)" office:value-type="float" office:value="0.0110028226899087" calcext:value-type="float">
            <text:p>0.0110028227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826931" calcext:value-type="float">
            <text:p>6.826931</text:p>
          </table:table-cell>
          <table:table-cell office:value-type="float" office:value="6.6448965126" calcext:value-type="float">
            <text:p>6.6448965126</text:p>
          </table:table-cell>
          <table:table-cell table:formula="of:=POWER([.C2127]-6.75;2)" office:value-type="float" office:value="0.011046743063642" calcext:value-type="float">
            <text:p>0.0110467431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825927" calcext:value-type="float">
            <text:p>6.825927</text:p>
          </table:table-cell>
          <table:table-cell office:value-type="float" office:value="6.6446879966" calcext:value-type="float">
            <text:p>6.6446879966</text:p>
          </table:table-cell>
          <table:table-cell table:formula="of:=POWER([.C2128]-6.75;2)" office:value-type="float" office:value="0.0110906180601216" calcext:value-type="float">
            <text:p>0.0110906181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824887" calcext:value-type="float">
            <text:p>6.824887</text:p>
          </table:table-cell>
          <table:table-cell office:value-type="float" office:value="6.6444801537" calcext:value-type="float">
            <text:p>6.6444801537</text:p>
          </table:table-cell>
          <table:table-cell table:formula="of:=POWER([.C2129]-6.75;2)" office:value-type="float" office:value="0.0111344379631756" calcext:value-type="float">
            <text:p>0.011134438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823811" calcext:value-type="float">
            <text:p>6.823811</text:p>
          </table:table-cell>
          <table:table-cell office:value-type="float" office:value="6.6442730276" calcext:value-type="float">
            <text:p>6.6442730276</text:p>
          </table:table-cell>
          <table:table-cell table:formula="of:=POWER([.C2130]-6.75;2)" office:value-type="float" office:value="0.0111781926928704" calcext:value-type="float">
            <text:p>0.0111781927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822699" calcext:value-type="float">
            <text:p>6.822699</text:p>
          </table:table-cell>
          <table:table-cell office:value-type="float" office:value="6.6440666621" calcext:value-type="float">
            <text:p>6.6440666621</text:p>
          </table:table-cell>
          <table:table-cell table:formula="of:=POWER([.C2131]-6.75;2)" office:value-type="float" office:value="0.0112218720786355" calcext:value-type="float">
            <text:p>0.0112218721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821551" calcext:value-type="float">
            <text:p>6.821551</text:p>
          </table:table-cell>
          <table:table-cell office:value-type="float" office:value="6.6438611013" calcext:value-type="float">
            <text:p>6.6438611013</text:p>
          </table:table-cell>
          <table:table-cell table:formula="of:=POWER([.C2132]-6.75;2)" office:value-type="float" office:value="0.0112654658172489" calcext:value-type="float">
            <text:p>0.0112654658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820369" calcext:value-type="float">
            <text:p>6.820369</text:p>
          </table:table-cell>
          <table:table-cell office:value-type="float" office:value="6.6436563894" calcext:value-type="float">
            <text:p>6.6436563894</text:p>
          </table:table-cell>
          <table:table-cell table:formula="of:=POWER([.C2133]-6.75;2)" office:value-type="float" office:value="0.0113089635154444" calcext:value-type="float">
            <text:p>0.0113089635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819151" calcext:value-type="float">
            <text:p>6.819151</text:p>
          </table:table-cell>
          <table:table-cell office:value-type="float" office:value="6.6434525686" calcext:value-type="float">
            <text:p>6.6434525686</text:p>
          </table:table-cell>
          <table:table-cell table:formula="of:=POWER([.C2134]-6.75;2)" office:value-type="float" office:value="0.0113523551379377" calcext:value-type="float">
            <text:p>0.0113523551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8179" calcext:value-type="float">
            <text:p>6.8179</text:p>
          </table:table-cell>
          <table:table-cell office:value-type="float" office:value="6.6432496836" calcext:value-type="float">
            <text:p>6.6432496836</text:p>
          </table:table-cell>
          <table:table-cell table:formula="of:=POWER([.C2135]-6.75;2)" office:value-type="float" office:value="0.0113956300515002" calcext:value-type="float">
            <text:p>0.0113956301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816615" calcext:value-type="float">
            <text:p>6.816615</text:p>
          </table:table-cell>
          <table:table-cell office:value-type="float" office:value="6.6430477757" calcext:value-type="float">
            <text:p>6.6430477757</text:p>
          </table:table-cell>
          <table:table-cell table:formula="of:=POWER([.C2136]-6.75;2)" office:value-type="float" office:value="0.0114387782827174" calcext:value-type="float">
            <text:p>0.0114387783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815297" calcext:value-type="float">
            <text:p>6.815297</text:p>
          </table:table-cell>
          <table:table-cell office:value-type="float" office:value="6.6428468877" calcext:value-type="float">
            <text:p>6.6428468877</text:p>
          </table:table-cell>
          <table:table-cell table:formula="of:=POWER([.C2137]-6.75;2)" office:value-type="float" office:value="0.0114817894755764" calcext:value-type="float">
            <text:p>0.0114817895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813947" calcext:value-type="float">
            <text:p>6.813947</text:p>
          </table:table-cell>
          <table:table-cell office:value-type="float" office:value="6.6426470614" calcext:value-type="float">
            <text:p>6.6426470614</text:p>
          </table:table-cell>
          <table:table-cell table:formula="of:=POWER([.C2138]-6.75;2)" office:value-type="float" office:value="0.0115246534260554" calcext:value-type="float">
            <text:p>0.0115246534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812566" calcext:value-type="float">
            <text:p>6.812566</text:p>
          </table:table-cell>
          <table:table-cell office:value-type="float" office:value="6.6424483376" calcext:value-type="float">
            <text:p>6.6424483376</text:p>
          </table:table-cell>
          <table:table-cell table:formula="of:=POWER([.C2139]-6.75;2)" office:value-type="float" office:value="0.0115673600850035" calcext:value-type="float">
            <text:p>0.0115673601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811155" calcext:value-type="float">
            <text:p>6.811155</text:p>
          </table:table-cell>
          <table:table-cell office:value-type="float" office:value="6.6422507561" calcext:value-type="float">
            <text:p>6.6422507561</text:p>
          </table:table-cell>
          <table:table-cell table:formula="of:=POWER([.C2140]-6.75;2)" office:value-type="float" office:value="0.0116098995610217" calcext:value-type="float">
            <text:p>0.0116098996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809714" calcext:value-type="float">
            <text:p>6.809714</text:p>
          </table:table-cell>
          <table:table-cell office:value-type="float" office:value="6.6420543558" calcext:value-type="float">
            <text:p>6.6420543558</text:p>
          </table:table-cell>
          <table:table-cell table:formula="of:=POWER([.C2141]-6.75;2)" office:value-type="float" office:value="0.011652262101753" calcext:value-type="float">
            <text:p>0.0116522621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808245" calcext:value-type="float">
            <text:p>6.808245</text:p>
          </table:table-cell>
          <table:table-cell office:value-type="float" office:value="6.6418591758" calcext:value-type="float">
            <text:p>6.6418591758</text:p>
          </table:table-cell>
          <table:table-cell table:formula="of:=POWER([.C2142]-6.75;2)" office:value-type="float" office:value="0.0116944378586552" calcext:value-type="float">
            <text:p>0.0116944379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806748" calcext:value-type="float">
            <text:p>6.806748</text:p>
          </table:table-cell>
          <table:table-cell office:value-type="float" office:value="6.6416652529" calcext:value-type="float">
            <text:p>6.6416652529</text:p>
          </table:table-cell>
          <table:table-cell table:formula="of:=POWER([.C2143]-6.75;2)" office:value-type="float" office:value="0.0117364174292209" calcext:value-type="float">
            <text:p>0.0117364174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805225" calcext:value-type="float">
            <text:p>6.805225</text:p>
          </table:table-cell>
          <table:table-cell office:value-type="float" office:value="6.6414726243" calcext:value-type="float">
            <text:p>6.6414726243</text:p>
          </table:table-cell>
          <table:table-cell table:formula="of:=POWER([.C2144]-6.75;2)" office:value-type="float" office:value="0.0117781912763289" calcext:value-type="float">
            <text:p>0.0117781913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803676" calcext:value-type="float">
            <text:p>6.803676</text:p>
          </table:table-cell>
          <table:table-cell office:value-type="float" office:value="6.6412813248" calcext:value-type="float">
            <text:p>6.6412813248</text:p>
          </table:table-cell>
          <table:table-cell table:formula="of:=POWER([.C2145]-6.75;2)" office:value-type="float" office:value="0.0118197503372432" calcext:value-type="float">
            <text:p>0.0118197503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802102" calcext:value-type="float">
            <text:p>6.802102</text:p>
          </table:table-cell>
          <table:table-cell office:value-type="float" office:value="6.6410913895" calcext:value-type="float">
            <text:p>6.6410913895</text:p>
          </table:table-cell>
          <table:table-cell table:formula="of:=POWER([.C2146]-6.75;2)" office:value-type="float" office:value="0.0118610854410408" calcext:value-type="float">
            <text:p>0.0118610854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800505" calcext:value-type="float">
            <text:p>6.800505</text:p>
          </table:table-cell>
          <table:table-cell office:value-type="float" office:value="6.6409028525" calcext:value-type="float">
            <text:p>6.6409028525</text:p>
          </table:table-cell>
          <table:table-cell table:formula="of:=POWER([.C2147]-6.75;2)" office:value-type="float" office:value="0.0119021875926368" calcext:value-type="float">
            <text:p>0.0119021876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798885" calcext:value-type="float">
            <text:p>6.798885</text:p>
          </table:table-cell>
          <table:table-cell office:value-type="float" office:value="6.6407157456" calcext:value-type="float">
            <text:p>6.6407157456</text:p>
          </table:table-cell>
          <table:table-cell table:formula="of:=POWER([.C2148]-6.75;2)" office:value-type="float" office:value="0.011943048259764" calcext:value-type="float">
            <text:p>0.0119430483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797243" calcext:value-type="float">
            <text:p>6.797243</text:p>
          </table:table-cell>
          <table:table-cell office:value-type="float" office:value="6.6405301009" calcext:value-type="float">
            <text:p>6.6405301009</text:p>
          </table:table-cell>
          <table:table-cell table:formula="of:=POWER([.C2149]-6.75;2)" office:value-type="float" office:value="0.0119836588089641" calcext:value-type="float">
            <text:p>0.0119836588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795579" calcext:value-type="float">
            <text:p>6.795579</text:p>
          </table:table-cell>
          <table:table-cell office:value-type="float" office:value="6.6403459495" calcext:value-type="float">
            <text:p>6.6403459495</text:p>
          </table:table-cell>
          <table:table-cell table:formula="of:=POWER([.C2150]-6.75;2)" office:value-type="float" office:value="0.0120240107910565" calcext:value-type="float">
            <text:p>0.0120240108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793894" calcext:value-type="float">
            <text:p>6.793894</text:p>
          </table:table-cell>
          <table:table-cell office:value-type="float" office:value="6.6401633224" calcext:value-type="float">
            <text:p>6.6401633224</text:p>
          </table:table-cell>
          <table:table-cell table:formula="of:=POWER([.C2151]-6.75;2)" office:value-type="float" office:value="0.0120640957462063" calcext:value-type="float">
            <text:p>0.0120640957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79219" calcext:value-type="float">
            <text:p>6.79219</text:p>
          </table:table-cell>
          <table:table-cell office:value-type="float" office:value="6.6399822497" calcext:value-type="float">
            <text:p>6.6399822497</text:p>
          </table:table-cell>
          <table:table-cell table:formula="of:=POWER([.C2152]-6.75;2)" office:value-type="float" office:value="0.0121039053810731" calcext:value-type="float">
            <text:p>0.0121039054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790466" calcext:value-type="float">
            <text:p>6.790466</text:p>
          </table:table-cell>
          <table:table-cell office:value-type="float" office:value="6.6398027594" calcext:value-type="float">
            <text:p>6.6398027594</text:p>
          </table:table-cell>
          <table:table-cell table:formula="of:=POWER([.C2153]-6.75;2)" office:value-type="float" office:value="0.0121434318358542" calcext:value-type="float">
            <text:p>0.0121434318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788722" calcext:value-type="float">
            <text:p>6.788722</text:p>
          </table:table-cell>
          <table:table-cell office:value-type="float" office:value="6.6396248808" calcext:value-type="float">
            <text:p>6.6396248808</text:p>
          </table:table-cell>
          <table:table-cell table:formula="of:=POWER([.C2154]-6.75;2)" office:value-type="float" office:value="0.0121826669384143" calcext:value-type="float">
            <text:p>0.0121826669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78696" calcext:value-type="float">
            <text:p>6.78696</text:p>
          </table:table-cell>
          <table:table-cell office:value-type="float" office:value="6.639448643" calcext:value-type="float">
            <text:p>6.639448643</text:p>
          </table:table-cell>
          <table:table-cell table:formula="of:=POWER([.C2155]-6.75;2)" office:value-type="float" office:value="0.0122216025345415" calcext:value-type="float">
            <text:p>0.0122216025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785179" calcext:value-type="float">
            <text:p>6.785179</text:p>
          </table:table-cell>
          <table:table-cell office:value-type="float" office:value="6.6392740734" calcext:value-type="float">
            <text:p>6.6392740734</text:p>
          </table:table-cell>
          <table:table-cell table:formula="of:=POWER([.C2156]-6.75;2)" office:value-type="float" office:value="0.0122602308214285" calcext:value-type="float">
            <text:p>0.0122602308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783379" calcext:value-type="float">
            <text:p>6.783379</text:p>
          </table:table-cell>
          <table:table-cell office:value-type="float" office:value="6.6391012002" calcext:value-type="float">
            <text:p>6.6391012002</text:p>
          </table:table-cell>
          <table:table-cell table:formula="of:=POWER([.C2157]-6.75;2)" office:value-type="float" office:value="0.0122985437970805" calcext:value-type="float">
            <text:p>0.0122985438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781561" calcext:value-type="float">
            <text:p>6.781561</text:p>
          </table:table-cell>
          <table:table-cell office:value-type="float" office:value="6.6389300522" calcext:value-type="float">
            <text:p>6.6389300522</text:p>
          </table:table-cell>
          <table:table-cell table:formula="of:=POWER([.C2158]-6.75;2)" office:value-type="float" office:value="0.0123365333042947" calcext:value-type="float">
            <text:p>0.0123365333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779723" calcext:value-type="float">
            <text:p>6.779723</text:p>
          </table:table-cell>
          <table:table-cell office:value-type="float" office:value="6.6387606568" calcext:value-type="float">
            <text:p>6.6387606568</text:p>
          </table:table-cell>
          <table:table-cell table:formula="of:=POWER([.C2159]-6.75;2)" office:value-type="float" office:value="0.0123741914755674" calcext:value-type="float">
            <text:p>0.0123741915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777867" calcext:value-type="float">
            <text:p>6.777867</text:p>
          </table:table-cell>
          <table:table-cell office:value-type="float" office:value="6.638593044" calcext:value-type="float">
            <text:p>6.638593044</text:p>
          </table:table-cell>
          <table:table-cell table:formula="of:=POWER([.C2160]-6.75;2)" office:value-type="float" office:value="0.0124115098451859" calcext:value-type="float">
            <text:p>0.0124115098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775992" calcext:value-type="float">
            <text:p>6.775992</text:p>
          </table:table-cell>
          <table:table-cell office:value-type="float" office:value="6.6384272417" calcext:value-type="float">
            <text:p>6.6384272417</text:p>
          </table:table-cell>
          <table:table-cell table:formula="of:=POWER([.C2161]-6.75;2)" office:value-type="float" office:value="0.0124484803946703" calcext:value-type="float">
            <text:p>0.0124484804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774096" calcext:value-type="float">
            <text:p>6.774096</text:p>
          </table:table-cell>
          <table:table-cell office:value-type="float" office:value="6.6382632789" calcext:value-type="float">
            <text:p>6.6382632789</text:p>
          </table:table-cell>
          <table:table-cell table:formula="of:=POWER([.C2162]-6.75;2)" office:value-type="float" office:value="0.0124850948421791" calcext:value-type="float">
            <text:p>0.0124850948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77218" calcext:value-type="float">
            <text:p>6.77218</text:p>
          </table:table-cell>
          <table:table-cell office:value-type="float" office:value="6.6381011874" calcext:value-type="float">
            <text:p>6.6381011874</text:p>
          </table:table-cell>
          <table:table-cell table:formula="of:=POWER([.C2163]-6.75;2)" office:value-type="float" office:value="0.0125213442612899" calcext:value-type="float">
            <text:p>0.0125213443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770244" calcext:value-type="float">
            <text:p>6.770244</text:p>
          </table:table-cell>
          <table:table-cell office:value-type="float" office:value="6.6379409976" calcext:value-type="float">
            <text:p>6.6379409976</text:p>
          </table:table-cell>
          <table:table-cell table:formula="of:=POWER([.C2164]-6.75;2)" office:value-type="float" office:value="0.0125572200188831" calcext:value-type="float">
            <text:p>0.01255722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768285" calcext:value-type="float">
            <text:p>6.768285</text:p>
          </table:table-cell>
          <table:table-cell office:value-type="float" office:value="6.6377827404" calcext:value-type="float">
            <text:p>6.6377827404</text:p>
          </table:table-cell>
          <table:table-cell table:formula="of:=POWER([.C2165]-6.75;2)" office:value-type="float" office:value="0.0125927133521337" calcext:value-type="float">
            <text:p>0.0125927134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766303" calcext:value-type="float">
            <text:p>6.766303</text:p>
          </table:table-cell>
          <table:table-cell office:value-type="float" office:value="6.6376264503" calcext:value-type="float">
            <text:p>6.6376264503</text:p>
          </table:table-cell>
          <table:table-cell table:formula="of:=POWER([.C2166]-6.75;2)" office:value-type="float" office:value="0.0126278146721784" calcext:value-type="float">
            <text:p>0.0126278147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764299" calcext:value-type="float">
            <text:p>6.764299</text:p>
          </table:table-cell>
          <table:table-cell office:value-type="float" office:value="6.6374721619" calcext:value-type="float">
            <text:p>6.6374721619</text:p>
          </table:table-cell>
          <table:table-cell table:formula="of:=POWER([.C2167]-6.75;2)" office:value-type="float" office:value="0.0126625143474598" calcext:value-type="float">
            <text:p>0.0126625143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762269" calcext:value-type="float">
            <text:p>6.762269</text:p>
          </table:table-cell>
          <table:table-cell office:value-type="float" office:value="6.6373199088" calcext:value-type="float">
            <text:p>6.6373199088</text:p>
          </table:table-cell>
          <table:table-cell table:formula="of:=POWER([.C2168]-6.75;2)" office:value-type="float" office:value="0.0126968029528402" calcext:value-type="float">
            <text:p>0.012696803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760214" calcext:value-type="float">
            <text:p>6.760214</text:p>
          </table:table-cell>
          <table:table-cell office:value-type="float" office:value="6.6371697296" calcext:value-type="float">
            <text:p>6.6371697296</text:p>
          </table:table-cell>
          <table:table-cell table:formula="of:=POWER([.C2169]-6.75;2)" office:value-type="float" office:value="0.0127306699185371" calcext:value-type="float">
            <text:p>0.0127306699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758132" calcext:value-type="float">
            <text:p>6.758132</text:p>
          </table:table-cell>
          <table:table-cell office:value-type="float" office:value="6.6370216619" calcext:value-type="float">
            <text:p>6.6370216619</text:p>
          </table:table-cell>
          <table:table-cell table:formula="of:=POWER([.C2170]-6.75;2)" office:value-type="float" office:value="0.0127641048798378" calcext:value-type="float">
            <text:p>0.0127641049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756023" calcext:value-type="float">
            <text:p>6.756023</text:p>
          </table:table-cell>
          <table:table-cell office:value-type="float" office:value="6.6368757458" calcext:value-type="float">
            <text:p>6.6368757458</text:p>
          </table:table-cell>
          <table:table-cell table:formula="of:=POWER([.C2171]-6.75;2)" office:value-type="float" office:value="0.0127970968883062" calcext:value-type="float">
            <text:p>0.0127970969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753884" calcext:value-type="float">
            <text:p>6.753884</text:p>
          </table:table-cell>
          <table:table-cell office:value-type="float" office:value="6.6367320217" calcext:value-type="float">
            <text:p>6.6367320217</text:p>
          </table:table-cell>
          <table:table-cell table:formula="of:=POWER([.C2172]-6.75;2)" office:value-type="float" office:value="0.0128296349081692" calcext:value-type="float">
            <text:p>0.0128296349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751716" calcext:value-type="float">
            <text:p>6.751716</text:p>
          </table:table-cell>
          <table:table-cell office:value-type="float" office:value="6.6365905338" calcext:value-type="float">
            <text:p>6.6365905338</text:p>
          </table:table-cell>
          <table:table-cell table:formula="of:=POWER([.C2173]-6.75;2)" office:value-type="float" office:value="0.012861707023769" calcext:value-type="float">
            <text:p>0.012861707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749516" calcext:value-type="float">
            <text:p>6.749516</text:p>
          </table:table-cell>
          <table:table-cell office:value-type="float" office:value="6.6364513253" calcext:value-type="float">
            <text:p>6.6364513253</text:p>
          </table:table-cell>
          <table:table-cell table:formula="of:=POWER([.C2174]-6.75;2)" office:value-type="float" office:value="0.0128933015261263" calcext:value-type="float">
            <text:p>0.0128933015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747284" calcext:value-type="float">
            <text:p>6.747284</text:p>
          </table:table-cell>
          <table:table-cell office:value-type="float" office:value="6.6363144431" calcext:value-type="float">
            <text:p>6.6363144431</text:p>
          </table:table-cell>
          <table:table-cell table:formula="of:=POWER([.C2175]-6.75;2)" office:value-type="float" office:value="0.0129244058476632" calcext:value-type="float">
            <text:p>0.012924405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745018" calcext:value-type="float">
            <text:p>6.745018</text:p>
          </table:table-cell>
          <table:table-cell office:value-type="float" office:value="6.6361799345" calcext:value-type="float">
            <text:p>6.6361799345</text:p>
          </table:table-cell>
          <table:table-cell table:formula="of:=POWER([.C2176]-6.75;2)" office:value-type="float" office:value="0.0129550073104242" calcext:value-type="float">
            <text:p>0.0129550073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742717" calcext:value-type="float">
            <text:p>6.742717</text:p>
          </table:table-cell>
          <table:table-cell office:value-type="float" office:value="6.6360478495" calcext:value-type="float">
            <text:p>6.6360478495</text:p>
          </table:table-cell>
          <table:table-cell table:formula="of:=POWER([.C2177]-6.75;2)" office:value-type="float" office:value="0.0129850926035747" calcext:value-type="float">
            <text:p>0.0129850926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740381" calcext:value-type="float">
            <text:p>6.740381</text:p>
          </table:table-cell>
          <table:table-cell office:value-type="float" office:value="6.6359182394" calcext:value-type="float">
            <text:p>6.6359182394</text:p>
          </table:table-cell>
          <table:table-cell table:formula="of:=POWER([.C2178]-6.75;2)" office:value-type="float" office:value="0.0130146481015956" calcext:value-type="float">
            <text:p>0.0130146481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738009" calcext:value-type="float">
            <text:p>6.738009</text:p>
          </table:table-cell>
          <table:table-cell office:value-type="float" office:value="6.6357911557" calcext:value-type="float">
            <text:p>6.6357911557</text:p>
          </table:table-cell>
          <table:table-cell table:formula="of:=POWER([.C2179]-6.75;2)" office:value-type="float" office:value="0.0130436601163417" calcext:value-type="float">
            <text:p>0.0130436601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735599" calcext:value-type="float">
            <text:p>6.735599</text:p>
          </table:table-cell>
          <table:table-cell office:value-type="float" office:value="6.6356666516" calcext:value-type="float">
            <text:p>6.6356666516</text:p>
          </table:table-cell>
          <table:table-cell table:formula="of:=POWER([.C2180]-6.75;2)" office:value-type="float" office:value="0.0130721145563557" calcext:value-type="float">
            <text:p>0.0130721146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73315" calcext:value-type="float">
            <text:p>6.73315</text:p>
          </table:table-cell>
          <table:table-cell office:value-type="float" office:value="6.6355447829" calcext:value-type="float">
            <text:p>6.6355447829</text:p>
          </table:table-cell>
          <table:table-cell table:formula="of:=POWER([.C2181]-6.75;2)" office:value-type="float" office:value="0.0130999967214081" calcext:value-type="float">
            <text:p>0.0130999967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730663" calcext:value-type="float">
            <text:p>6.730663</text:p>
          </table:table-cell>
          <table:table-cell office:value-type="float" office:value="6.6354256068" calcext:value-type="float">
            <text:p>6.6354256068</text:p>
          </table:table-cell>
          <table:table-cell table:formula="of:=POWER([.C2182]-6.75;2)" office:value-type="float" office:value="0.0131272915771482" calcext:value-type="float">
            <text:p>0.0131272916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728136" calcext:value-type="float">
            <text:p>6.728136</text:p>
          </table:table-cell>
          <table:table-cell office:value-type="float" office:value="6.6353091797" calcext:value-type="float">
            <text:p>6.6353091797</text:p>
          </table:table-cell>
          <table:table-cell table:formula="of:=POWER([.C2183]-6.75;2)" office:value-type="float" office:value="0.0131539842610869" calcext:value-type="float">
            <text:p>0.0131539843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72557" calcext:value-type="float">
            <text:p>6.72557</text:p>
          </table:table-cell>
          <table:table-cell office:value-type="float" office:value="6.6351955606" calcext:value-type="float">
            <text:p>6.6351955606</text:p>
          </table:table-cell>
          <table:table-cell table:formula="of:=POWER([.C2184]-6.75;2)" office:value-type="float" office:value="0.0131800593059483" calcext:value-type="float">
            <text:p>0.0131800593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722963" calcext:value-type="float">
            <text:p>6.722963</text:p>
          </table:table-cell>
          <table:table-cell office:value-type="float" office:value="6.6350848076" calcext:value-type="float">
            <text:p>6.6350848076</text:p>
          </table:table-cell>
          <table:table-cell table:formula="of:=POWER([.C2185]-6.75;2)" office:value-type="float" office:value="0.013205501444329" calcext:value-type="float">
            <text:p>0.0132055014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720316" calcext:value-type="float">
            <text:p>6.720316</text:p>
          </table:table-cell>
          <table:table-cell office:value-type="float" office:value="6.6349769816" calcext:value-type="float">
            <text:p>6.6349769816</text:p>
          </table:table-cell>
          <table:table-cell table:formula="of:=POWER([.C2186]-6.75;2)" office:value-type="float" office:value="0.0132302947618467" calcext:value-type="float">
            <text:p>0.0132302948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717629" calcext:value-type="float">
            <text:p>6.717629</text:p>
          </table:table-cell>
          <table:table-cell office:value-type="float" office:value="6.6348721425" calcext:value-type="float">
            <text:p>6.6348721425</text:p>
          </table:table-cell>
          <table:table-cell table:formula="of:=POWER([.C2187]-6.75;2)" office:value-type="float" office:value="0.0132544235725403" calcext:value-type="float">
            <text:p>0.0132544236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714902" calcext:value-type="float">
            <text:p>6.714902</text:p>
          </table:table-cell>
          <table:table-cell office:value-type="float" office:value="6.6347703506" calcext:value-type="float">
            <text:p>6.6347703506</text:p>
          </table:table-cell>
          <table:table-cell table:formula="of:=POWER([.C2188]-6.75;2)" office:value-type="float" office:value="0.0132778721008469" calcext:value-type="float">
            <text:p>0.0132778721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712135" calcext:value-type="float">
            <text:p>6.712135</text:p>
          </table:table-cell>
          <table:table-cell office:value-type="float" office:value="6.6346716663" calcext:value-type="float">
            <text:p>6.6346716663</text:p>
          </table:table-cell>
          <table:table-cell table:formula="of:=POWER([.C2189]-6.75;2)" office:value-type="float" office:value="0.0133006245540185" calcext:value-type="float">
            <text:p>0.0133006246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709328" calcext:value-type="float">
            <text:p>6.709328</text:p>
          </table:table-cell>
          <table:table-cell office:value-type="float" office:value="6.6345761504" calcext:value-type="float">
            <text:p>6.6345761504</text:p>
          </table:table-cell>
          <table:table-cell table:formula="of:=POWER([.C2190]-6.75;2)" office:value-type="float" office:value="0.0133226650564834" calcext:value-type="float">
            <text:p>0.0133226651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706484" calcext:value-type="float">
            <text:p>6.706484</text:p>
          </table:table-cell>
          <table:table-cell office:value-type="float" office:value="6.6344838642" calcext:value-type="float">
            <text:p>6.6344838642</text:p>
          </table:table-cell>
          <table:table-cell table:formula="of:=POWER([.C2191]-6.75;2)" office:value-type="float" office:value="0.0133439776301641" calcext:value-type="float">
            <text:p>0.0133439776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703601" calcext:value-type="float">
            <text:p>6.703601</text:p>
          </table:table-cell>
          <table:table-cell office:value-type="float" office:value="6.6343948653" calcext:value-type="float">
            <text:p>6.6343948653</text:p>
          </table:table-cell>
          <table:table-cell table:formula="of:=POWER([.C2192]-6.75;2)" office:value-type="float" office:value="0.0133645471690051" calcext:value-type="float">
            <text:p>0.0133645472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700682" calcext:value-type="float">
            <text:p>6.700682</text:p>
          </table:table-cell>
          <table:table-cell office:value-type="float" office:value="6.6343092141" calcext:value-type="float">
            <text:p>6.6343092141</text:p>
          </table:table-cell>
          <table:table-cell table:formula="of:=POWER([.C2193]-6.75;2)" office:value-type="float" office:value="0.0133843579421596" calcext:value-type="float">
            <text:p>0.0133843579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697728" calcext:value-type="float">
            <text:p>6.697728</text:p>
          </table:table-cell>
          <table:table-cell office:value-type="float" office:value="6.6342269678" calcext:value-type="float">
            <text:p>6.6342269678</text:p>
          </table:table-cell>
          <table:table-cell table:formula="of:=POWER([.C2194]-6.75;2)" office:value-type="float" office:value="0.0134033949847822" calcext:value-type="float">
            <text:p>0.013403395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69474" calcext:value-type="float">
            <text:p>6.69474</text:p>
          </table:table-cell>
          <table:table-cell office:value-type="float" office:value="6.6341481824" calcext:value-type="float">
            <text:p>6.6341481824</text:p>
          </table:table-cell>
          <table:table-cell table:formula="of:=POWER([.C2195]-6.75;2)" office:value-type="float" office:value="0.0134216436412237" calcext:value-type="float">
            <text:p>0.0134216436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691719" calcext:value-type="float">
            <text:p>6.691719</text:p>
          </table:table-cell>
          <table:table-cell office:value-type="float" office:value="6.634072913" calcext:value-type="float">
            <text:p>6.634072913</text:p>
          </table:table-cell>
          <table:table-cell table:formula="of:=POWER([.C2196]-6.75;2)" office:value-type="float" office:value="0.0134390895003056" calcext:value-type="float">
            <text:p>0.0134390895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688668" calcext:value-type="float">
            <text:p>6.688668</text:p>
          </table:table-cell>
          <table:table-cell office:value-type="float" office:value="6.6340012139" calcext:value-type="float">
            <text:p>6.6340012139</text:p>
          </table:table-cell>
          <table:table-cell table:formula="of:=POWER([.C2197]-6.75;2)" office:value-type="float" office:value="0.0134557183766737" calcext:value-type="float">
            <text:p>0.0134557184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685588" calcext:value-type="float">
            <text:p>6.685588</text:p>
          </table:table-cell>
          <table:table-cell office:value-type="float" office:value="6.6339331357" calcext:value-type="float">
            <text:p>6.6339331357</text:p>
          </table:table-cell>
          <table:table-cell table:formula="of:=POWER([.C2198]-6.75;2)" office:value-type="float" office:value="0.0134715169884347" calcext:value-type="float">
            <text:p>0.013471517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682482" calcext:value-type="float">
            <text:p>6.682482</text:p>
          </table:table-cell>
          <table:table-cell office:value-type="float" office:value="6.6338687282" calcext:value-type="float">
            <text:p>6.6338687282</text:p>
          </table:table-cell>
          <table:table-cell table:formula="of:=POWER([.C2199]-6.75;2)" office:value-type="float" office:value="0.0134864722898854" calcext:value-type="float">
            <text:p>0.0134864723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679351" calcext:value-type="float">
            <text:p>6.679351</text:p>
          </table:table-cell>
          <table:table-cell office:value-type="float" office:value="6.6338080375" calcext:value-type="float">
            <text:p>6.6338080375</text:p>
          </table:table-cell>
          <table:table-cell table:formula="of:=POWER([.C2200]-6.75;2)" office:value-type="float" office:value="0.0135005721496015" calcext:value-type="float">
            <text:p>0.013500572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676198" calcext:value-type="float">
            <text:p>6.676198</text:p>
          </table:table-cell>
          <table:table-cell office:value-type="float" office:value="6.6337511088" calcext:value-type="float">
            <text:p>6.6337511088</text:p>
          </table:table-cell>
          <table:table-cell table:formula="of:=POWER([.C2201]-6.75;2)" office:value-type="float" office:value="0.0135138047052294" calcext:value-type="float">
            <text:p>0.0135138047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673025" calcext:value-type="float">
            <text:p>6.673025</text:p>
          </table:table-cell>
          <table:table-cell office:value-type="float" office:value="6.6336979837" calcext:value-type="float">
            <text:p>6.6336979837</text:p>
          </table:table-cell>
          <table:table-cell table:formula="of:=POWER([.C2202]-6.75;2)" office:value-type="float" office:value="0.0135261589954454" calcext:value-type="float">
            <text:p>0.013526159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669836" calcext:value-type="float">
            <text:p>6.669836</text:p>
          </table:table-cell>
          <table:table-cell office:value-type="float" office:value="6.6336487018" calcext:value-type="float">
            <text:p>6.6336487018</text:p>
          </table:table-cell>
          <table:table-cell table:formula="of:=POWER([.C2203]-6.75;2)" office:value-type="float" office:value="0.0135376245928252" calcext:value-type="float">
            <text:p>0.0135376246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666632" calcext:value-type="float">
            <text:p>6.666632</text:p>
          </table:table-cell>
          <table:table-cell office:value-type="float" office:value="6.6336032974" calcext:value-type="float">
            <text:p>6.6336032974</text:p>
          </table:table-cell>
          <table:table-cell table:formula="of:=POWER([.C2204]-6.75;2)" office:value-type="float" office:value="0.0135481923761529" calcext:value-type="float">
            <text:p>0.0135481924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663417" calcext:value-type="float">
            <text:p>6.663417</text:p>
          </table:table-cell>
          <table:table-cell office:value-type="float" office:value="6.633561804" calcext:value-type="float">
            <text:p>6.633561804</text:p>
          </table:table-cell>
          <table:table-cell table:formula="of:=POWER([.C2205]-6.75;2)" office:value-type="float" office:value="0.0135578534877344" calcext:value-type="float">
            <text:p>0.0135578535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660193" calcext:value-type="float">
            <text:p>6.660193</text:p>
          </table:table-cell>
          <table:table-cell office:value-type="float" office:value="6.6335242503" calcext:value-type="float">
            <text:p>6.6335242503</text:p>
          </table:table-cell>
          <table:table-cell table:formula="of:=POWER([.C2206]-6.75;2)" office:value-type="float" office:value="0.0135666002681771" calcext:value-type="float">
            <text:p>0.0135666003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656964" calcext:value-type="float">
            <text:p>6.656964</text:p>
          </table:table-cell>
          <table:table-cell office:value-type="float" office:value="6.6334906625" calcext:value-type="float">
            <text:p>6.6334906625</text:p>
          </table:table-cell>
          <table:table-cell table:formula="of:=POWER([.C2207]-6.75;2)" office:value-type="float" office:value="0.0135744257246889" calcext:value-type="float">
            <text:p>0.0135744257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653731" calcext:value-type="float">
            <text:p>6.653731</text:p>
          </table:table-cell>
          <table:table-cell office:value-type="float" office:value="6.6334610618" calcext:value-type="float">
            <text:p>6.6334610618</text:p>
          </table:table-cell>
          <table:table-cell table:formula="of:=POWER([.C2208]-6.75;2)" office:value-type="float" office:value="0.0135813241167834" calcext:value-type="float">
            <text:p>0.0135813241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6505" calcext:value-type="float">
            <text:p>6.6505</text:p>
          </table:table-cell>
          <table:table-cell office:value-type="float" office:value="6.6334354684" calcext:value-type="float">
            <text:p>6.6334354684</text:p>
          </table:table-cell>
          <table:table-cell table:formula="of:=POWER([.C2209]-6.75;2)" office:value-type="float" office:value="0.0135872900271274" calcext:value-type="float">
            <text:p>0.01358729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647271" calcext:value-type="float">
            <text:p>6.647271</text:p>
          </table:table-cell>
          <table:table-cell office:value-type="float" office:value="6.6334138951" calcext:value-type="float">
            <text:p>6.6334138951</text:p>
          </table:table-cell>
          <table:table-cell table:formula="of:=POWER([.C2210]-6.75;2)" office:value-type="float" office:value="0.0135923198557537" calcext:value-type="float">
            <text:p>0.0135923199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644049" calcext:value-type="float">
            <text:p>6.644049</text:p>
          </table:table-cell>
          <table:table-cell office:value-type="float" office:value="6.6333963544" calcext:value-type="float">
            <text:p>6.6333963544</text:p>
          </table:table-cell>
          <table:table-cell table:formula="of:=POWER([.C2211]-6.75;2)" office:value-type="float" office:value="0.0135964101672103" calcext:value-type="float">
            <text:p>0.0135964102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640837" calcext:value-type="float">
            <text:p>6.640837</text:p>
          </table:table-cell>
          <table:table-cell office:value-type="float" office:value="6.633382853" calcext:value-type="float">
            <text:p>6.633382853</text:p>
          </table:table-cell>
          <table:table-cell table:formula="of:=POWER([.C2212]-6.75;2)" office:value-type="float" office:value="0.0135995589744195" calcext:value-type="float">
            <text:p>0.013599559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637637" calcext:value-type="float">
            <text:p>6.637637</text:p>
          </table:table-cell>
          <table:table-cell office:value-type="float" office:value="6.6333733934" calcext:value-type="float">
            <text:p>6.6333733934</text:p>
          </table:table-cell>
          <table:table-cell table:formula="of:=POWER([.C2213]-6.75;2)" office:value-type="float" office:value="0.0136017653670311" calcext:value-type="float">
            <text:p>0.0136017654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634452" calcext:value-type="float">
            <text:p>6.634452</text:p>
          </table:table-cell>
          <table:table-cell office:value-type="float" office:value="6.6333679759" calcext:value-type="float">
            <text:p>6.6333679759</text:p>
          </table:table-cell>
          <table:table-cell table:formula="of:=POWER([.C2214]-6.75;2)" office:value-type="float" office:value="0.013603029045663" calcext:value-type="float">
            <text:p>0.013603029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631286" calcext:value-type="float">
            <text:p>6.631286</text:p>
          </table:table-cell>
          <table:table-cell office:value-type="float" office:value="6.6333665967" calcext:value-type="float">
            <text:p>6.6333665967</text:p>
          </table:table-cell>
          <table:table-cell table:formula="of:=POWER([.C2215]-6.75;2)" office:value-type="float" office:value="0.0136033507653404" calcext:value-type="float">
            <text:p>0.0136033508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628141" calcext:value-type="float">
            <text:p>6.628141</text:p>
          </table:table-cell>
          <table:table-cell office:value-type="float" office:value="6.6333692471" calcext:value-type="float">
            <text:p>6.6333692471</text:p>
          </table:table-cell>
          <table:table-cell table:formula="of:=POWER([.C2216]-6.75;2)" office:value-type="float" office:value="0.0136027325220208" calcext:value-type="float">
            <text:p>0.0136027325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625019" calcext:value-type="float">
            <text:p>6.625019</text:p>
          </table:table-cell>
          <table:table-cell office:value-type="float" office:value="6.6333759158" calcext:value-type="float">
            <text:p>6.6333759158</text:p>
          </table:table-cell>
          <table:table-cell table:formula="of:=POWER([.C2217]-6.75;2)" office:value-type="float" office:value="0.0136011770154886" calcext:value-type="float">
            <text:p>0.013601177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621925" calcext:value-type="float">
            <text:p>6.621925</text:p>
          </table:table-cell>
          <table:table-cell office:value-type="float" office:value="6.6333865888" calcext:value-type="float">
            <text:p>6.6333865888</text:p>
          </table:table-cell>
          <table:table-cell table:formula="of:=POWER([.C2218]-6.75;2)" office:value-type="float" office:value="0.0135986876717004" calcext:value-type="float">
            <text:p>0.0135986877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618859" calcext:value-type="float">
            <text:p>6.618859</text:p>
          </table:table-cell>
          <table:table-cell office:value-type="float" office:value="6.6334012455" calcext:value-type="float">
            <text:p>6.6334012455</text:p>
          </table:table-cell>
          <table:table-cell table:formula="of:=POWER([.C2219]-6.75;2)" office:value-type="float" office:value="0.0135952695509513" calcext:value-type="float">
            <text:p>0.0135952696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615825" calcext:value-type="float">
            <text:p>6.615825</text:p>
          </table:table-cell>
          <table:table-cell office:value-type="float" office:value="6.6334198656" calcext:value-type="float">
            <text:p>6.6334198656</text:p>
          </table:table-cell>
          <table:table-cell table:formula="of:=POWER([.C2220]-6.75;2)" office:value-type="float" office:value="0.0135909277367219" calcext:value-type="float">
            <text:p>0.0135909277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612825" calcext:value-type="float">
            <text:p>6.612825</text:p>
          </table:table-cell>
          <table:table-cell office:value-type="float" office:value="6.6334424231" calcext:value-type="float">
            <text:p>6.6334424231</text:p>
          </table:table-cell>
          <table:table-cell table:formula="of:=POWER([.C2221]-6.75;2)" office:value-type="float" office:value="0.0135856687327994" calcext:value-type="float">
            <text:p>0.0135856687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60986" calcext:value-type="float">
            <text:p>6.60986</text:p>
          </table:table-cell>
          <table:table-cell office:value-type="float" office:value="6.6334688896" calcext:value-type="float">
            <text:p>6.6334688896</text:p>
          </table:table-cell>
          <table:table-cell table:formula="of:=POWER([.C2222]-6.75;2)" office:value-type="float" office:value="0.0135794996910571" calcext:value-type="float">
            <text:p>0.0135794997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606934" calcext:value-type="float">
            <text:p>6.606934</text:p>
          </table:table-cell>
          <table:table-cell office:value-type="float" office:value="6.6334992352" calcext:value-type="float">
            <text:p>6.6334992352</text:p>
          </table:table-cell>
          <table:table-cell table:formula="of:=POWER([.C2223]-6.75;2)" office:value-type="float" office:value="0.0135724281989848" calcext:value-type="float">
            <text:p>0.0135724282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604047" calcext:value-type="float">
            <text:p>6.604047</text:p>
          </table:table-cell>
          <table:table-cell office:value-type="float" office:value="6.6335334247" calcext:value-type="float">
            <text:p>6.6335334247</text:p>
          </table:table-cell>
          <table:table-cell table:formula="of:=POWER([.C2224]-6.75;2)" office:value-type="float" office:value="0.0135644631621105" calcext:value-type="float">
            <text:p>0.0135644632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601201" calcext:value-type="float">
            <text:p>6.601201</text:p>
          </table:table-cell>
          <table:table-cell office:value-type="float" office:value="6.6335714227" calcext:value-type="float">
            <text:p>6.6335714227</text:p>
          </table:table-cell>
          <table:table-cell table:formula="of:=POWER([.C2225]-6.75;2)" office:value-type="float" office:value="0.013555613612102" calcext:value-type="float">
            <text:p>0.0135556136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598399" calcext:value-type="float">
            <text:p>6.598399</text:p>
          </table:table-cell>
          <table:table-cell office:value-type="float" office:value="6.633613191" calcext:value-type="float">
            <text:p>6.633613191</text:p>
          </table:table-cell>
          <table:table-cell table:formula="of:=POWER([.C2226]-6.75;2)" office:value-type="float" office:value="0.0135458893092024" calcext:value-type="float">
            <text:p>0.0135458893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59564" calcext:value-type="float">
            <text:p>6.59564</text:p>
          </table:table-cell>
          <table:table-cell office:value-type="float" office:value="6.6336586873" calcext:value-type="float">
            <text:p>6.6336586873</text:p>
          </table:table-cell>
          <table:table-cell table:formula="of:=POWER([.C2227]-6.75;2)" office:value-type="float" office:value="0.0135353010407591" calcext:value-type="float">
            <text:p>0.013535301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592926" calcext:value-type="float">
            <text:p>6.592926</text:p>
          </table:table-cell>
          <table:table-cell office:value-type="float" office:value="6.6337078706" calcext:value-type="float">
            <text:p>6.6337078706</text:p>
          </table:table-cell>
          <table:table-cell table:formula="of:=POWER([.C2228]-6.75;2)" office:value-type="float" office:value="0.0135238593603863" calcext:value-type="float">
            <text:p>0.0135238594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590259" calcext:value-type="float">
            <text:p>6.590259</text:p>
          </table:table-cell>
          <table:table-cell office:value-type="float" office:value="6.6337606969" calcext:value-type="float">
            <text:p>6.6337606969</text:p>
          </table:table-cell>
          <table:table-cell table:formula="of:=POWER([.C2229]-6.75;2)" office:value-type="float" office:value="0.0135115755851738" calcext:value-type="float">
            <text:p>0.0135115756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587638" calcext:value-type="float">
            <text:p>6.587638</text:p>
          </table:table-cell>
          <table:table-cell office:value-type="float" office:value="6.6338171193" calcext:value-type="float">
            <text:p>6.6338171193</text:p>
          </table:table-cell>
          <table:table-cell table:formula="of:=POWER([.C2230]-6.75;2)" office:value-type="float" office:value="0.0134984617677505" calcext:value-type="float">
            <text:p>0.0134984618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585064" calcext:value-type="float">
            <text:p>6.585064</text:p>
          </table:table-cell>
          <table:table-cell office:value-type="float" office:value="6.6338770922" calcext:value-type="float">
            <text:p>6.6338770922</text:p>
          </table:table-cell>
          <table:table-cell table:formula="of:=POWER([.C2231]-6.75;2)" office:value-type="float" office:value="0.0134845297159274" calcext:value-type="float">
            <text:p>0.0134845297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582538" calcext:value-type="float">
            <text:p>6.582538</text:p>
          </table:table-cell>
          <table:table-cell office:value-type="float" office:value="6.6339405683" calcext:value-type="float">
            <text:p>6.6339405683</text:p>
          </table:table-cell>
          <table:table-cell table:formula="of:=POWER([.C2232]-6.75;2)" office:value-type="float" office:value="0.013469791686527" calcext:value-type="float">
            <text:p>0.0134697917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580059" calcext:value-type="float">
            <text:p>6.580059</text:p>
          </table:table-cell>
          <table:table-cell office:value-type="float" office:value="6.6340074987" calcext:value-type="float">
            <text:p>6.6340074987</text:p>
          </table:table-cell>
          <table:table-cell table:formula="of:=POWER([.C2233]-6.75;2)" office:value-type="float" office:value="0.0134542603578305" calcext:value-type="float">
            <text:p>0.0134542604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577628" calcext:value-type="float">
            <text:p>6.577628</text:p>
          </table:table-cell>
          <table:table-cell office:value-type="float" office:value="6.6340778357" calcext:value-type="float">
            <text:p>6.6340778357</text:p>
          </table:table-cell>
          <table:table-cell table:formula="of:=POWER([.C2234]-6.75;2)" office:value-type="float" office:value="0.0134379481759961" calcext:value-type="float">
            <text:p>0.0134379482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575245" calcext:value-type="float">
            <text:p>6.575245</text:p>
          </table:table-cell>
          <table:table-cell office:value-type="float" office:value="6.63415153" calcext:value-type="float">
            <text:p>6.63415153</text:p>
          </table:table-cell>
          <table:table-cell table:formula="of:=POWER([.C2235]-6.75;2)" office:value-type="float" office:value="0.0134208680013408" calcext:value-type="float">
            <text:p>0.013420868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572908" calcext:value-type="float">
            <text:p>6.572908</text:p>
          </table:table-cell>
          <table:table-cell office:value-type="float" office:value="6.634228532" calcext:value-type="float">
            <text:p>6.634228532</text:p>
          </table:table-cell>
          <table:table-cell table:formula="of:=POWER([.C2236]-6.75;2)" office:value-type="float" office:value="0.0134030328028751" calcext:value-type="float">
            <text:p>0.0134030328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570618" calcext:value-type="float">
            <text:p>6.570618</text:p>
          </table:table-cell>
          <table:table-cell office:value-type="float" office:value="6.6343087945" calcext:value-type="float">
            <text:p>6.6343087945</text:p>
          </table:table-cell>
          <table:table-cell table:formula="of:=POWER([.C2237]-6.75;2)" office:value-type="float" office:value="0.0133844550300433" calcext:value-type="float">
            <text:p>0.013384455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568373" calcext:value-type="float">
            <text:p>6.568373</text:p>
          </table:table-cell>
          <table:table-cell office:value-type="float" office:value="6.6343922687" calcext:value-type="float">
            <text:p>6.6343922687</text:p>
          </table:table-cell>
          <table:table-cell table:formula="of:=POWER([.C2238]-6.75;2)" office:value-type="float" office:value="0.013365147536333" calcext:value-type="float">
            <text:p>0.0133651475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566173" calcext:value-type="float">
            <text:p>6.566173</text:p>
          </table:table-cell>
          <table:table-cell office:value-type="float" office:value="6.6344789081" calcext:value-type="float">
            <text:p>6.6344789081</text:p>
          </table:table-cell>
          <table:table-cell table:formula="of:=POWER([.C2239]-6.75;2)" office:value-type="float" office:value="0.0133451226737682" calcext:value-type="float">
            <text:p>0.0133451227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564017" calcext:value-type="float">
            <text:p>6.564017</text:p>
          </table:table-cell>
          <table:table-cell office:value-type="float" office:value="6.6345686662" calcext:value-type="float">
            <text:p>6.6345686662</text:p>
          </table:table-cell>
          <table:table-cell table:formula="of:=POWER([.C2240]-6.75;2)" office:value-type="float" office:value="0.0133243928228471" calcext:value-type="float">
            <text:p>0.0133243928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561903" calcext:value-type="float">
            <text:p>6.561903</text:p>
          </table:table-cell>
          <table:table-cell office:value-type="float" office:value="6.6346614974" calcext:value-type="float">
            <text:p>6.6346614974</text:p>
          </table:table-cell>
          <table:table-cell table:formula="of:=POWER([.C2241]-6.75;2)" office:value-type="float" office:value="0.0133029701820103" calcext:value-type="float">
            <text:p>0.0133029702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559831" calcext:value-type="float">
            <text:p>6.559831</text:p>
          </table:table-cell>
          <table:table-cell office:value-type="float" office:value="6.6347573584" calcext:value-type="float">
            <text:p>6.6347573584</text:p>
          </table:table-cell>
          <table:table-cell table:formula="of:=POWER([.C2242]-6.75;2)" office:value-type="float" office:value="0.0132808664429461" calcext:value-type="float">
            <text:p>0.0132808664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557798" calcext:value-type="float">
            <text:p>6.557798</text:p>
          </table:table-cell>
          <table:table-cell office:value-type="float" office:value="6.6348562058" calcext:value-type="float">
            <text:p>6.6348562058</text:p>
          </table:table-cell>
          <table:table-cell table:formula="of:=POWER([.C2243]-6.75;2)" office:value-type="float" office:value="0.0132580933427719" calcext:value-type="float">
            <text:p>0.0132580933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555804" calcext:value-type="float">
            <text:p>6.555804</text:p>
          </table:table-cell>
          <table:table-cell office:value-type="float" office:value="6.634958" calcext:value-type="float">
            <text:p>6.634958</text:p>
          </table:table-cell>
          <table:table-cell table:formula="of:=POWER([.C2244]-6.75;2)" office:value-type="float" office:value="0.013234661764" calcext:value-type="float">
            <text:p>0.0132346618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553846" calcext:value-type="float">
            <text:p>6.553846</text:p>
          </table:table-cell>
          <table:table-cell office:value-type="float" office:value="6.6350627011" calcext:value-type="float">
            <text:p>6.6350627011</text:p>
          </table:table-cell>
          <table:table-cell table:formula="of:=POWER([.C2245]-6.75;2)" office:value-type="float" office:value="0.013210582678428" calcext:value-type="float">
            <text:p>0.0132105827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551923" calcext:value-type="float">
            <text:p>6.551923</text:p>
          </table:table-cell>
          <table:table-cell office:value-type="float" office:value="6.6351702728" calcext:value-type="float">
            <text:p>6.6351702728</text:p>
          </table:table-cell>
          <table:table-cell table:formula="of:=POWER([.C2246]-6.75;2)" office:value-type="float" office:value="0.0131858662488264" calcext:value-type="float">
            <text:p>0.0131858662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550034" calcext:value-type="float">
            <text:p>6.550034</text:p>
          </table:table-cell>
          <table:table-cell office:value-type="float" office:value="6.6352806804" calcext:value-type="float">
            <text:p>6.6352806804</text:p>
          </table:table-cell>
          <table:table-cell table:formula="of:=POWER([.C2247]-6.75;2)" office:value-type="float" office:value="0.0131605222894869" calcext:value-type="float">
            <text:p>0.0131605223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548175" calcext:value-type="float">
            <text:p>6.548175</text:p>
          </table:table-cell>
          <table:table-cell office:value-type="float" office:value="6.6353938898" calcext:value-type="float">
            <text:p>6.6353938898</text:p>
          </table:table-cell>
          <table:table-cell table:formula="of:=POWER([.C2248]-6.75;2)" office:value-type="float" office:value="0.0131345604951746" calcext:value-type="float">
            <text:p>0.0131345605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546347" calcext:value-type="float">
            <text:p>6.546347</text:p>
          </table:table-cell>
          <table:table-cell office:value-type="float" office:value="6.6355098723" calcext:value-type="float">
            <text:p>6.6355098723</text:p>
          </table:table-cell>
          <table:table-cell table:formula="of:=POWER([.C2249]-6.75;2)" office:value-type="float" office:value="0.0131079893407623" calcext:value-type="float">
            <text:p>0.0131079893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544546" calcext:value-type="float">
            <text:p>6.544546</text:p>
          </table:table-cell>
          <table:table-cell office:value-type="float" office:value="6.6356285979" calcext:value-type="float">
            <text:p>6.6356285979</text:p>
          </table:table-cell>
          <table:table-cell table:formula="of:=POWER([.C2250]-6.75;2)" office:value-type="float" office:value="0.0130808176183198" calcext:value-type="float">
            <text:p>0.0130808176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542772" calcext:value-type="float">
            <text:p>6.542772</text:p>
          </table:table-cell>
          <table:table-cell office:value-type="float" office:value="6.6357500413" calcext:value-type="float">
            <text:p>6.6357500413</text:p>
          </table:table-cell>
          <table:table-cell table:formula="of:=POWER([.C2251]-6.75;2)" office:value-type="float" office:value="0.0130530530629518" calcext:value-type="float">
            <text:p>0.0130530531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541022" calcext:value-type="float">
            <text:p>6.541022</text:p>
          </table:table-cell>
          <table:table-cell office:value-type="float" office:value="6.6358741776" calcext:value-type="float">
            <text:p>6.6358741776</text:p>
          </table:table-cell>
          <table:table-cell table:formula="of:=POWER([.C2252]-6.75;2)" office:value-type="float" office:value="0.0130247033384764" calcext:value-type="float">
            <text:p>0.0130247033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539294" calcext:value-type="float">
            <text:p>6.539294</text:p>
          </table:table-cell>
          <table:table-cell office:value-type="float" office:value="6.6360009853" calcext:value-type="float">
            <text:p>6.6360009853</text:p>
          </table:table-cell>
          <table:table-cell table:formula="of:=POWER([.C2253]-6.75;2)" office:value-type="float" office:value="0.0129957753525708" calcext:value-type="float">
            <text:p>0.0129957754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537586" calcext:value-type="float">
            <text:p>6.537586</text:p>
          </table:table-cell>
          <table:table-cell office:value-type="float" office:value="6.6361304458" calcext:value-type="float">
            <text:p>6.6361304458</text:p>
          </table:table-cell>
          <table:table-cell table:formula="of:=POWER([.C2254]-6.75;2)" office:value-type="float" office:value="0.0129662753737067" calcext:value-type="float">
            <text:p>0.0129662754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535898" calcext:value-type="float">
            <text:p>6.535898</text:p>
          </table:table-cell>
          <table:table-cell office:value-type="float" office:value="6.6362625429" calcext:value-type="float">
            <text:p>6.6362625429</text:p>
          </table:table-cell>
          <table:table-cell table:formula="of:=POWER([.C2255]-6.75;2)" office:value-type="float" office:value="0.0129362091475744" calcext:value-type="float">
            <text:p>0.0129362091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534227" calcext:value-type="float">
            <text:p>6.534227</text:p>
          </table:table-cell>
          <table:table-cell office:value-type="float" office:value="6.6363972604" calcext:value-type="float">
            <text:p>6.6363972604</text:p>
          </table:table-cell>
          <table:table-cell table:formula="of:=POWER([.C2256]-6.75;2)" office:value-type="float" office:value="0.0129055824446254" calcext:value-type="float">
            <text:p>0.0129055824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532573" calcext:value-type="float">
            <text:p>6.532573</text:p>
          </table:table-cell>
          <table:table-cell office:value-type="float" office:value="6.636534586" calcext:value-type="float">
            <text:p>6.636534586</text:p>
          </table:table-cell>
          <table:table-cell table:formula="of:=POWER([.C2257]-6.75;2)" office:value-type="float" office:value="0.0128744001741914" calcext:value-type="float">
            <text:p>0.0128744002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530932" calcext:value-type="float">
            <text:p>6.530932</text:p>
          </table:table-cell>
          <table:table-cell office:value-type="float" office:value="6.6366745074" calcext:value-type="float">
            <text:p>6.6366745074</text:p>
          </table:table-cell>
          <table:table-cell table:formula="of:=POWER([.C2258]-6.75;2)" office:value-type="float" office:value="0.0128426672730326" calcext:value-type="float">
            <text:p>0.0128426673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529306" calcext:value-type="float">
            <text:p>6.529306</text:p>
          </table:table-cell>
          <table:table-cell office:value-type="float" office:value="6.6368170175" calcext:value-type="float">
            <text:p>6.6368170175</text:p>
          </table:table-cell>
          <table:table-cell table:formula="of:=POWER([.C2259]-6.75;2)" office:value-type="float" office:value="0.0128103875275952" calcext:value-type="float">
            <text:p>0.0128103875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527691" calcext:value-type="float">
            <text:p>6.527691</text:p>
          </table:table-cell>
          <table:table-cell office:value-type="float" office:value="6.6369621066" calcext:value-type="float">
            <text:p>6.6369621066</text:p>
          </table:table-cell>
          <table:table-cell table:formula="of:=POWER([.C2260]-6.75;2)" office:value-type="float" office:value="0.0127775653443097" calcext:value-type="float">
            <text:p>0.0127775653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526087" calcext:value-type="float">
            <text:p>6.526087</text:p>
          </table:table-cell>
          <table:table-cell office:value-type="float" office:value="6.6371097703" calcext:value-type="float">
            <text:p>6.6371097703</text:p>
          </table:table-cell>
          <table:table-cell table:formula="of:=POWER([.C2261]-6.75;2)" office:value-type="float" office:value="0.0127442039617187" calcext:value-type="float">
            <text:p>0.012744204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524494" calcext:value-type="float">
            <text:p>6.524494</text:p>
          </table:table-cell>
          <table:table-cell office:value-type="float" office:value="6.6372600041" calcext:value-type="float">
            <text:p>6.6372600041</text:p>
          </table:table-cell>
          <table:table-cell table:formula="of:=POWER([.C2262]-6.75;2)" office:value-type="float" office:value="0.0127103066755321" calcext:value-type="float">
            <text:p>0.0127103067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52291" calcext:value-type="float">
            <text:p>6.52291</text:p>
          </table:table-cell>
          <table:table-cell office:value-type="float" office:value="6.6374128035" calcext:value-type="float">
            <text:p>6.6374128035</text:p>
          </table:table-cell>
          <table:table-cell table:formula="of:=POWER([.C2263]-6.75;2)" office:value-type="float" office:value="0.0126758768157296" calcext:value-type="float">
            <text:p>0.0126758768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521335" calcext:value-type="float">
            <text:p>6.521335</text:p>
          </table:table-cell>
          <table:table-cell office:value-type="float" office:value="6.6375681669" calcext:value-type="float">
            <text:p>6.6375681669</text:p>
          </table:table-cell>
          <table:table-cell table:formula="of:=POWER([.C2264]-6.75;2)" office:value-type="float" office:value="0.0126409170942262" calcext:value-type="float">
            <text:p>0.0126409171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519769" calcext:value-type="float">
            <text:p>6.519769</text:p>
          </table:table-cell>
          <table:table-cell office:value-type="float" office:value="6.6377260924" calcext:value-type="float">
            <text:p>6.6377260924</text:p>
          </table:table-cell>
          <table:table-cell table:formula="of:=POWER([.C2265]-6.75;2)" office:value-type="float" office:value="0.0126054303277733" calcext:value-type="float">
            <text:p>0.0126054303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518212" calcext:value-type="float">
            <text:p>6.518212</text:p>
          </table:table-cell>
          <table:table-cell office:value-type="float" office:value="6.6378865782" calcext:value-type="float">
            <text:p>6.6378865782</text:p>
          </table:table-cell>
          <table:table-cell table:formula="of:=POWER([.C2266]-6.75;2)" office:value-type="float" office:value="0.0125694193477048" calcext:value-type="float">
            <text:p>0.0125694193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516664" calcext:value-type="float">
            <text:p>6.516664</text:p>
          </table:table-cell>
          <table:table-cell office:value-type="float" office:value="6.6380496226" calcext:value-type="float">
            <text:p>6.6380496226</text:p>
          </table:table-cell>
          <table:table-cell table:formula="of:=POWER([.C2267]-6.75;2)" office:value-type="float" office:value="0.0125328870000025" calcext:value-type="float">
            <text:p>0.012532887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515125" calcext:value-type="float">
            <text:p>6.515125</text:p>
          </table:table-cell>
          <table:table-cell office:value-type="float" office:value="6.6382152237" calcext:value-type="float">
            <text:p>6.6382152237</text:p>
          </table:table-cell>
          <table:table-cell table:formula="of:=POWER([.C2268]-6.75;2)" office:value-type="float" office:value="0.0124958362124411" calcext:value-type="float">
            <text:p>0.0124958362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513595" calcext:value-type="float">
            <text:p>6.513595</text:p>
          </table:table-cell>
          <table:table-cell office:value-type="float" office:value="6.6383833798" calcext:value-type="float">
            <text:p>6.6383833798</text:p>
          </table:table-cell>
          <table:table-cell table:formula="of:=POWER([.C2269]-6.75;2)" office:value-type="float" office:value="0.0124582699048709" calcext:value-type="float">
            <text:p>0.0124582699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512076" calcext:value-type="float">
            <text:p>6.512076</text:p>
          </table:table-cell>
          <table:table-cell office:value-type="float" office:value="6.6385540889" calcext:value-type="float">
            <text:p>6.6385540889</text:p>
          </table:table-cell>
          <table:table-cell table:formula="of:=POWER([.C2270]-6.75;2)" office:value-type="float" office:value="0.012420191100909" calcext:value-type="float">
            <text:p>0.0124201911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510569" calcext:value-type="float">
            <text:p>6.510569</text:p>
          </table:table-cell>
          <table:table-cell office:value-type="float" office:value="6.6387273466" calcext:value-type="float">
            <text:p>6.6387273466</text:p>
          </table:table-cell>
          <table:table-cell table:formula="of:=POWER([.C2271]-6.75;2)" office:value-type="float" office:value="0.0123816033946766" calcext:value-type="float">
            <text:p>0.0123816034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509074" calcext:value-type="float">
            <text:p>6.509074</text:p>
          </table:table-cell>
          <table:table-cell office:value-type="float" office:value="6.6389031468" calcext:value-type="float">
            <text:p>6.6389031468</text:p>
          </table:table-cell>
          <table:table-cell table:formula="of:=POWER([.C2272]-6.75;2)" office:value-type="float" office:value="0.0123425107909424" calcext:value-type="float">
            <text:p>0.0123425108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507593" calcext:value-type="float">
            <text:p>6.507593</text:p>
          </table:table-cell>
          <table:table-cell office:value-type="float" office:value="6.6390814835" calcext:value-type="float">
            <text:p>6.6390814835</text:p>
          </table:table-cell>
          <table:table-cell table:formula="of:=POWER([.C2273]-6.75;2)" office:value-type="float" office:value="0.0123029173025608" calcext:value-type="float">
            <text:p>0.0123029173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506128" calcext:value-type="float">
            <text:p>6.506128</text:p>
          </table:table-cell>
          <table:table-cell office:value-type="float" office:value="6.639262348" calcext:value-type="float">
            <text:p>6.639262348</text:p>
          </table:table-cell>
          <table:table-cell table:formula="of:=POWER([.C2274]-6.75;2)" office:value-type="float" office:value="0.0122628275704731" calcext:value-type="float">
            <text:p>0.0122628276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504682" calcext:value-type="float">
            <text:p>6.504682</text:p>
          </table:table-cell>
          <table:table-cell office:value-type="float" office:value="6.6394457287" calcext:value-type="float">
            <text:p>6.6394457287</text:p>
          </table:table-cell>
          <table:table-cell table:formula="of:=POWER([.C2275]-6.75;2)" office:value-type="float" office:value="0.012222246902674" calcext:value-type="float">
            <text:p>0.0122222469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503255" calcext:value-type="float">
            <text:p>6.503255</text:p>
          </table:table-cell>
          <table:table-cell office:value-type="float" office:value="6.6396316097" calcext:value-type="float">
            <text:p>6.6396316097</text:p>
          </table:table-cell>
          <table:table-cell table:formula="of:=POWER([.C2276]-6.75;2)" office:value-type="float" office:value="0.0121811815774131" calcext:value-type="float">
            <text:p>0.0121811816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501851" calcext:value-type="float">
            <text:p>6.501851</text:p>
          </table:table-cell>
          <table:table-cell office:value-type="float" office:value="6.6398199751" calcext:value-type="float">
            <text:p>6.6398199751</text:p>
          </table:table-cell>
          <table:table-cell table:formula="of:=POWER([.C2277]-6.75;2)" office:value-type="float" office:value="0.0121396378869646" calcext:value-type="float">
            <text:p>0.0121396379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500473" calcext:value-type="float">
            <text:p>6.500473</text:p>
          </table:table-cell>
          <table:table-cell office:value-type="float" office:value="6.6400108036" calcext:value-type="float">
            <text:p>6.6400108036</text:p>
          </table:table-cell>
          <table:table-cell table:formula="of:=POWER([.C2278]-6.75;2)" office:value-type="float" office:value="0.0120976233247178" calcext:value-type="float">
            <text:p>0.0120976233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499123" calcext:value-type="float">
            <text:p>6.499123</text:p>
          </table:table-cell>
          <table:table-cell office:value-type="float" office:value="6.6402040693" calcext:value-type="float">
            <text:p>6.6402040693</text:p>
          </table:table-cell>
          <table:table-cell table:formula="of:=POWER([.C2279]-6.75;2)" office:value-type="float" office:value="0.0120551463982792" calcext:value-type="float">
            <text:p>0.0120551464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497804" calcext:value-type="float">
            <text:p>6.497804</text:p>
          </table:table-cell>
          <table:table-cell office:value-type="float" office:value="6.6403997434" calcext:value-type="float">
            <text:p>6.6403997434</text:p>
          </table:table-cell>
          <table:table-cell table:formula="of:=POWER([.C2280]-6.75;2)" office:value-type="float" office:value="0.0120122162467859" calcext:value-type="float">
            <text:p>0.0120122162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49652" calcext:value-type="float">
            <text:p>6.49652</text:p>
          </table:table-cell>
          <table:table-cell office:value-type="float" office:value="6.6405977931" calcext:value-type="float">
            <text:p>6.6405977931</text:p>
          </table:table-cell>
          <table:table-cell table:formula="of:=POWER([.C2281]-6.75;2)" office:value-type="float" office:value="0.0119688428745905" calcext:value-type="float">
            <text:p>0.0119688429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495275" calcext:value-type="float">
            <text:p>6.495275</text:p>
          </table:table-cell>
          <table:table-cell office:value-type="float" office:value="6.6407981794" calcext:value-type="float">
            <text:p>6.6407981794</text:p>
          </table:table-cell>
          <table:table-cell table:formula="of:=POWER([.C2282]-6.75;2)" office:value-type="float" office:value="0.0119250376223546" calcext:value-type="float">
            <text:p>0.0119250376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494073" calcext:value-type="float">
            <text:p>6.494073</text:p>
          </table:table-cell>
          <table:table-cell office:value-type="float" office:value="6.6410008579" calcext:value-type="float">
            <text:p>6.6410008579</text:p>
          </table:table-cell>
          <table:table-cell table:formula="of:=POWER([.C2283]-6.75;2)" office:value-type="float" office:value="0.011880812978536" calcext:value-type="float">
            <text:p>0.011880813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492918" calcext:value-type="float">
            <text:p>6.492918</text:p>
          </table:table-cell>
          <table:table-cell office:value-type="float" office:value="6.6412057782" calcext:value-type="float">
            <text:p>6.6412057782</text:p>
          </table:table-cell>
          <table:table-cell table:formula="of:=POWER([.C2284]-6.75;2)" office:value-type="float" office:value="0.0118361826970676" calcext:value-type="float">
            <text:p>0.0118361827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491813" calcext:value-type="float">
            <text:p>6.491813</text:p>
          </table:table-cell>
          <table:table-cell office:value-type="float" office:value="6.6414128841" calcext:value-type="float">
            <text:p>6.6414128841</text:p>
          </table:table-cell>
          <table:table-cell table:formula="of:=POWER([.C2285]-6.75;2)" office:value-type="float" office:value="0.01179116173948" calcext:value-type="float">
            <text:p>0.0117911617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490765" calcext:value-type="float">
            <text:p>6.490765</text:p>
          </table:table-cell>
          <table:table-cell office:value-type="float" office:value="6.6416221147" calcext:value-type="float">
            <text:p>6.6416221147</text:p>
          </table:table-cell>
          <table:table-cell table:formula="of:=POWER([.C2286]-6.75;2)" office:value-type="float" office:value="0.0117457660221" calcext:value-type="float">
            <text:p>0.011745766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489777" calcext:value-type="float">
            <text:p>6.489777</text:p>
          </table:table-cell>
          <table:table-cell office:value-type="float" office:value="6.6418333992" calcext:value-type="float">
            <text:p>6.6418333992</text:p>
          </table:table-cell>
          <table:table-cell table:formula="of:=POWER([.C2287]-6.75;2)" office:value-type="float" office:value="0.0117000135286265" calcext:value-type="float">
            <text:p>0.0117000135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488854" calcext:value-type="float">
            <text:p>6.488854</text:p>
          </table:table-cell>
          <table:table-cell office:value-type="float" office:value="6.642046662" calcext:value-type="float">
            <text:p>6.642046662</text:p>
          </table:table-cell>
          <table:table-cell table:formula="of:=POWER([.C2288]-6.75;2)" office:value-type="float" office:value="0.0116539231853422" calcext:value-type="float">
            <text:p>0.0116539232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488003" calcext:value-type="float">
            <text:p>6.488003</text:p>
          </table:table-cell>
          <table:table-cell office:value-type="float" office:value="6.6422618202" calcext:value-type="float">
            <text:p>6.6422618202</text:p>
          </table:table-cell>
          <table:table-cell table:formula="of:=POWER([.C2289]-6.75;2)" office:value-type="float" office:value="0.0116075153866172" calcext:value-type="float">
            <text:p>0.0116075154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487229" calcext:value-type="float">
            <text:p>6.487229</text:p>
          </table:table-cell>
          <table:table-cell office:value-type="float" office:value="6.6424787806" calcext:value-type="float">
            <text:p>6.6424787806</text:p>
          </table:table-cell>
          <table:table-cell table:formula="of:=POWER([.C2290]-6.75;2)" office:value-type="float" office:value="0.0115608126212629" calcext:value-type="float">
            <text:p>0.0115608126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486536" calcext:value-type="float">
            <text:p>6.486536</text:p>
          </table:table-cell>
          <table:table-cell office:value-type="float" office:value="6.6426974423" calcext:value-type="float">
            <text:p>6.6426974423</text:p>
          </table:table-cell>
          <table:table-cell table:formula="of:=POWER([.C2291]-6.75;2)" office:value-type="float" office:value="0.0115138388889618" calcext:value-type="float">
            <text:p>0.0115138389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485932" calcext:value-type="float">
            <text:p>6.485932</text:p>
          </table:table-cell>
          <table:table-cell office:value-type="float" office:value="6.6429176982" calcext:value-type="float">
            <text:p>6.6429176982</text:p>
          </table:table-cell>
          <table:table-cell table:formula="of:=POWER([.C2292]-6.75;2)" office:value-type="float" office:value="0.0114666193587863" calcext:value-type="float">
            <text:p>0.0114666194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485423" calcext:value-type="float">
            <text:p>6.485423</text:p>
          </table:table-cell>
          <table:table-cell office:value-type="float" office:value="6.6431394294" calcext:value-type="float">
            <text:p>6.6431394294</text:p>
          </table:table-cell>
          <table:table-cell table:formula="of:=POWER([.C2293]-6.75;2)" office:value-type="float" office:value="0.0114191815489577" calcext:value-type="float">
            <text:p>0.0114191815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485015" calcext:value-type="float">
            <text:p>6.485015</text:p>
          </table:table-cell>
          <table:table-cell office:value-type="float" office:value="6.6433625078" calcext:value-type="float">
            <text:p>6.6433625078</text:p>
          </table:table-cell>
          <table:table-cell table:formula="of:=POWER([.C2294]-6.75;2)" office:value-type="float" office:value="0.0113715547427051" calcext:value-type="float">
            <text:p>0.0113715547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484715" calcext:value-type="float">
            <text:p>6.484715</text:p>
          </table:table-cell>
          <table:table-cell office:value-type="float" office:value="6.643586796" calcext:value-type="float">
            <text:p>6.643586796</text:p>
          </table:table-cell>
          <table:table-cell table:formula="of:=POWER([.C2295]-6.75;2)" office:value-type="float" office:value="0.0113237699855456" calcext:value-type="float">
            <text:p>0.01132377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48453" calcext:value-type="float">
            <text:p>6.48453</text:p>
          </table:table-cell>
          <table:table-cell office:value-type="float" office:value="6.6438121461" calcext:value-type="float">
            <text:p>6.6438121461</text:p>
          </table:table-cell>
          <table:table-cell table:formula="of:=POWER([.C2296]-6.75;2)" office:value-type="float" office:value="0.0112758603158877" calcext:value-type="float">
            <text:p>0.0112758603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484468" calcext:value-type="float">
            <text:p>6.484468</text:p>
          </table:table-cell>
          <table:table-cell office:value-type="float" office:value="6.6440383991" calcext:value-type="float">
            <text:p>6.6440383991</text:p>
          </table:table-cell>
          <table:table-cell table:formula="of:=POWER([.C2297]-6.75;2)" office:value-type="float" office:value="0.0112278608652908" calcext:value-type="float">
            <text:p>0.0112278609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484537" calcext:value-type="float">
            <text:p>6.484537</text:p>
          </table:table-cell>
          <table:table-cell office:value-type="float" office:value="6.6442653841" calcext:value-type="float">
            <text:p>6.6442653841</text:p>
          </table:table-cell>
          <table:table-cell table:formula="of:=POWER([.C2298]-6.75;2)" office:value-type="float" office:value="0.0111798089995206" calcext:value-type="float">
            <text:p>0.011179809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484746" calcext:value-type="float">
            <text:p>6.484746</text:p>
          </table:table-cell>
          <table:table-cell office:value-type="float" office:value="6.6444929174" calcext:value-type="float">
            <text:p>6.6444929174</text:p>
          </table:table-cell>
          <table:table-cell table:formula="of:=POWER([.C2299]-6.75;2)" office:value-type="float" office:value="0.0111317444787632" calcext:value-type="float">
            <text:p>0.0111317445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485104" calcext:value-type="float">
            <text:p>6.485104</text:p>
          </table:table-cell>
          <table:table-cell office:value-type="float" office:value="6.6447208017" calcext:value-type="float">
            <text:p>6.6447208017</text:p>
          </table:table-cell>
          <table:table-cell table:formula="of:=POWER([.C2300]-6.75;2)" office:value-type="float" office:value="0.0110837095946907" calcext:value-type="float">
            <text:p>0.0110837096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48562" calcext:value-type="float">
            <text:p>6.48562</text:p>
          </table:table-cell>
          <table:table-cell office:value-type="float" office:value="6.6449488257" calcext:value-type="float">
            <text:p>6.6449488257</text:p>
          </table:table-cell>
          <table:table-cell table:formula="of:=POWER([.C2301]-6.75;2)" office:value-type="float" office:value="0.0110357492218089" calcext:value-type="float">
            <text:p>0.0110357492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486305" calcext:value-type="float">
            <text:p>6.486305</text:p>
          </table:table-cell>
          <table:table-cell office:value-type="float" office:value="6.6451767639" calcext:value-type="float">
            <text:p>6.6451767639</text:p>
          </table:table-cell>
          <table:table-cell table:formula="of:=POWER([.C2302]-6.75;2)" office:value-type="float" office:value="0.0109879108264763" calcext:value-type="float">
            <text:p>0.0109879108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487172" calcext:value-type="float">
            <text:p>6.487172</text:p>
          </table:table-cell>
          <table:table-cell office:value-type="float" office:value="6.6454043739" calcext:value-type="float">
            <text:p>6.6454043739</text:p>
          </table:table-cell>
          <table:table-cell table:formula="of:=POWER([.C2303]-6.75;2)" office:value-type="float" office:value="0.010940244999251" calcext:value-type="float">
            <text:p>0.010940245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488233" calcext:value-type="float">
            <text:p>6.488233</text:p>
          </table:table-cell>
          <table:table-cell office:value-type="float" office:value="6.6456313931" calcext:value-type="float">
            <text:p>6.6456313931</text:p>
          </table:table-cell>
          <table:table-cell table:formula="of:=POWER([.C2304]-6.75;2)" office:value-type="float" office:value="0.0108928061062466" calcext:value-type="float">
            <text:p>0.0108928061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489503" calcext:value-type="float">
            <text:p>6.489503</text:p>
          </table:table-cell>
          <table:table-cell office:value-type="float" office:value="6.6458575402" calcext:value-type="float">
            <text:p>6.6458575402</text:p>
          </table:table-cell>
          <table:table-cell table:formula="of:=POWER([.C2305]-6.75;2)" office:value-type="float" office:value="0.0108456519331947" calcext:value-type="float">
            <text:p>0.0108456519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490998" calcext:value-type="float">
            <text:p>6.490998</text:p>
          </table:table-cell>
          <table:table-cell office:value-type="float" office:value="6.6460825108" calcext:value-type="float">
            <text:p>6.6460825108</text:p>
          </table:table-cell>
          <table:table-cell table:formula="of:=POWER([.C2306]-6.75;2)" office:value-type="float" office:value="0.010798844561632" calcext:value-type="float">
            <text:p>0.0107988446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492739" calcext:value-type="float">
            <text:p>6.492739</text:p>
          </table:table-cell>
          <table:table-cell office:value-type="float" office:value="6.6463059755" calcext:value-type="float">
            <text:p>6.6463059755</text:p>
          </table:table-cell>
          <table:table-cell table:formula="of:=POWER([.C2307]-6.75;2)" office:value-type="float" office:value="0.0107524507170066" calcext:value-type="float">
            <text:p>0.0107524507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494747" calcext:value-type="float">
            <text:p>6.494747</text:p>
          </table:table-cell>
          <table:table-cell office:value-type="float" office:value="6.6465275729" calcext:value-type="float">
            <text:p>6.6465275729</text:p>
          </table:table-cell>
          <table:table-cell table:formula="of:=POWER([.C2308]-6.75;2)" office:value-type="float" office:value="0.0107065431699648" calcext:value-type="float">
            <text:p>0.0107065432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497049" calcext:value-type="float">
            <text:p>6.497049</text:p>
          </table:table-cell>
          <table:table-cell office:value-type="float" office:value="6.646746909" calcext:value-type="float">
            <text:p>6.646746909</text:p>
          </table:table-cell>
          <table:table-cell table:formula="of:=POWER([.C2309]-6.75;2)" office:value-type="float" office:value="0.0106612008010543" calcext:value-type="float">
            <text:p>0.0106612008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499675" calcext:value-type="float">
            <text:p>6.499675</text:p>
          </table:table-cell>
          <table:table-cell office:value-type="float" office:value="6.6469635485" calcext:value-type="float">
            <text:p>6.6469635485</text:p>
          </table:table-cell>
          <table:table-cell table:formula="of:=POWER([.C2310]-6.75;2)" office:value-type="float" office:value="0.0106165103377118" calcext:value-type="float">
            <text:p>0.0106165103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502665" calcext:value-type="float">
            <text:p>6.502665</text:p>
          </table:table-cell>
          <table:table-cell office:value-type="float" office:value="6.6471770101" calcext:value-type="float">
            <text:p>6.6471770101</text:p>
          </table:table-cell>
          <table:table-cell table:formula="of:=POWER([.C2311]-6.75;2)" office:value-type="float" office:value="0.0105725672519755" calcext:value-type="float">
            <text:p>0.0105725673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506065" calcext:value-type="float">
            <text:p>6.506065</text:p>
          </table:table-cell>
          <table:table-cell office:value-type="float" office:value="6.6473867518" calcext:value-type="float">
            <text:p>6.6473867518</text:p>
          </table:table-cell>
          <table:table-cell table:formula="of:=POWER([.C2312]-6.75;2)" office:value-type="float" office:value="0.0105294787061548" calcext:value-type="float">
            <text:p>0.0105294787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509933" calcext:value-type="float">
            <text:p>6.509933</text:p>
          </table:table-cell>
          <table:table-cell office:value-type="float" office:value="6.6475921613" calcext:value-type="float">
            <text:p>6.6475921613</text:p>
          </table:table-cell>
          <table:table-cell table:formula="of:=POWER([.C2313]-6.75;2)" office:value-type="float" office:value="0.0104873654272051" calcext:value-type="float">
            <text:p>0.0104873654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514345" calcext:value-type="float">
            <text:p>6.514345</text:p>
          </table:table-cell>
          <table:table-cell office:value-type="float" office:value="6.6477925386" calcext:value-type="float">
            <text:p>6.6477925386</text:p>
          </table:table-cell>
          <table:table-cell table:formula="of:=POWER([.C2314]-6.75;2)" office:value-type="float" office:value="0.0104463651658325" calcext:value-type="float">
            <text:p>0.0104463652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519396" calcext:value-type="float">
            <text:p>6.519396</text:p>
          </table:table-cell>
          <table:table-cell office:value-type="float" office:value="6.6479870685" calcext:value-type="float">
            <text:p>6.6479870685</text:p>
          </table:table-cell>
          <table:table-cell table:formula="of:=POWER([.C2315]-6.75;2)" office:value-type="float" office:value="0.0104066381932237" calcext:value-type="float">
            <text:p>0.0104066382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525213" calcext:value-type="float">
            <text:p>6.525213</text:p>
          </table:table-cell>
          <table:table-cell office:value-type="float" office:value="6.6481747927" calcext:value-type="float">
            <text:p>6.6481747927</text:p>
          </table:table-cell>
          <table:table-cell table:formula="of:=POWER([.C2316]-6.75;2)" office:value-type="float" office:value="0.010368372841688" calcext:value-type="float">
            <text:p>0.0103683728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531967" calcext:value-type="float">
            <text:p>6.531967</text:p>
          </table:table-cell>
          <table:table-cell office:value-type="float" office:value="6.6483545614" calcext:value-type="float">
            <text:p>6.6483545614</text:p>
          </table:table-cell>
          <table:table-cell table:formula="of:=POWER([.C2317]-6.75;2)" office:value-type="float" office:value="0.0103317951881864" calcext:value-type="float">
            <text:p>0.0103317952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539893" calcext:value-type="float">
            <text:p>6.539893</text:p>
          </table:table-cell>
          <table:table-cell office:value-type="float" office:value="6.6485249678" calcext:value-type="float">
            <text:p>6.6485249678</text:p>
          </table:table-cell>
          <table:table-cell table:formula="of:=POWER([.C2318]-6.75;2)" office:value-type="float" office:value="0.010297182159991" calcext:value-type="float">
            <text:p>0.0102971822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549329" calcext:value-type="float">
            <text:p>6.549329</text:p>
          </table:table-cell>
          <table:table-cell office:value-type="float" office:value="6.6486842522" calcext:value-type="float">
            <text:p>6.6486842522</text:p>
          </table:table-cell>
          <table:table-cell table:formula="of:=POWER([.C2319]-6.75;2)" office:value-type="float" office:value="0.0102648807522732" calcext:value-type="float">
            <text:p>0.0102648808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560766" calcext:value-type="float">
            <text:p>6.560766</text:p>
          </table:table-cell>
          <table:table-cell office:value-type="float" office:value="6.6488301483" calcext:value-type="float">
            <text:p>6.6488301483</text:p>
          </table:table-cell>
          <table:table-cell table:formula="of:=POWER([.C2320]-6.75;2)" office:value-type="float" office:value="0.010235338893" calcext:value-type="float">
            <text:p>0.0102353389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574962" calcext:value-type="float">
            <text:p>6.574962</text:p>
          </table:table-cell>
          <table:table-cell office:value-type="float" office:value="6.6489596544" calcext:value-type="float">
            <text:p>6.6489596544</text:p>
          </table:table-cell>
          <table:table-cell table:formula="of:=POWER([.C2321]-6.75;2)" office:value-type="float" office:value="0.0102091514389673" calcext:value-type="float">
            <text:p>0.0102091514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593139" calcext:value-type="float">
            <text:p>6.593139</text:p>
          </table:table-cell>
          <table:table-cell office:value-type="float" office:value="6.6490686348" calcext:value-type="float">
            <text:p>6.6490686348</text:p>
          </table:table-cell>
          <table:table-cell table:formula="of:=POWER([.C2322]-6.75;2)" office:value-type="float" office:value="0.0101871404811358" calcext:value-type="float">
            <text:p>0.0101871405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617409" calcext:value-type="float">
            <text:p>6.617409</text:p>
          </table:table-cell>
          <table:table-cell office:value-type="float" office:value="6.6491511268" calcext:value-type="float">
            <text:p>6.6491511268</text:p>
          </table:table-cell>
          <table:table-cell table:formula="of:=POWER([.C2323]-6.75;2)" office:value-type="float" office:value="0.0101704952257097" calcext:value-type="float">
            <text:p>0.0101704952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65175" calcext:value-type="float">
            <text:p>6.65175</text:p>
          </table:table-cell>
          <table:table-cell office:value-type="float" office:value="6.6491980133" calcext:value-type="float">
            <text:p>6.6491980133</text:p>
          </table:table-cell>
          <table:table-cell table:formula="of:=POWER([.C2324]-6.75;2)" office:value-type="float" office:value="0.0101610405226669" calcext:value-type="float">
            <text:p>0.0101610405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70467" calcext:value-type="float">
            <text:p>6.70467</text:p>
          </table:table-cell>
          <table:table-cell office:value-type="float" office:value="6.6491942382" calcext:value-type="float">
            <text:p>6.6491942382</text:p>
          </table:table-cell>
          <table:table-cell table:formula="of:=POWER([.C2325]-6.75;2)" office:value-type="float" office:value="0.0101618016120784" calcext:value-type="float">
            <text:p>0.0101618016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798191" calcext:value-type="float">
            <text:p>6.798191</text:p>
          </table:table-cell>
          <table:table-cell office:value-type="float" office:value="6.6491120519" calcext:value-type="float">
            <text:p>6.6491120519</text:p>
          </table:table-cell>
          <table:table-cell table:formula="of:=POWER([.C2326]-6.75;2)" office:value-type="float" office:value="0.0101783780718284" calcext:value-type="float">
            <text:p>0.0101783781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7.012398" calcext:value-type="float">
            <text:p>7.012398</text:p>
          </table:table-cell>
          <table:table-cell office:value-type="float" office:value="6.6488908665" calcext:value-type="float">
            <text:p>6.6488908665</text:p>
          </table:table-cell>
          <table:table-cell table:formula="of:=POWER([.C2327]-6.75;2)" office:value-type="float" office:value="0.0102230568771207" calcext:value-type="float">
            <text:p>0.0102230569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8.053398" calcext:value-type="float">
            <text:p>8.053398</text:p>
          </table:table-cell>
          <table:table-cell office:value-type="float" office:value="6.648350737" calcext:value-type="float">
            <text:p>6.648350737</text:p>
          </table:table-cell>
          <table:table-cell table:formula="of:=POWER([.C2328]-6.75;2)" office:value-type="float" office:value="0.0103325726684431" calcext:value-type="float">
            <text:p>0.0103325727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.738644" calcext:value-type="float">
            <text:p>4.738644</text:p>
          </table:table-cell>
          <table:table-cell office:value-type="float" office:value="6.6462598929" calcext:value-type="float">
            <text:p>6.6462598929</text:p>
          </table:table-cell>
          <table:table-cell table:formula="of:=POWER([.C2329]-6.75;2)" office:value-type="float" office:value="0.0107620098211195" calcext:value-type="float">
            <text:p>0.0107620098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5.932107" calcext:value-type="float">
            <text:p>5.932107</text:p>
          </table:table-cell>
          <table:table-cell office:value-type="float" office:value="6.6491028376" calcext:value-type="float">
            <text:p>6.6491028376</text:p>
          </table:table-cell>
          <table:table-cell table:formula="of:=POWER([.C2330]-6.75;2)" office:value-type="float" office:value="0.010180237380372" calcext:value-type="float">
            <text:p>0.0101802374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157655" calcext:value-type="float">
            <text:p>6.157655</text:p>
          </table:table-cell>
          <table:table-cell office:value-type="float" office:value="6.6501729806" calcext:value-type="float">
            <text:p>6.6501729806</text:p>
          </table:table-cell>
          <table:table-cell table:formula="of:=POWER([.C2331]-6.75;2)" office:value-type="float" office:value="0.00996543380228801" calcext:value-type="float">
            <text:p>0.0099654338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254561" calcext:value-type="float">
            <text:p>6.254561</text:p>
          </table:table-cell>
          <table:table-cell office:value-type="float" office:value="6.6509091809" calcext:value-type="float">
            <text:p>6.6509091809</text:p>
          </table:table-cell>
          <table:table-cell table:formula="of:=POWER([.C2332]-6.75;2)" office:value-type="float" office:value="0.00981899042990887" calcext:value-type="float">
            <text:p>0.0098189904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309193" calcext:value-type="float">
            <text:p>6.309193</text:p>
          </table:table-cell>
          <table:table-cell office:value-type="float" office:value="6.6515025165" calcext:value-type="float">
            <text:p>6.6515025165</text:p>
          </table:table-cell>
          <table:table-cell table:formula="of:=POWER([.C2333]-6.75;2)" office:value-type="float" office:value="0.00970175425583279" calcext:value-type="float">
            <text:p>0.0097017543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344744" calcext:value-type="float">
            <text:p>6.344744</text:p>
          </table:table-cell>
          <table:table-cell office:value-type="float" office:value="6.6520157241" calcext:value-type="float">
            <text:p>6.6520157241</text:p>
          </table:table-cell>
          <table:table-cell table:formula="of:=POWER([.C2334]-6.75;2)" office:value-type="float" office:value="0.00960091832364733" calcext:value-type="float">
            <text:p>0.0096009183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370067" calcext:value-type="float">
            <text:p>6.370067</text:p>
          </table:table-cell>
          <table:table-cell office:value-type="float" office:value="6.6524770931" calcext:value-type="float">
            <text:p>6.6524770931</text:p>
          </table:table-cell>
          <table:table-cell table:formula="of:=POWER([.C2335]-6.75;2)" office:value-type="float" office:value="0.00951071737022609" calcext:value-type="float">
            <text:p>0.0095107174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38927" calcext:value-type="float">
            <text:p>6.38927</text:p>
          </table:table-cell>
          <table:table-cell office:value-type="float" office:value="6.6529017699" calcext:value-type="float">
            <text:p>6.6529017699</text:p>
          </table:table-cell>
          <table:table-cell table:formula="of:=POWER([.C2336]-6.75;2)" office:value-type="float" office:value="0.0094280662885526" calcext:value-type="float">
            <text:p>0.0094280663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404522" calcext:value-type="float">
            <text:p>6.404522</text:p>
          </table:table-cell>
          <table:table-cell office:value-type="float" office:value="6.6532988057" calcext:value-type="float">
            <text:p>6.6532988057</text:p>
          </table:table-cell>
          <table:table-cell table:formula="of:=POWER([.C2337]-6.75;2)" office:value-type="float" office:value="0.00935112097904627" calcext:value-type="float">
            <text:p>0.009351121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41707" calcext:value-type="float">
            <text:p>6.41707</text:p>
          </table:table-cell>
          <table:table-cell office:value-type="float" office:value="6.6536740347" calcext:value-type="float">
            <text:p>6.6536740347</text:p>
          </table:table-cell>
          <table:table-cell table:formula="of:=POWER([.C2338]-6.75;2)" office:value-type="float" office:value="0.00927869159097683" calcext:value-type="float">
            <text:p>0.0092786916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427685" calcext:value-type="float">
            <text:p>6.427685</text:p>
          </table:table-cell>
          <table:table-cell office:value-type="float" office:value="6.6540314426" calcext:value-type="float">
            <text:p>6.6540314426</text:p>
          </table:table-cell>
          <table:table-cell table:formula="of:=POWER([.C2339]-6.75;2)" office:value-type="float" office:value="0.00920996400943709" calcext:value-type="float">
            <text:p>0.009209964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436864" calcext:value-type="float">
            <text:p>6.436864</text:p>
          </table:table-cell>
          <table:table-cell office:value-type="float" office:value="6.6543738729" calcext:value-type="float">
            <text:p>6.6543738729</text:p>
          </table:table-cell>
          <table:table-cell table:formula="of:=POWER([.C2340]-6.75;2)" office:value-type="float" office:value="0.00914435618414537" calcext:value-type="float">
            <text:p>0.009144356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444945" calcext:value-type="float">
            <text:p>6.444945</text:p>
          </table:table-cell>
          <table:table-cell office:value-type="float" office:value="6.6547034333" calcext:value-type="float">
            <text:p>6.6547034333</text:p>
          </table:table-cell>
          <table:table-cell table:formula="of:=POWER([.C2341]-6.75;2)" office:value-type="float" office:value="0.00908143562480757" calcext:value-type="float">
            <text:p>0.0090814356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452162" calcext:value-type="float">
            <text:p>6.452162</text:p>
          </table:table-cell>
          <table:table-cell office:value-type="float" office:value="6.6550217314" calcext:value-type="float">
            <text:p>6.6550217314</text:p>
          </table:table-cell>
          <table:table-cell table:formula="of:=POWER([.C2342]-6.75;2)" office:value-type="float" office:value="0.00902087150625379" calcext:value-type="float">
            <text:p>0.0090208715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458684" calcext:value-type="float">
            <text:p>6.458684</text:p>
          </table:table-cell>
          <table:table-cell office:value-type="float" office:value="6.6553300289" calcext:value-type="float">
            <text:p>6.6553300289</text:p>
          </table:table-cell>
          <table:table-cell table:formula="of:=POWER([.C2343]-6.75;2)" office:value-type="float" office:value="0.00896240342807485" calcext:value-type="float">
            <text:p>0.0089624034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464633" calcext:value-type="float">
            <text:p>6.464633</text:p>
          </table:table-cell>
          <table:table-cell office:value-type="float" office:value="6.6556293379" calcext:value-type="float">
            <text:p>6.6556293379</text:p>
          </table:table-cell>
          <table:table-cell table:formula="of:=POWER([.C2344]-6.75;2)" office:value-type="float" office:value="0.00890582186519242" calcext:value-type="float">
            <text:p>0.0089058219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4701" calcext:value-type="float">
            <text:p>6.4701</text:p>
          </table:table-cell>
          <table:table-cell office:value-type="float" office:value="6.6559204909" calcext:value-type="float">
            <text:p>6.6559204909</text:p>
          </table:table-cell>
          <table:table-cell table:formula="of:=POWER([.C2345]-6.75;2)" office:value-type="float" office:value="0.00885095403249702" calcext:value-type="float">
            <text:p>0.008850954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475155" calcext:value-type="float">
            <text:p>6.475155</text:p>
          </table:table-cell>
          <table:table-cell office:value-type="float" office:value="6.6562041863" calcext:value-type="float">
            <text:p>6.6562041863</text:p>
          </table:table-cell>
          <table:table-cell table:formula="of:=POWER([.C2346]-6.75;2)" office:value-type="float" office:value="0.00879765466764509" calcext:value-type="float">
            <text:p>0.0087976547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479851" calcext:value-type="float">
            <text:p>6.479851</text:p>
          </table:table-cell>
          <table:table-cell office:value-type="float" office:value="6.6564810199" calcext:value-type="float">
            <text:p>6.6564810199</text:p>
          </table:table-cell>
          <table:table-cell table:formula="of:=POWER([.C2347]-6.75;2)" office:value-type="float" office:value="0.00874579963894416" calcext:value-type="float">
            <text:p>0.0087457996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484229" calcext:value-type="float">
            <text:p>6.484229</text:p>
          </table:table-cell>
          <table:table-cell office:value-type="float" office:value="6.65675151" calcext:value-type="float">
            <text:p>6.65675151</text:p>
          </table:table-cell>
          <table:table-cell table:formula="of:=POWER([.C2348]-6.75;2)" office:value-type="float" office:value="0.00869528088728004" calcext:value-type="float">
            <text:p>0.0086952809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488321" calcext:value-type="float">
            <text:p>6.488321</text:p>
          </table:table-cell>
          <table:table-cell office:value-type="float" office:value="6.657016115" calcext:value-type="float">
            <text:p>6.657016115</text:p>
          </table:table-cell>
          <table:table-cell table:formula="of:=POWER([.C2349]-6.75;2)" office:value-type="float" office:value="0.00864600286969318" calcext:value-type="float">
            <text:p>0.0086460029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492151" calcext:value-type="float">
            <text:p>6.492151</text:p>
          </table:table-cell>
          <table:table-cell office:value-type="float" office:value="6.6572752473" calcext:value-type="float">
            <text:p>6.6572752473</text:p>
          </table:table-cell>
          <table:table-cell table:formula="of:=POWER([.C2350]-6.75;2)" office:value-type="float" office:value="0.0085978797632761" calcext:value-type="float">
            <text:p>0.0085978798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49574" calcext:value-type="float">
            <text:p>6.49574</text:p>
          </table:table-cell>
          <table:table-cell office:value-type="float" office:value="6.6575292846" calcext:value-type="float">
            <text:p>6.6575292846</text:p>
          </table:table-cell>
          <table:table-cell table:formula="of:=POWER([.C2351]-6.75;2)" office:value-type="float" office:value="0.00855083320658783" calcext:value-type="float">
            <text:p>0.0085508332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499103" calcext:value-type="float">
            <text:p>6.499103</text:p>
          </table:table-cell>
          <table:table-cell office:value-type="float" office:value="6.6577785747" calcext:value-type="float">
            <text:p>6.6577785747</text:p>
          </table:table-cell>
          <table:table-cell table:formula="of:=POWER([.C2352]-6.75;2)" office:value-type="float" office:value="0.00850479128436348" calcext:value-type="float">
            <text:p>0.0085047913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502253" calcext:value-type="float">
            <text:p>6.502253</text:p>
          </table:table-cell>
          <table:table-cell office:value-type="float" office:value="6.6580234444" calcext:value-type="float">
            <text:p>6.6580234444</text:p>
          </table:table-cell>
          <table:table-cell table:formula="of:=POWER([.C2353]-6.75;2)" office:value-type="float" office:value="0.00845968678003982" calcext:value-type="float">
            <text:p>0.0084596868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505201" calcext:value-type="float">
            <text:p>6.505201</text:p>
          </table:table-cell>
          <table:table-cell office:value-type="float" office:value="6.6582642025" calcext:value-type="float">
            <text:p>6.6582642025</text:p>
          </table:table-cell>
          <table:table-cell table:formula="of:=POWER([.C2354]-6.75;2)" office:value-type="float" office:value="0.00841545654296104" calcext:value-type="float">
            <text:p>0.0084154565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507954" calcext:value-type="float">
            <text:p>6.507954</text:p>
          </table:table-cell>
          <table:table-cell office:value-type="float" office:value="6.6585011424" calcext:value-type="float">
            <text:p>6.6585011424</text:p>
          </table:table-cell>
          <table:table-cell table:formula="of:=POWER([.C2355]-6.75;2)" office:value-type="float" office:value="0.00837204094210499" calcext:value-type="float">
            <text:p>0.0083720409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51052" calcext:value-type="float">
            <text:p>6.51052</text:p>
          </table:table-cell>
          <table:table-cell office:value-type="float" office:value="6.6587345488" calcext:value-type="float">
            <text:p>6.6587345488</text:p>
          </table:table-cell>
          <table:table-cell table:formula="of:=POWER([.C2356]-6.75;2)" office:value-type="float" office:value="0.00832938258273957" calcext:value-type="float">
            <text:p>0.0083293826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512904" calcext:value-type="float">
            <text:p>6.512904</text:p>
          </table:table-cell>
          <table:table-cell office:value-type="float" office:value="6.6589646957" calcext:value-type="float">
            <text:p>6.6589646957</text:p>
          </table:table-cell>
          <table:table-cell table:formula="of:=POWER([.C2357]-6.75;2)" office:value-type="float" office:value="0.00828742662899361" calcext:value-type="float">
            <text:p>0.0082874266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515112" calcext:value-type="float">
            <text:p>6.515112</text:p>
          </table:table-cell>
          <table:table-cell office:value-type="float" office:value="6.6591918507" calcext:value-type="float">
            <text:p>6.6591918507</text:p>
          </table:table-cell>
          <table:table-cell table:formula="of:=POWER([.C2358]-6.75;2)" office:value-type="float" office:value="0.00824611997929108" calcext:value-type="float">
            <text:p>0.00824612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517148" calcext:value-type="float">
            <text:p>6.517148</text:p>
          </table:table-cell>
          <table:table-cell office:value-type="float" office:value="6.6594162741" calcext:value-type="float">
            <text:p>6.6594162741</text:p>
          </table:table-cell>
          <table:table-cell table:formula="of:=POWER([.C2359]-6.75;2)" office:value-type="float" office:value="0.00820541139792637" calcext:value-type="float">
            <text:p>0.0082054114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519015" calcext:value-type="float">
            <text:p>6.519015</text:p>
          </table:table-cell>
          <table:table-cell office:value-type="float" office:value="6.6596382215" calcext:value-type="float">
            <text:p>6.6596382215</text:p>
          </table:table-cell>
          <table:table-cell table:formula="of:=POWER([.C2360]-6.75;2)" office:value-type="float" office:value="0.00816525101368309" calcext:value-type="float">
            <text:p>0.008165251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520718" calcext:value-type="float">
            <text:p>6.520718</text:p>
          </table:table-cell>
          <table:table-cell office:value-type="float" office:value="6.6598579453" calcext:value-type="float">
            <text:p>6.6598579453</text:p>
          </table:table-cell>
          <table:table-cell table:formula="of:=POWER([.C2361]-6.75;2)" office:value-type="float" office:value="0.00812559002553784" calcext:value-type="float">
            <text:p>0.00812559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522259" calcext:value-type="float">
            <text:p>6.522259</text:p>
          </table:table-cell>
          <table:table-cell office:value-type="float" office:value="6.6600756917" calcext:value-type="float">
            <text:p>6.6600756917</text:p>
          </table:table-cell>
          <table:table-cell table:formula="of:=POWER([.C2362]-6.75;2)" office:value-type="float" office:value="0.00808638122323339" calcext:value-type="float">
            <text:p>0.0080863812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523643" calcext:value-type="float">
            <text:p>6.523643</text:p>
          </table:table-cell>
          <table:table-cell office:value-type="float" office:value="6.6602917053" calcext:value-type="float">
            <text:p>6.6602917053</text:p>
          </table:table-cell>
          <table:table-cell table:formula="of:=POWER([.C2363]-6.75;2)" office:value-type="float" office:value="0.0080475781379821" calcext:value-type="float">
            <text:p>0.0080475781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524872" calcext:value-type="float">
            <text:p>6.524872</text:p>
          </table:table-cell>
          <table:table-cell office:value-type="float" office:value="6.6605062245" calcext:value-type="float">
            <text:p>6.6605062245</text:p>
          </table:table-cell>
          <table:table-cell table:formula="of:=POWER([.C2364]-6.75;2)" office:value-type="float" office:value="0.00800913585324445" calcext:value-type="float">
            <text:p>0.0080091359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525951" calcext:value-type="float">
            <text:p>6.525951</text:p>
          </table:table-cell>
          <table:table-cell office:value-type="float" office:value="6.6607194858" calcext:value-type="float">
            <text:p>6.6607194858</text:p>
          </table:table-cell>
          <table:table-cell table:formula="of:=POWER([.C2365]-6.75;2)" office:value-type="float" office:value="0.00797101021581647" calcext:value-type="float">
            <text:p>0.0079710102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526884" calcext:value-type="float">
            <text:p>6.526884</text:p>
          </table:table-cell>
          <table:table-cell office:value-type="float" office:value="6.6609317197" calcext:value-type="float">
            <text:p>6.6609317197</text:p>
          </table:table-cell>
          <table:table-cell table:formula="of:=POWER([.C2366]-6.75;2)" office:value-type="float" office:value="0.00793315855559941" calcext:value-type="float">
            <text:p>0.0079331586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527673" calcext:value-type="float">
            <text:p>6.527673</text:p>
          </table:table-cell>
          <table:table-cell office:value-type="float" office:value="6.6611431514" calcext:value-type="float">
            <text:p>6.6611431514</text:p>
          </table:table-cell>
          <table:table-cell table:formula="of:=POWER([.C2367]-6.75;2)" office:value-type="float" office:value="0.0078955395431233" calcext:value-type="float">
            <text:p>0.0078955395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528325" calcext:value-type="float">
            <text:p>6.528325</text:p>
          </table:table-cell>
          <table:table-cell office:value-type="float" office:value="6.6613540047" calcext:value-type="float">
            <text:p>6.6613540047</text:p>
          </table:table-cell>
          <table:table-cell table:formula="of:=POWER([.C2368]-6.75;2)" office:value-type="float" office:value="0.00785811248272767" calcext:value-type="float">
            <text:p>0.0078581125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528843" calcext:value-type="float">
            <text:p>6.528843</text:p>
          </table:table-cell>
          <table:table-cell office:value-type="float" office:value="6.6615644937" calcext:value-type="float">
            <text:p>6.6615644937</text:p>
          </table:table-cell>
          <table:table-cell table:formula="of:=POWER([.C2369]-6.75;2)" office:value-type="float" office:value="0.00782083877453729" calcext:value-type="float">
            <text:p>0.0078208388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529232" calcext:value-type="float">
            <text:p>6.529232</text:p>
          </table:table-cell>
          <table:table-cell office:value-type="float" office:value="6.6617748288" calcext:value-type="float">
            <text:p>6.6617748288</text:p>
          </table:table-cell>
          <table:table-cell table:formula="of:=POWER([.C2370]-6.75;2)" office:value-type="float" office:value="0.00778368083326922" calcext:value-type="float">
            <text:p>0.0077836808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529498" calcext:value-type="float">
            <text:p>6.529498</text:p>
          </table:table-cell>
          <table:table-cell office:value-type="float" office:value="6.6619852143" calcext:value-type="float">
            <text:p>6.6619852143</text:p>
          </table:table-cell>
          <table:table-cell table:formula="of:=POWER([.C2371]-6.75;2)" office:value-type="float" office:value="0.007746602501817" calcext:value-type="float">
            <text:p>0.0077466025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529646" calcext:value-type="float">
            <text:p>6.529646</text:p>
          </table:table-cell>
          <table:table-cell office:value-type="float" office:value="6.6621958458" calcext:value-type="float">
            <text:p>6.6621958458</text:p>
          </table:table-cell>
          <table:table-cell table:formula="of:=POWER([.C2372]-6.75;2)" office:value-type="float" office:value="0.00770956949477732" calcext:value-type="float">
            <text:p>0.0077095695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529682" calcext:value-type="float">
            <text:p>6.529682</text:p>
          </table:table-cell>
          <table:table-cell office:value-type="float" office:value="6.6624069124" calcext:value-type="float">
            <text:p>6.6624069124</text:p>
          </table:table-cell>
          <table:table-cell table:formula="of:=POWER([.C2373]-6.75;2)" office:value-type="float" office:value="0.0076725489953013" calcext:value-type="float">
            <text:p>0.007672549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529614" calcext:value-type="float">
            <text:p>6.529614</text:p>
          </table:table-cell>
          <table:table-cell office:value-type="float" office:value="6.6626185949" calcext:value-type="float">
            <text:p>6.6626185949</text:p>
          </table:table-cell>
          <table:table-cell table:formula="of:=POWER([.C2374]-6.75;2)" office:value-type="float" office:value="0.00763550995725037" calcext:value-type="float">
            <text:p>0.00763551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529446" calcext:value-type="float">
            <text:p>6.529446</text:p>
          </table:table-cell>
          <table:table-cell office:value-type="float" office:value="6.6628310623" calcext:value-type="float">
            <text:p>6.6628310623</text:p>
          </table:table-cell>
          <table:table-cell table:formula="of:=POWER([.C2375]-6.75;2)" office:value-type="float" office:value="0.0075984236997464" calcext:value-type="float">
            <text:p>0.0075984237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529188" calcext:value-type="float">
            <text:p>6.529188</text:p>
          </table:table-cell>
          <table:table-cell office:value-type="float" office:value="6.6630444784" calcext:value-type="float">
            <text:p>6.6630444784</text:p>
          </table:table-cell>
          <table:table-cell table:formula="of:=POWER([.C2376]-6.75;2)" office:value-type="float" office:value="0.0075612627367281" calcext:value-type="float">
            <text:p>0.0075612627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528845" calcext:value-type="float">
            <text:p>6.528845</text:p>
          </table:table-cell>
          <table:table-cell office:value-type="float" office:value="6.663258992" calcext:value-type="float">
            <text:p>6.663258992</text:p>
          </table:table-cell>
          <table:table-cell table:formula="of:=POWER([.C2377]-6.75;2)" office:value-type="float" office:value="0.00752400246885602" calcext:value-type="float">
            <text:p>0.0075240025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528426" calcext:value-type="float">
            <text:p>6.528426</text:p>
          </table:table-cell>
          <table:table-cell office:value-type="float" office:value="6.6634747448" calcext:value-type="float">
            <text:p>6.6634747448</text:p>
          </table:table-cell>
          <table:table-cell table:formula="of:=POWER([.C2378]-6.75;2)" office:value-type="float" office:value="0.00748661978742509" calcext:value-type="float">
            <text:p>0.0074866198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527939" calcext:value-type="float">
            <text:p>6.527939</text:p>
          </table:table-cell>
          <table:table-cell office:value-type="float" office:value="6.663691865" calcext:value-type="float">
            <text:p>6.663691865</text:p>
          </table:table-cell>
          <table:table-cell table:formula="of:=POWER([.C2379]-6.75;2)" office:value-type="float" office:value="0.00744909416717828" calcext:value-type="float">
            <text:p>0.0074490942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527392" calcext:value-type="float">
            <text:p>6.527392</text:p>
          </table:table-cell>
          <table:table-cell office:value-type="float" office:value="6.6639104686" calcext:value-type="float">
            <text:p>6.6639104686</text:p>
          </table:table-cell>
          <table:table-cell table:formula="of:=POWER([.C2380]-6.75;2)" office:value-type="float" office:value="0.00741140741667156" calcext:value-type="float">
            <text:p>0.0074114074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526794" calcext:value-type="float">
            <text:p>6.526794</text:p>
          </table:table-cell>
          <table:table-cell office:value-type="float" office:value="6.6641306597" calcext:value-type="float">
            <text:p>6.6641306597</text:p>
          </table:table-cell>
          <table:table-cell table:formula="of:=POWER([.C2381]-6.75;2)" office:value-type="float" office:value="0.00737354360355727" calcext:value-type="float">
            <text:p>0.0073735436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526154" calcext:value-type="float">
            <text:p>6.526154</text:p>
          </table:table-cell>
          <table:table-cell office:value-type="float" office:value="6.6643525283" calcext:value-type="float">
            <text:p>6.6643525283</text:p>
          </table:table-cell>
          <table:table-cell table:formula="of:=POWER([.C2382]-6.75;2)" office:value-type="float" office:value="0.00733548940860226" calcext:value-type="float">
            <text:p>0.0073354894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52548" calcext:value-type="float">
            <text:p>6.52548</text:p>
          </table:table-cell>
          <table:table-cell office:value-type="float" office:value="6.6645761505" calcext:value-type="float">
            <text:p>6.6645761505</text:p>
          </table:table-cell>
          <table:table-cell table:formula="of:=POWER([.C2383]-6.75;2)" office:value-type="float" office:value="0.0072972340633986" calcext:value-type="float">
            <text:p>0.0072972341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524782" calcext:value-type="float">
            <text:p>6.524782</text:p>
          </table:table-cell>
          <table:table-cell office:value-type="float" office:value="6.66480159" calcext:value-type="float">
            <text:p>6.66480159</text:p>
          </table:table-cell>
          <table:table-cell table:formula="of:=POWER([.C2384]-6.75;2)" office:value-type="float" office:value="0.00725876906652815" calcext:value-type="float">
            <text:p>0.0072587691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524069" calcext:value-type="float">
            <text:p>6.524069</text:p>
          </table:table-cell>
          <table:table-cell office:value-type="float" office:value="6.6650288945" calcext:value-type="float">
            <text:p>6.6650288945</text:p>
          </table:table-cell>
          <table:table-cell table:formula="of:=POWER([.C2385]-6.75;2)" office:value-type="float" office:value="0.00722008876989216" calcext:value-type="float">
            <text:p>0.0072200888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52335" calcext:value-type="float">
            <text:p>6.52335</text:p>
          </table:table-cell>
          <table:table-cell office:value-type="float" office:value="6.6652580976" calcext:value-type="float">
            <text:p>6.6652580976</text:p>
          </table:table-cell>
          <table:table-cell table:formula="of:=POWER([.C2386]-6.75;2)" office:value-type="float" office:value="0.00718119002237117" calcext:value-type="float">
            <text:p>0.00718119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522635" calcext:value-type="float">
            <text:p>6.522635</text:p>
          </table:table-cell>
          <table:table-cell office:value-type="float" office:value="6.6654892182" calcext:value-type="float">
            <text:p>6.6654892182</text:p>
          </table:table-cell>
          <table:table-cell table:formula="of:=POWER([.C2387]-6.75;2)" office:value-type="float" office:value="0.00714207224044716" calcext:value-type="float">
            <text:p>0.0071420722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521932" calcext:value-type="float">
            <text:p>6.521932</text:p>
          </table:table-cell>
          <table:table-cell office:value-type="float" office:value="6.6657222594" calcext:value-type="float">
            <text:p>6.6657222594</text:p>
          </table:table-cell>
          <table:table-cell table:formula="of:=POWER([.C2388]-6.75;2)" office:value-type="float" office:value="0.00710273756064091" calcext:value-type="float">
            <text:p>0.0071027376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521252" calcext:value-type="float">
            <text:p>6.521252</text:p>
          </table:table-cell>
          <table:table-cell office:value-type="float" office:value="6.6659572108" calcext:value-type="float">
            <text:p>6.6659572108</text:p>
          </table:table-cell>
          <table:table-cell table:formula="of:=POWER([.C2389]-6.75;2)" office:value-type="float" office:value="0.00706319041651559" calcext:value-type="float">
            <text:p>0.0070631904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520603" calcext:value-type="float">
            <text:p>6.520603</text:p>
          </table:table-cell>
          <table:table-cell office:value-type="float" office:value="6.6661940442" calcext:value-type="float">
            <text:p>6.6661940442</text:p>
          </table:table-cell>
          <table:table-cell table:formula="of:=POWER([.C2390]-6.75;2)" office:value-type="float" office:value="0.00702343822755154" calcext:value-type="float">
            <text:p>0.0070234382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519995" calcext:value-type="float">
            <text:p>6.519995</text:p>
          </table:table-cell>
          <table:table-cell office:value-type="float" office:value="6.666432718" calcext:value-type="float">
            <text:p>6.666432718</text:p>
          </table:table-cell>
          <table:table-cell table:formula="of:=POWER([.C2391]-6.75;2)" office:value-type="float" office:value="0.00698349062086748" calcext:value-type="float">
            <text:p>0.0069834906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519436" calcext:value-type="float">
            <text:p>6.519436</text:p>
          </table:table-cell>
          <table:table-cell office:value-type="float" office:value="6.6666731741" calcext:value-type="float">
            <text:p>6.6666731741</text:p>
          </table:table-cell>
          <table:table-cell table:formula="of:=POWER([.C2392]-6.75;2)" office:value-type="float" office:value="0.00694335991456898" calcext:value-type="float">
            <text:p>0.0069433599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518934" calcext:value-type="float">
            <text:p>6.518934</text:p>
          </table:table-cell>
          <table:table-cell office:value-type="float" office:value="6.6669153405" calcext:value-type="float">
            <text:p>6.6669153405</text:p>
          </table:table-cell>
          <table:table-cell table:formula="of:=POWER([.C2393]-6.75;2)" office:value-type="float" office:value="0.00690306064423092" calcext:value-type="float">
            <text:p>0.0069030606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518499" calcext:value-type="float">
            <text:p>6.518499</text:p>
          </table:table-cell>
          <table:table-cell office:value-type="float" office:value="6.6671591318" calcext:value-type="float">
            <text:p>6.6671591318</text:p>
          </table:table-cell>
          <table:table-cell table:formula="of:=POWER([.C2394]-6.75;2)" office:value-type="float" office:value="0.00686260944412976" calcext:value-type="float">
            <text:p>0.0068626094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518138" calcext:value-type="float">
            <text:p>6.518138</text:p>
          </table:table-cell>
          <table:table-cell office:value-type="float" office:value="6.6674044455" calcext:value-type="float">
            <text:p>6.6674044455</text:p>
          </table:table-cell>
          <table:table-cell table:formula="of:=POWER([.C2395]-6.75;2)" office:value-type="float" office:value="0.00682202562316249" calcext:value-type="float">
            <text:p>0.0068220256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517858" calcext:value-type="float">
            <text:p>6.517858</text:p>
          </table:table-cell>
          <table:table-cell office:value-type="float" office:value="6.6676511669" calcext:value-type="float">
            <text:p>6.6676511669</text:p>
          </table:table-cell>
          <table:table-cell table:formula="of:=POWER([.C2396]-6.75;2)" office:value-type="float" office:value="0.00678133031293169" calcext:value-type="float">
            <text:p>0.0067813303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517668" calcext:value-type="float">
            <text:p>6.517668</text:p>
          </table:table-cell>
          <table:table-cell office:value-type="float" office:value="6.6678991689" calcext:value-type="float">
            <text:p>6.6678991689</text:p>
          </table:table-cell>
          <table:table-cell table:formula="of:=POWER([.C2397]-6.75;2)" office:value-type="float" office:value="0.00674054646731073" calcext:value-type="float">
            <text:p>0.0067405465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517573" calcext:value-type="float">
            <text:p>6.517573</text:p>
          </table:table-cell>
          <table:table-cell office:value-type="float" office:value="6.6681483085" calcext:value-type="float">
            <text:p>6.6681483085</text:p>
          </table:table-cell>
          <table:table-cell table:formula="of:=POWER([.C2398]-6.75;2)" office:value-type="float" office:value="0.00669969940141114" calcext:value-type="float">
            <text:p>0.0066996994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517581" calcext:value-type="float">
            <text:p>6.517581</text:p>
          </table:table-cell>
          <table:table-cell office:value-type="float" office:value="6.6683984336" calcext:value-type="float">
            <text:p>6.6683984336</text:p>
          </table:table-cell>
          <table:table-cell table:formula="of:=POWER([.C2399]-6.75;2)" office:value-type="float" office:value="0.00665881563893358" calcext:value-type="float">
            <text:p>0.0066588156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517696" calcext:value-type="float">
            <text:p>6.517696</text:p>
          </table:table-cell>
          <table:table-cell office:value-type="float" office:value="6.6686493777" calcext:value-type="float">
            <text:p>6.6686493777</text:p>
          </table:table-cell>
          <table:table-cell table:formula="of:=POWER([.C2400]-6.75;2)" office:value-type="float" office:value="0.00661792374859733" calcext:value-type="float">
            <text:p>0.0066179237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517925" calcext:value-type="float">
            <text:p>6.517925</text:p>
          </table:table-cell>
          <table:table-cell office:value-type="float" office:value="6.6689009667" calcext:value-type="float">
            <text:p>6.6689009667</text:p>
          </table:table-cell>
          <table:table-cell table:formula="of:=POWER([.C2401]-6.75;2)" office:value-type="float" office:value="0.00657705320219453" calcext:value-type="float">
            <text:p>0.0065770532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518272" calcext:value-type="float">
            <text:p>6.518272</text:p>
          </table:table-cell>
          <table:table-cell office:value-type="float" office:value="6.6691530134" calcext:value-type="float">
            <text:p>6.6691530134</text:p>
          </table:table-cell>
          <table:table-cell table:formula="of:=POWER([.C2402]-6.75;2)" office:value-type="float" office:value="0.0065362352423006" calcext:value-type="float">
            <text:p>0.0065362352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518741" calcext:value-type="float">
            <text:p>6.518741</text:p>
          </table:table-cell>
          <table:table-cell office:value-type="float" office:value="6.6694053227" calcext:value-type="float">
            <text:p>6.6694053227</text:p>
          </table:table-cell>
          <table:table-cell table:formula="of:=POWER([.C2403]-6.75;2)" office:value-type="float" office:value="0.00649550200909109" calcext:value-type="float">
            <text:p>0.00649550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519335" calcext:value-type="float">
            <text:p>6.519335</text:p>
          </table:table-cell>
          <table:table-cell office:value-type="float" office:value="6.6696576918" calcext:value-type="float">
            <text:p>6.6696576918</text:p>
          </table:table-cell>
          <table:table-cell table:formula="of:=POWER([.C2404]-6.75;2)" office:value-type="float" office:value="0.00645488648690373" calcext:value-type="float">
            <text:p>0.0064548865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520059" calcext:value-type="float">
            <text:p>6.520059</text:p>
          </table:table-cell>
          <table:table-cell office:value-type="float" office:value="6.6699099111" calcext:value-type="float">
            <text:p>6.6699099111</text:p>
          </table:table-cell>
          <table:table-cell table:formula="of:=POWER([.C2405]-6.75;2)" office:value-type="float" office:value="0.00641442234000998" calcext:value-type="float">
            <text:p>0.0064144223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520914" calcext:value-type="float">
            <text:p>6.520914</text:p>
          </table:table-cell>
          <table:table-cell office:value-type="float" office:value="6.6701617613" calcext:value-type="float">
            <text:p>6.6701617613</text:p>
          </table:table-cell>
          <table:table-cell table:formula="of:=POWER([.C2406]-6.75;2)" office:value-type="float" office:value="0.00637414435871815" calcext:value-type="float">
            <text:p>0.0063741444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521902" calcext:value-type="float">
            <text:p>6.521902</text:p>
          </table:table-cell>
          <table:table-cell office:value-type="float" office:value="6.6704130202" calcext:value-type="float">
            <text:p>6.6704130202</text:p>
          </table:table-cell>
          <table:table-cell table:formula="of:=POWER([.C2407]-6.75;2)" office:value-type="float" office:value="0.00633408735368564" calcext:value-type="float">
            <text:p>0.0063340874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523025" calcext:value-type="float">
            <text:p>6.523025</text:p>
          </table:table-cell>
          <table:table-cell office:value-type="float" office:value="6.6706634604" calcext:value-type="float">
            <text:p>6.6706634604</text:p>
          </table:table-cell>
          <table:table-cell table:formula="of:=POWER([.C2408]-6.75;2)" office:value-type="float" office:value="0.00629428651570235" calcext:value-type="float">
            <text:p>0.0062942865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524282" calcext:value-type="float">
            <text:p>6.524282</text:p>
          </table:table-cell>
          <table:table-cell office:value-type="float" office:value="6.6709128497" calcext:value-type="float">
            <text:p>6.6709128497</text:p>
          </table:table-cell>
          <table:table-cell table:formula="of:=POWER([.C2409]-6.75;2)" office:value-type="float" office:value="0.00625477734257485" calcext:value-type="float">
            <text:p>0.0062547773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525674" calcext:value-type="float">
            <text:p>6.525674</text:p>
          </table:table-cell>
          <table:table-cell office:value-type="float" office:value="6.671160956" calcext:value-type="float">
            <text:p>6.671160956</text:p>
          </table:table-cell>
          <table:table-cell table:formula="of:=POWER([.C2410]-6.75;2)" office:value-type="float" office:value="0.006215594858834" calcext:value-type="float">
            <text:p>0.0062155949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527201" calcext:value-type="float">
            <text:p>6.527201</text:p>
          </table:table-cell>
          <table:table-cell office:value-type="float" office:value="6.6714075441" calcext:value-type="float">
            <text:p>6.6714075441</text:p>
          </table:table-cell>
          <table:table-cell table:formula="of:=POWER([.C2411]-6.75;2)" office:value-type="float" office:value="0.00617677412439344" calcext:value-type="float">
            <text:p>0.0061767741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52886" calcext:value-type="float">
            <text:p>6.52886</text:p>
          </table:table-cell>
          <table:table-cell office:value-type="float" office:value="6.6716523769" calcext:value-type="float">
            <text:p>6.6716523769</text:p>
          </table:table-cell>
          <table:table-cell table:formula="of:=POWER([.C2412]-6.75;2)" office:value-type="float" office:value="0.00613835004541965" calcext:value-type="float">
            <text:p>0.00613835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530651" calcext:value-type="float">
            <text:p>6.530651</text:p>
          </table:table-cell>
          <table:table-cell office:value-type="float" office:value="6.6718952211" calcext:value-type="float">
            <text:p>6.6718952211</text:p>
          </table:table-cell>
          <table:table-cell table:formula="of:=POWER([.C2413]-6.75;2)" office:value-type="float" office:value="0.00610035648701792" calcext:value-type="float">
            <text:p>0.0061003565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532571" calcext:value-type="float">
            <text:p>6.532571</text:p>
          </table:table-cell>
          <table:table-cell office:value-type="float" office:value="6.6721358416" calcext:value-type="float">
            <text:p>6.6721358416</text:p>
          </table:table-cell>
          <table:table-cell table:formula="of:=POWER([.C2414]-6.75;2)" office:value-type="float" office:value="0.00606282716334025" calcext:value-type="float">
            <text:p>0.0060628272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534617" calcext:value-type="float">
            <text:p>6.534617</text:p>
          </table:table-cell>
          <table:table-cell office:value-type="float" office:value="6.6723740068" calcext:value-type="float">
            <text:p>6.6723740068</text:p>
          </table:table-cell>
          <table:table-cell table:formula="of:=POWER([.C2415]-6.75;2)" office:value-type="float" office:value="0.00602579482028642" calcext:value-type="float">
            <text:p>0.0060257948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536786" calcext:value-type="float">
            <text:p>6.536786</text:p>
          </table:table-cell>
          <table:table-cell office:value-type="float" office:value="6.6726094889" calcext:value-type="float">
            <text:p>6.6726094889</text:p>
          </table:table-cell>
          <table:table-cell table:formula="of:=POWER([.C2416]-6.75;2)" office:value-type="float" office:value="0.00598929120831922" calcext:value-type="float">
            <text:p>0.0059892912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539074" calcext:value-type="float">
            <text:p>6.539074</text:p>
          </table:table-cell>
          <table:table-cell office:value-type="float" office:value="6.6728420634" calcext:value-type="float">
            <text:p>6.6728420634</text:p>
          </table:table-cell>
          <table:table-cell table:formula="of:=POWER([.C2417]-6.75;2)" office:value-type="float" office:value="0.00595334718036961" calcext:value-type="float">
            <text:p>0.0059533472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541477" calcext:value-type="float">
            <text:p>6.541477</text:p>
          </table:table-cell>
          <table:table-cell office:value-type="float" office:value="6.6730715111" calcext:value-type="float">
            <text:p>6.6730715111</text:p>
          </table:table-cell>
          <table:table-cell table:formula="of:=POWER([.C2418]-6.75;2)" office:value-type="float" office:value="0.00591799240443745" calcext:value-type="float">
            <text:p>0.0059179924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543991" calcext:value-type="float">
            <text:p>6.543991</text:p>
          </table:table-cell>
          <table:table-cell office:value-type="float" office:value="6.6732976186" calcext:value-type="float">
            <text:p>6.6732976186</text:p>
          </table:table-cell>
          <table:table-cell table:formula="of:=POWER([.C2419]-6.75;2)" office:value-type="float" office:value="0.00588325531243101" calcext:value-type="float">
            <text:p>0.0058832553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546611" calcext:value-type="float">
            <text:p>6.546611</text:p>
          </table:table-cell>
          <table:table-cell office:value-type="float" office:value="6.6735201773" calcext:value-type="float">
            <text:p>6.6735201773</text:p>
          </table:table-cell>
          <table:table-cell table:formula="of:=POWER([.C2420]-6.75;2)" office:value-type="float" office:value="0.00584916328022338" calcext:value-type="float">
            <text:p>0.0058491633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549332" calcext:value-type="float">
            <text:p>6.549332</text:p>
          </table:table-cell>
          <table:table-cell office:value-type="float" office:value="6.6737389862" calcext:value-type="float">
            <text:p>6.6737389862</text:p>
          </table:table-cell>
          <table:table-cell table:formula="of:=POWER([.C2421]-6.75;2)" office:value-type="float" office:value="0.00581574222580378" calcext:value-type="float">
            <text:p>0.0058157422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552147" calcext:value-type="float">
            <text:p>6.552147</text:p>
          </table:table-cell>
          <table:table-cell office:value-type="float" office:value="6.6739538515" calcext:value-type="float">
            <text:p>6.6739538515</text:p>
          </table:table-cell>
          <table:table-cell table:formula="of:=POWER([.C2422]-6.75;2)" office:value-type="float" office:value="0.005783016701684" calcext:value-type="float">
            <text:p>0.0057830167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555052" calcext:value-type="float">
            <text:p>6.555052</text:p>
          </table:table-cell>
          <table:table-cell office:value-type="float" office:value="6.67416459" calcext:value-type="float">
            <text:p>6.67416459</text:p>
          </table:table-cell>
          <table:table-cell table:formula="of:=POWER([.C2423]-6.75;2)" office:value-type="float" office:value="0.00575100940986807" calcext:value-type="float">
            <text:p>0.0057510094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558041" calcext:value-type="float">
            <text:p>6.558041</text:p>
          </table:table-cell>
          <table:table-cell office:value-type="float" office:value="6.6743710243" calcext:value-type="float">
            <text:p>6.6743710243</text:p>
          </table:table-cell>
          <table:table-cell table:formula="of:=POWER([.C2424]-6.75;2)" office:value-type="float" office:value="0.00571974196543118" calcext:value-type="float">
            <text:p>0.005719742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561108" calcext:value-type="float">
            <text:p>6.561108</text:p>
          </table:table-cell>
          <table:table-cell office:value-type="float" office:value="6.6745729861" calcext:value-type="float">
            <text:p>6.6745729861</text:p>
          </table:table-cell>
          <table:table-cell table:formula="of:=POWER([.C2425]-6.75;2)" office:value-type="float" office:value="0.00568923442587075" calcext:value-type="float">
            <text:p>0.0056892344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564246" calcext:value-type="float">
            <text:p>6.564246</text:p>
          </table:table-cell>
          <table:table-cell office:value-type="float" office:value="6.6747703165" calcext:value-type="float">
            <text:p>6.6747703165</text:p>
          </table:table-cell>
          <table:table-cell table:formula="of:=POWER([.C2426]-6.75;2)" office:value-type="float" office:value="0.00565950527951016" calcext:value-type="float">
            <text:p>0.0056595053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567449" calcext:value-type="float">
            <text:p>6.567449</text:p>
          </table:table-cell>
          <table:table-cell office:value-type="float" office:value="6.6749628676" calcext:value-type="float">
            <text:p>6.6749628676</text:p>
          </table:table-cell>
          <table:table-cell table:formula="of:=POWER([.C2427]-6.75;2)" office:value-type="float" office:value="0.00563057123881518" calcext:value-type="float">
            <text:p>0.0056305712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570712" calcext:value-type="float">
            <text:p>6.570712</text:p>
          </table:table-cell>
          <table:table-cell office:value-type="float" office:value="6.6751505009" calcext:value-type="float">
            <text:p>6.6751505009</text:p>
          </table:table-cell>
          <table:table-cell table:formula="of:=POWER([.C2428]-6.75;2)" office:value-type="float" office:value="0.00560244751552089" calcext:value-type="float">
            <text:p>0.0056024475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574029" calcext:value-type="float">
            <text:p>6.574029</text:p>
          </table:table-cell>
          <table:table-cell office:value-type="float" office:value="6.6753330857" calcext:value-type="float">
            <text:p>6.6753330857</text:p>
          </table:table-cell>
          <table:table-cell table:formula="of:=POWER([.C2429]-6.75;2)" office:value-type="float" office:value="0.00557514809108352" calcext:value-type="float">
            <text:p>0.0055751481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577392" calcext:value-type="float">
            <text:p>6.577392</text:p>
          </table:table-cell>
          <table:table-cell office:value-type="float" office:value="6.6755105009" calcext:value-type="float">
            <text:p>6.6755105009</text:p>
          </table:table-cell>
          <table:table-cell table:formula="of:=POWER([.C2430]-6.75;2)" office:value-type="float" office:value="0.00554868547616894" calcext:value-type="float">
            <text:p>0.0055486855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580796" calcext:value-type="float">
            <text:p>6.580796</text:p>
          </table:table-cell>
          <table:table-cell office:value-type="float" office:value="6.6756826386" calcext:value-type="float">
            <text:p>6.6756826386</text:p>
          </table:table-cell>
          <table:table-cell table:formula="of:=POWER([.C2431]-6.75;2)" office:value-type="float" office:value="0.00552307020545826" calcext:value-type="float">
            <text:p>0.0055230702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584236" calcext:value-type="float">
            <text:p>6.584236</text:p>
          </table:table-cell>
          <table:table-cell office:value-type="float" office:value="6.6758493989" calcext:value-type="float">
            <text:p>6.6758493989</text:p>
          </table:table-cell>
          <table:table-cell table:formula="of:=POWER([.C2432]-6.75;2)" office:value-type="float" office:value="0.00549831164349125" calcext:value-type="float">
            <text:p>0.0054983116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587705" calcext:value-type="float">
            <text:p>6.587705</text:p>
          </table:table-cell>
          <table:table-cell office:value-type="float" office:value="6.6760106901" calcext:value-type="float">
            <text:p>6.6760106901</text:p>
          </table:table-cell>
          <table:table-cell table:formula="of:=POWER([.C2433]-6.75;2)" office:value-type="float" office:value="0.00547441797947823" calcext:value-type="float">
            <text:p>0.005474418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591198" calcext:value-type="float">
            <text:p>6.591198</text:p>
          </table:table-cell>
          <table:table-cell office:value-type="float" office:value="6.6761664321" calcext:value-type="float">
            <text:p>6.6761664321</text:p>
          </table:table-cell>
          <table:table-cell table:formula="of:=POWER([.C2434]-6.75;2)" office:value-type="float" office:value="0.00545139574884384" calcext:value-type="float">
            <text:p>0.0054513957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594709" calcext:value-type="float">
            <text:p>6.594709</text:p>
          </table:table-cell>
          <table:table-cell office:value-type="float" office:value="6.676316553" calcext:value-type="float">
            <text:p>6.676316553</text:p>
          </table:table-cell>
          <table:table-cell table:formula="of:=POWER([.C2435]-6.75;2)" office:value-type="float" office:value="0.00542925036180175" calcext:value-type="float">
            <text:p>0.0054292504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598234" calcext:value-type="float">
            <text:p>6.598234</text:p>
          </table:table-cell>
          <table:table-cell office:value-type="float" office:value="6.6764609912" calcext:value-type="float">
            <text:p>6.6764609912</text:p>
          </table:table-cell>
          <table:table-cell table:formula="of:=POWER([.C2436]-6.75;2)" office:value-type="float" office:value="0.00540798581528649" calcext:value-type="float">
            <text:p>0.0054079858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601767" calcext:value-type="float">
            <text:p>6.601767</text:p>
          </table:table-cell>
          <table:table-cell office:value-type="float" office:value="6.6765996915" calcext:value-type="float">
            <text:p>6.6765996915</text:p>
          </table:table-cell>
          <table:table-cell table:formula="of:=POWER([.C2437]-6.75;2)" office:value-type="float" office:value="0.00538760528789519" calcext:value-type="float">
            <text:p>0.0053876053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605304" calcext:value-type="float">
            <text:p>6.605304</text:p>
          </table:table-cell>
          <table:table-cell office:value-type="float" office:value="6.6767326092" calcext:value-type="float">
            <text:p>6.6767326092</text:p>
          </table:table-cell>
          <table:table-cell table:formula="of:=POWER([.C2438]-6.75;2)" office:value-type="float" office:value="0.00536811055463991" calcext:value-type="float">
            <text:p>0.0053681106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60884" calcext:value-type="float">
            <text:p>6.60884</text:p>
          </table:table-cell>
          <table:table-cell office:value-type="float" office:value="6.6768597064" calcext:value-type="float">
            <text:p>6.6768597064</text:p>
          </table:table-cell>
          <table:table-cell table:formula="of:=POWER([.C2439]-6.75;2)" office:value-type="float" office:value="0.00534950254789418" calcext:value-type="float">
            <text:p>0.0053495025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612371" calcext:value-type="float">
            <text:p>6.612371</text:p>
          </table:table-cell>
          <table:table-cell office:value-type="float" office:value="6.6769809537" calcext:value-type="float">
            <text:p>6.6769809537</text:p>
          </table:table-cell>
          <table:table-cell table:formula="of:=POWER([.C2440]-6.75;2)" office:value-type="float" office:value="0.00533178112256151" calcext:value-type="float">
            <text:p>0.005331781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615894" calcext:value-type="float">
            <text:p>6.615894</text:p>
          </table:table-cell>
          <table:table-cell office:value-type="float" office:value="6.6770963286" calcext:value-type="float">
            <text:p>6.6770963286</text:p>
          </table:table-cell>
          <table:table-cell table:formula="of:=POWER([.C2441]-6.75;2)" office:value-type="float" office:value="0.00531494530359914" calcext:value-type="float">
            <text:p>0.0053149453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619405" calcext:value-type="float">
            <text:p>6.619405</text:p>
          </table:table-cell>
          <table:table-cell office:value-type="float" office:value="6.677205814" calcext:value-type="float">
            <text:p>6.677205814</text:p>
          </table:table-cell>
          <table:table-cell table:formula="of:=POWER([.C2442]-6.75;2)" office:value-type="float" office:value="0.00529899351540264" calcext:value-type="float">
            <text:p>0.0052989935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622901" calcext:value-type="float">
            <text:p>6.622901</text:p>
          </table:table-cell>
          <table:table-cell office:value-type="float" office:value="6.6773093996" calcext:value-type="float">
            <text:p>6.6773093996</text:p>
          </table:table-cell>
          <table:table-cell table:formula="of:=POWER([.C2443]-6.75;2)" office:value-type="float" office:value="0.00528392338651243" calcext:value-type="float">
            <text:p>0.0052839234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626379" calcext:value-type="float">
            <text:p>6.626379</text:p>
          </table:table-cell>
          <table:table-cell office:value-type="float" office:value="6.6774070808" calcext:value-type="float">
            <text:p>6.6774070808</text:p>
          </table:table-cell>
          <table:table-cell table:formula="of:=POWER([.C2444]-6.75;2)" office:value-type="float" office:value="0.00526973191797771" calcext:value-type="float">
            <text:p>0.0052697319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629836" calcext:value-type="float">
            <text:p>6.629836</text:p>
          </table:table-cell>
          <table:table-cell office:value-type="float" office:value="6.6774988579" calcext:value-type="float">
            <text:p>6.6774988579</text:p>
          </table:table-cell>
          <table:table-cell table:formula="of:=POWER([.C2445]-6.75;2)" office:value-type="float" office:value="0.00525641560580441" calcext:value-type="float">
            <text:p>0.0052564156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63327" calcext:value-type="float">
            <text:p>6.63327</text:p>
          </table:table-cell>
          <table:table-cell office:value-type="float" office:value="6.6775847369" calcext:value-type="float">
            <text:p>6.6775847369</text:p>
          </table:table-cell>
          <table:table-cell table:formula="of:=POWER([.C2446]-6.75;2)" office:value-type="float" office:value="0.00524397032984221" calcext:value-type="float">
            <text:p>0.0052439703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636679" calcext:value-type="float">
            <text:p>6.636679</text:p>
          </table:table-cell>
          <table:table-cell office:value-type="float" office:value="6.6776647274" calcext:value-type="float">
            <text:p>6.6776647274</text:p>
          </table:table-cell>
          <table:table-cell table:formula="of:=POWER([.C2447]-6.75;2)" office:value-type="float" office:value="0.00523239166211634" calcext:value-type="float">
            <text:p>0.0052323917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640062" calcext:value-type="float">
            <text:p>6.640062</text:p>
          </table:table-cell>
          <table:table-cell office:value-type="float" office:value="6.6777388427" calcext:value-type="float">
            <text:p>6.6777388427</text:p>
          </table:table-cell>
          <table:table-cell table:formula="of:=POWER([.C2448]-6.75;2)" office:value-type="float" office:value="0.00522167485433532" calcext:value-type="float">
            <text:p>0.0052216749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643416" calcext:value-type="float">
            <text:p>6.643416</text:p>
          </table:table-cell>
          <table:table-cell office:value-type="float" office:value="6.6778070978" calcext:value-type="float">
            <text:p>6.6778070978</text:p>
          </table:table-cell>
          <table:table-cell table:formula="of:=POWER([.C2449]-6.75;2)" office:value-type="float" office:value="0.00521181512805881" calcext:value-type="float">
            <text:p>0.0052118151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646741" calcext:value-type="float">
            <text:p>6.646741</text:p>
          </table:table-cell>
          <table:table-cell office:value-type="float" office:value="6.6778695136" calcext:value-type="float">
            <text:p>6.6778695136</text:p>
          </table:table-cell>
          <table:table-cell table:formula="of:=POWER([.C2450]-6.75;2)" office:value-type="float" office:value="0.00520280706830057" calcext:value-type="float">
            <text:p>0.0052028071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650035" calcext:value-type="float">
            <text:p>6.650035</text:p>
          </table:table-cell>
          <table:table-cell office:value-type="float" office:value="6.6779261109" calcext:value-type="float">
            <text:p>6.6779261109</text:p>
          </table:table-cell>
          <table:table-cell table:formula="of:=POWER([.C2451]-6.75;2)" office:value-type="float" office:value="0.00519464548999915" calcext:value-type="float">
            <text:p>0.0051946455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653299" calcext:value-type="float">
            <text:p>6.653299</text:p>
          </table:table-cell>
          <table:table-cell office:value-type="float" office:value="6.6779769144" calcext:value-type="float">
            <text:p>6.6779769144</text:p>
          </table:table-cell>
          <table:table-cell table:formula="of:=POWER([.C2452]-6.75;2)" office:value-type="float" office:value="0.00518732485934488" calcext:value-type="float">
            <text:p>0.0051873249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656531" calcext:value-type="float">
            <text:p>6.656531</text:p>
          </table:table-cell>
          <table:table-cell office:value-type="float" office:value="6.6780219471" calcext:value-type="float">
            <text:p>6.6780219471</text:p>
          </table:table-cell>
          <table:table-cell table:formula="of:=POWER([.C2453]-6.75;2)" office:value-type="float" office:value="0.00518084009927514" calcext:value-type="float">
            <text:p>0.0051808401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659731" calcext:value-type="float">
            <text:p>6.659731</text:p>
          </table:table-cell>
          <table:table-cell office:value-type="float" office:value="6.6780612358" calcext:value-type="float">
            <text:p>6.6780612358</text:p>
          </table:table-cell>
          <table:table-cell table:formula="of:=POWER([.C2454]-6.75;2)" office:value-type="float" office:value="0.00517518579462327" calcext:value-type="float">
            <text:p>0.0051751858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6629" calcext:value-type="float">
            <text:p>6.6629</text:p>
          </table:table-cell>
          <table:table-cell office:value-type="float" office:value="6.6780948077" calcext:value-type="float">
            <text:p>6.6780948077</text:p>
          </table:table-cell>
          <table:table-cell table:formula="of:=POWER([.C2455]-6.75;2)" office:value-type="float" office:value="0.00517035667969998" calcext:value-type="float">
            <text:p>0.0051703567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666036" calcext:value-type="float">
            <text:p>6.666036</text:p>
          </table:table-cell>
          <table:table-cell office:value-type="float" office:value="6.6781226881" calcext:value-type="float">
            <text:p>6.6781226881</text:p>
          </table:table-cell>
          <table:table-cell table:formula="of:=POWER([.C2456]-6.75;2)" office:value-type="float" office:value="0.00516634796596985" calcext:value-type="float">
            <text:p>0.005166348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669141" calcext:value-type="float">
            <text:p>6.669141</text:p>
          </table:table-cell>
          <table:table-cell office:value-type="float" office:value="6.6781449063" calcext:value-type="float">
            <text:p>6.6781449063</text:p>
          </table:table-cell>
          <table:table-cell table:formula="of:=POWER([.C2457]-6.75;2)" office:value-type="float" office:value="0.00516315449063578" calcext:value-type="float">
            <text:p>0.0051631545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672215" calcext:value-type="float">
            <text:p>6.672215</text:p>
          </table:table-cell>
          <table:table-cell office:value-type="float" office:value="6.678161488" calcext:value-type="float">
            <text:p>6.678161488</text:p>
          </table:table-cell>
          <table:table-cell table:formula="of:=POWER([.C2458]-6.75;2)" office:value-type="float" office:value="0.00516077180637418" calcext:value-type="float">
            <text:p>0.0051607718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675257" calcext:value-type="float">
            <text:p>6.675257</text:p>
          </table:table-cell>
          <table:table-cell office:value-type="float" office:value="6.6781724594" calcext:value-type="float">
            <text:p>6.6781724594</text:p>
          </table:table-cell>
          <table:table-cell table:formula="of:=POWER([.C2459]-6.75;2)" office:value-type="float" office:value="0.00515919558864468" calcext:value-type="float">
            <text:p>0.0051591956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678269" calcext:value-type="float">
            <text:p>6.678269</text:p>
          </table:table-cell>
          <table:table-cell office:value-type="float" office:value="6.6781778484" calcext:value-type="float">
            <text:p>6.6781778484</text:p>
          </table:table-cell>
          <table:table-cell table:formula="of:=POWER([.C2460]-6.75;2)" office:value-type="float" office:value="0.00515842146045341" calcext:value-type="float">
            <text:p>0.0051584215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681251" calcext:value-type="float">
            <text:p>6.681251</text:p>
          </table:table-cell>
          <table:table-cell office:value-type="float" office:value="6.6781776796" calcext:value-type="float">
            <text:p>6.6781776796</text:p>
          </table:table-cell>
          <table:table-cell table:formula="of:=POWER([.C2461]-6.75;2)" office:value-type="float" office:value="0.00515844570764024" calcext:value-type="float">
            <text:p>0.0051584457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684204" calcext:value-type="float">
            <text:p>6.684204</text:p>
          </table:table-cell>
          <table:table-cell office:value-type="float" office:value="6.6781719777" calcext:value-type="float">
            <text:p>6.6781719777</text:p>
          </table:table-cell>
          <table:table-cell table:formula="of:=POWER([.C2462]-6.75;2)" office:value-type="float" office:value="0.00515926478752931" calcext:value-type="float">
            <text:p>0.0051592648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687128" calcext:value-type="float">
            <text:p>6.687128</text:p>
          </table:table-cell>
          <table:table-cell office:value-type="float" office:value="6.6781607658" calcext:value-type="float">
            <text:p>6.6781607658</text:p>
          </table:table-cell>
          <table:table-cell table:formula="of:=POWER([.C2463]-6.75;2)" office:value-type="float" office:value="0.00516087557044239" calcext:value-type="float">
            <text:p>0.0051608756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690025" calcext:value-type="float">
            <text:p>6.690025</text:p>
          </table:table-cell>
          <table:table-cell office:value-type="float" office:value="6.678144067" calcext:value-type="float">
            <text:p>6.678144067</text:p>
          </table:table-cell>
          <table:table-cell table:formula="of:=POWER([.C2464]-6.75;2)" office:value-type="float" office:value="0.00516327510730051" calcext:value-type="float">
            <text:p>0.0051632751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692894" calcext:value-type="float">
            <text:p>6.692894</text:p>
          </table:table-cell>
          <table:table-cell office:value-type="float" office:value="6.6781219011" calcext:value-type="float">
            <text:p>6.6781219011</text:p>
          </table:table-cell>
          <table:table-cell table:formula="of:=POWER([.C2465]-6.75;2)" office:value-type="float" office:value="0.00516646110147819" calcext:value-type="float">
            <text:p>0.0051664611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695737" calcext:value-type="float">
            <text:p>6.695737</text:p>
          </table:table-cell>
          <table:table-cell office:value-type="float" office:value="6.6780942897" calcext:value-type="float">
            <text:p>6.6780942897</text:p>
          </table:table-cell>
          <table:table-cell table:formula="of:=POWER([.C2466]-6.75;2)" office:value-type="float" office:value="0.00517043117374756" calcext:value-type="float">
            <text:p>0.0051704312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698554" calcext:value-type="float">
            <text:p>6.698554</text:p>
          </table:table-cell>
          <table:table-cell office:value-type="float" office:value="6.6780612509" calcext:value-type="float">
            <text:p>6.6780612509</text:p>
          </table:table-cell>
          <table:table-cell table:formula="of:=POWER([.C2467]-6.75;2)" office:value-type="float" office:value="0.00517518362207276" calcext:value-type="float">
            <text:p>0.0051751836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701346" calcext:value-type="float">
            <text:p>6.701346</text:p>
          </table:table-cell>
          <table:table-cell office:value-type="float" office:value="6.678022803" calcext:value-type="float">
            <text:p>6.678022803</text:p>
          </table:table-cell>
          <table:table-cell table:formula="of:=POWER([.C2468]-6.75;2)" office:value-type="float" office:value="0.00518071688797678" calcext:value-type="float">
            <text:p>0.0051807169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704113" calcext:value-type="float">
            <text:p>6.704113</text:p>
          </table:table-cell>
          <table:table-cell office:value-type="float" office:value="6.6779789624" calcext:value-type="float">
            <text:p>6.6779789624</text:p>
          </table:table-cell>
          <table:table-cell table:formula="of:=POWER([.C2469]-6.75;2)" office:value-type="float" office:value="0.0051870298569806" calcext:value-type="float">
            <text:p>0.0051870299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706857" calcext:value-type="float">
            <text:p>6.706857</text:p>
          </table:table-cell>
          <table:table-cell office:value-type="float" office:value="6.6779297458" calcext:value-type="float">
            <text:p>6.6779297458</text:p>
          </table:table-cell>
          <table:table-cell table:formula="of:=POWER([.C2470]-6.75;2)" office:value-type="float" office:value="0.00519412154045259" calcext:value-type="float">
            <text:p>0.0051941215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709577" calcext:value-type="float">
            <text:p>6.709577</text:p>
          </table:table-cell>
          <table:table-cell office:value-type="float" office:value="6.677875166" calcext:value-type="float">
            <text:p>6.677875166</text:p>
          </table:table-cell>
          <table:table-cell table:formula="of:=POWER([.C2471]-6.75;2)" office:value-type="float" office:value="0.00520199167952759" calcext:value-type="float">
            <text:p>0.0052019917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712274" calcext:value-type="float">
            <text:p>6.712274</text:p>
          </table:table-cell>
          <table:table-cell office:value-type="float" office:value="6.6778152382" calcext:value-type="float">
            <text:p>6.6778152382</text:p>
          </table:table-cell>
          <table:table-cell table:formula="of:=POWER([.C2472]-6.75;2)" office:value-type="float" office:value="0.00521063983612274" calcext:value-type="float">
            <text:p>0.0052106398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714948" calcext:value-type="float">
            <text:p>6.714948</text:p>
          </table:table-cell>
          <table:table-cell office:value-type="float" office:value="6.6777499754" calcext:value-type="float">
            <text:p>6.6777499754</text:p>
          </table:table-cell>
          <table:table-cell table:formula="of:=POWER([.C2473]-6.75;2)" office:value-type="float" office:value="0.00522006605470057" calcext:value-type="float">
            <text:p>0.0052200661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7176" calcext:value-type="float">
            <text:p>6.7176</text:p>
          </table:table-cell>
          <table:table-cell office:value-type="float" office:value="6.6776793909" calcext:value-type="float">
            <text:p>6.6776793909</text:p>
          </table:table-cell>
          <table:table-cell table:formula="of:=POWER([.C2474]-6.75;2)" office:value-type="float" office:value="0.00523027050059503" calcext:value-type="float">
            <text:p>0.0052302705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72023" calcext:value-type="float">
            <text:p>6.72023</text:p>
          </table:table-cell>
          <table:table-cell office:value-type="float" office:value="6.6776034962" calcext:value-type="float">
            <text:p>6.6776034962</text:p>
          </table:table-cell>
          <table:table-cell table:formula="of:=POWER([.C2475]-6.75;2)" office:value-type="float" office:value="0.00524125376246346" calcext:value-type="float">
            <text:p>0.0052412538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722838" calcext:value-type="float">
            <text:p>6.722838</text:p>
          </table:table-cell>
          <table:table-cell office:value-type="float" office:value="6.6775223029" calcext:value-type="float">
            <text:p>6.6775223029</text:p>
          </table:table-cell>
          <table:table-cell table:formula="of:=POWER([.C2476]-6.75;2)" office:value-type="float" office:value="0.00525301657691936" calcext:value-type="float">
            <text:p>0.0052530166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725424" calcext:value-type="float">
            <text:p>6.725424</text:p>
          </table:table-cell>
          <table:table-cell office:value-type="float" office:value="6.6774358225" calcext:value-type="float">
            <text:p>6.6774358225</text:p>
          </table:table-cell>
          <table:table-cell table:formula="of:=POWER([.C2477]-6.75;2)" office:value-type="float" office:value="0.00526555985625155" calcext:value-type="float">
            <text:p>0.0052655599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727988" calcext:value-type="float">
            <text:p>6.727988</text:p>
          </table:table-cell>
          <table:table-cell office:value-type="float" office:value="6.6773440669" calcext:value-type="float">
            <text:p>6.6773440669</text:p>
          </table:table-cell>
          <table:table-cell table:formula="of:=POWER([.C2478]-6.75;2)" office:value-type="float" office:value="0.00527888461463169" calcext:value-type="float">
            <text:p>0.0052788846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730529" calcext:value-type="float">
            <text:p>6.730529</text:p>
          </table:table-cell>
          <table:table-cell office:value-type="float" office:value="6.6772470479" calcext:value-type="float">
            <text:p>6.6772470479</text:p>
          </table:table-cell>
          <table:table-cell table:formula="of:=POWER([.C2479]-6.75;2)" office:value-type="float" office:value="0.00529299203926491" calcext:value-type="float">
            <text:p>0.005292992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733049" calcext:value-type="float">
            <text:p>6.733049</text:p>
          </table:table-cell>
          <table:table-cell office:value-type="float" office:value="6.6771447793" calcext:value-type="float">
            <text:p>6.6771447793</text:p>
          </table:table-cell>
          <table:table-cell table:formula="of:=POWER([.C2480]-6.75;2)" office:value-type="float" office:value="0.00530788318324573" calcext:value-type="float">
            <text:p>0.0053078832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735546" calcext:value-type="float">
            <text:p>6.735546</text:p>
          </table:table-cell>
          <table:table-cell office:value-type="float" office:value="6.6770372712" calcext:value-type="float">
            <text:p>6.6770372712</text:p>
          </table:table-cell>
          <table:table-cell table:formula="of:=POWER([.C2481]-6.75;2)" office:value-type="float" office:value="0.0053235597939424" calcext:value-type="float">
            <text:p>0.0053235598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738019" calcext:value-type="float">
            <text:p>6.738019</text:p>
          </table:table-cell>
          <table:table-cell office:value-type="float" office:value="6.6769245376" calcext:value-type="float">
            <text:p>6.6769245376</text:p>
          </table:table-cell>
          <table:table-cell table:formula="of:=POWER([.C2482]-6.75;2)" office:value-type="float" office:value="0.00534002320497386" calcext:value-type="float">
            <text:p>0.0053400232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74047" calcext:value-type="float">
            <text:p>6.74047</text:p>
          </table:table-cell>
          <table:table-cell office:value-type="float" office:value="6.6768065946" calcext:value-type="float">
            <text:p>6.6768065946</text:p>
          </table:table-cell>
          <table:table-cell table:formula="of:=POWER([.C2483]-6.75;2)" office:value-type="float" office:value="0.0053572745940487" calcext:value-type="float">
            <text:p>0.0053572746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742896" calcext:value-type="float">
            <text:p>6.742896</text:p>
          </table:table-cell>
          <table:table-cell office:value-type="float" office:value="6.6766834545" calcext:value-type="float">
            <text:p>6.6766834545</text:p>
          </table:table-cell>
          <table:table-cell table:formula="of:=POWER([.C2484]-6.75;2)" office:value-type="float" office:value="0.00537531584405357" calcext:value-type="float">
            <text:p>0.0053753158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745297" calcext:value-type="float">
            <text:p>6.745297</text:p>
          </table:table-cell>
          <table:table-cell office:value-type="float" office:value="6.6765551357" calcext:value-type="float">
            <text:p>6.6765551357</text:p>
          </table:table-cell>
          <table:table-cell table:formula="of:=POWER([.C2485]-6.75;2)" office:value-type="float" office:value="0.00539414809204539" calcext:value-type="float">
            <text:p>0.0053941481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747674" calcext:value-type="float">
            <text:p>6.747674</text:p>
          </table:table-cell>
          <table:table-cell office:value-type="float" office:value="6.6764216563" calcext:value-type="float">
            <text:p>6.6764216563</text:p>
          </table:table-cell>
          <table:table-cell table:formula="of:=POWER([.C2486]-6.75;2)" office:value-type="float" office:value="0.00541377266163526" calcext:value-type="float">
            <text:p>0.0054137727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750025" calcext:value-type="float">
            <text:p>6.750025</text:p>
          </table:table-cell>
          <table:table-cell office:value-type="float" office:value="6.6762830331" calcext:value-type="float">
            <text:p>6.6762830331</text:p>
          </table:table-cell>
          <table:table-cell table:formula="of:=POWER([.C2487]-6.75;2)" office:value-type="float" office:value="0.00543419120893572" calcext:value-type="float">
            <text:p>0.0054341912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752348" calcext:value-type="float">
            <text:p>6.752348</text:p>
          </table:table-cell>
          <table:table-cell office:value-type="float" office:value="6.6761392865" calcext:value-type="float">
            <text:p>6.6761392865</text:p>
          </table:table-cell>
          <table:table-cell table:formula="of:=POWER([.C2488]-6.75;2)" office:value-type="float" office:value="0.00545540499872912" calcext:value-type="float">
            <text:p>0.005455405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754645" calcext:value-type="float">
            <text:p>6.754645</text:p>
          </table:table-cell>
          <table:table-cell office:value-type="float" office:value="6.6759904414" calcext:value-type="float">
            <text:p>6.6759904414</text:p>
          </table:table-cell>
          <table:table-cell table:formula="of:=POWER([.C2489]-6.75;2)" office:value-type="float" office:value="0.00547741476416687" calcext:value-type="float">
            <text:p>0.0054774148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756913" calcext:value-type="float">
            <text:p>6.756913</text:p>
          </table:table-cell>
          <table:table-cell office:value-type="float" office:value="6.6758365186" calcext:value-type="float">
            <text:p>6.6758365186</text:p>
          </table:table-cell>
          <table:table-cell table:formula="of:=POWER([.C2490]-6.75;2)" office:value-type="float" office:value="0.00550022197336819" calcext:value-type="float">
            <text:p>0.005500222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759152" calcext:value-type="float">
            <text:p>6.759152</text:p>
          </table:table-cell>
          <table:table-cell office:value-type="float" office:value="6.6756775451" calcext:value-type="float">
            <text:p>6.6756775451</text:p>
          </table:table-cell>
          <table:table-cell table:formula="of:=POWER([.C2491]-6.75;2)" office:value-type="float" office:value="0.00552382730236252" calcext:value-type="float">
            <text:p>0.0055238273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761361" calcext:value-type="float">
            <text:p>6.761361</text:p>
          </table:table-cell>
          <table:table-cell office:value-type="float" office:value="6.6755135481" calcext:value-type="float">
            <text:p>6.6755135481</text:p>
          </table:table-cell>
          <table:table-cell table:formula="of:=POWER([.C2492]-6.75;2)" office:value-type="float" office:value="0.00554823151665107" calcext:value-type="float">
            <text:p>0.0055482315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763539" calcext:value-type="float">
            <text:p>6.763539</text:p>
          </table:table-cell>
          <table:table-cell office:value-type="float" office:value="6.6753445571" calcext:value-type="float">
            <text:p>6.6753445571</text:p>
          </table:table-cell>
          <table:table-cell table:formula="of:=POWER([.C2493]-6.75;2)" office:value-type="float" office:value="0.00557343515459518" calcext:value-type="float">
            <text:p>0.0055734352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765685" calcext:value-type="float">
            <text:p>6.765685</text:p>
          </table:table-cell>
          <table:table-cell office:value-type="float" office:value="6.6751706036" calcext:value-type="float">
            <text:p>6.6751706036</text:p>
          </table:table-cell>
          <table:table-cell table:formula="of:=POWER([.C2494]-6.75;2)" office:value-type="float" office:value="0.00559943856558836" calcext:value-type="float">
            <text:p>0.0055994386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767798" calcext:value-type="float">
            <text:p>6.767798</text:p>
          </table:table-cell>
          <table:table-cell office:value-type="float" office:value="6.6749917213" calcext:value-type="float">
            <text:p>6.6749917213</text:p>
          </table:table-cell>
          <table:table-cell table:formula="of:=POWER([.C2495]-6.75;2)" office:value-type="float" office:value="0.00562624187353693" calcext:value-type="float">
            <text:p>0.0056262419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769878" calcext:value-type="float">
            <text:p>6.769878</text:p>
          </table:table-cell>
          <table:table-cell office:value-type="float" office:value="6.6748079465" calcext:value-type="float">
            <text:p>6.6748079465</text:p>
          </table:table-cell>
          <table:table-cell table:formula="of:=POWER([.C2496]-6.75;2)" office:value-type="float" office:value="0.00565384490954692" calcext:value-type="float">
            <text:p>0.0056538449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771923" calcext:value-type="float">
            <text:p>6.771923</text:p>
          </table:table-cell>
          <table:table-cell office:value-type="float" office:value="6.6746193155" calcext:value-type="float">
            <text:p>6.6746193155</text:p>
          </table:table-cell>
          <table:table-cell table:formula="of:=POWER([.C2497]-6.75;2)" office:value-type="float" office:value="0.00568224759568851" calcext:value-type="float">
            <text:p>0.0056822476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773932" calcext:value-type="float">
            <text:p>6.773932</text:p>
          </table:table-cell>
          <table:table-cell office:value-type="float" office:value="6.6744258688" calcext:value-type="float">
            <text:p>6.6744258688</text:p>
          </table:table-cell>
          <table:table-cell table:formula="of:=POWER([.C2498]-6.75;2)" office:value-type="float" office:value="0.00571144930663478" calcext:value-type="float">
            <text:p>0.0057114493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775905" calcext:value-type="float">
            <text:p>6.775905</text:p>
          </table:table-cell>
          <table:table-cell office:value-type="float" office:value="6.6742276494" calcext:value-type="float">
            <text:p>6.6742276494</text:p>
          </table:table-cell>
          <table:table-cell table:formula="of:=POWER([.C2499]-6.75;2)" office:value-type="float" office:value="0.00574144911544937" calcext:value-type="float">
            <text:p>0.0057414491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77784" calcext:value-type="float">
            <text:p>6.77784</text:p>
          </table:table-cell>
          <table:table-cell office:value-type="float" office:value="6.6740247006" calcext:value-type="float">
            <text:p>6.6740247006</text:p>
          </table:table-cell>
          <table:table-cell table:formula="of:=POWER([.C2500]-6.75;2)" office:value-type="float" office:value="0.00577224611891958" calcext:value-type="float">
            <text:p>0.005772246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779738" calcext:value-type="float">
            <text:p>6.779738</text:p>
          </table:table-cell>
          <table:table-cell office:value-type="float" office:value="6.67381707" calcext:value-type="float">
            <text:p>6.67381707</text:p>
          </table:table-cell>
          <table:table-cell table:formula="of:=POWER([.C2501]-6.75;2)" office:value-type="float" office:value="0.00580383882338488" calcext:value-type="float">
            <text:p>0.0058038388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781596" calcext:value-type="float">
            <text:p>6.781596</text:p>
          </table:table-cell>
          <table:table-cell office:value-type="float" office:value="6.6736048036" calcext:value-type="float">
            <text:p>6.6736048036</text:p>
          </table:table-cell>
          <table:table-cell table:formula="of:=POWER([.C2502]-6.75;2)" office:value-type="float" office:value="0.00583622603299458" calcext:value-type="float">
            <text:p>0.005836226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783415" calcext:value-type="float">
            <text:p>6.783415</text:p>
          </table:table-cell>
          <table:table-cell office:value-type="float" office:value="6.6733879538" calcext:value-type="float">
            <text:p>6.6733879538</text:p>
          </table:table-cell>
          <table:table-cell table:formula="of:=POWER([.C2503]-6.75;2)" office:value-type="float" office:value="0.00586940562295096" calcext:value-type="float">
            <text:p>0.0058694056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785193" calcext:value-type="float">
            <text:p>6.785193</text:p>
          </table:table-cell>
          <table:table-cell office:value-type="float" office:value="6.6731665714" calcext:value-type="float">
            <text:p>6.6731665714</text:p>
          </table:table-cell>
          <table:table-cell table:formula="of:=POWER([.C2504]-6.75;2)" office:value-type="float" office:value="0.00590337575043124" calcext:value-type="float">
            <text:p>0.0059033758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78693" calcext:value-type="float">
            <text:p>6.78693</text:p>
          </table:table-cell>
          <table:table-cell office:value-type="float" office:value="6.6729407117" calcext:value-type="float">
            <text:p>6.6729407117</text:p>
          </table:table-cell>
          <table:table-cell table:formula="of:=POWER([.C2505]-6.75;2)" office:value-type="float" office:value="0.00593813391330253" calcext:value-type="float">
            <text:p>0.0059381339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788626" calcext:value-type="float">
            <text:p>6.788626</text:p>
          </table:table-cell>
          <table:table-cell office:value-type="float" office:value="6.6727104303" calcext:value-type="float">
            <text:p>6.6727104303</text:p>
          </table:table-cell>
          <table:table-cell table:formula="of:=POWER([.C2506]-6.75;2)" office:value-type="float" office:value="0.00597367758441109" calcext:value-type="float">
            <text:p>0.0059736776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79028" calcext:value-type="float">
            <text:p>6.79028</text:p>
          </table:table-cell>
          <table:table-cell office:value-type="float" office:value="6.6724757834" calcext:value-type="float">
            <text:p>6.6724757834</text:p>
          </table:table-cell>
          <table:table-cell table:formula="of:=POWER([.C2507]-6.75;2)" office:value-type="float" office:value="0.00601000415944366" calcext:value-type="float">
            <text:p>0.0060100042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791891" calcext:value-type="float">
            <text:p>6.791891</text:p>
          </table:table-cell>
          <table:table-cell office:value-type="float" office:value="6.6722368296" calcext:value-type="float">
            <text:p>6.6722368296</text:p>
          </table:table-cell>
          <table:table-cell table:formula="of:=POWER([.C2508]-6.75;2)" office:value-type="float" office:value="0.00604711067065942" calcext:value-type="float">
            <text:p>0.0060471107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793459" calcext:value-type="float">
            <text:p>6.793459</text:p>
          </table:table-cell>
          <table:table-cell office:value-type="float" office:value="6.6719936301" calcext:value-type="float">
            <text:p>6.6719936301</text:p>
          </table:table-cell>
          <table:table-cell table:formula="of:=POWER([.C2509]-6.75;2)" office:value-type="float" office:value="0.00608499374497559" calcext:value-type="float">
            <text:p>0.0060849937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794983" calcext:value-type="float">
            <text:p>6.794983</text:p>
          </table:table-cell>
          <table:table-cell office:value-type="float" office:value="6.6717462464" calcext:value-type="float">
            <text:p>6.6717462464</text:p>
          </table:table-cell>
          <table:table-cell table:formula="of:=POWER([.C2510]-6.75;2)" office:value-type="float" office:value="0.00612364995248956" calcext:value-type="float">
            <text:p>0.00612365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796465" calcext:value-type="float">
            <text:p>6.796465</text:p>
          </table:table-cell>
          <table:table-cell office:value-type="float" office:value="6.6714947429" calcext:value-type="float">
            <text:p>6.6714947429</text:p>
          </table:table-cell>
          <table:table-cell table:formula="of:=POWER([.C2511]-6.75;2)" office:value-type="float" office:value="0.00616307539233707" calcext:value-type="float">
            <text:p>0.0061630754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797902" calcext:value-type="float">
            <text:p>6.797902</text:p>
          </table:table-cell>
          <table:table-cell office:value-type="float" office:value="6.67123918" calcext:value-type="float">
            <text:p>6.67123918</text:p>
          </table:table-cell>
          <table:table-cell table:formula="of:=POWER([.C2512]-6.75;2)" office:value-type="float" office:value="0.00620326676707245" calcext:value-type="float">
            <text:p>0.0062032668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799296" calcext:value-type="float">
            <text:p>6.799296</text:p>
          </table:table-cell>
          <table:table-cell office:value-type="float" office:value="6.670979625" calcext:value-type="float">
            <text:p>6.670979625</text:p>
          </table:table-cell>
          <table:table-cell table:formula="of:=POWER([.C2513]-6.75;2)" office:value-type="float" office:value="0.0062442196651406" calcext:value-type="float">
            <text:p>0.0062442197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800647" calcext:value-type="float">
            <text:p>6.800647</text:p>
          </table:table-cell>
          <table:table-cell office:value-type="float" office:value="6.6707161417" calcext:value-type="float">
            <text:p>6.6707161417</text:p>
          </table:table-cell>
          <table:table-cell table:formula="of:=POWER([.C2514]-6.75;2)" office:value-type="float" office:value="0.00628593018693451" calcext:value-type="float">
            <text:p>0.0062859302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801953" calcext:value-type="float">
            <text:p>6.801953</text:p>
          </table:table-cell>
          <table:table-cell office:value-type="float" office:value="6.6704487942" calcext:value-type="float">
            <text:p>6.6704487942</text:p>
          </table:table-cell>
          <table:table-cell table:formula="of:=POWER([.C2515]-6.75;2)" office:value-type="float" office:value="0.0063283943442339" calcext:value-type="float">
            <text:p>0.0063283943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803217" calcext:value-type="float">
            <text:p>6.803217</text:p>
          </table:table-cell>
          <table:table-cell office:value-type="float" office:value="6.6701776515" calcext:value-type="float">
            <text:p>6.6701776515</text:p>
          </table:table-cell>
          <table:table-cell table:formula="of:=POWER([.C2516]-6.75;2)" office:value-type="float" office:value="0.00637160732005553" calcext:value-type="float">
            <text:p>0.0063716073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804437" calcext:value-type="float">
            <text:p>6.804437</text:p>
          </table:table-cell>
          <table:table-cell office:value-type="float" office:value="6.6699027769" calcext:value-type="float">
            <text:p>6.6699027769</text:p>
          </table:table-cell>
          <table:table-cell table:formula="of:=POWER([.C2517]-6.75;2)" office:value-type="float" office:value="0.00641556514833119" calcext:value-type="float">
            <text:p>0.0064155651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805615" calcext:value-type="float">
            <text:p>6.805615</text:p>
          </table:table-cell>
          <table:table-cell office:value-type="float" office:value="6.6696242381" calcext:value-type="float">
            <text:p>6.6696242381</text:p>
          </table:table-cell>
          <table:table-cell table:formula="of:=POWER([.C2518]-6.75;2)" office:value-type="float" office:value="0.0064602631010055" calcext:value-type="float">
            <text:p>0.0064602631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806751" calcext:value-type="float">
            <text:p>6.806751</text:p>
          </table:table-cell>
          <table:table-cell office:value-type="float" office:value="6.6693420996" calcext:value-type="float">
            <text:p>6.6693420996</text:p>
          </table:table-cell>
          <table:table-cell table:formula="of:=POWER([.C2519]-6.75;2)" office:value-type="float" office:value="0.00650569689693637" calcext:value-type="float">
            <text:p>0.0065056969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807846" calcext:value-type="float">
            <text:p>6.807846</text:p>
          </table:table-cell>
          <table:table-cell office:value-type="float" office:value="6.6690564262" calcext:value-type="float">
            <text:p>6.6690564262</text:p>
          </table:table-cell>
          <table:table-cell table:formula="of:=POWER([.C2520]-6.75;2)" office:value-type="float" office:value="0.00655186213951604" calcext:value-type="float">
            <text:p>0.0065518621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808899" calcext:value-type="float">
            <text:p>6.808899</text:p>
          </table:table-cell>
          <table:table-cell office:value-type="float" office:value="6.6687672813" calcext:value-type="float">
            <text:p>6.6687672813</text:p>
          </table:table-cell>
          <table:table-cell table:formula="of:=POWER([.C2521]-6.75;2)" office:value-type="float" office:value="0.00659875458739332" calcext:value-type="float">
            <text:p>0.0065987546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809913" calcext:value-type="float">
            <text:p>6.809913</text:p>
          </table:table-cell>
          <table:table-cell office:value-type="float" office:value="6.6684747307" calcext:value-type="float">
            <text:p>6.6684747307</text:p>
          </table:table-cell>
          <table:table-cell table:formula="of:=POWER([.C2522]-6.75;2)" office:value-type="float" office:value="0.00664636953443755" calcext:value-type="float">
            <text:p>0.0066463695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810887" calcext:value-type="float">
            <text:p>6.810887</text:p>
          </table:table-cell>
          <table:table-cell office:value-type="float" office:value="6.6681788347" calcext:value-type="float">
            <text:p>6.6681788347</text:p>
          </table:table-cell>
          <table:table-cell table:formula="of:=POWER([.C2523]-6.75;2)" office:value-type="float" office:value="0.00669470309104993" calcext:value-type="float">
            <text:p>0.0066947031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811823" calcext:value-type="float">
            <text:p>6.811823</text:p>
          </table:table-cell>
          <table:table-cell office:value-type="float" office:value="6.6678796562" calcext:value-type="float">
            <text:p>6.6678796562</text:p>
          </table:table-cell>
          <table:table-cell table:formula="of:=POWER([.C2524]-6.75;2)" office:value-type="float" office:value="0.00674375086583016" calcext:value-type="float">
            <text:p>0.0067437509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812722" calcext:value-type="float">
            <text:p>6.812722</text:p>
          </table:table-cell>
          <table:table-cell office:value-type="float" office:value="6.6675772542" calcext:value-type="float">
            <text:p>6.6675772542</text:p>
          </table:table-cell>
          <table:table-cell table:formula="of:=POWER([.C2525]-6.75;2)" office:value-type="float" office:value="0.00679350902521138" calcext:value-type="float">
            <text:p>0.006793509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813585" calcext:value-type="float">
            <text:p>6.813585</text:p>
          </table:table-cell>
          <table:table-cell office:value-type="float" office:value="6.6672716863" calcext:value-type="float">
            <text:p>6.6672716863</text:p>
          </table:table-cell>
          <table:table-cell table:formula="of:=POWER([.C2526]-6.75;2)" office:value-type="float" office:value="0.00684397388764555" calcext:value-type="float">
            <text:p>0.0068439739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814413" calcext:value-type="float">
            <text:p>6.814413</text:p>
          </table:table-cell>
          <table:table-cell office:value-type="float" office:value="6.6669630084" calcext:value-type="float">
            <text:p>6.6669630084</text:p>
          </table:table-cell>
          <table:table-cell table:formula="of:=POWER([.C2527]-6.75;2)" office:value-type="float" office:value="0.00689514197397851" calcext:value-type="float">
            <text:p>0.006895142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815208" calcext:value-type="float">
            <text:p>6.815208</text:p>
          </table:table-cell>
          <table:table-cell office:value-type="float" office:value="6.6666512748" calcext:value-type="float">
            <text:p>6.6666512748</text:p>
          </table:table-cell>
          <table:table-cell table:formula="of:=POWER([.C2528]-6.75;2)" office:value-type="float" office:value="0.00694700999246519" calcext:value-type="float">
            <text:p>0.0069470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81597" calcext:value-type="float">
            <text:p>6.81597</text:p>
          </table:table-cell>
          <table:table-cell office:value-type="float" office:value="6.666336536" calcext:value-type="float">
            <text:p>6.666336536</text:p>
          </table:table-cell>
          <table:table-cell table:formula="of:=POWER([.C2529]-6.75;2)" office:value-type="float" office:value="0.00699957520847926" calcext:value-type="float">
            <text:p>0.0069995752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816701" calcext:value-type="float">
            <text:p>6.816701</text:p>
          </table:table-cell>
          <table:table-cell office:value-type="float" office:value="6.6660188429" calcext:value-type="float">
            <text:p>6.6660188429</text:p>
          </table:table-cell>
          <table:table-cell table:formula="of:=POWER([.C2530]-6.75;2)" office:value-type="float" office:value="0.00705283474785491" calcext:value-type="float">
            <text:p>0.0070528347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817403" calcext:value-type="float">
            <text:p>6.817403</text:p>
          </table:table-cell>
          <table:table-cell office:value-type="float" office:value="6.6656982426" calcext:value-type="float">
            <text:p>6.6656982426</text:p>
          </table:table-cell>
          <table:table-cell table:formula="of:=POWER([.C2531]-6.75;2)" office:value-type="float" office:value="0.00710678630072853" calcext:value-type="float">
            <text:p>0.0071067863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818077" calcext:value-type="float">
            <text:p>6.818077</text:p>
          </table:table-cell>
          <table:table-cell office:value-type="float" office:value="6.6653747783" calcext:value-type="float">
            <text:p>6.6653747783</text:p>
          </table:table-cell>
          <table:table-cell table:formula="of:=POWER([.C2532]-6.75;2)" office:value-type="float" office:value="0.00716142814777409" calcext:value-type="float">
            <text:p>0.0071614281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818725" calcext:value-type="float">
            <text:p>6.818725</text:p>
          </table:table-cell>
          <table:table-cell office:value-type="float" office:value="6.6650484915" calcext:value-type="float">
            <text:p>6.6650484915</text:p>
          </table:table-cell>
          <table:table-cell table:formula="of:=POWER([.C2533]-6.75;2)" office:value-type="float" office:value="0.00721675879642552" calcext:value-type="float">
            <text:p>0.0072167588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819348" calcext:value-type="float">
            <text:p>6.819348</text:p>
          </table:table-cell>
          <table:table-cell office:value-type="float" office:value="6.6647194197" calcext:value-type="float">
            <text:p>6.6647194197</text:p>
          </table:table-cell>
          <table:table-cell table:formula="of:=POWER([.C2534]-6.75;2)" office:value-type="float" office:value="0.00727277737630476" calcext:value-type="float">
            <text:p>0.0072727774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819947" calcext:value-type="float">
            <text:p>6.819947</text:p>
          </table:table-cell>
          <table:table-cell office:value-type="float" office:value="6.6643875987" calcext:value-type="float">
            <text:p>6.6643875987</text:p>
          </table:table-cell>
          <table:table-cell table:formula="of:=POWER([.C2535]-6.75;2)" office:value-type="float" office:value="0.00732948325635219" calcext:value-type="float">
            <text:p>0.0073294833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820524" calcext:value-type="float">
            <text:p>6.820524</text:p>
          </table:table-cell>
          <table:table-cell office:value-type="float" office:value="6.6640530624" calcext:value-type="float">
            <text:p>6.6640530624</text:p>
          </table:table-cell>
          <table:table-cell table:formula="of:=POWER([.C2536]-6.75;2)" office:value-type="float" office:value="0.00738687608281832" calcext:value-type="float">
            <text:p>0.0073868761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821082" calcext:value-type="float">
            <text:p>6.821082</text:p>
          </table:table-cell>
          <table:table-cell office:value-type="float" office:value="6.6637158405" calcext:value-type="float">
            <text:p>6.6637158405</text:p>
          </table:table-cell>
          <table:table-cell table:formula="of:=POWER([.C2537]-6.75;2)" office:value-type="float" office:value="0.00744495618062142" calcext:value-type="float">
            <text:p>0.0074449562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82162" calcext:value-type="float">
            <text:p>6.82162</text:p>
          </table:table-cell>
          <table:table-cell office:value-type="float" office:value="6.6633759568" calcext:value-type="float">
            <text:p>6.6633759568</text:p>
          </table:table-cell>
          <table:table-cell table:formula="of:=POWER([.C2538]-6.75;2)" office:value-type="float" office:value="0.0075037248603154" calcext:value-type="float">
            <text:p>0.0075037249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822142" calcext:value-type="float">
            <text:p>6.822142</text:p>
          </table:table-cell>
          <table:table-cell office:value-type="float" office:value="6.6630334372" calcext:value-type="float">
            <text:p>6.6630334372</text:p>
          </table:table-cell>
          <table:table-cell table:formula="of:=POWER([.C2539]-6.75;2)" office:value-type="float" office:value="0.00756318304524631" calcext:value-type="float">
            <text:p>0.007563183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822648" calcext:value-type="float">
            <text:p>6.822648</text:p>
          </table:table-cell>
          <table:table-cell office:value-type="float" office:value="6.6626882993" calcext:value-type="float">
            <text:p>6.6626882993</text:p>
          </table:table-cell>
          <table:table-cell table:formula="of:=POWER([.C2540]-6.75;2)" office:value-type="float" office:value="0.00762333307912637" calcext:value-type="float">
            <text:p>0.0076233331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823139" calcext:value-type="float">
            <text:p>6.823139</text:p>
          </table:table-cell>
          <table:table-cell office:value-type="float" office:value="6.6623405609" calcext:value-type="float">
            <text:p>6.6623405609</text:p>
          </table:table-cell>
          <table:table-cell table:formula="of:=POWER([.C2541]-6.75;2)" office:value-type="float" office:value="0.00768417726332666" calcext:value-type="float">
            <text:p>0.0076841773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823618" calcext:value-type="float">
            <text:p>6.823618</text:p>
          </table:table-cell>
          <table:table-cell office:value-type="float" office:value="6.6619902375" calcext:value-type="float">
            <text:p>6.6619902375</text:p>
          </table:table-cell>
          <table:table-cell table:formula="of:=POWER([.C2542]-6.75;2)" office:value-type="float" office:value="0.00774571829530633" calcext:value-type="float">
            <text:p>0.0077457183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824085" calcext:value-type="float">
            <text:p>6.824085</text:p>
          </table:table-cell>
          <table:table-cell office:value-type="float" office:value="6.6616373384" calcext:value-type="float">
            <text:p>6.6616373384</text:p>
          </table:table-cell>
          <table:table-cell table:formula="of:=POWER([.C2543]-6.75;2)" office:value-type="float" office:value="0.00780795996503607" calcext:value-type="float">
            <text:p>0.00780796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824542" calcext:value-type="float">
            <text:p>6.824542</text:p>
          </table:table-cell>
          <table:table-cell office:value-type="float" office:value="6.6612818731" calcext:value-type="float">
            <text:p>6.6612818731</text:p>
          </table:table-cell>
          <table:table-cell table:formula="of:=POWER([.C2544]-6.75;2)" office:value-type="float" office:value="0.00787090604064449" calcext:value-type="float">
            <text:p>0.007870906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82499" calcext:value-type="float">
            <text:p>6.82499</text:p>
          </table:table-cell>
          <table:table-cell office:value-type="float" office:value="6.6609238465" calcext:value-type="float">
            <text:p>6.6609238465</text:p>
          </table:table-cell>
          <table:table-cell table:formula="of:=POWER([.C2545]-6.75;2)" office:value-type="float" office:value="0.00793456112235552" calcext:value-type="float">
            <text:p>0.0079345611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825429" calcext:value-type="float">
            <text:p>6.825429</text:p>
          </table:table-cell>
          <table:table-cell office:value-type="float" office:value="6.6605632615" calcext:value-type="float">
            <text:p>6.6605632615</text:p>
          </table:table-cell>
          <table:table-cell table:formula="of:=POWER([.C2546]-6.75;2)" office:value-type="float" office:value="0.00799893019351736" calcext:value-type="float">
            <text:p>0.0079989302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825861" calcext:value-type="float">
            <text:p>6.825861</text:p>
          </table:table-cell>
          <table:table-cell office:value-type="float" office:value="6.6602001211" calcext:value-type="float">
            <text:p>6.6602001211</text:p>
          </table:table-cell>
          <table:table-cell table:formula="of:=POWER([.C2547]-6.75;2)" office:value-type="float" office:value="0.00806401825045468" calcext:value-type="float">
            <text:p>0.0080640183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826287" calcext:value-type="float">
            <text:p>6.826287</text:p>
          </table:table-cell>
          <table:table-cell office:value-type="float" office:value="6.6598344238" calcext:value-type="float">
            <text:p>6.6598344238</text:p>
          </table:table-cell>
          <table:table-cell table:formula="of:=POWER([.C2548]-6.75;2)" office:value-type="float" office:value="0.00812983113147809" calcext:value-type="float">
            <text:p>0.0081298311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826707" calcext:value-type="float">
            <text:p>6.826707</text:p>
          </table:table-cell>
          <table:table-cell office:value-type="float" office:value="6.6594661659" calcext:value-type="float">
            <text:p>6.6594661659</text:p>
          </table:table-cell>
          <table:table-cell table:formula="of:=POWER([.C2549]-6.75;2)" office:value-type="float" office:value="0.00819637511684639" calcext:value-type="float">
            <text:p>0.0081963751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827122" calcext:value-type="float">
            <text:p>6.827122</text:p>
          </table:table-cell>
          <table:table-cell office:value-type="float" office:value="6.6590953437" calcext:value-type="float">
            <text:p>6.6590953437</text:p>
          </table:table-cell>
          <table:table-cell table:formula="of:=POWER([.C2550]-6.75;2)" office:value-type="float" office:value="0.00826365653702117" calcext:value-type="float">
            <text:p>0.0082636565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827532" calcext:value-type="float">
            <text:p>6.827532</text:p>
          </table:table-cell>
          <table:table-cell office:value-type="float" office:value="6.6587219511" calcext:value-type="float">
            <text:p>6.6587219511</text:p>
          </table:table-cell>
          <table:table-cell table:formula="of:=POWER([.C2551]-6.75;2)" office:value-type="float" office:value="0.00833168221099071" calcext:value-type="float">
            <text:p>0.0083316822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827938" calcext:value-type="float">
            <text:p>6.827938</text:p>
          </table:table-cell>
          <table:table-cell office:value-type="float" office:value="6.6583459822" calcext:value-type="float">
            <text:p>6.6583459822</text:p>
          </table:table-cell>
          <table:table-cell table:formula="of:=POWER([.C2552]-6.75;2)" office:value-type="float" office:value="0.00840045897888268" calcext:value-type="float">
            <text:p>0.008400459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828339" calcext:value-type="float">
            <text:p>6.828339</text:p>
          </table:table-cell>
          <table:table-cell office:value-type="float" office:value="6.6579674286" calcext:value-type="float">
            <text:p>6.6579674286</text:p>
          </table:table-cell>
          <table:table-cell table:formula="of:=POWER([.C2553]-6.75;2)" office:value-type="float" office:value="0.00846999419849607" calcext:value-type="float">
            <text:p>0.0084699942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828735" calcext:value-type="float">
            <text:p>6.828735</text:p>
          </table:table-cell>
          <table:table-cell office:value-type="float" office:value="6.6575862841" calcext:value-type="float">
            <text:p>6.6575862841</text:p>
          </table:table-cell>
          <table:table-cell table:formula="of:=POWER([.C2554]-6.75;2)" office:value-type="float" office:value="0.00854029488644596" calcext:value-type="float">
            <text:p>0.0085402949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829127" calcext:value-type="float">
            <text:p>6.829127</text:p>
          </table:table-cell>
          <table:table-cell office:value-type="float" office:value="6.6572025426" calcext:value-type="float">
            <text:p>6.6572025426</text:p>
          </table:table-cell>
          <table:table-cell table:formula="of:=POWER([.C2555]-6.75;2)" office:value-type="float" office:value="0.00861136809990475" calcext:value-type="float">
            <text:p>0.0086113681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829513" calcext:value-type="float">
            <text:p>6.829513</text:p>
          </table:table-cell>
          <table:table-cell office:value-type="float" office:value="6.6568161955" calcext:value-type="float">
            <text:p>6.6568161955</text:p>
          </table:table-cell>
          <table:table-cell table:formula="of:=POWER([.C2556]-6.75;2)" office:value-type="float" office:value="0.00868322142109417" calcext:value-type="float">
            <text:p>0.0086832214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829894" calcext:value-type="float">
            <text:p>6.829894</text:p>
          </table:table-cell>
          <table:table-cell office:value-type="float" office:value="6.6564272387" calcext:value-type="float">
            <text:p>6.6564272387</text:p>
          </table:table-cell>
          <table:table-cell table:formula="of:=POWER([.C2557]-6.75;2)" office:value-type="float" office:value="0.00875586165730676" calcext:value-type="float">
            <text:p>0.0087558617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830267" calcext:value-type="float">
            <text:p>6.830267</text:p>
          </table:table-cell>
          <table:table-cell office:value-type="float" office:value="6.6560356659" calcext:value-type="float">
            <text:p>6.6560356659</text:p>
          </table:table-cell>
          <table:table-cell table:formula="of:=POWER([.C2558]-6.75;2)" office:value-type="float" office:value="0.00882929608285639" calcext:value-type="float">
            <text:p>0.0088292961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830634" calcext:value-type="float">
            <text:p>6.830634</text:p>
          </table:table-cell>
          <table:table-cell office:value-type="float" office:value="6.6556414774" calcext:value-type="float">
            <text:p>6.6556414774</text:p>
          </table:table-cell>
          <table:table-cell table:formula="of:=POWER([.C2559]-6.75;2)" office:value-type="float" office:value="0.00890353078725477" calcext:value-type="float">
            <text:p>0.0089035308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830992" calcext:value-type="float">
            <text:p>6.830992</text:p>
          </table:table-cell>
          <table:table-cell office:value-type="float" office:value="6.6552446689" calcext:value-type="float">
            <text:p>6.6552446689</text:p>
          </table:table-cell>
          <table:table-cell table:formula="of:=POWER([.C2560]-6.75;2)" office:value-type="float" office:value="0.00897857277187063" calcext:value-type="float">
            <text:p>0.0089785728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83134" calcext:value-type="float">
            <text:p>6.83134</text:p>
          </table:table-cell>
          <table:table-cell office:value-type="float" office:value="6.6548452432" calcext:value-type="float">
            <text:p>6.6548452432</text:p>
          </table:table-cell>
          <table:table-cell table:formula="of:=POWER([.C2561]-6.75;2)" office:value-type="float" office:value="0.00905442774166705" calcext:value-type="float">
            <text:p>0.0090544277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831676" calcext:value-type="float">
            <text:p>6.831676</text:p>
          </table:table-cell>
          <table:table-cell office:value-type="float" office:value="6.654443205" calcext:value-type="float">
            <text:p>6.654443205</text:p>
          </table:table-cell>
          <table:table-cell table:formula="of:=POWER([.C2562]-6.75;2)" office:value-type="float" office:value="0.00913110107067207" calcext:value-type="float">
            <text:p>0.0091311011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832" calcext:value-type="float">
            <text:p>6.832</text:p>
          </table:table-cell>
          <table:table-cell office:value-type="float" office:value="6.6540385639" calcext:value-type="float">
            <text:p>6.6540385639</text:p>
          </table:table-cell>
          <table:table-cell table:formula="of:=POWER([.C2563]-6.75;2)" office:value-type="float" office:value="0.00920859721837431" calcext:value-type="float">
            <text:p>0.0092085972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83231" calcext:value-type="float">
            <text:p>6.83231</text:p>
          </table:table-cell>
          <table:table-cell office:value-type="float" office:value="6.6536313295" calcext:value-type="float">
            <text:p>6.6536313295</text:p>
          </table:table-cell>
          <table:table-cell table:formula="of:=POWER([.C2564]-6.75;2)" office:value-type="float" office:value="0.00928692065393765" calcext:value-type="float">
            <text:p>0.0092869207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832603" calcext:value-type="float">
            <text:p>6.832603</text:p>
          </table:table-cell>
          <table:table-cell office:value-type="float" office:value="6.6532215161" calcext:value-type="float">
            <text:p>6.6532215161</text:p>
          </table:table-cell>
          <table:table-cell table:formula="of:=POWER([.C2565]-6.75;2)" office:value-type="float" office:value="0.00936607494598249" calcext:value-type="float">
            <text:p>0.0093660749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832878" calcext:value-type="float">
            <text:p>6.832878</text:p>
          </table:table-cell>
          <table:table-cell office:value-type="float" office:value="6.6528091448" calcext:value-type="float">
            <text:p>6.6528091448</text:p>
          </table:table-cell>
          <table:table-cell table:formula="of:=POWER([.C2566]-6.75;2)" office:value-type="float" office:value="0.00944606233450737" calcext:value-type="float">
            <text:p>0.0094460623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833132" calcext:value-type="float">
            <text:p>6.833132</text:p>
          </table:table-cell>
          <table:table-cell office:value-type="float" office:value="6.6523942396" calcext:value-type="float">
            <text:p>6.6523942396</text:p>
          </table:table-cell>
          <table:table-cell table:formula="of:=POWER([.C2567]-6.75;2)" office:value-type="float" office:value="0.0095268844632623" calcext:value-type="float">
            <text:p>0.0095268845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833364" calcext:value-type="float">
            <text:p>6.833364</text:p>
          </table:table-cell>
          <table:table-cell office:value-type="float" office:value="6.6519768314" calcext:value-type="float">
            <text:p>6.6519768314</text:p>
          </table:table-cell>
          <table:table-cell table:formula="of:=POWER([.C2568]-6.75;2)" office:value-type="float" office:value="0.00960854158238406" calcext:value-type="float">
            <text:p>0.0096085416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833572" calcext:value-type="float">
            <text:p>6.833572</text:p>
          </table:table-cell>
          <table:table-cell office:value-type="float" office:value="6.6515569537" calcext:value-type="float">
            <text:p>6.6515569537</text:p>
          </table:table-cell>
          <table:table-cell table:formula="of:=POWER([.C2569]-6.75;2)" office:value-type="float" office:value="0.00969103336482392" calcext:value-type="float">
            <text:p>0.0096910334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833752" calcext:value-type="float">
            <text:p>6.833752</text:p>
          </table:table-cell>
          <table:table-cell office:value-type="float" office:value="6.651134645" calcext:value-type="float">
            <text:p>6.651134645</text:p>
          </table:table-cell>
          <table:table-cell table:formula="of:=POWER([.C2570]-6.75;2)" office:value-type="float" office:value="0.00977435841927603" calcext:value-type="float">
            <text:p>0.0097743584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833903" calcext:value-type="float">
            <text:p>6.833903</text:p>
          </table:table-cell>
          <table:table-cell office:value-type="float" office:value="6.6507099535" calcext:value-type="float">
            <text:p>6.6507099535</text:p>
          </table:table-cell>
          <table:table-cell table:formula="of:=POWER([.C2571]-6.75;2)" office:value-type="float" office:value="0.0098585133339722" calcext:value-type="float">
            <text:p>0.0098585133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834022" calcext:value-type="float">
            <text:p>6.834022</text:p>
          </table:table-cell>
          <table:table-cell office:value-type="float" office:value="6.6502829301" calcext:value-type="float">
            <text:p>6.6502829301</text:p>
          </table:table-cell>
          <table:table-cell table:formula="of:=POWER([.C2572]-6.75;2)" office:value-type="float" office:value="0.00994349402944141" calcext:value-type="float">
            <text:p>0.009943494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834106" calcext:value-type="float">
            <text:p>6.834106</text:p>
          </table:table-cell>
          <table:table-cell office:value-type="float" office:value="6.6498536332" calcext:value-type="float">
            <text:p>6.6498536332</text:p>
          </table:table-cell>
          <table:table-cell table:formula="of:=POWER([.C2573]-6.75;2)" office:value-type="float" office:value="0.0100292947832401" calcext:value-type="float">
            <text:p>0.0100292948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834154" calcext:value-type="float">
            <text:p>6.834154</text:p>
          </table:table-cell>
          <table:table-cell office:value-type="float" office:value="6.6494221288" calcext:value-type="float">
            <text:p>6.6494221288</text:p>
          </table:table-cell>
          <table:table-cell table:formula="of:=POWER([.C2574]-6.75;2)" office:value-type="float" office:value="0.0101159081751237" calcext:value-type="float">
            <text:p>0.0101159082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834162" calcext:value-type="float">
            <text:p>6.834162</text:p>
          </table:table-cell>
          <table:table-cell office:value-type="float" office:value="6.6489884859" calcext:value-type="float">
            <text:p>6.6489884859</text:p>
          </table:table-cell>
          <table:table-cell table:formula="of:=POWER([.C2575]-6.75;2)" office:value-type="float" office:value="0.0102033259807744" calcext:value-type="float">
            <text:p>0.010203326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834129" calcext:value-type="float">
            <text:p>6.834129</text:p>
          </table:table-cell>
          <table:table-cell office:value-type="float" office:value="6.6485527835" calcext:value-type="float">
            <text:p>6.6485527835</text:p>
          </table:table-cell>
          <table:table-cell table:formula="of:=POWER([.C2576]-6.75;2)" office:value-type="float" office:value="0.010291537735598" calcext:value-type="float">
            <text:p>0.0102915377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834052" calcext:value-type="float">
            <text:p>6.834052</text:p>
          </table:table-cell>
          <table:table-cell office:value-type="float" office:value="6.6481151038" calcext:value-type="float">
            <text:p>6.6481151038</text:p>
          </table:table-cell>
          <table:table-cell table:formula="of:=POWER([.C2577]-6.75;2)" office:value-type="float" office:value="0.0103805320736847" calcext:value-type="float">
            <text:p>0.0103805321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833928" calcext:value-type="float">
            <text:p>6.833928</text:p>
          </table:table-cell>
          <table:table-cell office:value-type="float" office:value="6.6476755366" calcext:value-type="float">
            <text:p>6.6476755366</text:p>
          </table:table-cell>
          <table:table-cell table:formula="of:=POWER([.C2578]-6.75;2)" office:value-type="float" office:value="0.010470295810098" calcext:value-type="float">
            <text:p>0.0104702958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833755" calcext:value-type="float">
            <text:p>6.833755</text:p>
          </table:table-cell>
          <table:table-cell office:value-type="float" office:value="6.6472341801" calcext:value-type="float">
            <text:p>6.6472341801</text:p>
          </table:table-cell>
          <table:table-cell table:formula="of:=POWER([.C2579]-6.75;2)" office:value-type="float" office:value="0.0105608137397193" calcext:value-type="float">
            <text:p>0.0105608137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833532" calcext:value-type="float">
            <text:p>6.833532</text:p>
          </table:table-cell>
          <table:table-cell office:value-type="float" office:value="6.6467911378" calcext:value-type="float">
            <text:p>6.6467911378</text:p>
          </table:table-cell>
          <table:table-cell table:formula="of:=POWER([.C2580]-6.75;2)" office:value-type="float" office:value="0.0106520692366185" calcext:value-type="float">
            <text:p>0.0106520692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833255" calcext:value-type="float">
            <text:p>6.833255</text:p>
          </table:table-cell>
          <table:table-cell office:value-type="float" office:value="6.6463465167" calcext:value-type="float">
            <text:p>6.6463465167</text:p>
          </table:table-cell>
          <table:table-cell table:formula="of:=POWER([.C2581]-6.75;2)" office:value-type="float" office:value="0.0107440446002235" calcext:value-type="float">
            <text:p>0.0107440446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832923" calcext:value-type="float">
            <text:p>6.832923</text:p>
          </table:table-cell>
          <table:table-cell office:value-type="float" office:value="6.6459004344" calcext:value-type="float">
            <text:p>6.6459004344</text:p>
          </table:table-cell>
          <table:table-cell table:formula="of:=POWER([.C2582]-6.75;2)" office:value-type="float" office:value="0.0108367195581088" calcext:value-type="float">
            <text:p>0.0108367196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832533" calcext:value-type="float">
            <text:p>6.832533</text:p>
          </table:table-cell>
          <table:table-cell office:value-type="float" office:value="6.645453012" calcext:value-type="float">
            <text:p>6.645453012</text:p>
          </table:table-cell>
          <table:table-cell table:formula="of:=POWER([.C2583]-6.75;2)" office:value-type="float" office:value="0.0109300726998722" calcext:value-type="float">
            <text:p>0.0109300727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832085" calcext:value-type="float">
            <text:p>6.832085</text:p>
          </table:table-cell>
          <table:table-cell office:value-type="float" office:value="6.6450043789" calcext:value-type="float">
            <text:p>6.6450043789</text:p>
          </table:table-cell>
          <table:table-cell table:formula="of:=POWER([.C2584]-6.75;2)" office:value-type="float" office:value="0.0110240804501747" calcext:value-type="float">
            <text:p>0.0110240805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831577" calcext:value-type="float">
            <text:p>6.831577</text:p>
          </table:table-cell>
          <table:table-cell office:value-type="float" office:value="6.6445546659" calcext:value-type="float">
            <text:p>6.6445546659</text:p>
          </table:table-cell>
          <table:table-cell table:formula="of:=POWER([.C2585]-6.75;2)" office:value-type="float" office:value="0.0111187184834606" calcext:value-type="float">
            <text:p>0.0111187185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831007" calcext:value-type="float">
            <text:p>6.831007</text:p>
          </table:table-cell>
          <table:table-cell office:value-type="float" office:value="6.6441040096" calcext:value-type="float">
            <text:p>6.6441040096</text:p>
          </table:table-cell>
          <table:table-cell table:formula="of:=POWER([.C2586]-6.75;2)" office:value-type="float" office:value="0.0112139607827968" calcext:value-type="float">
            <text:p>0.0112139608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830373" calcext:value-type="float">
            <text:p>6.830373</text:p>
          </table:table-cell>
          <table:table-cell office:value-type="float" office:value="6.6436525531" calcext:value-type="float">
            <text:p>6.6436525531</text:p>
          </table:table-cell>
          <table:table-cell table:formula="of:=POWER([.C2587]-6.75;2)" office:value-type="float" office:value="0.0113097794621483" calcext:value-type="float">
            <text:p>0.0113097795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829675" calcext:value-type="float">
            <text:p>6.829675</text:p>
          </table:table-cell>
          <table:table-cell office:value-type="float" office:value="6.6432004455" calcext:value-type="float">
            <text:p>6.6432004455</text:p>
          </table:table-cell>
          <table:table-cell table:formula="of:=POWER([.C2588]-6.75;2)" office:value-type="float" office:value="0.0114061448413985" calcext:value-type="float">
            <text:p>0.0114061448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828912" calcext:value-type="float">
            <text:p>6.828912</text:p>
          </table:table-cell>
          <table:table-cell office:value-type="float" office:value="6.6427478374" calcext:value-type="float">
            <text:p>6.6427478374</text:p>
          </table:table-cell>
          <table:table-cell table:formula="of:=POWER([.C2589]-6.75;2)" office:value-type="float" office:value="0.0115030263823768" calcext:value-type="float">
            <text:p>0.0115030264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828083" calcext:value-type="float">
            <text:p>6.828083</text:p>
          </table:table-cell>
          <table:table-cell office:value-type="float" office:value="6.6422948832" calcext:value-type="float">
            <text:p>6.6422948832</text:p>
          </table:table-cell>
          <table:table-cell table:formula="of:=POWER([.C2590]-6.75;2)" office:value-type="float" office:value="0.0116003921849017" calcext:value-type="float">
            <text:p>0.0116003922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827188" calcext:value-type="float">
            <text:p>6.827188</text:p>
          </table:table-cell>
          <table:table-cell office:value-type="float" office:value="6.6418417415" calcext:value-type="float">
            <text:p>6.6418417415</text:p>
          </table:table-cell>
          <table:table-cell table:formula="of:=POWER([.C2591]-6.75;2)" office:value-type="float" office:value="0.0116982088817527" calcext:value-type="float">
            <text:p>0.0116982089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826225" calcext:value-type="float">
            <text:p>6.826225</text:p>
          </table:table-cell>
          <table:table-cell office:value-type="float" office:value="6.6413885721" calcext:value-type="float">
            <text:p>6.6413885721</text:p>
          </table:table-cell>
          <table:table-cell table:formula="of:=POWER([.C2592]-6.75;2)" office:value-type="float" office:value="0.0117964422704768" calcext:value-type="float">
            <text:p>0.0117964423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825196" calcext:value-type="float">
            <text:p>6.825196</text:p>
          </table:table-cell>
          <table:table-cell office:value-type="float" office:value="6.6409355417" calcext:value-type="float">
            <text:p>6.6409355417</text:p>
          </table:table-cell>
          <table:table-cell table:formula="of:=POWER([.C2593]-6.75;2)" office:value-type="float" office:value="0.0118950560642724" calcext:value-type="float">
            <text:p>0.0118950561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824099" calcext:value-type="float">
            <text:p>6.824099</text:p>
          </table:table-cell>
          <table:table-cell office:value-type="float" office:value="6.6404828133" calcext:value-type="float">
            <text:p>6.6404828133</text:p>
          </table:table-cell>
          <table:table-cell table:formula="of:=POWER([.C2594]-6.75;2)" office:value-type="float" office:value="0.0119940141826826" calcext:value-type="float">
            <text:p>0.0119940142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822935" calcext:value-type="float">
            <text:p>6.822935</text:p>
          </table:table-cell>
          <table:table-cell office:value-type="float" office:value="6.6400305567" calcext:value-type="float">
            <text:p>6.6400305567</text:p>
          </table:table-cell>
          <table:table-cell table:formula="of:=POWER([.C2595]-6.75;2)" office:value-type="float" office:value="0.0120932784597119" calcext:value-type="float">
            <text:p>0.0120932785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821705" calcext:value-type="float">
            <text:p>6.821705</text:p>
          </table:table-cell>
          <table:table-cell office:value-type="float" office:value="6.6395789407" calcext:value-type="float">
            <text:p>6.6395789407</text:p>
          </table:table-cell>
          <table:table-cell table:formula="of:=POWER([.C2596]-6.75;2)" office:value-type="float" office:value="0.0121928103369341" calcext:value-type="float">
            <text:p>0.0121928103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82041" calcext:value-type="float">
            <text:p>6.82041</text:p>
          </table:table-cell>
          <table:table-cell office:value-type="float" office:value="6.6391281337" calcext:value-type="float">
            <text:p>6.6391281337</text:p>
          </table:table-cell>
          <table:table-cell table:formula="of:=POWER([.C2597]-6.75;2)" office:value-type="float" office:value="0.0122925707368451" calcext:value-type="float">
            <text:p>0.0122925707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819049" calcext:value-type="float">
            <text:p>6.819049</text:p>
          </table:table-cell>
          <table:table-cell office:value-type="float" office:value="6.6386783027" calcext:value-type="float">
            <text:p>6.6386783027</text:p>
          </table:table-cell>
          <table:table-cell table:formula="of:=POWER([.C2598]-6.75;2)" office:value-type="float" office:value="0.0123925202897529" calcext:value-type="float">
            <text:p>0.0123925203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817623" calcext:value-type="float">
            <text:p>6.817623</text:p>
          </table:table-cell>
          <table:table-cell office:value-type="float" office:value="6.6382296194" calcext:value-type="float">
            <text:p>6.6382296194</text:p>
          </table:table-cell>
          <table:table-cell table:formula="of:=POWER([.C2599]-6.75;2)" office:value-type="float" office:value="0.0124926179794689" calcext:value-type="float">
            <text:p>0.012492618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816135" calcext:value-type="float">
            <text:p>6.816135</text:p>
          </table:table-cell>
          <table:table-cell office:value-type="float" office:value="6.6377822544" calcext:value-type="float">
            <text:p>6.6377822544</text:p>
          </table:table-cell>
          <table:table-cell table:formula="of:=POWER([.C2600]-6.75;2)" office:value-type="float" office:value="0.0125928224275463" calcext:value-type="float">
            <text:p>0.0125928224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814585" calcext:value-type="float">
            <text:p>6.814585</text:p>
          </table:table-cell>
          <table:table-cell office:value-type="float" office:value="6.6373363725" calcext:value-type="float">
            <text:p>6.6373363725</text:p>
          </table:table-cell>
          <table:table-cell table:formula="of:=POWER([.C2601]-6.75;2)" office:value-type="float" office:value="0.0126930929614587" calcext:value-type="float">
            <text:p>0.012693093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812975" calcext:value-type="float">
            <text:p>6.812975</text:p>
          </table:table-cell>
          <table:table-cell office:value-type="float" office:value="6.6368921404" calcext:value-type="float">
            <text:p>6.6368921404</text:p>
          </table:table-cell>
          <table:table-cell table:formula="of:=POWER([.C2602]-6.75;2)" office:value-type="float" office:value="0.0127933879032934" calcext:value-type="float">
            <text:p>0.0127933879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811305" calcext:value-type="float">
            <text:p>6.811305</text:p>
          </table:table-cell>
          <table:table-cell office:value-type="float" office:value="6.6364497211" calcext:value-type="float">
            <text:p>6.6364497211</text:p>
          </table:table-cell>
          <table:table-cell table:formula="of:=POWER([.C2603]-6.75;2)" office:value-type="float" office:value="0.0128936658382678" calcext:value-type="float">
            <text:p>0.0128936658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809579" calcext:value-type="float">
            <text:p>6.809579</text:p>
          </table:table-cell>
          <table:table-cell office:value-type="float" office:value="6.6360092796" calcext:value-type="float">
            <text:p>6.6360092796</text:p>
          </table:table-cell>
          <table:table-cell table:formula="of:=POWER([.C2604]-6.75;2)" office:value-type="float" office:value="0.0129938843373111" calcext:value-type="float">
            <text:p>0.0129938843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807797" calcext:value-type="float">
            <text:p>6.807797</text:p>
          </table:table-cell>
          <table:table-cell office:value-type="float" office:value="6.6355709722" calcext:value-type="float">
            <text:p>6.6355709722</text:p>
          </table:table-cell>
          <table:table-cell table:formula="of:=POWER([.C2605]-6.75;2)" office:value-type="float" office:value="0.0130940024032532" calcext:value-type="float">
            <text:p>0.0130940024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805961" calcext:value-type="float">
            <text:p>6.805961</text:p>
          </table:table-cell>
          <table:table-cell office:value-type="float" office:value="6.635134957" calcext:value-type="float">
            <text:p>6.635134957</text:p>
          </table:table-cell>
          <table:table-cell table:formula="of:=POWER([.C2606]-6.75;2)" office:value-type="float" office:value="0.0131939781033918" calcext:value-type="float">
            <text:p>0.0131939781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804074" calcext:value-type="float">
            <text:p>6.804074</text:p>
          </table:table-cell>
          <table:table-cell office:value-type="float" office:value="6.6347013883" calcext:value-type="float">
            <text:p>6.6347013883</text:p>
          </table:table-cell>
          <table:table-cell table:formula="of:=POWER([.C2607]-6.75;2)" office:value-type="float" office:value="0.0132937698599474" calcext:value-type="float">
            <text:p>0.0132937699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802138" calcext:value-type="float">
            <text:p>6.802138</text:p>
          </table:table-cell>
          <table:table-cell office:value-type="float" office:value="6.6342704148" calcext:value-type="float">
            <text:p>6.6342704148</text:p>
          </table:table-cell>
          <table:table-cell table:formula="of:=POWER([.C2608]-6.75;2)" office:value-type="float" office:value="0.0133933368905642" calcext:value-type="float">
            <text:p>0.0133933369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800154" calcext:value-type="float">
            <text:p>6.800154</text:p>
          </table:table-cell>
          <table:table-cell office:value-type="float" office:value="6.6338421811" calcext:value-type="float">
            <text:p>6.6338421811</text:p>
          </table:table-cell>
          <table:table-cell table:formula="of:=POWER([.C2609]-6.75;2)" office:value-type="float" office:value="0.0134926388916051" calcext:value-type="float">
            <text:p>0.0134926389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798125" calcext:value-type="float">
            <text:p>6.798125</text:p>
          </table:table-cell>
          <table:table-cell office:value-type="float" office:value="6.6334168312" calcext:value-type="float">
            <text:p>6.6334168312</text:p>
          </table:table-cell>
          <table:table-cell table:formula="of:=POWER([.C2610]-6.75;2)" office:value-type="float" office:value="0.0135916352474493" calcext:value-type="float">
            <text:p>0.0135916352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796053" calcext:value-type="float">
            <text:p>6.796053</text:p>
          </table:table-cell>
          <table:table-cell office:value-type="float" office:value="6.6329945026" calcext:value-type="float">
            <text:p>6.6329945026</text:p>
          </table:table-cell>
          <table:table-cell table:formula="of:=POWER([.C2611]-6.75;2)" office:value-type="float" office:value="0.0136902864218214" calcext:value-type="float">
            <text:p>0.0136902864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793941" calcext:value-type="float">
            <text:p>6.793941</text:p>
          </table:table-cell>
          <table:table-cell office:value-type="float" office:value="6.632575329" calcext:value-type="float">
            <text:p>6.632575329</text:p>
          </table:table-cell>
          <table:table-cell table:formula="of:=POWER([.C2612]-6.75;2)" office:value-type="float" office:value="0.0137885533594583" calcext:value-type="float">
            <text:p>0.0137885534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79179" calcext:value-type="float">
            <text:p>6.79179</text:p>
          </table:table-cell>
          <table:table-cell office:value-type="float" office:value="6.6321594381" calcext:value-type="float">
            <text:p>6.6321594381</text:p>
          </table:table-cell>
          <table:table-cell table:formula="of:=POWER([.C2613]-6.75;2)" office:value-type="float" office:value="0.0138863980289076" calcext:value-type="float">
            <text:p>0.013886398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789603" calcext:value-type="float">
            <text:p>6.789603</text:p>
          </table:table-cell>
          <table:table-cell office:value-type="float" office:value="6.6317469561" calcext:value-type="float">
            <text:p>6.6317469561</text:p>
          </table:table-cell>
          <table:table-cell table:formula="of:=POWER([.C2614]-6.75;2)" office:value-type="float" office:value="0.0139837823916154" calcext:value-type="float">
            <text:p>0.0139837824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787381" calcext:value-type="float">
            <text:p>6.787381</text:p>
          </table:table-cell>
          <table:table-cell office:value-type="float" office:value="6.6313380026" calcext:value-type="float">
            <text:p>6.6313380026</text:p>
          </table:table-cell>
          <table:table-cell table:formula="of:=POWER([.C2615]-6.75;2)" office:value-type="float" office:value="0.0140806696269577" calcext:value-type="float">
            <text:p>0.0140806696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785128" calcext:value-type="float">
            <text:p>6.785128</text:p>
          </table:table-cell>
          <table:table-cell office:value-type="float" office:value="6.6309326961" calcext:value-type="float">
            <text:p>6.6309326961</text:p>
          </table:table-cell>
          <table:table-cell table:formula="of:=POWER([.C2616]-6.75;2)" office:value-type="float" office:value="0.0141770228580149" calcext:value-type="float">
            <text:p>0.0141770229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782846" calcext:value-type="float">
            <text:p>6.782846</text:p>
          </table:table-cell>
          <table:table-cell office:value-type="float" office:value="6.6305311458" calcext:value-type="float">
            <text:p>6.6305311458</text:p>
          </table:table-cell>
          <table:table-cell table:formula="of:=POWER([.C2617]-6.75;2)" office:value-type="float" office:value="0.0142728071238609" calcext:value-type="float">
            <text:p>0.0142728071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780536" calcext:value-type="float">
            <text:p>6.780536</text:p>
          </table:table-cell>
          <table:table-cell office:value-type="float" office:value="6.6301334569" calcext:value-type="float">
            <text:p>6.6301334569</text:p>
          </table:table-cell>
          <table:table-cell table:formula="of:=POWER([.C2618]-6.75;2)" office:value-type="float" office:value="0.0143679881547441" calcext:value-type="float">
            <text:p>0.0143679882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778201" calcext:value-type="float">
            <text:p>6.778201</text:p>
          </table:table-cell>
          <table:table-cell office:value-type="float" office:value="6.629739733" calcext:value-type="float">
            <text:p>6.629739733</text:p>
          </table:table-cell>
          <table:table-cell table:formula="of:=POWER([.C2619]-6.75;2)" office:value-type="float" office:value="0.0144625318189113" calcext:value-type="float">
            <text:p>0.0144625318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775842" calcext:value-type="float">
            <text:p>6.775842</text:p>
          </table:table-cell>
          <table:table-cell office:value-type="float" office:value="6.6293500709" calcext:value-type="float">
            <text:p>6.6293500709</text:p>
          </table:table-cell>
          <table:table-cell table:formula="of:=POWER([.C2620]-6.75;2)" office:value-type="float" office:value="0.014556405391835" calcext:value-type="float">
            <text:p>0.0145564054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773462" calcext:value-type="float">
            <text:p>6.773462</text:p>
          </table:table-cell>
          <table:table-cell office:value-type="float" office:value="6.6289645658" calcext:value-type="float">
            <text:p>6.6289645658</text:p>
          </table:table-cell>
          <table:table-cell table:formula="of:=POWER([.C2621]-6.75;2)" office:value-type="float" office:value="0.0146495763319824" calcext:value-type="float">
            <text:p>0.0146495763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771062" calcext:value-type="float">
            <text:p>6.771062</text:p>
          </table:table-cell>
          <table:table-cell office:value-type="float" office:value="6.6285833061" calcext:value-type="float">
            <text:p>6.6285833061</text:p>
          </table:table-cell>
          <table:table-cell table:formula="of:=POWER([.C2622]-6.75;2)" office:value-type="float" office:value="0.0147420135576062" calcext:value-type="float">
            <text:p>0.0147420136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768645" calcext:value-type="float">
            <text:p>6.768645</text:p>
          </table:table-cell>
          <table:table-cell office:value-type="float" office:value="6.6282063783" calcext:value-type="float">
            <text:p>6.6282063783</text:p>
          </table:table-cell>
          <table:table-cell table:formula="of:=POWER([.C2623]-6.75;2)" office:value-type="float" office:value="0.0148336862868028" calcext:value-type="float">
            <text:p>0.0148336863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766212" calcext:value-type="float">
            <text:p>6.766212</text:p>
          </table:table-cell>
          <table:table-cell office:value-type="float" office:value="6.6278338621" calcext:value-type="float">
            <text:p>6.6278338621</text:p>
          </table:table-cell>
          <table:table-cell table:formula="of:=POWER([.C2624]-6.75;2)" office:value-type="float" office:value="0.0149245652494018" calcext:value-type="float">
            <text:p>0.0149245652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763764" calcext:value-type="float">
            <text:p>6.763764</text:p>
          </table:table-cell>
          <table:table-cell office:value-type="float" office:value="6.6274658351" calcext:value-type="float">
            <text:p>6.6274658351</text:p>
          </table:table-cell>
          <table:table-cell table:formula="of:=POWER([.C2625]-6.75;2)" office:value-type="float" office:value="0.0150146215677404" calcext:value-type="float">
            <text:p>0.0150146216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761304" calcext:value-type="float">
            <text:p>6.761304</text:p>
          </table:table-cell>
          <table:table-cell office:value-type="float" office:value="6.6271023733" calcext:value-type="float">
            <text:p>6.6271023733</text:p>
          </table:table-cell>
          <table:table-cell table:formula="of:=POWER([.C2626]-6.75;2)" office:value-type="float" office:value="0.0151038266484926" calcext:value-type="float">
            <text:p>0.0151038266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758832" calcext:value-type="float">
            <text:p>6.758832</text:p>
          </table:table-cell>
          <table:table-cell office:value-type="float" office:value="6.6267435455" calcext:value-type="float">
            <text:p>6.6267435455</text:p>
          </table:table-cell>
          <table:table-cell table:formula="of:=POWER([.C2627]-6.75;2)" office:value-type="float" office:value="0.0151921535759105" calcext:value-type="float">
            <text:p>0.0151921536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756351" calcext:value-type="float">
            <text:p>6.756351</text:p>
          </table:table-cell>
          <table:table-cell office:value-type="float" office:value="6.6263894209" calcext:value-type="float">
            <text:p>6.6263894209</text:p>
          </table:table-cell>
          <table:table-cell table:formula="of:=POWER([.C2628]-6.75;2)" office:value-type="float" office:value="0.0152795752654374" calcext:value-type="float">
            <text:p>0.0152795753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75386" calcext:value-type="float">
            <text:p>6.75386</text:p>
          </table:table-cell>
          <table:table-cell office:value-type="float" office:value="6.6260400618" calcext:value-type="float">
            <text:p>6.6260400618</text:p>
          </table:table-cell>
          <table:table-cell table:formula="of:=POWER([.C2629]-6.75;2)" office:value-type="float" office:value="0.0153660662785477" calcext:value-type="float">
            <text:p>0.0153660663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751362" calcext:value-type="float">
            <text:p>6.751362</text:p>
          </table:table-cell>
          <table:table-cell office:value-type="float" office:value="6.6256955337" calcext:value-type="float">
            <text:p>6.6256955337</text:p>
          </table:table-cell>
          <table:table-cell table:formula="of:=POWER([.C2630]-6.75;2)" office:value-type="float" office:value="0.0154516003421278" calcext:value-type="float">
            <text:p>0.0154516003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748857" calcext:value-type="float">
            <text:p>6.748857</text:p>
          </table:table-cell>
          <table:table-cell office:value-type="float" office:value="6.6253558946" calcext:value-type="float">
            <text:p>6.6253558946</text:p>
          </table:table-cell>
          <table:table-cell table:formula="of:=POWER([.C2631]-6.75;2)" office:value-type="float" office:value="0.0155361530109663" calcext:value-type="float">
            <text:p>0.015536153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746347" calcext:value-type="float">
            <text:p>6.746347</text:p>
          </table:table-cell>
          <table:table-cell office:value-type="float" office:value="6.6250212033" calcext:value-type="float">
            <text:p>6.6250212033</text:p>
          </table:table-cell>
          <table:table-cell table:formula="of:=POWER([.C2632]-6.75;2)" office:value-type="float" office:value="0.0156196996245799" calcext:value-type="float">
            <text:p>0.0156196996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743832" calcext:value-type="float">
            <text:p>6.743832</text:p>
          </table:table-cell>
          <table:table-cell office:value-type="float" office:value="6.6246915136" calcext:value-type="float">
            <text:p>6.6246915136</text:p>
          </table:table-cell>
          <table:table-cell table:formula="of:=POWER([.C2633]-6.75;2)" office:value-type="float" office:value="0.0157022167638589" calcext:value-type="float">
            <text:p>0.0157022168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741313" calcext:value-type="float">
            <text:p>6.741313</text:p>
          </table:table-cell>
          <table:table-cell office:value-type="float" office:value="6.6243668801" calcext:value-type="float">
            <text:p>6.6243668801</text:p>
          </table:table-cell>
          <table:table-cell table:formula="of:=POWER([.C2634]-6.75;2)" office:value-type="float" office:value="0.0157836808158077" calcext:value-type="float">
            <text:p>0.0157836808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73879" calcext:value-type="float">
            <text:p>6.73879</text:p>
          </table:table-cell>
          <table:table-cell office:value-type="float" office:value="6.6240473552" calcext:value-type="float">
            <text:p>6.6240473552</text:p>
          </table:table-cell>
          <table:table-cell table:formula="of:=POWER([.C2635]-6.75;2)" office:value-type="float" office:value="0.0158640687321149" calcext:value-type="float">
            <text:p>0.0158640687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736265" calcext:value-type="float">
            <text:p>6.736265</text:p>
          </table:table-cell>
          <table:table-cell office:value-type="float" office:value="6.6237329918" calcext:value-type="float">
            <text:p>6.6237329918</text:p>
          </table:table-cell>
          <table:table-cell table:formula="of:=POWER([.C2636]-6.75;2)" office:value-type="float" office:value="0.0159433573597789" calcext:value-type="float">
            <text:p>0.0159433574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733737" calcext:value-type="float">
            <text:p>6.733737</text:p>
          </table:table-cell>
          <table:table-cell office:value-type="float" office:value="6.6234238379" calcext:value-type="float">
            <text:p>6.6234238379</text:p>
          </table:table-cell>
          <table:table-cell table:formula="of:=POWER([.C2637]-6.75;2)" office:value-type="float" office:value="0.0160215248119655" calcext:value-type="float">
            <text:p>0.0160215248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731208" calcext:value-type="float">
            <text:p>6.731208</text:p>
          </table:table-cell>
          <table:table-cell office:value-type="float" office:value="6.6231199449" calcext:value-type="float">
            <text:p>6.6231199449</text:p>
          </table:table-cell>
          <table:table-cell table:formula="of:=POWER([.C2638]-6.75;2)" office:value-type="float" office:value="0.016098548382179" calcext:value-type="float">
            <text:p>0.0160985484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728677" calcext:value-type="float">
            <text:p>6.728677</text:p>
          </table:table-cell>
          <table:table-cell office:value-type="float" office:value="6.6228213591" calcext:value-type="float">
            <text:p>6.6228213591</text:p>
          </table:table-cell>
          <table:table-cell table:formula="of:=POWER([.C2639]-6.75;2)" office:value-type="float" office:value="0.0161744067011713" calcext:value-type="float">
            <text:p>0.0161744067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726145" calcext:value-type="float">
            <text:p>6.726145</text:p>
          </table:table-cell>
          <table:table-cell office:value-type="float" office:value="6.6225281302" calcext:value-type="float">
            <text:p>6.6225281302</text:p>
          </table:table-cell>
          <table:table-cell table:formula="of:=POWER([.C2640]-6.75;2)" office:value-type="float" office:value="0.0162490775903081" calcext:value-type="float">
            <text:p>0.0162490776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723612" calcext:value-type="float">
            <text:p>6.723612</text:p>
          </table:table-cell>
          <table:table-cell office:value-type="float" office:value="6.6222403056" calcext:value-type="float">
            <text:p>6.6222403056</text:p>
          </table:table-cell>
          <table:table-cell table:formula="of:=POWER([.C2641]-6.75;2)" office:value-type="float" office:value="0.0163225395131814" calcext:value-type="float">
            <text:p>0.0163225395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721078" calcext:value-type="float">
            <text:p>6.721078</text:p>
          </table:table-cell>
          <table:table-cell office:value-type="float" office:value="6.6219579331" calcext:value-type="float">
            <text:p>6.6219579331</text:p>
          </table:table-cell>
          <table:table-cell table:formula="of:=POWER([.C2642]-6.75;2)" office:value-type="float" office:value="0.0163947708960241" calcext:value-type="float">
            <text:p>0.0163947709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718544" calcext:value-type="float">
            <text:p>6.718544</text:p>
          </table:table-cell>
          <table:table-cell office:value-type="float" office:value="6.6216810615" calcext:value-type="float">
            <text:p>6.6216810615</text:p>
          </table:table-cell>
          <table:table-cell table:formula="of:=POWER([.C2643]-6.75;2)" office:value-type="float" office:value="0.0164657499777667" calcext:value-type="float">
            <text:p>0.01646575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716008" calcext:value-type="float">
            <text:p>6.716008</text:p>
          </table:table-cell>
          <table:table-cell office:value-type="float" office:value="6.6214097367" calcext:value-type="float">
            <text:p>6.6214097367</text:p>
          </table:table-cell>
          <table:table-cell table:formula="of:=POWER([.C2644]-6.75;2)" office:value-type="float" office:value="0.0165354558155632" calcext:value-type="float">
            <text:p>0.0165354558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713472" calcext:value-type="float">
            <text:p>6.713472</text:p>
          </table:table-cell>
          <table:table-cell office:value-type="float" office:value="6.6211440112" calcext:value-type="float">
            <text:p>6.6211440112</text:p>
          </table:table-cell>
          <table:table-cell table:formula="of:=POWER([.C2645]-6.75;2)" office:value-type="float" office:value="0.0166038658496257" calcext:value-type="float">
            <text:p>0.0166038658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710936" calcext:value-type="float">
            <text:p>6.710936</text:p>
          </table:table-cell>
          <table:table-cell office:value-type="float" office:value="6.6208839324" calcext:value-type="float">
            <text:p>6.6208839324</text:p>
          </table:table-cell>
          <table:table-cell table:formula="of:=POWER([.C2646]-6.75;2)" office:value-type="float" office:value="0.0166709589124878" calcext:value-type="float">
            <text:p>0.0166709589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708398" calcext:value-type="float">
            <text:p>6.708398</text:p>
          </table:table-cell>
          <table:table-cell office:value-type="float" office:value="6.620629548" calcext:value-type="float">
            <text:p>6.620629548</text:p>
          </table:table-cell>
          <table:table-cell table:formula="of:=POWER([.C2647]-6.75;2)" office:value-type="float" office:value="0.0167367138506843" calcext:value-type="float">
            <text:p>0.0167367139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705859" calcext:value-type="float">
            <text:p>6.705859</text:p>
          </table:table-cell>
          <table:table-cell office:value-type="float" office:value="6.6203809122" calcext:value-type="float">
            <text:p>6.6203809122</text:p>
          </table:table-cell>
          <table:table-cell table:formula="of:=POWER([.C2648]-6.75;2)" office:value-type="float" office:value="0.0168011079221041" calcext:value-type="float">
            <text:p>0.0168011079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703319" calcext:value-type="float">
            <text:p>6.703319</text:p>
          </table:table-cell>
          <table:table-cell office:value-type="float" office:value="6.6201380767" calcext:value-type="float">
            <text:p>6.6201380767</text:p>
          </table:table-cell>
          <table:table-cell table:formula="of:=POWER([.C2649]-6.75;2)" office:value-type="float" office:value="0.0168641191231751" calcext:value-type="float">
            <text:p>0.0168641191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700777" calcext:value-type="float">
            <text:p>6.700777</text:p>
          </table:table-cell>
          <table:table-cell office:value-type="float" office:value="6.619901094" calcext:value-type="float">
            <text:p>6.619901094</text:p>
          </table:table-cell>
          <table:table-cell table:formula="of:=POWER([.C2650]-6.75;2)" office:value-type="float" office:value="0.0169257253423968" calcext:value-type="float">
            <text:p>0.0169257253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698234" calcext:value-type="float">
            <text:p>6.698234</text:p>
          </table:table-cell>
          <table:table-cell office:value-type="float" office:value="6.61967002" calcext:value-type="float">
            <text:p>6.61967002</text:p>
          </table:table-cell>
          <table:table-cell table:formula="of:=POWER([.C2651]-6.75;2)" office:value-type="float" office:value="0.0169859036868004" calcext:value-type="float">
            <text:p>0.0169859037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695688" calcext:value-type="float">
            <text:p>6.695688</text:p>
          </table:table-cell>
          <table:table-cell office:value-type="float" office:value="6.6194449083" calcext:value-type="float">
            <text:p>6.6194449083</text:p>
          </table:table-cell>
          <table:table-cell table:formula="of:=POWER([.C2652]-6.75;2)" office:value-type="float" office:value="0.0170446319687954" calcext:value-type="float">
            <text:p>0.017044632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69314" calcext:value-type="float">
            <text:p>6.69314</text:p>
          </table:table-cell>
          <table:table-cell office:value-type="float" office:value="6.619225819" calcext:value-type="float">
            <text:p>6.619225819</text:p>
          </table:table-cell>
          <table:table-cell table:formula="of:=POWER([.C2653]-6.75;2)" office:value-type="float" office:value="0.0171018864162207" calcext:value-type="float">
            <text:p>0.0171018864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69059" calcext:value-type="float">
            <text:p>6.69059</text:p>
          </table:table-cell>
          <table:table-cell office:value-type="float" office:value="6.6190128098" calcext:value-type="float">
            <text:p>6.6190128098</text:p>
          </table:table-cell>
          <table:table-cell table:formula="of:=POWER([.C2654]-6.75;2)" office:value-type="float" office:value="0.017157643996491" calcext:value-type="float">
            <text:p>0.017157644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688036" calcext:value-type="float">
            <text:p>6.688036</text:p>
          </table:table-cell>
          <table:table-cell office:value-type="float" office:value="6.6188059393" calcext:value-type="float">
            <text:p>6.6188059393</text:p>
          </table:table-cell>
          <table:table-cell table:formula="of:=POWER([.C2655]-6.75;2)" office:value-type="float" office:value="0.0172118815629554" calcext:value-type="float">
            <text:p>0.0172118816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685478" calcext:value-type="float">
            <text:p>6.685478</text:p>
          </table:table-cell>
          <table:table-cell office:value-type="float" office:value="6.6186052725" calcext:value-type="float">
            <text:p>6.6186052725</text:p>
          </table:table-cell>
          <table:table-cell table:formula="of:=POWER([.C2656]-6.75;2)" office:value-type="float" office:value="0.0172645744147993" calcext:value-type="float">
            <text:p>0.0172645744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682917" calcext:value-type="float">
            <text:p>6.682917</text:p>
          </table:table-cell>
          <table:table-cell office:value-type="float" office:value="6.618410875" calcext:value-type="float">
            <text:p>6.618410875</text:p>
          </table:table-cell>
          <table:table-cell table:formula="of:=POWER([.C2657]-6.75;2)" office:value-type="float" office:value="0.0173156978182655" calcext:value-type="float">
            <text:p>0.0173156978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680351" calcext:value-type="float">
            <text:p>6.680351</text:p>
          </table:table-cell>
          <table:table-cell office:value-type="float" office:value="6.6182228105" calcext:value-type="float">
            <text:p>6.6182228105</text:p>
          </table:table-cell>
          <table:table-cell table:formula="of:=POWER([.C2658]-6.75;2)" office:value-type="float" office:value="0.017365227672519" calcext:value-type="float">
            <text:p>0.0173652277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67778" calcext:value-type="float">
            <text:p>6.67778</text:p>
          </table:table-cell>
          <table:table-cell office:value-type="float" office:value="6.6180411491" calcext:value-type="float">
            <text:p>6.6180411491</text:p>
          </table:table-cell>
          <table:table-cell table:formula="of:=POWER([.C2659]-6.75;2)" office:value-type="float" office:value="0.0174131383308485" calcext:value-type="float">
            <text:p>0.0174131383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675204" calcext:value-type="float">
            <text:p>6.675204</text:p>
          </table:table-cell>
          <table:table-cell office:value-type="float" office:value="6.6178659619" calcext:value-type="float">
            <text:p>6.6178659619</text:p>
          </table:table-cell>
          <table:table-cell table:formula="of:=POWER([.C2660]-6.75;2)" office:value-type="float" office:value="0.0174594040246123" calcext:value-type="float">
            <text:p>0.017459404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672622" calcext:value-type="float">
            <text:p>6.672622</text:p>
          </table:table-cell>
          <table:table-cell office:value-type="float" office:value="6.6176973206" calcext:value-type="float">
            <text:p>6.6176973206</text:p>
          </table:table-cell>
          <table:table-cell table:formula="of:=POWER([.C2661]-6.75;2)" office:value-type="float" office:value="0.0175039989764193" calcext:value-type="float">
            <text:p>0.017503999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670033" calcext:value-type="float">
            <text:p>6.670033</text:p>
          </table:table-cell>
          <table:table-cell office:value-type="float" office:value="6.6175353009" calcext:value-type="float">
            <text:p>6.6175353009</text:p>
          </table:table-cell>
          <table:table-cell table:formula="of:=POWER([.C2662]-6.75;2)" office:value-type="float" office:value="0.0175468965076535" calcext:value-type="float">
            <text:p>0.0175468965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667438" calcext:value-type="float">
            <text:p>6.667438</text:p>
          </table:table-cell>
          <table:table-cell office:value-type="float" office:value="6.6173799822" calcext:value-type="float">
            <text:p>6.6173799822</text:p>
          </table:table-cell>
          <table:table-cell table:formula="of:=POWER([.C2663]-6.75;2)" office:value-type="float" office:value="0.0175880691212723" calcext:value-type="float">
            <text:p>0.0175880691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664835" calcext:value-type="float">
            <text:p>6.664835</text:p>
          </table:table-cell>
          <table:table-cell office:value-type="float" office:value="6.6172314421" calcext:value-type="float">
            <text:p>6.6172314421</text:p>
          </table:table-cell>
          <table:table-cell table:formula="of:=POWER([.C2664]-6.75;2)" office:value-type="float" office:value="0.0176274899668458" calcext:value-type="float">
            <text:p>0.01762749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662225" calcext:value-type="float">
            <text:p>6.662225</text:p>
          </table:table-cell>
          <table:table-cell office:value-type="float" office:value="6.6170897649" calcext:value-type="float">
            <text:p>6.6170897649</text:p>
          </table:table-cell>
          <table:table-cell table:formula="of:=POWER([.C2665]-6.75;2)" office:value-type="float" office:value="0.0176651305943372" calcext:value-type="float">
            <text:p>0.0176651306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659606" calcext:value-type="float">
            <text:p>6.659606</text:p>
          </table:table-cell>
          <table:table-cell office:value-type="float" office:value="6.6169550328" calcext:value-type="float">
            <text:p>6.6169550328</text:p>
          </table:table-cell>
          <table:table-cell table:formula="of:=POWER([.C2666]-6.75;2)" office:value-type="float" office:value="0.0177009632972491" calcext:value-type="float">
            <text:p>0.0177009633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656978" calcext:value-type="float">
            <text:p>6.656978</text:p>
          </table:table-cell>
          <table:table-cell office:value-type="float" office:value="6.6168273353" calcext:value-type="float">
            <text:p>6.6168273353</text:p>
          </table:table-cell>
          <table:table-cell table:formula="of:=POWER([.C2667]-6.75;2)" office:value-type="float" office:value="0.0177349586232986" calcext:value-type="float">
            <text:p>0.0177349586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654342" calcext:value-type="float">
            <text:p>6.654342</text:p>
          </table:table-cell>
          <table:table-cell office:value-type="float" office:value="6.6167067628" calcext:value-type="float">
            <text:p>6.6167067628</text:p>
          </table:table-cell>
          <table:table-cell table:formula="of:=POWER([.C2668]-6.75;2)" office:value-type="float" office:value="0.0177670870832555" calcext:value-type="float">
            <text:p>0.0177670871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651695" calcext:value-type="float">
            <text:p>6.651695</text:p>
          </table:table-cell>
          <table:table-cell office:value-type="float" office:value="6.6165934036" calcext:value-type="float">
            <text:p>6.6165934036</text:p>
          </table:table-cell>
          <table:table-cell table:formula="of:=POWER([.C2669]-6.75;2)" office:value-type="float" office:value="0.0177973199630326" calcext:value-type="float">
            <text:p>0.01779732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649039" calcext:value-type="float">
            <text:p>6.649039</text:p>
          </table:table-cell>
          <table:table-cell office:value-type="float" office:value="6.6164873565" calcext:value-type="float">
            <text:p>6.6164873565</text:p>
          </table:table-cell>
          <table:table-cell table:formula="of:=POWER([.C2670]-6.75;2)" office:value-type="float" office:value="0.017825625974358" calcext:value-type="float">
            <text:p>0.017825626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646372" calcext:value-type="float">
            <text:p>6.646372</text:p>
          </table:table-cell>
          <table:table-cell office:value-type="float" office:value="6.6163887152" calcext:value-type="float">
            <text:p>6.6163887152</text:p>
          </table:table-cell>
          <table:table-cell table:formula="of:=POWER([.C2671]-6.75;2)" office:value-type="float" office:value="0.0178519754259066" calcext:value-type="float">
            <text:p>0.0178519754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643695" calcext:value-type="float">
            <text:p>6.643695</text:p>
          </table:table-cell>
          <table:table-cell office:value-type="float" office:value="6.6162975805" calcext:value-type="float">
            <text:p>6.6162975805</text:p>
          </table:table-cell>
          <table:table-cell table:formula="of:=POWER([.C2672]-6.75;2)" office:value-type="float" office:value="0.0178763369801539" calcext:value-type="float">
            <text:p>0.017876337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641006" calcext:value-type="float">
            <text:p>6.641006</text:p>
          </table:table-cell>
          <table:table-cell office:value-type="float" office:value="6.6162140518" calcext:value-type="float">
            <text:p>6.6162140518</text:p>
          </table:table-cell>
          <table:table-cell table:formula="of:=POWER([.C2673]-6.75;2)" office:value-type="float" office:value="0.0178986799357731" calcext:value-type="float">
            <text:p>0.0178986799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638307" calcext:value-type="float">
            <text:p>6.638307</text:p>
          </table:table-cell>
          <table:table-cell office:value-type="float" office:value="6.6161382355" calcext:value-type="float">
            <text:p>6.6161382355</text:p>
          </table:table-cell>
          <table:table-cell table:formula="of:=POWER([.C2674]-6.75;2)" office:value-type="float" office:value="0.0179189719950534" calcext:value-type="float">
            <text:p>0.017918972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635596" calcext:value-type="float">
            <text:p>6.635596</text:p>
          </table:table-cell>
          <table:table-cell office:value-type="float" office:value="6.6160702331" calcext:value-type="float">
            <text:p>6.6160702331</text:p>
          </table:table-cell>
          <table:table-cell table:formula="of:=POWER([.C2675]-6.75;2)" office:value-type="float" office:value="0.0179371824618883" calcext:value-type="float">
            <text:p>0.0179371825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632874" calcext:value-type="float">
            <text:p>6.632874</text:p>
          </table:table-cell>
          <table:table-cell office:value-type="float" office:value="6.6160101538" calcext:value-type="float">
            <text:p>6.6160101538</text:p>
          </table:table-cell>
          <table:table-cell table:formula="of:=POWER([.C2676]-6.75;2)" office:value-type="float" office:value="0.0179532788846998" calcext:value-type="float">
            <text:p>0.0179532789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630141" calcext:value-type="float">
            <text:p>6.630141</text:p>
          </table:table-cell>
          <table:table-cell office:value-type="float" office:value="6.6159581049" calcext:value-type="float">
            <text:p>6.6159581049</text:p>
          </table:table-cell>
          <table:table-cell table:formula="of:=POWER([.C2677]-6.75;2)" office:value-type="float" office:value="0.0179672296419995" calcext:value-type="float">
            <text:p>0.0179672296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627397" calcext:value-type="float">
            <text:p>6.627397</text:p>
          </table:table-cell>
          <table:table-cell office:value-type="float" office:value="6.615914195" calcext:value-type="float">
            <text:p>6.615914195</text:p>
          </table:table-cell>
          <table:table-cell table:formula="of:=POWER([.C2678]-6.75;2)" office:value-type="float" office:value="0.017979003102498" calcext:value-type="float">
            <text:p>0.0179790031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624641" calcext:value-type="float">
            <text:p>6.624641</text:p>
          </table:table-cell>
          <table:table-cell office:value-type="float" office:value="6.6158785342" calcext:value-type="float">
            <text:p>6.6158785342</text:p>
          </table:table-cell>
          <table:table-cell table:formula="of:=POWER([.C2679]-6.75;2)" office:value-type="float" office:value="0.0179885675883405" calcext:value-type="float">
            <text:p>0.0179885676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621875" calcext:value-type="float">
            <text:p>6.621875</text:p>
          </table:table-cell>
          <table:table-cell office:value-type="float" office:value="6.6158512368" calcext:value-type="float">
            <text:p>6.6158512368</text:p>
          </table:table-cell>
          <table:table-cell table:formula="of:=POWER([.C2680]-6.75;2)" office:value-type="float" office:value="0.0179958906680896" calcext:value-type="float">
            <text:p>0.0179958907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619099" calcext:value-type="float">
            <text:p>6.619099</text:p>
          </table:table-cell>
          <table:table-cell office:value-type="float" office:value="6.6158324125" calcext:value-type="float">
            <text:p>6.6158324125</text:p>
          </table:table-cell>
          <table:table-cell table:formula="of:=POWER([.C2681]-6.75;2)" office:value-type="float" office:value="0.0180009415355703" calcext:value-type="float">
            <text:p>0.0180009415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616313" calcext:value-type="float">
            <text:p>6.616313</text:p>
          </table:table-cell>
          <table:table-cell office:value-type="float" office:value="6.6158221724" calcext:value-type="float">
            <text:p>6.6158221724</text:p>
          </table:table-cell>
          <table:table-cell table:formula="of:=POWER([.C2682]-6.75;2)" office:value-type="float" office:value="0.0180036894194554" calcext:value-type="float">
            <text:p>0.0180036894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613517" calcext:value-type="float">
            <text:p>6.613517</text:p>
          </table:table-cell>
          <table:table-cell office:value-type="float" office:value="6.6158206289" calcext:value-type="float">
            <text:p>6.6158206289</text:p>
          </table:table-cell>
          <table:table-cell table:formula="of:=POWER([.C2683]-6.75;2)" office:value-type="float" office:value="0.0180041036287915" calcext:value-type="float">
            <text:p>0.0180041036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610714" calcext:value-type="float">
            <text:p>6.610714</text:p>
          </table:table-cell>
          <table:table-cell office:value-type="float" office:value="6.6158278959" calcext:value-type="float">
            <text:p>6.6158278959</text:p>
          </table:table-cell>
          <table:table-cell table:formula="of:=POWER([.C2684]-6.75;2)" office:value-type="float" office:value="0.0180021535186213" calcext:value-type="float">
            <text:p>0.0180021535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607902" calcext:value-type="float">
            <text:p>6.607902</text:p>
          </table:table-cell>
          <table:table-cell office:value-type="float" office:value="6.6158440791" calcext:value-type="float">
            <text:p>6.6158440791</text:p>
          </table:table-cell>
          <table:table-cell table:formula="of:=POWER([.C2685]-6.75;2)" office:value-type="float" office:value="0.017997811112527" calcext:value-type="float">
            <text:p>0.0179978111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605084" calcext:value-type="float">
            <text:p>6.605084</text:p>
          </table:table-cell>
          <table:table-cell office:value-type="float" office:value="6.6158692921" calcext:value-type="float">
            <text:p>6.6158692921</text:p>
          </table:table-cell>
          <table:table-cell table:formula="of:=POWER([.C2686]-6.75;2)" office:value-type="float" office:value="0.0179910468017551" calcext:value-type="float">
            <text:p>0.0179910468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602261" calcext:value-type="float">
            <text:p>6.602261</text:p>
          </table:table-cell>
          <table:table-cell office:value-type="float" office:value="6.6159036401" calcext:value-type="float">
            <text:p>6.6159036401</text:p>
          </table:table-cell>
          <table:table-cell table:formula="of:=POWER([.C2687]-6.75;2)" office:value-type="float" office:value="0.0179818337384303" calcext:value-type="float">
            <text:p>0.0179818337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599433" calcext:value-type="float">
            <text:p>6.599433</text:p>
          </table:table-cell>
          <table:table-cell office:value-type="float" office:value="6.6159472268" calcext:value-type="float">
            <text:p>6.6159472268</text:p>
          </table:table-cell>
          <table:table-cell table:formula="of:=POWER([.C2688]-6.75;2)" office:value-type="float" office:value="0.0179701460026105" calcext:value-type="float">
            <text:p>0.017970146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596603" calcext:value-type="float">
            <text:p>6.596603</text:p>
          </table:table-cell>
          <table:table-cell office:value-type="float" office:value="6.6160001571" calcext:value-type="float">
            <text:p>6.6160001571</text:p>
          </table:table-cell>
          <table:table-cell table:formula="of:=POWER([.C2689]-6.75;2)" office:value-type="float" office:value="0.0179559578972246" calcext:value-type="float">
            <text:p>0.0179559579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593771" calcext:value-type="float">
            <text:p>6.593771</text:p>
          </table:table-cell>
          <table:table-cell office:value-type="float" office:value="6.6160625273" calcext:value-type="float">
            <text:p>6.6160625273</text:p>
          </table:table-cell>
          <table:table-cell table:formula="of:=POWER([.C2690]-6.75;2)" office:value-type="float" office:value="0.0179392465932631" calcext:value-type="float">
            <text:p>0.0179392466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590939" calcext:value-type="float">
            <text:p>6.590939</text:p>
          </table:table-cell>
          <table:table-cell office:value-type="float" office:value="6.6161344355" calcext:value-type="float">
            <text:p>6.6161344355</text:p>
          </table:table-cell>
          <table:table-cell table:formula="of:=POWER([.C2691]-6.75;2)" office:value-type="float" office:value="0.0179199893589036" calcext:value-type="float">
            <text:p>0.0179199894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588109" calcext:value-type="float">
            <text:p>6.588109</text:p>
          </table:table-cell>
          <table:table-cell office:value-type="float" office:value="6.6162159741" calcext:value-type="float">
            <text:p>6.6162159741</text:p>
          </table:table-cell>
          <table:table-cell table:formula="of:=POWER([.C2692]-6.75;2)" office:value-type="float" office:value="0.0178981655860118" calcext:value-type="float">
            <text:p>0.0178981656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585282" calcext:value-type="float">
            <text:p>6.585282</text:p>
          </table:table-cell>
          <table:table-cell office:value-type="float" office:value="6.6163072305" calcext:value-type="float">
            <text:p>6.6163072305</text:p>
          </table:table-cell>
          <table:table-cell table:formula="of:=POWER([.C2693]-6.75;2)" office:value-type="float" office:value="0.01787375661658" calcext:value-type="float">
            <text:p>0.0178737566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582461" calcext:value-type="float">
            <text:p>6.582461</text:p>
          </table:table-cell>
          <table:table-cell office:value-type="float" office:value="6.6164082899" calcext:value-type="float">
            <text:p>6.6164082899</text:p>
          </table:table-cell>
          <table:table-cell table:formula="of:=POWER([.C2694]-6.75;2)" office:value-type="float" office:value="0.0178467450074425" calcext:value-type="float">
            <text:p>0.017846745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579648" calcext:value-type="float">
            <text:p>6.579648</text:p>
          </table:table-cell>
          <table:table-cell office:value-type="float" office:value="6.6165192288" calcext:value-type="float">
            <text:p>6.6165192288</text:p>
          </table:table-cell>
          <table:table-cell table:formula="of:=POWER([.C2695]-6.75;2)" office:value-type="float" office:value="0.0178171162801468" calcext:value-type="float">
            <text:p>0.0178171163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576843" calcext:value-type="float">
            <text:p>6.576843</text:p>
          </table:table-cell>
          <table:table-cell office:value-type="float" office:value="6.616640118" calcext:value-type="float">
            <text:p>6.616640118</text:p>
          </table:table-cell>
          <table:table-cell table:formula="of:=POWER([.C2696]-6.75;2)" office:value-type="float" office:value="0.0177848581270538" calcext:value-type="float">
            <text:p>0.0177848581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.574051" calcext:value-type="float">
            <text:p>6.574051</text:p>
          </table:table-cell>
          <table:table-cell office:value-type="float" office:value="6.6167710296" calcext:value-type="float">
            <text:p>6.6167710296</text:p>
          </table:table-cell>
          <table:table-cell table:formula="of:=POWER([.C2697]-6.75;2)" office:value-type="float" office:value="0.0177499585538441" calcext:value-type="float">
            <text:p>0.0177499586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.571271" calcext:value-type="float">
            <text:p>6.571271</text:p>
          </table:table-cell>
          <table:table-cell office:value-type="float" office:value="6.6169120198" calcext:value-type="float">
            <text:p>6.6169120198</text:p>
          </table:table-cell>
          <table:table-cell table:formula="of:=POWER([.C2698]-6.75;2)" office:value-type="float" office:value="0.0177124104737156" calcext:value-type="float">
            <text:p>0.0177124105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.568508" calcext:value-type="float">
            <text:p>6.568508</text:p>
          </table:table-cell>
          <table:table-cell office:value-type="float" office:value="6.617063149" calcext:value-type="float">
            <text:p>6.617063149</text:p>
          </table:table-cell>
          <table:table-cell table:formula="of:=POWER([.C2699]-6.75;2)" office:value-type="float" office:value="0.0176722063537963" calcext:value-type="float">
            <text:p>0.0176722064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565762" calcext:value-type="float">
            <text:p>6.565762</text:p>
          </table:table-cell>
          <table:table-cell office:value-type="float" office:value="6.6172244618" calcext:value-type="float">
            <text:p>6.6172244618</text:p>
          </table:table-cell>
          <table:table-cell table:formula="of:=POWER([.C2700]-6.75;2)" office:value-type="float" office:value="0.0176293435442996" calcext:value-type="float">
            <text:p>0.0176293435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563037" calcext:value-type="float">
            <text:p>6.563037</text:p>
          </table:table-cell>
          <table:table-cell office:value-type="float" office:value="6.6173960033" calcext:value-type="float">
            <text:p>6.6173960033</text:p>
          </table:table-cell>
          <table:table-cell table:formula="of:=POWER([.C2701]-6.75;2)" office:value-type="float" office:value="0.0175838199408137" calcext:value-type="float">
            <text:p>0.0175838199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560333" calcext:value-type="float">
            <text:p>6.560333</text:p>
          </table:table-cell>
          <table:table-cell office:value-type="float" office:value="6.617577806" calcext:value-type="float">
            <text:p>6.617577806</text:p>
          </table:table-cell>
          <table:table-cell table:formula="of:=POWER([.C2702]-6.75;2)" office:value-type="float" office:value="0.0175356374637737" calcext:value-type="float">
            <text:p>0.0175356375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557654" calcext:value-type="float">
            <text:p>6.557654</text:p>
          </table:table-cell>
          <table:table-cell office:value-type="float" office:value="6.6177699027" calcext:value-type="float">
            <text:p>6.6177699027</text:p>
          </table:table-cell>
          <table:table-cell table:formula="of:=POWER([.C2703]-6.75;2)" office:value-type="float" office:value="0.0174847986319674" calcext:value-type="float">
            <text:p>0.0174847986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555001" calcext:value-type="float">
            <text:p>6.555001</text:p>
          </table:table-cell>
          <table:table-cell office:value-type="float" office:value="6.6179723131" calcext:value-type="float">
            <text:p>6.6179723131</text:p>
          </table:table-cell>
          <table:table-cell table:formula="of:=POWER([.C2704]-6.75;2)" office:value-type="float" office:value="0.0174313101081644" calcext:value-type="float">
            <text:p>0.0174313101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552376" calcext:value-type="float">
            <text:p>6.552376</text:p>
          </table:table-cell>
          <table:table-cell office:value-type="float" office:value="6.6181850541" calcext:value-type="float">
            <text:p>6.6181850541</text:p>
          </table:table-cell>
          <table:table-cell table:formula="of:=POWER([.C2705]-6.75;2)" office:value-type="float" office:value="0.01737517996262" calcext:value-type="float">
            <text:p>0.01737518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549781" calcext:value-type="float">
            <text:p>6.549781</text:p>
          </table:table-cell>
          <table:table-cell office:value-type="float" office:value="6.6184081356" calcext:value-type="float">
            <text:p>6.6184081356</text:p>
          </table:table-cell>
          <table:table-cell table:formula="of:=POWER([.C2706]-6.75;2)" office:value-type="float" office:value="0.0173164187762679" calcext:value-type="float">
            <text:p>0.0173164188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547218" calcext:value-type="float">
            <text:p>6.547218</text:p>
          </table:table-cell>
          <table:table-cell office:value-type="float" office:value="6.6186415612" calcext:value-type="float">
            <text:p>6.6186415612</text:p>
          </table:table-cell>
          <table:table-cell table:formula="of:=POWER([.C2707]-6.75;2)" office:value-type="float" office:value="0.0172550394439732" calcext:value-type="float">
            <text:p>0.0172550394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544688" calcext:value-type="float">
            <text:p>6.544688</text:p>
          </table:table-cell>
          <table:table-cell office:value-type="float" office:value="6.6188853276" calcext:value-type="float">
            <text:p>6.6188853276</text:p>
          </table:table-cell>
          <table:table-cell table:formula="of:=POWER([.C2708]-6.75;2)" office:value-type="float" office:value="0.0171910573185593" calcext:value-type="float">
            <text:p>0.0171910573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542192" calcext:value-type="float">
            <text:p>6.542192</text:p>
          </table:table-cell>
          <table:table-cell office:value-type="float" office:value="6.6191394281" calcext:value-type="float">
            <text:p>6.6191394281</text:p>
          </table:table-cell>
          <table:table-cell table:formula="of:=POWER([.C2709]-6.75;2)" office:value-type="float" office:value="0.017124489277995" calcext:value-type="float">
            <text:p>0.0171244893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539733" calcext:value-type="float">
            <text:p>6.539733</text:p>
          </table:table-cell>
          <table:table-cell office:value-type="float" office:value="6.6194038522" calcext:value-type="float">
            <text:p>6.6194038522</text:p>
          </table:table-cell>
          <table:table-cell table:formula="of:=POWER([.C2710]-6.75;2)" office:value-type="float" office:value="0.0170553538201995" calcext:value-type="float">
            <text:p>0.0170553538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53731" calcext:value-type="float">
            <text:p>6.53731</text:p>
          </table:table-cell>
          <table:table-cell office:value-type="float" office:value="6.6196785793" calcext:value-type="float">
            <text:p>6.6196785793</text:p>
          </table:table-cell>
          <table:table-cell table:formula="of:=POWER([.C2711]-6.75;2)" office:value-type="float" office:value="0.0169836726932663" calcext:value-type="float">
            <text:p>0.0169836727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534925" calcext:value-type="float">
            <text:p>6.534925</text:p>
          </table:table-cell>
          <table:table-cell office:value-type="float" office:value="6.6199635917" calcext:value-type="float">
            <text:p>6.6199635917</text:p>
          </table:table-cell>
          <table:table-cell table:formula="of:=POWER([.C2712]-6.75;2)" office:value-type="float" office:value="0.0169094674835642" calcext:value-type="float">
            <text:p>0.0169094675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532578" calcext:value-type="float">
            <text:p>6.532578</text:p>
          </table:table-cell>
          <table:table-cell office:value-type="float" office:value="6.6202588646" calcext:value-type="float">
            <text:p>6.6202588646</text:p>
          </table:table-cell>
          <table:table-cell table:formula="of:=POWER([.C2713]-6.75;2)" office:value-type="float" office:value="0.0168327622148811" calcext:value-type="float">
            <text:p>0.0168327622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53027" calcext:value-type="float">
            <text:p>6.53027</text:p>
          </table:table-cell>
          <table:table-cell office:value-type="float" office:value="6.6205643728" calcext:value-type="float">
            <text:p>6.6205643728</text:p>
          </table:table-cell>
          <table:table-cell table:formula="of:=POWER([.C2714]-6.75;2)" office:value-type="float" office:value="0.0167535815886575" calcext:value-type="float">
            <text:p>0.0167535816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528001" calcext:value-type="float">
            <text:p>6.528001</text:p>
          </table:table-cell>
          <table:table-cell office:value-type="float" office:value="6.6208800874" calcext:value-type="float">
            <text:p>6.6208800874</text:p>
          </table:table-cell>
          <table:table-cell table:formula="of:=POWER([.C2715]-6.75;2)" office:value-type="float" office:value="0.0166719518298317" calcext:value-type="float">
            <text:p>0.0166719518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52577" calcext:value-type="float">
            <text:p>6.52577</text:p>
          </table:table-cell>
          <table:table-cell office:value-type="float" office:value="6.6212059789" calcext:value-type="float">
            <text:p>6.6212059789</text:p>
          </table:table-cell>
          <table:table-cell table:formula="of:=POWER([.C2716]-6.75;2)" office:value-type="float" office:value="0.0165878998711073" calcext:value-type="float">
            <text:p>0.0165878999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523578" calcext:value-type="float">
            <text:p>6.523578</text:p>
          </table:table-cell>
          <table:table-cell office:value-type="float" office:value="6.6215420211" calcext:value-type="float">
            <text:p>6.6215420211</text:p>
          </table:table-cell>
          <table:table-cell table:formula="of:=POWER([.C2717]-6.75;2)" office:value-type="float" office:value="0.0165014523430729" calcext:value-type="float">
            <text:p>0.0165014523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521423" calcext:value-type="float">
            <text:p>6.521423</text:p>
          </table:table-cell>
          <table:table-cell office:value-type="float" office:value="6.6218881837" calcext:value-type="float">
            <text:p>6.6218881837</text:p>
          </table:table-cell>
          <table:table-cell table:formula="of:=POWER([.C2718]-6.75;2)" office:value-type="float" office:value="0.0164126374756849" calcext:value-type="float">
            <text:p>0.0164126375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519305" calcext:value-type="float">
            <text:p>6.519305</text:p>
          </table:table-cell>
          <table:table-cell office:value-type="float" office:value="6.6222444433" calcext:value-type="float">
            <text:p>6.6222444433</text:p>
          </table:table-cell>
          <table:table-cell table:formula="of:=POWER([.C2719]-6.75;2)" office:value-type="float" office:value="0.016321482267727" calcext:value-type="float">
            <text:p>0.0163214823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517222" calcext:value-type="float">
            <text:p>6.517222</text:p>
          </table:table-cell>
          <table:table-cell office:value-type="float" office:value="6.6226107758" calcext:value-type="float">
            <text:p>6.6226107758</text:p>
          </table:table-cell>
          <table:table-cell table:formula="of:=POWER([.C2720]-6.75;2)" office:value-type="float" office:value="0.0162280144422778" calcext:value-type="float">
            <text:p>0.0162280144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515173" calcext:value-type="float">
            <text:p>6.515173</text:p>
          </table:table-cell>
          <table:table-cell office:value-type="float" office:value="6.6229871643" calcext:value-type="float">
            <text:p>6.6229871643</text:p>
          </table:table-cell>
          <table:table-cell table:formula="of:=POWER([.C2721]-6.75;2)" office:value-type="float" office:value="0.0161322604325553" calcext:value-type="float">
            <text:p>0.0161322604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513156" calcext:value-type="float">
            <text:p>6.513156</text:p>
          </table:table-cell>
          <table:table-cell office:value-type="float" office:value="6.623373595" calcext:value-type="float">
            <text:p>6.623373595</text:p>
          </table:table-cell>
          <table:table-cell table:formula="of:=POWER([.C2722]-6.75;2)" office:value-type="float" office:value="0.0160342464432239" calcext:value-type="float">
            <text:p>0.0160342464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511169" calcext:value-type="float">
            <text:p>6.511169</text:p>
          </table:table-cell>
          <table:table-cell office:value-type="float" office:value="6.6237700612" calcext:value-type="float">
            <text:p>6.6237700612</text:p>
          </table:table-cell>
          <table:table-cell table:formula="of:=POWER([.C2723]-6.75;2)" office:value-type="float" office:value="0.0159339974494517" calcext:value-type="float">
            <text:p>0.0159339974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6.6241765632" calcext:value-type="float">
            <text:p>6.6241765632</text:p>
          </table:table-cell>
          <table:table-cell table:formula="of:=POWER([.C2724]-6.75;2)" office:value-type="float" office:value="0.0158315372481636" calcext:value-type="float">
            <text:p>0.0158315372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507277" calcext:value-type="float">
            <text:p>6.507277</text:p>
          </table:table-cell>
          <table:table-cell office:value-type="float" office:value="6.6245931087" calcext:value-type="float">
            <text:p>6.6245931087</text:p>
          </table:table-cell>
          <table:table-cell table:formula="of:=POWER([.C2725]-6.75;2)" office:value-type="float" office:value="0.01572688838553" calcext:value-type="float">
            <text:p>0.0157268884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505367" calcext:value-type="float">
            <text:p>6.505367</text:p>
          </table:table-cell>
          <table:table-cell office:value-type="float" office:value="6.6250197127" calcext:value-type="float">
            <text:p>6.6250197127</text:p>
          </table:table-cell>
          <table:table-cell table:formula="of:=POWER([.C2726]-6.75;2)" office:value-type="float" office:value="0.0156200722135905" calcext:value-type="float">
            <text:p>0.0156200722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503476" calcext:value-type="float">
            <text:p>6.503476</text:p>
          </table:table-cell>
          <table:table-cell office:value-type="float" office:value="6.6254564015" calcext:value-type="float">
            <text:p>6.6254564015</text:p>
          </table:table-cell>
          <table:table-cell table:formula="of:=POWER([.C2727]-6.75;2)" office:value-type="float" office:value="0.0155111079273292" calcext:value-type="float">
            <text:p>0.0155111079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501603" calcext:value-type="float">
            <text:p>6.501603</text:p>
          </table:table-cell>
          <table:table-cell office:value-type="float" office:value="6.6259032161" calcext:value-type="float">
            <text:p>6.6259032161</text:p>
          </table:table-cell>
          <table:table-cell table:formula="of:=POWER([.C2728]-6.75;2)" office:value-type="float" office:value="0.0154000117743232" calcext:value-type="float">
            <text:p>0.0154000118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499742" calcext:value-type="float">
            <text:p>6.499742</text:p>
          </table:table-cell>
          <table:table-cell office:value-type="float" office:value="6.6263602022" calcext:value-type="float">
            <text:p>6.6263602022</text:p>
          </table:table-cell>
          <table:table-cell table:formula="of:=POWER([.C2729]-6.75;2)" office:value-type="float" office:value="0.0152867996000249" calcext:value-type="float">
            <text:p>0.0152867996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497892" calcext:value-type="float">
            <text:p>6.497892</text:p>
          </table:table-cell>
          <table:table-cell office:value-type="float" office:value="6.626827428" calcext:value-type="float">
            <text:p>6.626827428</text:p>
          </table:table-cell>
          <table:table-cell table:formula="of:=POWER([.C2730]-6.75;2)" office:value-type="float" office:value="0.0151714824930951" calcext:value-type="float">
            <text:p>0.0151714825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496049" calcext:value-type="float">
            <text:p>6.496049</text:p>
          </table:table-cell>
          <table:table-cell office:value-type="float" office:value="6.6273049667" calcext:value-type="float">
            <text:p>6.6273049667</text:p>
          </table:table-cell>
          <table:table-cell table:formula="of:=POWER([.C2731]-6.75;2)" office:value-type="float" office:value="0.0150540711964882" calcext:value-type="float">
            <text:p>0.0150540712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494209" calcext:value-type="float">
            <text:p>6.494209</text:p>
          </table:table-cell>
          <table:table-cell office:value-type="float" office:value="6.6277929071" calcext:value-type="float">
            <text:p>6.6277929071</text:p>
          </table:table-cell>
          <table:table-cell table:formula="of:=POWER([.C2732]-6.75;2)" office:value-type="float" office:value="0.0149345735550693" calcext:value-type="float">
            <text:p>0.0149345736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492367" calcext:value-type="float">
            <text:p>6.492367</text:p>
          </table:table-cell>
          <table:table-cell office:value-type="float" office:value="6.6282913545" calcext:value-type="float">
            <text:p>6.6282913545</text:p>
          </table:table-cell>
          <table:table-cell table:formula="of:=POWER([.C2733]-6.75;2)" office:value-type="float" office:value="0.0148129943894447" calcext:value-type="float">
            <text:p>0.0148129944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490522" calcext:value-type="float">
            <text:p>6.490522</text:p>
          </table:table-cell>
          <table:table-cell office:value-type="float" office:value="6.6288004345" calcext:value-type="float">
            <text:p>6.6288004345</text:p>
          </table:table-cell>
          <table:table-cell table:formula="of:=POWER([.C2734]-6.75;2)" office:value-type="float" office:value="0.0146893346773887" calcext:value-type="float">
            <text:p>0.0146893347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488667" calcext:value-type="float">
            <text:p>6.488667</text:p>
          </table:table-cell>
          <table:table-cell office:value-type="float" office:value="6.6293202782" calcext:value-type="float">
            <text:p>6.6293202782</text:p>
          </table:table-cell>
          <table:table-cell table:formula="of:=POWER([.C2735]-6.75;2)" office:value-type="float" office:value="0.0145635952537254" calcext:value-type="float">
            <text:p>0.0145635953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486801" calcext:value-type="float">
            <text:p>6.486801</text:p>
          </table:table-cell>
          <table:table-cell office:value-type="float" office:value="6.6298510453" calcext:value-type="float">
            <text:p>6.6298510453</text:p>
          </table:table-cell>
          <table:table-cell table:formula="of:=POWER([.C2736]-6.75;2)" office:value-type="float" office:value="0.0144357713155027" calcext:value-type="float">
            <text:p>0.0144357713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484918" calcext:value-type="float">
            <text:p>6.484918</text:p>
          </table:table-cell>
          <table:table-cell office:value-type="float" office:value="6.6303929015" calcext:value-type="float">
            <text:p>6.6303929015</text:p>
          </table:table-cell>
          <table:table-cell table:formula="of:=POWER([.C2737]-6.75;2)" office:value-type="float" office:value="0.0143058580115886" calcext:value-type="float">
            <text:p>0.014305858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483016" calcext:value-type="float">
            <text:p>6.483016</text:p>
          </table:table-cell>
          <table:table-cell office:value-type="float" office:value="6.630946038" calcext:value-type="float">
            <text:p>6.630946038</text:p>
          </table:table-cell>
          <table:table-cell table:formula="of:=POWER([.C2738]-6.75;2)" office:value-type="float" office:value="0.0141738458678974" calcext:value-type="float">
            <text:p>0.0141738459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48109" calcext:value-type="float">
            <text:p>6.48109</text:p>
          </table:table-cell>
          <table:table-cell office:value-type="float" office:value="6.6315106565" calcext:value-type="float">
            <text:p>6.6315106565</text:p>
          </table:table-cell>
          <table:table-cell table:formula="of:=POWER([.C2739]-6.75;2)" office:value-type="float" office:value="0.0140397245230611" calcext:value-type="float">
            <text:p>0.0140397245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479136" calcext:value-type="float">
            <text:p>6.479136</text:p>
          </table:table-cell>
          <table:table-cell office:value-type="float" office:value="6.6320869808" calcext:value-type="float">
            <text:p>6.6320869808</text:p>
          </table:table-cell>
          <table:table-cell table:formula="of:=POWER([.C2740]-6.75;2)" office:value-type="float" office:value="0.0139034800968595" calcext:value-type="float">
            <text:p>0.0139034801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477151" calcext:value-type="float">
            <text:p>6.477151</text:p>
          </table:table-cell>
          <table:table-cell office:value-type="float" office:value="6.6326752538" calcext:value-type="float">
            <text:p>6.6326752538</text:p>
          </table:table-cell>
          <table:table-cell table:formula="of:=POWER([.C2741]-6.75;2)" office:value-type="float" office:value="0.0137650960708943" calcext:value-type="float">
            <text:p>0.0137650961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475132" calcext:value-type="float">
            <text:p>6.475132</text:p>
          </table:table-cell>
          <table:table-cell office:value-type="float" office:value="6.6332757336" calcext:value-type="float">
            <text:p>6.6332757336</text:p>
          </table:table-cell>
          <table:table-cell table:formula="of:=POWER([.C2742]-6.75;2)" office:value-type="float" office:value="0.0136245543666182" calcext:value-type="float">
            <text:p>0.0136245544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473074" calcext:value-type="float">
            <text:p>6.473074</text:p>
          </table:table-cell>
          <table:table-cell office:value-type="float" office:value="6.6338886938" calcext:value-type="float">
            <text:p>6.6338886938</text:p>
          </table:table-cell>
          <table:table-cell table:formula="of:=POWER([.C2743]-6.75;2)" office:value-type="float" office:value="0.0134818354274701" calcext:value-type="float">
            <text:p>0.0134818354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470975" calcext:value-type="float">
            <text:p>6.470975</text:p>
          </table:table-cell>
          <table:table-cell office:value-type="float" office:value="6.6345144319" calcext:value-type="float">
            <text:p>6.6345144319</text:p>
          </table:table-cell>
          <table:table-cell table:formula="of:=POWER([.C2744]-6.75;2)" office:value-type="float" office:value="0.0133369164393798" calcext:value-type="float">
            <text:p>0.0133369164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468831" calcext:value-type="float">
            <text:p>6.468831</text:p>
          </table:table-cell>
          <table:table-cell office:value-type="float" office:value="6.6351532578" calcext:value-type="float">
            <text:p>6.6351532578</text:p>
          </table:table-cell>
          <table:table-cell table:formula="of:=POWER([.C2745]-6.75;2)" office:value-type="float" office:value="0.0131897741939533" calcext:value-type="float">
            <text:p>0.0131897742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466639" calcext:value-type="float">
            <text:p>6.466639</text:p>
          </table:table-cell>
          <table:table-cell office:value-type="float" office:value="6.635805502" calcext:value-type="float">
            <text:p>6.635805502</text:p>
          </table:table-cell>
          <table:table-cell table:formula="of:=POWER([.C2746]-6.75;2)" office:value-type="float" office:value="0.013040383373472" calcext:value-type="float">
            <text:p>0.0130403834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464395" calcext:value-type="float">
            <text:p>6.464395</text:p>
          </table:table-cell>
          <table:table-cell office:value-type="float" office:value="6.6364715118" calcext:value-type="float">
            <text:p>6.6364715118</text:p>
          </table:table-cell>
          <table:table-cell table:formula="of:=POWER([.C2747]-6.75;2)" office:value-type="float" office:value="0.0128887176329776" calcext:value-type="float">
            <text:p>0.0128887176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462098" calcext:value-type="float">
            <text:p>6.462098</text:p>
          </table:table-cell>
          <table:table-cell office:value-type="float" office:value="6.6371516561" calcext:value-type="float">
            <text:p>6.6371516561</text:p>
          </table:table-cell>
          <table:table-cell table:formula="of:=POWER([.C2748]-6.75;2)" office:value-type="float" office:value="0.0127347487209726" calcext:value-type="float">
            <text:p>0.0127347487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459743" calcext:value-type="float">
            <text:p>6.459743</text:p>
          </table:table-cell>
          <table:table-cell office:value-type="float" office:value="6.6378463135" calcext:value-type="float">
            <text:p>6.6378463135</text:p>
          </table:table-cell>
          <table:table-cell table:formula="of:=POWER([.C2749]-6.75;2)" office:value-type="float" office:value="0.0125784493955403" calcext:value-type="float">
            <text:p>0.0125784494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457329" calcext:value-type="float">
            <text:p>6.457329</text:p>
          </table:table-cell>
          <table:table-cell office:value-type="float" office:value="6.6385558884" calcext:value-type="float">
            <text:p>6.6385558884</text:p>
          </table:table-cell>
          <table:table-cell table:formula="of:=POWER([.C2750]-6.75;2)" office:value-type="float" office:value="0.0124197900103133" calcext:value-type="float">
            <text:p>0.01241979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454851" calcext:value-type="float">
            <text:p>6.454851</text:p>
          </table:table-cell>
          <table:table-cell office:value-type="float" office:value="6.639280796" calcext:value-type="float">
            <text:p>6.639280796</text:p>
          </table:table-cell>
          <table:table-cell table:formula="of:=POWER([.C2751]-6.75;2)" office:value-type="float" office:value="0.0122587421343937" calcext:value-type="float">
            <text:p>0.0122587421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452308" calcext:value-type="float">
            <text:p>6.452308</text:p>
          </table:table-cell>
          <table:table-cell office:value-type="float" office:value="6.6400214779" calcext:value-type="float">
            <text:p>6.6400214779</text:p>
          </table:table-cell>
          <table:table-cell table:formula="of:=POWER([.C2752]-6.75;2)" office:value-type="float" office:value="0.0120952753233003" calcext:value-type="float">
            <text:p>0.0120952753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449696" calcext:value-type="float">
            <text:p>6.449696</text:p>
          </table:table-cell>
          <table:table-cell office:value-type="float" office:value="6.6407783871" calcext:value-type="float">
            <text:p>6.6407783871</text:p>
          </table:table-cell>
          <table:table-cell table:formula="of:=POWER([.C2753]-6.75;2)" office:value-type="float" office:value="0.0119293607244774" calcext:value-type="float">
            <text:p>0.0119293607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447012" calcext:value-type="float">
            <text:p>6.447012</text:p>
          </table:table-cell>
          <table:table-cell office:value-type="float" office:value="6.641552" calcext:value-type="float">
            <text:p>6.641552</text:p>
          </table:table-cell>
          <table:table-cell table:formula="of:=POWER([.C2754]-6.75;2)" office:value-type="float" office:value="0.011760968704" calcext:value-type="float">
            <text:p>0.0117609687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444253" calcext:value-type="float">
            <text:p>6.444253</text:p>
          </table:table-cell>
          <table:table-cell office:value-type="float" office:value="6.642342813" calcext:value-type="float">
            <text:p>6.642342813</text:p>
          </table:table-cell>
          <table:table-cell table:formula="of:=POWER([.C2755]-6.75;2)" office:value-type="float" office:value="0.011590069912753" calcext:value-type="float">
            <text:p>0.0115900699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441415" calcext:value-type="float">
            <text:p>6.441415</text:p>
          </table:table-cell>
          <table:table-cell office:value-type="float" office:value="6.6431513429" calcext:value-type="float">
            <text:p>6.6431513429</text:p>
          </table:table-cell>
          <table:table-cell table:formula="of:=POWER([.C2756]-6.75;2)" office:value-type="float" office:value="0.0114166355240735" calcext:value-type="float">
            <text:p>0.0114166355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438495" calcext:value-type="float">
            <text:p>6.438495</text:p>
          </table:table-cell>
          <table:table-cell office:value-type="float" office:value="6.6439781311" calcext:value-type="float">
            <text:p>6.6439781311</text:p>
          </table:table-cell>
          <table:table-cell table:formula="of:=POWER([.C2757]-6.75;2)" office:value-type="float" office:value="0.0112406366850488" calcext:value-type="float">
            <text:p>0.0112406367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435488" calcext:value-type="float">
            <text:p>6.435488</text:p>
          </table:table-cell>
          <table:table-cell office:value-type="float" office:value="6.6448237407" calcext:value-type="float">
            <text:p>6.6448237407</text:p>
          </table:table-cell>
          <table:table-cell table:formula="of:=POWER([.C2758]-6.75;2)" office:value-type="float" office:value="0.0110620455203409" calcext:value-type="float">
            <text:p>0.0110620455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43239" calcext:value-type="float">
            <text:p>6.43239</text:p>
          </table:table-cell>
          <table:table-cell office:value-type="float" office:value="6.6456887645" calcext:value-type="float">
            <text:p>6.6456887645</text:p>
          </table:table-cell>
          <table:table-cell table:formula="of:=POWER([.C2759]-6.75;2)" office:value-type="float" office:value="0.0108808338515365" calcext:value-type="float">
            <text:p>0.0108808339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429195" calcext:value-type="float">
            <text:p>6.429195</text:p>
          </table:table-cell>
          <table:table-cell office:value-type="float" office:value="6.6465738216" calcext:value-type="float">
            <text:p>6.6465738216</text:p>
          </table:table-cell>
          <table:table-cell table:formula="of:=POWER([.C2760]-6.75;2)" office:value-type="float" office:value="0.0106969743784287" calcext:value-type="float">
            <text:p>0.0106969744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425898" calcext:value-type="float">
            <text:p>6.425898</text:p>
          </table:table-cell>
          <table:table-cell office:value-type="float" office:value="6.6474795667" calcext:value-type="float">
            <text:p>6.6474795667</text:p>
          </table:table-cell>
          <table:table-cell table:formula="of:=POWER([.C2761]-6.75;2)" office:value-type="float" office:value="0.0105104392440197" calcext:value-type="float">
            <text:p>0.0105104392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422491" calcext:value-type="float">
            <text:p>6.422491</text:p>
          </table:table-cell>
          <table:table-cell office:value-type="float" office:value="6.6484066862" calcext:value-type="float">
            <text:p>6.6484066862</text:p>
          </table:table-cell>
          <table:table-cell table:formula="of:=POWER([.C2762]-6.75;2)" office:value-type="float" office:value="0.0103212014088654" calcext:value-type="float">
            <text:p>0.0103212014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418966" calcext:value-type="float">
            <text:p>6.418966</text:p>
          </table:table-cell>
          <table:table-cell office:value-type="float" office:value="6.6493559118" calcext:value-type="float">
            <text:p>6.6493559118</text:p>
          </table:table-cell>
          <table:table-cell table:formula="of:=POWER([.C2763]-6.75;2)" office:value-type="float" office:value="0.0101292324896094" calcext:value-type="float">
            <text:p>0.0101292325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415314" calcext:value-type="float">
            <text:p>6.415314</text:p>
          </table:table-cell>
          <table:table-cell office:value-type="float" office:value="6.6503280211" calcext:value-type="float">
            <text:p>6.6503280211</text:p>
          </table:table-cell>
          <table:table-cell table:formula="of:=POWER([.C2764]-6.75;2)" office:value-type="float" office:value="0.00993450337784205" calcext:value-type="float">
            <text:p>0.0099345034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411523" calcext:value-type="float">
            <text:p>6.411523</text:p>
          </table:table-cell>
          <table:table-cell office:value-type="float" office:value="6.6513238432" calcext:value-type="float">
            <text:p>6.6513238432</text:p>
          </table:table-cell>
          <table:table-cell table:formula="of:=POWER([.C2765]-6.75;2)" office:value-type="float" office:value="0.00973698392081816" calcext:value-type="float">
            <text:p>0.0097369839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407581" calcext:value-type="float">
            <text:p>6.407581</text:p>
          </table:table-cell>
          <table:table-cell office:value-type="float" office:value="6.6523442723" calcext:value-type="float">
            <text:p>6.6523442723</text:p>
          </table:table-cell>
          <table:table-cell table:formula="of:=POWER([.C2766]-6.75;2)" office:value-type="float" office:value="0.00953664115261661" calcext:value-type="float">
            <text:p>0.0095366412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403473" calcext:value-type="float">
            <text:p>6.403473</text:p>
          </table:table-cell>
          <table:table-cell office:value-type="float" office:value="6.6533902692" calcext:value-type="float">
            <text:p>6.6533902692</text:p>
          </table:table-cell>
          <table:table-cell table:formula="of:=POWER([.C2767]-6.75;2)" office:value-type="float" office:value="0.00933344008524847" calcext:value-type="float">
            <text:p>0.0093334401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39918" calcext:value-type="float">
            <text:p>6.39918</text:p>
          </table:table-cell>
          <table:table-cell office:value-type="float" office:value="6.6544628755" calcext:value-type="float">
            <text:p>6.6544628755</text:p>
          </table:table-cell>
          <table:table-cell table:formula="of:=POWER([.C2768]-6.75;2)" office:value-type="float" office:value="0.00912734215772847" calcext:value-type="float">
            <text:p>0.0091273422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394681" calcext:value-type="float">
            <text:p>6.394681</text:p>
          </table:table-cell>
          <table:table-cell office:value-type="float" office:value="6.6555632328" calcext:value-type="float">
            <text:p>6.6555632328</text:p>
          </table:table-cell>
          <table:table-cell table:formula="of:=POWER([.C2769]-6.75;2)" office:value-type="float" office:value="0.0089183029991869" calcext:value-type="float">
            <text:p>0.008918303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389952" calcext:value-type="float">
            <text:p>6.389952</text:p>
          </table:table-cell>
          <table:table-cell office:value-type="float" office:value="6.6566925931" calcext:value-type="float">
            <text:p>6.6566925931</text:p>
          </table:table-cell>
          <table:table-cell table:formula="of:=POWER([.C2770]-6.75;2)" office:value-type="float" office:value="0.0087062721824022" calcext:value-type="float">
            <text:p>0.0087062722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384961" calcext:value-type="float">
            <text:p>6.384961</text:p>
          </table:table-cell>
          <table:table-cell office:value-type="float" office:value="6.6578523348" calcext:value-type="float">
            <text:p>6.6578523348</text:p>
          </table:table-cell>
          <table:table-cell table:formula="of:=POWER([.C2771]-6.75;2)" office:value-type="float" office:value="0.00849119220181124" calcext:value-type="float">
            <text:p>0.0084911922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379674" calcext:value-type="float">
            <text:p>6.379674</text:p>
          </table:table-cell>
          <table:table-cell office:value-type="float" office:value="6.659044" calcext:value-type="float">
            <text:p>6.659044</text:p>
          </table:table-cell>
          <table:table-cell table:formula="of:=POWER([.C2772]-6.75;2)" office:value-type="float" office:value="0.00827299393600005" calcext:value-type="float">
            <text:p>0.0082729939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374047" calcext:value-type="float">
            <text:p>6.374047</text:p>
          </table:table-cell>
          <table:table-cell office:value-type="float" office:value="6.660269307" calcext:value-type="float">
            <text:p>6.660269307</text:p>
          </table:table-cell>
          <table:table-cell table:formula="of:=POWER([.C2773]-6.75;2)" office:value-type="float" office:value="0.00805159726626023" calcext:value-type="float">
            <text:p>0.0080515973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368029" calcext:value-type="float">
            <text:p>6.368029</text:p>
          </table:table-cell>
          <table:table-cell office:value-type="float" office:value="6.6615301982" calcext:value-type="float">
            <text:p>6.6615301982</text:p>
          </table:table-cell>
          <table:table-cell table:formula="of:=POWER([.C2774]-6.75;2)" office:value-type="float" office:value="0.00782690583053122" calcext:value-type="float">
            <text:p>0.0078269058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361555" calcext:value-type="float">
            <text:p>6.361555</text:p>
          </table:table-cell>
          <table:table-cell office:value-type="float" office:value="6.6628288761" calcext:value-type="float">
            <text:p>6.6628288761</text:p>
          </table:table-cell>
          <table:table-cell table:formula="of:=POWER([.C2775]-6.75;2)" office:value-type="float" office:value="0.00759880484198918" calcext:value-type="float">
            <text:p>0.0075988048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35455" calcext:value-type="float">
            <text:p>6.35455</text:p>
          </table:table-cell>
          <table:table-cell office:value-type="float" office:value="6.6641678711" calcext:value-type="float">
            <text:p>6.6641678711</text:p>
          </table:table-cell>
          <table:table-cell table:formula="of:=POWER([.C2776]-6.75;2)" office:value-type="float" office:value="0.0073671543515062" calcext:value-type="float">
            <text:p>0.0073671544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346919" calcext:value-type="float">
            <text:p>6.346919</text:p>
          </table:table-cell>
          <table:table-cell office:value-type="float" office:value="6.6655500938" calcext:value-type="float">
            <text:p>6.6655500938</text:p>
          </table:table-cell>
          <table:table-cell table:formula="of:=POWER([.C2777]-6.75;2)" office:value-type="float" office:value="0.00713178665718875" calcext:value-type="float">
            <text:p>0.0071317867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338542" calcext:value-type="float">
            <text:p>6.338542</text:p>
          </table:table-cell>
          <table:table-cell office:value-type="float" office:value="6.6669789327" calcext:value-type="float">
            <text:p>6.6669789327</text:p>
          </table:table-cell>
          <table:table-cell table:formula="of:=POWER([.C2778]-6.75;2)" office:value-type="float" office:value="0.0068924976156311" calcext:value-type="float">
            <text:p>0.0068924976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329271" calcext:value-type="float">
            <text:p>6.329271</text:p>
          </table:table-cell>
          <table:table-cell office:value-type="float" office:value="6.6684583784" calcext:value-type="float">
            <text:p>6.6684583784</text:p>
          </table:table-cell>
          <table:table-cell table:formula="of:=POWER([.C2779]-6.75;2)" office:value-type="float" office:value="0.00664903605315751" calcext:value-type="float">
            <text:p>0.0066490361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318915" calcext:value-type="float">
            <text:p>6.318915</text:p>
          </table:table-cell>
          <table:table-cell office:value-type="float" office:value="6.6699931629" calcext:value-type="float">
            <text:p>6.6699931629</text:p>
          </table:table-cell>
          <table:table-cell table:formula="of:=POWER([.C2780]-6.75;2)" office:value-type="float" office:value="0.00640109398274594" calcext:value-type="float">
            <text:p>0.006401094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307229" calcext:value-type="float">
            <text:p>6.307229</text:p>
          </table:table-cell>
          <table:table-cell office:value-type="float" office:value="6.6715889727" calcext:value-type="float">
            <text:p>6.6715889727</text:p>
          </table:table-cell>
          <table:table-cell table:formula="of:=POWER([.C2781]-6.75;2)" office:value-type="float" office:value="0.00614828920224128" calcext:value-type="float">
            <text:p>0.0061482892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293889" calcext:value-type="float">
            <text:p>6.293889</text:p>
          </table:table-cell>
          <table:table-cell office:value-type="float" office:value="6.6732527169" calcext:value-type="float">
            <text:p>6.6732527169</text:p>
          </table:table-cell>
          <table:table-cell table:formula="of:=POWER([.C2782]-6.75;2)" office:value-type="float" office:value="0.00589014546323148" calcext:value-type="float">
            <text:p>0.0058901455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278459" calcext:value-type="float">
            <text:p>6.278459</text:p>
          </table:table-cell>
          <table:table-cell office:value-type="float" office:value="6.6749929174" calcext:value-type="float">
            <text:p>6.6749929174</text:p>
          </table:table-cell>
          <table:table-cell table:formula="of:=POWER([.C2783]-6.75;2)" office:value-type="float" office:value="0.00562606244016322" calcext:value-type="float">
            <text:p>0.0056260624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260341" calcext:value-type="float">
            <text:p>6.260341</text:p>
          </table:table-cell>
          <table:table-cell office:value-type="float" office:value="6.6768202627" calcext:value-type="float">
            <text:p>6.6768202627</text:p>
          </table:table-cell>
          <table:table-cell table:formula="of:=POWER([.C2784]-6.75;2)" office:value-type="float" office:value="0.00535527395129705" calcext:value-type="float">
            <text:p>0.005355274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238693" calcext:value-type="float">
            <text:p>6.238693</text:p>
          </table:table-cell>
          <table:table-cell office:value-type="float" office:value="6.6787484074" calcext:value-type="float">
            <text:p>6.6787484074</text:p>
          </table:table-cell>
          <table:table-cell table:formula="of:=POWER([.C2785]-6.75;2)" office:value-type="float" office:value="0.00507678944803643" calcext:value-type="float">
            <text:p>0.0050767894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21228" calcext:value-type="float">
            <text:p>6.21228</text:p>
          </table:table-cell>
          <table:table-cell office:value-type="float" office:value="6.6807951767" calcext:value-type="float">
            <text:p>6.6807951767</text:p>
          </table:table-cell>
          <table:table-cell table:formula="of:=POWER([.C2786]-6.75;2)" office:value-type="float" office:value="0.00478930756798419" calcext:value-type="float">
            <text:p>0.0047893076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179231" calcext:value-type="float">
            <text:p>6.179231</text:p>
          </table:table-cell>
          <table:table-cell office:value-type="float" office:value="6.6829845" calcext:value-type="float">
            <text:p>6.6829845</text:p>
          </table:table-cell>
          <table:table-cell table:formula="of:=POWER([.C2787]-6.75;2)" office:value-type="float" office:value="0.00449107724025002" calcext:value-type="float">
            <text:p>0.0044910772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136557" calcext:value-type="float">
            <text:p>6.136557</text:p>
          </table:table-cell>
          <table:table-cell office:value-type="float" office:value="6.6853495399" calcext:value-type="float">
            <text:p>6.6853495399</text:p>
          </table:table-cell>
          <table:table-cell table:formula="of:=POWER([.C2788]-6.75;2)" office:value-type="float" office:value="0.00417968199114172" calcext:value-type="float">
            <text:p>0.004179682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079174" calcext:value-type="float">
            <text:p>6.079174</text:p>
          </table:table-cell>
          <table:table-cell office:value-type="float" office:value="6.687938184" calcext:value-type="float">
            <text:p>6.687938184</text:p>
          </table:table-cell>
          <table:table-cell table:formula="of:=POWER([.C2789]-6.75;2)" office:value-type="float" office:value="0.00385166900521785" calcext:value-type="float">
            <text:p>0.003851669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5.997667" calcext:value-type="float">
            <text:p>5.997667</text:p>
          </table:table-cell>
          <table:table-cell office:value-type="float" office:value="6.6908233223" calcext:value-type="float">
            <text:p>6.6908233223</text:p>
          </table:table-cell>
          <table:table-cell table:formula="of:=POWER([.C2790]-6.75;2)" office:value-type="float" office:value="0.00350187918360968" calcext:value-type="float">
            <text:p>0.0035018792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.872429" calcext:value-type="float">
            <text:p>5.872429</text:p>
          </table:table-cell>
          <table:table-cell office:value-type="float" office:value="6.6941240667" calcext:value-type="float">
            <text:p>6.6941240667</text:p>
          </table:table-cell>
          <table:table-cell table:formula="of:=POWER([.C2791]-6.75;2)" office:value-type="float" office:value="0.00312211992214608" calcext:value-type="float">
            <text:p>0.0031221199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5.65464" calcext:value-type="float">
            <text:p>5.65464</text:p>
          </table:table-cell>
          <table:table-cell office:value-type="float" office:value="6.698055622" calcext:value-type="float">
            <text:p>6.698055622</text:p>
          </table:table-cell>
          <table:table-cell table:formula="of:=POWER([.C2792]-6.75;2)" office:value-type="float" office:value="0.00269821840580688" calcext:value-type="float">
            <text:p>0.0026982184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5.17842" calcext:value-type="float">
            <text:p>5.17842</text:p>
          </table:table-cell>
          <table:table-cell office:value-type="float" office:value="6.7030720433" calcext:value-type="float">
            <text:p>6.7030720433</text:p>
          </table:table-cell>
          <table:table-cell table:formula="of:=POWER([.C2793]-6.75;2)" office:value-type="float" office:value="0.0022022331200371" calcext:value-type="float">
            <text:p>0.0022022331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3.177553" calcext:value-type="float">
            <text:p>3.177553</text:p>
          </table:table-cell>
          <table:table-cell office:value-type="float" office:value="6.7104375121" calcext:value-type="float">
            <text:p>6.7104375121</text:p>
          </table:table-cell>
          <table:table-cell table:formula="of:=POWER([.C2794]-6.75;2)" office:value-type="float" office:value="0.00156519044883762" calcext:value-type="float">
            <text:p>0.0015651904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7.382535" calcext:value-type="float">
            <text:p>17.382535</text:p>
          </table:table-cell>
          <table:table-cell office:value-type="float" office:value="6.7275874369" calcext:value-type="float">
            <text:p>6.7275874369</text:p>
          </table:table-cell>
          <table:table-cell table:formula="of:=POWER([.C2795]-6.75;2)" office:value-type="float" office:value="0.000502322984711464" calcext:value-type="float">
            <text:p>0.000502323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8.194766" calcext:value-type="float">
            <text:p>8.194766</text:p>
          </table:table-cell>
          <table:table-cell office:value-type="float" office:value="6.6756120829" calcext:value-type="float">
            <text:p>6.6756120829</text:p>
          </table:table-cell>
          <table:table-cell table:formula="of:=POWER([.C2796]-6.75;2)" office:value-type="float" office:value="0.00553356221047649" calcext:value-type="float">
            <text:p>0.0055335622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7.42184" calcext:value-type="float">
            <text:p>7.42184</text:p>
          </table:table-cell>
          <table:table-cell office:value-type="float" office:value="6.66816525" calcext:value-type="float">
            <text:p>6.66816525</text:p>
          </table:table-cell>
          <table:table-cell table:formula="of:=POWER([.C2797]-6.75;2)" office:value-type="float" office:value="0.00669692630756244" calcext:value-type="float">
            <text:p>0.0066969263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7.125924" calcext:value-type="float">
            <text:p>7.125924</text:p>
          </table:table-cell>
          <table:table-cell office:value-type="float" office:value="6.6644525665" calcext:value-type="float">
            <text:p>6.6644525665</text:p>
          </table:table-cell>
          <table:table-cell table:formula="of:=POWER([.C2798]-6.75;2)" office:value-type="float" office:value="0.00731836337843699" calcext:value-type="float">
            <text:p>0.0073183634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969151" calcext:value-type="float">
            <text:p>6.969151</text:p>
          </table:table-cell>
          <table:table-cell office:value-type="float" office:value="6.6621680545" calcext:value-type="float">
            <text:p>6.6621680545</text:p>
          </table:table-cell>
          <table:table-cell table:formula="of:=POWER([.C2799]-6.75;2)" office:value-type="float" office:value="0.0077144506503149" calcext:value-type="float">
            <text:p>0.0077144507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871994" calcext:value-type="float">
            <text:p>6.871994</text:p>
          </table:table-cell>
          <table:table-cell office:value-type="float" office:value="6.6606407761" calcext:value-type="float">
            <text:p>6.6606407761</text:p>
          </table:table-cell>
          <table:table-cell table:formula="of:=POWER([.C2800]-6.75;2)" office:value-type="float" office:value="0.0079850708960103" calcext:value-type="float">
            <text:p>0.0079850709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80587" calcext:value-type="float">
            <text:p>6.80587</text:p>
          </table:table-cell>
          <table:table-cell office:value-type="float" office:value="6.65958401" calcext:value-type="float">
            <text:p>6.65958401</text:p>
          </table:table-cell>
          <table:table-cell table:formula="of:=POWER([.C2801]-6.75;2)" office:value-type="float" office:value="0.00817505124768016" calcext:value-type="float">
            <text:p>0.0081750512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757965" calcext:value-type="float">
            <text:p>6.757965</text:p>
          </table:table-cell>
          <table:table-cell office:value-type="float" office:value="6.6588489045" calcext:value-type="float">
            <text:p>6.6588489045</text:p>
          </table:table-cell>
          <table:table-cell table:formula="of:=POWER([.C2802]-6.75;2)" office:value-type="float" office:value="0.0083085222108501" calcext:value-type="float">
            <text:p>0.0083085222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721671" calcext:value-type="float">
            <text:p>6.721671</text:p>
          </table:table-cell>
          <table:table-cell office:value-type="float" office:value="6.6583483182" calcext:value-type="float">
            <text:p>6.6583483182</text:p>
          </table:table-cell>
          <table:table-cell table:formula="of:=POWER([.C2803]-6.75;2)" office:value-type="float" office:value="0.00840003077676848" calcext:value-type="float">
            <text:p>0.0084000308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693238" calcext:value-type="float">
            <text:p>6.693238</text:p>
          </table:table-cell>
          <table:table-cell office:value-type="float" office:value="6.6580268832" calcext:value-type="float">
            <text:p>6.6580268832</text:p>
          </table:table-cell>
          <table:table-cell table:formula="of:=POWER([.C2804]-6.75;2)" office:value-type="float" office:value="0.00845905421390648" calcext:value-type="float">
            <text:p>0.0084590542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670375" calcext:value-type="float">
            <text:p>6.670375</text:p>
          </table:table-cell>
          <table:table-cell office:value-type="float" office:value="6.6578472347" calcext:value-type="float">
            <text:p>6.6578472347</text:p>
          </table:table-cell>
          <table:table-cell table:formula="of:=POWER([.C2805]-6.75;2)" office:value-type="float" office:value="0.00849213215243685" calcext:value-type="float">
            <text:p>0.0084921322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651606" calcext:value-type="float">
            <text:p>6.651606</text:p>
          </table:table-cell>
          <table:table-cell office:value-type="float" office:value="6.6577829897" calcext:value-type="float">
            <text:p>6.6577829897</text:p>
          </table:table-cell>
          <table:table-cell table:formula="of:=POWER([.C2806]-6.75;2)" office:value-type="float" office:value="0.00850397698867026" calcext:value-type="float">
            <text:p>0.008503977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635935" calcext:value-type="float">
            <text:p>6.635935</text:p>
          </table:table-cell>
          <table:table-cell office:value-type="float" office:value="6.6578148299" calcext:value-type="float">
            <text:p>6.6578148299</text:p>
          </table:table-cell>
          <table:table-cell table:formula="of:=POWER([.C2807]-6.75;2)" office:value-type="float" office:value="0.00849810558636586" calcext:value-type="float">
            <text:p>0.0084981056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622669" calcext:value-type="float">
            <text:p>6.622669</text:p>
          </table:table-cell>
          <table:table-cell office:value-type="float" office:value="6.6579281969" calcext:value-type="float">
            <text:p>6.6579281969</text:p>
          </table:table-cell>
          <table:table-cell table:formula="of:=POWER([.C2808]-6.75;2)" office:value-type="float" office:value="0.0084772169260851" calcext:value-type="float">
            <text:p>0.0084772169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611305" calcext:value-type="float">
            <text:p>6.611305</text:p>
          </table:table-cell>
          <table:table-cell office:value-type="float" office:value="6.6581118385" calcext:value-type="float">
            <text:p>6.6581118385</text:p>
          </table:table-cell>
          <table:table-cell table:formula="of:=POWER([.C2809]-6.75;2)" office:value-type="float" office:value="0.00844343422385008" calcext:value-type="float">
            <text:p>0.0084434342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601477" calcext:value-type="float">
            <text:p>6.601477</text:p>
          </table:table-cell>
          <table:table-cell office:value-type="float" office:value="6.6583569005" calcext:value-type="float">
            <text:p>6.6583569005</text:p>
          </table:table-cell>
          <table:table-cell table:formula="of:=POWER([.C2810]-6.75;2)" office:value-type="float" office:value="0.00839845768596685" calcext:value-type="float">
            <text:p>0.0083984577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592904" calcext:value-type="float">
            <text:p>6.592904</text:p>
          </table:table-cell>
          <table:table-cell office:value-type="float" office:value="6.6586562684" calcext:value-type="float">
            <text:p>6.6586562684</text:p>
          </table:table-cell>
          <table:table-cell table:formula="of:=POWER([.C2811]-6.75;2)" office:value-type="float" office:value="0.0083436773026129" calcext:value-type="float">
            <text:p>0.0083436773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585375" calcext:value-type="float">
            <text:p>6.585375</text:p>
          </table:table-cell>
          <table:table-cell office:value-type="float" office:value="6.659004164" calcext:value-type="float">
            <text:p>6.659004164</text:p>
          </table:table-cell>
          <table:table-cell table:formula="of:=POWER([.C2812]-6.75;2)" office:value-type="float" office:value="0.00828024216933895" calcext:value-type="float">
            <text:p>0.0082802422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578721" calcext:value-type="float">
            <text:p>6.578721</text:p>
          </table:table-cell>
          <table:table-cell office:value-type="float" office:value="6.6593958085" calcext:value-type="float">
            <text:p>6.6593958085</text:p>
          </table:table-cell>
          <table:table-cell table:formula="of:=POWER([.C2813]-6.75;2)" office:value-type="float" office:value="0.00820911951736863" calcext:value-type="float">
            <text:p>0.0082091195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572812" calcext:value-type="float">
            <text:p>6.572812</text:p>
          </table:table-cell>
          <table:table-cell office:value-type="float" office:value="6.6598272246" calcext:value-type="float">
            <text:p>6.6598272246</text:p>
          </table:table-cell>
          <table:table-cell table:formula="of:=POWER([.C2814]-6.75;2)" office:value-type="float" office:value="0.00813112942333887" calcext:value-type="float">
            <text:p>0.0081311294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567541" calcext:value-type="float">
            <text:p>6.567541</text:p>
          </table:table-cell>
          <table:table-cell office:value-type="float" office:value="6.6602950484" calcext:value-type="float">
            <text:p>6.6602950484</text:p>
          </table:table-cell>
          <table:table-cell table:formula="of:=POWER([.C2815]-6.75;2)" office:value-type="float" office:value="0.00804697834155833" calcext:value-type="float">
            <text:p>0.0080469783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562823" calcext:value-type="float">
            <text:p>6.562823</text:p>
          </table:table-cell>
          <table:table-cell office:value-type="float" office:value="6.6607964216" calcext:value-type="float">
            <text:p>6.6607964216</text:p>
          </table:table-cell>
          <table:table-cell table:formula="of:=POWER([.C2816]-6.75;2)" office:value-type="float" office:value="0.00795727839936499" calcext:value-type="float">
            <text:p>0.0079572784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558589" calcext:value-type="float">
            <text:p>6.558589</text:p>
          </table:table-cell>
          <table:table-cell office:value-type="float" office:value="6.6613288859" calcext:value-type="float">
            <text:p>6.6613288859</text:p>
          </table:table-cell>
          <table:table-cell table:formula="of:=POWER([.C2817]-6.75;2)" office:value-type="float" office:value="0.00786256647573527" calcext:value-type="float">
            <text:p>0.0078625665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55478" calcext:value-type="float">
            <text:p>6.55478</text:p>
          </table:table-cell>
          <table:table-cell office:value-type="float" office:value="6.661890306" calcext:value-type="float">
            <text:p>6.661890306</text:p>
          </table:table-cell>
          <table:table-cell table:formula="of:=POWER([.C2818]-6.75;2)" office:value-type="float" office:value="0.00776331817677362" calcext:value-type="float">
            <text:p>0.0077633182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551348" calcext:value-type="float">
            <text:p>6.551348</text:p>
          </table:table-cell>
          <table:table-cell office:value-type="float" office:value="6.6624788242" calcext:value-type="float">
            <text:p>6.6624788242</text:p>
          </table:table-cell>
          <table:table-cell table:formula="of:=POWER([.C2819]-6.75;2)" office:value-type="float" office:value="0.00765995621341452" calcext:value-type="float">
            <text:p>0.0076599562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548253" calcext:value-type="float">
            <text:p>6.548253</text:p>
          </table:table-cell>
          <table:table-cell office:value-type="float" office:value="6.6630928066" calcext:value-type="float">
            <text:p>6.6630928066</text:p>
          </table:table-cell>
          <table:table-cell table:formula="of:=POWER([.C2820]-6.75;2)" office:value-type="float" office:value="0.00755286026466502" calcext:value-type="float">
            <text:p>0.0075528603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545462" calcext:value-type="float">
            <text:p>6.545462</text:p>
          </table:table-cell>
          <table:table-cell office:value-type="float" office:value="6.6637308056" calcext:value-type="float">
            <text:p>6.6637308056</text:p>
          </table:table-cell>
          <table:table-cell table:formula="of:=POWER([.C2821]-6.75;2)" office:value-type="float" office:value="0.00744237390242496" calcext:value-type="float">
            <text:p>0.0074423739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542945" calcext:value-type="float">
            <text:p>6.542945</text:p>
          </table:table-cell>
          <table:table-cell office:value-type="float" office:value="6.6643915251" calcext:value-type="float">
            <text:p>6.6643915251</text:p>
          </table:table-cell>
          <table:table-cell table:formula="of:=POWER([.C2822]-6.75;2)" office:value-type="float" office:value="0.00732881097470391" calcext:value-type="float">
            <text:p>0.007328811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540679" calcext:value-type="float">
            <text:p>6.540679</text:p>
          </table:table-cell>
          <table:table-cell office:value-type="float" office:value="6.665073809" calcext:value-type="float">
            <text:p>6.665073809</text:p>
          </table:table-cell>
          <table:table-cell table:formula="of:=POWER([.C2823]-6.75;2)" office:value-type="float" office:value="0.0072124579177685" calcext:value-type="float">
            <text:p>0.0072124579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538643" calcext:value-type="float">
            <text:p>6.538643</text:p>
          </table:table-cell>
          <table:table-cell office:value-type="float" office:value="6.6657766045" calcext:value-type="float">
            <text:p>6.6657766045</text:p>
          </table:table-cell>
          <table:table-cell table:formula="of:=POWER([.C2824]-6.75;2)" office:value-type="float" office:value="0.0070935803495495" calcext:value-type="float">
            <text:p>0.0070935803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536818" calcext:value-type="float">
            <text:p>6.536818</text:p>
          </table:table-cell>
          <table:table-cell office:value-type="float" office:value="6.6664989545" calcext:value-type="float">
            <text:p>6.6664989545</text:p>
          </table:table-cell>
          <table:table-cell table:formula="of:=POWER([.C2825]-6.75;2)" office:value-type="float" office:value="0.00697242459959311" calcext:value-type="float">
            <text:p>0.0069724246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535189" calcext:value-type="float">
            <text:p>6.535189</text:p>
          </table:table-cell>
          <table:table-cell office:value-type="float" office:value="6.6672399886" calcext:value-type="float">
            <text:p>6.6672399886</text:p>
          </table:table-cell>
          <table:table-cell table:formula="of:=POWER([.C2826]-6.75;2)" office:value-type="float" office:value="0.00684921948692806" calcext:value-type="float">
            <text:p>0.0068492195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533743" calcext:value-type="float">
            <text:p>6.533743</text:p>
          </table:table-cell>
          <table:table-cell office:value-type="float" office:value="6.6679989023" calcext:value-type="float">
            <text:p>6.6679989023</text:p>
          </table:table-cell>
          <table:table-cell table:formula="of:=POWER([.C2827]-6.75;2)" office:value-type="float" office:value="0.00672418002400496" calcext:value-type="float">
            <text:p>0.00672418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532468" calcext:value-type="float">
            <text:p>6.532468</text:p>
          </table:table-cell>
          <table:table-cell office:value-type="float" office:value="6.668774948" calcext:value-type="float">
            <text:p>6.668774948</text:p>
          </table:table-cell>
          <table:table-cell table:formula="of:=POWER([.C2828]-6.75;2)" office:value-type="float" office:value="0.00659750907240266" calcext:value-type="float">
            <text:p>0.0065975091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531353" calcext:value-type="float">
            <text:p>6.531353</text:p>
          </table:table-cell>
          <table:table-cell office:value-type="float" office:value="6.6695674302" calcext:value-type="float">
            <text:p>6.6695674302</text:p>
          </table:table-cell>
          <table:table-cell table:formula="of:=POWER([.C2829]-6.75;2)" office:value-type="float" office:value="0.00646939828463189" calcext:value-type="float">
            <text:p>0.0064693983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53039" calcext:value-type="float">
            <text:p>6.53039</text:p>
          </table:table-cell>
          <table:table-cell office:value-type="float" office:value="6.6703757018" calcext:value-type="float">
            <text:p>6.6703757018</text:p>
          </table:table-cell>
          <table:table-cell table:formula="of:=POWER([.C2830]-6.75;2)" office:value-type="float" office:value="0.00634002886384248" calcext:value-type="float">
            <text:p>0.0063400289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529571" calcext:value-type="float">
            <text:p>6.529571</text:p>
          </table:table-cell>
          <table:table-cell office:value-type="float" office:value="6.6711991471" calcext:value-type="float">
            <text:p>6.6711991471</text:p>
          </table:table-cell>
          <table:table-cell table:formula="of:=POWER([.C2831]-6.75;2)" office:value-type="float" office:value="0.00620957441776739" calcext:value-type="float">
            <text:p>0.0062095744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528888" calcext:value-type="float">
            <text:p>6.528888</text:p>
          </table:table-cell>
          <table:table-cell office:value-type="float" office:value="6.6720371834" calcext:value-type="float">
            <text:p>6.6720371834</text:p>
          </table:table-cell>
          <table:table-cell table:formula="of:=POWER([.C2832]-6.75;2)" office:value-type="float" office:value="0.00607820077220516" calcext:value-type="float">
            <text:p>0.0060782008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528336" calcext:value-type="float">
            <text:p>6.528336</text:p>
          </table:table-cell>
          <table:table-cell office:value-type="float" office:value="6.6728892619" calcext:value-type="float">
            <text:p>6.6728892619</text:p>
          </table:table-cell>
          <table:table-cell table:formula="of:=POWER([.C2833]-6.75;2)" office:value-type="float" office:value="0.0059460659303268" calcext:value-type="float">
            <text:p>0.0059460659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527908" calcext:value-type="float">
            <text:p>6.527908</text:p>
          </table:table-cell>
          <table:table-cell office:value-type="float" office:value="6.6737548503" calcext:value-type="float">
            <text:p>6.6737548503</text:p>
          </table:table-cell>
          <table:table-cell table:formula="of:=POWER([.C2834]-6.75;2)" office:value-type="float" office:value="0.00581332285277542" calcext:value-type="float">
            <text:p>0.0058133229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527599" calcext:value-type="float">
            <text:p>6.527599</text:p>
          </table:table-cell>
          <table:table-cell office:value-type="float" office:value="6.6746334458" calcext:value-type="float">
            <text:p>6.6746334458</text:p>
          </table:table-cell>
          <table:table-cell table:formula="of:=POWER([.C2835]-6.75;2)" office:value-type="float" office:value="0.00568011749198159" calcext:value-type="float">
            <text:p>0.0056801175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527404" calcext:value-type="float">
            <text:p>6.527404</text:p>
          </table:table-cell>
          <table:table-cell office:value-type="float" office:value="6.6755245636" calcext:value-type="float">
            <text:p>6.6755245636</text:p>
          </table:table-cell>
          <table:table-cell table:formula="of:=POWER([.C2836]-6.75;2)" office:value-type="float" office:value="0.00554659062697048" calcext:value-type="float">
            <text:p>0.0055465906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52732" calcext:value-type="float">
            <text:p>6.52732</text:p>
          </table:table-cell>
          <table:table-cell office:value-type="float" office:value="6.6764277378" calcext:value-type="float">
            <text:p>6.6764277378</text:p>
          </table:table-cell>
          <table:table-cell table:formula="of:=POWER([.C2837]-6.75;2)" office:value-type="float" office:value="0.00541287776522553" calcext:value-type="float">
            <text:p>0.0054128778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527341" calcext:value-type="float">
            <text:p>6.527341</text:p>
          </table:table-cell>
          <table:table-cell office:value-type="float" office:value="6.6773425092" calcext:value-type="float">
            <text:p>6.6773425092</text:p>
          </table:table-cell>
          <table:table-cell table:formula="of:=POWER([.C2838]-6.75;2)" office:value-type="float" office:value="0.00527911096935211" calcext:value-type="float">
            <text:p>0.005279111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527465" calcext:value-type="float">
            <text:p>6.527465</text:p>
          </table:table-cell>
          <table:table-cell office:value-type="float" office:value="6.6782684444" calcext:value-type="float">
            <text:p>6.6782684444</text:p>
          </table:table-cell>
          <table:table-cell table:formula="of:=POWER([.C2839]-6.75;2)" office:value-type="float" office:value="0.00514541606879583" calcext:value-type="float">
            <text:p>0.0051454161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527687" calcext:value-type="float">
            <text:p>6.527687</text:p>
          </table:table-cell>
          <table:table-cell office:value-type="float" office:value="6.6792051118" calcext:value-type="float">
            <text:p>6.6792051118</text:p>
          </table:table-cell>
          <table:table-cell table:formula="of:=POWER([.C2840]-6.75;2)" office:value-type="float" office:value="0.0050119161952505" calcext:value-type="float">
            <text:p>0.0050119162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528003" calcext:value-type="float">
            <text:p>6.528003</text:p>
          </table:table-cell>
          <table:table-cell office:value-type="float" office:value="6.6801521" calcext:value-type="float">
            <text:p>6.6801521</text:p>
          </table:table-cell>
          <table:table-cell table:formula="of:=POWER([.C2841]-6.75;2)" office:value-type="float" office:value="0.00487872913441001" calcext:value-type="float">
            <text:p>0.0048787291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528411" calcext:value-type="float">
            <text:p>6.528411</text:p>
          </table:table-cell>
          <table:table-cell office:value-type="float" office:value="6.6811090126" calcext:value-type="float">
            <text:p>6.6811090126</text:p>
          </table:table-cell>
          <table:table-cell table:formula="of:=POWER([.C2842]-6.75;2)" office:value-type="float" office:value="0.00474596814494691" calcext:value-type="float">
            <text:p>0.004745968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528907" calcext:value-type="float">
            <text:p>6.528907</text:p>
          </table:table-cell>
          <table:table-cell office:value-type="float" office:value="6.6820754557" calcext:value-type="float">
            <text:p>6.6820754557</text:p>
          </table:table-cell>
          <table:table-cell table:formula="of:=POWER([.C2843]-6.75;2)" office:value-type="float" office:value="0.0046137437183627" calcext:value-type="float">
            <text:p>0.0046137437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529488" calcext:value-type="float">
            <text:p>6.529488</text:p>
          </table:table-cell>
          <table:table-cell office:value-type="float" office:value="6.683051051" calcext:value-type="float">
            <text:p>6.683051051</text:p>
          </table:table-cell>
          <table:table-cell table:formula="of:=POWER([.C2844]-6.75;2)" office:value-type="float" office:value="0.00448216177220465" calcext:value-type="float">
            <text:p>0.0044821618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53015" calcext:value-type="float">
            <text:p>6.53015</text:p>
          </table:table-cell>
          <table:table-cell office:value-type="float" office:value="6.6840354295" calcext:value-type="float">
            <text:p>6.6840354295</text:p>
          </table:table-cell>
          <table:table-cell table:formula="of:=POWER([.C2845]-6.75;2)" office:value-type="float" office:value="0.00435132456124951" calcext:value-type="float">
            <text:p>0.0043513246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53089" calcext:value-type="float">
            <text:p>6.53089</text:p>
          </table:table-cell>
          <table:table-cell office:value-type="float" office:value="6.6850282387" calcext:value-type="float">
            <text:p>6.6850282387</text:p>
          </table:table-cell>
          <table:table-cell table:formula="of:=POWER([.C2846]-6.75;2)" office:value-type="float" office:value="0.00422132976642415" calcext:value-type="float">
            <text:p>0.0042213298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531706" calcext:value-type="float">
            <text:p>6.531706</text:p>
          </table:table-cell>
          <table:table-cell office:value-type="float" office:value="6.6860291364" calcext:value-type="float">
            <text:p>6.6860291364</text:p>
          </table:table-cell>
          <table:table-cell table:formula="of:=POWER([.C2847]-6.75;2)" office:value-type="float" office:value="0.00409227138972978" calcext:value-type="float">
            <text:p>0.0040922714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532594" calcext:value-type="float">
            <text:p>6.532594</text:p>
          </table:table-cell>
          <table:table-cell office:value-type="float" office:value="6.6870377843" calcext:value-type="float">
            <text:p>6.6870377843</text:p>
          </table:table-cell>
          <table:table-cell table:formula="of:=POWER([.C2848]-6.75;2)" office:value-type="float" office:value="0.0039642406058533" calcext:value-type="float">
            <text:p>0.0039642406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533551" calcext:value-type="float">
            <text:p>6.533551</text:p>
          </table:table-cell>
          <table:table-cell office:value-type="float" office:value="6.6880538618" calcext:value-type="float">
            <text:p>6.6880538618</text:p>
          </table:table-cell>
          <table:table-cell table:formula="of:=POWER([.C2849]-6.75;2)" office:value-type="float" office:value="0.00383732403789346" calcext:value-type="float">
            <text:p>0.003837324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534573" calcext:value-type="float">
            <text:p>6.534573</text:p>
          </table:table-cell>
          <table:table-cell office:value-type="float" office:value="6.6890770596" calcext:value-type="float">
            <text:p>6.6890770596</text:p>
          </table:table-cell>
          <table:table-cell table:formula="of:=POWER([.C2850]-6.75;2)" office:value-type="float" office:value="0.00371160466698198" calcext:value-type="float">
            <text:p>0.0037116047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535659" calcext:value-type="float">
            <text:p>6.535659</text:p>
          </table:table-cell>
          <table:table-cell office:value-type="float" office:value="6.6901070867" calcext:value-type="float">
            <text:p>6.6901070867</text:p>
          </table:table-cell>
          <table:table-cell table:formula="of:=POWER([.C2851]-6.75;2)" office:value-type="float" office:value="0.00358716106356128" calcext:value-type="float">
            <text:p>0.0035871611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536803" calcext:value-type="float">
            <text:p>6.536803</text:p>
          </table:table-cell>
          <table:table-cell office:value-type="float" office:value="6.691143651" calcext:value-type="float">
            <text:p>6.691143651</text:p>
          </table:table-cell>
          <table:table-cell table:formula="of:=POWER([.C2852]-6.75;2)" office:value-type="float" office:value="0.0034640698176098" calcext:value-type="float">
            <text:p>0.0034640698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538005" calcext:value-type="float">
            <text:p>6.538005</text:p>
          </table:table-cell>
          <table:table-cell office:value-type="float" office:value="6.6921864932" calcext:value-type="float">
            <text:p>6.6921864932</text:p>
          </table:table-cell>
          <table:table-cell table:formula="of:=POWER([.C2853]-6.75;2)" office:value-type="float" office:value="0.0033424015685136" calcext:value-type="float">
            <text:p>0.0033424016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53926" calcext:value-type="float">
            <text:p>6.53926</text:p>
          </table:table-cell>
          <table:table-cell office:value-type="float" office:value="6.6932353469" calcext:value-type="float">
            <text:p>6.6932353469</text:p>
          </table:table-cell>
          <table:table-cell table:formula="of:=POWER([.C2854]-6.75;2)" office:value-type="float" office:value="0.00322222584156335" calcext:value-type="float">
            <text:p>0.0032222258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540565" calcext:value-type="float">
            <text:p>6.540565</text:p>
          </table:table-cell>
          <table:table-cell office:value-type="float" office:value="6.6942899726" calcext:value-type="float">
            <text:p>6.6942899726</text:p>
          </table:table-cell>
          <table:table-cell table:formula="of:=POWER([.C2855]-6.75;2)" office:value-type="float" office:value="0.00310360715290875" calcext:value-type="float">
            <text:p>0.0031036072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541917" calcext:value-type="float">
            <text:p>6.541917</text:p>
          </table:table-cell>
          <table:table-cell office:value-type="float" office:value="6.6953501448" calcext:value-type="float">
            <text:p>6.6953501448</text:p>
          </table:table-cell>
          <table:table-cell table:formula="of:=POWER([.C2856]-6.75;2)" office:value-type="float" office:value="0.00298660667338098" calcext:value-type="float">
            <text:p>0.0029866067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543314" calcext:value-type="float">
            <text:p>6.543314</text:p>
          </table:table-cell>
          <table:table-cell office:value-type="float" office:value="6.6964156528" calcext:value-type="float">
            <text:p>6.6964156528</text:p>
          </table:table-cell>
          <table:table-cell table:formula="of:=POWER([.C2857]-6.75;2)" office:value-type="float" office:value="0.00287128226485016" calcext:value-type="float">
            <text:p>0.0028712823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544752" calcext:value-type="float">
            <text:p>6.544752</text:p>
          </table:table-cell>
          <table:table-cell office:value-type="float" office:value="6.6974862937" calcext:value-type="float">
            <text:p>6.6974862937</text:p>
          </table:table-cell>
          <table:table-cell table:formula="of:=POWER([.C2858]-6.75;2)" office:value-type="float" office:value="0.00275768934936267" calcext:value-type="float">
            <text:p>0.0027576893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546229" calcext:value-type="float">
            <text:p>6.546229</text:p>
          </table:table-cell>
          <table:table-cell office:value-type="float" office:value="6.6985618873" calcext:value-type="float">
            <text:p>6.6985618873</text:p>
          </table:table-cell>
          <table:table-cell table:formula="of:=POWER([.C2859]-6.75;2)" office:value-type="float" office:value="0.00264587943813787" calcext:value-type="float">
            <text:p>0.0026458794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547741" calcext:value-type="float">
            <text:p>6.547741</text:p>
          </table:table-cell>
          <table:table-cell office:value-type="float" office:value="6.6996422624" calcext:value-type="float">
            <text:p>6.6996422624</text:p>
          </table:table-cell>
          <table:table-cell table:formula="of:=POWER([.C2860]-6.75;2)" office:value-type="float" office:value="0.00253590173619043" calcext:value-type="float">
            <text:p>0.0025359017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549286" calcext:value-type="float">
            <text:p>6.549286</text:p>
          </table:table-cell>
          <table:table-cell office:value-type="float" office:value="6.7007272714" calcext:value-type="float">
            <text:p>6.7007272714</text:p>
          </table:table-cell>
          <table:table-cell table:formula="of:=POWER([.C2861]-6.75;2)" office:value-type="float" office:value="0.00242780178368927" calcext:value-type="float">
            <text:p>0.0024278018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550862" calcext:value-type="float">
            <text:p>6.550862</text:p>
          </table:table-cell>
          <table:table-cell office:value-type="float" office:value="6.701816777" calcext:value-type="float">
            <text:p>6.701816777</text:p>
          </table:table-cell>
          <table:table-cell table:formula="of:=POWER([.C2862]-6.75;2)" office:value-type="float" office:value="0.0023216229786677" calcext:value-type="float">
            <text:p>0.002321623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552466" calcext:value-type="float">
            <text:p>6.552466</text:p>
          </table:table-cell>
          <table:table-cell office:value-type="float" office:value="6.7029106522" calcext:value-type="float">
            <text:p>6.7029106522</text:p>
          </table:table-cell>
          <table:table-cell table:formula="of:=POWER([.C2863]-6.75;2)" office:value-type="float" office:value="0.00221740667622937" calcext:value-type="float">
            <text:p>0.0022174067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554095" calcext:value-type="float">
            <text:p>6.554095</text:p>
          </table:table-cell>
          <table:table-cell office:value-type="float" office:value="6.7040087883" calcext:value-type="float">
            <text:p>6.7040087883</text:p>
          </table:table-cell>
          <table:table-cell table:formula="of:=POWER([.C2864]-6.75;2)" office:value-type="float" office:value="0.00211519155363418" calcext:value-type="float">
            <text:p>0.0021151916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555748" calcext:value-type="float">
            <text:p>6.555748</text:p>
          </table:table-cell>
          <table:table-cell office:value-type="float" office:value="6.7051110956" calcext:value-type="float">
            <text:p>6.7051110956</text:p>
          </table:table-cell>
          <table:table-cell table:formula="of:=POWER([.C2865]-6.75;2)" office:value-type="float" office:value="0.0020150137382323" calcext:value-type="float">
            <text:p>0.0020150137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557422" calcext:value-type="float">
            <text:p>6.557422</text:p>
          </table:table-cell>
          <table:table-cell office:value-type="float" office:value="6.7062174889" calcext:value-type="float">
            <text:p>6.7062174889</text:p>
          </table:table-cell>
          <table:table-cell table:formula="of:=POWER([.C2866]-6.75;2)" office:value-type="float" office:value="0.00191690827822161" calcext:value-type="float">
            <text:p>0.0019169083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559115" calcext:value-type="float">
            <text:p>6.559115</text:p>
          </table:table-cell>
          <table:table-cell office:value-type="float" office:value="6.707327903" calcext:value-type="float">
            <text:p>6.707327903</text:p>
          </table:table-cell>
          <table:table-cell table:formula="of:=POWER([.C2867]-6.75;2)" office:value-type="float" office:value="0.00182090786237738" calcext:value-type="float">
            <text:p>0.0018209079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560826" calcext:value-type="float">
            <text:p>6.560826</text:p>
          </table:table-cell>
          <table:table-cell office:value-type="float" office:value="6.7084422857" calcext:value-type="float">
            <text:p>6.7084422857</text:p>
          </table:table-cell>
          <table:table-cell table:formula="of:=POWER([.C2868]-6.75;2)" office:value-type="float" office:value="0.0017270436178404" calcext:value-type="float">
            <text:p>0.0017270436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562553" calcext:value-type="float">
            <text:p>6.562553</text:p>
          </table:table-cell>
          <table:table-cell office:value-type="float" office:value="6.7095605909" calcext:value-type="float">
            <text:p>6.7095605909</text:p>
          </table:table-cell>
          <table:table-cell table:formula="of:=POWER([.C2869]-6.75;2)" office:value-type="float" office:value="0.00163534580835718" calcext:value-type="float">
            <text:p>0.0016353458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564294" calcext:value-type="float">
            <text:p>6.564294</text:p>
          </table:table-cell>
          <table:table-cell office:value-type="float" office:value="6.7106827863" calcext:value-type="float">
            <text:p>6.7106827863</text:p>
          </table:table-cell>
          <table:table-cell table:formula="of:=POWER([.C2870]-6.75;2)" office:value-type="float" office:value="0.0015458432931315" calcext:value-type="float">
            <text:p>0.0015458433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566049" calcext:value-type="float">
            <text:p>6.566049</text:p>
          </table:table-cell>
          <table:table-cell office:value-type="float" office:value="6.7118088538" calcext:value-type="float">
            <text:p>6.7118088538</text:p>
          </table:table-cell>
          <table:table-cell table:formula="of:=POWER([.C2871]-6.75;2)" office:value-type="float" office:value="0.00145856364806977" calcext:value-type="float">
            <text:p>0.0014585636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567816" calcext:value-type="float">
            <text:p>6.567816</text:p>
          </table:table-cell>
          <table:table-cell office:value-type="float" office:value="6.7129387752" calcext:value-type="float">
            <text:p>6.7129387752</text:p>
          </table:table-cell>
          <table:table-cell table:formula="of:=POWER([.C2872]-6.75;2)" office:value-type="float" office:value="0.00137353438367616" calcext:value-type="float">
            <text:p>0.0013735344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569594" calcext:value-type="float">
            <text:p>6.569594</text:p>
          </table:table-cell>
          <table:table-cell office:value-type="float" office:value="6.7140725469" calcext:value-type="float">
            <text:p>6.7140725469</text:p>
          </table:table-cell>
          <table:table-cell table:formula="of:=POWER([.C2873]-6.75;2)" office:value-type="float" office:value="0.00129078188625272" calcext:value-type="float">
            <text:p>0.0012907819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571383" calcext:value-type="float">
            <text:p>6.571383</text:p>
          </table:table-cell>
          <table:table-cell office:value-type="float" office:value="6.7152101732" calcext:value-type="float">
            <text:p>6.7152101732</text:p>
          </table:table-cell>
          <table:table-cell table:formula="of:=POWER([.C2874]-6.75;2)" office:value-type="float" office:value="0.001210332048774" calcext:value-type="float">
            <text:p>0.001210332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573182" calcext:value-type="float">
            <text:p>6.573182</text:p>
          </table:table-cell>
          <table:table-cell office:value-type="float" office:value="6.7163516587" calcext:value-type="float">
            <text:p>6.7163516587</text:p>
          </table:table-cell>
          <table:table-cell table:formula="of:=POWER([.C2875]-6.75;2)" office:value-type="float" office:value="0.0011322108722413" calcext:value-type="float">
            <text:p>0.0011322109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574991" calcext:value-type="float">
            <text:p>6.574991</text:p>
          </table:table-cell>
          <table:table-cell office:value-type="float" office:value="6.717497016" calcext:value-type="float">
            <text:p>6.717497016</text:p>
          </table:table-cell>
          <table:table-cell table:formula="of:=POWER([.C2876]-6.75;2)" office:value-type="float" office:value="0.00105644396890424" calcext:value-type="float">
            <text:p>0.001056444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57681" calcext:value-type="float">
            <text:p>6.57681</text:p>
          </table:table-cell>
          <table:table-cell office:value-type="float" office:value="6.7186462581" calcext:value-type="float">
            <text:p>6.7186462581</text:p>
          </table:table-cell>
          <table:table-cell table:formula="of:=POWER([.C2877]-6.75;2)" office:value-type="float" office:value="0.000983057131131834" calcext:value-type="float">
            <text:p>0.0009830571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578639" calcext:value-type="float">
            <text:p>6.578639</text:p>
          </table:table-cell>
          <table:table-cell office:value-type="float" office:value="6.7197993984" calcext:value-type="float">
            <text:p>6.7197993984</text:p>
          </table:table-cell>
          <table:table-cell table:formula="of:=POWER([.C2878]-6.75;2)" office:value-type="float" office:value="0.000912076337001912" calcext:value-type="float">
            <text:p>0.0009120763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580478" calcext:value-type="float">
            <text:p>6.580478</text:p>
          </table:table-cell>
          <table:table-cell office:value-type="float" office:value="6.7209564508" calcext:value-type="float">
            <text:p>6.7209564508</text:p>
          </table:table-cell>
          <table:table-cell table:formula="of:=POWER([.C2879]-6.75;2)" office:value-type="float" office:value="0.000843527750132812" calcext:value-type="float">
            <text:p>0.0008435278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582327" calcext:value-type="float">
            <text:p>6.582327</text:p>
          </table:table-cell>
          <table:table-cell office:value-type="float" office:value="6.7221174298" calcext:value-type="float">
            <text:p>6.7221174298</text:p>
          </table:table-cell>
          <table:table-cell table:formula="of:=POWER([.C2880]-6.75;2)" office:value-type="float" office:value="0.000777437720957932" calcext:value-type="float">
            <text:p>0.0007774377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584188" calcext:value-type="float">
            <text:p>6.584188</text:p>
          </table:table-cell>
          <table:table-cell office:value-type="float" office:value="6.72328235" calcext:value-type="float">
            <text:p>6.72328235</text:p>
          </table:table-cell>
          <table:table-cell table:formula="of:=POWER([.C2881]-6.75;2)" office:value-type="float" office:value="0.000713832821522508" calcext:value-type="float">
            <text:p>0.0007138328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586061" calcext:value-type="float">
            <text:p>6.586061</text:p>
          </table:table-cell>
          <table:table-cell office:value-type="float" office:value="6.7244512101" calcext:value-type="float">
            <text:p>6.7244512101</text:p>
          </table:table-cell>
          <table:table-cell table:formula="of:=POWER([.C2882]-6.75;2)" office:value-type="float" office:value="0.000652740665354352" calcext:value-type="float">
            <text:p>0.0006527407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587946" calcext:value-type="float">
            <text:p>6.587946</text:p>
          </table:table-cell>
          <table:table-cell office:value-type="float" office:value="6.7256240085" calcext:value-type="float">
            <text:p>6.7256240085</text:p>
          </table:table-cell>
          <table:table-cell table:formula="of:=POWER([.C2883]-6.75;2)" office:value-type="float" office:value="0.00059418896160809" calcext:value-type="float">
            <text:p>0.000594189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589845" calcext:value-type="float">
            <text:p>6.589845</text:p>
          </table:table-cell>
          <table:table-cell office:value-type="float" office:value="6.7268007436" calcext:value-type="float">
            <text:p>6.7268007436</text:p>
          </table:table-cell>
          <table:table-cell table:formula="of:=POWER([.C2884]-6.75;2)" office:value-type="float" office:value="0.000538205497512935" calcext:value-type="float">
            <text:p>0.0005382055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591759" calcext:value-type="float">
            <text:p>6.591759</text:p>
          </table:table-cell>
          <table:table-cell office:value-type="float" office:value="6.7279813966" calcext:value-type="float">
            <text:p>6.7279813966</text:p>
          </table:table-cell>
          <table:table-cell table:formula="of:=POWER([.C2885]-6.75;2)" office:value-type="float" office:value="0.000484818895686504" calcext:value-type="float">
            <text:p>0.0004848189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593688" calcext:value-type="float">
            <text:p>6.593688</text:p>
          </table:table-cell>
          <table:table-cell office:value-type="float" office:value="6.7291659391" calcext:value-type="float">
            <text:p>6.7291659391</text:p>
          </table:table-cell>
          <table:table-cell table:formula="of:=POWER([.C2886]-6.75;2)" office:value-type="float" office:value="0.000434058093584925" calcext:value-type="float">
            <text:p>0.0004340581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595635" calcext:value-type="float">
            <text:p>6.595635</text:p>
          </table:table-cell>
          <table:table-cell office:value-type="float" office:value="6.7303543421" calcext:value-type="float">
            <text:p>6.7303543421</text:p>
          </table:table-cell>
          <table:table-cell table:formula="of:=POWER([.C2887]-6.75;2)" office:value-type="float" office:value="0.00038595187432383" calcext:value-type="float">
            <text:p>0.0003859519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5976" calcext:value-type="float">
            <text:p>6.5976</text:p>
          </table:table-cell>
          <table:table-cell office:value-type="float" office:value="6.7315465487" calcext:value-type="float">
            <text:p>6.7315465487</text:p>
          </table:table-cell>
          <table:table-cell table:formula="of:=POWER([.C2888]-6.75;2)" office:value-type="float" office:value="0.000340529864881475" calcext:value-type="float">
            <text:p>0.0003405299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599584" calcext:value-type="float">
            <text:p>6.599584</text:p>
          </table:table-cell>
          <table:table-cell office:value-type="float" office:value="6.7327425" calcext:value-type="float">
            <text:p>6.7327425</text:p>
          </table:table-cell>
          <table:table-cell table:formula="of:=POWER([.C2889]-6.75;2)" office:value-type="float" office:value="0.000297821306250013" calcext:value-type="float">
            <text:p>0.0002978213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60159" calcext:value-type="float">
            <text:p>6.60159</text:p>
          </table:table-cell>
          <table:table-cell office:value-type="float" office:value="6.7339421261" calcext:value-type="float">
            <text:p>6.7339421261</text:p>
          </table:table-cell>
          <table:table-cell table:formula="of:=POWER([.C2890]-6.75;2)" office:value-type="float" office:value="0.000257855314188313" calcext:value-type="float">
            <text:p>0.0002578553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603618" calcext:value-type="float">
            <text:p>6.603618</text:p>
          </table:table-cell>
          <table:table-cell office:value-type="float" office:value="6.7351453273" calcext:value-type="float">
            <text:p>6.7351453273</text:p>
          </table:table-cell>
          <table:table-cell table:formula="of:=POWER([.C2891]-6.75;2)" office:value-type="float" office:value="0.000220661301024134" calcext:value-type="float">
            <text:p>0.0002206613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605669" calcext:value-type="float">
            <text:p>6.605669</text:p>
          </table:table-cell>
          <table:table-cell office:value-type="float" office:value="6.736352" calcext:value-type="float">
            <text:p>6.736352</text:p>
          </table:table-cell>
          <table:table-cell table:formula="of:=POWER([.C2892]-6.75;2)" office:value-type="float" office:value="0.000186267903999997" calcext:value-type="float">
            <text:p>0.0001862679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607746" calcext:value-type="float">
            <text:p>6.607746</text:p>
          </table:table-cell>
          <table:table-cell office:value-type="float" office:value="6.7375620278" calcext:value-type="float">
            <text:p>6.7375620278</text:p>
          </table:table-cell>
          <table:table-cell table:formula="of:=POWER([.C2893]-6.75;2)" office:value-type="float" office:value="0.00015470315244797" calcext:value-type="float">
            <text:p>0.0001547032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609848" calcext:value-type="float">
            <text:p>6.609848</text:p>
          </table:table-cell>
          <table:table-cell office:value-type="float" office:value="6.7387752617" calcext:value-type="float">
            <text:p>6.7387752617</text:p>
          </table:table-cell>
          <table:table-cell table:formula="of:=POWER([.C2894]-6.75;2)" office:value-type="float" office:value="0.00012599474990349" calcext:value-type="float">
            <text:p>0.0001259947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611978" calcext:value-type="float">
            <text:p>6.611978</text:p>
          </table:table-cell>
          <table:table-cell office:value-type="float" office:value="6.7399915566" calcext:value-type="float">
            <text:p>6.7399915566</text:p>
          </table:table-cell>
          <table:table-cell table:formula="of:=POWER([.C2895]-6.75;2)" office:value-type="float" office:value="0.000100168939291009" calcext:value-type="float">
            <text:p>0.0001001689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614136" calcext:value-type="float">
            <text:p>6.614136</text:p>
          </table:table-cell>
          <table:table-cell office:value-type="float" office:value="6.7412107333" calcext:value-type="float">
            <text:p>6.7412107333</text:p>
          </table:table-cell>
          <table:table-cell table:formula="of:=POWER([.C2896]-6.75;2)" office:value-type="float" office:value="0.0000772512091237292" calcext:value-type="float">
            <text:p>7.72512091237292E-005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616324" calcext:value-type="float">
            <text:p>6.616324</text:p>
          </table:table-cell>
          <table:table-cell office:value-type="float" office:value="6.7424326058" calcext:value-type="float">
            <text:p>6.7424326058</text:p>
          </table:table-cell>
          <table:table-cell table:formula="of:=POWER([.C2897]-6.75;2)" office:value-type="float" office:value="0.0000572654549781881" calcext:value-type="float">
            <text:p>5.72654549781881E-005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618541" calcext:value-type="float">
            <text:p>6.618541</text:p>
          </table:table-cell>
          <table:table-cell office:value-type="float" office:value="6.7436569612" calcext:value-type="float">
            <text:p>6.7436569612</text:p>
          </table:table-cell>
          <table:table-cell table:formula="of:=POWER([.C2898]-6.75;2)" office:value-type="float" office:value="0.0000402341412183038" calcext:value-type="float">
            <text:p>4.02341412183038E-005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62079" calcext:value-type="float">
            <text:p>6.62079</text:p>
          </table:table-cell>
          <table:table-cell office:value-type="float" office:value="6.7448835882" calcext:value-type="float">
            <text:p>6.7448835882</text:p>
          </table:table-cell>
          <table:table-cell table:formula="of:=POWER([.C2899]-6.75;2)" office:value-type="float" office:value="0.0000261776697071747" calcext:value-type="float">
            <text:p>2.61776697071747E-005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62307" calcext:value-type="float">
            <text:p>6.62307</text:p>
          </table:table-cell>
          <table:table-cell office:value-type="float" office:value="6.7461122376" calcext:value-type="float">
            <text:p>6.7461122376</text:p>
          </table:table-cell>
          <table:table-cell table:formula="of:=POWER([.C2900]-6.75;2)" office:value-type="float" office:value="0.000015114696478852" calcext:value-type="float">
            <text:p>1.5114696478852E-005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625382" calcext:value-type="float">
            <text:p>6.625382</text:p>
          </table:table-cell>
          <table:table-cell office:value-type="float" office:value="6.74734266" calcext:value-type="float">
            <text:p>6.74734266</text:p>
          </table:table-cell>
          <table:table-cell table:formula="of:=POWER([.C2901]-6.75;2)" office:value-type="float" office:value="0.00000706145587559916" calcext:value-type="float">
            <text:p>7.06145587559916E-006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627726" calcext:value-type="float">
            <text:p>6.627726</text:p>
          </table:table-cell>
          <table:table-cell office:value-type="float" office:value="6.7485745859" calcext:value-type="float">
            <text:p>6.7485745859</text:p>
          </table:table-cell>
          <table:table-cell table:formula="of:=POWER([.C2902]-6.75;2)" office:value-type="float" office:value="0.0000020318053564784" calcext:value-type="float">
            <text:p>2.0318053564784E-006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630103" calcext:value-type="float">
            <text:p>6.630103</text:p>
          </table:table-cell>
          <table:table-cell office:value-type="float" office:value="6.7498077347" calcext:value-type="float">
            <text:p>6.7498077347</text:p>
          </table:table-cell>
          <table:table-cell table:formula="of:=POWER([.C2903]-6.75;2)" office:value-type="float" office:value="0.0000000369659455840664" calcext:value-type="float">
            <text:p>0.000000037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632511" calcext:value-type="float">
            <text:p>6.632511</text:p>
          </table:table-cell>
          <table:table-cell office:value-type="float" office:value="6.7510418041" calcext:value-type="float">
            <text:p>6.7510418041</text:p>
          </table:table-cell>
          <table:table-cell table:formula="of:=POWER([.C2904]-6.75;2)" office:value-type="float" office:value="0.00000108535578277632" calcext:value-type="float">
            <text:p>1.08535578277632E-006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634952" calcext:value-type="float">
            <text:p>6.634952</text:p>
          </table:table-cell>
          <table:table-cell office:value-type="float" office:value="6.7522765" calcext:value-type="float">
            <text:p>6.7522765</text:p>
          </table:table-cell>
          <table:table-cell table:formula="of:=POWER([.C2905]-6.75;2)" office:value-type="float" office:value="0.00000518245224999906" calcext:value-type="float">
            <text:p>5.18245224999906E-006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637425" calcext:value-type="float">
            <text:p>6.637425</text:p>
          </table:table-cell>
          <table:table-cell office:value-type="float" office:value="6.7535114947" calcext:value-type="float">
            <text:p>6.7535114947</text:p>
          </table:table-cell>
          <table:table-cell table:formula="of:=POWER([.C2906]-6.75;2)" office:value-type="float" office:value="0.0000123305950281258" calcext:value-type="float">
            <text:p>1.23305950281258E-005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639929" calcext:value-type="float">
            <text:p>6.639929</text:p>
          </table:table-cell>
          <table:table-cell office:value-type="float" office:value="6.7547464574" calcext:value-type="float">
            <text:p>6.7547464574</text:p>
          </table:table-cell>
          <table:table-cell table:formula="of:=POWER([.C2907]-6.75;2)" office:value-type="float" office:value="0.0000225288578500107" calcext:value-type="float">
            <text:p>2.25288578500107E-005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642464" calcext:value-type="float">
            <text:p>6.642464</text:p>
          </table:table-cell>
          <table:table-cell office:value-type="float" office:value="6.7559810538" calcext:value-type="float">
            <text:p>6.7559810538</text:p>
          </table:table-cell>
          <table:table-cell table:formula="of:=POWER([.C2908]-6.75;2)" office:value-type="float" office:value="0.0000357730045584974" calcext:value-type="float">
            <text:p>0.000035773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645028" calcext:value-type="float">
            <text:p>6.645028</text:p>
          </table:table-cell>
          <table:table-cell office:value-type="float" office:value="6.7572149348" calcext:value-type="float">
            <text:p>6.7572149348</text:p>
          </table:table-cell>
          <table:table-cell table:formula="of:=POWER([.C2909]-6.75;2)" office:value-type="float" office:value="0.0000520552841682561" calcext:value-type="float">
            <text:p>5.20552841682561E-005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647621" calcext:value-type="float">
            <text:p>6.647621</text:p>
          </table:table-cell>
          <table:table-cell office:value-type="float" office:value="6.7584477582" calcext:value-type="float">
            <text:p>6.7584477582</text:p>
          </table:table-cell>
          <table:table-cell table:formula="of:=POWER([.C2910]-6.75;2)" office:value-type="float" office:value="0.000071364618605667" calcext:value-type="float">
            <text:p>7.1364618605667E-005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650241" calcext:value-type="float">
            <text:p>6.650241</text:p>
          </table:table-cell>
          <table:table-cell office:value-type="float" office:value="6.7596791667" calcext:value-type="float">
            <text:p>6.7596791667</text:p>
          </table:table-cell>
          <table:table-cell table:formula="of:=POWER([.C2911]-6.75;2)" office:value-type="float" office:value="0.000093686268006385" calcext:value-type="float">
            <text:p>9.3686268006385E-005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652887" calcext:value-type="float">
            <text:p>6.652887</text:p>
          </table:table-cell>
          <table:table-cell office:value-type="float" office:value="6.760908809" calcext:value-type="float">
            <text:p>6.760908809</text:p>
          </table:table-cell>
          <table:table-cell table:formula="of:=POWER([.C2912]-6.75;2)" office:value-type="float" office:value="0.000119002113798481" calcext:value-type="float">
            <text:p>0.0001190021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655558" calcext:value-type="float">
            <text:p>6.655558</text:p>
          </table:table-cell>
          <table:table-cell office:value-type="float" office:value="6.7621363295" calcext:value-type="float">
            <text:p>6.7621363295</text:p>
          </table:table-cell>
          <table:table-cell table:formula="of:=POWER([.C2913]-6.75;2)" office:value-type="float" office:value="0.000147290493732562" calcext:value-type="float">
            <text:p>0.0001472905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658251" calcext:value-type="float">
            <text:p>6.658251</text:p>
          </table:table-cell>
          <table:table-cell office:value-type="float" office:value="6.7633613678" calcext:value-type="float">
            <text:p>6.7633613678</text:p>
          </table:table-cell>
          <table:table-cell table:formula="of:=POWER([.C2914]-6.75;2)" office:value-type="float" office:value="0.000178526149486876" calcext:value-type="float">
            <text:p>0.0001785261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660966" calcext:value-type="float">
            <text:p>6.660966</text:p>
          </table:table-cell>
          <table:table-cell office:value-type="float" office:value="6.7645835814" calcext:value-type="float">
            <text:p>6.7645835814</text:p>
          </table:table-cell>
          <table:table-cell table:formula="of:=POWER([.C2915]-6.75;2)" office:value-type="float" office:value="0.000212680846450431" calcext:value-type="float">
            <text:p>0.0002126808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6637" calcext:value-type="float">
            <text:p>6.6637</text:p>
          </table:table-cell>
          <table:table-cell office:value-type="float" office:value="6.7658026118" calcext:value-type="float">
            <text:p>6.7658026118</text:p>
          </table:table-cell>
          <table:table-cell table:formula="of:=POWER([.C2916]-6.75;2)" office:value-type="float" office:value="0.000249722539701495" calcext:value-type="float">
            <text:p>0.0002497225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666451" calcext:value-type="float">
            <text:p>6.666451</text:p>
          </table:table-cell>
          <table:table-cell office:value-type="float" office:value="6.767018119" calcext:value-type="float">
            <text:p>6.767018119</text:p>
          </table:table-cell>
          <table:table-cell table:formula="of:=POWER([.C2917]-6.75;2)" office:value-type="float" office:value="0.00028961637429817" calcext:value-type="float">
            <text:p>0.0002896164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669218" calcext:value-type="float">
            <text:p>6.669218</text:p>
          </table:table-cell>
          <table:table-cell office:value-type="float" office:value="6.7682297711" calcext:value-type="float">
            <text:p>6.7682297711</text:p>
          </table:table-cell>
          <table:table-cell table:formula="of:=POWER([.C2918]-6.75;2)" office:value-type="float" office:value="0.000332324554358384" calcext:value-type="float">
            <text:p>0.0003323246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671998" calcext:value-type="float">
            <text:p>6.671998</text:p>
          </table:table-cell>
          <table:table-cell office:value-type="float" office:value="6.7694372317" calcext:value-type="float">
            <text:p>6.7694372317</text:p>
          </table:table-cell>
          <table:table-cell table:formula="of:=POWER([.C2919]-6.75;2)" office:value-type="float" office:value="0.000377805976159468" calcext:value-type="float">
            <text:p>0.000377806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674789" calcext:value-type="float">
            <text:p>6.674789</text:p>
          </table:table-cell>
          <table:table-cell office:value-type="float" office:value="6.7706401852" calcext:value-type="float">
            <text:p>6.7706401852</text:p>
          </table:table-cell>
          <table:table-cell table:formula="of:=POWER([.C2920]-6.75;2)" office:value-type="float" office:value="0.000426017245090281" calcext:value-type="float">
            <text:p>0.0004260172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677589" calcext:value-type="float">
            <text:p>6.677589</text:p>
          </table:table-cell>
          <table:table-cell office:value-type="float" office:value="6.771838325" calcext:value-type="float">
            <text:p>6.771838325</text:p>
          </table:table-cell>
          <table:table-cell table:formula="of:=POWER([.C2921]-6.75;2)" office:value-type="float" office:value="0.000476912438805627" calcext:value-type="float">
            <text:p>0.0004769124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680395" calcext:value-type="float">
            <text:p>6.680395</text:p>
          </table:table-cell>
          <table:table-cell office:value-type="float" office:value="6.7730313544" calcext:value-type="float">
            <text:p>6.7730313544</text:p>
          </table:table-cell>
          <table:table-cell table:formula="of:=POWER([.C2922]-6.75;2)" office:value-type="float" office:value="0.000530443285498421" calcext:value-type="float">
            <text:p>0.0005304433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683206" calcext:value-type="float">
            <text:p>6.683206</text:p>
          </table:table-cell>
          <table:table-cell office:value-type="float" office:value="6.774219" calcext:value-type="float">
            <text:p>6.774219</text:p>
          </table:table-cell>
          <table:table-cell table:formula="of:=POWER([.C2923]-6.75;2)" office:value-type="float" office:value="0.000586559961000021" calcext:value-type="float">
            <text:p>0.00058656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68602" calcext:value-type="float">
            <text:p>6.68602</text:p>
          </table:table-cell>
          <table:table-cell office:value-type="float" office:value="6.775400987" calcext:value-type="float">
            <text:p>6.775400987</text:p>
          </table:table-cell>
          <table:table-cell table:formula="of:=POWER([.C2924]-6.75;2)" office:value-type="float" office:value="0.000645210140574182" calcext:value-type="float">
            <text:p>0.0006452101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688833" calcext:value-type="float">
            <text:p>6.688833</text:p>
          </table:table-cell>
          <table:table-cell office:value-type="float" office:value="6.7765770526" calcext:value-type="float">
            <text:p>6.7765770526</text:p>
          </table:table-cell>
          <table:table-cell table:formula="of:=POWER([.C2925]-6.75;2)" office:value-type="float" office:value="0.00070633972490319" calcext:value-type="float">
            <text:p>0.0007063397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691645" calcext:value-type="float">
            <text:p>6.691645</text:p>
          </table:table-cell>
          <table:table-cell office:value-type="float" office:value="6.7777469733" calcext:value-type="float">
            <text:p>6.7777469733</text:p>
          </table:table-cell>
          <table:table-cell table:formula="of:=POWER([.C2926]-6.75;2)" office:value-type="float" office:value="0.000769894527310924" calcext:value-type="float">
            <text:p>0.0007698945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694452" calcext:value-type="float">
            <text:p>6.694452</text:p>
          </table:table-cell>
          <table:table-cell office:value-type="float" office:value="6.7789105135" calcext:value-type="float">
            <text:p>6.7789105135</text:p>
          </table:table-cell>
          <table:table-cell table:formula="of:=POWER([.C2927]-6.75;2)" office:value-type="float" office:value="0.00083581779083366" calcext:value-type="float">
            <text:p>0.0008358178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697253" calcext:value-type="float">
            <text:p>6.697253</text:p>
          </table:table-cell>
          <table:table-cell office:value-type="float" office:value="6.7800674795" calcext:value-type="float">
            <text:p>6.7800674795</text:p>
          </table:table-cell>
          <table:table-cell table:formula="of:=POWER([.C2928]-6.75;2)" office:value-type="float" office:value="0.000904053323482893" calcext:value-type="float">
            <text:p>0.0009040533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700046" calcext:value-type="float">
            <text:p>6.700046</text:p>
          </table:table-cell>
          <table:table-cell office:value-type="float" office:value="6.7812176806" calcext:value-type="float">
            <text:p>6.7812176806</text:p>
          </table:table-cell>
          <table:table-cell table:formula="of:=POWER([.C2929]-6.75;2)" office:value-type="float" office:value="0.000974543582043628" calcext:value-type="float">
            <text:p>0.0009745436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702828" calcext:value-type="float">
            <text:p>6.702828</text:p>
          </table:table-cell>
          <table:table-cell office:value-type="float" office:value="6.7823609437" calcext:value-type="float">
            <text:p>6.7823609437</text:p>
          </table:table-cell>
          <table:table-cell table:formula="of:=POWER([.C2930]-6.75;2)" office:value-type="float" office:value="0.00104723067715455" calcext:value-type="float">
            <text:p>0.0010472307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705599" calcext:value-type="float">
            <text:p>6.705599</text:p>
          </table:table-cell>
          <table:table-cell office:value-type="float" office:value="6.7834971286" calcext:value-type="float">
            <text:p>6.7834971286</text:p>
          </table:table-cell>
          <table:table-cell table:formula="of:=POWER([.C2931]-6.75;2)" office:value-type="float" office:value="0.00112205762444491" calcext:value-type="float">
            <text:p>0.0011220576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708357" calcext:value-type="float">
            <text:p>6.708357</text:p>
          </table:table-cell>
          <table:table-cell office:value-type="float" office:value="6.784626087" calcext:value-type="float">
            <text:p>6.784626087</text:p>
          </table:table-cell>
          <table:table-cell table:formula="of:=POWER([.C2932]-6.75;2)" office:value-type="float" office:value="0.00119896590093159" calcext:value-type="float">
            <text:p>0.0011989659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711099" calcext:value-type="float">
            <text:p>6.711099</text:p>
          </table:table-cell>
          <table:table-cell office:value-type="float" office:value="6.7857476912" calcext:value-type="float">
            <text:p>6.7857476912</text:p>
          </table:table-cell>
          <table:table-cell table:formula="of:=POWER([.C2933]-6.75;2)" office:value-type="float" office:value="0.00127789742613056" calcext:value-type="float">
            <text:p>0.0012778974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713824" calcext:value-type="float">
            <text:p>6.713824</text:p>
          </table:table-cell>
          <table:table-cell office:value-type="float" office:value="6.7868618507" calcext:value-type="float">
            <text:p>6.7868618507</text:p>
          </table:table-cell>
          <table:table-cell table:formula="of:=POWER([.C2934]-6.75;2)" office:value-type="float" office:value="0.00135879603702911" calcext:value-type="float">
            <text:p>0.001358796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716532" calcext:value-type="float">
            <text:p>6.716532</text:p>
          </table:table-cell>
          <table:table-cell office:value-type="float" office:value="6.7879684848" calcext:value-type="float">
            <text:p>6.7879684848</text:p>
          </table:table-cell>
          <table:table-cell table:formula="of:=POWER([.C2935]-6.75;2)" office:value-type="float" office:value="0.00144160583800786" calcext:value-type="float">
            <text:p>0.0014416058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71922" calcext:value-type="float">
            <text:p>6.71922</text:p>
          </table:table-cell>
          <table:table-cell office:value-type="float" office:value="6.7890675077" calcext:value-type="float">
            <text:p>6.7890675077</text:p>
          </table:table-cell>
          <table:table-cell table:formula="of:=POWER([.C2936]-6.75;2)" office:value-type="float" office:value="0.00152627015788959" calcext:value-type="float">
            <text:p>0.0015262702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721888" calcext:value-type="float">
            <text:p>6.721888</text:p>
          </table:table-cell>
          <table:table-cell office:value-type="float" office:value="6.790158875" calcext:value-type="float">
            <text:p>6.790158875</text:p>
          </table:table-cell>
          <table:table-cell table:formula="of:=POWER([.C2937]-6.75;2)" office:value-type="float" office:value="0.00161273524126565" calcext:value-type="float">
            <text:p>0.0016127352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724535" calcext:value-type="float">
            <text:p>6.724535</text:p>
          </table:table-cell>
          <table:table-cell office:value-type="float" office:value="6.7912425397" calcext:value-type="float">
            <text:p>6.7912425397</text:p>
          </table:table-cell>
          <table:table-cell table:formula="of:=POWER([.C2938]-6.75;2)" office:value-type="float" office:value="0.00170094708090606" calcext:value-type="float">
            <text:p>0.0017009471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727159" calcext:value-type="float">
            <text:p>6.727159</text:p>
          </table:table-cell>
          <table:table-cell office:value-type="float" office:value="6.7923184677" calcext:value-type="float">
            <text:p>6.7923184677</text:p>
          </table:table-cell>
          <table:table-cell table:formula="of:=POWER([.C2939]-6.75;2)" office:value-type="float" office:value="0.00179085270847597" calcext:value-type="float">
            <text:p>0.0017908527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729761" calcext:value-type="float">
            <text:p>6.729761</text:p>
          </table:table-cell>
          <table:table-cell office:value-type="float" office:value="6.7933866557" calcext:value-type="float">
            <text:p>6.7933866557</text:p>
          </table:table-cell>
          <table:table-cell table:formula="of:=POWER([.C2940]-6.75;2)" office:value-type="float" office:value="0.00188240189283034" calcext:value-type="float">
            <text:p>0.0018824019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732339" calcext:value-type="float">
            <text:p>6.732339</text:p>
          </table:table-cell>
          <table:table-cell office:value-type="float" office:value="6.7944470833" calcext:value-type="float">
            <text:p>6.7944470833</text:p>
          </table:table-cell>
          <table:table-cell table:formula="of:=POWER([.C2941]-6.75;2)" office:value-type="float" office:value="0.00197554321387711" calcext:value-type="float">
            <text:p>0.0019755432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734893" calcext:value-type="float">
            <text:p>6.734893</text:p>
          </table:table-cell>
          <table:table-cell office:value-type="float" office:value="6.7954997627" calcext:value-type="float">
            <text:p>6.7954997627</text:p>
          </table:table-cell>
          <table:table-cell table:formula="of:=POWER([.C2942]-6.75;2)" office:value-type="float" office:value="0.00207022840575635" calcext:value-type="float">
            <text:p>0.0020702284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737423" calcext:value-type="float">
            <text:p>6.737423</text:p>
          </table:table-cell>
          <table:table-cell office:value-type="float" office:value="6.7965447069" calcext:value-type="float">
            <text:p>6.7965447069</text:p>
          </table:table-cell>
          <table:table-cell table:formula="of:=POWER([.C2943]-6.75;2)" office:value-type="float" office:value="0.00216640974040689" calcext:value-type="float">
            <text:p>0.0021664097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739928" calcext:value-type="float">
            <text:p>6.739928</text:p>
          </table:table-cell>
          <table:table-cell office:value-type="float" office:value="6.7975819298" calcext:value-type="float">
            <text:p>6.7975819298</text:p>
          </table:table-cell>
          <table:table-cell table:formula="of:=POWER([.C2944]-6.75;2)" office:value-type="float" office:value="0.0022640400434921" calcext:value-type="float">
            <text:p>0.00226404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742408" calcext:value-type="float">
            <text:p>6.742408</text:p>
          </table:table-cell>
          <table:table-cell office:value-type="float" office:value="6.7986114643" calcext:value-type="float">
            <text:p>6.7986114643</text:p>
          </table:table-cell>
          <table:table-cell table:formula="of:=POWER([.C2945]-6.75;2)" office:value-type="float" office:value="0.00236307446139021" calcext:value-type="float">
            <text:p>0.0023630745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744863" calcext:value-type="float">
            <text:p>6.744863</text:p>
          </table:table-cell>
          <table:table-cell office:value-type="float" office:value="6.7996333455" calcext:value-type="float">
            <text:p>6.7996333455</text:p>
          </table:table-cell>
          <table:table-cell table:formula="of:=POWER([.C2946]-6.75;2)" office:value-type="float" office:value="0.00246346898552239" calcext:value-type="float">
            <text:p>0.002463469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747294" calcext:value-type="float">
            <text:p>6.747294</text:p>
          </table:table-cell>
          <table:table-cell office:value-type="float" office:value="6.8006476111" calcext:value-type="float">
            <text:p>6.8006476111</text:p>
          </table:table-cell>
          <table:table-cell table:formula="of:=POWER([.C2947]-6.75;2)" office:value-type="float" office:value="0.00256518051013689" calcext:value-type="float">
            <text:p>0.0025651805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7497" calcext:value-type="float">
            <text:p>6.7497</text:p>
          </table:table-cell>
          <table:table-cell office:value-type="float" office:value="6.801654283" calcext:value-type="float">
            <text:p>6.801654283</text:p>
          </table:table-cell>
          <table:table-cell table:formula="of:=POWER([.C2948]-6.75;2)" office:value-type="float" office:value="0.00266816495224413" calcext:value-type="float">
            <text:p>0.002668165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752081" calcext:value-type="float">
            <text:p>6.752081</text:p>
          </table:table-cell>
          <table:table-cell office:value-type="float" office:value="6.8026534038" calcext:value-type="float">
            <text:p>6.8026534038</text:p>
          </table:table-cell>
          <table:table-cell table:formula="of:=POWER([.C2949]-6.75;2)" office:value-type="float" office:value="0.00277238093172585" calcext:value-type="float">
            <text:p>0.0027723809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754438" calcext:value-type="float">
            <text:p>6.754438</text:p>
          </table:table-cell>
          <table:table-cell office:value-type="float" office:value="6.8036450196" calcext:value-type="float">
            <text:p>6.8036450196</text:p>
          </table:table-cell>
          <table:table-cell table:formula="of:=POWER([.C2950]-6.75;2)" office:value-type="float" office:value="0.00287778812788441" calcext:value-type="float">
            <text:p>0.0028777881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756772" calcext:value-type="float">
            <text:p>6.756772</text:p>
          </table:table-cell>
          <table:table-cell office:value-type="float" office:value="6.80462916" calcext:value-type="float">
            <text:p>6.80462916</text:p>
          </table:table-cell>
          <table:table-cell table:formula="of:=POWER([.C2951]-6.75;2)" office:value-type="float" office:value="0.00298434512230562" calcext:value-type="float">
            <text:p>0.0029843451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759081" calcext:value-type="float">
            <text:p>6.759081</text:p>
          </table:table-cell>
          <table:table-cell office:value-type="float" office:value="6.8056058367" calcext:value-type="float">
            <text:p>6.8056058367</text:p>
          </table:table-cell>
          <table:table-cell table:formula="of:=POWER([.C2952]-6.75;2)" office:value-type="float" office:value="0.00309200907510705" calcext:value-type="float">
            <text:p>0.0030920091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761368" calcext:value-type="float">
            <text:p>6.761368</text:p>
          </table:table-cell>
          <table:table-cell office:value-type="float" office:value="6.8065751042" calcext:value-type="float">
            <text:p>6.8065751042</text:p>
          </table:table-cell>
          <table:table-cell table:formula="of:=POWER([.C2953]-6.75;2)" office:value-type="float" office:value="0.00320074241524088" calcext:value-type="float">
            <text:p>0.0032007424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763631" calcext:value-type="float">
            <text:p>6.763631</text:p>
          </table:table-cell>
          <table:table-cell office:value-type="float" office:value="6.8075369574" calcext:value-type="float">
            <text:p>6.8075369574</text:p>
          </table:table-cell>
          <table:table-cell table:formula="of:=POWER([.C2954]-6.75;2)" office:value-type="float" office:value="0.00331050146684941" calcext:value-type="float">
            <text:p>0.0033105015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765873" calcext:value-type="float">
            <text:p>6.765873</text:p>
          </table:table-cell>
          <table:table-cell office:value-type="float" office:value="6.8084914348" calcext:value-type="float">
            <text:p>6.8084914348</text:p>
          </table:table-cell>
          <table:table-cell table:formula="of:=POWER([.C2955]-6.75;2)" office:value-type="float" office:value="0.00342124794496271" calcext:value-type="float">
            <text:p>0.0034212479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768092" calcext:value-type="float">
            <text:p>6.768092</text:p>
          </table:table-cell>
          <table:table-cell office:value-type="float" office:value="6.8094385111" calcext:value-type="float">
            <text:p>6.8094385111</text:p>
          </table:table-cell>
          <table:table-cell table:formula="of:=POWER([.C2956]-6.75;2)" office:value-type="float" office:value="0.00353293660178479" calcext:value-type="float">
            <text:p>0.0035329366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77029" calcext:value-type="float">
            <text:p>6.77029</text:p>
          </table:table-cell>
          <table:table-cell office:value-type="float" office:value="6.8103782045" calcext:value-type="float">
            <text:p>6.8103782045</text:p>
          </table:table-cell>
          <table:table-cell table:formula="of:=POWER([.C2957]-6.75;2)" office:value-type="float" office:value="0.00364552757864383" calcext:value-type="float">
            <text:p>0.0036455276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772466" calcext:value-type="float">
            <text:p>6.772466</text:p>
          </table:table-cell>
          <table:table-cell office:value-type="float" office:value="6.8113104884" calcext:value-type="float">
            <text:p>6.8113104884</text:p>
          </table:table-cell>
          <table:table-cell table:formula="of:=POWER([.C2958]-6.75;2)" office:value-type="float" office:value="0.00375897598784656" calcext:value-type="float">
            <text:p>0.003758976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774622" calcext:value-type="float">
            <text:p>6.774622</text:p>
          </table:table-cell>
          <table:table-cell office:value-type="float" office:value="6.8122353571" calcext:value-type="float">
            <text:p>6.8122353571</text:p>
          </table:table-cell>
          <table:table-cell table:formula="of:=POWER([.C2959]-6.75;2)" office:value-type="float" office:value="0.00387323967336458" calcext:value-type="float">
            <text:p>0.0038732397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776758" calcext:value-type="float">
            <text:p>6.776758</text:p>
          </table:table-cell>
          <table:table-cell office:value-type="float" office:value="6.8131527561" calcext:value-type="float">
            <text:p>6.8131527561</text:p>
          </table:table-cell>
          <table:table-cell table:formula="of:=POWER([.C2960]-6.75;2)" office:value-type="float" office:value="0.00398827060302609" calcext:value-type="float">
            <text:p>0.0039882706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778873" calcext:value-type="float">
            <text:p>6.778873</text:p>
          </table:table-cell>
          <table:table-cell office:value-type="float" office:value="6.814062625" calcext:value-type="float">
            <text:p>6.814062625</text:p>
          </table:table-cell>
          <table:table-cell table:formula="of:=POWER([.C2961]-6.75;2)" office:value-type="float" office:value="0.00410401992189063" calcext:value-type="float">
            <text:p>0.0041040199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.780969" calcext:value-type="float">
            <text:p>6.780969</text:p>
          </table:table-cell>
          <table:table-cell office:value-type="float" office:value="6.8149649231" calcext:value-type="float">
            <text:p>6.8149649231</text:p>
          </table:table-cell>
          <table:table-cell table:formula="of:=POWER([.C2962]-6.75;2)" office:value-type="float" office:value="0.00422044123338889" calcext:value-type="float">
            <text:p>0.0042204412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.783045" calcext:value-type="float">
            <text:p>6.783045</text:p>
          </table:table-cell>
          <table:table-cell office:value-type="float" office:value="6.8158595526" calcext:value-type="float">
            <text:p>6.8158595526</text:p>
          </table:table-cell>
          <table:table-cell table:formula="of:=POWER([.C2963]-6.75;2)" office:value-type="float" office:value="0.00433748066867218" calcext:value-type="float">
            <text:p>0.0043374807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6.785102" calcext:value-type="float">
            <text:p>6.785102</text:p>
          </table:table-cell>
          <table:table-cell office:value-type="float" office:value="6.8167464324" calcext:value-type="float">
            <text:p>6.8167464324</text:p>
          </table:table-cell>
          <table:table-cell table:formula="of:=POWER([.C2964]-6.75;2)" office:value-type="float" office:value="0.00445508623812783" calcext:value-type="float">
            <text:p>0.0044550862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.787139" calcext:value-type="float">
            <text:p>6.787139</text:p>
          </table:table-cell>
          <table:table-cell office:value-type="float" office:value="6.8176254444" calcext:value-type="float">
            <text:p>6.8176254444</text:p>
          </table:table-cell>
          <table:table-cell table:formula="of:=POWER([.C2965]-6.75;2)" office:value-type="float" office:value="0.00457320073029748" calcext:value-type="float">
            <text:p>0.0045732007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789157" calcext:value-type="float">
            <text:p>6.789157</text:p>
          </table:table-cell>
          <table:table-cell office:value-type="float" office:value="6.8184964857" calcext:value-type="float">
            <text:p>6.8184964857</text:p>
          </table:table-cell>
          <table:table-cell table:formula="of:=POWER([.C2966]-6.75;2)" office:value-type="float" office:value="0.00469176855325029" calcext:value-type="float">
            <text:p>0.0046917686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.791156" calcext:value-type="float">
            <text:p>6.791156</text:p>
          </table:table-cell>
          <table:table-cell office:value-type="float" office:value="6.8193594118" calcext:value-type="float">
            <text:p>6.8193594118</text:p>
          </table:table-cell>
          <table:table-cell table:formula="of:=POWER([.C2967]-6.75;2)" office:value-type="float" office:value="0.00481072800524196" calcext:value-type="float">
            <text:p>0.004810728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793135" calcext:value-type="float">
            <text:p>6.793135</text:p>
          </table:table-cell>
          <table:table-cell office:value-type="float" office:value="6.8202140606" calcext:value-type="float">
            <text:p>6.8202140606</text:p>
          </table:table-cell>
          <table:table-cell table:formula="of:=POWER([.C2968]-6.75;2)" office:value-type="float" office:value="0.00493001430594043" calcext:value-type="float">
            <text:p>0.0049300143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795094" calcext:value-type="float">
            <text:p>6.795094</text:p>
          </table:table-cell>
          <table:table-cell office:value-type="float" office:value="6.8210602813" calcext:value-type="float">
            <text:p>6.8210602813</text:p>
          </table:table-cell>
          <table:table-cell table:formula="of:=POWER([.C2969]-6.75;2)" office:value-type="float" office:value="0.00504956357843517" calcext:value-type="float">
            <text:p>0.0050495636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797033" calcext:value-type="float">
            <text:p>6.797033</text:p>
          </table:table-cell>
          <table:table-cell office:value-type="float" office:value="6.8218979032" calcext:value-type="float">
            <text:p>6.8218979032</text:p>
          </table:table-cell>
          <table:table-cell table:formula="of:=POWER([.C2970]-6.75;2)" office:value-type="float" office:value="0.00516930848455657" calcext:value-type="float">
            <text:p>0.0051693085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.798952" calcext:value-type="float">
            <text:p>6.798952</text:p>
          </table:table-cell>
          <table:table-cell office:value-type="float" office:value="6.8227267333" calcext:value-type="float">
            <text:p>6.8227267333</text:p>
          </table:table-cell>
          <table:table-cell table:formula="of:=POWER([.C2971]-6.75;2)" office:value-type="float" office:value="0.00528917773648928" calcext:value-type="float">
            <text:p>0.0052891777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6.80085" calcext:value-type="float">
            <text:p>6.80085</text:p>
          </table:table-cell>
          <table:table-cell office:value-type="float" office:value="6.8235465517" calcext:value-type="float">
            <text:p>6.8235465517</text:p>
          </table:table-cell>
          <table:table-cell table:formula="of:=POWER([.C2972]-6.75;2)" office:value-type="float" office:value="0.00540909526696074" calcext:value-type="float">
            <text:p>0.0054090953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802726" calcext:value-type="float">
            <text:p>6.802726</text:p>
          </table:table-cell>
          <table:table-cell office:value-type="float" office:value="6.8243571429" calcext:value-type="float">
            <text:p>6.8243571429</text:p>
          </table:table-cell>
          <table:table-cell table:formula="of:=POWER([.C2973]-6.75;2)" office:value-type="float" office:value="0.00552898470025106" calcext:value-type="float">
            <text:p>0.0055289847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804581" calcext:value-type="float">
            <text:p>6.804581</text:p>
          </table:table-cell>
          <table:table-cell office:value-type="float" office:value="6.8251582963" calcext:value-type="float">
            <text:p>6.8251582963</text:p>
          </table:table-cell>
          <table:table-cell table:formula="of:=POWER([.C2974]-6.75;2)" office:value-type="float" office:value="0.00564876950271855" calcext:value-type="float">
            <text:p>0.0056487695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806412" calcext:value-type="float">
            <text:p>6.806412</text:p>
          </table:table-cell>
          <table:table-cell office:value-type="float" office:value="6.8259497308" calcext:value-type="float">
            <text:p>6.8259497308</text:p>
          </table:table-cell>
          <table:table-cell table:formula="of:=POWER([.C2975]-6.75;2)" office:value-type="float" office:value="0.00576836160859242" calcext:value-type="float">
            <text:p>0.0057683616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.80822" calcext:value-type="float">
            <text:p>6.80822</text:p>
          </table:table-cell>
          <table:table-cell office:value-type="float" office:value="6.82673124" calcext:value-type="float">
            <text:p>6.82673124</text:p>
          </table:table-cell>
          <table:table-cell table:formula="of:=POWER([.C2976]-6.75;2)" office:value-type="float" office:value="0.0058876831919376" calcext:value-type="float">
            <text:p>0.0058876832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.810004" calcext:value-type="float">
            <text:p>6.810004</text:p>
          </table:table-cell>
          <table:table-cell office:value-type="float" office:value="6.8275025417" calcext:value-type="float">
            <text:p>6.8275025417</text:p>
          </table:table-cell>
          <table:table-cell table:formula="of:=POWER([.C2977]-6.75;2)" office:value-type="float" office:value="0.0060066439699603" calcext:value-type="float">
            <text:p>0.006006644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.811762" calcext:value-type="float">
            <text:p>6.811762</text:p>
          </table:table-cell>
          <table:table-cell office:value-type="float" office:value="6.8282633478" calcext:value-type="float">
            <text:p>6.8282633478</text:p>
          </table:table-cell>
          <table:table-cell table:formula="of:=POWER([.C2978]-6.75;2)" office:value-type="float" office:value="0.00612515160886378" calcext:value-type="float">
            <text:p>0.0061251516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.813493" calcext:value-type="float">
            <text:p>6.813493</text:p>
          </table:table-cell>
          <table:table-cell office:value-type="float" office:value="6.8290134091" calcext:value-type="float">
            <text:p>6.8290134091</text:p>
          </table:table-cell>
          <table:table-cell table:formula="of:=POWER([.C2979]-6.75;2)" office:value-type="float" office:value="0.00624311881760394" calcext:value-type="float">
            <text:p>0.0062431188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.815198" calcext:value-type="float">
            <text:p>6.815198</text:p>
          </table:table-cell>
          <table:table-cell office:value-type="float" office:value="6.8297524762" calcext:value-type="float">
            <text:p>6.8297524762</text:p>
          </table:table-cell>
          <table:table-cell table:formula="of:=POWER([.C2980]-6.75;2)" office:value-type="float" office:value="0.00636045746003162" calcext:value-type="float">
            <text:p>0.0063604575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816874" calcext:value-type="float">
            <text:p>6.816874</text:p>
          </table:table-cell>
          <table:table-cell office:value-type="float" office:value="6.8304802" calcext:value-type="float">
            <text:p>6.8304802</text:p>
          </table:table-cell>
          <table:table-cell table:formula="of:=POWER([.C2981]-6.75;2)" office:value-type="float" office:value="0.00647706259204004" calcext:value-type="float">
            <text:p>0.0064770626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81852" calcext:value-type="float">
            <text:p>6.81852</text:p>
          </table:table-cell>
          <table:table-cell office:value-type="float" office:value="6.8311963158" calcext:value-type="float">
            <text:p>6.8311963158</text:p>
          </table:table-cell>
          <table:table-cell table:formula="of:=POWER([.C2982]-6.75;2)" office:value-type="float" office:value="0.00659284169949329" calcext:value-type="float">
            <text:p>0.0065928417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820136" calcext:value-type="float">
            <text:p>6.820136</text:p>
          </table:table-cell>
          <table:table-cell office:value-type="float" office:value="6.8319005556" calcext:value-type="float">
            <text:p>6.8319005556</text:p>
          </table:table-cell>
          <table:table-cell table:formula="of:=POWER([.C2983]-6.75;2)" office:value-type="float" office:value="0.00670770100758867" calcext:value-type="float">
            <text:p>0.006707701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82172" calcext:value-type="float">
            <text:p>6.82172</text:p>
          </table:table-cell>
          <table:table-cell office:value-type="float" office:value="6.8325925882" calcext:value-type="float">
            <text:p>6.8325925882</text:p>
          </table:table-cell>
          <table:table-cell table:formula="of:=POWER([.C2984]-6.75;2)" office:value-type="float" office:value="0.00682153562557475" calcext:value-type="float">
            <text:p>0.0068215356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82327" calcext:value-type="float">
            <text:p>6.82327</text:p>
          </table:table-cell>
          <table:table-cell office:value-type="float" office:value="6.833272125" calcext:value-type="float">
            <text:p>6.833272125</text:p>
          </table:table-cell>
          <table:table-cell table:formula="of:=POWER([.C2985]-6.75;2)" office:value-type="float" office:value="0.00693424680201557" calcext:value-type="float">
            <text:p>0.0069342468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824787" calcext:value-type="float">
            <text:p>6.824787</text:p>
          </table:table-cell>
          <table:table-cell office:value-type="float" office:value="6.8339389333" calcext:value-type="float">
            <text:p>6.8339389333</text:p>
          </table:table-cell>
          <table:table-cell table:formula="of:=POWER([.C2986]-6.75;2)" office:value-type="float" office:value="0.00704574452354181" calcext:value-type="float">
            <text:p>0.0070457445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826268" calcext:value-type="float">
            <text:p>6.826268</text:p>
          </table:table-cell>
          <table:table-cell office:value-type="float" office:value="6.8345926429" calcext:value-type="float">
            <text:p>6.8345926429</text:p>
          </table:table-cell>
          <table:table-cell table:formula="of:=POWER([.C2987]-6.75;2)" office:value-type="float" office:value="0.00715591523280687" calcext:value-type="float">
            <text:p>0.0071559152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827712" calcext:value-type="float">
            <text:p>6.827712</text:p>
          </table:table-cell>
          <table:table-cell office:value-type="float" office:value="6.835233" calcext:value-type="float">
            <text:p>6.835233</text:p>
          </table:table-cell>
          <table:table-cell table:formula="of:=POWER([.C2988]-6.75;2)" office:value-type="float" office:value="0.00726466428899994" calcext:value-type="float">
            <text:p>0.0072646643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829118" calcext:value-type="float">
            <text:p>6.829118</text:p>
          </table:table-cell>
          <table:table-cell office:value-type="float" office:value="6.83585975" calcext:value-type="float">
            <text:p>6.83585975</text:p>
          </table:table-cell>
          <table:table-cell table:formula="of:=POWER([.C2989]-6.75;2)" office:value-type="float" office:value="0.0073718966700625" calcext:value-type="float">
            <text:p>0.0073718967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830485" calcext:value-type="float">
            <text:p>6.830485</text:p>
          </table:table-cell>
          <table:table-cell office:value-type="float" office:value="6.8364726364" calcext:value-type="float">
            <text:p>6.8364726364</text:p>
          </table:table-cell>
          <table:table-cell table:formula="of:=POWER([.C2990]-6.75;2)" office:value-type="float" office:value="0.00747751684596659" calcext:value-type="float">
            <text:p>0.0074775168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831812" calcext:value-type="float">
            <text:p>6.831812</text:p>
          </table:table-cell>
          <table:table-cell office:value-type="float" office:value="6.8370714" calcext:value-type="float">
            <text:p>6.8370714</text:p>
          </table:table-cell>
          <table:table-cell table:formula="of:=POWER([.C2991]-6.75;2)" office:value-type="float" office:value="0.00758142869796002" calcext:value-type="float">
            <text:p>0.0075814287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833098" calcext:value-type="float">
            <text:p>6.833098</text:p>
          </table:table-cell>
          <table:table-cell office:value-type="float" office:value="6.8376557778" calcext:value-type="float">
            <text:p>6.8376557778</text:p>
          </table:table-cell>
          <table:table-cell table:formula="of:=POWER([.C2992]-6.75;2)" office:value-type="float" office:value="0.00768353538172301" calcext:value-type="float">
            <text:p>0.0076835354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834342" calcext:value-type="float">
            <text:p>6.834342</text:p>
          </table:table-cell>
          <table:table-cell office:value-type="float" office:value="6.8382255" calcext:value-type="float">
            <text:p>6.8382255</text:p>
          </table:table-cell>
          <table:table-cell table:formula="of:=POWER([.C2993]-6.75;2)" office:value-type="float" office:value="0.00778373885025001" calcext:value-type="float">
            <text:p>0.0077837389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835542" calcext:value-type="float">
            <text:p>6.835542</text:p>
          </table:table-cell>
          <table:table-cell office:value-type="float" office:value="6.8387802857" calcext:value-type="float">
            <text:p>6.8387802857</text:p>
          </table:table-cell>
          <table:table-cell table:formula="of:=POWER([.C2994]-6.75;2)" office:value-type="float" office:value="0.0078819391289737" calcext:value-type="float">
            <text:p>0.0078819391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836698" calcext:value-type="float">
            <text:p>6.836698</text:p>
          </table:table-cell>
          <table:table-cell office:value-type="float" office:value="6.83932" calcext:value-type="float">
            <text:p>6.83932</text:p>
          </table:table-cell>
          <table:table-cell table:formula="of:=POWER([.C2995]-6.75;2)" office:value-type="float" office:value="0.00797806239999997" calcext:value-type="float">
            <text:p>0.0079780624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837808" calcext:value-type="float">
            <text:p>6.837808</text:p>
          </table:table-cell>
          <table:table-cell office:value-type="float" office:value="6.8398444" calcext:value-type="float">
            <text:p>6.8398444</text:p>
          </table:table-cell>
          <table:table-cell table:formula="of:=POWER([.C2996]-6.75;2)" office:value-type="float" office:value="0.00807201621135993" calcext:value-type="float">
            <text:p>0.0080720162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838873" calcext:value-type="float">
            <text:p>6.838873</text:p>
          </table:table-cell>
          <table:table-cell office:value-type="float" office:value="6.8403535" calcext:value-type="float">
            <text:p>6.8403535</text:p>
          </table:table-cell>
          <table:table-cell table:formula="of:=POWER([.C2997]-6.75;2)" office:value-type="float" office:value="0.00816375496225" calcext:value-type="float">
            <text:p>0.008163755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839892" calcext:value-type="float">
            <text:p>6.839892</text:p>
          </table:table-cell>
          <table:table-cell office:value-type="float" office:value="6.840847" calcext:value-type="float">
            <text:p>6.840847</text:p>
          </table:table-cell>
          <table:table-cell table:formula="of:=POWER([.C2998]-6.75;2)" office:value-type="float" office:value="0.00825317740900002" calcext:value-type="float">
            <text:p>0.0082531774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840863" calcext:value-type="float">
            <text:p>6.840863</text:p>
          </table:table-cell>
          <table:table-cell office:value-type="float" office:value="6.8413245" calcext:value-type="float">
            <text:p>6.8413245</text:p>
          </table:table-cell>
          <table:table-cell table:formula="of:=POWER([.C2999]-6.75;2)" office:value-type="float" office:value="0.00834016430024997" calcext:value-type="float">
            <text:p>0.0083401643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841786" calcext:value-type="float">
            <text:p>6.841786</text:p>
          </table:table-cell>
          <table:table-cell table:formula="of:=POWER([.C3000]-6.75;2)" office:value-type="float" office:value="0.00842466979599999" calcext:value-type="float">
            <text:p>0.0084246698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3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39:48.258792478</dc:date>
    <meta:document-statistic meta:table-count="1" meta:cell-count="11213" meta:object-count="0"/>
    <meta:generator>LibreOffice/4.2.7.2$Linux_X86_64 LibreOffice_project/420m0$Build-2</meta:generator>
  </office:meta>
</office:document-meta>
</file>